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3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印度人口超中国，它能成为一个全方位的超级大国吗</text:span>
</text:h>
      <text:p text:style-name="P4">
Author: https://www.facebook.com/bbcworldservice/</text:p>
      <text:p text:style-name="P4">
Publisher: BBC News 中文</text:p>
      <text:p text:style-name="P4">
Published Time: 2023-05-29T01:41:16.000Z</text:p>
      <text:p text:style-name="P4">
Modified Time: 2023-05-29T01:41:16.000Z</text:p>
      <text:p text:style-name="P4">
Description: 印度人口现已超越中国，那么在经济规模、军事火力与全球影响力方面又如何？</text:p>
      <text:p text:style-name="P4">
Images: ["<text:a xlink:type="simple" xlink:href="https://ichef.bbci.co.uk/news/640/cpsprodpb/11127/production/_129872996_4ab0c664-8c66-477b-be67-196896e0703b.jpg" text:style-name="Internet_20_link" text:visited-style-name="Visited_20_Internet_20_Link">
_129872996_4a...</text:a>
"]</text:p>
      <text:p text:style-name="P4">
Videos: []</text:p>
      <text:p text:style-name="P4">
Tags: ['印度', '中國', '经济', '军事']</text:p>
      <text:p text:style-name="P4">
Type: Article</text:p>
      <!--METADATA-->
      <text:h text:style-name="P12" text:outline-level="3">
<text:span text:style-name="T4">
印度人口超中国，它能成为一个全方位的超级大国吗</text:span>
</text:h>
      <ul>
        <li>
利卡多·森拉（Ricardo Senra）   * BBC记者</li>
      </ul>
      <text:p text:style-name="P4">
2023年5月29日<draw:frame draw:style-name="fr1" draw:name="Image2" text:anchor-type="as-char" svg:width="6.9236in" svg:height="3.894525in" draw:z-index="0">
<draw:image xlink:href="../Images/BBC Chinese/2023-05-29T01-41-16.000Z/_129872996_4ab0c664-8c66-477b-be67-196896e0703b.jpg" xlink:type="simple" xlink:show="embed" xlink:actuate="onLoad" draw:mime-type="image/jpeg"/>
</draw:frame>
</text:p>
      <text:p text:style-name="P4">
图像来源，  Getty Images</text:p>
      <text:p text:style-name="P4">
图像加注文字，</text:p>
      <text:p text:style-name="P4">
“人越多，国家便越强大，这是很19世纪的想法。”</text:p>
      <text:p text:style-name="P4">
<text:span text:style-name="T4">
根据联合国数据，印度刚刚超越了中国，成为世界上人口最多的国家。那它能跟这强大的邻居匹配——甚至超越它——成为世界超级大国吗？</text:span>
</text:p>
      <text:p text:style-name="P4">
在经济规模、地缘政治影响力与军力方面，北京仍然游刃有余，但专家们认为，这一格局正在改变。</text:p>
      <text:p text:style-name="P4">
2001年诺贝尔经济学奖得主麦克尔·斯澎斯（Michael Spence）认为，印度的高光时刻来临了。</text:p>
      <text:p text:style-name="P4">
这位斯坦福大学（Stanford University）的荣休院长暨教授对BBC说：“印度终将能与中国匹配。中国经济会放慢，但印度不会。”</text:p>
      <text:p text:style-name="P4">
但印度也面临挑战。</text:p>
      <text:p text:style-name="P4">
<text:a xlink:type="simple" xlink:href="https://www.bbc.com/zhongwen/simp/world-65455645" text:style-name="Internet_20_link" text:visited-style-name="Visited_20_Internet_20_Link">
 成为世界第一人口大国的印度，是该庆幸还是焦虑 </text:a>
  * <text:a xlink:type="simple" xlink:href="https://www.bbc.com/zhongwen/simp/world-65332635" text:style-name="Internet_20_link" text:visited-style-name="Visited_20_Internet_20_Link">
 印度到底有多少人口？你可能真的不知道 </text:a>
  * <text:a xlink:type="simple" xlink:href="https://www.bbc.com/zhongwen/simp/world-63982176" text:style-name="Internet_20_link" text:visited-style-name="Visited_20_Internet_20_Link">
 印中边境冲突：一道60年的战争阴影 </text:a>
</text:p>
      <text:p text:style-name="P4">
中国是世界第二大经济体，它几乎比印度大上五倍之多，印度仅排名第五。</text:p>
      <text:p text:style-name="P4">
印度中产阶层规模相对较小，需要下重本投资教育、提升生活标准、实现性别均等和经济改革，以实现“中国式”爆发增长。</text:p>
      <text:p text:style-name="P4">
要当世界超级大国，光靠人口和经济还不够格，还要看地缘政治与军事力量——印度在这些方面还望尘莫及。</text:p>
      <text:p text:style-name="P4">
软实力也会起关键作用。印度的宝莱坞（Bollywood）电影工业在国际上宣传本国方面甚具效率，还在网飞（Netflix；奈飞）上打破了好些纪录。</text:p>
      <text:p text:style-name="P4">
但另一边厢，也有所谓的华莱坞（Chinawood）——中国电影行业蓬勃发展，2020年首次取代好莱坞，登上全球最大票房宝座。2021年，中国卫冕成功。</text:p>
      <text:h text:style-name="P12" text:outline-level="3">
<text:span text:style-name="T4">
印度的经济势头</text:span>
</text:h>
      <text:p text:style-name="P4">
</text:p>
      <text:p text:style-name="P4">
目前，印度每天诞生8.6万个婴儿，中国则是4.94万个。</text:p>
      <text:p text:style-name="P4">
<text:a xlink:type="simple" xlink:href="https://www.bbc.com/zhongwen/simp/chinese-news-64301818" text:style-name="Internet_20_link" text:visited-style-name="Visited_20_Internet_20_Link">
 出生率偏低 </text:a>
 ， <text:a xlink:type="simple" xlink:href="https://www.bbc.com/zhongwen/simp/chinese-news-64389487" text:style-name="Internet_20_link" text:visited-style-name="Visited_20_Internet_20_Link">
中国人口已开始收缩 </text:a>
，预计在本世纪末可能跌破10亿。</text:p>
      <text:p text:style-name="P4">
联合国指出，印度人口将持续增长至2064年，从目前的14亿增加到2064年的17亿。</text:p>
      <text:p text:style-name="P4">
这会让印度享受“人口红利”——经济随着劳动年龄人口增加而急速增长。</text:p>
      <text:p text:style-name="P4">
美国纽约新学院印度中国研究所（India China Institute, The New School ）所长马克·弗雷泽教授（Prof MarkFrazier）说：“印度1990年代增量改革如今开始分红了，但关键在于其劳动力队伍所接受的教育有多高，有多健康，技术能力有多强，还有他们有多大能力贡献经济。”</text:p>
      <text:p text:style-name="P4">
<text:a xlink:type="simple" xlink:href="https://www.bbc.com/zhongwen/simp/business-63155797" text:style-name="Internet_20_link" text:visited-style-name="Visited_20_Internet_20_Link">
 印度近月吸引到苹果和富士康这样的主要跨国企业落户</text:a>
，但其内部官僚主义与政策朝令夕改所造成的不稳定吓怕了一些国际投资者。</text:p>
      <text:p text:style-name="P4">
弗雷泽教授补充说，“人越多，国家便越强大，这是很19世纪的想法。”因为还有别的因素要考虑进去。</text:p>
      <text:p text:style-name="P4">
根据世界银行（The World Bank）数据，目前印度劳动人口（14至64岁）中，只有一半在劳动，或在求职。</text:p>
      <text:p text:style-name="P4">
只看女性的话，比率更跌至25%——中国的是60%，欧盟则是52%。</text:p>
      <text:p text:style-name="P4">
经历1980与1990年代的连串改革，中国经济规模增长超越了所有国家。但2019新冠病毒病（COVID-19）疫情、人口老龄化和与西方关系日趋紧张相互叠加，正影响着这个国家的经济增长。</text:p>
      <text:p text:style-name="P4">
印度国内生产总值（GDP）增速已超越中国，根据国际货币基金组织（IMF）预测，这样的势头还将持续。</text:p>
      <text:p text:style-name="P4">
</text:p>
      <text:p text:style-name="P4">
<text:a xlink:type="simple" xlink:href="https://www.bbc.com/zhongwen/simp/world-62834711" text:style-name="Internet_20_link" text:visited-style-name="Visited_20_Internet_20_Link">
 乌克兰战争：中国和印度买了多少俄罗斯石油？ </text:a>
  * <text:a xlink:type="simple" xlink:href="https://www.bbc.com/zhongwen/simp/world-56168906" text:style-name="Internet_20_link" text:visited-style-name="Visited_20_Internet_20_Link">
 边界冲突无碍贸易热络 中国再次成为印度第一大贸易伙伴 </text:a>
  * <text:a xlink:type="simple" xlink:href="https://www.bbc.com/zhongwen/simp/world-61154116" text:style-name="Internet_20_link" text:visited-style-name="Visited_20_Internet_20_Link">
 印度能成为“世界粮仓” 为全球供应粮食吗？ </text:a>
  * <text:a xlink:type="simple" xlink:href="https://www.bbc.com/zhongwen/simp/world-56154263" text:style-name="Internet_20_link" text:visited-style-name="Visited_20_Internet_20_Link">
 “疫苗外交”成中印新角力场 西方阵营考虑加入 </text:a>
</text:p>
      <text:p text:style-name="P4">
那么，经济增速放慢是否意味着中国将走向边缘化？</text:p>
      <text:p text:style-name="P4">
斯澎斯教授解释说：“要是中国维持增长4%到5%直到2030年，那将是个骄人成就。大家也许会想，对于一个经济增速8%到9%的国家来说这是一种糟糕的减速，但这样其实不太对。”</text:p>
      <text:p text:style-name="P4">
“中国现在更像美国，我们从未有过8%、9%、10%这样的增长率。他们将要依赖生产率的提升。我想他们做得到，因为他们对教育、科学技术等做了巨额投入。”</text:p>
      <text:h text:style-name="P12" text:outline-level="3">
<text:span text:style-name="T4">
中国的军事扩张</text:span>
</text:h>
      <text:p text:style-name="P4">
中国与印度都是核大国，这让他们在国际博弈上占有战略先机。</text:p>
      <text:p text:style-name="P4">
据美国科学家联盟（Federation of American Scientists）估算，北京的核武器库规模是新德里的2.5倍。</text:p>
      <text:p text:style-name="P4">
</text:p>
      <text:p text:style-name="P4">
<text:a xlink:type="simple" xlink:href="https://www.bbc.com/zhongwen/simp/world-62010317" text:style-name="Internet_20_link" text:visited-style-name="Visited_20_Internet_20_Link">
 印度军队改革的内外考虑与对中国的影响 </text:a>
  * <text:a xlink:type="simple" xlink:href="https://www.bbc.com/zhongwen/simp/chinese-news-59743026" text:style-name="Internet_20_link" text:visited-style-name="Visited_20_Internet_20_Link">
 中国是否能在新的全球军备竞赛中成为获胜者 </text:a>
  * <text:a xlink:type="simple" xlink:href="https://www.bbc.com/zhongwen/simp/world-62756062" text:style-name="Internet_20_link" text:visited-style-name="Visited_20_Internet_20_Link">
 印度首艘国产航母正式服役：登上“维克兰特号”一探究竟 </text:a>
</text:p>
      <text:p text:style-name="P4">
中国比印度多近60万兵力，且重点投资建设国防工业。</text:p>
      <text:p text:style-name="P4">
弗雷泽教授说：“ <text:a xlink:type="simple" xlink:href="https://www.bbc.com/zhongwen/simp/world-59545990" text:style-name="Internet_20_link" text:visited-style-name="Visited_20_Internet_20_Link">
 印度非常依赖俄罗斯 </text:a>
，引进了他们的技术与专长，中国则毫无疑问做了许多科研，自主研发军事基础建设。”</text:p>
      <text:p text:style-name="P4">
中国在国防军工领域有明显优势，印度则倾向与欧洲和美国维持良好关系，那里有的是世界绝大部分军事力量。</text:p>
      <text:p text:style-name="P4">
弗雷泽教授补充说：“印度可以成为印太地区的一个重要战略伙伴，美国政府正围绕中国建立某种安全区，这不仅包括东亚，还包括南亚；不仅包括西太平洋，也包括印度洋。”</text:p>
      <text:p text:style-name="P4">
</text:p>
      <text:h text:style-name="P12" text:outline-level="3">
<text:span text:style-name="T4">
地缘政治的选择</text:span>
</text:h>
      <text:p text:style-name="P4">
印度是本年度二十国集团（G20）峰会东道主，当拥有全球85%财富的国家的领袖坐在谈判桌上时，印度似乎有了推销自己的机会。</text:p>
      <text:p text:style-name="P4">
自特朗普（DonaldTrump）担任美国总统以来，北京与各世界强国的关系日趋恶化，但从俄罗斯到南非，从沙特阿拉伯到欧盟，中国仍然是超过120个国家的主要经济伙伴。</text:p>
      <text:p text:style-name="P4">
伴随着投资数万亿美元的“一带一路”项目而来的，是中国在海外的政治影响上更加游刃有余。</text:p>
      <text:p text:style-name="P4">
印度虽然被西方视为关键的地缘政治伙伴，但北京手握联合国安全理事会五个常任理事国席位之一，这意味着它在这个组织中，几乎对一切重大决策均有包括否决在内的决定权。</text:p>
      <text:p text:style-name="P4">
</text:p>
      <text:p text:style-name="P4">
图像来源，  Getty Images</text:p>
      <text:p text:style-name="P4">
图像加注文字，</text:p>
      <text:p text:style-name="P4">
印度总理莫迪（左）与中国国家主席习近平（右）各自面对着截然不同的挑战。</text:p>
      <text:p text:style-name="P4">
过去数十年，印度与其他新兴经济体都在想方设法去改变此局面，可没有人成功过。</text:p>
      <text:p text:style-name="P4">
弗雷泽教授说：“我不会寻求当上安理会的新常任理事国，纵使我们都很清楚，让一场在1945年结束的冲突当中胜利的国家继续经营全球安全秩序是毫无道理的。”</text:p>
      <text:p text:style-name="P4">
斯澎斯教授也同意。</text:p>
      <text:p text:style-name="P4">
“投票权再也不反映经济体量和影响力，远远不能反映。总有一天要不就是世界去改革这些体制，要不就是这些机制与时代脱节，因为会有别的取而代之。”</text:p>
      <text:p text:style-name="P4">
目前最主要的代替品是金砖五国（BRICS）——一个由巴西、俄罗斯、中国与南非所组成，旨在抗衡北方世界（Global North）经济与地缘政治影响力的集团。</text:p>
      <text:h text:style-name="P12" text:outline-level="3">
<text:span text:style-name="T4">
软实力</text:span>
</text:h>
      <text:p text:style-name="P4">
</text:p>
      <text:p text:style-name="P4">
图像来源，  China News Service</text:p>
      <text:p text:style-name="P4">
图像加注文字，</text:p>
      <text:p text:style-name="P4">
“华莱坞”（Chinawood）——中国电影院票房收益自2020年起连续两年超越美国市场。</text:p>
      <text:p text:style-name="P4">
<text:a xlink:type="simple" xlink:href="https://www.bbc.com/zhongwen/simp/chinese-news-60672980" text:style-name="Internet_20_link" text:visited-style-name="Visited_20_Internet_20_Link">
 凯文·李：中国主旋律电影中“最吃香”的西方面孔反派 </text:a>
  * <text:a xlink:type="simple" xlink:href="https://www.bbc.com/zhongwen/simp/chinese-news-58968702" text:style-name="Internet_20_link" text:visited-style-name="Visited_20_Internet_20_Link">
 吴京现象：中国“主旋律”电影盛行，背后的“投机性”隐忧 </text:a>
  * <text:a xlink:type="simple" xlink:href="https://www.bbc.com/zhongwen/simp/world-47457508" text:style-name="Internet_20_link" text:visited-style-name="Visited_20_Internet_20_Link">
 印度空中爱国主义教育及地上惹来的麻烦 </text:a>
</text:p>
      <text:p text:style-name="P4">
一个世纪之前，好莱坞（Hollywood）将电影院改造成一件强而有力的工具，将美国价值与影响力向外输出。</text:p>
      <text:p text:style-name="P4">
中国与印度成功地依样画葫芦。</text:p>
      <text:p text:style-name="P4">
自2007年起，中国电影院数目翻了20番，达到8万间。相比之下，美国有4.1万间，印度有9300间。</text:p>
      <text:p text:style-name="P4">
美国加州大学河滨分校（University of California Riverside）传媒与文化研究系副教授苏为群博士（Dr WendySu）说：“疫情以前，华莱坞维持着增长势头，透过合拍片和并购好莱坞片商来扩展其全球影响力。”</text:p>
      <text:p text:style-name="P4">
但在2020和2021年连续两年超越美国电影市场之后，受新冠疫情相关的电影院闭锁命令影响，中国电影票房收益在2022年同比下跌36%。</text:p>
      <text:p text:style-name="P4">
而虽然宝莱坞被广泛认为是亚洲版本的好莱坞，华莱坞对于多数人来说仍然很陌生。</text:p>
      <text:p text:style-name="P4">
</text:p>
      <text:p text:style-name="P4">
图像来源，  AFP</text:p>
      <text:p text:style-name="P4">
图像加注文字，</text:p>
      <text:p text:style-name="P4">
宝莱坞（Bollywood）让印度电影走向国际。</text:p>
      <text:p text:style-name="P4">
苏为群博士说：“宝莱坞在世界上的影响力更大、更强。”</text:p>
      <text:p text:style-name="P4">
“即使在中国，宝莱坞电影对中国观众影响甚深。 <text:a xlink:type="simple" xlink:href="https://www.bbc.com/zhongwen/simp/indepth-39953178" text:style-name="Internet_20_link" text:visited-style-name="Visited_20_Internet_20_Link">
 《摔跤吧！爸爸》</text:a>
（Dangal，2016年一部讲述前摔跤选手马哈维亚·辛格·珀尕（Mahavir SinghPhogat）的影片；台译《我和我的冠军女儿》、港译《打死不离3父女》）的票房收益击败了所有在中国放映的好莱坞影片，连续16天占据中国电影票房首位。它上映了60天，这也是环球电影史上数一数二的长寿电影。”</text:p>
      <text:p text:style-name="P4">
Source: <text:a xlink:type="simple" xlink:href="https://www.bbc.com/zhongwen/simp/world-65718211" text:style-name="Internet_20_link" text:visited-style-name="Visited_20_Internet_20_Link">
https://www.bbc.com/zhongwen/simp/world-65718211</text:a>
</text:p>
      <!--NEWS-->
      <text:h text:style-name="P10" text:outline-level="1">
<text:span text:style-name="T4">
拜登、麥卡錫達成協議 美債危機暫時鬆口氣</text:span>
</text:h>
      <text:p text:style-name="P4">
Author: None (Language: zh)</text:p>
      <text:p text:style-name="P4">
Publisher: None</text:p>
      <text:p text:style-name="P4">
Time: 2023-05-29T01:54:00Z</text:p>
      <text:p text:style-name="P4">
Description: 美國總統拜登與眾議院議長麥卡錫週末終於就提高美債限額一事，達成暫時協議，有望避免聯邦政府在6月初發生災難性的倒債危機。該協議預計本週送入美國國會，但能否闖關成功？</text:p>
      <text:p text:style-name="P4">
Videos: []</text:p>
      <text:p text:style-name="P4">
Images: []</text:p>
      <text:p text:style-name="P4">
Subject: 经济纵横</text:p>
      <text:p text:style-name="P4">
Subjects: ['奥巴马', '美国', '德中关系']</text:p>
      <text:p text:style-name="P4">
Keywords: ['美国', '拜登', '麦卡锡', '美债', '经济']</text:p>
      <text:p text:style-name="P4">
ID: 65760918</text:p>
      <!--METADATA-->
      <text:p text:style-name="P4">
<text:a xlink:type="simple" xlink:href="https://www.dw.com/zh/overlay/image/article/65760918/65755934" text:style-name="Internet_20_link" text:visited-style-name="Visited_20_Internet_20_Link">
 </text:a>
</text:p>
      <text:p text:style-name="P4">
經過數週艱難的磋商談判，拜登與麥卡錫終於達成協議（資料照片）。</text:p>
      <text:p text:style-name="P4">
（德國之聲中文網）經過數週艱難的磋商談判，美國總統拜登與美國眾議院議長麥卡錫上週末就美國債務限額達成協議。拜登週日（5月28日）在白宮向媒體表示，「這是向前邁出了非常重要的一步」，「將使災難性違約的威脅不復存在，保護了我們得來不易的歷史性經濟復甦」，並敦促參、眾兩院通過該協議。</text:p>
      <text:p text:style-name="P4">
拜登與麥卡錫於27日進行通話，最終達成協議，其內容包含：原則上同意提高美債限額2年，但在這段時間內限制與削減政府的非國防支出、收回未使用的新冠防疫經費等。</text:p>
      <text:p text:style-name="P4">
在長達90分鐘的通話後，麥卡錫於推特發文寫道：「我不久前剛和總統通了電話。在他浪費時間和拒絕談判數個月之後，我們已經達成了一個無愧於美國人民的原則性協議。」接受媒體採訪時，麥卡錫形容，該法案「歷史性地減少了開支，進行了重大改革，將使人們擺脫貧困、進入勞動力市場，並控制政府的過度擴張。」</text:p>
      <text:p text:style-name="P4">
拜登則在推特表示，該協議代表了某種妥協，「不是每個人都能得到他們想要的東西」，但自己仍保住了民主黨人的關鍵優先事項。</text:p>
      <text:p text:style-name="P4">
拜登與麥卡錫達成的暫時協議，預計最快於31日提交眾議院表決，若能順利在 <text:a xlink:type="simple" xlink:href="https://www.dw.com/zh/zh/美国债务违约期限延长至6月5日/a-65752174" text:style-name="Internet_20_link" text:visited-style-name="Visited_20_Internet_20_Link">
 6月5日的違約最後期限</text:a>
 之前闖關成功，有望能避免 <text:a xlink:type="simple" xlink:href="https://www.dw.com/zh/zh/美国债务上限如何影响全球经济/a-65661380" text:style-name="Internet_20_link" text:visited-style-name="Visited_20_Internet_20_Link">
美國信用評級被降級、可能出現的經濟衰退和數百萬人的就業損失</text:a>
 。</text:p>
      <text:p text:style-name="P4">
對此，拜登與麥卡錫兩人皆表樂觀，認為能夠取得兩黨溫和派的充分支持。不過， 協議仍引發強硬派共和黨人和進步派民主黨人的抨擊。</text:p>
      <text:p text:style-name="P4">
共和黨方面一直爭取2024年保持預算支出不變，同時要求在2025年施加限制，以換取提高2年的債務限額，避免不穩定的政治問題影響2024總統大選；另一方面，民主黨人堅持認為，應該在沒有任何附加條件的情況下提高美債上限。</text:p>
      <text:h text:style-name="P12" text:outline-level="3">
<text:span text:style-name="T4">
什麼是美國債務上限？</text:span>
</text:h>
      <text:p text:style-name="P4">
美國國會於1917年首次引入債務上限制度，規範美國財政部可以承擔的國家債務數額。這項措施意味著，政府不再需要國會批准每筆債務的發行。</text:p>
      <text:p text:style-name="P4">
公共債務法案隨後於1939年和1941年通過。在過去的70年裡，債務上限已經被提高了78次，其中包括2011年，當時美國未能就新的上限達成一致，導致標普下調美國主權信用評級，引發借貸成本上升。</text:p>
      <text:p text:style-name="P4">
<text:a xlink:type="simple" xlink:href="https://www.dw.com/zh/zh/中国去年持美债呈12年来最低/a-64745260" text:style-name="Internet_20_link" text:visited-style-name="Visited_20_Internet_20_Link">
 今年1月，美國債務已達債務上限31.4兆美元 </text:a>
，但美國財政部採取了非常措施，使其能夠繼續為政府活動提供資金。</text:p>
      <text:p text:style-name="P4">
儘管截至目前美國聯邦政府還沒有違約，但若在不提高債務上限的情況下，超過違約最後限期的6月5日，美國政府將沒有足夠資金支付基本款項，數以千萬計的公共部門工作人員（如教師）的工資、社會保障付款和對退伍軍人等老年和弱勢美國人的醫療補貼，也將被擱置。</text:p>
      <text:p text:style-name="P4">
</text:p>
      <text:p text:style-name="P4">
美國總統拜登與眾院議長麥卡錫22日在白宮會談。</text:p>
      <text:h text:style-name="P12" text:outline-level="3">
<text:span text:style-name="T4">
兩黨對於折衷方案的反應</text:span>
</text:h>
      <text:p text:style-name="P4">
即使達成了暫定協議，提高債務上限的工作也遠未完成。是否有足夠的溫和派成員支持法案細節，並壓制反對的強硬派右翼共和黨人和進步派民主黨人備受關注。</text:p>
      <text:p text:style-name="P4">
「我聽說『協議』是將債務上限提高4兆美元。」共和黨籍的眾議院議員古德（BobGood）說：「如果這是真的，其他也不用多說了。任何自稱是保守派的人都無法為投下贊成票辯護。」</text:p>
      <text:p text:style-name="P4">
民主黨籍眾議員趙美心（JudyChu）則表示，她將關注這項提案的細節，會否增加對窮人的工作要求：「我認為這是他們（共和黨）提案中最糟糕的部分，因為這只會給窮人帶來痛苦。」</text:p>
      <text:p text:style-name="P4">
與此同時，備受爭議的共和黨議員格林（Marjorie TaylorGreene）聲稱，該協議可能會從疾病控制與預防中心（CDC）的「全球健康基金」中收回4億美元。格林表示，中國、阿富汗、亞美尼亞、孟加拉國、衣索比亞、印度、肯尼亞、奈及利亞、巴基斯坦和烏克蘭等國將可能受到影響。</text:p>
      <text:p text:style-name="P4">
（綜合報導）</text:p>
      <text:p text:style-name="P4">
Source: <text:a xlink:type="simple" xlink:href="https://www.dw.com/zh/拜登、麥卡錫達成協議-美債危機暫時鬆口氣/a-65760918" text:style-name="Internet_20_link" text:visited-style-name="Visited_20_Internet_20_Link">
https://www.dw.com/zh/拜登、麥卡錫達成協議-美債危機暫時鬆口氣/a-65760918?maca=chi-rss-chi-all-1127-rdf</text:a>
</text:p>
      <!--NEWS-->
      <text:h text:style-name="P10" text:outline-level="1">
<text:span text:style-name="T4">
32年前的这本投资书现在卖到几千美元 (Free Version)</text:span>
</text:h>
      <text:p text:style-name="P4">
Author: Spencer Jakab</text:p>
      <text:p text:style-name="P4">
Publisher: 华尔街日报中文网</text:p>
      <text:p text:style-name="P4">
Published Time: 2023-05-29T05:40:00.000Z</text:p>
      <text:p text:style-name="P4">
Modified Time: 2023-05-29T05:40:00.000Z</text:p>
      <text:p text:style-name="P4">
Created Time: 2023-05-28T23:15:00.000Z</text:p>
      <text:p text:style-name="P4">
Description: 基金经理赛思·卡拉曼的一本绝版书价格被抬到数千元，藏有这本书的图书馆甚至要采取特别的安保措施。究其原因，据称自上世纪80年代以来，卡拉曼年均回报率达到惊人的20%。“你恐怕很难找到一个这么厉害的投资者。”</text:p>
      <text:p text:style-name="P4">
Images: []</text:p>
      <text:p text:style-name="P4">
Categories: ['派', '非常之道']</text:p>
      <text:p text:style-name="P4">
Keywords: SYND,LINK:EN|WP-WSJ-0000872992</text:p>
      <text:p text:style-name="P4">
Type: Article</text:p>
      <!--METADATA-->
      <text:p text:style-name="P4">
经过纽约公共图书馆(New York PublicLibrary)主馆门口那对著名的狮子，拾阶而上，除了用一张图书卡就能借到的海量藏书之外，还有一些珍稀书籍，例如距今已有四百年的莎士比亚(Shakespeare)的《第一对开本》(FirstFolio)，甚至历史更为悠久的《古腾堡圣经》(GutenbergBible)。（译注：前者是现代学者为第一部莎士比亚剧本合集所取的名字；后者是拉丁文《圣经》最早的印刷本 。）</text:p>
      <text:p text:style-name="P4">
Source: <text:a xlink:type="simple" xlink:href="https://cn.wsj.com/articles/32%E5%B9%B4%E5%89%8D%E7%9A%84%E8%BF%99%E6%9C%AC%E6%8A%95%E8%B5%84%E7%B1%BB%E4%B9%A6%E7%B1%8D%E7%8E%B0%E5%9C%A8%E5%8D%96%E5%88%B0%E5%87%A0%E5%8D%83%E7%BE%8E%E5%85%83-d679bc28" text:style-name="Internet_20_link" text:visited-style-name="Visited_20_Internet_20_Link">
https://cn.wsj.com/articles/32%E5%B9%B4%E5%89%8D%E7%9A%84%E8%BF%99%E6%9C%AC%E6%8A%95%E8%B5%84%E7%B1%BB%E4%B9%A6%E7%B1%8D%E7%8E%B0%E5%9C%A8%E5%8D%96%E5%88%B0%E5%87%A0%E5%8D%83%E7%BE%8E%E5%85%83-d679bc28</text:a>
</text:p>
      <!--NEWS-->
      <text:h text:style-name="P10" text:outline-level="1">
<text:span text:style-name="T4">
要求259家企業還款 武漢官方罕見登報催債</text:span>
</text:h>
      <text:p text:style-name="P4">
Author: None (Language: zh)</text:p>
      <text:p text:style-name="P4">
Publisher: None</text:p>
      <text:p text:style-name="P4">
Time: 2023-05-29T06:44:00Z</text:p>
      <text:p text:style-name="P4">
Description: 中國武漢市財政局罕見登報向259家企業或單位催債，引發各界高度關注。這也讓中國政府在新冠疫情後的地方債務問題，再次浮上檯面。</text:p>
      <text:p text:style-name="P4">
Videos: []</text:p>
      <text:p text:style-name="P4">
Images: []</text:p>
      <text:p text:style-name="P4">
Subject: 经济纵横</text:p>
      <text:p text:style-name="P4">
Subjects: ['岛屿主权争端', '专题报道：全景观看“习马会”', '中国', '专题报道：新型冠状病毒', '专题报道：中国经济何处去？', '中共十九大', '德中关系']</text:p>
      <text:p text:style-name="P4">
Keywords: ['武汉', '中国', '中国经济', '地方债务', '财政', '清零政策']</text:p>
      <text:p text:style-name="P4">
ID: 65761424</text:p>
      <!--METADATA-->
      <text:p text:style-name="P4">
<text:a xlink:type="simple" xlink:href="https://www.dw.com/zh/overlay/image/article/65761424/64272420" text:style-name="Internet_20_link" text:visited-style-name="Visited_20_Internet_20_Link">
 </text:a>
</text:p>
      <text:p text:style-name="P4">
武漢官方罕見在官方媒體刊登公告催債，引發外界關注，圖為今年1月的武漢火車站（資料照）</text:p>
      <text:p text:style-name="P4">
（德國之聲中文網）中國武漢市政府財政局以及國有的武漢長江資產經營管理有限公司，上週五（5月26日）罕見在當地的官方媒體《長江日報》，刊登了一則「債務催收聯合公告」，要求表列的259家企業立即償還所積欠的款項，引發各界關注。</text:p>
      <text:p text:style-name="P4">
根據《長江日報》公佈的名單，這259家企業或單位的債務總額約為人民幣3億元，各家的積欠金額從人民幣1萬多元，到人民幣2300多萬元之間不等。但這只是截至2018年12月為止的未償債務。</text:p>
      <text:p text:style-name="P4">
《長江日報》是中共武漢市委的官方媒體，這份催債名單在該報第10版以全版刊出，引發外界議論， <text:a xlink:type="simple" xlink:href="https://www.dw.com/zh/zh/德语媒体中国地方政府陷入债务危机/a-63331534" text:style-name="Internet_20_link" text:visited-style-name="Visited_20_Internet_20_Link">
 認為這是不尋常的新催債手法</text:a>
 。</text:p>
      <text:p text:style-name="P4">
值得一提的是，這259家企業和單位的性質不一，包含國有企業、也有外資企業和私營企業，甚至還有其他的政府單位。例如，武漢市財政局也將武漢市下屬的5個區的財政局，列入了這份借款的未還單位之中。</text:p>
      <text:p text:style-name="P4">
在這份名單中，以東風武漢輕型汽車公司欠款最多，欠款本金為人民幣2354萬元；而統一集團也被公告欠款人民幣1000萬元。</text:p>
      <text:h text:style-name="P12" text:outline-level="3">
<text:span text:style-name="T4">
知名企業澄清</text:span>
</text:h>
      <text:p text:style-name="P4">
武漢官方在《長江日報》的公告中表示，已通過各種方式通知債務人欠款並催收款項，但「提到的債務人和擔保人，仍未償還債務」。</text:p>
      <text:p text:style-name="P4">
德國之聲週一查詢時發現，《長江日報》網絡電子版已將5月26日原刊於第10版的「債務催收聯合公告」下架。</text:p>
      <text:p text:style-name="P4">
中國媒體《第一財經日報》29日報導，中國知名汽車製造商東風汽車集團回應，該公告中提及的東風武漢輕型汽車，與東風汽車集團無任何股權關係和業務往來，東風汽車集團與武漢市財政局、武漢長江資產經營管理公司也無債權和債務關係。</text:p>
      <text:p text:style-name="P4">
台灣《中國時報》報導，台灣統一企業28日也向媒體澄清，武漢財政局公告中提到欠款人民幣1000萬元的統一集團，並非台灣統一企業旗下的組織機構，且統一企業旗下子公司也未與武漢當地政府借款。</text:p>
      <text:p text:style-name="P4">
</text:p>
      <text:p text:style-name="P4">
欠款單位中包含了東風武漢輕型汽車和統一集團，但遭到企業否認與其有關，圖為東風汽車集團推出的T5電動汽車（資料照）</text:p>
      <text:h text:style-name="P12" text:outline-level="3">
<text:span text:style-name="T4">
地方財政吃緊？</text:span>
</text:h>
      <text:p text:style-name="P4">
香港《南華早報》報導，武漢市政府採取不尋常的催款行動之際，中國地方政府正努力應對日益嚴重的財務困境，部分原因即是過去3年新冠病毒防疫政策所造成的高昂成本。</text:p>
      <text:p text:style-name="P4">
自去年底放棄對新冠疫情的清零政策以來，中國一直試圖讓經濟重回正軌，但經濟復甦表現並不理想，尤其製造業和私營部門的表現不如預期。今年4月份的中國經濟指標還表明，中國的經濟增長正在失去動力。</text:p>
      <text:p text:style-name="P4">
根據中國國家統計局5月27日公佈的數據，雖然今年4月份中國工業企業利潤同比成長了3.7%，但前4個月的中國工業企業利潤合計則年減20.6%。</text:p>
      <text:p text:style-name="P4">
中國國家統計局表示：「我們面臨複雜的國際環境和國內需求不足。工業利潤持續回升存在諸多困難。」</text:p>
      <text:p text:style-name="P4">
路透社報導，與中國大多數地方一樣，武漢市政府的收入近年來受到新冠疫情、步履蹣跚的經濟和 <text:a xlink:type="simple" xlink:href="https://www.dw.com/zh/zh/毫无希望-中国购房者对开发商失去了耐心/a-62792711" text:style-name="Internet_20_link" text:visited-style-name="Visited_20_Internet_20_Link">
 長期房地產崩盤的拖累</text:a>
。根據武漢官方發布的數據，武漢市政府2023年第一季財政收入減少了8.5%。</text:p>
      <text:p text:style-name="P4">
</text:p>
      <text:p text:style-name="P4">
武漢官方今年的財政收入下降，恐引發地方債務危機，圖為今年2月退休群體在武漢抗議（資料照）</text:p>
      <text:p text:style-name="P4">
（綜合報導）</text:p>
      <text:p text:style-name="P4">
Source: <text:a xlink:type="simple" xlink:href="https://www.dw.com/zh/要求259家企業還款-武漢官方罕見登報催債/a-65761424" text:style-name="Internet_20_link" text:visited-style-name="Visited_20_Internet_20_Link">
https://www.dw.com/zh/要求259家企業還款-武漢官方罕見登報催債/a-65761424?maca=chi-rss-chi-all-1127-rdf</text:a>
</text:p>
      <!--NEWS-->
      <text:h text:style-name="P10" text:outline-level="1">
<text:span text:style-name="T4">
繁荣如何刺激印度的嫁妆需求</text:span>
</text:h>
      <text:p text:style-name="P4">
Author: https://www.facebook.com/bbcworldservice/</text:p>
      <text:p text:style-name="P4">
Publisher: BBC News 中文</text:p>
      <text:p text:style-name="P4">
Published Time: 2023-05-29T08:59:26.000Z</text:p>
      <text:p text:style-name="P4">
Modified Time: 2023-05-29T08:59:26.000Z</text:p>
      <text:p text:style-name="P4">
Description: 一项新的研究发现，随着过去几十年印度男性受教育程度和工作机会在的改善，嫁妆的流行程度有所上升。</text:p>
      <text:p text:style-name="P4">
Images: ["<text:a xlink:type="simple" xlink:href="https://ichef.bbci.co.uk/news/640/cpsprodpb/17F1B/production/_119157089_gettyimages-494070628-594x594-1.jpg" text:style-name="Internet_20_link" text:visited-style-name="Visited_20_Internet_20_Link">
_119157089_ge...</text:a>
", "<text:a xlink:type="simple" xlink:href="https://ichef.bbci.co.uk/news/640/cpsprodpb/13E83/production/_103693518_086b2036-0a30-4a6f-a4a0-94c46832b58f.jpg" text:style-name="Internet_20_link" text:visited-style-name="Visited_20_Internet_20_Link">
_103693518_08...</text:a>
", "<text:a xlink:type="simple" xlink:href="https://ichef.bbci.co.uk/news/640/cpsprodpb/FF9C/production/_129863456_gettyimages-638026548-170667a.jpg" text:style-name="Internet_20_link" text:visited-style-name="Visited_20_Internet_20_Link">
_129863456_ge...</text:a>
", "<text:a xlink:type="simple" xlink:href="https://ichef.bbci.co.uk/news/640/cpsprodpb/17D9D/production/_129839679_gettyimages-1241895165-594x594.jpg" text:style-name="Internet_20_link" text:visited-style-name="Visited_20_Internet_20_Link">
_129839679_ge...</text:a>
", "<text:a xlink:type="simple" xlink:href="https://ichef.bbci.co.uk/news/640/cpsprodpb/E2DB/production/_119157085_gettyimages-1199898742-170667a.jpg" text:style-name="Internet_20_link" text:visited-style-name="Visited_20_Internet_20_Link">
_119157085_ge...</text:a>
"]</text:p>
      <text:p text:style-name="P4">
Videos: []</text:p>
      <text:p text:style-name="P4">
Tags: ['性别', '家庭', '印度', '女人', '年轻人', '婚姻']</text:p>
      <text:p text:style-name="P4">
Type: Article</text:p>
      <!--METADATA-->
      <text:h text:style-name="P12" text:outline-level="3">
<text:span text:style-name="T4">
繁荣如何刺激印度的嫁妆需求</text:span>
</text:h>
      <ul>
        <li>
苏蒂克·比斯瓦斯（Soutik Biswas）   * BBC驻德里记者</li>
      </ul>
      <text:p text:style-name="P4">
2023年5月29日<draw:frame draw:style-name="fr1" draw:name="Image15" text:anchor-type="as-char" svg:width="6.9236in" svg:height="4.608521in" draw:z-index="0">
<draw:image xlink:href="../Images/BBC Chinese/2023-05-29T08-59-26.000Z/_119157089_gettyimages-494070628-594x594-1.jpg" xlink:type="simple" xlink:show="embed" xlink:actuate="onLoad" draw:mime-type="image/jpeg"/>
</draw:frame>
</text:p>
      <text:p text:style-name="P4">
图像来源，  Hindustan Times</text:p>
      <text:p text:style-name="P4">
图像加注文字，</text:p>
      <text:p text:style-name="P4">
尽管支付和接受嫁妆自1961年开始在印度一直是非法的，但它仍然盛行。</text:p>
      <text:p text:style-name="P4">
<text:span text:style-name="T4">
一项新的研究发现，随着过去几十年印度男性受教育程度和工作机会在的改善，嫁妆的流行程度有所上升。</text:span>
</text:p>
      <text:p text:style-name="P4">
在南亚，支付和接受嫁妆是一个有几百年历史的传统，新娘的父母会向新郎家赠送现金、衣服和珠宝。尽管这种做法自1961年开始在印度一直是非法的，但它仍然盛行，并让妇女容易被家庭暴力困扰甚至死亡。</text:p>
      <text:p text:style-name="P4">
南加州大学的杰弗里·韦弗（Jeffrey Weaver）和弗吉尼亚大学的高拉夫·奇普伦卡（GauravChiplunkar）研究了1930年至1999年间印度74000多对婚姻，来研究嫁妆的演变。</text:p>
      <text:p text:style-name="P4">
他们计算“净嫁妆”，即新娘家送给新郎或其家人的现金和礼物与新郎家送给新娘家的现金和礼物的价值之差。这是一项对印度17个人口最多的邦的家庭进行的专家小组调查，研究人员依据的是来自“印度农村经济和人口调查”的数据。</text:p>
      <text:p text:style-name="P4">
大多数印度人的婚姻仍然是包办的，几乎所有的女性都在快30岁的时候结婚。1999年前，约90%的婚姻涉及嫁妆。1950年至1999年间的嫁妆支付总额为近2500亿美元。</text:p>
      <text:p text:style-name="P4">
韦弗在接受BBC采访时表示，研究发现，尤其是在20世纪40年代至80年代，经济增长延续并推动了支付嫁妆的做法。他说：“在这段时间里，越来越多的男性接受了教育，找到了质量更好的工作，这导致了嫁妆的增加。”</text:p>
      <text:p text:style-name="P4">
<draw:frame draw:style-name="fr1" draw:name="Image16" text:anchor-type="as-char" svg:width="6.9236in" svg:height="0.021636in" draw:z-index="0">
<draw:image xlink:href="../Images/BBC Chinese/2023-05-29T08-59-26.000Z/_103693518_086b2036-0a30-4a6f-a4a0-94c46832b58f.jpg" xlink:type="simple" xlink:show="embed" xlink:actuate="onLoad" draw:mime-type="image/jpeg"/>
</draw:frame>
<draw:frame draw:style-name="fr1" draw:name="Image17" text:anchor-type="as-char" svg:width="6.9236in" svg:height="3.894525in" draw:z-index="0">
<draw:image xlink:href="../Images/BBC Chinese/2023-05-29T08-59-26.000Z/_129863456_gettyimages-638026548-170667a.jpg" xlink:type="simple" xlink:show="embed" xlink:actuate="onLoad" draw:mime-type="image/jpeg"/>
</draw:frame>
</text:p>
      <text:p text:style-name="P4">
图像来源，  Getty Images</text:p>
      <text:h text:style-name="P12" text:outline-level="3">
<text:span text:style-name="T4">
印度的婚姻</text:span>
</text:h>
      <ul>
        <li>
          <text:p text:style-name="P4">
在印度，几乎所有的婚姻都是一夫一妻制</text:p>
        </li>
        <li>
          <text:p text:style-name="P4">
只有不到1%的人离婚</text:p>
        </li>
        <li>
          <text:p text:style-name="P4">
父母在选择新娘/新郎方面扮演着重要的角色，在1960年至2005年间，超过90%的婚姻是由父母选择配偶的</text:p>
        </li>
        <li>
          <text:p text:style-name="P4">
超过90%的夫妇婚后与夫家同住</text:p>
        </li>
        <li>
          <text:p text:style-name="P4">
超过85%的女性嫁给了自己村子以外的人</text:p>
        </li>
        <li>
          <text:p text:style-name="P4">
78.3%的婚姻都在同一地区</text:p>
        </li>
      </ul>
      <text:p text:style-name="P4">
资料来源：印度人类发展调查，2005年；2006年全国家庭卫生调查。</text:p>
      <text:p text:style-name="P4">
<draw:frame draw:style-name="fr1" draw:name="Image18" text:anchor-type="as-char" svg:width="6.9236in" svg:height="0.021636in" draw:z-index="0">
<draw:image xlink:href="../Images/BBC Chinese/2023-05-29T08-59-26.000Z/_103693518_086b2036-0a30-4a6f-a4a0-94c46832b58f.jpg" xlink:type="simple" xlink:show="embed" xlink:actuate="onLoad" draw:mime-type="image/jpeg"/>
</draw:frame>
</text:p>
      <text:p text:style-name="P4">
根据这项研究，考虑新郎素质的变化分布，可以最有效地理解嫁妆的产生和演变，新郎素质的变化分布与他们的教育和收入提升有关。（女性在印度劳动力中的低参与度意味着男性有更多更好的工作。）</text:p>
      <text:p text:style-name="P4">
换句话说，“高质量的新郎”——受过良好教育并拥有有更好的工作——要求更高的嫁妆。研究发现，随着婚姻市场上受过良好教育的新郎数量的增加，受过良好教育的新郎获得的“嫁妆溢价”就会减少。</text:p>
      <text:p text:style-name="P4">
“强大的经济因素让嫁妆永久化。在新娘方面，拒绝为女儿支付嫁妆的家庭只能选择‘质量较低’的新郎。新郎有很强的经济动机接受嫁妆，特别是如果他们的家庭必须为自己的女儿支付嫁妆，或者想要收回对新郎教育的投资，”韦弗和奇普伦卡写道。</text:p>
      <text:p text:style-name="P4">
<draw:frame draw:style-name="fr1" draw:name="Image19" text:anchor-type="as-char" svg:width="6.9236in" svg:height="3.894525in" draw:z-index="0">
<draw:image xlink:href="../Images/BBC Chinese/2023-05-29T08-59-26.000Z/_129839679_gettyimages-1241895165-594x594.jpg" xlink:type="simple" xlink:show="embed" xlink:actuate="onLoad" draw:mime-type="image/jpeg"/>
</draw:frame>
</text:p>
      <text:p text:style-name="P4">
图像来源，  Getty Images</text:p>
      <text:p text:style-name="P4">
图像加注文字，</text:p>
      <text:p text:style-name="P4">
印度阿格拉一幅宣传女性权利的壁画上写道：嫁妆是对女性的侮辱。</text:p>
      <text:p text:style-name="P4">
嫁妆可能是印度独有的吗？英属哥伦比亚大学（University of British Columbia）的西万·安德森（SiwanAnderson）发表的另一篇论文认为，与印度不同，在包括欧洲在内的许多社会，嫁妆支付随着财富的增长而下降。安德森表示，在印度等以种姓为基础的社会，财富的增加也导致了嫁妆的增加。</text:p>
      <text:p text:style-name="P4">
韦弗和奇普伦卡表示，他们的研究发现，关于嫁妆习俗兴起的传统解释几乎没有证据。</text:p>
      <text:p text:style-name="P4">
一种理论认为，嫁妆是在高种姓家庭中实行的，随着低种姓家庭效仿这些做法来提高他们的社会流动性，嫁妆也随之传播。这项新的研究表示，这一点尚不清楚，因为嫁妆的习俗在高种姓和低种姓群体中几乎同时开始。</text:p>
      <text:p text:style-name="P4">
此外一些专家认为，低种姓女性嫁给高种姓男性的愿望推动了嫁妆的变化。韦弗说这种观点是“不正确的”，因为“跨种姓婚姻太少了”——在被研究的婚姻中，94%的印度人在他们的大种姓群体内结婚。</text:p>
      <text:p text:style-name="P4">
那随着越来越多的女性接受教育，嫁妆会发生什么变化？</text:p>
      <text:p text:style-name="P4">
<draw:frame draw:style-name="fr1" draw:name="Image20" text:anchor-type="as-char" svg:width="6.9236in" svg:height="3.894525in" draw:z-index="0">
<draw:image xlink:href="../Images/BBC Chinese/2023-05-29T08-59-26.000Z/_119157085_gettyimages-1199898742-170667a.jpg" xlink:type="simple" xlink:show="embed" xlink:actuate="onLoad" draw:mime-type="image/jpeg"/>
</draw:frame>
</text:p>
      <text:p text:style-name="P4">
图像来源，  Getty Images</text:p>
      <text:p text:style-name="P4">
图像加注文字，</text:p>
      <text:p text:style-name="P4">
印度嫁妆礼物包括现金和实物。</text:p>
      <text:p text:style-name="P4">
在过去二三十年里，印度女性受教育程度有了显著提高，超过了男性。韦弗表示，这可能会导致要求嫁妆这样的做法减少，但目前没有支持这一现象的数据。</text:p>
      <text:p text:style-name="P4">
但该研究确实发现证据表明，在一个地区受教育的女性越多，“嫁妆金额就会减少”。</text:p>
      <text:p text:style-name="P4">
然而，研究发现，与男性平均受教育年限增加一年相比，女性平均受教育年限增加一年的影响要小得多。这可能是因为女性不太可能工作，并且“在劳动力市场上从她们的教育中获得经济回报”。</text:p>
      <text:p text:style-name="P4">
显然，促进妇女的教育和增加她们的劳动力参与可以帮助解决嫁妆的祸害。</text:p>
      <text:p text:style-name="P4">
Source: <text:a xlink:type="simple" xlink:href="https://www.bbc.com/zhongwen/simp/world-65745045" text:style-name="Internet_20_link" text:visited-style-name="Visited_20_Internet_20_Link">
https://www.bbc.com/zhongwen/simp/world-65745045</text:a>
</text:p>
      <!--NEWS-->
      <text:h text:style-name="P10" text:outline-level="1">
<text:span text:style-name="T4">
中国首架国产客机C919启用 近130名旅客搭乘首个商业航班</text:span>
</text:h>
      <text:p text:style-name="P4">
Author: https://www.facebook.com/bbcworldservice/</text:p>
      <text:p text:style-name="P4">
Publisher: BBC News 中文</text:p>
      <text:p text:style-name="P4">
Published Time: 2023-05-29T09:41:19.000Z</text:p>
      <text:p text:style-name="P4">
Modified Time: 2023-05-29T09:41:19.000Z</text:p>
      <text:p text:style-name="P4">
Description: 同样作为窄体机型，C919被视为美国波音与欧洲空中巴士的直接竞争者。</text:p>
      <text:p text:style-name="P4">
Images: []</text:p>
      <text:p text:style-name="P4">
Videos: ["<text:a xlink:type="simple" xlink:href="https://www.bbc.com/ws/av-embeds/cps/zhongwen/simp/chinese-news-65745233/p0fr1k02/zh-hans" text:style-name="Internet_20_link" text:visited-style-name="Visited_20_Internet_20_Link">
zh-hans</text:a>
"]</text:p>
      <text:p text:style-name="P4">
Tags: []</text:p>
      <text:p text:style-name="P4">
Type: Article</text:p>
      <!--METADATA-->
      <text:h text:style-name="P12" text:outline-level="3">
<text:span text:style-name="T4">
中国首架国产客机C919启用 近130名旅客搭乘首个商业航班</text:span>
</text:h>
      <text:p text:style-name="P4">
<text:a xlink:type="simple" xlink:href="https://www.bbc.com/ws/av-embeds/cps/zhongwen/simp/chinese-news-65745233/p0fr1k02/zh-hans" text:style-name="Internet_20_link" text:visited-style-name="Visited_20_Internet_20_Link">
 Video-1-Link：/ws/av-embeds/cps/zhongwen/simp/chinese-news-65745233/p0fr1k02/zh-hans </text:a>
 <text:span text:style-name="T4">
你的器材不支持播放多媒体材料</text:span>
<text:span text:style-name="T4">
中国首架国产客机C919启用 近130名旅客搭乘首个商业航班</text:span>
 2023年5月29日</text:p>
      <text:p text:style-name="P4">
中国第一架国产客机C919 于 5 月 28 日进行首航，近130名旅客搭乘由C919执飞中国东方航空的MU9191航班从上海虹桥机场飞往北京首都机场。除引擎与航空电子设备，C919 多由中国团队製造。设计团队称，这标志着中国民航业进入“高端製业的行列”。</text:p>
      <text:p text:style-name="P4">
同样作为窄体机型，C919被视为美国波音与欧洲空中巴士的直接竞争者。根据上海本地的澎湃新闻报导，C919 已取得至少 28家国内外客户的订单，其中包括德国、泰国的航空公司以及美国一租赁公司。从 29 日起，此款机型会开始执飞上海到成都的例行航线。</text:p>
      <text:p text:style-name="P4">
Source: <text:a xlink:type="simple" xlink:href="https://www.bbc.com/zhongwen/simp/chinese-news-65745233" text:style-name="Internet_20_link" text:visited-style-name="Visited_20_Internet_20_Link">
https://www.bbc.com/zhongwen/simp/chinese-news-65745233</text:a>
</text:p>
      <!--NEWS-->
      <text:h text:style-name="P10" text:outline-level="1">
<text:span text:style-name="T4">
中国大额消费降，宝尊电商受冲击 (Free Version)</text:span>
</text:h>
      <text:p text:style-name="P4">
Authors: ['咏竹坊']</text:p>
      <text:p text:style-name="P4">
Publisher: 英国《金融时报》</text:p>
      <text:p text:style-name="P4">
Time: 2023-05-29T09:50:37+00:00</text:p>
      <text:p text:style-name="P4">
Published Time: 2023-05-28T12:00:99+08:00</text:p>
      <text:p text:style-name="P4">
Modified Time: 2023-05-29T05:50:99+08:00</text:p>
      <text:p text:style-name="P4">
Description: 这家电子商务服务公司称一季度电子产品销售额暴跌67%，小家电销售额则下跌36%。</text:p>
      <text:p text:style-name="P4">
Images: ["<text:a xlink:type="simple" xlink:href="https://thumbor.ftacademy.cn/unsafe/picture/6/000155006_piclink.jpg" text:style-name="Internet_20_link" text:visited-style-name="Visited_20_Internet_20_Link">
000155006_pic...</text:a>
"]</text:p>
      <text:p text:style-name="P4">
Themes: ['专栏', '咏竹坊']</text:p>
      <text:p text:style-name="P4">
Keywords: ['咏竹坊', '电商', '全球市场', '财报', '消费']</text:p>
      <text:p text:style-name="P4">
Type: Article</text:p>
      <!--METADATA-->
      <text:p text:style-name="P4">
<draw:frame draw:style-name="fr1" draw:name="Image22" text:anchor-type="as-char" svg:width="6.9236in" svg:height="4.969576in" draw:z-index="0">
<draw:image xlink:href="../Images/FT Chinese Free Version/2023-05-29T09-50-37-00-00/000155006_piclink.jpg" xlink:type="simple" xlink:show="embed" xlink:actuate="onLoad" draw:mime-type="image/jpeg"/>
</draw:frame>
</text:p>
      <text:p text:style-name="P4">
电子商务服务供应商宝尊电商有限公司(BZUN.US;9991.HK)的最新财报提供了一项有力证据，表明眼下在中国日益普遍的一个主题，即谨慎的消费者正在避免大笔支出。在一季度的财报季期间，我们经常在汽车和房地产行业看到这一主题，对普通消费者来说这两样是最贵的大件物品。</text:p>
      <text:p text:style-name="P4">
现在，宝尊的财报显示，这一趋势也沿着“食物链”向下延伸至家用电器和电子产品。相比之下，快速消费品和个人护理产品等较便宜的商品是近期热门，这表明人们仍然愿意在这些较便宜的日常用品上花钱。</text:p>
      <text:p text:style-name="P4">
Source: <text:a xlink:type="simple" xlink:href="http://www.ftchinese.com/story/001099790" text:style-name="Internet_20_link" text:visited-style-name="Visited_20_Internet_20_Link">
http://www.ftchinese.com/story/001099790</text:a>
</text:p>
      <!--NEWS-->
      <text:h text:style-name="P10" text:outline-level="1">
<text:span text:style-name="T4">
土耳其大选：埃尔多安连任，国家持续分化</text:span>
</text:h>
      <text:p text:style-name="P4">
Author: https://www.facebook.com/bbcworldservice/</text:p>
      <text:p text:style-name="P4">
Publisher: BBC News 中文</text:p>
      <text:p text:style-name="P4">
Published Time: 2023-05-29T10:37:40.000Z</text:p>
      <text:p text:style-name="P4">
Modified Time: 2023-05-29T10:37:40.000Z</text:p>
      <text:p text:style-name="P4">
Description: 已执政20年的土耳其总统赢得又一个五年任期，支持者彻夜欢庆，但在国家持续分化的当下，他对团结的呼唤显得空洞。</text:p>
      <text:p text:style-name="P4">
Images: ["<text:a xlink:type="simple" xlink:href="https://ichef.bbci.co.uk/news/640/cpsprodpb/00AB/production/_128517100_erdg1.jpg" text:style-name="Internet_20_link" text:visited-style-name="Visited_20_Internet_20_Link">
_128517100_er...</text:a>
"]</text:p>
      <text:p text:style-name="P4">
Videos: ["<text:a xlink:type="simple" xlink:href="https://www.bbc.com/ws/av-embeds/cps/zhongwen/simp/world-65743863/p0fm6pf8/zh-hans" text:style-name="Internet_20_link" text:visited-style-name="Visited_20_Internet_20_Link">
zh-hans</text:a>
"]</text:p>
      <text:p text:style-name="P4">
Tags: ['歐洲', '俄国', '政治', '欧洲联盟', '土耳其', '北大西洋公约组织']</text:p>
      <text:p text:style-name="P4">
Type: Article</text:p>
      <!--METADATA-->
      <text:h text:style-name="P12" text:outline-level="3">
<text:span text:style-name="T4">
土耳其大选：埃尔多安连任，国家持续分化</text:span>
</text:h>
      <ul>
        <li>
保罗·柯尔比（Paul Kirby），艾斯·戈克塞德夫（Ece Goksedef）   * BBC记者 发自安卡拉</li>
      </ul>
      <text:p text:style-name="P4">
2023年5月29日  <draw:frame draw:style-name="fr1" draw:name="Image23" text:anchor-type="as-char" svg:width="6.9236in" svg:height="3.894525in" draw:z-index="0">
<draw:image xlink:href="../Images/BBC Chinese/2023-05-29T10-37-40.000Z/_128517100_erdg1.jpg" xlink:type="simple" xlink:show="embed" xlink:actuate="onLoad" draw:mime-type="image/jpeg"/>
</draw:frame>
</text:p>
      <text:p text:style-name="P4">
图像来源，  Getty Images</text:p>
      <text:p text:style-name="P4">
图像加注文字，</text:p>
      <text:p text:style-name="P4">
作为土耳其现代化计划的一部分，埃尔多安总统率先开展了许多重大基础设施项目。</text:p>
      <text:p text:style-name="P4">
<text:span text:style-name="T4">
执政多年的土耳其总统雷杰普·塔伊普·埃尔多安（Recep Tayyip Erdogan）赢得又一个五年任期，他的支持者彻夜欢庆。</text:span>
</text:p>
      <text:p text:style-name="P4">
“全国8500万人全体获胜了，”他在安卡拉市边沿的巨大官邸，向欢呼的民众这样说道。</text:p>
      <text:p text:style-name="P4">
但是，他对团结的呼唤显得空洞，因为他向对手凯末尔·基里达欧鲁（KemalKilicdaroglu）发出嘲笑——还将矛头指向牢狱中的库尔德族领袖以及LGBT（同性恋、双性变及跨性别）的支持政策。</text:p>
      <text:p text:style-name="P4">
竞选对手的领头人并未公开承认败选。</text:p>
      <text:p text:style-name="P4">
基里达欧鲁称这是“近年最不公平的选举”，指总统的政党动用了一切的政府力量对付他。</text:p>
      <text:p text:style-name="P4">
根据接近点算完毕的非官方统计结果，埃尔多安赢得刚刚超过52%的选票——这个深度两极分化的国家当中，有近一半选民并不支持他对土耳其的威权主义愿景。</text:p>
      <text:p text:style-name="P4">
最终，基里达欧鲁无法与训练有素的埃尔多安竞选阵营匹敌，尽管他已经将现任总统拉入第二轮的决选制阶段——这是2014年土耳其总统采取直选制以来的第一次。</text:p>
      <text:p text:style-name="P4">
但他未能扭转对手在第一轮的领先优势，差距超过200万票。</text:p>
      <text:p text:style-name="P4">
土耳其总统则最大限度地宣扬自己的胜利。他先是在第一大城市伊斯坦布尔一辆巴士上向民众发表演说，天黑之后又在自己的官邸阳台上讲话，聚集起来支持他的民众约有32万。</text:p>
      <text:p text:style-name="P4">
“赢的不仅是我们，是整个土耳其胜利了，”他宣称，这是土耳其历史上最重要的选举之一。</text:p>
      <text:p text:style-name="P4">
他向落败的对手发出嘲讽：“拜拜，凯末尔。”——安卡拉的支持者也跟随着呼喊这句话。</text:p>
      <text:p text:style-name="P4">
<text:a xlink:type="simple" xlink:href="https://www.bbc.com/zhongwen/simp/world-64564973" text:style-name="Internet_20_link" text:visited-style-name="Visited_20_Internet_20_Link">
 土耳其叙利亚现场：寒冷、愤怒的灾民以及难以抵达的交战地区 </text:a>
</text:p>
      <text:p text:style-name="P4">
他还遣责对手盟友支持LGBT的政策，称与他本人以家庭为核心的原则对立。</text:p>
      <text:p text:style-name="P4">
虽然最终的选举结果未确认，但是最高选举委员会表示，胜负已经没有疑问。</text:p>
      <text:p text:style-name="P4">
</text:p>
      <text:p text:style-name="P4">
图像来源，  NECATI SAVAS/EPA-EFE/REX/Shutterstock</text:p>
      <text:p text:style-name="P4">
图像加注文字，</text:p>
      <text:p text:style-name="P4">
在安卡拉的总统官邸外，民众聚集听埃尔多安讲话。</text:p>
      <text:p text:style-name="P4">
安卡拉各处的埃尔多安支持者上街庆祝胜利，有人呼叫伊斯兰教的口号，一些人将土耳其国旗铺上草坪上祈祷。</text:p>
      <text:p text:style-name="P4">
尽管有支持者称，相信埃尔多安在未来五年会做得更好，但是总统自己承认，土耳其的严重通胀是目前最迫切的问题——该国年通胀率已经接近44%，影响深入到每一个国民的生活。</text:p>
      <text:p text:style-name="P4">
而经济并不是埃尔多安支持者此刻最关心的问题，他们表示自己骄傲于埃尔多安在世界上的强势地位，以及他对于打击“恐怖分子”——他们指的是库尔德族武装——的强硬。</text:p>
      <text:p text:style-name="P4">
<text:a xlink:type="simple" xlink:href="https://www.bbc.com/ws/av-embeds/cps/zhongwen/simp/world-65743863/p0fm6pf8/zh-hans" text:style-name="Internet_20_link" text:visited-style-name="Visited_20_Internet_20_Link">
 Video-1-Link：/ws/av-embeds/cps/zhongwen/simp/world-65743863/p0fm6pf8/zh-hans</text:a>
 <text:span text:style-name="T4">
你的器材不支持播放多媒体材料</text:span>
视频加注文字，</text:p>
      <text:p text:style-name="P4">
在埃尔多安领导下，土耳其发生了怎样的变化?</text:p>
      <text:p text:style-name="P4">
尽管支持者热烈欢庆，但是在这个撕裂的国家，团结的观念似乎是前所未有地遥远。</text:p>
      <text:p text:style-name="P4">
在2016年的政变失败后，埃尔多安已将总理的职位废除，权力高度集中，被反对者称为一种倒退。</text:p>
      <text:p text:style-name="P4">
土耳其的反对派现在只能重整旗鼓，以便为2024年的地方选举作准备。</text:p>
      <text:p text:style-name="P4">
</text:p>
      <text:h text:style-name="P12" text:outline-level="3">
<text:span text:style-name="T4">
执政20年的强人领袖</text:span>
</text:h>
      <text:p text:style-name="P4">
出身寒微的埃尔多安堪称土耳其政坛的一个巨人，领导这个国家已有20年，是自现代共和政体的开国国父穆斯塔法·凯末尔·阿塔图克（Mustafa KemalAtaturk）之后，对这个国家影响最大的人物。</text:p>
      <text:p text:style-name="P4">
虽然经历了一系列危机，但他仍然在2023年大选中获胜，继续掌权。</text:p>
      <text:p text:style-name="P4">
这是他多年来地位最不稳固的一次，他的对手相信自己有可能打败他。</text:p>
      <text:p text:style-name="P4">
批评者指责他的不规范经济政策加剧了土耳其的生活成本危机。</text:p>
      <text:p text:style-name="P4">
此外，作为一个争强好斗的领导人，在土耳其的现代化发展中创下骄人纪录，但是在2月夺去5万条生命的地震中却又似乎反应迟缓。</text:p>
      <text:p text:style-name="P4">
在2016年政变中逃过一劫之后，他将总统职位变成一个权力至高无上的行政角色，并且对对手和异见者施以镇压。</text:p>
      <text:p text:style-name="P4">
2003年开始，先是作为总理，之后又从2014年起经过直选一直担任总统，埃尔多安领导下的土耳其作为地区大势力不断“秀肌肉”，推行伊斯兰主义事业，并很快压倒政治对手。</text:p>
      <text:p text:style-name="P4">
虽然是一个北约成员国的元首，但他在俄乌战争中却将自己摆在一个调停人的位置上，且令瑞典在加入这个西方防务联盟的事务上一等再等。他的强硬外交激怒了欧洲以及更广的范围。</text:p>
      <text:p text:style-name="P4">
埃尔多安令其国家两极分化，但是他却是选举中的常胜将军。他的支持者把他称做“领袖”。</text:p>
      <text:p text:style-name="P4">
他指控对手蔑视土耳其选民，不得人心：“8500万之众，我们将会保护我们的选票、我们的意志和我们的未来。”</text:p>
      <text:h text:style-name="P12" text:outline-level="3">
<text:span text:style-name="T4">
登上权力之位</text:span>
</text:h>
      <text:p text:style-name="P4">
雷杰普·塔伊普·埃尔多安在1954年2月生于土耳其黑海海岸，是一名海岸防卫队成员的儿子。13岁时，他父亲决定搬家到伊斯坦布尔，希望五个孩子能有更好的成长环境。</text:p>
      <text:p text:style-name="P4">
年轻的埃尔多安曾卖柠檬水和芝麻包赚外快。他就读伊斯兰教学校，之后在伊斯坦布尔的马尔马拉大学（MarmaraUniversity）取得管理学学位——同时还是一名职业足球员。</text:p>
      <text:p text:style-name="P4">
</text:p>
      <text:p text:style-name="P4">
图像来源，  AFP</text:p>
      <text:p text:style-name="P4">
图像加注文字，</text:p>
      <text:p text:style-name="P4">
埃尔多安的支持者喜欢他的强硬语调以及对伊斯兰传统价值的捍卫。</text:p>
      <text:p text:style-name="P4">
1970至1980年代，他活跃于伊斯兰教圈子，加入了内吉梅丁·埃尔巴坎（NecmettinErbakan）的亲伊斯兰主义福利党。随着该党1990年代越来越受欢迎，埃尔多安被选为1994年伊斯坦布尔市长，之后四年领导土耳其的最大城市。</text:p>
      <text:p text:style-name="P4">
但是，他的任期因为一件事戛然而止——他被指公开朗读民族主义诗歌煽动仇恨，诗歌中包括这样的句子：“清真寺是我们的兵营，圆顶是我们的头盔，尖塔是我们的刺刀，信徒是我们的士兵。”</text:p>
      <text:p text:style-name="P4">
在监禁数月后，他回归政坛。但是他的党派已由于违反现代土耳其政府严厉的非宗教准则而被禁。</text:p>
      <text:p text:style-name="P4">
2001年，他与盟友阿卜杜拉·居尔（AbdullahGul）创立新党派。2002年，正义与发展党（AKP）赢得议会大多数，埃尔多安也在之后一年被任命为总理。时至今日，他仍然是AKP的党主席。</text:p>
      <text:h text:style-name="P12" text:outline-level="3">
<text:span text:style-name="T4">
执政头十年</text:span>
</text:h>
      <text:p text:style-name="P4">
从2003年起，他做了三届总理，在一段经济稳定增长的时期中主政，并作为改革者赢得了国际社会赞誉。在埃尔多安优先以大型基础设施项目为土耳其实现现代化的时期，中产阶级规模扩大，数百万人摆脱贫困。</text:p>
      <text:p text:style-name="P4">
但是，批评者也警告，他正在变得越来越专制。</text:p>
      <text:p text:style-name="P4">
2013年，抗议者走上街头，一部分是因为他的政府计划将伊斯坦布尔市中心备受欢迎的公园改建，同时也是因为民众要挑战越发威权的统治。总理遣责示威者是刁民，街区民众会在每晚九点敲打锅盆以示反抗。三名内阁盟友的儿子也身陷腐败指控。</text:p>
      <text:p text:style-name="P4">
盖齐公园（The Gezi Park）的抗议成为他统治的一个黑白点。对他的批评者来说，他的所作所为更像是奥斯曼帝国的君主，而不是一个民主领袖。</text:p>
      <text:p text:style-name="P4">
埃尔多安还与身在美国的伊斯兰教学者阿訇法土拉·葛兰（FethullahGulen）交恶，后者的社会与文化运动曾帮助埃尔多安连续三次赢得选举，在军队脱离政治的运动中也贡献过力量。这场交恶在土耳其社会中引发了激烈的反响。</text:p>
      <text:h text:style-name="P12" text:outline-level="3">
<text:span text:style-name="T4">
穆斯林复兴</text:span>
</text:h>
      <text:p text:style-name="P4">
执政十年后，埃尔多安的政党也致力于解除1980年军事政变后订立的戴头巾的女性不得参与公共服务的命令。禁令最终解除，令女性可以加入警队、军队和司法部门。</text:p>
      <text:p text:style-name="P4">
批评者指，他挖了阿塔图克世俗国家墙脚。虽然埃尔多安本人是信徒，但他一直否认自己想要强制施行伊斯兰教价值观众，坚称他支持土耳其人公开表达宗教信仰的权利。</text:p>
      <text:p text:style-name="P4">
</text:p>
      <text:p text:style-name="P4">
图像来源，  Reuters</text:p>
      <text:p text:style-name="P4">
图像加注文字，</text:p>
      <text:p text:style-name="P4">
埃尔多安的夫人埃米内经常佩戴头巾出席公开场合。</text:p>
      <text:p text:style-name="P4">
不过，他反复支持将通奸定为犯罪。作为四个孩子的父亲，他说过“没有穆斯林家庭”应该考虑节育或者计划生育。“我们会扩大我们的后代，”他在2016年5月说。</text:p>
      <text:p text:style-name="P4">
他颂扬母亲身份，遣责女性主义者，并称男人和女人不能被平等对待。</text:p>
      <text:p text:style-name="P4">
埃尔多安长久以来都拥护伊斯兰事业——众所周知，他向埃及受压迫的穆斯林兄弟会做高举四根手指的敬礼手势。</text:p>
      <text:p text:style-name="P4">
2020年7月，在他主持下，伊斯坦布尔历史悠久的圣索菲亚大教堂转为清真寺，激怒了众多基督教徒。这座建于1500年前的大教堂，曾被奥斯曼土耳其人变成清真寺，但是阿塔图克将它变成博物馆——作为新的世俗国家象征。</text:p>
      <text:p text:style-name="P4">
2023年选举开始后几小时，总统选在晚祷时向支持者演说，并不是一次巧合。</text:p>
      <text:h text:style-name="P12" text:outline-level="3">
<text:span text:style-name="T4">
加强控制</text:span>
</text:h>
      <text:p text:style-name="P4">
被禁止继续参选总理之后，他在2014年的首次直选中参选总统，当时这是一个象征性职务。他已有改革这一职务的大计，订立新宪法，令所有土耳其人受益，也令他们的国家跻身世界前十大经济体之列。</text:p>
      <text:p text:style-name="P4">
但在担任总统初期，他两次面临权力地位的动摇。他的政党在2015年的一次投票中一度失去议会多数席位，几个月之后的2016年，土耳其又见证了数十年前的第一次暴力政变企图。</text:p>
      <text:p text:style-name="P4">
叛军几乎捉住了当时在海滨度假村度假的总统，但是他被飞机安全救离。7月16日凌晨，他在伊斯坦布尔的阿塔图克机场以胜利者的姿态出现，迎接他的是支持者的欢呼。他们阻挡了密谋政变者的前进，有近300名平民被杀。</text:p>
      <text:p text:style-name="P4">
</text:p>
      <text:p text:style-name="P4">
图像来源，  AFP</text:p>
      <text:p text:style-name="P4">
图像加注文字，</text:p>
      <text:p text:style-name="P4">
2016年7月16日，埃尔多安的支持者在一个夜晚阻挡了一场军事政变。</text:p>
      <text:p text:style-name="P4">
总统出现在全国电视，并在伊斯坦布尔与支持者集会，宣称自己是“总指挥”。但是情势也明显紧张，他在一个密友的葬礼上讲话时公然哭泣，后者两父子被叛军射杀。</text:p>
      <text:p text:style-name="P4">
事件被归咎于“葛兰运动”，致使约15万公务员被解雇，超过5万人被拘留，当中包括士兵、记者、律师、警员、学者和库尔德政客。</text:p>
      <text:p text:style-name="P4">
对批评者的镇压引发国外警惕，也令土耳其与欧盟关系转冷：土耳其试图加入欧盟多年未有进展。有关移民大量涌入希腊的争议也加剧了敌意。</text:p>
      <text:p text:style-name="P4">
但是在他从阿克萨莱俯瞰安卡拉、有1000个房间的闪亮宫殿里，埃尔多安总统的位置似乎前所未有地稳固。</text:p>
      <text:p text:style-name="P4">
</text:p>
      <text:p text:style-name="P4">
图像来源，  Getty Images</text:p>
      <text:p text:style-name="P4">
图像加注文字，</text:p>
      <text:p text:style-name="P4">
在安卡拉，埃尔多安总统官邸豪华铺张，一直被争议所笼罩。</text:p>
      <text:p text:style-name="P4">
他在2017年的一次公投中险胜，使得总统拥有了全面的权力，包括可以强制实施紧急状态，以及任命高层官员和干预法律系统。</text:p>
      <text:p text:style-name="P4">
一年后，他在首轮总统选举投票中大胜。</text:p>
      <text:p text:style-name="P4">
他的核心选票来自安纳托利亚的小镇和农村保守地区。2019年，他的政党在三个最大的城市落败——伊斯坦布尔、首都安卡拉以及伊兹密尔。</text:p>
      <text:p text:style-name="P4">
在伊斯坦布尔市长选举中，政党以微弱差距输给主要反对党共和人民党（CHP）埃克雷姆·伊马莫格鲁（EkremImamoglu），对于1990年代曾任该市市长的埃尔多安来说是一次苦涩的失利。他从未接受这个结果。</text:p>
      <text:p text:style-name="P4">
在伊马莫格鲁被禁止参加5月选举之前，他在民意调查当中是领先于总统的。总统及其盟友被指控利用法庭来撤销这个受欢迎的市长的参选资格。</text:p>
      <text:p text:style-name="P4">
</text:p>
      <text:p text:style-name="P4">
图像来源，  YASIN AKGUL/AFP</text:p>
      <text:p text:style-name="P4">
图像加注文字，</text:p>
      <text:p text:style-name="P4">
伊马莫格鲁在2019年赢得伊斯坦布尔市长选举，当然他被认为是反对派主力。</text:p>
      <text:p text:style-name="P4">
土耳其第三大党、新库尔德的人民民主党（HDP）同样害怕因为被指与库尔德武装有关联而被禁止参加议会投票，但是它转而决定以不同的名义参选。</text:p>
      <text:p text:style-name="P4">
和过去的土耳其领袖一样，埃尔多安对于被取缔的库尔德工人党（PKK）施以强力镇压。</text:p>
      <text:p text:style-name="P4">
虽然土耳其接收了超过350万名逃离叙利亚内战的难民，但是安卡拉也对边境另一边的库尔德武装发动了多次行动，并排挤土耳其境内的库尔德人。</text:p>
      <text:p text:style-name="P4">
埃尔多安与俄罗斯总统普京长久以来都有紧密的联系，他也在俄乌冲突中试图扮演重要的调停角色。</text:p>
      <text:p text:style-name="P4">
虽然是北约成员国领袖，但是他购买了俄罗斯的反导弹防御系统，并选择俄罗斯来建设土耳其的第一个核反应堆。</text:p>
      <text:p text:style-name="P4">
2023年选举之前，他试图通过指控西方针对他，来赢取民族主义者和保守派选民的信任。</text:p>
      <text:p text:style-name="P4">
“我的国家将会粉碎这场阴谋，”他断言，并形容这是一个爆发点。</text:p>
      <text:p text:style-name="P4">
他以探访阿德南·曼德列斯（Adnan Menderes）的陵墓作为2023年竞选活动的终结，这是土耳其第一个民主选举产生的总理，在1961年一场军事政变后被处决。</text:p>
      <text:p text:style-name="P4">
他想让人们知道：“政变和军阀的时代结束了。”</text:p>
      <text:p text:style-name="P4">
<text:span text:style-name="T5">
*伊斯坦布尔记者卡吉尔·卡萨波格鲁（</text:span>
 <text:span text:style-name="T5">
Cagil Kasapoglu</text:span>
 <text:span text:style-name="T5">
）参与报道</text:span>
</text:p>
      <text:p text:style-name="P4">
Source: <text:a xlink:type="simple" xlink:href="https://www.bbc.com/zhongwen/simp/world-65743863" text:style-name="Internet_20_link" text:visited-style-name="Visited_20_Internet_20_Link">
https://www.bbc.com/zhongwen/simp/world-65743863</text:a>
</text:p>
      <!--NEWS-->
      <text:h text:style-name="P10" text:outline-level="1">
<text:span text:style-name="T4">
巴菲特对日本的押注耐人寻味 (Free Version)</text:span>
</text:h>
      <text:p text:style-name="P4">
Authors: ['马克•范德维尔德']</text:p>
      <text:p text:style-name="P4">
Publisher: 英国《金融时报》</text:p>
      <text:p text:style-name="P4">
Time: 2023-05-29T11:42:13+00:00</text:p>
      <text:p text:style-name="P4">
Published Time: 2023-05-28T12:00:99+08:00</text:p>
      <text:p text:style-name="P4">
Modified Time: 2023-05-29T07:38:99+08:00</text:p>
      <text:p text:style-name="P4">
Description: 巴菲特增持了5家日本贸易公司的股份，并通过以日元计价的债券为其购买提供资金。当然，做空日元肯定不是巴菲特的本意。</text:p>
      <text:p text:style-name="P4">
Images: ["<text:a xlink:type="simple" xlink:href="https://thumbor.ftacademy.cn/unsafe/picture/0/000180160_piclink.jpg" text:style-name="Internet_20_link" text:visited-style-name="Visited_20_Internet_20_Link">
000180160_pic...</text:a>
"]</text:p>
      <text:p text:style-name="P4">
Themes: ['观点', '巴菲特']</text:p>
      <text:p text:style-name="P4">
Keywords: ['巴菲特', '伯克希尔哈撒韦', '日本股市', '日本经济', '投资']</text:p>
      <text:p text:style-name="P4">
Type: Article</text:p>
      <!--METADATA-->
      <text:p text:style-name="P4">
<draw:frame draw:style-name="fr1" draw:name="Image32" text:anchor-type="as-char" svg:width="6.9236in" svg:height="3.89364in" draw:z-index="0">
<draw:image xlink:href="../Images/FT Chinese Free Version/2023-05-29T11-42-13-00-00/000180160_piclink.jpg" xlink:type="simple" xlink:show="embed" xlink:actuate="onLoad" draw:mime-type="image/jpeg"/>
</draw:frame>
</text:p>
      <text:p text:style-name="P4">
沃伦•巴菲特(Warren Buffett)上个月在东京的出现受到欢迎，这是因为他选股的眼光一向很好。伯克希尔•哈撒韦公司(BerkshireHathaway)最近增持了5家日本综合贸易公司的股份，此举被视为向日本长期萎靡不振的企业部门投下信任票。</text:p>
      <text:p text:style-name="P4">
巴菲特3年前开始买入所谓的“综合商社”(sogo shosha)的股份，他认为这项投资是在押注几家眼下被忽视、未来一定会赚取可观利润的企业。</text:p>
      <text:p text:style-name="P4">
Source: <text:a xlink:type="simple" xlink:href="http://www.ftchinese.com/story/001099791" text:style-name="Internet_20_link" text:visited-style-name="Visited_20_Internet_20_Link">
http://www.ftchinese.com/story/001099791</text:a>
</text:p>
      <!--NEWS-->
      <text:h text:style-name="P10" text:outline-level="1">
<text:span text:style-name="T4">
多个亲政府社团举办维园活动　香港六四烛光或难再现</text:span>
</text:h>
      <text:p text:style-name="P4">
Author: None</text:p>
      <text:p text:style-name="P4">
Publisher: Radio Free Asia (Organization)</text:p>
      <text:p text:style-name="P4">
Published Time: 2023-05-29T12:02:00-04:00</text:p>
      <text:p text:style-name="P4">
Modified Time: 2023-05-30T09:42: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5-29T12-02-00-04-00/000000.png" xlink:type="simple" xlink:show="embed" xlink:actuate="onLoad" draw:mime-type="image/png"/>
</draw:frame>
2022年6月4日在香港维多利亚公园举行的六四纪念活动片段 美联社图片</text:p>
      <text:p text:style-name="P4">
原“香港市民支援爱国民主运动联合会”（支联会）副主席蔡耀昌日前接受美国之音专访表示，香港多个亲政府社团选择六四期间在维多利亚公园举办活动，此举不得不令人质疑当局的动机。</text:p>
      <text:p text:style-name="P4">
据报道，广东、福建等20多个省的社团组织计划于6月3日至5日，在香港铜锣湾维多利亚公园足球场举办家乡市集活动，并以“乡情聚香江，迈向新征程”为主题，庆祝香港主权归还中国26周年。</text:p>
      <text:p text:style-name="P4">
蔡耀昌表示，“过去几年，香港的政治和法律形势出现很大变化。尤其是2022年，支联会已被港府撤销注册。支联会的正、副主席也被起诉违反（港版）国安法。在国安法下，现在香港警察处理任何游行、集会都比较严格，几乎看不到今年有什么团体发起公开的悼念六四活动。”</text:p>
      <text:p text:style-name="P4">
今年是六四事件34周年。上述活动主办方将使用维园4个足球场和半个中央草坪，意味着维园将连续4年不再会举办六四烛光晚会。报道引述六四事件遇难者家属组织“天安门母亲”发言人尤维洁表示，港人有公开悼念六四的权利，港府不应禁止。</text:p>
      <text:p text:style-name="P4">
责编：何平</text:p>
      <text:p text:style-name="P4">
Source: <text:a xlink:type="simple" xlink:href="https://www.rfa.org/mandarin/Xinwen/3-05292023120220.html" text:style-name="Internet_20_link" text:visited-style-name="Visited_20_Internet_20_Link">
https://www.rfa.org/mandarin/Xinwen/3-05292023120220.html</text:a>
</text:p>
      <!--NEWS-->
      <text:h text:style-name="P10" text:outline-level="1">
<text:span text:style-name="T4">
香港数百位基督教牧者信徒联署《六四34周年纪念祷文》</text:span>
</text:h>
      <text:p text:style-name="P4">
Author: None</text:p>
      <text:p text:style-name="P4">
Publisher: Radio Free Asia (Organization)</text:p>
      <text:p text:style-name="P4">
Published Time: 2023-05-29T12:03:00-04:00</text:p>
      <text:p text:style-name="P4">
Modified Time: 2023-05-30T09:39: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88615in" draw:z-index="0">
<draw:image xlink:href="../Images/rfamandarin/2023-05-29T12-03-00-04-00/000000.png" xlink:type="simple" xlink:show="embed" xlink:actuate="onLoad" draw:mime-type="image/png"/>
</draw:frame>
 六四卅四周年纪念祷文 <text:a xlink:type="simple" xlink:href="https://www.rfa.org/mandarin/Xinwen/4-05292023120320.html/@@images/image" text:style-name="Internet_20_link" text:visited-style-name="Visited_20_Internet_20_Link">
</text:a>
联署连结截图</text:p>
      <text:p text:style-name="P4">
据美国民间宗教权益组织对华援助协会发布的消息，一篇以《天地有主人间道，爱中无惧续同行》为题，由香港牧者和基督徒联署的六四34周年纪念祷文目前已获得361人签名，其中包括基督教领袖、神学院教授、教会牧师、信徒等。</text:p>
      <text:p text:style-name="P4">
纪念祷文多处以圣经经文作为祈祷内容指出，“三十四年的历史创伤，时间上会冲淡，高压下会被忘怀，我们仍然坚持守望和悼念。”</text:p>
      <text:p text:style-name="P4">
对华援助协会表示，1989 年的民主运动在6 月 3 日晚间至 6 月 4日凌晨被血腥镇压，中国人民解放军、武装警察部队和人民警察在北京天安门广场对示威集会进行了武力清场行动。曾经是中国人引以为傲的“自由之港”香港，每年都会在维多利亚公园举行大型纪念活动，但随着习近平政权对香港的全面管控，香港社会被迫停止举行纪念活动，天主教香港教区连续两年不再举行六四追思弥撒。然而，“六四”已经成为时代的共同记忆，不可能被忘却或无视。</text:p>
      <text:p text:style-name="P4">
据介绍，这篇纪念祷文全文将被刊载在6月4日出版的《时代论坛》上。对华援助协会指出，祷文深刻反映出香港基督徒在共产主义政权试图摧毁香港文明秩序情境之下的挣扎，期盼公义和平的降临。</text:p>
      <text:p text:style-name="P4">
责编：何平</text:p>
      <text:p text:style-name="P4">
Source: <text:a xlink:type="simple" xlink:href="https://www.rfa.org/mandarin/Xinwen/4-05292023120320.html" text:style-name="Internet_20_link" text:visited-style-name="Visited_20_Internet_20_Link">
https://www.rfa.org/mandarin/Xinwen/4-05292023120320.html</text:a>
</text:p>
      <!--NEWS-->
      <text:h text:style-name="P10" text:outline-level="1">
<text:span text:style-name="T4">
美国德州议会通过支持台湾决议　成立跨党派友台连线</text:span>
</text:h>
      <text:p text:style-name="P4">
Author: None</text:p>
      <text:p text:style-name="P4">
Publisher: Radio Free Asia (Organization)</text:p>
      <text:p text:style-name="P4">
Published Time: 2023-05-29T12:04:00-04:00</text:p>
      <text:p text:style-name="P4">
Modified Time: 2023-05-30T09:41: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4.612011in" draw:z-index="0">
<draw:image xlink:href="../Images/rfamandarin/2023-05-29T12-04-00-04-00/000000.png" xlink:type="simple" xlink:show="embed" xlink:actuate="onLoad" draw:mime-type="image/png"/>
</draw:frame>
 美国德克萨斯州议会大楼 <text:a xlink:type="simple" xlink:href="https://www.rfa.org/mandarin/Xinwen/5-05292023120416.html/@@images/image" text:style-name="Internet_20_link" text:visited-style-name="Visited_20_Internet_20_Link">
</text:a>
美联社图片</text:p>
      <text:p text:style-name="P4">
Source: <text:a xlink:type="simple" xlink:href="https://www.rfa.org/mandarin/Xinwen/5-05292023120416.html" text:style-name="Internet_20_link" text:visited-style-name="Visited_20_Internet_20_Link">
https://www.rfa.org/mandarin/Xinwen/5-05292023120416.html</text:a>
</text:p>
      <!--NEWS-->
      <text:h text:style-name="P10" text:outline-level="1">
<text:span text:style-name="T4">
民调：德国绿党支持率跌至13%</text:span>
</text:h>
      <text:p text:style-name="P4">
Author: None (Language: zh)</text:p>
      <text:p text:style-name="P4">
Publisher: None</text:p>
      <text:p text:style-name="P4">
Time: 2023-05-29T12:28:00Z</text:p>
      <text:p text:style-name="P4">
Description: 根据德国民意调查机构Insa最新民调，德国绿党的支持度下滑至13%，跌至2018年以来的新低。而德国选项党的支持度则持续上升。</text:p>
      <text:p text:style-name="P4">
Videos: []</text:p>
      <text:p text:style-name="P4">
Images: []</text:p>
      <text:p text:style-name="P4">
Subject: 时政风云</text:p>
      <text:p text:style-name="P4">
Subjects: ['欧债危机', '欧盟', '德国', '绿党', '留学德国', '留学德国', '德国联邦大选', '德中关系', '默克尔']</text:p>
      <text:p text:style-name="P4">
Keywords: ['德国', '绿党', '红绿灯政府', '暖气法', '哈贝克']</text:p>
      <text:p text:style-name="P4">
ID: 65763360</text:p>
      <!--METADATA-->
      <text:p text:style-name="P4">
<text:a xlink:type="simple" xlink:href="https://www.dw.com/zh/overlay/image/article/65763360/65088091" text:style-name="Internet_20_link" text:visited-style-name="Visited_20_Internet_20_Link">
 </text:a>
</text:p>
      <text:p text:style-name="P4">
（德国之声中文网）在关于暖气法的政治争议背景下，根据《星期日图片报》委托德国民意调查机构Insa进行的一项调查结果，目前绿党的支持率为13％，比一周前少了1个百分点，创下2018年以来的最低数值。</text:p>
      <text:p text:style-name="P4">
另一方面，根据这项调查，德国右翼的选择党的支持率为18％，比上周增加了1个百分点。据报道，总理肖尔茨所属的社民党（SPD）支持率下降了1个百分点，目前为20％。联盟党的支持率保持在28％不变。自民党（FDP）的支持率上升1个百分点达到9％。左翼党的支持率下降了1个百分点，目前为4％。</text:p>
      <text:h text:style-name="P12" text:outline-level="3">
<text:span text:style-name="T4">
备受争议的暖气法</text:span>
</text:h>
      <text:p text:style-name="P4">
绿党籍联邦经济部长哈贝克计划要逐步更换对气候有害的石油和天然气暖气的法律备受争议，甚至在联合政府中也存在分歧意见。执政联盟之一的自民党阻挡了这项内阁法案在联邦议院提出的可能性。</text:p>
      <text:p text:style-name="P4">
</text:p>
      <text:p text:style-name="P4">
联邦经济部长哈贝克计划，从2024年开始，每个新安装的暖气系统至少要使用65％的可再生能源运行</text:p>
      <text:p text:style-name="P4">
根据这项计划，从2024年开始，每个新安装的暖气系统至少要使用65％的可再生能源来运行。联合政府曾决定该法案将于2024年1月1日生效，但目前似乎仍充满未知。哈贝克认为，法案具体生效时间还有运作空间。他最近宣布计划针对该项草案进行几点修改。</text:p>
      <text:p text:style-name="P4">
根据Insa的民意调查，57％的受访者反对禁止石油和天然气暖气，28％的受访者支持，15%的受访者在这个问题上未表达意见。31％的受访者相信，联合政府将持续到2025年的任期结束，51％的受访者认为肖尔茨政府将在此之前分崩离析。对联邦政府的工作满意的受访者仅占27％。</text:p>
      <text:p text:style-name="P4">
德新社指出，民意调查通常充满不确定性。党派对选民的吸引力下降或者选民的投票决定越来越短期化，使得民调机构在权衡收集到的数据时变得困难。民意调查只反映了调查时的舆论，而不是选举结果的预测。下次联邦选举定于2025年。</text:p>
      <text:p text:style-name="P4">
（德新社、路透社）</text:p>
      <text:p text:style-name="P4">
Source: <text:a xlink:type="simple" xlink:href="https://www.dw.com/zh/民调：德国绿党支持率跌至13/a-65763360" text:style-name="Internet_20_link" text:visited-style-name="Visited_20_Internet_20_Link">
https://www.dw.com/zh/民调：德国绿党支持率跌至13/a-65763360?maca=chi-rss-chi-all-1127-rdf</text:a>
</text:p>
      <!--NEWS-->
      <text:h text:style-name="P10" text:outline-level="1">
<text:span text:style-name="T4">
日本核废水排海在即 原子能机构再赴福岛审查</text:span>
</text:h>
      <text:p text:style-name="P4">
Author: None (Language: zh)</text:p>
      <text:p text:style-name="P4">
Publisher: None</text:p>
      <text:p text:style-name="P4">
Time: 2023-05-29T14:04:00Z</text:p>
      <text:p text:style-name="P4">
Description: 日本政府今年夏天启动将福岛核电厂污水排入海洋的计划，但当地渔民和邻国至今对此强烈反对。日本希望国际原子能机构能提供协助，确保排放过程符合安全标准。</text:p>
      <text:p text:style-name="P4">
Videos: []</text:p>
      <text:p text:style-name="P4">
Images: []</text:p>
      <text:p text:style-name="P4">
Subject: 科技环境</text:p>
      <text:p text:style-name="P4">
Subjects: ['伊朗']</text:p>
      <text:p text:style-name="P4">
Keywords: ['福岛核电站', '\xa0核废水', '\xa0排海计划', '\xa0中国', '\xa0日本', '\xa0福岛', '\xa0世界卫生大会', '国际原子能机构']</text:p>
      <text:p text:style-name="P4">
ID: 65763766</text:p>
      <!--METADATA-->
      <text:p text:style-name="P4">
<text:a xlink:type="simple" xlink:href="https://www.dw.com/zh/overlay/image/article/65763766/57176988" text:style-name="Internet_20_link" text:visited-style-name="Visited_20_Internet_20_Link">
 </text:a>
</text:p>
      <text:p text:style-name="P4">
国际原子能机构此行也将到访福岛第一核电站</text:p>
      <text:p text:style-name="P4">
（德国之声中文网）联合国下属的国际原子能机构（IAEA）派遣的工作小组周一（5月29日）抵达东京，预计日本在开始排放稀释核污水之前进行最后审查。根据国际原子能机构5月26日发布的声明，工作小组的专家会以国际安全标准审查福岛核电站废水处理计划，以避免人类和环境受到有害的核辐射物质威胁。</text:p>
      <text:p text:style-name="P4">
日本经济产业省表示，该小组成员包括了来自11个国家的专家。在本次为期五天的访问中，将与政府和核电站运营商东京电力公司的高层会面，并参观福岛第一核电站，观察多核素去除装置（ALPS）的准备工作。</text:p>
      <text:h text:style-name="P12" text:outline-level="3">
<text:span text:style-name="T4">
需数十年才能完成</text:span>
</text:h>
      <text:p text:style-name="P4">
<text:a xlink:type="simple" xlink:href="https://www.dw.com/zh/zh/日本确定排福岛核废水入海-邻国表示反对/a-57178163" text:style-name="Internet_20_link" text:visited-style-name="Visited_20_Internet_20_Link">
 日本在2021年4月宣布废水排海计划，表示在进一步将核污染废水处理和稀释到「安全水平」后，会逐步释放废水到海洋中。</text:a>
此计划在2022年7月由日本原子能规制委员会批准。</text:p>
      <text:p text:style-name="P4">
日本官员说，这些水将被处理到可合法释放的水平，并用大量的海水进一步稀释。他们补充，这些水将在数十年内通过一个海底管道逐渐释放，使其对人类和海洋生物均无害。</text:p>
      <text:p text:style-name="P4">
</text:p>
      <text:p text:style-name="P4">
国际原子能机构工作小组去年2月也曾访问日本，与日本官员讨论废水议题（資料照片）</text:p>
      <text:p text:style-name="P4">
2022年，国际原子能机构曾多次派人前往日本调查，据该机构声明称，到目前为止已经发布了五份与废水排海计划有关的报告，包含了对「技术」和「监管」两个方面的安全审查工作。</text:p>
      <text:p text:style-name="P4">
接下来，在日本核监管机构对新建的排水设施进行安全检查，以及国际原子能机构预计在今年6月底提出最终报告后，日本有望在几个月内开始将处理过的核废水排入海中。</text:p>
      <text:h text:style-name="P12" text:outline-level="3">
<text:span text:style-name="T4">
反对声浪</text:span>
</text:h>
      <text:p text:style-name="P4">
<text:a xlink:type="simple" xlink:href="https://www.dw.com/zh/zh/日本拟排福岛核废水入海-渔民强烈反弹/a-57155816" text:style-name="Internet_20_link" text:visited-style-name="Visited_20_Internet_20_Link">
 不过，该计划一直以来遭到福岛渔民的强烈反对，他们担心潜在健康危害和生计受影响。</text:a>
韩国、中国以及太平洋岛国等附近国家，均提出了对于核废水可能影响健康的质疑。</text:p>
      <text:p text:style-name="P4">
因此，日本当局寻求国际原子能机构的帮助，以确保其排放过程符合国际安全标准，期望获得其他国家的理解。日本政府已经加强了在日本媒体和食品展上的宣传活动，以宣传福岛海鲜产品的安全性，同时向包括韩国和太平洋岛国论坛成员等外国政府提供定期简报。</text:p>
      <text:p text:style-name="P4">
</text:p>
      <text:p text:style-name="P4">
一名检验人员正在对福岛废水样本进行氚含量检测</text:p>
      <text:p text:style-name="P4">
与此同时，中国代表在5月27日的世界卫生大会（WHA）上则表示：坚决反对日本单方面决定将福岛核污染水排入海洋。中方代表称，福岛沿岸拥有世界上最强的洋流，核污染水排海10年后，有关放射性核素将蔓延至全球海域，此举系将风险转嫁给全人类。中方代表还强调，在同各方协商达成一致前，日方不得擅自启动核污染水排海。</text:p>
      <text:h text:style-name="P12" text:outline-level="3">
<text:span text:style-name="T4">
500个奥运泳池的废水</text:span>
</text:h>
      <text:p text:style-name="P4">
目前，福岛第一核电站的水箱中储存着近130万吨污染水，这些是在2011年福岛核灾后用于冷却反应堆核心的水。总量足以填满约500个奥运会标准游泳池，每年维护成本约需花费1000亿日元。而且，目前的储存空间已经所剩无几。日本官员表示，有必要移除目前储存在水箱中的水，以预防未来若发生另一场灾难时可能产生的意外泄漏，此举同时也能为核电站的退役腾出空间。</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日本核废水排海在即-原子能机构再赴福岛审查/a-65763766" text:style-name="Internet_20_link" text:visited-style-name="Visited_20_Internet_20_Link">
https://www.dw.com/zh/日本核废水排海在即-原子能机构再赴福岛审查/a-65763766?maca=chi-rss-chi-all-1127-rdf</text:a>
</text:p>
      <!--NEWS-->
      <text:h text:style-name="P10" text:outline-level="1">
<text:span text:style-name="T4">
一艘中国船只涉嫌非法打捞二战沉船　在马来西亚遭扣押</text:span>
</text:h>
      <text:p text:style-name="P4">
Author: None</text:p>
      <text:p text:style-name="P4">
Publisher: Radio Free Asia (Organization)</text:p>
      <text:p text:style-name="P4">
Published Time: 2023-05-29T16:45:00-04:00</text:p>
      <text:p text:style-name="P4">
Modified Time: 2023-05-30T09:41: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2.311589in" draw:z-index="0">
<draw:image xlink:href="../Images/rfamandarin/2023-05-29T16-45-00-04-00/000000.png" xlink:type="simple" xlink:show="embed" xlink:actuate="onLoad" draw:mime-type="image/png"/>
</draw:frame>
 威尔士亲王号战列舰（HMS Prince ofWales），是英国皇家海军英王乔治五世级战列舰的二号舰。 <text:a xlink:type="simple" xlink:href="https://www.rfa.org/mandarin/Xinwen/6-05292023164438.html/@@images/image" text:style-name="Internet_20_link" text:visited-style-name="Visited_20_Internet_20_Link">
</text:a>
维基百科</text:p>
      <text:p text:style-name="P4">
路透社5月29日引述马来西亚海事部门证实，一艘在中国注册的散货船上周末被扣押，原因是该船在未经许可的水域抛锚，并在船上发现了据信二战时期的炮弹残骸。</text:p>
      <text:p text:style-name="P4">
此前的相关报道曾披露，有船只试图在马来西亚沿海打捞两艘英国二次世界大战时期的“威尔士亲王号”和“反击号”沉船，两船在1941年被日本海军的鱼雷击沉。而英国皇家海军国家博物馆和英国国防部上周已针对上述消息表示关切和谴责。</text:p>
      <text:p text:style-name="P4">
马来西亚海事执法机构表示，一艘在中国福州注册并载有32名船员的船只周日在马来西亚南部海域接受例行检查时，未能出示抛锚许可证。经进一步检查，在船上还发现有疑似来自上述两艘英国沉船的废金属和炮弹残骸。</text:p>
      <text:p text:style-name="P4">
责编：何平</text:p>
      <text:p text:style-name="P4">
Source: <text:a xlink:type="simple" xlink:href="https://www.rfa.org/mandarin/Xinwen/6-05292023164438.html" text:style-name="Internet_20_link" text:visited-style-name="Visited_20_Internet_20_Link">
https://www.rfa.org/mandarin/Xinwen/6-05292023164438.html</text:a>
</text:p>
      <!--NEWS-->
      <text:h text:style-name="P10" text:outline-level="1">
<text:span text:style-name="T4">
中国劳动力老龄化严重　江苏允许超龄建筑农民工进入工地</text:span>
</text:h>
      <text:p text:style-name="P4">
Author: None</text:p>
      <text:p text:style-name="P4">
Publisher: Radio Free Asia (Organization)</text:p>
      <text:p text:style-name="P4">
Published Time: 2023-05-29T16:47:00-04:00</text:p>
      <text:p text:style-name="P4">
Modified Time: 2023-05-30T09:41: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612011in" draw:z-index="0">
<draw:image xlink:href="../Images/rfamandarin/2023-05-29T16-47-00-04-00/000000.png" xlink:type="simple" xlink:show="embed" xlink:actuate="onLoad" draw:mime-type="image/png"/>
</draw:frame>
 北京的一处建筑工地 <text:a xlink:type="simple" xlink:href="https://www.rfa.org/mandarin/Xinwen/8-05292023164654.html/@@images/image" text:style-name="Internet_20_link" text:visited-style-name="Visited_20_Internet_20_Link">
</text:a>
路透社图片</text:p>
      <text:p text:style-name="P4">
中国人口出生率下滑之际，劳动人口的老龄化问题也日趋严重。而由此，各地政府解禁务工年龄上限的措施引发舆论关注。</text:p>
      <text:p text:style-name="P4">
据中国财新网报道，江苏省住建厅日前发布《关于进一步做好建筑施工从业人员“建安码”系统试点应用的通知》，显示当地政府不再“一刀切”禁止超龄建筑工人进入工地工作。据介绍，所谓超龄建筑工人即60岁至65岁的男性工人，以及55岁至60岁的女性工人。江苏省希望通过给建筑工人赋码，控制超龄工人比例。</text:p>
      <text:p text:style-name="P4">
报道还引述中国人社部官员表示，相关部门目前已在政策方面做出调整，各地都放宽了对建筑工人年龄的限制。</text:p>
      <text:p text:style-name="P4">
近年来，中国建筑业劳动力的老龄化问题逐渐加剧。北京《经济日报》此前披露，按照目前50岁以上农民工占比情况推算，未来或有8000万农民工面临超龄问题，大龄农民工怎么转型是摆在中国劳动力资源问题上的一道现实课题。</text:p>
      <text:p text:style-name="P4">
责编：何平</text:p>
      <text:p text:style-name="P4">
Source: <text:a xlink:type="simple" xlink:href="https://www.rfa.org/mandarin/Xinwen/8-05292023164654.html" text:style-name="Internet_20_link" text:visited-style-name="Visited_20_Internet_20_Link">
https://www.rfa.org/mandarin/Xinwen/8-05292023164654.html</text:a>
</text:p>
      <!--NEWS-->
      <text:h text:style-name="P10" text:outline-level="1">
<text:span text:style-name="T4">
日韩严阵以待朝鲜放“卫星” 　中国外交部：事出有因</text:span>
</text:h>
      <text:p text:style-name="P4">
Author: None</text:p>
      <text:p text:style-name="P4">
Publisher: Radio Free Asia (Organization)</text:p>
      <text:p text:style-name="P4">
Published Time: 2023-05-29T16:49:00-04:00</text:p>
      <text:p text:style-name="P4">
Modified Time: 2023-05-30T09:40: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779517in" draw:z-index="0">
<draw:image xlink:href="../Images/rfamandarin/2023-05-29T16-49-00-04-00/000000.png" xlink:type="simple" xlink:show="embed" xlink:actuate="onLoad" draw:mime-type="image/png"/>
</draw:frame>
朝鲜于本周一通报日本政府，将于本月31日零时至下月11日零时之间发射人造卫星。韩国首都首尔地铁29日的新闻时段播出朝鲜发射火箭的资料画面。 <text:a xlink:type="simple" xlink:href="https://www.rfa.org/mandarin/Xinwen/10-05292023164857.html/@@images/image" text:style-name="Internet_20_link" text:visited-style-name="Visited_20_Internet_20_Link">
</text:a>
Photo: RFA</text:p>
      <text:p text:style-name="P4">
朝鲜于本周一通报日本政府，将于本月31日零时至下月11日零时之间发射人造卫星。此举迅速引发韩国警告和日本高度警戒后，中国外交部发言人毛宁却以半岛形势“事出有因”对此作出回应。</text:p>
      <text:p text:style-name="P4">
毛宁还表示，“希望有关各方能够正视问题症结，坚持政治解决方向，通过有意义的对话均衡解决各自合理关切。”</text:p>
      <text:p text:style-name="P4">
韩国外交部当天强调，朝方所谓“发射卫星”严重违背联合国安理会有关禁止一切利用弹道导弹技术的发射行为的决议，是任何借口都无法为其开脱的非法行径。韩国政府将在韩美日紧密合作的基础上与国际社会协作，坚决应对朝方挑衅。</text:p>
      <text:p text:style-name="P4">
据韩联社报道，朝鲜之所以向日本通报人造卫星发射计划，是因为根据国际海事组织（IMO）的全球航行警告服务（WWNWS），韩朝同属航行警告区域（NAVAREA）中的XI区，而该区的协调国为日本。据悉，朝鲜并未向国际海事组织等机构通报发射计划。</text:p>
      <text:p text:style-name="P4">
日本首相岸田文雄周一当天也表示，朝鲜即使声称是发射“卫星”，但使用弹道导弹技术的发射也违反联合国安理会决议，“这是事关国民安全的重大问题”。日本外务省亚洲大洋洲局长船越健裕当天也与美国朝鲜政策特别代表金圣，以及韩国朝鲜半岛和平交涉本部长金健举行电话磋商，确认将强烈要求朝鲜自我克制，并就包括三国安全合作在内强化威慑力达成一致。</text:p>
      <text:p text:style-name="P4">
共同社的报道说，朝鲜在过去的4次通报后，先后于2009年4月、2012年4月、2012年12月和2016年2月发射了实际上的弹道导弹。目前，日本防卫相滨田靖一已向自卫队发出拦截导弹的“摧毁措施命令”。</text:p>
      <text:p text:style-name="P4">
责编：何平</text:p>
      <text:p text:style-name="P4">
Source: <text:a xlink:type="simple" xlink:href="https://www.rfa.org/mandarin/Xinwen/10-05292023164857.html" text:style-name="Internet_20_link" text:visited-style-name="Visited_20_Internet_20_Link">
https://www.rfa.org/mandarin/Xinwen/10-05292023164857.html</text:a>
</text:p>
      <!--NEWS-->
      <text:h text:style-name="P10" text:outline-level="1">
<text:span text:style-name="T4">
Lex专栏：美国散户失去“动物精神” (Free Version)</text:span>
</text:h>
      <text:p text:style-name="P4">
Authors: ['Lex专栏']</text:p>
      <text:p text:style-name="P4">
Publisher: 英国《金融时报》</text:p>
      <text:p text:style-name="P4">
Time: 2023-05-29T22:39:51+00:00</text:p>
      <text:p text:style-name="P4">
Published Time: 2023-05-29T12:00:99+08:00</text:p>
      <text:p text:style-name="P4">
Modified Time: 2023-05-29T18:29:99+08:00</text:p>
      <text:p text:style-name="P4">
Description: 今年上半年大幅上升的美国股市，可能难以在下半年延续涨势。与此同时，银行存款和货币市场基金如今提供较高的收益率。</text:p>
      <text:p text:style-name="P4">
Images: ["<text:a xlink:type="simple" xlink:href="https://thumbor.ftacademy.cn/unsafe/picture/0/000126800_piclink.jpg" text:style-name="Internet_20_link" text:visited-style-name="Visited_20_Internet_20_Link">
000126800_pic...</text:a>
"]</text:p>
      <text:p text:style-name="P4">
Themes: ['美国股市']</text:p>
      <text:p text:style-name="P4">
Keywords: ['美国股市', '微软', '苹果', '摩根大通', '标普500', '纳斯达克100指数']</text:p>
      <text:p text:style-name="P4">
Type: Article</text:p>
      <!--METADATA-->
      <text:p text:style-name="P4">
<draw:frame draw:style-name="fr1" draw:name="Image58" text:anchor-type="as-char" svg:width="6.9236in" svg:height="4.617987in" draw:z-index="0">
<draw:image xlink:href="../Images/FT Chinese Free Version/2023-05-29T22-39-51-00-00/000126800_piclink.jpg" xlink:type="simple" xlink:show="embed" xlink:actuate="onLoad" draw:mime-type="image/jpeg"/>
</draw:frame>
</text:p>
      <text:p text:style-name="P4">
一朝被蛇咬，十年怕井绳？在2022年熊市期间亏损的散户投资者，在美国股市今年大幅上升之际基本上坐在场边观望。自1月初以来，纳斯达克综合指数(NasdaqComposite)攀升逾20%，而标普500指数(S&amp;P 500)已从3月的银行业动荡恢复元气，同期上升9%。</text:p>
      <text:p text:style-name="P4">
在2023年初踊跃买入此前价格被压低的股票后，散户的购股意愿已经减弱。据摩根大通(JPMorganChase)介绍，股票和交易所交易基金(ETF)的零售交易订单目前占所有交易流量的不到16%，显著低于1月底23%的峰值。</text:p>
      <text:p text:style-name="P4">
Source: <text:a xlink:type="simple" xlink:href="http://www.ftchinese.com/story/001099796" text:style-name="Internet_20_link" text:visited-style-name="Visited_20_Internet_20_Link">
http://www.ftchinese.com/story/001099796</text:a>
</text:p>
      <!--NEWS-->
      <text:h text:style-name="P10" text:outline-level="1">
<text:span text:style-name="T4">
港商北上——中国当代出口贸易的基石 (Free Version)</text:span>
</text:h>
      <text:p text:style-name="P4">
Authors: ['为FT中文网撰稿']</text:p>
      <text:p text:style-name="P4">
Publisher: 英国《金融时报》</text:p>
      <text:p text:style-name="P4">
Time: 2023-05-29T22:40:35+00:00</text:p>
      <text:p text:style-name="P4">
Published Time: 2023-05-29T12:00:99+08:00</text:p>
      <text:p text:style-name="P4">
Modified Time: 2023-05-29T18:40:99+08:00</text:p>
      <text:p text:style-name="P4">
Description: 李瀚明：随着香港商人北上内地，亚太地区从“亚洲四小龙”开始逐渐形成了“亚洲四小虎”和中国两条大相径庭的“雁阵”。</text:p>
      <text:p text:style-name="P4">
Images: ["<text:a xlink:type="simple" xlink:href="https://thumbor.ftacademy.cn/unsafe/picture/3/000171963_piclink.jpg" text:style-name="Internet_20_link" text:visited-style-name="Visited_20_Internet_20_Link">
000171963_pic...</text:a>
"]</text:p>
      <text:p text:style-name="P4">
Themes: ['中国经济']</text:p>
      <text:p text:style-name="P4">
Keywords: ['中国经济', '外贸', '香港']</text:p>
      <text:p text:style-name="P4">
Type: Article</text:p>
      <!--METADATA-->
      <text:p text:style-name="P4">
<draw:frame draw:style-name="fr1" draw:name="Image59" text:anchor-type="as-char" svg:width="6.9236in" svg:height="3.894525in" draw:z-index="0">
<draw:image xlink:href="../Images/FT Chinese Free Version/2023-05-29T22-40-35-00-00/00017196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4">
【编者按】随着中国本土资本的不断发展，中国在外资利用上的情况也有所变化。中国本土资本正在逐渐形成自己的跨国品牌，并且这种品牌效应已经在稳定出口额和外贸业绩上初具成效。为此，FT中文网近期组织“中国外贸转型之路”专题，在接下来的一系列文章中，我们将讲述中国不同省份的代表性企业如何在不同的细分市场上，形成自己的跨国品牌。编辑事宜，联系闫曼man.yan@ftchinese.com。</text:span>
</text:p>
      <text:p text:style-name="P4">
在国际贸易和产业布局的研究中，由日本学者根据比较优势理论在1935年提出的“雁行形态论”是一种非常有代表性的说法。在“雁行论”下，发达国家的某些产业会因为比较成本原因（典型的原因是劳动力随着经济发展而供不应求），逐步以国际贸易和对外投资的形式转移到发展中国家。</text:p>
      <text:p text:style-name="P4">
二战后亚太地区的经济发展是这一理论的典型例子：在日本60到80年代的经济成长之后，亚洲四小龙（港台以及新加坡和韩国）的经济在70年代到90年代之间也开始发展起来。那么，问题来了——在亚洲四小龙发展起来之后，产业又要转移给谁呢？</text:p>
      <text:p text:style-name="P4">
国际社会在80年代的普遍认知，是“亚洲四小虎”（印尼、泰国、马来西亚和菲律宾）会接棒。当时，欧美国家的大型企业在这些国家挹注资金进行直接投资，令得这四个国家的经济一时欣欣向荣。</text:p>
      <text:p text:style-name="P4">
而与之同时，也有一些香港商人响应国家号召“跨过深圳河”，开启了另外一条雁阵。这条雁阵最先在一水之隔的珠三角地区发展，随着中国改革开放和西部大开发的进程而发展到神州大地各处。</text:p>
      <text:p text:style-name="P4">
就此，在亚洲四小龙之后“雁阵”就此一分为二。这两条雁阵不但在90年代至今的30年中相互竞争，逐渐塑造了今天亚洲地区的制造业格局，而且在接下来的30年中大概率也会持续竞争下去。因此，研究这两条雁阵的基础和特点，对于中国未来的经济发展大有裨益。</text:p>
      <text:p text:style-name="P4">
这两条雁阵的第一个典型的不同，在于其沟通语言的不同。在传统的“美国——日本——亚洲四小龙——东南亚其它国家”的雁阵中，占据主导性地位的语言是英语；而从香港跨越深圳河的这一条雁阵中，占据主导性地位的语言是汉语。</text:p>
      <text:p text:style-name="P4">
使用英语和汉语沟通的最大分别在于沟通成本及与之带来的投资门槛。熟悉企业管理的朋友可能知道，在企业管理当中一个典型的问题是老板、管理层和员工之间的“代理人困境”。代理人困境通常由一个动机（各方的利益不同）和一个前提（三者之间存在信息不对称）组成——而语言正是决定信息不对称和沟通效率，影响生产成本的关键因素。</text:p>
      <text:p text:style-name="P4">
因此在东南亚设厂生产的企业往往以大型企业为主——因为英语和本地语言之间的鸿沟实在太大，因此需要通过请专职翻译做“买办”，形成欧美老板+东南亚管理层+东南亚基层员工的三层架构，成本和门槛显然更高；但是反过来，在珠三角乃至中国各地，都有不少港澳台商人投资的小厂甚至个体户——尽管老一辈港商的普通话不时被调侃为“煲冬瓜”，但这并不影响老板直接和员工、政府等社会各界沟通。</text:p>
      <text:p text:style-name="P4">
说到这个就要顺道提一嘴台湾当局鼓励前往东南亚投资的“南向政策”。这个政策从90年代李登辉还在做领导人时就开始提起，但一直成效不彰——如果以对中国大陆的投资额为比较的话，台湾对东南亚的投资额实在微不足道。若要深究个中原因，语言不通带来的高昂的沟通成本绝对算一个。（台商西进我们在下一篇文章中将继续详述，此不赘述）</text:p>
      <text:p text:style-name="P4">
语言相通除了降低了投资上的沟通成本和投资门槛以外，还影响了投资者的心态。英语在东南亚是典型的贸易语言（掌握的人少，且通常仅限于贸易的沟通），而汉语在中国则是典型的文化语言（掌握的人多，并且使用的语境更丰富）。</text:p>
      <text:p text:style-name="P4">
因此，欧美商人在东南亚讲英语和香港商人在内地讲汉语，其境况是完全不同的——某种程度上而言，回到内地既是投资，也是换个地方生活。笔者有不少港澳朋友拿着回乡证在广东投资兴业，长居广东超过二十年者比比皆是。</text:p>
      <text:p text:style-name="P4">
这种心态区别直接体现在投资地点上。与东南亚的外资投资者倾向于投资少数几个具有完善的外国人接待能力的城市不同，不少在内地投资的香港企业主往往会选择“落叶归根”在家乡投资。</text:p>
      <text:p text:style-name="P4">
低经营成本带来的低风险敞口和“落叶归根”的心态带来的低风险敏感度，使得中国这一条雁阵熬过了1997年的亚洲金融风暴——与此同时，“亚洲四小虎”则受到美国和日本在90年代大幅度加息，东南亚外资回流母国的影响，在亚洲金融风暴中遭遇重挫。</text:p>
      <text:p text:style-name="P4">
让我们再进一步沿着这个话题展开。这里我们需要提到两个常见的英语词语——Offshoring“离岸”和Outsourcing“外包”。Offshoring离岸指的是把一个业务流程移出主要经营所在国家，而Outsourcing外包则指的是以委托合同的形式将一个业务流程交给别的实体来完成。</text:p>
      <text:p text:style-name="P4">
我们刚刚提到，在东南亚设厂的投资者多以大型企业设分厂为主，而在内地设厂的香港投资者则以中小企业主为主。大型企业在东南亚的分厂多数属于典型的Offshoring——虽然将工厂搬迁到了东南亚国家而得以节约劳动力成本，但厂房和生产设备等仍然是总公司的海外资产。在这种模式下，工厂本身是母公司生产计划的一部分：大部分工厂建成了就有需求，需求并不是当地管理层需要考虑的问题（往往这也由不得当地人管理，而是由母公司统一考虑）。</text:p>
      <text:p text:style-name="P4">
反过来，在中国设厂的中小企业投资者需要一肩同时扛起生产和销售的重担。这种需要兼顾生产和销售的生意模式，使得珠三角形成了独特的“前店后厂”架构——港人一方面以英语接待各国客商获得订单，一方面以粤语或普通话在深圳东莞招呼生产。</text:p>
      <text:p text:style-name="P4">
这种模式下，生产实际上是Outshore离岸和Outsourcing外包的结合体：港商在内地的工厂不但不在客商所属国家，并且还不是客商的资产。客商只需按照最终消费者下单，下多少付多少货款就行。外包这种“Productionas a Service生产即服务”的模式进一步大大降低了外商贸易的门槛——他们不再需要准备足以设立工厂的大笔资金，只需要备足货款就行。</text:p>
      <text:p text:style-name="P4">
这也就是珠三角能做起来“中非贸易”，将广州推上“第三世界首都”的根本原因——以亚非拉国家有限的资本积累，是不可能在中国投资建厂的；但若是从购买商品开始做小本生意，那自然是绰绰有余。同时，港商也可以同时承揽国内外的各种订单，而无需拘泥于单一市场。</text:p>
      <text:p text:style-name="P4">
让我们回到雁行理论。雁行理论大部分时候是以外商直接投资的形式进行的：例如美国和日本企业在亚洲四小龙，以及往后亚洲四小虎的投资就是典型的例子。但是，雁行理论本身只是说产业在地理位置上的转移，并没有预料到产业会以何种形式“搬家”。从这个角度来看，随着港商北上而引进中国的这种离岸外包文化，对整个中国的外贸结构带来了极为深远的影响。</text:p>
      <text:p text:style-name="P4">
从某种程度上来说，中国这种以中小企业为主体，以承接境外客户外销订单为形式的产业转移模式，相比当年四小虎那种以大型企业分公司为主体，以承接母公司生产出口计划为形式的产业转移模式，虽然在起步阶段确实困难很多，但反而具备了经营自主权这一宝贵而坚实的立身之本。</text:p>
      <text:p text:style-name="P4">
在《折叠微笑曲线》这篇文章中我们说过，跨境电商带来的最大变化，是企业主或多或少具备了直面客户需求的能力，从而打破了外商对客户需求信息的垄断。但是，跨境电商这种旨在帮助企业寻找客户的生意模式，是不可能在那些以接纳大型企业设分公司的形式接受产业转移的国家诞生的——销售渠道都把控在外国人手里而不由本地人负责，哪里有这种生意生根发芽的土壤？</text:p>
      <text:p text:style-name="P4">
因此，某种程度上而言，如今有着琳琅满目的商品选择，在欧美国家迅速成为大热门APP的跨境电商应用的成功，也有当年跨过深圳河，首创“前店后厂”的香港商人的一份功劳。清末民初著名的思想家严复先生“身贵自由，国贵自主”的主张，在做生意和产业这一行看来也同样适用啊。</text:p>
      <text:p text:style-name="P4">
如果说当年以从事纺织产业为主的港商北上内地的故事是这出大戏的第一幕的话，那么以从事电子产业为主的台商西进大陆的故事，则是这出大戏的第二幕。当然，电子产业的规模远比纺织产业要巨大，产业结构也更为复杂。在下一篇文章中，我们将会讨论台商在大陆发展起来的电子组装产业出口。</text:p>
      <text:p text:style-name="P4">
<text:span text:style-name="T5">
(本文仅代表作者本人观点，责编：闫曼 man.yan@ftchinese.com)</text:span>
</text:p>
      <text:p text:style-name="P4">
Source: <text:a xlink:type="simple" xlink:href="http://www.ftchinese.com/story/001099793" text:style-name="Internet_20_link" text:visited-style-name="Visited_20_Internet_20_Link">
http://www.ftchinese.com/story/001099793</text:a>
</text:p>
      <!--NEWS-->
      <text:h text:style-name="P10" text:outline-level="1">
<text:span text:style-name="T4">
量化交易真的完美无缺么？ (Free Version)</text:span>
</text:h>
      <text:p text:style-name="P4">
Authors: ['为FT中文网撰稿']</text:p>
      <text:p text:style-name="P4">
Publisher: 英国《金融时报》</text:p>
      <text:p text:style-name="P4">
Time: 2023-05-29T22:41:03+00:00</text:p>
      <text:p text:style-name="P4">
Published Time: 2023-05-29T12:00:99+08:00</text:p>
      <text:p text:style-name="P4">
Modified Time: 2023-05-29T18:40:99+08:00</text:p>
      <text:p text:style-name="P4">
Description: 王倩：量化交易中数据的稳定性对整个金融市场的影响是巨大的。不仅要提高数据质量，更要关注与数据有关的外部环境系统的稳定性，这才是真正的道理。</text:p>
      <text:p text:style-name="P4">
Images: ["<text:a xlink:type="simple" xlink:href="https://thumbor.ftacademy.cn/unsafe/picture/7/000177257_piclink.jpg" text:style-name="Internet_20_link" text:visited-style-name="Visited_20_Internet_20_Link">
000177257_pic...</text:a>
"]</text:p>
      <text:p text:style-name="P4">
Themes: ['量化交易']</text:p>
      <text:p text:style-name="P4">
Keywords: ['量化交易', '数据', '投资']</text:p>
      <text:p text:style-name="P4">
Type: Article</text:p>
      <!--METADATA-->
      <text:p text:style-name="P4">
<draw:frame draw:style-name="fr1" draw:name="Image60" text:anchor-type="as-char" svg:width="6.9236in" svg:height="3.894525in" draw:z-index="0">
<draw:image xlink:href="../Images/FT Chinese Free Version/2023-05-29T22-41-03-00-00/00017725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据排排网最新数据显示，截至7月底，百亿量化私募机构数量达到30家，创下历史新高。这背后，是量化私募产品投资策略也发生着明显变化。</text:p>
      <text:p text:style-name="P4">
近年来，金融科技的兴起加速了传统金融行业的转型升级，同时也催生了包括互联网金融、量化金融、大数据金融、数字货币和智能投顾在内的众多新兴行业和金融服务模式。</text:p>
      <text:p text:style-name="P4">
提及量化金融，人们首先离不开量化交易。无论是国内还是国外，蕴含著“程序化”、“高科技”、“高稳收益”等光环的量化投资交易策略不断映入人们的眼帘。国内量化投资近几年可谓是“冰火两重天”。在刚刚经历行业大扩容后，就遭遇了牛熊交替、市场风格切换的行情，令量化基金备受考验。</text:p>
      <text:p text:style-name="P4">
那么，量化交易真的是完美无缺的么？在量化交易中，人们要注意些什么呢？</text:p>
      <text:p text:style-name="P4">
量化交易对我们并不陌生，它是指以数学模型替代人为的主观判断，利用计算机技术从庞大的历史数据中海选能带来超额收益的多种“大概率”事件以制定策略，其典型的例子就是高频交易。在这里，计算机在部分或全部程度上替代了人脑的思维。</text:p>
      <text:p text:style-name="P4">
顾名思义，量化是以数学模型做基础，在这里主要涉及的是数理统计模型结合交易策略。我们知道，数理统计是建立在数据基础上的科学，因而量化金融离不开数据。我们简单的说，量化金融所涉及的数理统计方法主要有贝叶斯统计学、时间序列分析、机器学习等。这些方法都离不开对数据的需求。而量化金融的过程是通过计算机编程来实现的，整个变成过程中也离不开数据的应用。如果数据质量、数量不理想，势必会影响到量化金融的应用，因为它是建立在数据基础上的。从交易的流程中，限价订单系统，就是一个典型的应用范围。</text:p>
      <text:p text:style-name="P4">
量化交易涉及了交易策略、风险模型、交易成本模型作为其基本的理论基础，这三者构架了资产组合模型。生成的这个资产组合模型，通过量化的方法得以在金融市场上交易实施。这其中有几个层面涉及到了数据。</text:p>
      <text:p text:style-name="P4">
量化交易中的数据问题不仅仅涵盖数据本身，也包含数据的外部环境、其所在的技术平台等。因为所有这些因素共同造就了数据的大环境，决定了数据的质量与数量。</text:p>
      <text:p text:style-name="P4">
我们以股价为例，对于那些交易频率低的股票，它们缺少数据的时间序列；对于交易频率高的部分股票，它们的价格是间断性的变化（缺乏连续性）。这些，都无疑是数据不理想的表现。无论是哪个环节，数据本身都存在问题。比如说，数据的计数点、数据的采集、如何从数据中得到价格，还有获得的数据同真实时间的时间差等问题。</text:p>
      <text:p text:style-name="P4">
数学模型在量化金融的过程中是一种应用的方法，归根结底，它要有交易策略做支撑。常用的量化策略有价值投资、全球宏观策略、alpha策略等。在运用这些交易策略的时候，人们都需要有数据做支撑。</text:p>
      <text:p text:style-name="P4">
对于金融产品，我们熟悉的有股票、期货、商品等，它们都存在不同特征与维度的数据质量问题。我们再以股票为例：分股、断层、分红、异常值等，都影响了量化金融过程中数据的质量。因为这些情况的出现，使得股票价格的数据产生了不连续、跳跃、异常等现象，势必加大了使用过程中的困难——是否使用这些数据、如何处理这些问题等。</text:p>
      <text:p text:style-name="P4">
再比如说商品交易，它的交易特征为交易时间寿命很短，通常就为几个月；而且交易的量相对小。如果量化金融过程中使用商品做量化的头寸，使用它的价格数据，这些都是存在的问题——数据质量不佳。</text:p>
      <text:p text:style-name="P4">
提及数据在量化交易中的重要性，还离不开一个维度，那就是数据的外部环境是否可靠。因为量化交易在很大程度上依赖数据——从计算方法，到运用的基础素材，都已数据为基础，所以它的安全性与可信性也很重要。提到安全性，对数据的外部环境也要有足够的要求：稳定的系统。在高频交易中，这一点尤为重要。如果交易系统安全性与稳定性达不到要求，那么一旦出现问题，势必会对整个市场和交易产生巨大的负面影响。</text:p>
      <text:p text:style-name="P4">
在高频交易中，大规模的交易量会使得系统的稳定性和市场的融合性受到威胁。因为大规模和高速的输入、修正和删除订单信息都可能会对交易所的基础设施产生极大的负面压力。这是数据在量化交易流程中容易生成的问题。</text:p>
      <text:p text:style-name="P4">
在高频交易中，交易的速度与复杂性获得了提升。但其伴随的也有相应的风险：它可以因一个突来的大订单，使的整个的交易系统的负担加重。还有一种可能，量化交易受到市场上发生的大事件的影响，并进而导致了更多系列的量化交易，也就是我们常提到的连锁反应。这些都加大了市场的波动率。</text:p>
      <text:p text:style-name="P4">
我们上面阐述了由于数据本身存在质量、数量以及外部环境的稳定性对量化交易产生的难度。那么人为的数据操纵，则从另一个层面影响了交易的真实性与可信度。这也属于交易中操作风险领域的问题。在这里，安全系统中的IT风险就是操作风险的一种。IT风险很难通过数学模型来进行控制。它更多的是依赖IT流程的稳定性与质量，以及投入的IT产品。为了保证整个流程与系统的质量，需要在技术与组织上采取一定的措施。</text:p>
      <text:p text:style-name="P4">
既然数据在量化交易中有很重要的作用，所以上述这些问题的出现必须得到解决，从而保障量化交易的质量。目前，已有一些国家出台了相关的监管政策来应对量化金融中数据方面出现的问题。例如在德国，监管机构针对量化交易过程中有可能发生的系统稳定类操作风险，要求相关金融机构对新产品流程、自动性提前控制、持续监控过程以及危机应急方案等采取明确的管理措施。</text:p>
      <text:p text:style-name="P4">
更加详细的说，德国金融监管机构针对量化交易的系统与控制措施剔除了很高的要求，其涉猎到：降低风险并且制止市场操作；机构系统与风险监控、明确标记量化交易、针对高速度高流量的量化交易的应急措施；对量化交易、交易系统和控制机制进行备案等。</text:p>
      <text:p text:style-name="P4">
量化交易中数据在各个层次的稳定性对整个金融市场的影响是很大的。当前，国际金融市场量化交易的规模很大，而且也在一定程度上呈现为一种大趋势。如果数据系统大规模的发生问题，势必会影响到整个金融交易系统的稳定性。所以我们建议，不仅要提高数据本身的质量，更要关注与数据有关的外部环境系统的稳定性，这才是真正的道理。</text:p>
      <text:p text:style-name="P4">
（作者系同济大学副教授、FRM。本文仅代表作者观点。责任编辑邮箱：Tao.feng@ftchinese.com）</text:p>
      <text:p text:style-name="P4">
Source: <text:a xlink:type="simple" xlink:href="http://www.ftchinese.com/story/001099792" text:style-name="Internet_20_link" text:visited-style-name="Visited_20_Internet_20_Link">
http://www.ftchinese.com/story/001099792</text:a>
</text:p>
      <!--NEWS-->
      <text:h text:style-name="P10" text:outline-level="1">
<text:span text:style-name="T4">
以更加开放的“中国+”应对西方的“中国+1” (Free Version)</text:span>
</text:h>
      <text:p text:style-name="P4">
Authors: ['为FT中文网撰稿']</text:p>
      <text:p text:style-name="P4">
Publisher: 英国《金融时报》</text:p>
      <text:p text:style-name="P4">
Time: 2023-05-29T22:41:31+00:00</text:p>
      <text:p text:style-name="P4">
Published Time: 2023-05-29T12:00:99+08:00</text:p>
      <text:p text:style-name="P4">
Modified Time: 2023-05-29T18:41:99+08:00</text:p>
      <text:p text:style-name="P4">
Description: 赵建：后工业时代中国制造业会是什么样的命运，会不会也出现“铁锈地带”？如何创造新需求、开拓新市场，与老牌工业国家建立正确竞合关系？</text:p>
      <text:p text:style-name="P4">
Images: ["<text:a xlink:type="simple" xlink:href="https://thumbor.ftacademy.cn/unsafe/picture/4/000090414_piclink.jpg" text:style-name="Internet_20_link" text:visited-style-name="Visited_20_Internet_20_Link">
000090414_pic...</text:a>
"]</text:p>
      <text:p text:style-name="P4">
Themes: ['中国经济']</text:p>
      <text:p text:style-name="P4">
Keywords: ['供应链', '中国经济', '世界经济']</text:p>
      <text:p text:style-name="P4">
Type: Article</text:p>
      <!--METADATA-->
      <text:p text:style-name="P4">
<draw:frame draw:style-name="fr1" draw:name="Image61" text:anchor-type="as-char" svg:width="6.9236in" svg:height="4.627389in" draw:z-index="0">
<draw:image xlink:href="../Images/FT Chinese Free Version/2023-05-29T22-41-31-00-00/00009041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当西方国家的跨国公司为了所谓的供应链安全寻找可替代中国世界工厂地位的“中国+1”时，中国的制造业民企却悄悄的打造了融合数字技术与传统智慧的“中国+”。那就是基于中国深厚的制造业底蕴结合最先进的数字技术在中国本土打造“全球母本工厂”，形成伸向世界各地的人才、技术和资本触角，以更加柔性、韧性、人性化的姿势再次融入全球产业链和供应链，打造更加开放的中国现代产业体系。从某种意义上来说，这是中国民营企业在各种围追堵截和惊涛骇浪下努力冲出重围自发推动的中国式再全球化。</text:p>
      <text:p text:style-name="P4">
去年以来，当美国的苹果、TPIComposites，丹麦的维斯塔斯，芬兰的Salcomp等西方公司在印度加大投入，企图在中国之外再造一个“世界工厂”的时候，中国制造也在大型民企的带领下加大投资、提高产能。比如联想集团在深圳的南方智造基地今年正式规模化投产，逆势加码提高产能，助力整个集团继续稳稳占据全球PC出货量第一的地位，利用大湾区独有的人才、技术和国际物流优势，面向全球打造“母本工厂”，以“中国+”的开放姿态应对西方公司的“中国+1”。不仅仅是联想，越来越多的中国制造业民企，正在以这种模式和理念推动中国的产业升级走向更高水平的对外开放。</text:p>
      <text:p text:style-name="P4">
这种模式，既是大型制造业民企的战略举措，更是在百年未有之大变局下的必然选择——在国际竞争不断升级的局势下，加快向产业链和价值链的中高端跃迁。步入后工业化时代后，中国制造业正面对前所未有的国内外压力，可以说是围追堵截、惊涛骇浪。在国内，一段时间一小部分人对民营企业的负面舆论沸沸扬扬（直到现在依然存在被社会误解的现象），严重挫伤了民营制造业企业的干劲和信心。在全球范围内，一个迅速崛起的中国，一个产业链与价值链不断向上升级的“后起之秀”，如何与成熟的西方发达工业国家“争夺蛋糕”，建立新的竞合关系，减少非经济意义的对抗和冲突，多一些良性的竞争和合作，这些都是前所未有的时代命题。</text:p>
      <text:p text:style-name="P4">
尤其是在海外，制裁、脱钩、断链、围堵……自特朗普以来，打压中国制造在全球的影响力，推翻中国的世界工厂地位，似乎成为以美国为主的西方国家的政治正确。这种局势，随着特朗普下台拜登上任并没有发生改变，反而在新冠大流行、俄乌冲突之后愈演愈烈。针对中国制造的“威胁”，美国先后出台了《芯片与科学法案》、《通胀削减法案》等意在加速与中国脱钩的文件，可以说是无所不用其极。与此同时，越来越多的欧美企业跑到印度、东南亚，企图寻找可以替代中国供应链地位的另一个世界工厂，他们称之为“中国+1”战略。海外媒体纷纷喊出“世界工厂遭遇劲敌”——中国制造正面临一个内外施压的极限生存状态。</text:p>
      <text:p text:style-name="P4">
然而令人惊诧的是，除了刚开始与中国正式打贸易战的2018年中国对美国的出口有所下降之外，之后几年反而是继续不断攀升。尤其是疫情三年，全球出现了“全世界都在印钞，只有中国在生产”的罕见奇观。中国对美国经常账户下的贸易顺差屡创新高，每年竟然达到创纪录的平均3500亿美元。疫情三年，在一边抗疫一边生产的不利情况下，中国制造依然创造了近两万亿美元的经常账户贸易顺差，不得不说这是一个奇迹。中国制造业就像一只“打不死的小强”，不仅没有被国内外的各种惊涛骇浪打倒，反而在不断的逆势加码、逆境崛起、逆风前行。其中的原因是什么？中国制造业究竟为何有如此大的韧性？中国制造业独特优势的密码是什么？后工业时代中国制造业究竟会是什么样的命运，会不会也出现美国那样由于产业链外迁导致的“铁锈地带”？</text:p>
      <text:p text:style-name="P4">
笔者认为，中国制造业的独特优势主要还是制度优势，除了独特经济体制之外，在微观层面主要就是独特的充满韧性和极限生存能力的中国制造业民营企业（企业也是一种组织制度）。他们一方面在改革开放中虚怀若谷的学习了西方企业的先进管理技术，更重要的方面是继承发扬了中国优秀的传统文化：坚忍、勤劳、聪明、团结、百折不挠……在曾经受到不利的国内舆论打击时，在全世界围追堵截企图寻找另一个可替代的“中国+1”时，他们将这种独特的精神特质体现的淋漓尽致。</text:p>
      <text:p text:style-name="P4">
可以说，打不死、压不跨的中国民营企业，加上发展型、服务型政府以经济建设为中心的种种配套举措，不断完善的全国统一大市场的广度和深度，构成中国最重要的独特制度优势。这也是最近两次最重要的高层会议——4月政治局会议与5月中央财经委会议——接连再次发声“坚持两个毫不动摇”建设现代产业体系，并强调“呵护与培育优秀企业家”，提出“打造世界一流企业和先进制造业产业集群”等理念的根本原因。高层早就认识到，制造业民营企业是中国经济韧性的根基。</text:p>
      <text:p text:style-name="P4">
从宏观和历史趋势的方面，我们需要客观冷静认识当前的发展阶段和主要矛盾。在工业化初期中国一穷二白的背景下，资本积累不足和产能供给短缺是主要矛盾。当前中国已经成为第一大制造业强国、第二大经济体、工业门类最齐全的国家，人均收入已经达到世界平均水平，不再是前工业社会那种学习、依附和模仿的角色，而是已经成长为当代发达成熟国家强大的竞争对手。从这个意义上可以说，中国已经走完了基本的工业化历程，当前已经进入后工业社会。在后工业时代的中国，资本和产能结构性过剩，与发达国家的激烈竞争才是主要矛盾。如何找到或创造新需求、开拓新市场，与老牌工业国家建立正确的竞合关系，成为新时代中国制造新的时代主题与任务。</text:p>
      <text:p text:style-name="P4">
在此期间，我们也需要客观认识到中国制造业仍然存在大而不强、小而无序、创新不足、核心技术和材料依然在外等问题。我们过去解决这些问题主要依靠国家自上而下的产业政策，但是现在我们手中又多了一副牌，那就是改革开放四十多年成功培养了一批优秀的大型制造业民企。它们经历了改革开放的全部历程，经历了一次次技术革命浪潮的洗礼，一次次全球惊涛骇浪的冲击，经受住了历史和时代的考验，积累了深厚的海内外客户资源，具有较强的国际化和跨国经营能力，响应国家号召积极利用国内国外两个市场、两种资源。就像战场上最宝贵的资源是“老兵”，这些成立几十年、历久弥新的民营企业，一直坚守中国本土大本营，是改革开放半个世纪最宝贵的财富之一。</text:p>
      <text:p text:style-name="P4">
今天，这些“民企老兵”已经成为各领域的产业领军企业、供应链链主和产业龙头企业，是中国制造业产业生态的“大树”，可供诸多的中小企业“乘凉”。后工业化时代，百年未有之大变局的历史洪流中，现在迫切需要思考的是，中国制造业如何抵御类似美国后工业化时代产业空心化的命运，如何与已成熟的发达工业国家良性竞争？在还没有成为发达成熟的现代消费型、福利型国家之前，如何继续引领以数字化、绿色化、高端化为主线的新一轮工业化浪潮？从美国、德国、日本等已经走过这个阶段的成熟工业国家来看，大型领军、跨国制造业民企，与政府的产业政策主导者一样，在其中起着极为关键的作用。一方面，这些大型民企决定着产业链的位置，只要他们不动，产业链就不可能迁移。另一方面，这些大型民企具有充足的资源投入创新技术的研发，与政府的创新基金相比更加熟悉市场和产业化的规律，更加专业、敏感和高效率。</text:p>
      <text:p text:style-name="P4">
“养兵千日，用兵一时”。在中国制造面临前所未有的围追堵截的困难局面时，这些制造业民企老兵体现出了中国民企独有的竞争力和产业生态优势，继续认真“做好自己的事情”，以更加开放的姿势应对全球的去中国化、去全球化潮流。当西方公司忙着在全球寻找“中国+1”以逐渐替代中国世界工厂地位的时候，中国的大型制造业民企悄悄的打造更加开放“中国+”体系。其中一个典型的模式就是：基于中国深厚的制造业底蕴结合最先进的数字技术打造“全球母本工厂”，开启中国制造的跨国生产、经营及技术和理念对外输出时代，与世界各国尤其是金砖国家和一带一路沿线国家，共同构建和分享新的产业链和供应链。</text:p>
      <text:p text:style-name="P4">
“中国+”意味着一个更加开放、更加现代的产业体系，意味着中国制造更加柔性、更加包容的发展理念。在当前全球经济衰退风险越来越大，国际环境各种不确定性因素越来越多的情况下，大型制造业民企却逆势加码，这些企业通过向世界各地的工厂输出技术、人才和理念，根据各国不同的资源禀赋打造不同的产业链接口，当前已经形成了“中国+墨西哥”、“中国+匈牙利”、“中国+一带一路沿线诸国”等以深度合作为主的新的产业链、供应链体系，以更加开放的姿势再次融入全球制造业体系。</text:p>
      <text:p text:style-name="P4">
“竞争对手越封闭，我们就越开放；越去中国化，我们就越紧密的拥抱世界”。走向世界、经历了国内外种种惊涛骇浪的中国民营企业正变得越来越成熟、越来越自信、越来越智慧。事实也证明，西方公司的“中国+”战略实施的并不顺利。在印度，越来越多的外资企业发现印度政府办事效率低下、青年人不愿背井离乡、物流等基础设施不完善、成熟的产业工人短缺等问题依然很严重。国际货币基金组织在去年12月份的一份评估报告指出，“印度融入全球价值链的进程已经停滞”。可见成为新的世界工厂并不是那么容易，也很难一蹴而就，因为很大程度上它是时间的函数，是依靠国家能力建设基础设施结合市场经济优胜劣汰日积月累演化的结果。就像一片茂密的森林，需要漫长的时间才能进化成一种稳定的生态系统。</text:p>
      <text:p text:style-name="P4">
世界在进步，中国制造也在进化。中国制造业民企的“中国+”模式，向全世界表明了中国的大门不仅没有关闭，而是在坚持更高水平的对外开放，以一种更加开放包容的姿态应对西方国家的“围追堵截”。用孔子的话来说，不是以怨报怨，也不是以德报怨，而是以直报怨——不卑不亢的坚持做好自己的事情，打造旨在推动再全球化的“中国+”。这也是后工业化时代，在国内外大变局和惊涛骇浪之下中国民营制造业企业的生存之道。</text:p>
      <text:p text:style-name="P4">
注：本文仅代表作者个人观点</text:p>
      <text:p text:style-name="P4">
<text:span text:style-name="T4">
本文编辑徐瑾 Jin.Xu@FTChinese.com</text:span>
</text:p>
      <text:p text:style-name="P4">
Source: <text:a xlink:type="simple" xlink:href="http://www.ftchinese.com/story/001099785" text:style-name="Internet_20_link" text:visited-style-name="Visited_20_Internet_20_Link">
http://www.ftchinese.com/story/001099785</text:a>
</text:p>
      <!--NEWS-->
      <text:h text:style-name="P10" text:outline-level="1">
<text:span text:style-name="T4">
华尔街下一个热门押注是垃圾处理 (Free Version)</text:span>
</text:h>
      <text:p text:style-name="P4">
Author: Ryan Dezember / Will Feuer</text:p>
      <text:p text:style-name="P4">
Publisher: 华尔街日报中文网</text:p>
      <text:p text:style-name="P4">
Published Time: 2023-05-29T23:20:00.000Z</text:p>
      <text:p text:style-name="P4">
Modified Time: 2023-05-29T23:20:00.000Z</text:p>
      <text:p text:style-name="P4">
Created Time: 2023-05-29T08:31:00.000Z</text:p>
      <text:p text:style-name="P4">
Description: 美国政府和各州政府的绿色行动正在变废为宝，这也提振了美国的垃圾处理公司。</text:p>
      <text:p text:style-name="P4">
Images: []</text:p>
      <text:p text:style-name="P4">
Categories: ['金融市场']</text:p>
      <text:p text:style-name="P4">
Keywords: SYND,LINK:EN|WP-WSJ-0000918565</text:p>
      <text:p text:style-name="P4">
Type: Article</text:p>
      <!--METADATA-->
      <text:p text:style-name="P4">
美国政府和各州政府的绿色行动正在变废为宝，这也提振了美国的垃圾处理公司。</text:p>
      <text:p text:style-name="P4">
Source: <text:a xlink:type="simple" xlink:href="https://cn.wsj.com/articles/%E5%8D%8E%E5%B0%94%E8%A1%97%E4%B8%8B%E4%B8%80%E4%B8%AA%E7%83%AD%E9%97%A8%E6%8A%BC%E6%B3%A8%E6%98%AF%E5%9E%83%E5%9C%BE%E5%A4%84%E7%90%86%E6%9D%BF%E5%9D%97-3e2a76a3" text:style-name="Internet_20_link" text:visited-style-name="Visited_20_Internet_20_Link">
https://cn.wsj.com/articles/%E5%8D%8E%E5%B0%94%E8%A1%97%E4%B8%8B%E4%B8%80%E4%B8%AA%E7%83%AD%E9%97%A8%E6%8A%BC%E6%B3%A8%E6%98%AF%E5%9E%83%E5%9C%BE%E5%A4%84%E7%90%86%E6%9D%BF%E5%9D%97-3e2a76a3</text:a>
</text:p>
      <!--NEWS-->
      <text:h text:style-name="P10" text:outline-level="1">
<text:span text:style-name="T4">
蓝领岗位需求强劲，美国更多高中毕业生放弃大学进入职场 (Free Version)</text:span>
</text:h>
      <text:p text:style-name="P4">
Author: Harriet Torry</text:p>
      <text:p text:style-name="P4">
Publisher: 华尔街日报中文网</text:p>
      <text:p text:style-name="P4">
Published Time: 2023-05-29T23:25:00.000Z</text:p>
      <text:p text:style-name="P4">
Modified Time: 2023-05-29T23:25:00.000Z</text:p>
      <text:p text:style-name="P4">
Created Time: 2023-05-29T22:19:00.000Z</text:p>
      <text:p text:style-name="P4">
Description: 在蓝领工作光明前景的吸引下，更多的高中毕业生正在放弃大学教育进入职场，目前就业市场对教育程度不那么高的劳动力需求异常强劲。</text:p>
      <text:p text:style-name="P4">
Images: []</text:p>
      <text:p text:style-name="P4">
Categories: ['商业']</text:p>
      <text:p text:style-name="P4">
Keywords: SYND</text:p>
      <text:p text:style-name="P4">
Type: Article</text:p>
      <!--METADATA-->
      <text:p text:style-name="P4">
在蓝领工作光明前景的吸引下，美国更多的高中毕业生正在放弃大学教育进入职场，目前就业市场对教育程度不那么高的劳动力需求异常强劲。</text:p>
      <text:p text:style-name="P4">
Source: <text:a xlink:type="simple" xlink:href="https://cn.wsj.com/articles/%E8%93%9D%E9%A2%86%E5%B2%97%E4%BD%8D%E9%9C%80%E6%B1%82%E5%BC%BA%E5%8A%B2-%E7%BE%8E%E5%9B%BD%E6%9B%B4%E5%A4%9A%E9%AB%98%E4%B8%AD%E6%AF%95%E4%B8%9A%E7%94%9F%E6%94%BE%E5%BC%83%E5%A4%A7%E5%AD%A6%E8%BF%9B%E5%85%A5%E8%81%8C%E5%9C%BA-9db22b46" text:style-name="Internet_20_link" text:visited-style-name="Visited_20_Internet_20_Link">
https://cn.wsj.com/articles/%E8%93%9D%E9%A2%86%E5%B2%97%E4%BD%8D%E9%9C%80%E6%B1%82%E5%BC%BA%E5%8A%B2-%E7%BE%8E%E5%9B%BD%E6%9B%B4%E5%A4%9A%E9%AB%98%E4%B8%AD%E6%AF%95%E4%B8%9A%E7%94%9F%E6%94%BE%E5%BC%83%E5%A4%A7%E5%AD%A6%E8%BF%9B%E5%85%A5%E8%81%8C%E5%9C%BA-9db22b46</text:a>
</text:p>
      <!--NEWS-->
      <text:h text:style-name="P10" text:outline-level="1">
<text:span text:style-name="T4">
英伟达掌门人：AI开启“新计算时代” (Free Version)</text:span>
</text:h>
      <text:p text:style-name="P4">
Authors: ['埃莉诺•奥尔科特']</text:p>
      <text:p text:style-name="P4">
Publisher: 英国《金融时报》</text:p>
      <text:p text:style-name="P4">
Time: 2023-05-29T23:26:38+00:00</text:p>
      <text:p text:style-name="P4">
Published Time: 2023-05-29T12:00:99+08:00</text:p>
      <text:p text:style-name="P4">
Modified Time: 2023-05-29T19:25:99+08:00</text:p>
      <text:p text:style-name="P4">
Description: 黄仁勋在演讲中称，如今每个人都能在AI帮助下编程。他宣布了一个新的AI超级电脑平台，可协助科技公司构建生成式AI模型。</text:p>
      <text:p text:style-name="P4">
Images: ["<text:a xlink:type="simple" xlink:href="https://thumbor.ftacademy.cn/unsafe/picture/8/000182668_piclink.jpg" text:style-name="Internet_20_link" text:visited-style-name="Visited_20_Internet_20_Link">
000182668_pic...</text:a>
"]</text:p>
      <text:p text:style-name="P4">
Themes: ['半导体']</text:p>
      <text:p text:style-name="P4">
Keywords: ['半导体', '微软', 'GitHub', '软银', 'Meta', '人工智能']</text:p>
      <text:p text:style-name="P4">
Type: Article</text:p>
      <!--METADATA-->
      <text:p text:style-name="P4">
<draw:frame draw:style-name="fr1" draw:name="Image62" text:anchor-type="as-char" svg:width="6.9236in" svg:height="3.894525in" draw:z-index="0">
<draw:image xlink:href="../Images/FT Chinese Free Version/2023-05-29T23-26-38-00-00/000182668_piclink.jpg" xlink:type="simple" xlink:show="embed" xlink:actuate="onLoad" draw:mime-type="image/jpeg"/>
</draw:frame>
</text:p>
      <text:p text:style-name="P4">
英伟达(Nvidia)首席执行官欢呼“人人都是程序员”的新计算时代。这家全球市值最高的半导体集团推出一个新的超级电脑平台，力求继续置身于人工智能(AI)革命的最前沿。</text:p>
      <text:p text:style-name="P4">
黄仁勋(Jensen Huang)在台湾发表演讲时警告称，传统科技行业无法跟上人工智能的进步。他补充说，AI技术戏剧性降低了电脑编码的进入门槛。</text:p>
      <text:p text:style-name="P4">
Source: <text:a xlink:type="simple" xlink:href="http://www.ftchinese.com/story/001099797" text:style-name="Internet_20_link" text:visited-style-name="Visited_20_Internet_20_Link">
http://www.ftchinese.com/story/001099797</text:a>
</text:p>
      <!--NEWS-->
      <text:h text:style-name="P10" text:outline-level="1">
<text:span text:style-name="T4">
热火G7扳倒绿衫军 总冠军战与丹佛金块争霸</text:span>
</text:h>
      <text:p text:style-name="P4">
Publisher: 法新社</text:p>
      <text:p text:style-name="P4">
Published Time: 2023-05-30T-10:32:09+00:00</text:p>
      <text:p text:style-name="P4">
Modified Time: 2023-05-30T08:05:04+00:00</text:p>
      <text:p text:style-name="P4">
Description: （法新社波士顿29日电） 美国职篮NBA迈阿密热火球星巴特勒今天再扮关键角色，率队于波士顿塞尔蒂克主场的东区决赛第7战103比84赢球，没让对手成为史上第一支季后赛系列0比3绝境演出大逆转的球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5-30T-10-32-09-00-00/000000.png" xlink:type="simple" xlink:show="embed" xlink:actuate="onLoad" draw:mime-type="image/png"/>
</draw:frame>
</text:p>
      <text:p text:style-name="P4">
巴特勒（Jimmy Butler）全场缴出28分7篮板6助攻，队友马丁（CalebMartin）26分10篮板，是热火赢球功臣。热火将于台湾时间6月2日上午作客丹佛与金块队进行7战4胜制的总冠军系列赛。</text:p>
      <text:p text:style-name="P4">
热火在东区决赛系列3连胜听牌后3连败，尤其第6战遭对手绝杀，让绿衫军大有缔造NBA史上大逆转奇迹之势。</text:p>
      <text:p text:style-name="P4">
但塞尔蒂克球星塔特姆（JaysonTatum）带伤加上全队开局手感急冻，让热火今天占尽优势，没让绿衫军缔造史上首支季后赛系列0比3绝境却能惊天大逆转的球队。</text:p>
      <text:p text:style-name="P4">
巴特勒赛后说：「我们上下一心，讨论如何打这场作客硬仗，也确实办到了。但我们还不能满足，现在固然欣喜若狂，但后面还有仗要打。」</text:p>
      <text:p text:style-name="P4">
巴特勒把能在关键时刻进球并挡下对方反击归功于队友，「他们给足我信心让我能维持高档。今天能走到这里全靠他们，我很清楚我们是支多棒的球队，也让美梦成真」。</text:p>
      <text:p text:style-name="P4">
热火教头史波斯特拉（Erik Spoelstra）表示，他从不怀疑子弟兵能在第7战杀出重围。</text:p>
      <text:p text:style-name="P4">
他说：「争取想要的目标有时就会遇到困难，但这个团队已展现出即便低潮与逆境难免却仍保有毅力，会不屈不挠振作，正是这股团队精神让球队往前迈进。」</text:p>
      <text:p text:style-name="P4">
热火前次封王是2013年，如今寻求队史第4座总冠军；他们2020年虽也闯入总冠军战，最终却不敌洛杉矶湖人。热火上赛季也是与塞尔蒂克在东区决赛打到第7战，当时落败。</text:p>
      <text:p text:style-name="P4">
将与热火争冠的丹佛金块则是队史首度打入总冠军战，他们在西区决赛直落四横扫湖人，兵锋正盛。</text:p>
      <text:p text:style-name="P4">
Source: <text:a xlink:type="simple" xlink:href="https://www.rfi.fr/cn/%E8%BF%90%E5%8A%A8%E5%A4%A9%E5%9C%B0/20230530-%E7%83%AD%E7%81%ABg7%E6%89%B3%E5%80%92%E7%BB%BF%E8%A1%AB%E5%86%9B-%E6%80%BB%E5%86%A0%E5%86%9B%E6%88%98%E4%B8%8E%E4%B8%B9%E4%BD%9B%E9%87%91%E5%9D%97%E4%BA%89%E9%9C%B8" text:style-name="Internet_20_link" text:visited-style-name="Visited_20_Internet_20_Link">
https://www.rfi.fr/cn/%E8%BF%90%E5%8A%A8%E5%A4%A9%E5%9C%B0/20230530-%E7%83%AD%E7%81%ABg7%E6%89%B3%E5%80%92%E7%BB%BF%E8%A1%AB%E5%86%9B-%E6%80%BB%E5%86%A0%E5%86%9B%E6%88%98%E4%B8%8E%E4%B8%B9%E4%BD%9B%E9%87%91%E5%9D%97%E4%BA%89%E9%9C%B8</text:a>
</text:p>
      <!--NEWS-->
      <text:h text:style-name="P10" text:outline-level="1">
<text:span text:style-name="T4">
日股走势不一</text:span>
</text:h>
      <text:p text:style-name="P4">
Publisher: 法新社</text:p>
      <text:p text:style-name="P4">
Published Time: 2023-05-30T-14:02:08+00:00</text:p>
      <text:p text:style-name="P4">
Modified Time: 2023-05-30T07:50:01+00:00</text:p>
      <text:p text:style-name="P4">
Description: （法新社东京30日电） 前一天美国股市适逢阵亡将士纪念日休市一天，随着市场投资人寻找交易新线索，日本东京股市今天走势不一，日经225指数自稍早的获利了结卖压中反弹，终场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30T-14-02-08-00-00/000000.png" xlink:type="simple" xlink:show="embed" xlink:actuate="onLoad" draw:mime-type="image/png"/>
</draw:frame>
</text:p>
      <text:p text:style-name="P4">
日股日经225指数收涨94.62点或0.30%，来到31328.16点；东证股价指数下滑1.43点或0.07%，收在2159.22点。</text:p>
      <text:p text:style-name="P4">
Source: <text:a xlink:type="simple" xlink:href="https://www.rfi.fr/cn/%E8%B4%A2%E7%BB%8F%E5%BF%AB%E8%AE%AF/20230530-%E6%97%A5%E8%82%A1%E8%B5%B0%E5%8A%BF%E4%B8%8D%E4%B8%80" text:style-name="Internet_20_link" text:visited-style-name="Visited_20_Internet_20_Link">
https://www.rfi.fr/cn/%E8%B4%A2%E7%BB%8F%E5%BF%AB%E8%AE%AF/20230530-%E6%97%A5%E8%82%A1%E8%B5%B0%E5%8A%BF%E4%B8%8D%E4%B8%80</text:a>
</text:p>
      <!--NEWS-->
      <text:h text:style-name="P10" text:outline-level="1">
<text:span text:style-name="T4">
WHO拟起草条约因应大流行 反对者批开倒车</text:span>
</text:h>
      <text:p text:style-name="P4">
Publisher: 法新社</text:p>
      <text:p text:style-name="P4">
Published Time: 2023-05-30T-18:32:07+00:00</text:p>
      <text:p text:style-name="P4">
Modified Time: 2023-05-30T07:20:01+00:00</text:p>
      <text:p text:style-name="P4">
Description: （法新社日内瓦29日电） 拟定大流行病条约草案的谈判加快步伐之际，观察家今天警告，确保未来能公平取得医疗用品以因应COVID-19（2019冠状病毒疾病）这类威胁的努力，力道正在变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30T-18-32-07-00-00/000000.png" xlink:type="simple" xlink:show="embed" xlink:actuate="onLoad" draw:mime-type="image/png"/>
</draw:frame>
</text:p>
      <text:p text:style-name="P4">
受到这场疫情冲击，世界卫生组织（WHO）194个成员国正在就一项国际条约进行谈判，目的是确保各国有更好的能力应对下一次灾难，甚至完全避免灾难发生。</text:p>
      <text:p text:style-name="P4">
这项行动仍处于早期阶段，最终目标是在2024年5月之前达成协议。</text:p>
      <text:p text:style-name="P4">
但批评人士警告，对初步谈判文本的修订，削弱了条约效力，尤其是避免在COVID疫情期间取得疫苗等医疗用品的不平等这块。</text:p>
      <text:p text:style-name="P4">
瑞士日内瓦高级国际关系及发展学院（IHEID）全球健康研究中心主任文水丽（Suerie Moon）告诉法新社：「我认为这是在开倒车。」</text:p>
      <text:p text:style-name="P4">
她警告说，如果贫穷国家看不到实质文字，确保他们能在下次大流行来袭时获得更好的保护，恐会有国家退出谈判。</text:p>
      <text:p text:style-name="P4">
观察家说，政府间谈判小组（Intergovernmental Negotiating Body,INB）为首的下一轮谈判6月中旬将审议的草案，文字更精简了，但部分重点却也变得较为薄弱。</text:p>
      <text:p text:style-name="P4">
公共利益团体表示，文本取消民间产业想拿公款补助研发，先决条件是产品定价得更透明这点，尤其是问题所在。</text:p>
      <text:p text:style-name="P4">
修订后的草案文字仅敦促各国「符合国家法令」，努力推广知识分享和透明度。</text:p>
      <text:p text:style-name="P4">
Source: <text:a xlink:type="simple" xlink:href="https://www.rfi.fr/cn/%E5%9B%BD%E9%99%85%E6%8A%A5%E9%81%93/20230530-who%E6%8B%9F%E8%B5%B7%E8%8D%89%E6%9D%A1%E7%BA%A6%E5%9B%A0%E5%BA%94%E5%A4%A7%E6%B5%81%E8%A1%8C-%E5%8F%8D%E5%AF%B9%E8%80%85%E6%89%B9%E5%BC%80%E5%80%92%E8%BD%A6" text:style-name="Internet_20_link" text:visited-style-name="Visited_20_Internet_20_Link">
https://www.rfi.fr/cn/%E5%9B%BD%E9%99%85%E6%8A%A5%E9%81%93/20230530-who%E6%8B%9F%E8%B5%B7%E8%8D%89%E6%9D%A1%E7%BA%A6%E5%9B%A0%E5%BA%94%E5%A4%A7%E6%B5%81%E8%A1%8C-%E5%8F%8D%E5%AF%B9%E8%80%85%E6%89%B9%E5%BC%80%E5%80%92%E8%BD%A6</text:a>
</text:p>
      <!--NEWS-->
      <text:h text:style-name="P10" text:outline-level="1">
<text:span text:style-name="T4">
美墨边境海洛因遭混掺芬太尼 药物过量成为重大隐忧</text:span>
</text:h>
      <text:p text:style-name="P4">
Publisher: 法新社</text:p>
      <text:p text:style-name="P4">
Published Time: 2023-05-30T-2:02:09+00:00</text:p>
      <text:p text:style-name="P4">
Modified Time: 2023-05-30T11:50:02+00:00</text:p>
      <text:p text:style-name="P4">
Description: （法新社墨西哥玛契卡力市30日电） 鲁艾拉斯（Elena Ruelas）是名海洛因成瘾者，用药已长达20年，但如今她的海洛因内很可能混掺致命的芬太尼。当局指出，玛契卡力市每天都有人因此丧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30T-2-02-09-00-00/000000.png" xlink:type="simple" xlink:show="embed" xlink:actuate="onLoad" draw:mime-type="image/png"/>
</draw:frame>
</text:p>
      <text:p text:style-name="P4">
法新社报导，在邻近美国边境的玛契卡力市（Mexicali），一间药物安全中心利用快速检测试剂，证实海洛因内存在这种合成鸦片类药物，这个结果完全不令人意外。这类药物的效力是海洛因的50倍。</text:p>
      <text:p text:style-name="P4">
任职于非营利组织Verter的史林（SaidSlim）说，自2019年以来，「在海洛因检验中，无一例外地全数验出芬太尼（fentanyl）」。该组织在2018年打造了安全用药场所，以保护弱势毒瘾者。</text:p>
      <text:p text:style-name="P4">
Verter去年的纪录显示，过去1年里，毒瘾者药物过量的状况倍增。</text:p>
      <text:p text:style-name="P4">
位于加州以南的玛契卡力市拥有约100万人口，该市正饱受芬太尼等合成鸦片类药物危机所苦；美国每天也有数百人因这类药物过量而丧命。</text:p>
      <text:p text:style-name="P4">
事实上，芬太尼已成为影响美墨外交关系的首要问题之一。</text:p>
      <text:p text:style-name="P4">
华府当局指控墨国贩毒集团掌控多数芬太尼生产及跨国贩运；墨西哥总统罗培兹欧布拉多（Andres Manuel LopezObrador）则否认芬太尼是在境内生产，并称运往美国的芬太尼是从中国进口，还被贩毒集团制成药丸便于走私。</text:p>
      <text:p text:style-name="P4">
现年50岁的鲁艾拉斯1年前曾因用药过量差点没命，但她注射的海洛因剂量并未超过平时用量。她说：「我的用量和以前一样，但里面掺有芬太尼，药效对我来说太强了。」</text:p>
      <text:p text:style-name="P4">
当时，鲁艾拉斯幸运地获得「纳洛酮」（naloxone）治疗，这是一种能够逆转鸦片类过量的药物，但纳洛酮在墨西哥是种管制药品。</text:p>
      <text:p text:style-name="P4">
任职于人道主义组织红十字会（Red Cross）的布恩罗斯特（Julio Buenrostro）说，该组织处理的紧急情况中，药物过量占约25%。</text:p>
      <text:p text:style-name="P4">
他指出，多亏有纳洛酮，「我们成功挽救了很多性命」。</text:p>
      <text:p text:style-name="P4">
Source: <text:a xlink:type="simple" xlink:href="https://www.rfi.fr/cn/%E5%9B%BD%E9%99%85%E6%8A%A5%E9%81%93/20230530-%E7%BE%8E%E5%A2%A8%E8%BE%B9%E5%A2%83%E6%B5%B7%E6%B4%9B%E5%9B%A0%E9%81%AD%E6%B7%B7%E6%8E%BA%E8%8A%AC%E5%A4%AA%E5%B0%BC-%E8%8D%AF%E7%89%A9%E8%BF%87%E9%87%8F%E6%88%90%E4%B8%BA%E9%87%8D%E5%A4%A7%E9%9A%90%E5%BF%A7" text:style-name="Internet_20_link" text:visited-style-name="Visited_20_Internet_20_Link">
https://www.rfi.fr/cn/%E5%9B%BD%E9%99%85%E6%8A%A5%E9%81%93/20230530-%E7%BE%8E%E5%A2%A8%E8%BE%B9%E5%A2%83%E6%B5%B7%E6%B4%9B%E5%9B%A0%E9%81%AD%E6%B7%B7%E6%8E%BA%E8%8A%AC%E5%A4%AA%E5%B0%BC-%E8%8D%AF%E7%89%A9%E8%BF%87%E9%87%8F%E6%88%90%E4%B8%BA%E9%87%8D%E5%A4%A7%E9%9A%90%E5%BF%A7</text:a>
</text:p>
      <!--NEWS-->
      <text:h text:style-name="P10" text:outline-level="1">
<text:span text:style-name="T4">
莫斯科遭遇无人机袭击 市长：建筑受损无人伤亡</text:span>
</text:h>
      <text:p text:style-name="P4">
Publisher: 法新社</text:p>
      <text:p text:style-name="P4">
Published Time: 2023-05-30T-21:02:09+00:00</text:p>
      <text:p text:style-name="P4">
Modified Time: 2023-05-30T06:35:03+00:00</text:p>
      <text:p text:style-name="P4">
Description: （法新社莫斯科30日电） 俄罗斯首都莫斯科市长索比亚宁（Sergei Sobyanin）表示，莫斯科今天上午成为一场罕见的无人机攻击目标，多栋建筑遭「轻度」破坏，但没有人员伤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5-30T-21-02-09-00-00/000000.png" xlink:type="simple" xlink:show="embed" xlink:actuate="onLoad" draw:mime-type="image/png"/>
</draw:frame>
</text:p>
      <text:p text:style-name="P4">
索比亚宁说：「今天黎明的无人机攻击事件轻微损坏了多栋建筑。市内所有紧急服务人员已赶赴现场。目前没有人员重伤。」</text:p>
      <text:p text:style-name="P4">
莫斯科与乌克兰相距超过1000公里，自乌克兰战争开打以来，莫斯科鲜少成为无人机攻击目标，即便这类攻击在俄国其他地方日趋频繁。</text:p>
      <text:p text:style-name="P4">
从上传社群媒体的影像可看到烟雾萦绕天际；还有其他照片显示窗户破裂。</text:p>
      <text:p text:style-name="P4">
本月初，有2架无人机在克里姆林宫上方被击落，俄方指称这场攻击是乌克兰所为。</text:p>
      <text:p text:style-name="P4">
乌克兰首都基辅稍早也遭遇类似攻击。基辅市长克里契科（Vitali Klitschko）表示，俄国无人机彻夜猛攻基辅，已造成至少1人丧生。</text:p>
      <text:p text:style-name="P4">
俄军昨天对基辅发射多枚飞弹，并在夜袭之后对基辅发动罕见的日间攻击，迫使惊慌失措的居民急忙找掩护。</text:p>
      <text:p text:style-name="P4">
Source: <text:a xlink:type="simple" xlink:href="https://www.rfi.fr/cn/%E5%9B%BD%E9%99%85%E6%8A%A5%E9%81%93/20230530-%E8%8E%AB%E6%96%AF%E7%A7%91%E9%81%AD%E9%81%87%E6%97%A0%E4%BA%BA%E6%9C%BA%E8%A2%AD%E5%87%BB-%E5%B8%82%E9%95%BF-%E5%BB%BA%E7%AD%91%E5%8F%97%E6%8D%9F%E6%97%A0%E4%BA%BA%E4%BC%A4%E4%BA%A1" text:style-name="Internet_20_link" text:visited-style-name="Visited_20_Internet_20_Link">
https://www.rfi.fr/cn/%E5%9B%BD%E9%99%85%E6%8A%A5%E9%81%93/20230530-%E8%8E%AB%E6%96%AF%E7%A7%91%E9%81%AD%E9%81%87%E6%97%A0%E4%BA%BA%E6%9C%BA%E8%A2%AD%E5%87%BB-%E5%B8%82%E9%95%BF-%E5%BB%BA%E7%AD%91%E5%8F%97%E6%8D%9F%E6%97%A0%E4%BA%BA%E4%BC%A4%E4%BA%A1</text:a>
</text:p>
      <!--NEWS-->
      <text:h text:style-name="P10" text:outline-level="1">
<text:span text:style-name="T4">
热火击败塞尔蒂克获争冠机会 巴特勒夺东区决赛MVP</text:span>
</text:h>
      <text:p text:style-name="P4">
Publisher: 法新社</text:p>
      <text:p text:style-name="P4">
Published Time: 2023-05-30T-25:32:08+00:00</text:p>
      <text:p text:style-name="P4">
Modified Time: 2023-05-30T06:20:06+00:00</text:p>
      <text:p text:style-name="P4">
Description: （法新社波士顿29日电） 美国职篮NBA热火击败塞尔蒂克，取得争夺总冠军的机会，率队一路挺进的巴特勒，获选为东区冠军赛MV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30T-25-32-08-00-00/000000.png" xlink:type="simple" xlink:show="embed" xlink:actuate="onLoad" draw:mime-type="image/png"/>
</draw:frame>
</text:p>
      <text:p text:style-name="P4">
「老八」迈阿密热火在东区冠军赛对上例行赛全联盟战绩第2的波士顿塞尔蒂克，巴特勒（JimmyButler）在系列赛平均上场39.7分钟，缴出24.7分、7.6篮板、6.1助攻、2.6抄截全能表现，率队打进总冠军赛，因此获选为东区冠军赛最有价值球员（MVP）。</text:p>
      <text:p text:style-name="P4">
东区冠军赛首战，热火靠巴特勒轰下35分拿下开门红，第2战他再砍27分，率队爆冷在客场2连胜；系列赛第3战热火得分多点开花，巴特勒也贡献16分，带队拿下3连胜快速听牌。</text:p>
      <text:p text:style-name="P4">
眼看总冠军赛门票就要到手，热火却被塞尔蒂克连赶3场扳平，差点成为绿衫军缔造历史的「祭品」，输球的3场比赛巴特勒分别拿下29分、14分、24分，仍是热火能与对手抗衡的利器。</text:p>
      <text:p text:style-name="P4">
今天的殊死战，巴特勒包括三分球7投3中在内，28次出手命中12球，轰下全场最高28分，并有7篮板、6助攻、3抄截，是热火稳住阵脚拿下关键胜利的头号英雄。</text:p>
      <text:p text:style-name="P4">
巴特勒赛后说：「我们上下一心，讨论如何打这场作客硬仗，也确实办到了。但我们还不能满足，现在固然欣喜若狂，但后面还有仗要打。」</text:p>
      <text:p text:style-name="P4">
巴特勒把能在关键时刻进球并挡下对方反击归功于队友，「他们给足我信心让我能维持高档。今天能走到这里全靠他们，我很清楚我们是支多棒的球队，也让美梦成真」。</text:p>
      <text:p text:style-name="P4">
Source: <text:a xlink:type="simple" xlink:href="https://www.rfi.fr/cn/%E8%BF%90%E5%8A%A8%E5%A4%A9%E5%9C%B0/20230530-%E7%83%AD%E7%81%AB%E5%87%BB%E8%B4%A5%E5%A1%9E%E5%B0%94%E8%92%82%E5%85%8B%E8%8E%B7%E4%BA%89%E5%86%A0%E6%9C%BA%E4%BC%9A-%E5%B7%B4%E7%89%B9%E5%8B%92%E5%A4%BA%E4%B8%9C%E5%8C%BA%E5%86%B3%E8%B5%9Bmvp" text:style-name="Internet_20_link" text:visited-style-name="Visited_20_Internet_20_Link">
https://www.rfi.fr/cn/%E8%BF%90%E5%8A%A8%E5%A4%A9%E5%9C%B0/20230530-%E7%83%AD%E7%81%AB%E5%87%BB%E8%B4%A5%E5%A1%9E%E5%B0%94%E8%92%82%E5%85%8B%E8%8E%B7%E4%BA%89%E5%86%A0%E6%9C%BA%E4%BC%9A-%E5%B7%B4%E7%89%B9%E5%8B%92%E5%A4%BA%E4%B8%9C%E5%8C%BA%E5%86%B3%E8%B5%9Bmvp</text:a>
</text:p>
      <!--NEWS-->
      <text:h text:style-name="P10" text:outline-level="1">
<text:span text:style-name="T4">
巴特勒轰28分 热火挺进总冠军赛延续老八传奇</text:span>
</text:h>
      <text:p text:style-name="P4">
Publisher: 法新社</text:p>
      <text:p text:style-name="P4">
Published Time: 2023-05-30T-27:32:08+00:00</text:p>
      <text:p text:style-name="P4">
Modified Time: 2023-05-30T06:05:03+00:00</text:p>
      <text:p text:style-name="P4">
Description: （法新社波士顿29日电） 巴特勒今天在东区冠军赛第7战轰下28分，率迈阿密热火103比84大胜波士顿塞尔蒂克，闯进总冠军赛并延续他们的「老八传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5-30T-27-32-08-00-00/000000.png" xlink:type="simple" xlink:show="embed" xlink:actuate="onLoad" draw:mime-type="image/png"/>
</draw:frame>
</text:p>
      <text:p text:style-name="P4">
热火获胜后，成为继1999年纽约尼克后，史上第2支闯进总冠军赛的「老八球队」；不过如果今天出线的是塞尔蒂克，则会是NBA季后赛史上首支能在系列赛0比3落后绝境翻盘的队伍。</text:p>
      <text:p text:style-name="P4">
今天比赛开打后，热火在8比11落后之际，打出7比0攻势超前，加上塞尔蒂克单节10次在三分线外出手全部落空，整体投篮命中率也仅2成31，让热火首节22比15领先。</text:p>
      <text:p text:style-name="P4">
次节热火打出5比0开局，以27比15领先达两位数，之后更在罗宾森（DuncanRobinson）上篮得手后，将领先扩大到17分。上半场热火在以5成命中率砍进6记三分球，与马丁（Caleb Martin）、巴特勒（JimmyButler）分获14分、11分的联手带领下，以52比41带着两位数领先进到下半场。</text:p>
      <text:p text:style-name="P4">
下半场开打后，热火领先16分之际，塞尔蒂克的怀特（DerrickWhite）先是两罚俱中，接着砍进三分弹，然后再完成一次「3分打」，个人连拿8分帮球队将颓势缩小到8分，但前3节打完热火仍以76比66领先。</text:p>
      <text:p text:style-name="P4">
末节开打之初，塔特姆（Jayson Tatum）上篮放枪，布朗（JaylenBrown）先是进攻犯规，接着球又被巴特勒抄走，热火趁着绿衫军这波乱流扩大领先。在罗宾森的上篮、巴特勒的进球后，热火完成20比7的攻势，以96比73领先到这场比赛最多的23分。在塞尔蒂克无力追赶的情况下，热火最终以19分差距收下胜利。</text:p>
      <text:p text:style-name="P4">
热火今天赢球，以4比3淘汰塞尔蒂克，拿下东区冠军及总冠军赛门票，接下来将于台湾时间6月2日开打的总冠军赛，与丹佛金块争冠。</text:p>
      <text:p text:style-name="P4">
热火的巴特勒此役攻下冠于全场的28分，并有7篮板、6助攻、3抄截的演出，他在赛后获选为东区冠军赛最有价值球员（MVP）。马丁贡献26、10篮板的成绩，阿德巴约（BamAdebayo）有12分、10篮板的双十演出，文森（Gabe Vincent）和替补的罗宾森各拿10分。</text:p>
      <text:p text:style-name="P4">
塞尔蒂克布朗、怀特今天分别拿下19分、18分，塔特姆14分、11篮板的双十成绩。</text:p>
      <text:p text:style-name="P4">
Source: <text:a xlink:type="simple" xlink:href="https://www.rfi.fr/cn/%E8%BF%90%E5%8A%A8%E5%A4%A9%E5%9C%B0/20230530-%E5%B7%B4%E7%89%B9%E5%8B%92%E8%BD%B028%E5%88%86-%E7%83%AD%E7%81%AB%E6%8C%BA%E8%BF%9B%E6%80%BB%E5%86%A0%E5%86%9B%E8%B5%9B%E5%BB%B6%E7%BB%AD%E8%80%81%E5%85%AB%E4%BC%A0%E5%A5%87" text:style-name="Internet_20_link" text:visited-style-name="Visited_20_Internet_20_Link">
https://www.rfi.fr/cn/%E8%BF%90%E5%8A%A8%E5%A4%A9%E5%9C%B0/20230530-%E5%B7%B4%E7%89%B9%E5%8B%92%E8%BD%B028%E5%88%86-%E7%83%AD%E7%81%AB%E6%8C%BA%E8%BF%9B%E6%80%BB%E5%86%A0%E5%86%9B%E8%B5%9B%E5%BB%B6%E7%BB%AD%E8%80%81%E5%85%AB%E4%BC%A0%E5%A5%87</text:a>
</text:p>
      <!--NEWS-->
      <text:h text:style-name="P10" text:outline-level="1">
<text:span text:style-name="T4">
北韩拟6月发射军事间谍卫星 日本戒备</text:span>
</text:h>
      <text:p text:style-name="P4">
Publisher: 法新社</text:p>
      <text:p text:style-name="P4">
Published Time: 2023-05-30T-29:32:08+00:00</text:p>
      <text:p text:style-name="P4">
Modified Time: 2023-05-30T06:20:04+00:00</text:p>
      <text:p text:style-name="P4">
Description: （法新社首尔30日电） 北韩中央通信社（KCNA）今天报导，北韩将于6月发射首枚军事间谍卫星，以即时监控美国军事行动。美国和日本警告，使用弹道飞弹技术发射将违反联合国安全理事会决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5-30T-29-32-08-00-00/000000.png" xlink:type="simple" xlink:show="embed" xlink:actuate="onLoad" draw:mime-type="image/png"/>
</draw:frame>
</text:p>
      <text:p text:style-name="P4">
根据北韩中央通信社刊载的声明，执政党劳动党中央军事委员会副委员长李炳哲（Ri PyongChol）谴责美国和南韩联合举行军事演习，公开展示他们「肆无忌惮的侵略野心」。</text:p>
      <text:p text:style-name="P4">
数月来，美国和南韩部队不断进行各种训练演习，包括上周的联合实弹军演；美韩说，这是两国历来规模最大的这类演习。</text:p>
      <text:p text:style-name="P4">
李炳哲说，此次演习使得平壤必须拥有「能够即时搜集敌人军事行动资讯的手段」。</text:p>
      <text:p text:style-name="P4">
李炳哲提到华府与首尔的「鲁莽」行为时说，北韩认为「有必要扩大侦察和搜集资讯的手段，并改进各种防御与进攻武器」，以便强化北韩的军事准备。</text:p>
      <text:p text:style-name="P4">
他在声明中说：「我们将全面考量现在和未来的威胁，更加深入地展开综合性与实用性战争吓阻力量的活动。」</text:p>
      <text:p text:style-name="P4">
声明说，这枚卫星及「预定进行测试的各种侦察工具，都是追踪、监控…以及预先即时因应美国及其附庸部队危险军事行动时所不可或缺」。</text:p>
      <text:p text:style-name="P4">
北韩中央通信社报导，李炳哲还指控美国「在朝鲜半岛及附近地区从事敌对的空中间谍活动」。</text:p>
      <text:p text:style-name="P4">
北韩表示，目前已完成开发第一枚军事间谍卫星，领导人金正恩已批准发射的最后准备工作。</text:p>
      <text:p text:style-name="P4">
声明没有具体说明确切发射日期，但北韩已通知日本计划将于5月31日至6月11日之间发射卫星，促使日方将弹道飞弹防御系统升至戒备状态。日本表示，将击落任何威胁领土的抛射体。</text:p>
      <text:p text:style-name="P4">
日相岸田文雄办公室在推特（Twitter）发文说，岸田已指示官员就北韩相关计画搜集情报。</text:p>
      <text:p text:style-name="P4">
岸田说，即使北韩描述发射的是一枚卫星，使用弹道飞弹技术发射仍违反联合国安理会决议，并对人们安全造成威胁。</text:p>
      <text:p text:style-name="P4">
美国国务院发言人也表示，北韩使用弹道飞弹技术执行任何发射任务，包括将卫星送入轨道，都将违反多项联合国决议。</text:p>
      <text:p text:style-name="P4">
平壤在2012年和2016年藉着发射卫星名义试射弹道飞弹，这两次发射的飞弹都越过日本南部的冲绳地区。</text:p>
      <text:p text:style-name="P4">
这次发射将是北韩一连串飞弹和武器试验的最新一步；北韩上个月也试射了一枚使用先进固体燃料的「新型」洲际弹道飞弹。</text:p>
      <text:p text:style-name="P4">
分析人士说，这枚卫星将提高北韩的监控能力，战争发生时，将可更精确地打击目标。（译者：刘文瑜/核稿：曾依璇）</text:p>
      <text:p text:style-name="P4">
Source: <text:a xlink:type="simple" xlink:href="https://www.rfi.fr/cn/%E5%9B%BD%E9%99%85%E6%8A%A5%E9%81%93/20230530-%E5%8C%97%E9%9F%A9%E6%8B%9F6%E6%9C%88%E5%8F%91%E5%B0%84%E5%86%9B%E4%BA%8B%E9%97%B4%E8%B0%8D%E5%8D%AB%E6%98%9F-%E6%97%A5%E6%9C%AC%E6%88%92%E5%A4%87" text:style-name="Internet_20_link" text:visited-style-name="Visited_20_Internet_20_Link">
https://www.rfi.fr/cn/%E5%9B%BD%E9%99%85%E6%8A%A5%E9%81%93/20230530-%E5%8C%97%E9%9F%A9%E6%8B%9F6%E6%9C%88%E5%8F%91%E5%B0%84%E5%86%9B%E4%BA%8B%E9%97%B4%E8%B0%8D%E5%8D%AB%E6%98%9F-%E6%97%A5%E6%9C%AC%E6%88%92%E5%A4%87</text:a>
</text:p>
      <!--NEWS-->
      <text:h text:style-name="P10" text:outline-level="1">
<text:span text:style-name="T4">
塞尔蒂克不敌热火 成不了0比3落后翻盘首队</text:span>
</text:h>
      <text:p text:style-name="P4">
Publisher: 法新社</text:p>
      <text:p text:style-name="P4">
Published Time: 2023-05-30T-31:32:08+00:00</text:p>
      <text:p text:style-name="P4">
Modified Time: 2023-05-30T06:20:05+00:00</text:p>
      <text:p text:style-name="P4">
Description: （法新社波士顿29日电） 美国职篮NBA季后赛史上，在系列赛0比3落后的一队从来不曾成功翻盘，波士顿塞尔蒂克今天输掉东区冠军赛的「抢七大战」，无法成为缔造历史的首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30T-31-32-08-00-00/000000.png" xlink:type="simple" xlink:show="embed" xlink:actuate="onLoad" draw:mime-type="image/png"/>
</draw:frame>
</text:p>
      <text:p text:style-name="P4">
塞尔蒂克今天一路落后，最终84比103输球，3比4遭迈阿密热火淘汰，NBA季后赛史上仍无法看到系列赛0比3一路逆转的奇迹。</text:p>
      <text:p text:style-name="P4">
今年分区冠军赛之前，NBA季后赛史上共出现149次球队在系列赛0比3落后，最终都落败的情况。</text:p>
      <text:p text:style-name="P4">
西区冠军赛，洛杉矶湖人在吞下3连败后，同样无法摆脱魔咒，最终被丹佛金块4比0横扫，是史上第150次发生无缘逆转战局的情况。</text:p>
      <text:p text:style-name="P4">
例行赛战绩57胜25败，在全联盟排名第2的塞尔蒂克，在东区冠军赛对上「老八」热火却意外陷入苦战，包括头两场在主场的比赛，他们连吞3败陷入绝境。</text:p>
      <text:p text:style-name="P4">
系列赛第4战、第5战，塞尔蒂克扛着非赢不可的压力，力挽狂澜连拿两胜。</text:p>
      <text:p text:style-name="P4">
第6战绿衫军同样面临背水一战，他们虽一路领先，但终场前3秒因巴特勒（Jimmy Butler）的3罚俱中一度濒临淘汰，所幸怀特（DerrickWhite）在比赛仅剩0.1秒之际将队友没进的球补进，率队104比103险胜，并逼出系列赛第7战。</text:p>
      <text:p text:style-name="P4">
在惊涛骇浪中拿下胜利，让外界燃起一丝希望，想看看塞尔蒂克能否上演奇迹，成为首支完成从0比3一路逆袭获胜的球队，无奈仍落空。</text:p>
      <text:p text:style-name="P4">
Source: <text:a xlink:type="simple" xlink:href="https://www.rfi.fr/cn/%E8%BF%90%E5%8A%A8%E5%A4%A9%E5%9C%B0/20230530-%E5%A1%9E%E5%B0%94%E8%92%82%E5%85%8B%E4%B8%8D%E6%95%8C%E7%83%AD%E7%81%AB-%E6%88%90%E4%B8%8D%E4%BA%860%E6%AF%943%E8%90%BD%E5%90%8E%E7%BF%BB%E7%9B%98%E9%A6%96%E9%98%9F" text:style-name="Internet_20_link" text:visited-style-name="Visited_20_Internet_20_Link">
https://www.rfi.fr/cn/%E8%BF%90%E5%8A%A8%E5%A4%A9%E5%9C%B0/20230530-%E5%A1%9E%E5%B0%94%E8%92%82%E5%85%8B%E4%B8%8D%E6%95%8C%E7%83%AD%E7%81%AB-%E6%88%90%E4%B8%8D%E4%BA%860%E6%AF%943%E8%90%BD%E5%90%8E%E7%BF%BB%E7%9B%98%E9%A6%96%E9%98%9F</text:a>
</text:p>
      <!--NEWS-->
      <text:h text:style-name="P10" text:outline-level="1">
<text:span text:style-name="T4">
莫斯科罕见遭无人机攻击 市长：2人受伤无死亡</text:span>
</text:h>
      <text:p text:style-name="P4">
Publisher: 法新社</text:p>
      <text:p text:style-name="P4">
Published Time: 2023-05-30T0:02:09+00:00</text:p>
      <text:p text:style-name="P4">
Modified Time: 2023-05-30T11:35:03+00:00</text:p>
      <text:p text:style-name="P4">
Description: （法新社莫斯科30日电） 俄罗斯国防部今天指控乌克兰发动「恐怖攻击」，并表示8架锁定首都莫斯科发动攻击的乌克兰无人机已全数遭拦截。莫斯科市长索比亚宁表示，共有2人受伤，其中1人住院，无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30T0-02-09-00-00/000000.png" xlink:type="simple" xlink:show="embed" xlink:actuate="onLoad" draw:mime-type="image/png"/>
</draw:frame>
</text:p>
      <text:p text:style-name="P4">
最近几周以来，俄罗斯内陆遭无人机攻击的事件渐增，本月稍早曾发生无人机攻击俄国石油管线设施的事件，甚至连克林姆林宫本月稍早也曾成为攻击目标，莫斯科当局称这些事件是乌克兰所为。</text:p>
      <text:p text:style-name="P4">
莫斯科市长索比亚宁（SergeiSobyanin）表示，今天清晨的无人机攻击共造成2人受伤，其中1人住院治疗。莫斯科机场仍照常开放。事发过后并未接获死亡通报。</text:p>
      <text:p text:style-name="P4">
莫斯科西南部的居民表示，他们在格林威治标准时间2时至3时左右听到几声巨响，接着闻到汽油味。部分居民拍到一架无人机被击落，莫斯科的地平线升起一缕烟雾。</text:p>
      <text:p text:style-name="P4">
乌克兰方面并未立即针对这起攻击事件做出回应。基辅当局先前曾否认本月稍早的克林姆林宫攻击事件与他们有关。然而「纽约时报」报导指出，美国情报部门认为克宫攻击事件就是乌克兰所为。</text:p>
      <text:p text:style-name="P4">
目前还不清楚俄国总统蒲亭（Vladimir Putin）会如何因应这此次莫斯科遭遇攻击，这起事件也将俄乌战争带进拥有全球最多核武的俄国的首都。</text:p>
      <text:p text:style-name="P4">
Source: <text:a xlink:type="simple" xlink:href="https://www.rfi.fr/cn/%E5%9B%BD%E9%99%85%E6%8A%A5%E9%81%93/20230530-%E8%8E%AB%E6%96%AF%E7%A7%91%E7%BD%95%E8%A7%81%E9%81%AD%E6%97%A0%E4%BA%BA%E6%9C%BA%E6%94%BB%E5%87%BB-%E5%B8%82%E9%95%BF-2%E4%BA%BA%E5%8F%97%E4%BC%A4%E6%97%A0%E6%AD%BB%E4%BA%A1" text:style-name="Internet_20_link" text:visited-style-name="Visited_20_Internet_20_Link">
https://www.rfi.fr/cn/%E5%9B%BD%E9%99%85%E6%8A%A5%E9%81%93/20230530-%E8%8E%AB%E6%96%AF%E7%A7%91%E7%BD%95%E8%A7%81%E9%81%AD%E6%97%A0%E4%BA%BA%E6%9C%BA%E6%94%BB%E5%87%BB-%E5%B8%82%E9%95%BF-2%E4%BA%BA%E5%8F%97%E4%BC%A4%E6%97%A0%E6%AD%BB%E4%BA%A1</text:a>
</text:p>
      <!--NEWS-->
      <text:h text:style-name="P10" text:outline-level="1">
<text:span text:style-name="T4">
監測美國 朝鮮證實6月發射軍事偵察衛星</text:span>
</text:h>
      <text:p text:style-name="P4">
Author: None (Language: zh)</text:p>
      <text:p text:style-name="P4">
Publisher: None</text:p>
      <text:p text:style-name="P4">
Time: 2023-05-30T00:34:00Z</text:p>
      <text:p text:style-name="P4">
Description: 朝鮮官媒週二報導，該國將於6月發射軍事偵察衛星，以「監測美國及其合作夥伴的軍事動向」。此前，日本已表示朝鮮所謂的「衛星」發射將包含彈道導彈發射，若有任何飛行物威脅日本領土，就會將之擊落。</text:p>
      <text:p text:style-name="P4">
Videos: []</text:p>
      <text:p text:style-name="P4">
Images: []</text:p>
      <text:p text:style-name="P4">
Subject: 时政风云</text:p>
      <text:p text:style-name="P4">
Subjects: ['韩国', '岛屿主权争端', '日本', '朝鲜', '金正恩']</text:p>
      <text:p text:style-name="P4">
Keywords: ['朝鲜', '韩国', '日本', '间谍卫星', '弹道导弹', '朝鲜半岛']</text:p>
      <text:p text:style-name="P4">
ID: 65761319</text:p>
      <!--METADATA-->
      <text:p text:style-name="P4">
<text:a xlink:type="simple" xlink:href="https://www.dw.com/zh/overlay/image/article/65761319/65309363" text:style-name="Internet_20_link" text:visited-style-name="Visited_20_Internet_20_Link">
 </text:a>
</text:p>
      <text:p text:style-name="P4">
日、美皆表示，朝鮮可能使用彈道導彈技術進行發射。圖為5月中旬，朝鮮官方釋出的洲際彈道飛彈試驗照片。</text:p>
      <text:p text:style-name="P4">
（德國之聲中文網）朝鮮官媒朝中社（KCNA）週二（5月30日）援引一名高級國防官員的說法報導，朝鮮將於6月發射一枚軍事偵察衛星。</text:p>
      <text:p text:style-name="P4">
朝鮮勞動黨中央軍事委員會副主席李炳哲（Ri PyongChol）透過朝中社發布聲明，譴責美國和韓國的聯合軍事演習顯示兩國「不顧一切的侵略野心」。他指出，這些演習迫使了平壤必須具備「能夠實時蒐集關於敵人軍事行為資訊的能力」。</text:p>
      <text:p text:style-name="P4">
他在聲明中表示：「我們將全面考慮當前和未來的威脅，並將強化所有包容性和實用性戰爭嚇阻的活動，更徹底地付諸實踐。」</text:p>
      <text:p text:style-name="P4">
在提到華盛頓和首爾的「魯莽」行為時，李炳哲說，朝鮮感到「有必要擴大偵察和情蒐手段，改進各種防禦性和進攻性武器」，以加強軍事準備，他還指責美國「在朝鮮半島及其附近地區進行敵對的空中間諜活動」。</text:p>
      <text:p text:style-name="P4">
日本首相岸田文雄與美國國務院皆表示，即便朝鮮宣稱將發射的是「衛星」，但使用彈道導彈技術進行發射，仍屬違反聯合國安理會多項決議的行為，將威脅人民安全。</text:p>
      <text:p text:style-name="P4">
中國外交部發言人毛寧在29日的例行記者會上回應有關提問時，她表示，「朝鮮半島形勢發展到今天事出有因」，盼有關各方正視問題癥結，堅持政治解決方向，通過有意義的對話均衡解決各自合理關切。</text:p>
      <text:p text:style-name="P4">
</text:p>
      <text:p text:style-name="P4">
朝鮮官媒5月16日釋出影像，顯示朝鮮領導人金正恩父女在觀賞「火星18」固態燃料彈道導彈試射。</text:p>
      <text:h text:style-name="P12" text:outline-level="3">
<text:span text:style-name="T4">
日本：威脅領土就擊落</text:span>
</text:h>
      <text:p text:style-name="P4">
日本防衛省週一（5月29日）將其彈道導彈防禦系統設為警戒狀態，並警告說，若有任何飛行物威脅日本領土，就會將之擊落。韓國則緊急召開國家安全會議，並警告若朝鮮執意發射，將付出相應代價。</text:p>
      <text:p text:style-name="P4">
路透社指出，這是日本防衛省自2016年以來，首度對朝鮮的太空發射行動做出回應。一名防衛省的發言人說，日本預期這次會像2016年一樣，朝鮮載運衛星的火箭將飛越日本的西南島鏈。</text:p>
      <text:p text:style-name="P4">
稍早，日本放送協會（NHK）等日媒首先指出，朝鮮通知了日本海上保安廳，稱其將在5月31日至6月11日之間發射衛星。路透社、美聯社隨後報導，日本已證實此事，並稱影響範圍包含黃海、東海以及菲律賓呂宋島東部的水域；日本政府已向附近船隻示警。</text:p>
      <text:p text:style-name="P4">
日本內閣官房長官松野博一在記者會上表示：「政府認識到，該衛星有可能越過我國的領土。」</text:p>
      <text:p text:style-name="P4">
據日本首相辦公室的說法，朝鮮雖稱之為「衛星」，但發射過程中很可能包含彈道導彈。美聯社指出，發射衛星到太空，會使用到被聯合國安理會禁止的長程導彈科技。松野博一說，朝鮮此舉將違背聯合國決議，對日本和區域的和平安全構成威脅。</text:p>
      <text:p text:style-name="P4">
日本首相岸田文雄已下令相關單位蒐集、分析資訊，同時與美國、韓國合作，並強烈敦促朝鮮保持克制，勿發射導彈。</text:p>
      <text:p text:style-name="P4">
</text:p>
      <text:p text:style-name="P4">
圖為日本首相岸田文雄5月20日出席七國集團（G7）峰會。</text:p>
      <text:h text:style-name="P12" text:outline-level="3">
<text:span text:style-name="T4">
朝鮮打算做什麼？</text:span>
</text:h>
      <text:p text:style-name="P4">
4月，朝鮮官媒曾稱， <text:a xlink:type="simple" xlink:href="https://www.dw.com/zh/zh/金正恩朝鲜即将发射首枚间谍卫星/a-65373347" text:style-name="Internet_20_link" text:visited-style-name="Visited_20_Internet_20_Link">
 該國第1枚偵察衛星已準備就緒</text:a>
，領導人金正恩5月中更曾前往視察，並批准了接下來的發射計劃。分析人士說，此衛星是朝鮮監控計劃的一環，其中也包含無人機科技，其目的是為了在有一天開戰時提高打擊目標的能力。</text:p>
      <text:p text:style-name="P4">
針對朝鮮的衛星發射，日本早已開始做相關準備。今年4月，日本曾派出一艘驅逐艦到東海，上面搭載標準3型防空導彈（Standard Missile-3,SM-3），該導彈有能力擊中太空的目標物；此外，日本5月還宣布將在沖繩部署愛國者3型防空導彈（PAC-3），可打擊較接近地面的目標。</text:p>
      <text:p text:style-name="P4">
上週，韓國發射了首枚商業衛星到太空，可能有助於韓國在今年稍晚時發射其第一枚軍用衛星上軌道，並製造出更強大的導彈。美聯社稱，有專家認為金正恩會希望比韓國早一步讓偵察衛星上太空。</text:p>
      <text:p text:style-name="P4">
朝鮮曾於2012年和2016年發射觀測地球的衛星上軌道；儘管該國展現出發射衛星的能力，但其衛星的實際功用引發外界質疑，因為先前的衛星未能傳輸圖像回來；從官媒近期公布的影像來看，其設備也顯得太小、太粗糙，可能不支持高解析度的衛星圖像。</text:p>
      <text:p text:style-name="P4">
近幾個月來，朝鮮頻繁 <text:a xlink:type="simple" xlink:href="https://www.dw.com/zh/zh/不滿美韓軍演-朝鮮證實核空爆試驗/a-65130515" text:style-name="Internet_20_link" text:visited-style-name="Visited_20_Internet_20_Link">
 測試武器 </text:a>
和試射導彈，其中包含 <text:a xlink:type="simple" xlink:href="https://www.dw.com/zh/zh/朝鮮證實試射新型導彈-專家未來或繼續試射/a-65298758" text:style-name="Internet_20_link" text:visited-style-name="Visited_20_Internet_20_Link">
 新型的固態燃料洲際彈道導彈 </text:a>
。上週，韓國與美國在朝鮮邊境附近舉行聯合實彈軍演之後，朝鮮官媒朝中社週一警告說，韓、美的「侵略戰爭設想」將面臨後果：「他們在（朝鮮）軍隊眼皮底下做出這種魯莽行為和危險的戰爭博弈，我們想問他們能否應對這帶來的後果。」</text:p>
      <text:p text:style-name="P4">
</text:p>
      <text:p text:style-name="P4">
朝鮮官媒5月17日釋出影像，顯示朝鮮領導人金正恩視察該國第一枚偵察衛星情況。</text:p>
      <text:p text:style-name="P4">
（綜合報導）</text:p>
      <text:p text:style-name="P4">
Source: <text:a xlink:type="simple" xlink:href="https://www.dw.com/zh/監測美國-朝鮮證實6月發射軍事偵察衛星/a-65761319" text:style-name="Internet_20_link" text:visited-style-name="Visited_20_Internet_20_Link">
https://www.dw.com/zh/監測美國-朝鮮證實6月發射軍事偵察衛星/a-65761319?maca=chi-rss-chi-all-1127-rdf</text:a>
</text:p>
      <!--NEWS-->
      <text:h text:style-name="P10" text:outline-level="1">
<text:span text:style-name="T4">
30、40、50岁时，该筛查哪些疾病？ (Free Version)</text:span>
</text:h>
      <text:p text:style-name="P4">
Author: Sumathi Reddy</text:p>
      <text:p text:style-name="P4">
Publisher: 华尔街日报中文网</text:p>
      <text:p text:style-name="P4">
Published Time: 2023-05-30T00:50:00.000Z</text:p>
      <text:p text:style-name="P4">
Modified Time: 2023-05-30T00:50:00.000Z</text:p>
      <text:p text:style-name="P4">
Created Time: 2023-05-29T23:24:00.000Z</text:p>
      <text:p text:style-name="P4">
Description: 人们很难搞清楚该从何时开始筛查各种疾病和健康问题。对此，本文提供了一份以十年为界的指南。</text:p>
      <text:p text:style-name="P4">
Images: []</text:p>
      <text:p text:style-name="P4">
Categories: ['派', '生活']</text:p>
      <text:p text:style-name="P4">
Keywords: SYND,LINK:EN|WP-WSJ-0000894628</text:p>
      <text:p text:style-name="P4">
Type: Article</text:p>
      <!--METADATA-->
      <text:p text:style-name="P4">
人们很难搞清楚应从何时开始筛查癌症、胆固醇等各种健康问题——尤其是考虑到近年来，针对一些重要检测的指导意见有了变化。</text:p>
      <text:p text:style-name="P4">
Source: <text:a xlink:type="simple" xlink:href="https://cn.wsj.com/articles/30-40-50%E5%B2%81%E6%97%B6-%E8%AF%A5%E7%AD%9B%E6%9F%A5%E5%93%AA%E4%BA%9B%E7%96%BE%E7%97%85-5acabbec" text:style-name="Internet_20_link" text:visited-style-name="Visited_20_Internet_20_Link">
https://cn.wsj.com/articles/30-40-50%E5%B2%81%E6%97%B6-%E8%AF%A5%E7%AD%9B%E6%9F%A5%E5%93%AA%E4%BA%9B%E7%96%BE%E7%97%85-5acabbec</text:a>
</text:p>
      <!--NEWS-->
      <text:h text:style-name="P10" text:outline-level="1">
<text:span text:style-name="T4">
下落不明的梵高画作买主之谜：肖建华扮演了何种角色</text:span>
</text:h>
      <text:p text:style-name="P4">
Creator: 傅才德,ISABELLE QIAN,MUYI XIAO,王月眉</text:p>
      <text:p text:style-name="P4">
Publisher: https://www.facebook.com/nytimeschinese</text:p>
      <text:p text:style-name="P4">
Published Time: 2023-05-30T01:15:15+08:00</text:p>
      <text:p text:style-name="P4">
Description: 华谊王中军曾自称以3.77亿元人民币拍下梵高画作《雏菊与罂粟花》，但时报调查发现，这场交易经掮客之手，现已沦为阶下囚的亿万富翁肖建华牵涉其中。 Illustration by The New York Times. Fine Art Images/Heritage Images, via Getty Images; Imagno, via Getty Images.</text:p>
      <text:p text:style-name="P4">
Images: ["<text:a xlink:type="simple" xlink:href="https://static01.nyt.com/images/2023/05/26/multimedia/van-gogh-promo/van-gogh-promo-master1050.jpg" text:style-name="Internet_20_link" text:visited-style-name="Visited_20_Internet_20_Link">
van-gogh-prom...</text:a>
"]</text:p>
      <text:p text:style-name="P4">
Category: 中国</text:p>
      <text:p text:style-name="P4">
Type: Article</text:p>
      <!--METADATA-->
      <text:p text:style-name="P4">
<draw:frame draw:style-name="fr1" draw:name="Image77" text:anchor-type="as-char" svg:width="6.9236in" svg:height="4.615733in" draw:z-index="0">
<draw:image xlink:href="../Images/cnnytimes/2023-05-30T01-15-15-08-00/van-gogh-promo-master1050.jpg" xlink:type="simple" xlink:show="embed" xlink:actuate="onLoad" draw:mime-type="image/jpeg"/>
</draw:frame>
</text:p>
      <text:p text:style-name="P4">
17号拍卖品的起价是2300万美元。</text:p>
      <text:p text:style-name="P4">
在挤满人的曼哈顿苏富比拍卖行，报价迅速攀升：3200万美元、4200万美元、4800万美元。后来，一名从中国打电话来参拍的潜在新买家将这场竞价变成了两个人的较量。</text:p>
      <text:p text:style-name="P4">
2014年11月那场“印象派及现代艺术”晚间拍卖会后来成了苏富比截至当时史上最成功的一场拍卖。拍卖会上尤其引人瞩目的一幅画作是文森特·梵高在去世几周前完成的静物画《雏菊与罂粟花》。</text:p>
      <text:p text:style-name="P4">
从中国打电话来参拍的人将出价提高到近6200万美元（人民币3.77亿元）后获胜。他的出价是梵高静物画作拍卖历史上的最高价格。</text:p>
      <text:p text:style-name="P4">
在谨慎的高端艺术品世界中，买家通常保持匿名。但在那次竞拍中获胜的著名电影制片人在后来的一次又一次采访中宣称，他就是那幅画的新主人。</text:p>
      <text:p text:style-name="P4">
制片人王中军当时鸿运当头。他的公司刚刚帮助把布拉德·皮特主演的“二战”题材电影《狂怒》送进中国的院线。他梦想着把自己的企业打造成中国版的华特迪士尼公司。</text:p>
      <text:p text:style-name="P4">
据中国媒体报道，那笔交易“ <text:a xlink:type="simple" xlink:href="http://finance.sina.com.cn/leadership/mroll/20141110/005920771372.shtml" text:style-name="Internet_20_link" text:visited-style-name="Visited_20_Internet_20_Link">
 轰动</text:a>
”了全国。它当时是中国正在成为全球艺术市场主力军的又一迹象。一名 <text:a xlink:type="simple" xlink:href="https://cn.nytimes.com/china/20150428/c28wang/" text:style-name="Internet_20_link" text:visited-style-name="Visited_20_Internet_20_Link">
 中国房地产大亨</text:a>
 曾在一年前拍下了一幅毕加索画作。</text:p>
      <text:p text:style-name="P4">
“十年前怎么可能想去买梵高？”王中军在接受苏富比拍卖行的 <text:a xlink:type="simple" xlink:href="https://www.sothebys.com/zh-hant/文章/王中軍專訪-他將梵谷帶來中國" text:style-name="Internet_20_link" text:visited-style-name="Visited_20_Internet_20_Link">
 中文采访 </text:a>
 时说。“买完梵高的作品后，我这么喜欢。”</text:p>
      <text:p text:style-name="P4">
但王中军可能根本就不是那幅画的真正主人。另有两名男子与那笔交易有关：一名是通过一家加勒比空壳公司支付了苏富比账单的名不见经传的上海中间人，另一名是这位中间人为之工作的隐居香港的亿万富翁。</text:p>
      <text:p text:style-name="P4">
</text:p>
      <text:p text:style-name="P4">
2014年，时任苏富比亚洲区负责人的程寿康出现在香港的一个仪式上，将梵高的画作交给声称买下它的电影制片人王中军。  JohannesEisele/Agence France-Presse — Getty Images</text:p>
      <text:p text:style-name="P4">
那名亿万富翁叫肖建华，他曾是中国镀金时代最有影响力的大亨之一，他利用与中共精英和一个新超级富豪阶层的关系，在几十年的时间里打造了一个金融帝国。《纽约时报》获得的公司文件显示，肖建华还曾控制着一个由130多家公司组成、总资产超过50亿美元的隐秘离岸公司网络。苏富比结清梵高画作拍卖费的账单就是开给其中一家公司的。</text:p>
      <text:p text:style-name="P4">
在那笔交易之后的几年里，随着当局试图打击犯罪活动，盛行于艺术市场和艺术品交易商（包括像苏富比这样的国际拍卖行）当中秘而不宣的做法受到密切关注。艺术市场的天价交易常常通过不透明的中介进行，而对这些中介的审查也缺乏透明。苏富比以为客户保密为由，拒绝对那笔交易置评。</text:p>
      <text:p text:style-name="P4">
广告</text:p>
      <text:p text:style-name="P4">
如今，肖建华已跌入深渊。他从居住的豪华公寓被人绑架，目前关押在中国大陆，法院判定他犯有贿赂罪，以及检察官称之为威胁国家金融安全的其他不当行为。与此同时，王中军也在惨淡经营，由于年年亏损，他的制片公司正在清算资产。</text:p>
      <text:p text:style-name="P4">
据几名艺术专家称，那幅静物画作已交人进行私下出售。在梵高采来鲜花、将它们放在陶瓶中作画后的一个世纪里，这幅画的出处曾很容易追溯，也曾经常在博物馆展出、供人观赏。现在这幅画已从公众视野中消失，下落不明。</text:p>
      <text:p text:style-name="P4">
<text:span text:style-name="T4">
一幅画的前世今生</text:span>
</text:p>
      <text:p text:style-name="P4">
</text:p>
      <text:p text:style-name="P4">
保罗-费迪南德·嘉舍医生在巴黎郊外欧韦的家，1890年梵高在这里画了这幅静物画。  Stephane de Sakutin/Agence France-Presse — Getty Images</text:p>
      <text:p text:style-name="P4">
1890年5月，梵高来到瓦兹河畔欧韦，这是位于巴黎郊外一个淳朴的村庄。由于极度抑郁，他曾在一年半前割掉了自己的大部分 <text:a xlink:type="simple" xlink:href="https://www.lib.berkeley.edu/about/news/van-Gogh-ear" text:style-name="Internet_20_link" text:visited-style-name="Visited_20_Internet_20_Link">
 左耳</text:a>
 。在精神病院住了一段时间对他也没有多大帮助。</text:p>
      <text:p text:style-name="P4">
在来到村庄后的几个小时里，梵高遇到了艺术爱好者保罗-费迪南德·嘉舍医生。</text:p>
      <text:p text:style-name="P4">
“我发现嘉舍医生就像是一个老朋友，一个新的兄弟，”梵高在给妹妹的信中 <text:a xlink:type="simple" xlink:href="https://www.vangoghletters.org/vg/letters/let879/letter.html" text:style-name="Internet_20_link" text:visited-style-name="Visited_20_Internet_20_Link">
 写道</text:a>
 。</text:p>
      <text:p text:style-name="P4">
广告</text:p>
      <text:p text:style-name="P4">
嘉舍医生鼓励梵高不理会自己的忧郁，集中精力作画。梵高在两个月内完成了近80幅油画，其中包括《嘉舍医生的肖像》，这件作品被视为杰作。梵高的传记作者们说，《雏菊与罂粟花》是在嘉舍医生家里画的，也许是作为治疗费交换给医生的。</text:p>
      <text:p text:style-name="P4">
1890年7月梵高去世后，这幅画转到了 <text:a xlink:type="simple" xlink:href="http://collections.glasgowmuseums.com/mwebcgi/mweb" text:style-name="Internet_20_link" text:visited-style-name="Visited_20_Internet_20_Link">
 巴黎一名藏家</text:a>
手中，后来随着梵高的名气上升，这幅画在1911年转到 <text:a xlink:type="simple" xlink:href="https://www.jewishvirtuallibrary.org/cassirer-paul" text:style-name="Internet_20_link" text:visited-style-name="Visited_20_Internet_20_Link">
 柏林一名艺术品经销商</text:a>
手中。布法罗的实业家、纽约现代艺术博物馆创始人康格·古德伊尔在1928年将其买下之前，曾有几名德国收藏家先后拥有过这幅画。古德伊尔的儿子乔治后来将这幅画的部分所有权授予了布法罗的奥尔布赖特－诺克斯美术馆，该画曾在美术馆展出了近三年时间。</text:p>
      <text:p text:style-name="P4">
在梵高画作连续多年创下拍卖价格纪录后，1990年5月，一名日本商人花8250万美元在佳士得拍卖会上买下了《嘉舍医生的肖像》，那是截至当时艺术品拍卖的最高价。</text:p>
      <text:p text:style-name="P4">
</text:p>
      <text:p text:style-name="P4">
嘉舍医生鼓励梵高专注于艺术。画家在两个月内完成了近80幅作品，包括被认为是杰作的《嘉舍医生的肖像》。  Fine Art Images/HeritageImages, via Getty Images</text:p>
      <text:p text:style-name="P4">
大约在那个时候，为了给另一家博物馆筹集资金，古德伊尔想把这幅高26英寸、宽20英寸的静物画卖掉。人们曾预计它能拍出1200万美元到1600万美元之间的价格，但这幅画在1990年11月的佳士得拍卖会上没能卖出去。不久后，一名不愿透露姓名的买家以更低的出价将其买下。</text:p>
      <text:p text:style-name="P4">
梵高晚期创作的400多幅油画被认为是他最好的作品，其中大部分被世界各地的艺术机构收藏。大约15%在私人手里，而且不定期地借给博物馆展出。据行业数据库Artnet的数据，过去十年里，只有16件梵高画作被拍卖，其中包括微软联合创始人保罗·艾伦收藏的《柏树旁盛开的果园》，佳士得去年以1.17亿美元的价格将其卖给了一位匿名买家。</text:p>
      <text:p text:style-name="P4">
<text:span text:style-name="T4">
制片人与亿万富翁</text:span>
</text:p>
      <text:p text:style-name="P4">
</text:p>
      <text:p text:style-name="P4">
这幅静物画在香港苏富比拍卖行，拍摄时间是大约在2014年的拍卖会后一个月。梵高在其生命末期创作的作品中，只有少数在拍卖会上售出。  BobbyYip/Reuters</text:p>
      <text:p text:style-name="P4">
在2014年11月拍下那件作品后的一年里，王中军曾把它放在他位于香港、价值2500万美元的豪宅里。2015年10月，那幅画曾在香港 <text:a xlink:type="simple" xlink:href="https://www.scmp.com/news/hong-kong/education-community/article/1863729/van-goghs-most-expensive-still-life-set" text:style-name="Internet_20_link" text:visited-style-name="Visited_20_Internet_20_Link">
 公开展出了五天</text:a>
，王中军是那次展览的主宾，他也是一名业余艺术家，那次展览还包括十几幅他本人的油画。</text:p>
      <text:p text:style-name="P4">
但展览会上最吸引人的是那幅梵高画作和王中军在那不久前买下的毕加索作品《盘发髻女子坐像》。 苏富比称，王中军为那件毕加索作品 <text:a xlink:type="simple" xlink:href="https://cn.nytimes.com/culture/20150511/t11picasso/" text:style-name="Internet_20_link" text:visited-style-name="Visited_20_Internet_20_Link">
 花了</text:a>
 近3000万美元（约合人民币1.85亿元）。</text:p>
      <text:p text:style-name="P4">
广告</text:p>
      <text:p text:style-name="P4">
那之前，日本的实业家们，以及紧随其后的美国对冲基金经理和俄罗斯寡头曾以破纪录的竞拍价登上头条新闻。大约在2012年前后，受益于市场改革开放政策的中国新贵买家们出现在拍卖会上。</text:p>
      <text:p text:style-name="P4">
“所有的拍卖行都对中国卖家的到来迫不及待，”戴维·诺曼说，苏富比拍卖那幅梵高作品时，他是该行印象派及现代艺术部负责人。</text:p>
      <text:p text:style-name="P4">
中国的亿万富翁们往往乐意宣扬他们花大价钱买来的东西。2013 年，一名房地产巨头花2800万美元在佳士得 <text:a xlink:type="simple" xlink:href="https://www.latimes.com/entertainment/arts/la-xpm-2013-nov-06-la-et-cm-wang-jinglian-dalian-wanda-picasso-20131106-story.html" text:style-name="Internet_20_link" text:visited-style-name="Visited_20_Internet_20_Link">
 买下了</text:a>
一幅毕加索画作，之后又在2015年花2000万美元在苏富比买下了一幅莫奈画作。同年，一名股票投资者花1.7亿美元在佳士得买下了一幅莫迪利亚尼的画作。</text:p>
      <text:p text:style-name="P4">
</text:p>
      <text:p text:style-name="P4">
2013年，亿万富翁肖建华。去年，他因受贿和擅自动用资金被判刑入狱。  Next Magazine/Associated Press</text:p>
      <text:p text:style-name="P4">
“这是出于虚荣心，也是为了投资和树立自己的名声，”在苏富比艺术学院任教的吴可佳说，他是一本关于中国艺术市场的 <text:a xlink:type="simple" xlink:href="https://www.routledge.com/A-Modern-History-of-Chinas-Art-Market/Wu/p/book/9781032287973" text:style-name="Internet_20_link" text:visited-style-name="Visited_20_Internet_20_Link">
 新书</text:a>
 的作者。</text:p>
      <text:p text:style-name="P4">
现年63岁的王中军曾沉浸在聚光灯下。他多次在 <text:a xlink:type="simple" xlink:href="https://www.weibo.com/p/1001603823514825156031" text:style-name="Internet_20_link" text:visited-style-name="Visited_20_Internet_20_Link">
 采访中</text:a>
谈到他对梵高的欣赏，以及梵高对自己的影响。“这种画全世界没有几个人买。买得起，还又这么酷爱印象派艺术（的人不多），对吧？”</text:p>
      <text:p text:style-name="P4">
苏富比拍卖行的这笔交易落槌后没几天，王中军曾对一家 <text:a xlink:type="simple" xlink:href="https://www-chinanews-com-cn.translate.goog/cul/2014/11-09/6763431.shtml" text:style-name="Internet_20_link" text:visited-style-name="Visited_20_Internet_20_Link">
 中国出版物 </text:a>
说，那幅画并不是他一个人购买的，但他没有提供任何细节。后来，他不再提及任何人和他一起参与了购买的事情。“就是在看预展的时候，我觉得想拥有，心一动而已，”他在<text:a xlink:type="simple" xlink:href="https://www.sothebys.com/zh-hant/文章/王中軍專訪-他將梵谷帶來中國" text:style-name="Internet_20_link" text:visited-style-name="Visited_20_Internet_20_Link">
 苏富比网站上发表的一篇采访 </text:a>
 中说。</text:p>
      <text:p text:style-name="P4">
广告</text:p>
      <text:p text:style-name="P4">
近年来，各国政府一直试图遏制这种通过中间人进行、最终的资金来源始终秘而不宣的高调购买。</text:p>
      <text:p text:style-name="P4">
在一起丑闻中，美国司法部指控 <text:a xlink:type="simple" xlink:href="https://www.justice.gov/opa/pr/malaysian-financier-low-taek-jho-also-known-jho-low-and-former-banker-ng-chong-hwa-also-known" text:style-name="Internet_20_link" text:visited-style-name="Visited_20_Internet_20_Link">
 一名马来西亚商人 </text:a>
 把从国家发展基金侵吞的数十亿美元进行洗钱，并用其中一部分在苏富比和佳士得购买艺术品。2020年，美国参议院 <text:a xlink:type="simple" xlink:href="https://www.nytimes.com/2020/07/29/arts/design/senate-report-art-market-russia-oligarchs-sanctions.html" text:style-name="Internet_20_link" text:visited-style-name="Visited_20_Internet_20_Link">
 发布的报告猛烈抨击</text:a>
了拍卖行和艺术品经销商，称它们通过允许他人代俄罗斯人出面购买艺术品，无意中帮助俄罗斯人逃避了制裁。</text:p>
      <text:p text:style-name="P4">
苏富比的一名发言人说，所有买家都经过了审查，而且在有必要的时候，还会让公司的合规部门对买家进行“增强尽职调查”。苏富比在全球范围内遵循一项2020年的欧盟规定，该规定要求拍卖行核实买家资金的合法性。</text:p>
      <text:p text:style-name="P4">
虽然与那幅梵高画作交易有关的财务文件并没有显示不当行为，但那笔交易与常规做法相去甚远。拍卖成交后不久，苏富比将那幅画的所有权转交给了一个上海人，他既没有艺术品经纪人的名声，也不是收藏家，但他支付了费用。但在一个公开的仪式上，苏富比不是将这幅画交给了那个上海人或雇用他的那个亿万富翁，而是交给了制片人王中军。</text:p>
      <text:p text:style-name="P4">
</text:p>
      <text:p text:style-name="P4">
苏富比的发票上写着刘海龙，他是一个生活在上海的普通人，以3.77亿人民币的价格买下了梵高的这幅画。</text:p>
      <text:p text:style-name="P4">
“这件事与一名现已被关进监狱的人有关，”在纽约艺术行业担任律师的莱拉·阿明多莱说。“这里面有一些不同寻常的事情。”</text:p>
      <text:p text:style-name="P4">
<text:span text:style-name="T4">
“白手套”</text:span>
</text:p>
      <text:p text:style-name="P4">
</text:p>
      <text:p text:style-name="P4">
刘海龙住在上海这座公寓大楼里，他是为梵高作品支付近6200万美元账单的人。  The New York Times</text:p>
      <text:p text:style-name="P4">
苏富比认定的梵高画作主人住在上海的一座公寓楼里，灰色瓷砖和脏兮兮的灰浆框着一扇破旧的门。门前的一张垫子上用英语写了九遍“我是一名艺术家”字样。</text:p>
      <text:p text:style-name="P4">
这栋房子的主人刘海龙被列为英属维尔京群岛一家空壳公司的唯一所有者和唯一董事，它名为全岛控股有限公司 (Islandwide HoldingsLimited)，这家公司为这幅画支付了费用。除了出生日期和地点，外界对46岁的刘海龙几乎一无所知。</text:p>
      <text:p text:style-name="P4">
最近，一名记者向他展示苏富比的发票和一份银行电汇文件，问签名是不是他本人的，他说：“你现在马上走。”然后关上了门。</text:p>
      <text:p text:style-name="P4">
和他住在一起的赵婷婷与被监禁的亿万富翁肖建华也存在联系。她曾经是肖建华参与创办的一家公司的高层，该公司与中国最高领导人习近平的亲属有业务往来。</text:p>
      <text:p text:style-name="P4">
</text:p>
      <text:p text:style-name="P4">
刘海龙给苏富比的两笔电汇，用于支付梵高画作的费用。</text:p>
      <text:p text:style-name="P4">
现年43岁的赵婷婷不再担任这个职位，如今在教钢琴。当被问及刘海龙购买的那幅梵高作品时，她回答说，“您觉得我们家的房子够那幅画的价格吗?”</text:p>
      <text:p text:style-name="P4">
她说，她和刘海龙“只是普通小员工而已”，与那位亿万富翁控制的明天集团没有任何关系。“我们没有任何的支配权跟知情权。”</text:p>
      <text:p text:style-name="P4">
这对夫妇似乎是“白手套”，这个词在中国用来形容代理股东，目的是隐藏公司的真正所有者。在提供“明天集团”详细信息的数以千计页数的记录中，有一份电子表格列出了数十名这样的人。至少有四家离岸公司以刘海龙的名义注册。</text:p>
      <text:p text:style-name="P4">
这些公司是肖建华庞大企业的一部分。他很早就显示出很有出息的样子，14岁就进入了中国著名学府北京大学，1989年的天安门抗议活动期间，他是学生会主席。当时他站在了政府一边，这种忠诚后来帮助他成为中国最富有的人之一，获得了银行、保险公司和经纪公司的控制权，以及煤炭、水泥和房地产公司的股份。</text:p>
      <text:p text:style-name="P4">
与同他做生意的许多傲慢张扬的亿万富翁不同，51岁的肖建华更喜欢在暗处运作，与中国的一些太子党 <text:a xlink:type="simple" xlink:href="https://cn.nytimes.com/china/20140604/c04elite/" text:style-name="Internet_20_link" text:visited-style-name="Visited_20_Internet_20_Link">
 建立关系</text:a>
 。他在四季酒店过着平静的生活，有一群女保镖照顾他。</text:p>
      <text:p text:style-name="P4">
为什么他的一个手下要买下这幅梵高画作目前尚不得而知。制片人王中军也曾是中国顶级富豪之一，尽管其财富远不及肖建华。</text:p>
      <text:p text:style-name="P4">
肖建华通过他的海外网络很容易在境外获得资金，这使他可以绕过中国严格的货币管制；他可能为王中军充当了某种银行家的角色。文件显示，两人在拍卖的同一个月开始制定艺术品投资计划，但他们在塞舌尔的合资企业直到一年后才成立。与此同时，两人还成立了另一家海外公司，旨在投资北美的电影和电视项目。</text:p>
      <text:p text:style-name="P4">
关于这笔款项可能还有另一种解释：肖建华可能是想收购一项可以用私人飞机跨境运输的资产，从而避开银行合规官员和政府监管机构的审查。</text:p>
      <text:p text:style-name="P4">
<text:span text:style-name="T4">
一场绑架与一件</text:span>
 <text:span text:style-name="T4">
消失的艺术品</text:span>
</text:p>
      <text:p text:style-name="P4">
</text:p>
      <text:p text:style-name="P4">
2017年，肖建华在香港四季酒店公寓遭绑架后送往中国大陆受审。  Anthony Wallace/Agence France-Presse — GettyImages</text:p>
      <text:p text:style-name="P4">
2015年，随着中国股市崩盘，与梵高画作交易相关者的命运开始发生转变。习近平政府指责人脉广泛的交易商操纵市场，监管机构从亿万富翁手中夺回经济权力。数十名金融家失踪后，在警方的拘留所里重新露面。</text:p>
      <text:p text:style-name="P4">
艺术品的购买变得更加谨慎。2016年，奥普拉·温弗瑞以1.5亿美元的价格将克林姆特的一幅画 <text:a xlink:type="simple" xlink:href="https://www.bloomberg.com/news/articles/2017-02-08/oprah-said-to-snag-150-million-selling-klimt-to-chinese-buyer" text:style-name="Internet_20_link" text:visited-style-name="Visited_20_Internet_20_Link">
 卖给了</text:a>
 一位匿名的中国买家。</text:p>
      <text:p text:style-name="P4">
到2017年初，肖建华作为自由人的生活结束了。一天晚上，大约六名男子把他放在轮椅上——大家都知道他不用轮椅——蒙住他的脸，把他从香港的公寓带走。他被带到中国大陆并最终被起诉。检察官声称，他的罪行可以追溯到2014年之前，也就是那副梵高画作被出售的那一年。</text:p>
      <text:p text:style-name="P4">
去年8月，他因操纵金融市场和贿赂政府官员被判处13年监禁。法院说，肖建华和他的公司擅自运用资金1486亿元。</text:p>
      <text:p text:style-name="P4">
政府官员拆解了他在中国的公司。在那期间，购买梵高画作的英属维尔京群岛公司易手，刘海龙失去了所有者的身份。</text:p>
      <text:p text:style-name="P4">
有一段时间，制片人王中军保持着高调的生活方式，2017年在北京开了一家私人美术馆，把梵高和毕加索的画作展示了几个月。</text:p>
      <text:p text:style-name="P4">
但他的电影公司华谊兄弟因为制作的片子票房惨败市值蒸发。王中军放弃了大部分艺术收藏和他在香港的家。去年，他在北京的美术馆以及在比佛利山庄的一处豪宅被出售。</text:p>
      <text:p text:style-name="P4">
王中军及其公司发言人没有回应记者的多次置评请求。记者无法联系到狱中的肖建华发表评论，不过一名家庭代表称，肖建华的妻子不知道梵高作品拍卖的事，也不熟悉刘海龙。</text:p>
      <text:p text:style-name="P4">
这副出自世界上最受赞誉的艺术家之一之手、栩栩如生的花卉静物画已经多年没有公开露面。但有报道称，这件作品可能会重新回到市场上。</text:p>
      <text:p text:style-name="P4">
包括两名苏富比前高管和一名纽约艺术顾问在内的三名要求匿名的人士表示，这幅画曾被提议私下出售。去年，这位顾问看到了一份以约7000万美元收购该作品的书面提议。</text:p>
      <text:p text:style-name="P4">
这些艺术专家不知道该画作是否已经售出，也不知道是否会有人对2014年的拍卖存在担忧。当时这幅画被一位现已声名扫地的亿万富翁的手下购买，而这位富翁又与一位陷入困境的电影制片人存在联系，后者声称这幅画属于自己。</text:p>
      <text:p text:style-name="P4">
“没人需要一幅价值6200万美元的梵高作品，也没人愿意花钱买一场官司，”艺术律师托马斯·丹齐格说。“如果对这幅画的所有权有任何疑问，人们会购买其他的艺术品——或者另一架飞机。”</text:p>
      <text:p text:style-name="P4">
Source: <text:a xlink:type="simple" xlink:href="https://cn.nytimes.com/china/20230530/van-gogh-china-buyer/" text:style-name="Internet_20_link" text:visited-style-name="Visited_20_Internet_20_Link">
https://cn.nytimes.com/china/20230530/van-gogh-china-buyer/</text:a>
</text:p>
      <!--NEWS-->
      <text:h text:style-name="P10" text:outline-level="1">
<text:span text:style-name="T4">
补偿研发活动正外部性的准市场机制探析 (Free Version)</text:span>
</text:h>
      <text:p text:style-name="P4">
Authors: ['为FT中文网撰稿']</text:p>
      <text:p text:style-name="P4">
Publisher: 英国《金融时报》</text:p>
      <text:p text:style-name="P4">
Time: 2023-05-30T01:40:49+00:00</text:p>
      <text:p text:style-name="P4">
Published Time: 2023-05-29T12:00:99+08:00</text:p>
      <text:p text:style-name="P4">
Modified Time: 2023-05-29T18:39:99+08:00</text:p>
      <text:p text:style-name="P4">
Description: 汪利锬：针对现有政府补助方式的不足之处予以修正，试图把目前政府补助方式所带来的负效应降到最低。那么政府将会实现补偿研发外部性的帕累托改进。</text:p>
      <text:p text:style-name="P4">
Images: ["<text:a xlink:type="simple" xlink:href="https://thumbor.ftacademy.cn/unsafe/picture/7/000074707_piclink.jpg" text:style-name="Internet_20_link" text:visited-style-name="Visited_20_Internet_20_Link">
000074707_pic...</text:a>
"]</text:p>
      <text:p text:style-name="P4">
Themes: ['中国经济']</text:p>
      <text:p text:style-name="P4">
Keywords: ['中国经济', '政府补助', '准入机制', '市场失灵']</text:p>
      <text:p text:style-name="P4">
Type: Article</text:p>
      <!--METADATA-->
      <text:p text:style-name="P4">
<draw:frame draw:style-name="fr1" draw:name="Image87" text:anchor-type="as-char" svg:width="6.9236in" svg:height="3.901286in" draw:z-index="0">
<draw:image xlink:href="../Images/FT Chinese Free Version/2023-05-30T01-40-49-00-00/00007470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就一个经济体的整体而言，由于研发活动具有正外部性，该经济体的研发水平将会达不到整个社会的最优研发产出水平。为此，人们可能，实际上也确实想当然的认为或假设政府可以解决此类的“市场失灵”问题。然而，从目前的数据样本及其研究文献来看，“政府可以解决由于研发活动具有正外部性而造成的市场失灵”的假设是很难成立的，甚至产生“政府失灵”及其资源的进一步错配。那么政府为什么没有解决这个问题呢？</text:p>
      <text:p text:style-name="P4">
在回答上述问题之前，我们先来理解一个基本的经济学概念：市场失灵。根据新古典经济学，市场失灵是指自由市场对商品和服务的分配不是帕累托效率的情况。用大白话来讲，就是在自由市场中存在第三方因素干预了消费者和生产者之间的交易，导致最终双方达成的价格没有真实反应了商品或服务的价值。在本文中，第三方因素即是研发活动的正外部性。该外部性导致一些消费者受益于该研发活动，但未向提供该研发活动的生产者进行经济上的补偿，进而导致生产者研发活动的价格不能真正反映研发活动的真实价格。最终，该生产者的研发活动收益小于社会的研发总收益。</text:p>
      <text:p text:style-name="P4">
有些人认为市场失灵，政府应该予以纠正，尤其来自凯恩斯主义者持有此观点尤为甚。该学派认为，与其放任自流，不如干预。因为干预，至少还有可能纠正或减缓市场失灵。然而，该论点受到来自自由主义学派的猛烈抨击。自由主义学派认为政府不可能精确知道“一颗螺丝”在什么时间、什么位置、由什么经济人安装到一个最合适的位置。即使政府知道“有一颗螺丝”由某个人在某个时间放到某个位置，但政府不可能知道经济运行过程中“每一颗螺丝”的恰当时间、正确位置和胜任的经济人。再加上信息传递所造成的信息滞后性导致政府更不能如消费者和生产者一样第一时间了解市场。如果不能像消费者和生产者一样及时准确且无信息不对称了解市场，政府在干预市场的时候极可能产生资源的误配或错配。如果此时政府强行干预市场，就如同“沾满污泥的双手伸入一个只有几颗沙子的豆盆子一样”。本来盆子里仅仅只有几颗沙子，出于好意试图捡走那几颗沙子，但结果是那几颗沙子可能没有捡走，反而掺与了更多的污泥，使得豆子的可食性更低了。</text:p>
      <text:p text:style-name="P4">
所以，政府与市场存在的信息严重不对称及其滞后性注定了政府不是万能的，也注定了政府纠正市场失灵的行为可能最终演化为“政府失灵”的结局。这里需要强调的是“可能”。</text:p>
      <text:p text:style-name="P4">
譬如，在现有的政府补助政策安排下，政府出于研发外部性或某些其他政策目的出台“鼓励产业目录”，并辅之以相应的政府补助基金。然而这样的做法看似补偿了研发正外部性所带来的全社会最优研发与实际研发产出之间的差值，实际上削弱或者甚至剥夺了企业根据市场需求为导向的研发自由。羸弱的研发自由或失去研发自由，企业要么倦于研发，要么仅仅是为了获得政府补助而采取的迎合之举，并未真正的从事研发。正如我们所见到的，企业为了迎合政府获得补助，尽量做大，但“大”而不“强”（汪利锬，2022）；同时，不管是从短期还是长期来看，政府补助提升企业经济绩效的影响不显著，且对企业研发强度的显著影响不可持续（聂辉华等，2022）。所以失去基于市场导向的研发自由一旦被削弱或剥夺，政府补助给企业带来的损失可能比由于研发正外部性带来的损失更大。</text:p>
      <text:p text:style-name="P4">
我们看到是这样的情境可能令我们极度悲观，甚至窒息。然而，如果我们换一种思维，针对现有政府补助方式的不足之处予以修正，并采用修正后的方式试图把目前政府补助方式所带来的负效应降到最低。那么，政府将会实现补偿研发外部性的帕累托改进。事实上，政府补助本质上是将应税企业的缴纳税款以政府转移方式的形式再次支付给目标企业。如果我们理解到这一点，我们很容易想到，如果政府直接对企业所征缴的税款进行豁免，岂不是一样达到政府补助企业的目的。是的，这两种方法本质上都是向企业提供了补助，但是过程对企业研发的自由度影响却有很大的不同。</text:p>
      <text:p text:style-name="P4">
前者由于先行确定补助研发项目，再确定补助对象。这导致企业从一开始研发的选题自由被剥夺。选题自由的剥夺看似是一个无足轻重的事情。然而，事实上选题自由的剥夺对于创新活动来说是致命性的。这是因为企业将不再根据市场的需求作为导向来安排、组织和管理创新活动。在此情境下，我们可以推出一个简单的逻辑推理结果：企业创新的产品不是市场所需要的。这样的创新是无意义的。</text:p>
      <text:p text:style-name="P4">
此外，由于确定一定比例补助对象，这也意味着有相当一部分其他企业不能得到补助。然而，就历史经验来看，颠覆性创新正是来自那些一开始不起眼的小企业，尤其是私营企业，如SpaceX和ChatGPT等企业。然而，如果我们改变补助方式，由原来的政府确定项目和补助对象改为由研发企业自主申报税前减免或抵扣，甚至抵免，这样至少保证了企业研发的创新选题自由，也保证了那些有研发意愿的企业也能得到政府补助，而不被排除在外。从这一点上看，税前抵扣或抵免等方式是政府补助方式的帕累托改进。</text:p>
      <text:p text:style-name="P4">
是的，人们总是希望凡事能达到最优。没有第三方干预的自由交易是资源配置达到最优的状态。然而，现实中最优状态总出现在设想中。正所谓“梦想很丰满，现实很骨感”。由于研发活动的外部性造成研发活动不能达到帕累托最优，人们试图用政府补助方式来补偿研发活动正外部性所造成的差值，但是由于直接补助的方式所带来的效果差强人意。在人们达不到最优情况下，因此人们选择次优。通过改进补助方式，即由政府直接补助转变为对研发的税前扣除等方式。虽然没有达到完美的自由交易状态，但相较于原来的政府直接补助企业而言，现在的补助方式向补偿研发活动正外部性的准市场机制更进一步。</text:p>
      <text:p text:style-name="P4">
在实践中，通过减免税收的形式来补偿企业研发的正外部性是否有效呢？已有来自服务行业的研究表明，税收优惠显著提高了服务业型企业下一年度的研发强度，有助于企业的内生增长。这个结论也说明了只要不削弱或剥夺企业的研发自由前提条件下，以税前抵扣或抵免方式的政府补助是可以实现补偿企业研发正外部性的帕累托改进。</text:p>
      <text:p text:style-name="P4">
诚然，相较于政府以项目制形式直接补助企业，虽然税前抵扣或抵免能较好补偿企业研发的正外部性，但是给予企业的税收优惠也对政府的财政平衡提出了挑战。当然，这是另外一个话题，这里限于篇幅，不再赘述。</text:p>
      <text:p text:style-name="P4">
（作者系上海财经大学经济学博士，现任上海立信会计金融学院副教授。本文仅代表作者观点。责任编辑邮箱：Tao.feng@ftchinese.com）</text:p>
      <text:p text:style-name="P4">
Source: <text:a xlink:type="simple" xlink:href="http://www.ftchinese.com/story/001099795" text:style-name="Internet_20_link" text:visited-style-name="Visited_20_Internet_20_Link">
http://www.ftchinese.com/story/001099795</text:a>
</text:p>
      <!--NEWS-->
      <text:h text:style-name="P10" text:outline-level="1">
<text:span text:style-name="T4">
維族學生赴港失聯疑雲 韓媒指人仍在韓國</text:span>
</text:h>
      <text:p text:style-name="P4">
Author: None (Language: zh)</text:p>
      <text:p text:style-name="P4">
Publisher: None</text:p>
      <text:p text:style-name="P4">
Time: 2023-05-30T01:41:00Z</text:p>
      <text:p text:style-name="P4">
Description: 國際特赦組織日前稱，1名維吾爾族學生本月抵達香港機場後失聯至今。港府否認後，韓聯社週一引述消息報導，該生人仍在韓國，沒去香港。但截至目前，該生都未曾親自現身或發聲，行蹤成謎。</text:p>
      <text:p text:style-name="P4">
Videos: []</text:p>
      <text:p text:style-name="P4">
Images: []</text:p>
      <text:p text:style-name="P4">
Subject: 时政风云</text:p>
      <text:p text:style-name="P4">
Subjects: ['维吾尔', '谷歌', '香港', '雨伞革命', '香港政改', '专题报道：香港“反送中”抗议', '新疆']</text:p>
      <text:p text:style-name="P4">
Keywords: ['新疆', '新疆人权', '维吾尔', '反修例', '香港', '国泰航空']</text:p>
      <text:p text:style-name="P4">
ID: 65760933</text:p>
      <!--METADATA-->
      <text:p text:style-name="P4">
<text:a xlink:type="simple" xlink:href="https://www.dw.com/zh/overlay/image/article/65760933/64069222" text:style-name="Internet_20_link" text:visited-style-name="Visited_20_Internet_20_Link">
 </text:a>
</text:p>
      <text:p text:style-name="P4">
國際特赦組織指，有1名維族學生搭乘國泰航空抵達香港機場後失聯（示意圖）</text:p>
      <text:p text:style-name="P4">
（德國之聲中文網）1名維吾爾族學生遭指赴港後失聯，事件成羅生門。韓聯社週一（5月29日）報導，該生在韓國的指導教授表示，該維族學生人「目前安全地在韓國」。</text:p>
      <text:p text:style-name="P4">
國際特赦組織（AmnestyInternational）26日稱，本月10日，1名維吾爾族學生自韓國飛往香港後隨即失聯至今，恐在香港機場遭中國警方帶走、非法引渡至中國大陸拘留。</text:p>
      <text:p text:style-name="P4">
根據該組織發布的聲明，該維吾爾族學生名叫阿布都雷赫曼（AbuduwailiAbudureheman），出生於新疆克拉瑪依市，過去7年在韓國首爾攻讀博士學位，因其海外經驗而被中國列入「觀察名單」。</text:p>
      <text:p text:style-name="Quotations">

<text:p text:style-name="P4">
<text:a xlink:type="simple" xlink:href="https://www.instagram.com/p/CggZmagvhVm/" text:style-name="Internet_20_link" text:visited-style-name="Visited_20_Internet_20_Link">
 View this post on Instagram&gt;
 </text:a>
</text:p>

</text:p>
      <text:p text:style-name="P4">
韓聯社報導，阿布都雷赫曼的指導教授、南韓國民大學體育學院院長趙旭淵（Cho Wook-yeon，音譯）表示，阿布都雷赫曼為攻讀博士學位，兩人「每天都有保持聯絡」，強調該生人「確實在韓國」，沒去香港。</text:p>
      <text:p text:style-name="P4">
趙旭淵透過電話向韓聯社表示，他不知道為什麼國際特赦組織指阿布都雷赫曼在香港失蹤，計畫聯繫國際特赦組織糾正事實。</text:p>
      <text:p text:style-name="P4">
美聯社30日報導，國際特赦組織表示正試圖獨立確認該名學生的下落與安全，若獲得更多訊息將進一步回應。</text:p>
      <text:p text:style-name="P4">
美聯社則試圖直接聯繫該名學生，但韓國校方以隱私為由拒絕提供詳細聯繫方式。校方表示，趙旭淵教授與學生進行了溝通，確認他人在韓國，但趙旭淵教授並沒有回應美聯社的電話查詢。</text:p>
      <text:p text:style-name="P4">
中國外交部發言人毛寧在29日的例行記者會被問及此事時，則是僅回覆：「我不掌握有關情況。」</text:p>
      <text:p text:style-name="P4">
香港政府已經否認了該生在香港失聯的說法。香港《明報》報導，港府發言人27日回應，政府紀錄顯示該生不曾入境或被拒絕入境香港，國際特赦組織在未查核事實的情況下，肆意攻擊港府、詆毀香港人權狀況，做出毫無根據、無中生有的指控，「其歹毒之心顯而易見」。港府發言人強烈譴責並要求該組織對其抹黑、不實言論道歉。</text:p>
      <text:p text:style-name="P4">
國際特赦組織上週發布的聲明指，該生赴港後失聯，其搭乘的是國泰航空自首爾起飛、原定於10日晚間11點降落香港的航班。國泰航空並未回應他是否曾經登機。</text:p>
      <text:p text:style-name="P4">
阿布都雷赫曼的同行友人27日告訴法新社，該生10日在香港機場傳了一則簡訊後即失聯，至今下落不明。他在最後的簡訊中，自稱正遭中國警察調查與盤問，可能需要一些時間，請朋友不需等他一同離開。</text:p>
      <text:p text:style-name="P4">
法新社報導，該名友人稱，由於阿布都雷赫曼去中國旅行時，曾有被「扣留問話」的紀錄，因此他當時並未多想，然而次日，這位朋友聯繫了香港出入境管理部門，仍無法獲得更多訊息。基於對該生安危的擔憂，友人選擇公開事件。</text:p>
      <text:p text:style-name="P4">
這名友人說，他曾對阿布都雷赫曼此行抱持懷疑態度，但阿布都雷赫曼仍執意訪港：「他失算了⋯⋯他不知道後果會多嚴重。」</text:p>
      <text:p text:style-name="P4">
</text:p>
      <text:p text:style-name="P4">
中國政府長期遭控侵害維族人權。圖為2021年中國國旗在新疆烏魯木齊一座清真寺升起（資料照）</text:p>
      <text:p text:style-name="P4">
國際特赦組織中國研究員阿卡德（Alkan Akad）稱，該生似乎在抵港時就被拘留和審訊，「令人質疑港府是否與中國政府共謀，侵犯維吾爾人的人權。」</text:p>
      <text:p text:style-name="P4">
駐瑞典的獨立維吾爾族研究員尼埃利瑪（Nyrola Elima）向美聯社表示，該生若從韓國飛往香港，就會有登機紀錄，「儘管港府努力否認或隱瞞 <text:a xlink:type="simple" xlink:href="https://www.dw.com/zh/zh/報告中國文化清洗維族文化遺產/a-64662117" text:style-name="Internet_20_link" text:visited-style-name="Visited_20_Internet_20_Link">
北京和新疆政府對維吾爾人的暴行 </text:a>
，但這名維族博士生在香港機場失蹤的事實仍然存在」。</text:p>
      <text:p text:style-name="P4">
駐華盛頓特區的維吾爾族學者、《維吾爾時報》創始人伊敏（TahirImin）則告訴美聯社，若該生並未進入香港，過去兩週間應會讓他的朋友知道行蹤。他說：「香港當局的聲明是個公然的謊言，試圖避免國際批評，並掩蓋其可能與中國共產黨在<text:a xlink:type="simple" xlink:href="https://www.dw.com/zh/zh/追蹤外國記者出入新疆-報告上海設監控系統/a-65510441" text:style-name="Internet_20_link" text:visited-style-name="Visited_20_Internet_20_Link">
 全球範圍內追捕維吾爾人 </text:a>
的同謀。」</text:p>
      <text:h text:style-name="P12" text:outline-level="3">
<text:span text:style-name="T4">
大众中国总裁称新疆厂无强迫劳动 维族学者：说法有问题</text:span>
</text:h>
      <text:p text:style-name="P4">
（綜合報導）</text:p>
      <text:p text:style-name="P4">
Source: <text:a xlink:type="simple" xlink:href="https://www.dw.com/zh/維族學生赴港失聯疑雲-韓媒指人仍在韓國/a-65760933" text:style-name="Internet_20_link" text:visited-style-name="Visited_20_Internet_20_Link">
https://www.dw.com/zh/維族學生赴港失聯疑雲-韓媒指人仍在韓國/a-65760933?maca=chi-rss-chi-all-1127-rdf</text:a>
</text:p>
      <!--NEWS-->
      <text:h text:style-name="P10" text:outline-level="1">
<text:span text:style-name="T4">
北京拒絕中美防長會晤 雙邊關係難回溫？</text:span>
</text:h>
      <text:p text:style-name="P4">
Author: None (Language: zh)</text:p>
      <text:p text:style-name="P4">
Publisher: None</text:p>
      <text:p text:style-name="P4">
Time: 2023-05-30T01:48:00Z</text:p>
      <text:p text:style-name="P4">
Description: 《華爾街日報》29日報導，中國拒絕了美國提議雙方國防部長於新加坡會晤的請求，兩國間緊張局勢的緩解仍未見曙光。</text:p>
      <text:p text:style-name="P4">
Videos: []</text:p>
      <text:p text:style-name="P4">
Images: []</text:p>
      <text:p text:style-name="P4">
Subject: 时政风云</text:p>
      <text:p text:style-name="P4">
Subjects: ['南希·佩洛西', '专题报道：习近平访美']</text:p>
      <text:p text:style-name="P4">
Keywords: ['中美关系', '香格里拉对话', '印太安全', '李尚福', '奥斯汀']</text:p>
      <text:p text:style-name="P4">
ID: 65766662</text:p>
      <!--METADATA-->
      <text:p text:style-name="P4">
<text:a xlink:type="simple" xlink:href="https://www.dw.com/zh/overlay/image/article/65766662/65367112" text:style-name="Internet_20_link" text:visited-style-name="Visited_20_Internet_20_Link">
 </text:a>
</text:p>
      <text:p text:style-name="P4">
中國防長李尚福4月訪問莫斯科時，曾與俄國防長對話</text:p>
      <text:p text:style-name="P4">
（德國之聲中文網）一年一度的「香格里拉對話」（The Shangri-La Dialogue）本週末（6月2日至4日）將於新加坡舉辦， <text:a xlink:type="simple" xlink:href="https://www.dw.com/zh/zh/中美防長6月有望會談雙方不同調/a-65584930" text:style-name="Internet_20_link" text:visited-style-name="Visited_20_Internet_20_Link">
美國本致力促成中美兩國防長李尚福、奧斯汀（Lloyd Austin）在此論壇中會面</text:a>
。美國《華爾街日報》週一（5月29日）報導，中國拒絕了美方的會晤請求，雙方關係回溫仍有困難。</text:p>
      <text:p text:style-name="P4">
美國國防部在給《華爾街日報》的一份聲明中表示，中方正式拒絕了美方5月初所提的邀請，並補充，該部門相信兩國軍方的開放溝通「可以確保競爭不會演變成衝突」。美國國防官員還表示，有鑒於此類會議往年都是在召開前數小時促成的，<text:a xlink:type="simple" xlink:href="https://www.dw.com/zh/zh/客座评论中美春暖花未开/a-65769538" text:style-name="Internet_20_link" text:visited-style-name="Visited_20_Internet_20_Link">
 中國此次的拒絕被視為一個是異常直白的訊號 </text:a>
 。</text:p>
      <text:p text:style-name="P4">
</text:p>
      <text:p text:style-name="P4">
美國防長奧斯汀4月曾就烏克蘭議題發表談話</text:p>
      <text:p text:style-name="P4">
在擔任中國國防部長前，李尚福曾是中共中央軍委裝備發展部部長，2018年因協助中國進口俄羅斯武器而遭美國制裁。英國《金融時報》本月稍早曾報導，拜登政府稱無意取消制裁，美方認為該制裁並不阻礙奧斯汀與李尚福在第三國會面，但部分人士認為中國幾乎不可能在此情況下同意會談。</text:p>
      <text:p text:style-name="P4">
部分美國官員警告，美國的東南亞盟友一直對「中美衝突能在新加坡減壓」的前景持開放態度，中國此次的拒絕可能引發這些國家的擔憂。</text:p>
      <text:p text:style-name="P4">
中國駐華盛頓大使館及白宮均未立即回應《華爾街日報》的置評請求。</text:p>
      <text:h text:style-name="P12" text:outline-level="3">
<text:span text:style-name="T4">
美國促談吃閉門羹？</text:span>
</text:h>
      <text:p text:style-name="P4">
負責印度太平洋安全事務的美國助理國防部長拉特納（ElyRatner）上週在華盛頓智庫「戰略與國際研究中心」（CSIS）的活動中表示，美方曾提議美國防長或其他軍方領袖可與中國進行通話、會議或對話，但「遇到了很多困難」。</text:p>
      <text:p text:style-name="P4">
中美關係自今年2月的「 <text:a xlink:type="simple" xlink:href="https://www.dw.com/zh/zh/中國氣球能實時回傳信號美無法證實/a-65222124" text:style-name="Internet_20_link" text:visited-style-name="Visited_20_Internet_20_Link">
 偵察氣球事件 </text:a>
」便持續緊張，奧斯汀及美國參謀長聯席會議主席米利（Mark Milley）曾多次請求與中國的對應官員通話，遭中方拒絕；美國國務卿布林肯（AnthonyBlinken）的訪中計畫，也被迫取消或推遲。拜登一再呼籲中美關係需要緩和，但遭中國政府批評「沒有誠意」。</text:p>
      <text:p text:style-name="P4">
本月稍早， <text:a xlink:type="simple" xlink:href="https://www.dw.com/zh/zh/中美關係解凍沙利文與王毅坦率長談8小時/a-65597495" text:style-name="Internet_20_link" text:visited-style-name="Visited_20_Internet_20_Link">
 白宮國家安全顧問沙利文（Jake Sullivan）在維也納會見了中共中央外事辦主任王毅</text:a>
 ；美國商務部長 <text:a xlink:type="simple" xlink:href="https://www.dw.com/zh/zh/中國商務部長王文濤見雷蒙多-中美破冰關鍵/a-65738924" text:style-name="Internet_20_link" text:visited-style-name="Visited_20_Internet_20_Link">
 雷蒙多 （GinaRaimondo）也在華盛頓會見了中國商務部長王文濤 </text:a>
 ，這是拜登執政期間，中美兩國在華府舉行的首次內閣級會晤。</text:p>
      <text:p text:style-name="P4">
</text:p>
      <text:p text:style-name="P4">
美國商務部長雷蒙多2021年在白宮就高速網路發表談話</text:p>
      <text:p text:style-name="P4">
這2次會晤本被外界視為中美摩擦緩和的徵兆，然而 <text:a xlink:type="simple" xlink:href="https://www.dw.com/zh/zh/美中關係陷寒冰-秦剛籲美深刻反思/a-65556918" text:style-name="Internet_20_link" text:visited-style-name="Visited_20_Internet_20_Link">
 中國外交部長秦剛5月初在北京會見美國駐北京大使伯恩斯</text:a>
 （NicholasBurns）時，就台灣問題嚴厲指責美方破壞「美中關係來之不易的積極勢頭」，顯示緊張局勢的緩解仍有局限性。</text:p>
      <text:p text:style-name="P4">
對此，美國智庫美國企業研究院（American Enterprise Institute）高級研究員庫珀（ZackCooper）告訴《華爾街日報》，中國不願奧斯汀和李尚福會談，卻決定會見其他美國高級官員，這似乎是一個戰略選擇：「中國認為，他們在應對負責經濟問題的官員時，他們最有影響力。他們因此將這類活動，置於國安相關的活動之前。」</text:p>
      <text:p text:style-name="P4">
（《華爾街日報》、《金融時報》、路透社）</text:p>
      <text:p text:style-name="P4">
Source: <text:a xlink:type="simple" xlink:href="https://www.dw.com/zh/北京拒絕中美防長會晤-雙邊關係難回溫？/a-65766662" text:style-name="Internet_20_link" text:visited-style-name="Visited_20_Internet_20_Link">
https://www.dw.com/zh/北京拒絕中美防長會晤-雙邊關係難回溫？/a-65766662?maca=chi-rss-chi-all-1127-rdf</text:a>
</text:p>
      <!--NEWS-->
      <text:h text:style-name="P10" text:outline-level="1">
<text:span text:style-name="T4">
从商业角度讲好保护自然的故事 (Free Version)</text:span>
</text:h>
      <text:p text:style-name="P4">
Authors: ['锡达思•什里坎斯']</text:p>
      <text:p text:style-name="P4">
Publisher: 英国《金融时报》</text:p>
      <text:p text:style-name="P4">
Time: 2023-05-30T01:48:16+00:00</text:p>
      <text:p text:style-name="P4">
Published Time: 2023-05-29T12:00:99+08:00</text:p>
      <text:p text:style-name="P4">
Modified Time: 2023-05-29T21:46:99+08:00</text:p>
      <text:p text:style-name="P4">
Description: 什里坎斯：抗击生物多样性危机的努力仍然停留于旧的保护模式，但气候努力指明一条新路，那就是讲好相关故事，开启采取行动的良性循环。</text:p>
      <text:p text:style-name="P4">
Images: ["<text:a xlink:type="simple" xlink:href="https://thumbor.ftacademy.cn/unsafe/picture/6/000154736_piclink.jpg" text:style-name="Internet_20_link" text:visited-style-name="Visited_20_Internet_20_Link">
000154736_pic...</text:a>
"]</text:p>
      <text:p text:style-name="P4">
Themes: ['气候变化']</text:p>
      <text:p text:style-name="P4">
Keywords: ['气候变化', '自然资源']</text:p>
      <text:p text:style-name="P4">
Type: Article</text:p>
      <!--METADATA-->
      <text:p text:style-name="P4">
<draw:frame draw:style-name="fr1" draw:name="Image93" text:anchor-type="as-char" svg:width="6.9236in" svg:height="3.894525in" draw:z-index="0">
<draw:image xlink:href="../Images/FT Chinese Free Version/2023-05-30T01-48-16-00-00/000154736_piclink.jpg" xlink:type="simple" xlink:show="embed" xlink:actuate="onLoad" draw:mime-type="image/jpeg"/>
</draw:frame>
</text:p>
      <text:p text:style-name="P4">
<text:span text:style-name="T5">
本文作者著有《The Case for Nature》</text:span>
</text:p>
      <text:p text:style-name="P4">
保护大自然是件美好的事，但气候科技很酷。从后者的成功汲取经验，对于加强前者可能是不可或缺的：我们需要将大自然从“有也不错”的范畴转移到现代经济的核心位置。</text:p>
      <text:p text:style-name="P4">
Source: <text:a xlink:type="simple" xlink:href="http://www.ftchinese.com/story/001099798" text:style-name="Internet_20_link" text:visited-style-name="Visited_20_Internet_20_Link">
http://www.ftchinese.com/story/001099798</text:a>
</text:p>
      <!--NEWS-->
      <text:h text:style-name="P10" text:outline-level="1">
<text:span text:style-name="T4">
苏丹军方与快速支援部队同意延长停火期限</text:span>
</text:h>
      <text:p text:style-name="P4">
Author: 半岛电视台＋通讯社</text:p>
      <text:p text:style-name="P4">
Publisher: Al Jazeera</text:p>
      <text:p text:style-name="P4">
Published Time: 2023-05-30T02:00:18</text:p>
      <text:p text:style-name="P4">
Modified Time: 2023-05-30T02:00:18</text:p>
      <text:p text:style-name="P4">
Description: 冲突对喀土穆及其邻近城市恩图曼和喀土穆北部的居民区造成了广泛破坏。</text:p>
      <text:p text:style-name="P4">
Images: ["<text:a xlink:type="simple" xlink:href="https://chinese.aljazeera.net/wp-content/uploads/2023/05/1-1685411225.jpg" text:style-name="Internet_20_link" text:visited-style-name="Visited_20_Internet_20_Link">
1-1685411225.jpg</text:a>
", "<text:a xlink:type="simple" xlink:href="https://chinese.aljazeera.net/wp-content/uploads/2023/05/2-1685411234.jpg" text:style-name="Internet_20_link" text:visited-style-name="Visited_20_Internet_20_Link">
2-1685411234.jpg</text:a>
", "<text:a xlink:type="simple" xlink:href="https://chinese.aljazeera.net/wp-content/uploads/2023/05/3-1685411240.jpg" text:style-name="Internet_20_link" text:visited-style-name="Visited_20_Internet_20_Link">
3-1685411240.jpg</text:a>
"]</text:p>
      <text:p text:style-name="P4">
Topics: ['军事', '政治', '新闻']</text:p>
      <text:p text:style-name="P4">
Keywords: ['军事', '政治', '新闻', '苏丹', '非洲']</text:p>
      <text:p text:style-name="P4">
Type: Article</text:p>
      <!--METADATA-->
      <text:p text:style-name="P4">
<draw:frame draw:style-name="fr1" draw:name="Image94" text:anchor-type="as-char" svg:width="6.9236in" svg:height="4.612736in" draw:z-index="0">
<draw:image xlink:href="../Images/Aljazeera Chinese/2023-05-30T02-00-18/1-1685411225.jpg" xlink:type="simple" xlink:show="embed" xlink:actuate="onLoad" draw:mime-type="image/jpeg"/>
</draw:frame>
 冲突已将首都喀土穆和其他城市地区变成战场 (路透)</text:p>
      <text:p text:style-name="P4">
两名主要的国际调解人表示对持续违反停火协议的行为感到不满，随后苏丹交战双方同意在争夺该国控制权的斗争中延长不稳定的停火协议。</text:p>
      <text:p text:style-name="P4">
5约29日周一晚些时候，沙特阿拉伯和美国在一份联合声明中宣布，苏丹军方与其竞争对手准军事集团快速支援部队之间的停火协议期限延长五天。</text:p>
      <text:p text:style-name="P4">
声明指出，“延期将为进一步的人道主义援助、恢复基本服务以及讨论可能的长期延期提供时间。”</text:p>
      <text:p text:style-name="P4">
值此事态发展之际，双方都面临着延长原定于周一结束的摇摇欲坠的停火协议的压力。</text:p>
      <text:p text:style-name="P4">
早些时候，居民告诉法新社，他们可以听到喀土穆北部的巷战以及首都南部的炮火声，那里有超过500万人口，已经变成了致命的战区，同时武装呼声引发了人们对冲突将加剧的担忧。</text:p>
      <text:p text:style-name="P4">
在周日的联合声明中，主要的国际调解人美国和沙特阿拉伯表示对持续违反停火协议的行为感到不满，并就具体违反为期一周的停火协议的行为向苏丹军方和快速支援部队发出呼吁。</text:p>
      <text:p text:style-name="P4">
4月中旬，由阿卜杜勒·法塔赫·布尔汉将军领导的军方与快速支援部队领导人穆罕默德·哈姆丹·达加洛将军爆发战斗，苏丹陷入混乱。</text:p>
      <text:p text:style-name="P4">
据追踪平民伤亡情况的苏丹医生工会称，战斗已造成至少866名平民死亡，数千人受伤。该医疗组织表示，死亡人数可能会更高。</text:p>
      <text:p text:style-name="P4">
冲突已将首都和其他城市地区变成战场，迫使近140万人逃离家园，前往苏丹境内更安全的地区或进入邻国。</text:p>
      <text:p text:style-name="P4">
<draw:frame draw:style-name="fr1" draw:name="Image95" text:anchor-type="as-char" svg:width="6.9236in" svg:height="3.894525in" draw:z-index="0">
<draw:image xlink:href="../Images/Aljazeera Chinese/2023-05-30T02-00-18/2-1685411234.jpg" xlink:type="simple" xlink:show="embed" xlink:actuate="onLoad" draw:mime-type="image/jpeg"/>
</draw:frame>
 尽管达成停火协议，苏丹仍爆发战斗 (半岛电视台)</text:p>
      <text:p text:style-name="P4">
这场战斗在喀土穆及其邻近城市恩图曼和北喀土穆的居民区造成了广泛的破坏。居民报告称，他们的家园遭到袭击和抢劫。许多人也在社交媒体上谴责没收和洗劫房屋的行为。</text:p>
      <text:p text:style-name="P4">
援助组织的办公室、医疗设施和其他民用基础设施也遭到了袭击和抢劫。自4月15日战斗开始以来，许多医院都无法进入。</text:p>
      <text:p text:style-name="P4">
一周前，双方承诺暂停持续不断的空袭、炮火和巷战，以便提供急需的援助并允许平民逃离。</text:p>
      <text:p text:style-name="P4">
但到了停战的第七天，人道主义走廊的安全仍未得到保证，援助也只是源源不断地补充首都仍在运作的少数几家医院。</text:p>
      <text:p text:style-name="P4">
半岛电视台的希巴·摩根从恩图曼报道称，双方相互指责对方的违规行为。</text:p>
      <text:p text:style-name="P4">
摩根说道，“在停火期间，过去一周发生了多次空袭。”</text:p>
      <text:p text:style-name="P4">
“关于协议本身的内容，即开放人道主义走廊、腾出医院让人们能够使用医疗设施、修复发电厂和水厂，所有这些在过去 7天里都没有实现。因此，尚不清楚双方是否会再次延期。”</text:p>
      <text:p text:style-name="P4">
数周以来，美国和沙特阿拉伯一直在调解军方与快速支援部队在沙特港口城市吉达的会谈。迄今为止，已宣布七次停火协议，都在一定程度上遭到违反。</text:p>
      <text:p text:style-name="P4">
<draw:frame draw:style-name="fr1" draw:name="Image96" text:anchor-type="as-char" svg:width="6.9236in" svg:height="3.894525in" draw:z-index="0">
<draw:image xlink:href="../Images/Aljazeera Chinese/2023-05-30T02-00-18/3-1685411240.jpg" xlink:type="simple" xlink:show="embed" xlink:actuate="onLoad" draw:mime-type="image/jpeg"/>
</draw:frame>
尽管停战期间战斗有所缓和，但对苏丹的人道主义援助进展缓慢 (半岛电视台)</text:p>
      <text:p text:style-name="P4">
在西达尔富尔，该州医生协会的负责人萨拉赫·图尔（SalahTour）博士称，过去几周，流离失所者的村庄和营地被摧毁并付之一炬，数以万计的人，其中大部分是妇女和儿童，逃离家园前往邻国乍得。</text:p>
      <text:p text:style-name="P4">
南达尔富尔州的尼亚拉、北达尔富尔州的法希尔和中达尔富尔州的扎林盖在过去几天经历了激烈的战斗。据联合国机构称，房屋和民用基础设施遭到破坏和抢劫，迫使数千人离开家园。</text:p>
      <text:p text:style-name="P4">
Source: <text:a xlink:type="simple" xlink:href="https://chinese.aljazeera.net/news/military/2023/5/30/%e8%8b%8f%e4%b8%b9%e5%86%9b%e6%96%b9%e4%b8%8e%e5%bf%ab%e9%80%9f%e6%94%af%e6%8f%b4%e9%83%a8%e9%98%9f%e5%90%8c%e6%84%8f%e5%bb%b6%e9%95%bf%e5%81%9c%e7%81%ab%e6%9c%9f%e9%99%90" text:style-name="Internet_20_link" text:visited-style-name="Visited_20_Internet_20_Link">
https://chinese.aljazeera.net/news/military/2023/5/30/%e8%8b%8f%e4%b8%b9%e5%86%9b%e6%96%b9%e4%b8%8e%e5%bf%ab%e9%80%9f%e6%94%af%e6%8f%b4%e9%83%a8%e9%98%9f%e5%90%8c%e6%84%8f%e5%bb%b6%e9%95%bf%e5%81%9c%e7%81%ab%e6%9c%9f%e9%99%90</text:a>
</text:p>
      <!--NEWS-->
      <text:h text:style-name="P10" text:outline-level="1">
<text:span text:style-name="T4">
她控告大学导师性骚扰，反遭导师之妻起诉通奸</text:span>
</text:h>
      <text:p text:style-name="P4">
Creator: MOTOKO RICH,HIKARI HIDA</text:p>
      <text:p text:style-name="P4">
Publisher: https://www.facebook.com/nytimeschinese</text:p>
      <text:p text:style-name="P4">
Published Time: 2023-05-30T02:18:08+08:00</text:p>
      <text:p text:style-name="P4">
Description: 一名日本女性指控其大学教授利用导师地位诱导她发生性行为、控制她长达十年，却遭到教授妻子起诉，被控通奸并被判败诉。这一案件凸显出日本性权力结构的混沌。 Noriko Hayashi for The New York Times 控告自己的艺术史教授性骚扰的佐野名子（音）在东京。</text:p>
      <text:p text:style-name="P4">
Images: ["<text:a xlink:type="simple" xlink:href="https://static01.nyt.com/images/2023/04/06/multimedia/00japan-sex-power-jthw/00japan-sex-power-jthw-master1050.jpg" text:style-name="Internet_20_link" text:visited-style-name="Visited_20_Internet_20_Link">
00japan-sex-p...</text:a>
", "<text:a xlink:type="simple" xlink:href="https://static01.nyt.com/images/2023/04/06/multimedia/00japan-sex-power-vjlg/00japan-sex-power-vjlg-master1050.jpg" text:style-name="Internet_20_link" text:visited-style-name="Visited_20_Internet_20_Link">
00japan-sex-p...</text:a>
", "<text:a xlink:type="simple" xlink:href="https://static01.nyt.com/images/2023/04/10/world/00japan-sex-power/00japan-sex-power-master1050.jpg" text:style-name="Internet_20_link" text:visited-style-name="Visited_20_Internet_20_Link">
00japan-sex-p...</text:a>
"]</text:p>
      <text:p text:style-name="P4">
Category: 亚太</text:p>
      <text:p text:style-name="P4">
Type: Article</text:p>
      <!--METADATA-->
      <text:p text:style-name="P4">
<draw:frame draw:style-name="fr1" draw:name="Image97" text:anchor-type="as-char" svg:width="6.9236in" svg:height="4.615733in" draw:z-index="0">
<draw:image xlink:href="../Images/cnnytimes/2023-05-30T02-18-08-08-00/00japan-sex-power-jthw-master1050.jpg" xlink:type="simple" xlink:show="embed" xlink:actuate="onLoad" draw:mime-type="image/jpeg"/>
</draw:frame>
</text:p>
      <text:p text:style-name="P4">
东京——著名的艺术史教授和他的学生用完晚餐，沿着日本风景如画的旧都京都的河边漫步，在一家酒吧前停了下来。</text:p>
      <text:p text:style-name="P4">
几个月来，他们在一起度过了很多时光，教授已经在东京的一个公园里吻过她一次。喝完酒后，他邀请她去他的酒店，他们在那里发生了性关系，她说那违背了她的意愿。而他说是双方同意的行为。</text:p>
      <text:p text:style-name="P4">
这个双方有不同看法的事件是一段长达十年的地下关系的开始，其中包括偷偷摸摸的会面、一连串的情书和几次海外旅行。</text:p>
      <text:p text:style-name="P4">
随着时间的推移，这名学生开始认为，教授利用了他们之间的权力不平衡，而这一切自始至终都没有得到她的同意。</text:p>
      <text:p text:style-name="P4">
当她最终断绝关系时，她向大学提出正式投诉，控告教授性骚扰。她的理由是：他在她23岁时利用他作为导师的身份来诱导她发生性关系，对她实施性侵，多年来完全将她玩弄于股掌之间。</text:p>
      <text:p text:style-name="P4">
但出乎意料的是，她还发现自己被教授的妻子起诉，被指控通奸并造成妻子的精神痛苦。根据日本民法，婚外关系被视为对婚姻契约的侵犯。</text:p>
      <text:p text:style-name="P4">
最终，妻子获得近2万美元赔偿。大学表示去年解雇了该教授，原因是与学生发展“不正当关系”。但是这位年轻女子败诉了，法院裁定教授从未强迫她做任何违背她意愿的事情。</text:p>
      <text:p text:style-name="P4">
现年38岁的佐野名子（音）、63岁的教授林道郎和他74岁的妻子真智子（音）的故事凸显了日本性权力动态的纠缠不清，女性很少打性骚扰官司，更不用说胜诉了，并且“#我也是”(#MeToo)运动尚未像在西方那样站稳脚跟。</text:p>
      <text:p text:style-name="P4">
佐野名子知道她对林道郎的性骚扰诉讼不太可能成功。但她还是义无反顾，在几次采访中，她说这样做是为了表明，她经历了“像性诱导和煤气灯操纵这样的心理虐待，日本人其实不太知道该怎么看待”。</text:p>
      <text:p text:style-name="P4">
尽管日本新闻媒体对该案的关注冷淡，但它在日本艺术界和学术界引起了轰动，与美国不同，在日本，很少有大学禁止教授和学生之间的恋爱关系。与此同时，专家表示，日本文化中普遍存在年龄和地位上的严格等级制度，这使得下属——尤其是女性——很难对上司说不。</text:p>
      <text:p text:style-name="P4">
“在日本文化中，我们都应该努力和谐相处，”为性侵犯幸存者维权的非营利倡导组织春天(Spring)的负责人佐藤幸子（音）说。“所以，如果你被要求发生性关系，你可能会发现很难拒绝。”</text:p>
      <text:p text:style-name="P4">
<draw:frame draw:style-name="fr1" draw:name="Image98" text:anchor-type="as-char" svg:width="6.9236in" svg:height="4.615733in" draw:z-index="0">
<draw:image xlink:href="../Images/cnnytimes/2023-05-30T02-18-08-08-00/00japan-sex-power-vjlg-master1050.jpg" xlink:type="simple" xlink:show="embed" xlink:actuate="onLoad" draw:mime-type="image/jpeg"/>
</draw:frame>
</text:p>
      <text:p text:style-name="P4">
去年，上智大学校园里的学生。林道郎因发展“不当关系”被大学解雇。  Noriko Hayashi for The New York Times</text:p>
      <text:p text:style-name="P4">
在法庭上，佐野名子一再提出这一论点。但日本关于性侵犯的法律没有提及性同意，这体现了一种怀疑主义，即是否有人会在没有遭受暴力的情况下被迫发生性行为。</text:p>
      <text:p text:style-name="P4">
“在性侵犯方面，必须存在很大的威胁，而且受害者必须反击，”审阅了该国可能推出的性犯罪法修正案的律师川本瑞纪说。她说，现行法律并不保护那些“在心理胁迫下选择服从的人”。</text:p>
      <text:p text:style-name="P4">
相比之下，美国和一些欧洲国家的法律包含受害人可能由于疾病或醉酒而无法同意的情况，或者犯罪者可能会利用身处权威位置的情况。</text:p>
      <text:p text:style-name="P4">
法庭文件显示，佐野名子说，在与林道郎第一次发生性关系后，“因为她身上没有瘀伤，所以她没有认为自己是性侵犯的受害者。”</text:p>
      <text:p text:style-name="P4">
法官在3月的裁决中承认胁迫和同意之间存在灰色地带，认为林道郎被解雇是“合适的”。但佐野名子含泪在陈词中说，判决没有考虑到“比你地位更高的人实际上会对你的心理造成什么影响”。</text:p>
      <text:p text:style-name="P4">
尽管佐野名子输了官司，法院还是判令教授向她支付128万日元（近9800美元），这是他的妻子通过诉讼从佐野名子那里获得的赔偿中理应由他来负担的部分。</text:p>
      <text:p text:style-name="P4">
在东京多所大学教授性别法的谷田川知惠说，林真智子的诉讼可能看起来“有点奇怪”，婚姻契约是丈夫和妻子的契约，但佐野名子却要为违反契约负责。但专家表示，这样的案例并不少见。</text:p>
      <text:p text:style-name="P4">
真智子拒绝对本文发表评论，在法庭文件中，她表示，她对丈夫通奸感到愤恨，但她不认为他犯有性骚扰罪。她指责佐野名子“把他们关系的所有责任都推到我丈夫身上，好像她是纯粹的受害者一样”。</text:p>
      <text:p text:style-name="P4">
佐野名子于2004年认识了这位教授，当时她还是东京上智大学的一名本科生，选修了林道郎的艺术史课程。他是著名的日本现代艺术专家，一直为女权主义和言论自由发声。</text:p>
      <text:p text:style-name="P4">
他们在很长一段时间里保持着单纯的学术关系。他们讨论了她上研究生院的理想。他主动提出给她写一封推荐信，并帮助她获得实习机会。</text:p>
      <text:p text:style-name="P4">
她说，在2007年开始研究生学习之前的那个夏天和秋天，林道郎开始诱导她开始一段情侣关系，他们之间的界限变得模糊。他经常邀请她喝茶。她觉得无法拒绝。</text:p>
      <text:p text:style-name="P4">
“他会为研究生院的阅读或学习课程提出建议，感觉他对我有期望，”佐野名子说。“而我觉得我不能辜负他。”</text:p>
      <text:p text:style-name="P4">
<draw:frame draw:style-name="fr1" draw:name="Image99" text:anchor-type="as-char" svg:width="6.9236in" svg:height="4.615733in" draw:z-index="0">
<draw:image xlink:href="../Images/cnnytimes/2023-05-30T02-18-08-08-00/00japan-sex-power-master1050.jpg" xlink:type="simple" xlink:show="embed" xlink:actuate="onLoad" draw:mime-type="image/jpeg"/>
</draw:frame>
</text:p>
      <text:p text:style-name="P4">
日本当代艺术专家林道郎是佐野的导师。  Ujin Matsuo</text:p>
      <text:p text:style-name="P4">
一些倡导者说，像上智大学这样的日本机构需要对学生和教授之间的关系有更明确的指导。政府最近呼吁大学提供更多关于性骚扰和性暴力心理咨询服务的信息，并在采取纪律处分时进行披露。</text:p>
      <text:p text:style-name="P4">
“根据定义，导师或教授与学生之间的任何恋爱关系都是骚扰”，因为“存在取悦当权者的渴望”，大阪大学社会学和性别研究教授牟田和惠说。</text:p>
      <text:p text:style-name="P4">
研究性骚扰的专家表示，改变这种文化需要的不仅仅是法律行动。</text:p>
      <text:p text:style-name="P4">
“普遍接受的观点是，如果一个女人接受一个吻或去约会，那就是双方自愿的，”牟田和惠说，她提倡大学出台政策禁止教授和学生之间建立情侣关系。“我们正在努力改变现状，但迄今还不算很成功。”</text:p>
      <text:p text:style-name="P4">
佐野名子说她现在正在接受心理治疗，以应对创伤后应激障碍。她与父母住在一起，自从2019年离开美术馆以来一直无法全职工作。</text:p>
      <text:p text:style-name="P4">
她说，她的主要目标之一是恢复自己“说不的能力”。</text:p>
      <text:p text:style-name="P4">
Source: <text:a xlink:type="simple" xlink:href="https://cn.nytimes.com/asia-pacific/20230530/japan-sexual-harassment-women/" text:style-name="Internet_20_link" text:visited-style-name="Visited_20_Internet_20_Link">
https://cn.nytimes.com/asia-pacific/20230530/japan-sexual-harassment-women/</text:a>
</text:p>
      <!--NEWS-->
      <text:h text:style-name="P10" text:outline-level="1">
<text:span text:style-name="T4">
南海情勢升溫 美日菲將首次舉行海防聯合演習</text:span>
</text:h>
      <text:p text:style-name="P4">
Author: None (Language: zh)</text:p>
      <text:p text:style-name="P4">
Publisher: None</text:p>
      <text:p text:style-name="P4">
Time: 2023-05-30T02:39:00Z</text:p>
      <text:p text:style-name="P4">
Description: 雖然菲律賓官員強調這只是例行演習，但美國、日本和菲律賓的海岸警衛隊將首次在南海舉行3國海上演習，此舉被認為是因應中國在該區域的擴張與軍事行為。</text:p>
      <text:p text:style-name="P4">
Videos: []</text:p>
      <text:p text:style-name="P4">
Images: []</text:p>
      <text:p text:style-name="P4">
Subject: 时政风云</text:p>
      <text:p text:style-name="P4">
Subjects: ['奥巴马', '专题报道：习近平访美', '岛屿主权争端', '专题报道：全景观看“习马会”', '中国', '南中国海主权争端', '菲律宾', '日本', '中共十九大', '美国']</text:p>
      <text:p text:style-name="P4">
Keywords: ['菲律宾', '美国', '日本', '中国', '南海', '联合军演']</text:p>
      <text:p text:style-name="P4">
ID: 65766653</text:p>
      <!--METADATA-->
      <text:p text:style-name="P4">
<text:a xlink:type="simple" xlink:href="https://www.dw.com/zh/overlay/image/article/65766653/64177004" text:style-name="Internet_20_link" text:visited-style-name="Visited_20_Internet_20_Link">
 </text:a>
</text:p>
      <text:p text:style-name="P4">
美國、日本與菲律賓3國的海岸警衛隊將於6月舉行首次3國聯合演習，圖為今年3月中國與菲律賓海岸警衛隊船隻在海上對峙（資料照）</text:p>
      <text:p text:style-name="P4">
（德國之聲中文網）隨著中國持續在南海進行擴張和軍事行為，美國、日本和菲律賓的海岸警衛隊本週將在南海舉行海上聯合演習。這是3國之間首次進行此類演習，以加強海上安全項目的合作。</text:p>
      <text:p text:style-name="P4">
路透社報導，菲律賓海岸警衛隊發言人巴里洛（ArmandBalilo）週一（5月29日）表示，6月1日至6月7日，3國將在菲律賓巴丹省附近海域舉行演習；這是美國和日本的提議，而澳大利亞也將作為觀察員加入。</text:p>
      <text:p text:style-name="P4">
巴里洛說，菲律賓將派出4艘船隻，美國和日本各派1艘參加演習。這次演習旨在改善搜救方面的合作和執法。</text:p>
      <text:p text:style-name="P4">
自去年小馬科斯（Ferdinand Marcos Jr）接替杜特爾特（RodrigoDuterte）擔任菲律賓總統以來，日本、澳大利亞和美國經常譴責中國在南海的軍事化，並尋求與菲律賓進行更密切的接觸。</text:p>
      <text:p text:style-name="P4">
今年2月，日本和美國就舉行聯合海上演習與菲律賓接洽；同月，馬尼拉指責中國在南海進行侵略活動。當時， <text:a xlink:type="simple" xlink:href="https://www.dw.com/zh/zh/激光照射事件美国称同盟友站在一起/a-64700624" text:style-name="Internet_20_link" text:visited-style-name="Visited_20_Internet_20_Link">
 菲律賓指責中國海警船對菲律賓船隻使用「軍用級激光」</text:a>
 ，導致菲律賓船員短暫失明。</text:p>
      <text:p text:style-name="P4">
此外，菲律賓還稱有 <text:a xlink:type="simple" xlink:href="https://www.dw.com/zh/zh/菲海警船巡南海遭擋道-險與中國海警船相撞/a-65460061" text:style-name="Internet_20_link" text:visited-style-name="Visited_20_Internet_20_Link">
 大量疑似民兵船在南沙群島一帶的菲律賓控制區域附近徘徊 </text:a>
 。對此，中國堅稱其海警行動合法，並且是在中國海域內進行。</text:p>
      <text:p text:style-name="P4">
</text:p>
      <text:p text:style-name="P4">
菲律賓總統小馬科斯今年5月他訪問美國，與美國總統拜登在白宮會晤（資料照）</text:p>
      <text:h text:style-name="P12" text:outline-level="3">
<text:span text:style-name="T4">
菲律賓稱無關中國</text:span>
</text:h>
      <text:p text:style-name="P4">
彭博社指出，中國與菲律賓雙方在南海爭議海域的局勢升溫，菲律賓海岸警衛隊一直處於前線，最近一次與中國船隻甚至險些相撞。隨著華盛頓與北京的競爭加劇，此次3國的海岸警衛隊演習，將是美國與其亞洲盟友合作的最新展現。</text:p>
      <text:p text:style-name="P4">
近期菲律賓持續加強與美國的防務聯盟，今年初增加了開放美軍進入的菲律賓基地。4月 <text:a xlink:type="simple" xlink:href="https://www.dw.com/zh/zh/美国菲律宾启动史上最大规模联合军事演习/a-65276321" text:style-name="Internet_20_link" text:visited-style-name="Visited_20_Internet_20_Link">
 美國和菲律賓舉行了史上規模最大的一次聯合軍事演習</text:a>
，軍演過程中使用了火箭和作戰飛機模擬擊沉敵艦，演習地點也靠近南海。</text:p>
      <text:p text:style-name="P4">
針對本次的3國聯合演習，菲律賓海岸警衛隊的巴里洛說，這項演習將「加強互操作性」，並將包括海上執法培訓和機動演習。但他也強調，這項演習與馬尼拉與北京的海上爭端無關，「這是海岸警衛隊之間的例行演習」。</text:p>
      <text:p text:style-name="P4">
（路透社、彭博社）</text:p>
      <text:p text:style-name="P4">
</text:p>
      <text:p text:style-name="P4">
美國和菲律賓今年4月曾舉行史上最大的聯合軍事演習，圖為演習時的美軍士兵（資料照）</text:p>
      <text:p text:style-name="P4">
Source: <text:a xlink:type="simple" xlink:href="https://www.dw.com/zh/南海情勢升溫-美日菲將首次舉行海防聯合演習/a-65766653" text:style-name="Internet_20_link" text:visited-style-name="Visited_20_Internet_20_Link">
https://www.dw.com/zh/南海情勢升溫-美日菲將首次舉行海防聯合演習/a-65766653?maca=chi-rss-chi-all-1127-rdf</text:a>
</text:p>
      <!--NEWS-->
      <text:h text:style-name="P10" text:outline-level="1">
<text:span text:style-name="T4">
谁更支持“武统”台湾？一份针对中国大陆受访者的民调说了些什么？</text:span>
</text:h>
      <text:p text:style-name="P4">
Author: https://www.facebook.com/bbcworldservice/</text:p>
      <text:p text:style-name="P4">
Publisher: BBC News 中文</text:p>
      <text:p text:style-name="P4">
Published Time: 2023-05-30T02:45:10.000Z</text:p>
      <text:p text:style-name="P4">
Modified Time: 2023-05-30T02:45:10.000Z</text:p>
      <text:p text:style-name="P4">
Description: 有关中国民众对于两岸议题的看法，由于议题敏感一直不多见。因此，近年来发表的几分相关学术民调研究，都引发持续关注。</text:p>
      <text:p text:style-name="P4">
Images: ["<text:a xlink:type="simple" xlink:href="https://ichef.bbci.co.uk/news/640/cpsprodpb/14685/production/_129898538_whatsubject.jpg" text:style-name="Internet_20_link" text:visited-style-name="Visited_20_Internet_20_Link">
_129898538_wh...</text:a>
"]</text:p>
      <text:p text:style-name="P4">
Videos: ["<text:a xlink:type="simple" xlink:href="https://www.bbc.com/ws/av-embeds/cps/zhongwen/simp/chinese-news-65745337/p0cpwwm5/zh-hans" text:style-name="Internet_20_link" text:visited-style-name="Visited_20_Internet_20_Link">
zh-hans</text:a>
"]</text:p>
      <text:p text:style-name="P4">
Tags: ['新加坡', '中美关系', '北京', '新冠病毒疫情', '中國', '政治', '台湾', '军事']</text:p>
      <text:p text:style-name="P4">
Type: Article</text:p>
      <!--METADATA-->
      <text:h text:style-name="P12" text:outline-level="3">
<text:span text:style-name="T4">
谁更支持“武统”台湾？一份针对中国大陆受访者的民调说了些什么？</text:span>
</text:h>
      <text:p text:style-name="P4">
2023年5月30日凌晨2点45分<draw:frame draw:style-name="fr1" draw:name="Image103" text:anchor-type="as-char" svg:width="6.9236in" svg:height="3.894525in" draw:z-index="0">
<draw:image xlink:href="../Images/BBC Chinese/2023-05-30T02-45-10.000Z/_129898538_whatsubject.jpg" xlink:type="simple" xlink:show="embed" xlink:actuate="onLoad" draw:mime-type="image/jpeg"/>
</draw:frame>
</text:p>
      <text:p text:style-name="P4">
<text:span text:style-name="T4">
今年五月，知名英文期刊《当代中国》（Journal of ContemporaryChina）发表了一份有关近1800多位中国公民针对“武统”台湾的相关民调结果。研究调查显示，受访者中表示支持北京“武统”台湾者仅有55%，而且有33%的受访者不同意动用武力统一台湾，表态希望立即对台湾发动战争者则仅有1%，民调结果引发舆论讨论。</text:span>
</text:p>
      <text:p text:style-name="P4">
事实上，有关中国民众对于两岸议题的看法，因为议题敏感一直不多见。因此，近年来发表的几分相关学术民调研究，都引发持续关注。此次发表最新研究的两位作者分别是新加坡国立大学刘遥（AdamY. Liu）助理教授及纽约大学上海分校副教授李晓隽。</text:p>
      <text:p text:style-name="P4">
<text:a xlink:type="simple" xlink:href="https://www.tandfonline.com/doi/abs/10.1080/10670564.2023.2209524" text:style-name="Internet_20_link" text:visited-style-name="Visited_20_Internet_20_Link">
 民调报告 </text:a>
作者之一的刘遥告诉BBC中文说，“最重要的发现是大陆民众对解决台湾问题的手段有比较大的包容性，并不是像预期的一样多数都倾向武统。换言之，研究结果显示，武统并没有在受访者间获得压倒性的支持。</text:p>
      <text:p text:style-name="P4">
在两岸局势紧张及美中关系不睦的当下，相关调研引发各方关注。两位作者在论文最后也提到研究结果或可让美国决策者认识到，对多数中国受访者来说，并没有一个立即出兵武统台湾的时钟正在倒数，美国无须施行强硬的对华政策。</text:p>
      <text:p text:style-name="P4">
<text:a xlink:type="simple" xlink:href="https://www.bbc.com/zhongwen/simp/chinese-news-55675464" text:style-name="Internet_20_link" text:visited-style-name="Visited_20_Internet_20_Link">
 中国再提“一国两制”台湾方案 陆学者提“智统” </text:a>
  * <text:a xlink:type="simple" xlink:href="https://www.bbc.com/zhongwen/simp/chinese-news-61909322" text:style-name="Internet_20_link" text:visited-style-name="Visited_20_Internet_20_Link">
 台湾民调：过半人不信能抵御解放军百日 </text:a>
  * <text:a xlink:type="simple" xlink:href="https://www.bbc.com/zhongwen/simp/chinese-news-58950461" text:style-name="Internet_20_link" text:visited-style-name="Visited_20_Internet_20_Link">
 中国“自干五”博主：民族主义崛起下弄潮的“爱国”网红 </text:a>
  * <text:a xlink:type="simple" xlink:href="https://www.bbc.com/zhongwen/simp/chinese-news-53803071" text:style-name="Internet_20_link" text:visited-style-name="Visited_20_Internet_20_Link">
 政治暗语“入关学”与“加速主义”：中国年轻一代的幻灭和狂热 </text:a>
</text:p>
      <text:p text:style-name="P4">
</text:p>
      <text:p text:style-name="P4">
图像来源，  Davies Surya</text:p>
      <text:p text:style-name="P4">
图像加注文字，</text:p>
      <text:p text:style-name="P4">
“自干五”，指的是志愿发帖的爱国博主在互联网兴起。在中国社交媒体上，“自干五”群体的崛起与中国近年的民族主义浪潮密切相关。</text:p>
      <text:p text:style-name="P4">
美国内华达大学拉斯维加斯分校政治学系助理教授王宏恩在分析该民调结果时对BBC中文表示，这篇文章的结论之一是较高教育程度的中国公民更支持武统，事实上与过去其他学者的研究相同<text:span text:style-name="T4">
，</text:span>
 亦即在社会阶层越顶端的中国民众，越会在民调上跟官方宣传口径一致。</text:p>
      <text:p text:style-name="P4">
长期从事政治民意调查及研究的王宏恩补充说，“但这也有一些隐忧，毕竟55%仍是过半数字，代表就算中国忽然民主化，台湾还是可能处在威胁之下”。</text:p>
      <text:p text:style-name="P4">
刘遥也对其他媒体强调，该调查对北京中南海传达了“武力统一”并非多数受访者认为的唯一选择，北京也许无须认为对台湾需要采取更强硬的态度，因为对多数受访者而言，更温和的两岸政策也是可以被接受的。</text:p>
      <text:h text:style-name="P12" text:outline-level="3">
<text:span text:style-name="T4">
“武统”民调</text:span>
</text:h>
      <text:p text:style-name="P4">
此次刘遥二人的研究调查是透过线上选择加入（online opt-inpanel）形式进行。抽样受访者遍及中国大陆各地，从不同年龄、收入及性别的受访者都有，调查是在2020年底到2021年初进行，一共回收2000多份问卷，再筛选过滤1824份有效问卷后再进行分析。受访者不包含居住在海外的中国公民。</text:p>
      <text:p text:style-name="P4">
但是，如同所有的政治民调一样，因为样本数、问题导向或分析方法等，皆会影响最后的统计数据分析结果。一般来说，小规模的抽样研究并不能代表所有人，但是需做到精确统计及分析，从样本中提供准确的数字给外界参考。</text:p>
      <text:p text:style-name="P4">
</text:p>
      <text:p text:style-name="P4">
图像来源，  Getty Images</text:p>
      <text:p text:style-name="P4">
图像加注文字，</text:p>
      <text:p text:style-name="P4">
中共庆祝建党百年大会。</text:p>
      <text:p text:style-name="P4">
譬如，刘遥向BBC中文解释，问卷问题特别强调台湾没有宣布“台独”，“在不发生重大‘台独’事变的情况下”，受访者并不认为“武统”迫在眉睫。中国政府即使选择保持现状也并不见得会失分。”</text:p>
      <text:p text:style-name="P4">
“我们并没有在问卷中设计一些特殊的情境，如台湾当局触碰大陆的《反分裂国家法》。”他补充。</text:p>
      <text:p text:style-name="P4">
针对问卷结果为何“只有”55%的人支持“武统”，王宏恩对BBC中文表示，这可能跟该问卷设计上的问法有关。他说，因为该调查问卷问的是，“是否要在2024年武统台湾”，而发问卷的时间点是2021年新冠肺炎肆虐之际，“当时很多中国民众可能觉得没空、或觉得2024年太近了。我认为假如问的是——是否永远放弃武力攻打台湾，数字可能会有不同。”</text:p>
      <text:p text:style-name="P4">
这份调查问卷设计了五种不同的“统一台湾”手段，包含武力攻台或经济胁迫等方式。结果显示，只有55％的受访者支持对台湾发动全面战争，但只有1%的最极端选项，亦即直接开战。其他选项，包括“在台湾外围发动有限度的军事行动”有58%的支持率；“对台湾实施经济制裁”则有57%的支持率。“维持现状，以强化经济与军事实力，直至统一”则有57%。</text:p>
      <text:p text:style-name="P4">
<text:a xlink:type="simple" xlink:href="https://www.bbc.com/ws/av-embeds/cps/zhongwen/simp/chinese-news-65745337/p0cpwwm5/zh-hans" text:style-name="Internet_20_link" text:visited-style-name="Visited_20_Internet_20_Link">
 Video-1-Link：/ws/av-embeds/cps/zhongwen/simp/chinese-news-65745337/p0cpwwm5/zh-hans </text:a>
 <text:span text:style-name="T4">
你的器材不支持播放多媒体材料</text:span>
视频加注文字，</text:p>
      <text:p text:style-name="P4">
中美就台湾问题剑拔弩张 北京和台北民众怎么看？</text:p>
      <text:p text:style-name="P4">
此外，针对“两岸可以各自为政，不一定非要统一”的问题，有22%的受访者表示“接受”，71%表示“不接受”，7%表示“不确定”。香港媒体《南华早报》指出，针对在中国属于高度敏感的台海议题，竟然有22％的受访者表示“两岸不一定要统一”，令人感到意外。</text:p>
      <text:h text:style-name="P12" text:outline-level="3">
<text:span text:style-name="T4">
教育程度越高越支持“武统”？</text:span>
</text:h>
      <text:p text:style-name="P4">
刘遥也告诉BBC中文，此份调查同时发现，大龄、男性及教育程度高的受访者较支持中南海使用激烈手段处理台湾问题，包含“武统”。</text:p>
      <text:p text:style-name="P4">
该调查推估出来的其中一个解释是，或许是年纪较大的中国人耐心逐渐流失，而他们冀望在有生之年能看到台湾问题以某种方式解决，而非持续地等下去。但是，无论如何，研究者认为，调查结果某种程度上挑战了北京官方的主流论述，即“收复台湾几乎是每一个中国人的集体意志。”</text:p>
      <text:p text:style-name="P4">
王宏恩告诉BBC中文，事实上，近年来在中国研究前沿期刊《当代中国》，不同学者发表的“武统民意”研究具有相似的研究结果。</text:p>
      <text:p text:style-name="P4">
譬如，2022年，由中国华南理工大学研究群组，在2019年透过手机访问1729位沿海城市的中国公民有关“武统台湾”的意见发现，有58%的受访者支持武力攻打台湾，而且男性、收入和教育程度较高、跟台湾人有接触、认为中国经济比台湾好的受访者，更支持“武统台湾”。</text:p>
      <text:p text:style-name="P4">
王宏恩认为， <text:a xlink:type="simple" xlink:href="https://www.tandfonline.com/doi/abs/10.1080/10670564.2022.2107390" text:style-name="Internet_20_link" text:visited-style-name="Visited_20_Internet_20_Link">
 该研究</text:a>
也显示了北京掌握武统台湾的民意，有一个由上而下的过程，显现在教育程度上：“而战狼外交也是呼应了中国比较具有资源的群体人士的看法。”</text:p>
      <text:p text:style-name="P4">
</text:p>
      <text:p text:style-name="P4">
图像来源，  Getty Images</text:p>
      <text:p text:style-name="P4">
图像加注文字，</text:p>
      <text:p text:style-name="P4">
台湾有2300万人口。</text:p>
      <text:p text:style-name="P4">
此外，2017年三位台湾学者发表了与北京大学当代中国研究中心合作的 <text:a xlink:type="simple" xlink:href="https://www.tandfonline.com/doi/abs/10.1080/10670564.2017.1274835" text:style-name="Internet_20_link" text:visited-style-name="Visited_20_Internet_20_Link">
 研究</text:a>
显示，有51.6%的受访中国民众支持“越快统一越好”，28.8%的受访者接受可以“慢慢来谈”统一。但仅有6%的受访者选择“武统”，82.1%则支持协商。</text:p>
      <text:p text:style-name="P4">
该研究又称，受访者中越认为自己住的城市比台北先进、或越觉得台北市落后的群组就越想尽快统一以及对台动武。</text:p>
      <text:p text:style-name="P4">
该研究是在2013年收取样本，以电脑辅助电话调查系统，在包含北京、重庆、哈尔滨、深圳、上海等10个城市，抽样手机号码访问了2000名年满18岁的中国城市居民。</text:p>
      <text:p text:style-name="P4">
王宏恩教授说，该调查样本虽然并无法代表全体中国民众，但已是少数能做到跨省份且是大型的民意调查，受访者背景多元。</text:p>
      <text:p text:style-name="P4">
Source: <text:a xlink:type="simple" xlink:href="https://www.bbc.com/zhongwen/simp/chinese-news-65745337" text:style-name="Internet_20_link" text:visited-style-name="Visited_20_Internet_20_Link">
https://www.bbc.com/zhongwen/simp/chinese-news-65745337</text:a>
</text:p>
      <!--NEWS-->
      <text:h text:style-name="P10" text:outline-level="1">
<text:span text:style-name="T4">
网红天哥"走线"赴美求庇护　沿途拍摄视频引网民关注</text:span>
</text:h>
      <text:p text:style-name="P4">
Author: None</text:p>
      <text:p text:style-name="P4">
Publisher: Radio Free Asia (Organization)</text:p>
      <text:p text:style-name="P4">
Published Time: 2023-05-30T03:27:00-04:00</text:p>
      <text:p text:style-name="P4">
Modified Time: 2023-05-30T14:09:19-04:00</text:p>
      <text:p text:style-name="P4">
Description: None</text:p>
      <text:p text:style-name="P4">
Videos: []</text:p>
      <text:p text:style-name="P4">
Audios: ["<text:a xlink:type="simple" xlink:href="https://www.rfa.org/mandarin/yataibaodao/renquanfazhi/gt1-05302023032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4.008988in" draw:z-index="0">
<draw:image xlink:href="../Images/rfamandarin/2023-05-30T03-27-00-04-00/000000.png" xlink:type="simple" xlink:show="embed" xlink:actuate="onLoad" draw:mime-type="image/png"/>
</draw:frame>
网红“天哥”在巴拿马的难民营前。他曾因在推特发视频，批评中国政府被以寻衅滋事判刑一年两个月。 <text:a xlink:type="simple" xlink:href="https://www.rfa.org/mandarin/yataibaodao/renquanfazhi/gt1-05302023032708.html/@@images/image" text:style-name="Internet_20_link" text:visited-style-name="Visited_20_Internet_20_Link">
</text:a>
天哥提供  <text:a xlink:type="simple" xlink:href="https://www.rfa.org/mandarin/yataibaodao/renquanfazhi/gt1-05302023032708.html/@@stream" text:style-name="Internet_20_link" text:visited-style-name="Visited_20_Internet_20_Link">
Audio-1-Link：https://www.rfa.org/mandarin/yataibaodao/renquanfazhi/gt1-05302023032708.html/@@stream</text:a>
</text:p>
      <text:p text:style-name="P4">
中国河南网红陈少天（人称"国骂哥"、"天哥"）刑满出狱一年后不满国内的舆论环境，近期加入中国人的偷渡行列。他独自"走线"前往美国途中，用视频记录了所见所闻，希望到美国寻求政治庇护。</text:p>
      <text:p text:style-name="P4">
<text:a xlink:type="simple" xlink:href="https://www.rfa.org/mandarin/yataibaodao/shehui/vs-04192023095455.html" text:style-name="Internet_20_link" text:visited-style-name="Visited_20_Internet_20_Link">
 <text:span text:style-name="T4">
数千中国公民穿越拉美"走线"偷渡美国</text:span>
 </text:a>
  * <text:span text:style-name="T4">
<text:a xlink:type="simple" xlink:href="https://www.rfa.org/mandarin/Xinwen/4-03272023105909.html" text:style-name="Internet_20_link" text:visited-style-name="Visited_20_Internet_20_Link">
 持续"润"？中国人"走线"前往美国数量猛增 </text:a>
 </text:span>
</text:p>
      <text:p text:style-name="P4">
“明天八点多出发，八个成年人，四个小孩，进入雨林以后，会有三到五天没有通信，大家不用关心，我一有信号就会跟大家发布消息。”以上是两天前，河南网红网民天哥的陈少天在推特发出的走线美国视频中的一段话。</text:p>
      <text:p text:style-name="P4">
今年初以来，有愈来愈多的中国人加入南美国家的难民的偷渡行列。从土耳其起步，经过巴拿马、墨西哥等国，前往美国。去年三月出狱的天哥（陈少天），本月下旬，由新加坡抵达土耳其，开始了他前往美国的“走线”旅程。</text:p>
      <text:p text:style-name="P4">
天哥本周二（30日）在“走线”途中接受自由亚洲电台采访时说，他已穿过热带雨林，抵达巴拿马边境，后天前往哥斯达黎加，他说自己很幸运仅用了不到两天的时间穿越雨林：“有的人用了四天半，我运气好，那天太阳也不很大，我是第一个出雨林的，还有一个老太太是被用担架抬出来的，给了蛇头一百二十元美金。”</text:p>
      <text:p text:style-name="P4">
天哥说，他从土耳其启程，抵达厄瓜多尔的首都基多时，看到中国走线者有约两百人，入境巴拿马后，增加了南美国家的难民。而中国难民来自各省，包括一个新疆人：“有举家老小的，也有单身的，福建的也有，有山东的、新疆的人鼻梁高一点，什么地方的人都有。在基多往哥伦比亚内科克利途中，遇到黑警，就向我们中国人要钱，我们六个中国人，每个人要了五美元。”</text:p>
      <text:p text:style-name="P4">
"走线"者在热带雨林需徒步二至三天，如遇下雨则要四、五天。（天哥提供）</text:p>
      <text:p text:style-name="P4">
<text:span text:style-name="T4">
蛇头带路分"普通"和"豪华"路线</text:span>
</text:p>
      <text:p text:style-name="P4">
天哥说，走线到美国沿途已经具备成熟的衔接点，包括接待偷渡者的休息站、营地。他说：“蛇头”向他们一行介绍了偷渡的普通路线和豪华路线：“我们走到豪华路线比普通路线贵一千一百美金，我们走三分之一路线的时候，可以骑马三个小时就到营地。他们没有骑马的路线，正常要走两天多，下雨走了五天。蛇头给了我们通关证。有的人在路上被抢劫一千多元美金。我在车内藏了七十多元美金，下车时忘记拿了。”</text:p>
      <text:p text:style-name="P4">
据多位熟悉走线道路的人士告诉本台，中国偷渡客一般会选择从土耳其到厄瓜多尔，经秘鲁，沿着南美洲海岸线向北走，穿过秘鲁，抵达委内瑞拉，接下来需要穿越安第斯山脉，并通过委内瑞拉前往加勒比海，经过中美洲，在加勒比海上找到一个船只或者乘坐飞机前往巴拿马、尼加拉瓜等。在中美洲地区继续向北走，穿过危地马拉、伯利兹等国家，最终抵达墨西哥边界。</text:p>
      <text:p text:style-name="P4">
天哥说，他们在巴拿马时，住在联合国难民营，但下一步到危地马拉、洪都拉斯后，路上常有抢劫犯出没：“他们说，危地马拉和洪都拉斯，抢劫的会比较多，到最后的墨西哥，那一个关会更麻烦，抢劫，还有的说中国人和当地人合伙抢劫。不抢没什么钱的年轻人，抢拉家带口的人，其中有个人的信用卡被刷了二十多万元。”</text:p>
      <text:p text:style-name="P4">
天哥说，"蛇头"提供"普通线"和"豪华线"，豪华线需多付1100美金，部分路段提供马匹代步。（天哥提供）  <text:a xlink:type="simple" xlink:href="https://www.rfa.org/mandarin/yataibaodao/renquanfazhi/gt1-05302023032708.html/m0530-gt1p3.png" text:style-name="Internet_20_link" text:visited-style-name="Visited_20_Internet_20_Link">
</text:a>
</text:p>
      <text:p text:style-name="P4">
<text:span text:style-name="T4">
不满中国的生存环境寻求美国政治庇护</text:span>
</text:p>
      <text:p text:style-name="P4">
面对美墨边境出现大量的非法移民。美国政府早前宣布将非法入境者安排在墨西哥境内接受身份评估。天哥说，他希望获得美国寻求政治庇护的目的只有一个，那就是寻求自由言论的环境。他担心留在国内还会因言获罪。</text:p>
      <text:p text:style-name="P4">
2021年3月25日，河南省扶沟县法院以陈少天在推特发文攻击政治体制，严重损害国家形象，危害国家安全等理由，以寻衅滋事罪判刑一年零两个月，2022年3月刑满出狱。</text:p>
      <text:p text:style-name="P4">
记者：古亭 责编：陈美华、许书婷、嘉远 网编：洪伟</text:p>
      <text:p text:style-name="P4">
Source: <text:a xlink:type="simple" xlink:href="https://www.rfa.org/mandarin/yataibaodao/renquanfazhi/gt1-05302023032708.html" text:style-name="Internet_20_link" text:visited-style-name="Visited_20_Internet_20_Link">
https://www.rfa.org/mandarin/yataibaodao/renquanfazhi/gt1-05302023032708.html</text:a>
</text:p>
      <!--NEWS-->
      <text:h text:style-name="P10" text:outline-level="1">
<text:span text:style-name="T4">
另类资产管理公司继续获得资金流入，相关股票值得逢低买入 (Free Version)</text:span>
</text:h>
      <text:p text:style-name="P4">
Author: Telis Demos</text:p>
      <text:p text:style-name="P4">
Publisher: 华尔街日报中文网</text:p>
      <text:p text:style-name="P4">
Published Time: 2023-05-30T03:30:00.000Z</text:p>
      <text:p text:style-name="P4">
Modified Time: 2023-05-30T03:30:00.000Z</text:p>
      <text:p text:style-name="P4">
Created Time: 2023-05-30T02:15:00.000Z</text:p>
      <text:p text:style-name="P4">
Description: 像银行一样，非银行投资巨头也受到融资问题困扰，但形式不同，程度也不一样。这是此类公司表现可能继续好于银行的一个重要原因。</text:p>
      <text:p text:style-name="P4">
Images: []</text:p>
      <text:p text:style-name="P4">
Categories: ['金融市场', '股闻天下']</text:p>
      <text:p text:style-name="P4">
Keywords: SYND,LINK:EN|WP-WSJ-0000925538</text:p>
      <text:p text:style-name="P4">
Type: Article</text:p>
      <!--METADATA-->
      <text:p text:style-name="P4">
像银行一样，非银行投资巨头也受到融资问题困扰，但形式不同，程度也不一样。这是此类公司表现可能继续好于银行的一个重要原因。</text:p>
      <text:p text:style-name="P4">
Source: <text:a xlink:type="simple" xlink:href="https://cn.wsj.com/articles/%E5%8F%A6%E7%B1%BB%E8%B5%84%E4%BA%A7%E7%AE%A1%E7%90%86%E5%85%AC%E5%8F%B8%E7%BB%A7%E7%BB%AD%E8%8E%B7%E5%BE%97%E8%B5%84%E9%87%91%E6%B5%81%E5%85%A5-%E7%9B%B8%E5%85%B3%E8%82%A1%E7%A5%A8%E5%80%BC%E5%BE%97%E9%80%A2%E4%BD%8E%E4%B9%B0%E5%85%A5-c54e75e7" text:style-name="Internet_20_link" text:visited-style-name="Visited_20_Internet_20_Link">
https://cn.wsj.com/articles/%E5%8F%A6%E7%B1%BB%E8%B5%84%E4%BA%A7%E7%AE%A1%E7%90%86%E5%85%AC%E5%8F%B8%E7%BB%A7%E7%BB%AD%E8%8E%B7%E5%BE%97%E8%B5%84%E9%87%91%E6%B5%81%E5%85%A5-%E7%9B%B8%E5%85%B3%E8%82%A1%E7%A5%A8%E5%80%BC%E5%BE%97%E9%80%A2%E4%BD%8E%E4%B9%B0%E5%85%A5-c54e75e7</text:a>
</text:p>
      <!--NEWS-->
      <text:h text:style-name="P10" text:outline-level="1">
<text:span text:style-name="T4">
莫斯科对基辅发动新一轮大规模进攻与俄罗斯省长呼吁吞并哈尔科夫</text:span>
</text:h>
      <text:p text:style-name="P4">
Author: 半岛电视台＋路透社</text:p>
      <text:p text:style-name="P4">
Publisher: Al Jazeera</text:p>
      <text:p text:style-name="P4">
Published Time: 2023-05-30T03:50:55</text:p>
      <text:p text:style-name="P4">
Modified Time: 2023-05-30T03:50:55</text:p>
      <text:p text:style-name="P4">
Description: 半岛电视台驻乌克兰记者报道称，首都基辅周二早上遭到无人机的猛烈袭击，该市多个街区响起一连串强烈爆炸声，与此同时，俄罗斯别尔哥罗德省省长呼吁将乌克兰哈尔科夫省并入俄罗斯领土。</text:p>
      <text:p text:style-name="P4">
Images: ["<text:a xlink:type="simple" xlink:href="https://chinese.aljazeera.net/wp-content/uploads/2023/05/1-1685418469.jpg" text:style-name="Internet_20_link" text:visited-style-name="Visited_20_Internet_20_Link">
1-1685418469.jpg</text:a>
", "<text:a xlink:type="simple" xlink:href="https://chinese.aljazeera.net/wp-content/uploads/2023/05/1-1685418525.png" text:style-name="Internet_20_link" text:visited-style-name="Visited_20_Internet_20_Link">
1-1685418525.png</text:a>
", "<text:a xlink:type="simple" xlink:href="https://chinese.aljazeera.net/wp-content/uploads/2023/05/1-1685418573.jpg" text:style-name="Internet_20_link" text:visited-style-name="Visited_20_Internet_20_Link">
1-168541857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3" text:anchor-type="as-char" svg:width="6.9236in" svg:height="3.894525in" draw:z-index="0">
<draw:image xlink:href="../Images/Aljazeera Chinese/2023-05-30T03-50-55/1-1685418469.jpg" xlink:type="simple" xlink:show="embed" xlink:actuate="onLoad" draw:mime-type="image/jpeg"/>
</draw:frame>
 俄罗斯袭击基辅的频率有所增加</text:p>
      <text:p text:style-name="P4">
半岛电视台驻乌克兰记者报道称，首都基辅周二早上遭到无人机的猛烈袭击，该市多个街区响起一连串强烈爆炸声，与此同时，俄罗斯别尔哥罗德省省长呼吁将乌克兰哈尔科夫省并入俄罗斯领土。</text:p>
      <text:p text:style-name="P4">
基辅市长维塔利·克利奇科宣布，至少有四个街区因他所说的对城市的广泛袭击而受损，无人机的碎片落在房屋和汽车上，导致房屋和汽车起火，他并指出，根据初步信息显示，至少有一名妇女受伤。</text:p>
      <text:p text:style-name="P4">
基辅市长补充说，强大的爆炸震撼了历史悠久的佩乔尔斯克街区（基辅市中心），他并表示，基辅遭到俄罗斯的大规模袭击，呼吁首都居民留在避难所。</text:p>
      <text:p text:style-name="P4">
半岛电视台的摄像机监控着爆炸的影响，防空系统努力将其击落在乌克兰首都的天空中。</text:p>
      <text:p text:style-name="P4">
自今年5月初以来，俄罗斯军队对基辅发动了17次空袭。</text:p>
      <text:h text:style-name="P13" text:outline-level="4">
<text:span text:style-name="T4">
周一袭击</text:span>
</text:h>
      <text:p text:style-name="P4">
周一，乌克兰首都遭到俄罗斯用导弹和无人机的猛烈袭击，基辅当局表示，向该市发射了 11 枚“伊斯坎德尔”(Iskander) 型弹道导弹，并全部被击落。</text:p>
      <text:p text:style-name="P4">
乌克兰外交部长德米特罗·库列巴表示，必须通过加强防空，包括提供 F-16 战斗机来阻止俄罗斯对乌克兰城市的袭击。</text:p>
      <text:p text:style-name="P4">
自 5 月初以来，以首都为目标的频率有所增加，原因是乌克兰防空系统已经耗尽。</text:p>
      <text:p text:style-name="P4">
<draw:frame draw:style-name="fr1" draw:name="Image114" text:anchor-type="as-char" svg:width="6.9236in" svg:height="5.197196in" draw:z-index="0">
<draw:image xlink:href="../Images/Aljazeera Chinese/2023-05-30T03-50-55/1-1685418525.png" xlink:type="simple" xlink:show="embed" xlink:actuate="onLoad" draw:mime-type="image/png"/>
</draw:frame>
 俄罗斯对基辅的导弹袭击导致多个居民区起火（路透）</text:p>
      <text:p text:style-name="P4">
在此背景下，乌克兰总统弗拉基米尔·泽连斯基表示，通过对抗俄罗斯用伊朗“见证者”无人机、巡航导弹和弹道导弹以及制导航空炸弹发动的导弹袭击，防空部队挽救了数百人的生命。</text:p>
      <text:p text:style-name="P4">
泽连斯基在他的每日致辞中强调，他的国家需要获得更多的防空系统，加大对俄罗斯的压力并孤立它，以使恐怖主义失败。</text:p>
      <text:p text:style-name="P4">
乌克兰总统称赞美国爱国者防空系统保护基辅的表现，称其对俄罗斯导弹的拦截率达到100%。</text:p>
      <text:h text:style-name="P13" text:outline-level="4">
<text:span text:style-name="T4">
罕见承认</text:span>
</text:h>
      <text:p text:style-name="P4">
周一早些时候，乌克兰西部赫梅利尼茨基地区管理局表示，俄罗斯昨天夜间袭击了一个军事基地，并指出，该基地由仓库和军用飞机跑道组成。</text:p>
      <text:p text:style-name="P4">
赫梅利尼茨基地区政府在Telegram上发文称，“俄罗斯军队轰炸了几个地点，包括赫梅利尼茨基地区的一个军事（地点）。”</text:p>
      <text:p text:style-name="P4">
该地区政府还报告称，燃料库发生火灾，军事设备和飞机跑道受损，并补充说，“控制火灾的工作仍在继续。”</text:p>
      <text:p text:style-name="P4">
同一消息人士称，有 5 架飞机已经停飞，但没有提供更多细节，该消息人士并指出，已经开始飞机跑道的维修工作。</text:p>
      <text:p text:style-name="P4">
然而，赫梅利尼茨基地区政府并未提及任何可能的遇难人数，只是表示，这一信息“将得到澄清”。</text:p>
      <text:p text:style-name="P4">
俄罗斯国防部在周一发表的一份声明中表示，它在夜间轰炸了乌克兰的“机场”，并“摧毁”了所有目标，俄罗斯在声明中谈及，“所有确定的目标都被摧毁了，”但没有具体说明袭击的地点。</text:p>
      <text:h text:style-name="P13" text:outline-level="4">
<text:span text:style-name="T4">
别尔哥罗德省长</text:span>
</text:h>
      <text:p text:style-name="P4">
俄罗斯与乌克兰接壤的别尔哥罗德省省长维亚切斯拉夫·格拉德科夫表示，解决轰炸和反复袭击该省的办法是将哈尔科夫省（乌克兰东北部）并入别尔哥罗德。</text:p>
      <text:p text:style-name="P4">
<draw:frame draw:style-name="fr1" draw:name="Image115" text:anchor-type="as-char" svg:width="6.9236in" svg:height="3.894525in" draw:z-index="0">
<draw:image xlink:href="../Images/Aljazeera Chinese/2023-05-30T03-50-55/1-1685418573.jpg" xlink:type="simple" xlink:show="embed" xlink:actuate="onLoad" draw:mime-type="image/jpeg"/>
</draw:frame>
 俄乌战争多方面升级</text:p>
      <text:p text:style-name="P4">
别尔哥罗德省长周一表示，乌克兰轰炸了该省的两个工业设施，造成 4 人遇难。</text:p>
      <text:p text:style-name="P4">
俄罗斯媒体还报道称，乌克兰人用30枚大炮和迫击炮弹轰炸了别尔哥罗德的一些村庄，并发布了显示目标区域冒出浓烟的视频片段。</text:p>
      <text:p text:style-name="P4">
别尔哥罗德省长早些时候表示，该省正处于一场实战中，并补充说，自 2022 年 2 月乌克兰战争爆发以来，已有 5 个乌克兰侦察小组渗透到该省。</text:p>
      <text:p text:style-name="P4">
上周，别尔哥罗德地区发生了自战争开始以来最大规模的武装入侵，莫斯科称这两个组织是乌克兰的破坏者，渗透行动伴随着轰炸和无人机射击。</text:p>
      <text:p text:style-name="P4">
Source: <text:a xlink:type="simple" xlink:href="https://chinese.aljazeera.net/news/war-in-ukraine/2023/5/30/%e8%8e%ab%e6%96%af%e7%a7%91%e5%af%b9%e5%9f%ba%e8%be%85%e5%8f%91%e5%8a%a8%e6%96%b0%e4%b8%80%e8%bd%ae%e5%a4%a7%e8%a7%84%e6%a8%a1%e8%bf%9b%e6%94%bb%e4%b8%8e%e4%bf%84%e7%bd%97%e6%96%af%e7%9c%81%e9%95%bf" text:style-name="Internet_20_link" text:visited-style-name="Visited_20_Internet_20_Link">
https://chinese.aljazeera.net/news/war-in-ukraine/2023/5/30/%e8%8e%ab%e6%96%af%e7%a7%91%e5%af%b9%e5%9f%ba%e8%be%85%e5%8f%91%e5%8a%a8%e6%96%b0%e4%b8%80%e8%bd%ae%e5%a4%a7%e8%a7%84%e6%a8%a1%e8%bf%9b%e6%94%bb%e4%b8%8e%e4%bf%84%e7%bd%97%e6%96%af%e7%9c%81%e9%95%bf</text:a>
</text:p>
      <!--NEWS-->
      <text:h text:style-name="P10" text:outline-level="1">
<text:span text:style-name="T4">
中国为什么重视中亚？ (Free Version)</text:span>
</text:h>
      <text:p text:style-name="P4">
Authors: ['为FT中文网撰稿']</text:p>
      <text:p text:style-name="P4">
Publisher: 英国《金融时报》</text:p>
      <text:p text:style-name="P4">
Time: 2023-05-30T03:55:01+00:00</text:p>
      <text:p text:style-name="P4">
Published Time: 2023-05-29T12:00:99+08:00</text:p>
      <text:p text:style-name="P4">
Modified Time: 2023-05-29T23:47:99+08:00</text:p>
      <text:p text:style-name="P4">
Description: 邓聿文：随着中国同中亚五国的政治、安全特别是经济合作深入推进，未来中国有可能逐渐取代俄罗斯成为中亚最重要的外部力量。</text:p>
      <text:p text:style-name="P4">
Images: ["<text:a xlink:type="simple" xlink:href="https://thumbor.ftacademy.cn/unsafe/picture/2/000181982_piclink.jpg" text:style-name="Internet_20_link" text:visited-style-name="Visited_20_Internet_20_Link">
000181982_pic...</text:a>
"]</text:p>
      <text:p text:style-name="P4">
Themes: ['中亚']</text:p>
      <text:p text:style-name="P4">
Keywords: ['中亚', '中国外交', '中美关系', '中俄关系']</text:p>
      <text:p text:style-name="P4">
Type: Article</text:p>
      <!--METADATA-->
      <text:p text:style-name="P4">
<draw:frame draw:style-name="fr1" draw:name="Image116" text:anchor-type="as-char" svg:width="6.9236in" svg:height="4.617987in" draw:z-index="0">
<draw:image xlink:href="../Images/FT Chinese Free Version/2023-05-30T03-55-01-00-00/00018198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本月在西安召开的中国-中亚峰会是中国今年的第一个主场会议。由于此次会议和在日本广岛举行的G7会议时间相同，西方媒体很多把它解读成中国要借中亚峰会对抗G7，其实，这只是时间巧合而已，从中亚五国的分量及在世界所处的地位和发挥的作用看，根本不能和除美国之外的其他六个西方大国相提并论，故而谈不上中国要和G7打擂台。可也确实不能小看这次会议。</text:p>
      <text:p text:style-name="P4">
中国和中亚五国举行的本次峰会，实际有两块内容，一是中国和五国中的四国领导人会谈，四国领导人对华进行国事访问（土库曼斯坦总统今年初已对中国进行国事访问），双方分别发表了联合声明或宣言，提升双边关系；二是以中国为一方，以中亚五国为另一方的领导人会谈，中国国家主席习近平作了一个主旨讲话，会后双方共同发表了“中国－中亚峰会西安宣言”，中方还单独发布峰会成果清单，盘点了峰会取得的具体成果。</text:p>
      <text:p text:style-name="P4">
从习近平的主旨讲话来看，中国要将同中亚的关系发展成为“守望相助、共同发展、普遍安全、世代友好的中国－中亚命运共同体”，这也符合其一贯外交理念。建设人类命运共同体是习近平提出的中国的最高外交目标和外交理念。从这一外交理念和目标出发，中国主张中亚成为一个“稳定、繁荣、和谐、联通”的中亚。对什么是稳定、繁荣、和谐和联通，习近平在讲话中作了界定，并指将从八个方面进行推进，分别是加强机制建设、拓展经贸关系、深化互联互通、大能源合作、提升发展能力、加强文明对话、维护地区和平。“西安宣言”和成果清单对此有详细列出。</text:p>
      <text:p text:style-name="P4">
具体来说，本次峰会取得的成果有三块：（1）主要合作共识和倡议，包括成立中国－中亚元首会晤机制，每两年轮流在对方举行；在重点优先合作领域成立部长级会晤机制；研究成立中国－中亚机制常设秘书处的可行性；加强共建“一带一路”倡议同中亚五国倡议和发展战略对接，总共54项；（2）中方倡议成立的多边合作平台，包括外长会晤机制、产业与投资部长级、农业部长、应急管理合作、交通部长、教育部长会议、能源合作、海关署长会晤、政党对话会、行政院校合作网络、实业家委员会、中亚合作论坛、地方合作论坛、产业与投资合作论坛、电子商务合作对话机制、健康产业联盟、通讯社论坛；（3）峰会框架内的多边合作文件，包括峰会宣言和八个谅解备忘录。</text:p>
      <text:p text:style-name="P4">
由此来看，中国举办这次峰会收获还是颇丰的，同中亚五国的合作几乎是全方位的。中国强化同中亚的合作和联系，目的是想通过深化双方的政治互信、经贸和安全上的合作，确保中国的周边安全，让中亚成为中国稳定的后方。这就决定了本次峰会的重点在三个方面：一是将中国-中亚合作机制化；二是将中亚打造成为高质量共建“一带一路”示范区，提升双方经贸合作的质量和水平；三是加强同中亚的人文和安全合作。</text:p>
      <text:p text:style-name="P4">
尽管中国和中亚五国的全方位合作现在还多停留在平台机制的搭建以及达成谅解备忘录上，但务虚的下一步就是务实。中国的优势在于经济尤其基础实施建设的能力强大，而经济恰恰是五国当前最迫切需要的，中国以经济和基础实施建设开道，能够快速地让那些规划中的平台和机制落地。如果五国经济今后高度依赖中国，以它们所处的地理位置，其所产生的地缘政治意义不容小觑。</text:p>
      <text:p text:style-name="P4">
中亚处于英国地理学家麦金德所说的地缘政治的世界岛的心脏地带，是连接欧亚大陆的通道。从地缘政治的角度看，如果中国通过合作机制的建设以及强化经贸、交通、人文、反恐等的联系和合作，中国就将打通从西北，经中亚、中东，再到欧洲的陆路通道，欧亚连成一个板块，从而破解美国对中国从海上的战略围堵。这就是一些中国战略学家和国际关系学者提出的西向战略。</text:p>
      <text:p text:style-name="P4">
西向战略也包括欧洲和非洲在内，这主要出于两方面的考虑，即经贸，粮食、能源和矿产品等。如果中美关系在最极端的情况下经贸完全断掉，必须确保中欧经贸的畅通。假如因台海战争爆发中国也受到欧盟的制裁，那么，强化同欧洲的经贸联系会让欧洲在做出制裁决定时对制裁的力度、范围和时间不得不权衡，这也是欧洲为什么提出要在同中国的经贸关系上“去风险化”的问题。比起同欧洲的经贸关系，粮食特别是能源在战时对中国更加重要。由于海上运输会受到美国的阻拦，中国只能依靠陆路的粮食和能源管道。假使战时能够确保中东的石油和非洲的矿石运往中国，再加上俄罗斯的石油和粮食，中国就不用太担心因遭美国和西方卡脖子而出现粮食和能源危机导致战局不利。</text:p>
      <text:p text:style-name="P4">
在西向战略中，中亚、中东是两个连结点，尤其中亚五国的地理位置很关键。中欧的商品贸易，中东的石油输往中国，都依赖这条贸易通道。另外，五国有三国和中国接壤，其国内又存在不稳定因素，对中国的边疆安全带来很大隐患。所以中国必须从战略和安全上搞好和它们的关系。通过和五国的深度经济、政治和安全合作，将五国绑在中国的发展车轮上，让中国的势力和影响力深入中亚，中国基本能做到高枕无忧。</text:p>
      <text:p text:style-name="P4">
中国看到中亚五国的战略重要性，俄罗斯和美国亦能看到这一点。前不久美国国务卿布林肯也去了一趟中亚，同五国举行了会议。但美国的力度不足，缺乏有效的经济工具，强化同中亚的军事合作，又会触碰俄罗斯的利益。因为中亚传统上是俄罗斯的势力范围。中国深入开拓和中亚的合作，当然也会让俄罗斯有某种不爽，过去就因顾忌和受制于俄罗斯的态度，像中吉乌铁路谈了20多年进展不大。假如没有俄乌战争，中国要和五国举办领导人峰会，肯定会拉俄罗斯进来，变成中俄中亚三方高峰会，但现在形势比人强，俄罗斯自顾不暇，又需要中国帮助，所以对中国深入中亚也就开绿灯。当然，中国还是会顾及俄罗斯的感受，此次峰会中国应该在会前已把主题和议题通报给了俄方。而中亚五国亦想趁这个时机适当拉开和俄罗斯的距离，引入美国特别是中国的力量来平衡俄罗斯。</text:p>
      <text:p text:style-name="P4">
可以说，随着中国同中亚五国的政治、安全特别是经济合作深入推进，未来中国有可能逐渐取代俄罗斯成为中亚最重要的外部力量。在这一过程中，中俄或许会产生一些矛盾，但两国会将矛盾控制在不影响两国关系的范围内。</text:p>
      <text:p text:style-name="P4">
<text:span text:style-name="T5">
（注：作者是独立学者，中国战略分析智库研究员。本文仅代表作者个人观点。责编邮箱bo.liu@ftchinese.com）</text:span>
</text:p>
      <text:p text:style-name="P4">
Source: <text:a xlink:type="simple" xlink:href="http://www.ftchinese.com/story/001099799" text:style-name="Internet_20_link" text:visited-style-name="Visited_20_Internet_20_Link">
http://www.ftchinese.com/story/001099799</text:a>
</text:p>
      <!--NEWS-->
      <text:h text:style-name="P10" text:outline-level="1">
<text:span text:style-name="T4">
中国拒绝安排中美防长在新加坡会谈 (Free Version)</text:span>
</text:h>
      <text:p text:style-name="P4">
Authors: ['迪米']</text:p>
      <text:p text:style-name="P4">
Publisher: 英国《金融时报》</text:p>
      <text:p text:style-name="P4">
Time: 2023-05-30T04:00:09+00:00</text:p>
      <text:p text:style-name="P4">
Published Time: 2023-05-29T12:00:99+08:00</text:p>
      <text:p text:style-name="P4">
Modified Time: 2023-05-29T23:59:99+08:00</text:p>
      <text:p text:style-name="P4">
Description: 五角大楼提议两国防长在新加坡香格里拉对话会期间举行会谈，但已被中方谢绝。中国防长李尚福目前仍受到美国的制裁。</text:p>
      <text:p text:style-name="P4">
Images: ["<text:a xlink:type="simple" xlink:href="https://thumbor.ftacademy.cn/unsafe/picture/9/000085819_piclink.jpg" text:style-name="Internet_20_link" text:visited-style-name="Visited_20_Internet_20_Link">
000085819_pic...</text:a>
"]</text:p>
      <text:p text:style-name="P4">
Themes: ['中国经济']</text:p>
      <text:p text:style-name="P4">
Keywords: ['中美关系', '中国政治与政策', '美国外交政策', '中国经济', '新兴市场', '美国经济', '亚太经济', '美国政治与政策', '拜登', '中国政府', '美国国防部', '美国政府']</text:p>
      <text:p text:style-name="P4">
Type: Article</text:p>
      <!--METADATA-->
      <text:p text:style-name="P4">
<draw:frame draw:style-name="fr1" draw:name="Image117" text:anchor-type="as-char" svg:width="6.9236in" svg:height="4.604077in" draw:z-index="0">
<draw:image xlink:href="../Images/FT Chinese Free Version/2023-05-30T04-00-09-00-00/000085819_piclink.jpg" xlink:type="simple" xlink:show="embed" xlink:actuate="onLoad" draw:mime-type="image/jpeg"/>
</draw:frame>
</text:p>
      <text:p text:style-name="P4">
北京方面拒绝了五角大楼关于安排美国防长劳埃德•奥斯汀(LloydAustin)与中国防长李尚福在6月于新加坡举行的一个安全论坛上会面的请求，这是两国在试图稳定动荡关系方面遇到困难的最新迹象。</text:p>
      <text:p text:style-name="P4">
这一提议的内容是安排两国防长在国际战略研究所(IISS)主办的年度亚洲安全会议——“香格里拉对话”(Shangri-LaDialogue)期间进行一次会面。五角大楼表示：“中华人民共和国通知美方，他们谢绝了我们5月初发出的邀请。”</text:p>
      <text:p text:style-name="P4">
Source: <text:a xlink:type="simple" xlink:href="http://www.ftchinese.com/story/001099800" text:style-name="Internet_20_link" text:visited-style-name="Visited_20_Internet_20_Link">
http://www.ftchinese.com/story/001099800</text:a>
</text:p>
      <!--NEWS-->
      <text:h text:style-name="P10" text:outline-level="1">
<text:span text:style-name="T4">
关系改善：委内瑞拉总统马杜罗将在巴西利亚会见巴西总统卢拉</text:span>
</text:h>
      <text:p text:style-name="P4">
Author: 半岛电视台＋通讯社</text:p>
      <text:p text:style-name="P4">
Publisher: Al Jazeera</text:p>
      <text:p text:style-name="P4">
Published Time: 2023-05-30T04:07:03</text:p>
      <text:p text:style-name="P4">
Modified Time: 2023-05-30T13:23:46</text:p>
      <text:p text:style-name="P4">
Description: 巴西总统卢拉与委内瑞拉总统马杜罗在巴西利亚举行会谈，而这也是马杜罗多年来首次访问巴西，从而表明这两个南美国家之间的关系正在升温。</text:p>
      <text:p text:style-name="P4">
Images: ["<text:a xlink:type="simple" xlink:href="https://chinese.aljazeera.net/wp-content/uploads/2023/05/2023-05-29T173512Z_1631662591_RC2H81A3XA6J_RTRMADP_3_BRAZIL-SUMMIT-1685381849-1685419153.jpg" text:style-name="Internet_20_link" text:visited-style-name="Visited_20_Internet_20_Link">
2023-05-29T17...</text:a>
", "<text:a xlink:type="simple" xlink:href="https://chinese.aljazeera.net/wp-content/uploads/2023/05/FxTwDTMX0AA7cRT-1685419217.jpg" text:style-name="Internet_20_link" text:visited-style-name="Visited_20_Internet_20_Link">
FxTwDTMX0AA7c...</text:a>
", "<text:a xlink:type="simple" xlink:href="https://chinese.aljazeera.net/wp-content/uploads/2023/05/image-1-1685419264.jpg" text:style-name="Internet_20_link" text:visited-style-name="Visited_20_Internet_20_Link">
image-1-16854...</text:a>
"]</text:p>
      <text:p text:style-name="P4">
Topics: ['政治', '新闻']</text:p>
      <text:p text:style-name="P4">
Keywords: ['政治', '新闻', '委内瑞拉', '巴西', '美洲']</text:p>
      <text:p text:style-name="P4">
Type: Article</text:p>
      <!--METADATA-->
      <text:p text:style-name="P4">
<draw:frame draw:style-name="fr1" draw:name="Image118" text:anchor-type="as-char" svg:width="6.9236in" svg:height="4.608995in" draw:z-index="0">
<draw:image xlink:href="../Images/Aljazeera Chinese/2023-05-30T04-07-03/2023-05-29T173512Z_1631662591_RC2H81A3XA6J_RTRMADP_3_BRAZIL-SUMMIT-1685381849-1685419153.jpg" xlink:type="simple" xlink:show="embed" xlink:actuate="onLoad" draw:mime-type="image/jpeg"/>
</draw:frame>
 5月29日，委内瑞拉总统马杜罗（左）与巴西总统卢拉在巴西利亚举行会谈 (路透社)</text:p>
      <text:p text:style-name="P4">
巴西总统卢拉与委内瑞拉总统马杜罗在巴西利亚举行会谈，而这也是马杜罗多年来首次访问巴西，从而表明这两个南美国家之间的关系正在升温。</text:p>
      <text:p text:style-name="P4">
当地时间5月29日，马杜罗在位于巴西利亚的巴西总统府受到了仪仗队欢迎，卢拉当时还以拥抱和掌声向他致意。</text:p>
      <text:p text:style-name="P4">
预计这两位左翼领导人将会签署各种协议，以推动加强两国关系。此前，在卢拉的右翼前任博索纳罗任期内，两国关系经历了一段敌对时期，而博索纳罗甚至在2019年禁止马杜罗入境巴西。</text:p>
      <text:p text:style-name="P4">
巴西外交部在一份声明中指出，将于30日出席南美领导人峰会的卢拉和马杜罗，计划讨论进一步实现两国关系正常化的问题，并重新开放各自的大使馆。</text:p>
      <text:p text:style-name="P4">
卢拉在推特上写道，“我们正处在一个历史性的时刻”，并表示欢迎委内瑞拉领导人访问巴西。</text:p>
      <text:p text:style-name="P4">
<draw:frame draw:style-name="fr1" draw:name="Image119" text:anchor-type="as-char" svg:width="6.9236in" svg:height="4.608521in" draw:z-index="0">
<draw:image xlink:href="../Images/Aljazeera Chinese/2023-05-30T04-07-03/FxTwDTMX0AA7cRT-1685419217.jpg" xlink:type="simple" xlink:show="embed" xlink:actuate="onLoad" draw:mime-type="image/jpeg"/>
</draw:frame>
 卢拉与马杜罗会晤(社交网站)</text:p>
      <text:p text:style-name="P4">
“8年之后，马杜罗总统再次访问巴西，我们也重新获得了执行国际关系政策的权利，我们将一如既往地认真对待他国，尤其是与巴西接壤的邻国。”</text:p>
      <text:p text:style-name="P4">
马杜罗上周日在推特上表示，他“对受到的热烈欢迎表示感谢”。</text:p>
      <text:p text:style-name="P4">
这位委内瑞拉领导人在与卢拉举行会谈后表示，他将提议南美洲作为一个地区来要求美国解除对该国的制裁。</text:p>
      <text:p text:style-name="P4">
马杜罗还表示，委内瑞拉希望成为主要新兴市场国家集团“金砖国家”的一员，对此，卢拉表示，他个人支持委内瑞拉加入该集团。</text:p>
      <text:p text:style-name="P4">
卢拉是该地区最新一位恢复与马杜罗政府之间的关系的左翼领导人——马杜罗政府曾因镇压委内瑞拉国内的政治反对派和公民自由而在一段时期内受到国际孤立。</text:p>
      <text:p text:style-name="P4">
哥伦比亚和委内瑞拉之间的关系最近也有所改善，原因是2022年8月上任的左翼哥伦比亚总统古斯塔沃·佩特罗放弃了保守派前总统伊万·杜克所走的对抗性道路。</text:p>
      <text:p text:style-name="P4">
两国目前已经重新建立了外交关系，并且采取一系列措施以扩大现有关系，例如放宽共同边界上的旅行限制。佩特罗与马杜罗还于去年11月在委内瑞拉首都加拉加斯举行了双边会谈。</text:p>
      <text:p text:style-name="P4">
在本月早些时候，哥伦比亚和委内瑞拉还宣布，两国将增加在有犯罪和武装组织活动的边境地区的军事存在。</text:p>
      <text:p text:style-name="P4">
但是卢拉与马杜罗政府恢复关系的决定却招致了反对者的批评。巴西反对派参议员塞尔吉奥·莫罗在推特上写道，“巴西再次以国家荣誉欢迎南美独裁者。”</text:p>
      <text:p text:style-name="P4">
<draw:frame draw:style-name="fr1" draw:name="Image120" text:anchor-type="as-char" svg:width="6.9236in" svg:height="3.894525in" draw:z-index="0">
<draw:image xlink:href="../Images/Aljazeera Chinese/2023-05-30T04-07-03/image-1-1685419264.jpg" xlink:type="simple" xlink:show="embed" xlink:actuate="onLoad" draw:mime-type="image/jpeg"/>
</draw:frame>
 西方对马杜罗统治的反对立场出现分裂了吗？(通讯社)</text:p>
      <text:p text:style-name="P4">
在博索纳罗的任期内，巴西禁止马杜罗及其政府的许多成员入境巴西，并承认委内瑞拉反对派领导人瓜伊多为该国的合法总统。</text:p>
      <text:p text:style-name="P4">
相比之下，曾在2003年至2010年期间领导巴西的卢拉，则与瑞内瑞拉的前总统乌戈·查韦斯建立了密切的联系。</text:p>
      <text:p text:style-name="P4">
圣保罗联邦大学国际关系学教授卡罗琳娜·席尔瓦·佩德罗索表示，“无论两国政府是否认同对方，委内瑞拉都是巴西的邻国，不能被忽视或者断绝与它之间的外交关系，因为我们之间存在需要解决的实际问题。”</text:p>
      <text:h text:style-name="P13" text:outline-level="4">
<text:span text:style-name="T4">
区域峰会</text:span>
</text:h>
      <text:p text:style-name="P4">
与此同时，分析人士指出，卢拉希望让本周的区域峰会成为加强一体化的机会，并成为对地区领导人在重振南美国家联盟的基础上开展合作的意愿的考验。</text:p>
      <text:p text:style-name="P4">
南美国家联盟于15年前在卢拉的第二任总统任期内成立于巴西首都巴西利亚，该区域联盟力求在文化、社会、政治和经济方面整合南美洲的12个国家。</text:p>
      <text:p text:style-name="P4">
有该联盟全体成员国参加的最后一场会议是在2014年举行的。在2017年之后，针对该集团领导层以及马杜罗参会问题的分歧，导致其中7个国家宣布退出，其中，在博索纳罗领导下的巴西于2019年宣布退出。</text:p>
      <text:p text:style-name="P4">
常驻圣保罗的智库及高校“瓦加斯基金会”（Getulio Vargas Foundation）的国际关系学教授奥利弗·施廷克尔（OliverStuenkel）表示，“南美洲国家联盟存在的最大问题是，它是在左翼领导人的统治时期建立的，而当右翼领导人来的时候，它就崩溃了。”</text:p>
      <text:p text:style-name="P4">
“现在谈论它的再度兴起很简单，但是他们需要想出办法来让第二次的尝试延续下去。”</text:p>
      <text:p text:style-name="P4">
本月30日在巴西利亚举行的会议将有卢拉、马杜罗以及其他9名地区领导人出席，与此同时，预计秘鲁总统博卢阿特将会缺席这场会议。</text:p>
      <text:p text:style-name="P4">
在秘鲁左翼的前任总统佩德罗·卡斯蒂略下台之后，博卢阿特政府对全国范围内的抗议活动作出的反应，导致该国在拉丁美洲面临越来越严重的外交孤立。需要指出的是，卡斯蒂略曾试图解散议会，而此举被广泛视为非法行动。</text:p>
      <text:p text:style-name="P4">
Source: <text:a xlink:type="simple" xlink:href="https://chinese.aljazeera.net/news/political/2023/5/30/%e5%85%b3%e7%b3%bb%e6%94%b9%e5%96%84%e5%a7%94%e5%86%85%e7%91%9e%e6%8b%89%e6%80%bb%e7%bb%9f%e9%a9%ac%e6%9d%9c%e7%bd%97%e5%b0%86%e5%9c%a8%e5%b7%b4%e8%a5%bf%e5%88%a9%e4%ba%9a%e4%bc%9a%e8%a7%81" text:style-name="Internet_20_link" text:visited-style-name="Visited_20_Internet_20_Link">
https://chinese.aljazeera.net/news/political/2023/5/30/%e5%85%b3%e7%b3%bb%e6%94%b9%e5%96%84%e5%a7%94%e5%86%85%e7%91%9e%e6%8b%89%e6%80%bb%e7%bb%9f%e9%a9%ac%e6%9d%9c%e7%bd%97%e5%b0%86%e5%9c%a8%e5%b7%b4%e8%a5%bf%e5%88%a9%e4%ba%9a%e4%bc%9a%e8%a7%81</text:a>
</text:p>
      <!--NEWS-->
      <text:h text:style-name="P10" text:outline-level="1">
<text:span text:style-name="T4">
美国债务上限协议有望获得足够多的支持，但仍需跨越程序性障碍 (Free Version)</text:span>
</text:h>
      <text:p text:style-name="P4">
Author: Sabrina Siddiqui / Lindsay Wise / Andrew Duehren</text:p>
      <text:p text:style-name="P4">
Publisher: 华尔街日报中文网</text:p>
      <text:p text:style-name="P4">
Published Time: 2023-05-30T04:15:00.000Z</text:p>
      <text:p text:style-name="P4">
Modified Time: 2023-05-30T04:15:00.000Z</text:p>
      <text:p text:style-name="P4">
Created Time: 2023-05-29T23:52:00.000Z</text:p>
      <text:p text:style-name="P4">
Description: 拜登与众议院议长麦卡锡似乎有望获得两党足够多的支持，从而暂停执行债务上限。到目前为止，反对意见仅限于两党中的进步派和保守派，但程序方面的障碍仍可能使避免一场史无前例的违约的行动复杂化。</text:p>
      <text:p text:style-name="P4">
Images: []</text:p>
      <text:p text:style-name="P4">
Categories: ['国际']</text:p>
      <text:p text:style-name="P4">
Keywords: SYND</text:p>
      <text:p text:style-name="P4">
Type: Article</text:p>
      <!--METADATA-->
      <text:p text:style-name="P4">
美国总统拜登(Joe Biden)与众议院议长麦卡锡(KevinMcCarthy)似乎有望获得两党足够多的支持，从而暂停执行债务上限。到目前为止，反对意见仅限于两党中的进步派和保守派，但程序方面的障碍仍可能使避免一场史无前例的违约的行动复杂化。</text:p>
      <text:p text:style-name="P4">
Source: <text:a xlink:type="simple" xlink:href="https://cn.wsj.com/articles/%E7%BE%8E%E5%9B%BD%E5%80%BA%E5%8A%A1%E4%B8%8A%E9%99%90%E5%8D%8F%E8%AE%AE%E6%9C%89%E6%9C%9B%E8%8E%B7%E5%BE%97%E8%B6%B3%E5%A4%9F%E5%A4%9A%E7%9A%84%E6%94%AF%E6%8C%81-%E4%BD%86%E4%BB%8D%E9%9C%80%E8%B7%A8%E8%B6%8A%E7%A8%8B%E5%BA%8F%E6%80%A7%E9%9A%9C%E7%A2%8D-892d81d1" text:style-name="Internet_20_link" text:visited-style-name="Visited_20_Internet_20_Link">
https://cn.wsj.com/articles/%E7%BE%8E%E5%9B%BD%E5%80%BA%E5%8A%A1%E4%B8%8A%E9%99%90%E5%8D%8F%E8%AE%AE%E6%9C%89%E6%9C%9B%E8%8E%B7%E5%BE%97%E8%B6%B3%E5%A4%9F%E5%A4%9A%E7%9A%84%E6%94%AF%E6%8C%81-%E4%BD%86%E4%BB%8D%E9%9C%80%E8%B7%A8%E8%B6%8A%E7%A8%8B%E5%BA%8F%E6%80%A7%E9%9A%9C%E7%A2%8D-892d81d1</text:a>
</text:p>
      <!--NEWS-->
      <text:h text:style-name="P10" text:outline-level="1">
<text:span text:style-name="T4">
中国拒绝中美防长会晤邀请，双边关系回暖受阻 (Free Version)</text:span>
</text:h>
      <text:p text:style-name="P4">
Author: Nancy A. Youssef</text:p>
      <text:p text:style-name="P4">
Publisher: 华尔街日报中文网</text:p>
      <text:p text:style-name="P4">
Published Time: 2023-05-30T04:35:00.000Z</text:p>
      <text:p text:style-name="P4">
Modified Time: 2023-05-30T04:35:00.000Z</text:p>
      <text:p text:style-name="P4">
Created Time: 2023-05-29T23:28:00.000Z</text:p>
      <text:p text:style-name="P4">
Description: 美国五角大楼周一表示，中国拒绝了美国提出的两国国防部长本周末在新加坡年度安全论坛的间隙进行会晤的请求，显示出这两个大国对手之间试探性回暖势头的局限性。</text:p>
      <text:p text:style-name="P4">
Images: []</text:p>
      <text:p text:style-name="P4">
Categories: ['国际']</text:p>
      <text:p text:style-name="P4">
Keywords: SYND,LINK:EN|WP-WSJ-0000929433</text:p>
      <text:p text:style-name="P4">
Type: Article</text:p>
      <!--METADATA-->
      <text:p text:style-name="P4">
美国五角大楼周一表示，中国拒绝了美国提出的两国国防部长本周末在新加坡年度安全论坛的间隙进行会晤的请求，显示出这两个大国对手之间 <text:a xlink:type="simple" xlink:href="https://cn.wsj.com/articles/CN-BGH-20230524153836" text:style-name="Internet_20_link" text:visited-style-name="Visited_20_Internet_20_Link">
 试探性回暖势头的局限性</text:a>
 。</text:p>
      <text:p text:style-name="P4">
Source: <text:a xlink:type="simple" xlink:href="https://cn.wsj.com/articles/%E4%B8%AD%E5%9B%BD%E6%8B%92%E7%BB%9D%E4%B8%AD%E7%BE%8E%E9%98%B2%E9%95%BF%E4%BC%9A%E6%99%A4%E9%82%80%E8%AF%B7-%E5%8F%8C%E8%BE%B9%E5%85%B3%E7%B3%BB%E5%9B%9E%E6%9A%96%E5%8F%97%E9%98%BB-bbe443ad" text:style-name="Internet_20_link" text:visited-style-name="Visited_20_Internet_20_Link">
https://cn.wsj.com/articles/%E4%B8%AD%E5%9B%BD%E6%8B%92%E7%BB%9D%E4%B8%AD%E7%BE%8E%E9%98%B2%E9%95%BF%E4%BC%9A%E6%99%A4%E9%82%80%E8%AF%B7-%E5%8F%8C%E8%BE%B9%E5%85%B3%E7%B3%BB%E5%9B%9E%E6%9A%96%E5%8F%97%E9%98%BB-bbe443ad</text:a>
</text:p>
      <!--NEWS-->
      <text:h text:style-name="P10" text:outline-level="1">
<text:span text:style-name="T4">
河南中兴教会被打砸取缔　粤鲁多地宗教设施被毁坏</text:span>
</text:h>
      <text:p text:style-name="P4">
Author: None</text:p>
      <text:p text:style-name="P4">
Publisher: Radio Free Asia (Organization)</text:p>
      <text:p text:style-name="P4">
Published Time: 2023-05-30T04:51:00-04:00</text:p>
      <text:p text:style-name="P4">
Modified Time: 2023-05-30T14:08:45-04:00</text:p>
      <text:p text:style-name="P4">
Description: None</text:p>
      <text:p text:style-name="P4">
Videos: []</text:p>
      <text:p text:style-name="P4">
Audios: ["<text:a xlink:type="simple" xlink:href="https://www.rfa.org/mandarin/yataibaodao/shehui/gt2-053020230450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897317in" draw:z-index="0">
<draw:image xlink:href="../Images/rfamandarin/2023-05-30T04-51-00-04-00/000000.png" xlink:type="simple" xlink:show="embed" xlink:actuate="onLoad" draw:mime-type="image/png"/>
</draw:frame>
郑州市家庭教会中华福音团契中兴基督教会遭政府方人员打砸 <text:a xlink:type="simple" xlink:href="https://www.rfa.org/mandarin/yataibaodao/shehui/gt2-05302023045044.html/@@images/image" text:style-name="Internet_20_link" text:visited-style-name="Visited_20_Internet_20_Link">
</text:a>
教会成员提供  <text:a xlink:type="simple" xlink:href="https://www.rfa.org/mandarin/yataibaodao/shehui/gt2-05302023045044.html/@@stream" text:style-name="Internet_20_link" text:visited-style-name="Visited_20_Internet_20_Link">
Audio-1-Link：https://www.rfa.org/mandarin/yataibaodao/shehui/gt2-05302023045044.html/@@stream</text:a>
</text:p>
      <text:p text:style-name="P4">
中国最近多个地方的宗教场所受到冲击。河南省郑州一家庭教会上周遭当地政府人员突袭。数十位政府人员打砸聚会场所，并以非法聚会为由，取缔该教会，多人被抓。另外，广东顺德，山东青岛也有宗教场所受到冲击。</text:p>
      <text:p text:style-name="P4">
<text:a xlink:type="simple" xlink:href="https://www.rfa.org/mandarin/Xinwen/3-02192023113344.html" text:style-name="Internet_20_link" text:visited-style-name="Visited_20_Internet_20_Link">
 <text:span text:style-name="T4">
宗教打压升级 西安、成都、温州再有教会负责人遭刑拘、软禁</text:span>
 </text:a>
  * <text:span text:style-name="T4">
<text:a xlink:type="simple" xlink:href="https://www.rfa.org/mandarin/yataibaodao/shehui/gt-05042023233006.html" text:style-name="Internet_20_link" text:visited-style-name="Visited_20_Internet_20_Link">
 广东鹤山一家庭教会遭冲击 六人被带走 </text:a>
 </text:span>
  * <text:span text:style-name="T4">
<text:a xlink:type="simple" xlink:href="https://www.rfa.org/mandarin/yataibaodao/shehui/tj-02102023133658.html" text:style-name="Internet_20_link" text:visited-style-name="Visited_20_Internet_20_Link">
 北京守望教会遭整肃 传警方中断聚会拘留牧师 </text:a>
 </text:span>
</text:p>
      <text:p text:style-name="P4">
据郑州中兴基督教会披露，5月21日早晨，约五点半钟，该教会约有二十多人正在进行主日聚会。郑州市金水区民宗局、民政局、北林路派出所、协警、城管、北林路街道办事处等五十多人强行进入聚会场所，指该教会在未经许可的场所从事宗教活动，即时取缔该教会。</text:p>
      <text:p text:style-name="P4">
当地一位基督徒张先生，本周告诉自由亚洲电台，中华福音团契在各地都有分会，被取缔的郑州中兴基督教会是其中之一：“中华福音团契名下在北京、深圳等南方的一些城市都有教会。在郑州也比较多。现在国内没有律师敢接受教会委托代理这类教会的案。”</text:p>
      <text:p text:style-name="P4">
 中兴基督教会聚会场被查封（教会成员提供）  <text:a xlink:type="simple" xlink:href="https://www.rfa.org/mandarin/yataibaodao/shehui/gt2-05302023045044.html/m0530-gt2p3.png" text:style-name="Internet_20_link" text:visited-style-name="Visited_20_Internet_20_Link">
</text:a>
</text:p>
      <text:p text:style-name="P4">
郑州中兴基督教会26日在代祷信中写道，当局把参加聚会的21位男女信徒带到北林路派出所，由民宗局的官员主导，从早晨6点一直审讯到下午6点，持续有12个小时以恐吓、诱供等不法方式逐一审讯。强行拉走了该教会所有的乐器、音响设备、电脑、投影仪，拆走了空调、饮水机，拉走了所有的椅子，拆下了所有的窗帘；砸了讲台、调音台、门等。还在教会门上张贴封条。</text:p>
      <text:p text:style-name="P4">
 中兴基督教会聚会场所一片狼藉（教会成员提供）  <text:a xlink:type="simple" xlink:href="https://www.rfa.org/mandarin/yataibaodao/shehui/gt2-05302023045044.html/m0530-gt2p2.png" text:style-name="Internet_20_link" text:visited-style-name="Visited_20_Internet_20_Link">
</text:a>
</text:p>
      <text:p text:style-name="P4">
金水区民政局发出的取缔决定书，指控中兴教会未经登记，擅自以社会组织名义开展活动，违反了《社会困体登记管理条例》的有关规定。</text:p>
      <text:p text:style-name="P4">
 郑州市金水区民政局取缔教会决定书（教会成员提供）<text:a xlink:type="simple" xlink:href="https://www.rfa.org/mandarin/yataibaodao/shehui/gt2-05302023045044.html/m0530-gt2p4.png" text:style-name="Internet_20_link" text:visited-style-name="Visited_20_Internet_20_Link">
 </text:a>
</text:p>
      <text:p text:style-name="P4">
<text:span text:style-name="T4">
广东、山东基督徒聚会场所被冲击</text:span>
</text:p>
      <text:p text:style-name="P4">
近期在广东也出现教会遭到冲击事件。广东一位因个人安全理由，不愿意公开姓名的教会牧师告诉本台：“中山也有一家教会上周日被当地国保上门查抄，聚会场所的物品都被毁坏，还搬走了宗教用品，这样做太可恶了。”</text:p>
      <text:p text:style-name="P4">
此外，广东顺德基督教“盛佳共学互助中心”5月24日也遭到数十名当地政府人员冲击。警方对现场进行了搜查，电脑、桌椅、绘本等教学物品被没收，包括传道人在内的四名同工也被带走。次日，家属收到刑事拘留通知书，四位同工被当局以涉嫌“非法经营”的罪名处以三十天刑事拘留。</text:p>
      <text:p text:style-name="P4">
<text:span text:style-name="T4">
信徒走投无路改在餐厅简单敬拜</text:span>
</text:p>
      <text:p text:style-name="P4">
另有信徒说：“上个礼拜，佛山那边有人受逼迫，人都被抓起来了，到现在还不放人，因为他们没有律师介入。”</text:p>
      <text:p text:style-name="P4">
山东青岛一家庭教会牧师约翰告诉本台，当地居委会禁止基督徒家庭聚会，有些教会改为以流动聚会的形式，在餐厅或户外聚会：“我们有两个小组也是被居委会警告，不准再聚会了。现在聚会也是很难。目前家庭教会的生存环境都很难。前天还有一个教会牧者跟我交流，他们没办法，只能到外面或者到小树林，或者到餐厅里面做简单的敬拜。”</text:p>
      <text:p text:style-name="P4">
约翰告诉记者，不只是基督教，就连道教寺庙也被当局取缔。近期在青岛郊区，一座道教寺庙遭到强拆，多名道士被驱散。</text:p>
      <text:p text:style-name="P4">
记者：古亭 责编：许书婷、陈美华、嘉远</text:p>
      <text:p text:style-name="P4">
Source: <text:a xlink:type="simple" xlink:href="https://www.rfa.org/mandarin/yataibaodao/shehui/gt2-05302023045044.html" text:style-name="Internet_20_link" text:visited-style-name="Visited_20_Internet_20_Link">
https://www.rfa.org/mandarin/yataibaodao/shehui/gt2-05302023045044.html</text:a>
</text:p>
      <!--NEWS-->
      <text:h text:style-name="P10" text:outline-level="1">
<text:span text:style-name="T4">
美股为何出奇平静？或因量化基金主导市场 (Free Version)</text:span>
</text:h>
      <text:p text:style-name="P4">
Author: Caitlin McCabe</text:p>
      <text:p text:style-name="P4">
Publisher: 华尔街日报中文网</text:p>
      <text:p text:style-name="P4">
Published Time: 2023-05-30T05:20:00.000Z</text:p>
      <text:p text:style-name="P4">
Modified Time: 2023-05-30T05:20:00.000Z</text:p>
      <text:p text:style-name="P4">
Created Time: 2023-05-30T01:30:00.000Z</text:p>
      <text:p text:style-name="P4">
Description: 美国股市目前出奇平静，尤其是考虑到当前的债务上限之争。一个关键原因是：主流投资者与量化基金之间的分歧越来越大。</text:p>
      <text:p text:style-name="P4">
Images: []</text:p>
      <text:p text:style-name="P4">
Categories: ['金融市场', '股市']</text:p>
      <text:p text:style-name="P4">
Keywords: SYND</text:p>
      <text:p text:style-name="P4">
Type: Article</text:p>
      <!--METADATA-->
      <text:p text:style-name="P4">
美国股市目前出奇平静，尤其是考虑到当前的 <text:a xlink:type="simple" xlink:href="https://cn.wsj.com/articles/CN-BGH-20230529074536" text:style-name="Internet_20_link" text:visited-style-name="Visited_20_Internet_20_Link">
 债务上限 </text:a>
之争。一个关键原因是：主流投资者与量化基金之间的分歧越来越大。主流投资者基本未参与2023年迄今股市的上涨，而量化基金的买盘一直在推升市场。</text:p>
      <text:p text:style-name="P4">
Source: <text:a xlink:type="simple" xlink:href="https://cn.wsj.com/articles/%E7%BE%8E%E8%82%A1%E4%B8%BA%E4%BD%95%E5%87%BA%E5%A5%87%E5%B9%B3%E9%9D%99-%E6%88%96%E5%9B%A0%E9%87%8F%E5%8C%96%E5%9F%BA%E9%87%91%E4%B8%BB%E5%AF%BC%E5%B8%82%E5%9C%BA-dade4449" text:style-name="Internet_20_link" text:visited-style-name="Visited_20_Internet_20_Link">
https://cn.wsj.com/articles/%E7%BE%8E%E8%82%A1%E4%B8%BA%E4%BD%95%E5%87%BA%E5%A5%87%E5%B9%B3%E9%9D%99-%E6%88%96%E5%9B%A0%E9%87%8F%E5%8C%96%E5%9F%BA%E9%87%91%E4%B8%BB%E5%AF%BC%E5%B8%82%E5%9C%BA-dade4449</text:a>
</text:p>
      <!--NEWS-->
      <text:h text:style-name="P10" text:outline-level="1">
<text:span text:style-name="T4">
Theranos创始人霍姆斯料将于周二入狱服刑 (Free Version)</text:span>
</text:h>
      <text:p text:style-name="P4">
Author: Meghan Bobrowsky</text:p>
      <text:p text:style-name="P4">
Publisher: 华尔街日报中文网</text:p>
      <text:p text:style-name="P4">
Published Time: 2023-05-30T06:00:00.000Z</text:p>
      <text:p text:style-name="P4">
Modified Time: 2023-05-30T06:00:00.000Z</text:p>
      <text:p text:style-name="P4">
Created Time: 2023-05-30T04:28:00.000Z</text:p>
      <text:p text:style-name="P4">
Description: Theranos创始人霍姆斯料将于周二入狱，开始她因欺诈投资者而被判处的11年刑期，这代表着这位硅谷著名企业家在其公司不可靠的血液测试技术被揭穿后垮台的最后一章。</text:p>
      <text:p text:style-name="P4">
Images: []</text:p>
      <text:p text:style-name="P4">
Categories: ['商业']</text:p>
      <text:p text:style-name="P4">
Keywords: SYND</text:p>
      <text:p text:style-name="P4">
Type: Article</text:p>
      <!--METADATA-->
      <text:p text:style-name="P4">
Theranos创始人霍姆斯(ElizabethHolmes)料将于周二入狱，开始她因欺诈投资者而被判处的11年刑期，这代表着这位硅谷著名企业家在其公司不可靠的血液测试技术被揭穿后垮台的最后一章。</text:p>
      <text:p text:style-name="P4">
Source: <text:a xlink:type="simple" xlink:href="https://cn.wsj.com/articles/theranos%E5%88%9B%E5%A7%8B%E4%BA%BA%E9%9C%8D%E5%A7%86%E6%96%AF%E6%96%99%E5%B0%86%E4%BA%8E%E5%91%A8%E4%BA%8C%E5%85%A5%E7%8B%B1%E6%9C%8D%E5%88%91-ca03aba6" text:style-name="Internet_20_link" text:visited-style-name="Visited_20_Internet_20_Link">
https://cn.wsj.com/articles/theranos%E5%88%9B%E5%A7%8B%E4%BA%BA%E9%9C%8D%E5%A7%86%E6%96%AF%E6%96%99%E5%B0%86%E4%BA%8E%E5%91%A8%E4%BA%8C%E5%85%A5%E7%8B%B1%E6%9C%8D%E5%88%91-ca03aba6</text:a>
</text:p>
      <!--NEWS-->
      <text:h text:style-name="P10" text:outline-level="1">
<text:span text:style-name="T4">
五角大楼：中国拒绝让两国防长在新加坡香格里拉对话期间会晤</text:span>
</text:h>
      <text:p text:style-name="P4">
Author: chinese@voanews.com (美国之音)</text:p>
      <text:p text:style-name="P4">
Publisher: 美国之音中文网 (Type: NewsMediaOrganization)</text:p>
      <text:p text:style-name="P4">
Published Time: 2023-05-30T06:14:31+08:00</text:p>
      <text:p text:style-name="P4">
Modified Time: 2023-05-29 22:14:31Z</text:p>
      <text:p text:style-name="P4">
Description: 五角大楼周一（5月29日）表示，北京拒绝了美国关于美国国防部长劳埃德·奥斯汀（Lloyd Austin）和中国国防部长李尚福在新加坡会晤的邀请。</text:p>
      <text:p text:style-name="P4">
Videos: []</text:p>
      <text:p text:style-name="P4">
Images: []</text:p>
      <text:p text:style-name="P4">
Categories: ['美中关系', '亚太', '中国', '军事', '编辑推荐']</text:p>
      <text:p text:style-name="P4">
Type: None</text:p>
      <!--METADATA-->
      <text:p text:style-name="P4">
NoneNone</text:p>
      <text:p text:style-name="P4">
Source: <text:a xlink:type="simple" xlink:href="https://www.voachinese.com/a/china-declines-meeting-with-us-defense-chief-pentagon-20230529/7114448.html" text:style-name="Internet_20_link" text:visited-style-name="Visited_20_Internet_20_Link">
https://www.voachinese.com/a/china-declines-meeting-with-us-defense-chief-pentagon-20230529/7114448.html</text:a>
</text:p>
      <!--NEWS-->
      <text:h text:style-name="P10" text:outline-level="1">
<text:span text:style-name="T4">
美欲限縮中國晶片發展 出口管制有用嗎？</text:span>
</text:h>
      <text:p text:style-name="P4">
Author: None (Language: zh)</text:p>
      <text:p text:style-name="P4">
Publisher: None</text:p>
      <text:p text:style-name="P4">
Time: 2023-05-30T06:18:00Z</text:p>
      <text:p text:style-name="P4">
Description: 美國及其盟友近日加大力度、限制中國獲得先進的半導體晶片製造設備。專家表示，這些措施可能影響中國相關產業的發展，但此舉也會對美國公司造成附帶損害。</text:p>
      <text:p text:style-name="P4">
Videos: []</text:p>
      <text:p text:style-name="P4">
Images: []</text:p>
      <text:p text:style-name="P4">
Subject: 经济纵横</text:p>
      <text:p text:style-name="P4">
Subjects: []</text:p>
      <text:p text:style-name="P4">
Keywords: ['南希·佩洛西', '专题报道：习近平访美']</text:p>
      <text:p text:style-name="P4">
ID: 65767213</text:p>
      <!--METADATA-->
      <text:p text:style-name="P4">
<text:a xlink:type="simple" xlink:href="https://www.dw.com/zh/overlay/image/article/65767213/60619328" text:style-name="Internet_20_link" text:visited-style-name="Visited_20_Internet_20_Link">
 </text:a>
</text:p>
      <text:p text:style-name="P4">
美國及其盟友近日加大力道，欲限縮中國半導體產業發展（示意圖）</text:p>
      <text:p text:style-name="P4">
（德國之聲中文網） <text:a xlink:type="simple" xlink:href="https://www.dw.com/zh/zh/比美國嚴格日本半導體出口限制使中國憂心/a-65717077" text:style-name="Internet_20_link" text:visited-style-name="Visited_20_Internet_20_Link">
 日本5月23日宣布，限制23種半導體製造設備的出口管制令</text:a>
將於7月生效。這是繼美國和荷蘭對中國採取類似的限制後，中國半導體產業再次面臨來自美國及其盟友的壓力。</text:p>
      <text:p text:style-name="P4">
去年10月，美國政府出台了一系列針對先進半導體晶片的出口管制措施。此後，華盛頓便持續遊說荷蘭和日本跟進，以限制中國半導體產業的發展。</text:p>
      <text:h text:style-name="P12" text:outline-level="3">
<text:span text:style-name="T4">
中國半導體業或難以自立</text:span>
</text:h>
      <text:p text:style-name="P4">
中國商務部發言人在一份聲明中表示，北京「強烈反對」東京的出口管制，稱這是濫用出口管制措施的行為，違反自由貿易和國際貿易規則。</text:p>
      <text:p text:style-name="P4">
部分中國半導體產業高管對日方此舉的潛在影響也表示擔憂。專家表示，這將「扼殺」中國未來發展先進半導體晶片新製程的可能。</text:p>
      <text:p text:style-name="P4">
台灣經濟研究院的亞太半導體產業專家劉佩真告訴DW：「中國半導體產業的發展很可能止步於14奈米製程，未來中國無法從日本、美國或荷蘭獲得先進設備，要超越這個水準會更加困難。」</text:p>
      <text:p text:style-name="P4">
奈米製程與不同世代的晶片製造技術有關，目前最先進的3奈米製程晶片主要用於智慧型手機，而28奈米以上的半導體晶片製造技術則較成熟，多用於汽車或家用電子產品。</text:p>
      <text:p text:style-name="P4">
日本這項出口管制對中國半導體產業造成的潛在影響，也可能影響到許多相關行業，以及生產消費性電子產品的製造商。</text:p>
      <text:p text:style-name="P4">
新加坡國立大學（NUS）講師卡普利（Alex Capri）表示：「生產大量商業晶片是最難的生產技術，尤其當你要進投入生產更小的奈米製程。」</text:p>
      <text:p text:style-name="P4">
</text:p>
      <text:p text:style-name="P4">
荷蘭的艾司摩爾（ASML）是全球半導體製造設備的重要廠商（資料照）</text:p>
      <text:p text:style-name="P4">
他說，目前半導體產業鏈由美、日、韓、台和荷蘭主導，儘管中國市場對這幾地的企業都很重要，但他們都較有可能配合華盛頓的方針。他告訴DW：「倘若這5地都涉入『 <text:a xlink:type="simple" xlink:href="https://www.dw.com/zh/zh/美貿易代表籲減低對中依賴-加強與盟友關係/a-65242885" text:style-name="Internet_20_link" text:visited-style-name="Visited_20_Internet_20_Link">
友岸外包 </text:a>
』活動，雖然會付出高昂代價，但中長期看來，他們還是能辦得到。」</text:p>
      <text:p text:style-name="P4">
卡普里說，要在半導體製造和開發方面完全自力更生，對中國而言將是「近乎不可能的任務」。他表示，上述聯盟若是成立，「將在未來幾年內，阻礙中國實現（半導體）完全自給的目標，因為這真的非常困難」。</text:p>
      <text:p text:style-name="P4">
中國國家主席習近平4月南巡廣東時，強調了追求科技自立的重要性，並強調此舉對於推進中國的現代化建設至關重要。他呼籲中國企業進一步提高創新能力，以在核心技術方面取得更大進展。</text:p>
      <text:h text:style-name="P12" text:outline-level="3">
<text:span text:style-name="T4">
中國反制美國晶片公司</text:span>
</text:h>
      <text:p text:style-name="P4">
為反制美國主導的出口管制措施，中國網信辦5月21日宣布， <text:a xlink:type="simple" xlink:href="https://www.dw.com/zh/zh/分析封禁美光后-北京反制空间有限/a-65735679" text:style-name="Internet_20_link" text:visited-style-name="Visited_20_Internet_20_Link">
美國記憶體晶片製造商美光（Micron）未通過網絡安全審查，因此禁止中國關鍵基礎設施運營商購買該公司的產品</text:a>
 。</text:p>
      <text:p text:style-name="P4">
美國商務部長雷蒙多（Gina Raimondo）日前就此向中國商務部長王文濤提出異議。 雷蒙多27日強調， <text:a xlink:type="simple" xlink:href="https://www.dw.com/zh/zh/中國封殺美光-美反對無事實根據的限制/a-65693360" text:style-name="Internet_20_link" text:visited-style-name="Visited_20_Internet_20_Link">
 美方堅決反對中國針對美光的行為</text:a>
 ，華盛頓也不會容忍北京對美光的禁令。</text:p>
      <text:p text:style-name="P4">
美光的財務長墨菲（MarkMurphy）22日表示，該公司正在評估此事對其銷量可能造成的影響。他在一次會議上說，此事估計將對該公司的總收入造成個位數百分比的影響——在低端技術方面較輕微，將影響較低的個位數百分比；在高端技術方面，則是高個位數的百分比。</text:p>
      <text:p text:style-name="P4">
部分分析人士認為，北京對美光的反制僅是「虛晃一招」，可能不會對該公司在中國的業務造成嚴重損害，而北京和華盛頓只是因為這些舉措在政治上很受歡迎，才出此決策。</text:p>
      <text:p text:style-name="P4">
大西洋理事會印太安全倡議的資深研究員羅谷（DexterRoberts）告訴DW，中美兩國「都可能採取在政治上受歡迎、看似能懲罰對方的舉措，但並不一定必須完全禁止雙方所有商務往來」。</text:p>
      <text:p text:style-name="P4">
</text:p>
      <text:p text:style-name="P4">
美國記憶體晶片製造商美光（資料照）</text:p>
      <text:h text:style-name="P12" text:outline-level="3">
<text:span text:style-name="T4">
傷敵一千，自損八百？</text:span>
</text:h>
      <text:p text:style-name="P4">
中國政府表示，日本的出口管制措施將損害中日企業的利益，並擾亂全球半導體產業；部分美國半導體公司、外國政府也對聯合出口管制措施的潛在影響發出警告。</text:p>
      <text:p text:style-name="P4">
美國晶片公司輝達（Nvidia）執行長黃仁勳告訴英國《金融時報》，如果美國繼續針對與中國的貿易施加限制，美國也將面臨嚴重損害自身科技產業的風險：「（中國）若不能從⋯⋯美國買到（晶片設備），他們就會自己打造。所以美國得要小心，中國是科技業非常重要的市場。」</text:p>
      <text:p text:style-name="P4">
此外， <text:a xlink:type="simple" xlink:href="https://www.dw.com/zh/zh/中美半導體大戰封殺美光韓企得利/a-65705950" text:style-name="Internet_20_link" text:visited-style-name="Visited_20_Internet_20_Link">
 韓國也敦促美國重新考量半導體補貼標準</text:a>
。韓國擔心，若規定企業有獲取美國聯邦資金補貼就無法在中國等國建設新廠，將會對韓國的半導體企業產生破壞性影響。</text:p>
      <text:p text:style-name="P4">
新加坡國立大學的卡普里說，美國主導的措施對美國企業和公民造成了廣泛的附帶損害——他們可能被禁止出售設備給中國公司，或被禁止為 <text:a xlink:type="simple" xlink:href="https://www.dw.com/zh/zh/美众议院中国委员会主席要求将长鑫存储列入黑名单/a-65718699" text:style-name="Internet_20_link" text:visited-style-name="Visited_20_Internet_20_Link">
被華盛頓列入黑名單的中國公司 </text:a>
工作。</text:p>
      <text:p text:style-name="P4">
</text:p>
      <text:p text:style-name="P4">
圖為中國國家主席習近平2018年參訪武漢一間半導體企業。</text:p>
      <text:p text:style-name="P4">
「雖然美國政府決定制裁中國，但半導體行業協會（Semiconductor IndustryAssociation）認為，政府需以一種不會對美國或盟國公司造成太大傷害的方式進行制裁」，大西洋理事會的羅谷說。</text:p>
      <text:p text:style-name="P4">
羅谷坦言，多數在美國投資的公司在中國也有強大的商業利益，因此華盛頓及其盟友將很難以一種「戰略性的方式」執行這些出口管制措施。</text:p>
      <text:p text:style-name="P4">
「有些美國公司非常依賴中國市場，而另一件讓這個問題更複雜化的事情是，半導體是一種典型的雙重用途技術，可以日常應用，也能用於武器系統，這代表（政府）很難鎖定要限制什麼」，他告訴DW。</text:p>
      <text:p text:style-name="P4">
儘管華盛頓的措施對美國公司造成了一些附帶損害，但羅谷認為，仍有可能在不放棄出口管制措施的情況下，促成中美半導體公司之間貿易的空間。</text:p>
      <text:p text:style-name="P4">
「美國公司可以申請特別許可證，如果獲批就可以繼續（向中國）銷售半導體或相關製造設備。」他告訴DW：「我想會有更多的案例出現，來減輕一些壓力。」</text:p>
      <text:p text:style-name="P4">
Source: <text:a xlink:type="simple" xlink:href="https://www.dw.com/zh/美欲限縮中國晶片發展-出口管制有用嗎？/a-65767213" text:style-name="Internet_20_link" text:visited-style-name="Visited_20_Internet_20_Link">
https://www.dw.com/zh/美欲限縮中國晶片發展-出口管制有用嗎？/a-65767213?maca=chi-rss-chi-all-1127-rdf</text:a>
</text:p>
      <!--NEWS-->
      <text:h text:style-name="P10" text:outline-level="1">
<text:span text:style-name="T4">
傳抗議強拆清真寺 雲南爆警民衝突</text:span>
</text:h>
      <text:p text:style-name="P4">
Author: None (Language: zh)</text:p>
      <text:p text:style-name="P4">
Publisher: None</text:p>
      <text:p text:style-name="P4">
Time: 2023-05-30T06:30:00Z</text:p>
      <text:p text:style-name="P4">
Description: 美媒報導，中國雲南一座清真寺上週末傳遭當局強拆阿拉伯式外觀，引發地方穆斯林抗議，爆發警民衝突。相關影片在推特廣傳後，當地警方發文指，「發生一起嚴重妨害社會管理秩序的案件，造成惡劣社會影響」。</text:p>
      <text:p text:style-name="P4">
Videos: []</text:p>
      <text:p text:style-name="P4">
Images: []</text:p>
      <text:p text:style-name="P4">
Subject: 时政风云</text:p>
      <text:p text:style-name="P4">
Subjects: ['穆斯林', '岛屿主权争端', '专题报道：全景观看“习马会”', '中国', '中共十九大', '德中关系']</text:p>
      <text:p text:style-name="P4">
Keywords: ['中国', '宗教', '中国化', '伊斯兰教', '穆斯林']</text:p>
      <text:p text:style-name="P4">
ID: 65767189</text:p>
      <!--METADATA-->
      <text:p text:style-name="P4">
<text:a xlink:type="simple" xlink:href="https://www.dw.com/zh/overlay/image/article/65767189/45038898" text:style-name="Internet_20_link" text:visited-style-name="Visited_20_Internet_20_Link">
 </text:a>
</text:p>
      <text:p text:style-name="P4">
中國針對伊斯蘭教的宗教打壓，除了在新疆地區，近年也擴散至雲南（示意圖）。</text:p>
      <text:p text:style-name="P4">
（德國之聲中文網）中國近年大力推動宗教 <text:a xlink:type="simple" xlink:href="https://www.dw.com/zh/zh/伊斯兰教中国化邊緣化穆斯林的五年計劃/a-47005726" text:style-name="Internet_20_link" text:visited-style-name="Visited_20_Internet_20_Link">
 「中國化」</text:a>
，強制整改、拆毀多座宗教建築。美國《華盛頓郵報》報導，網路流傳的多段影片顯示，5月27日在雲南省玉溪市通海縣納古回族自治鄉，當地穆斯林為了阻止清真寺阿拉伯式外觀遭強制拆除，與警方爆發衝突。</text:p>
      <text:p text:style-name="P4">
推特流傳的多段影片顯示，當日上午，至少數十名身穿防暴服裝的武警手持盾牌、警棍，鎮守在當地已有數百年歷史的納家營清真寺大門前，隨後與群眾發生衝突。雙方互相推擠，有民眾朝警方丟擲雜物，並試圖拆除工程鷹架。另一段影片顯示，入夜後仍有少部分群眾似乎靜坐在清真寺前。</text:p>
      <text:p text:style-name="P4">
有網民向擁有百萬粉絲的「李老師不是你老師」推特帳號投稿表示，27日當地發生多次衝突，部分群眾受傷流血，亦有人被辣椒水攻擊。目前，清真寺已受到了破壞，施工人員棄車棄設備逃離，隨後有多部隊增援。當地可見無人機盤旋上空、大型訊號遮蔽器出現在學校操場。</text:p>
      <text:p text:style-name="P4">
網路公開資料顯示，納家營清真寺是雲南省目前最大的清真寺，2018年被公佈為通海縣文物保護單位，是納古當地穆斯林重要的宗教與社會活動中心，其阿拉伯式圓頂為建築特徵。該清真寺據信始建於14世紀初，現今建築則於2001年重建。</text:p>
      <text:p text:style-name="P4">
《華盛頓郵報》報導，該起衝突事件可能與2020年一項法院判決有關。該判決裁定，該清真寺的部分翻新工程非法，並下令拆除。</text:p>
      <text:p text:style-name="P4">
德國之聲未能獨立證實上述網路流傳影片及網民說法。至截稿前，中國當局並未公開解釋上週末發生在雲南納古的衝突過程與原因。</text:p>
      <text:p text:style-name="P4">
不過，玉溪市通海縣警方28日已在官方微博發布一則「關於敦促相關違法犯罪嫌疑人投案自首的通告」。內文確認，2023年5月27日，通海縣納古鎮「發生一起嚴重妨害社會管理秩序的案件，造成惡劣社會影響」。目前，公安機關已依法立案偵查。</text:p>
      <text:p text:style-name="P4">
警方文章呼籲「違法犯罪嫌疑人改過自新、爭取寬大處理的機會」，若在2023年6月6日前，主動投案自首、如實供述違法犯罪事實，可依法從輕、減輕處罰，並「鼓勵和保護人民群眾積極舉報」。</text:p>
      <text:p text:style-name="P4">
《華盛頓郵報》指出，在撥打事發當地的電話號碼後，直接收到了線路繁忙的回覆。活動人士推測，當局已切斷了當地的手機通訊服務。德國之聲30日查詢微博，在輸入「雲南納家營清真寺」後，結果顯示為：「抱歉，未找到相關結果。」</text:p>
      <text:h text:style-name="P12" text:outline-level="3">
<text:span text:style-name="T4">
越来越艰难的中国穆斯林</text:span>
</text:h>
      <text:p text:style-name="P4">
中國近年對宗教活動與建築多有箝制，力推「中國化」，基督宗教與伊斯蘭教為首要目標，除了限制宗教聚集活動、國際交流與捐獻等，宗教建築外觀不夠「中國風」也成為打擊原因之一。</text:p>
      <text:p text:style-name="P4">
針對伊斯蘭教的宗教迫害，以新疆地區最為嚴重。中國在當地將「中國化」策略與所謂再教育營相結合，去年遭聯合國裁定可能構成反人類罪。《華盛頓郵報》報導，據估計，新疆地區被毀的清真寺和聖陵數量達數千座。<text:a xlink:type="simple" xlink:href="https://www.dw.com/zh/zh/宗教打压扩散云南-三间清真寺遭查封/a-46941668" text:style-name="Internet_20_link" text:visited-style-name="Visited_20_Internet_20_Link">
 近年，打壓也擴散至雲南地區。 </text:a>
</text:p>
      <text:p text:style-name="P4">
美國聯邦政府所屬的國際宗教自由委員會（USCIRF）5月初發布年度報告指出，中國宗教自由狀況在過去一年持續惡化，並建議國務院持續將中國列為「有系統地、持續、嚴重侵犯宗教自由」的特別關注國（CPC）。</text:p>
      <text:h text:style-name="P12" text:outline-level="3">
<text:span text:style-name="T4">
“再教育营”里的噩梦一年</text:span>
</text:h>
      <text:p text:style-name="P4">
（綜合報導）</text:p>
      <text:p text:style-name="P4">
Source: <text:a xlink:type="simple" xlink:href="https://www.dw.com/zh/傳抗議強拆清真寺-雲南爆警民衝突/a-65767189" text:style-name="Internet_20_link" text:visited-style-name="Visited_20_Internet_20_Link">
https://www.dw.com/zh/傳抗議強拆清真寺-雲南爆警民衝突/a-65767189?maca=chi-rss-chi-all-1127-rdf</text:a>
</text:p>
      <!--NEWS-->
      <text:h text:style-name="P10" text:outline-level="1">
<text:span text:style-name="T4">
俄罗斯无人机袭击 基辅市长：至少1人受伤</text:span>
</text:h>
      <text:p text:style-name="P4">
Publisher: 法新社</text:p>
      <text:p text:style-name="P4">
Published Time: 2023-05-30T06:32:08+00:00</text:p>
      <text:p text:style-name="P4">
Modified Time: 2023-05-30T06:05:02+00:00</text:p>
      <text:p text:style-name="P4">
Description: （法新社基辅29日电） 基辅市市长克里契科（Vitali Klitschko）说，今天晚上，俄罗斯无人机对乌克兰首都发动「大规模袭击」，造成至少1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5-30T06-32-08-00-00/000000.png" xlink:type="simple" xlink:show="embed" xlink:actuate="onLoad" draw:mime-type="image/png"/>
</draw:frame>
</text:p>
      <text:p text:style-name="P4">
基辅市军政机关表示，夜间袭击是使用无人机进行的。</text:p>
      <text:p text:style-name="P4">
基辅市军政机关指出，坠落的碎片在基辅南部达尔尼茨基区（Darnytskyi）一所房屋中引发火灾，位于市中心的佩切尔斯基区（Pechersky）区的3辆汽车也起火。</text:p>
      <text:p text:style-name="P4">
Source: <text:a xlink:type="simple" xlink:href="https://www.rfi.fr/cn/%E5%9B%BD%E9%99%85%E6%8A%A5%E9%81%93/20230530-%E4%BF%84%E7%BD%97%E6%96%AF%E6%97%A0%E4%BA%BA%E6%9C%BA%E8%A2%AD%E5%87%BB-%E5%9F%BA%E8%BE%85%E5%B8%82%E9%95%BF-%E8%87%B3%E5%B0%911%E4%BA%BA%E5%8F%97%E4%BC%A4" text:style-name="Internet_20_link" text:visited-style-name="Visited_20_Internet_20_Link">
https://www.rfi.fr/cn/%E5%9B%BD%E9%99%85%E6%8A%A5%E9%81%93/20230530-%E4%BF%84%E7%BD%97%E6%96%AF%E6%97%A0%E4%BA%BA%E6%9C%BA%E8%A2%AD%E5%87%BB-%E5%9F%BA%E8%BE%85%E5%B8%82%E9%95%BF-%E8%87%B3%E5%B0%911%E4%BA%BA%E5%8F%97%E4%BC%A4</text:a>
</text:p>
      <!--NEWS-->
      <text:h text:style-name="P10" text:outline-level="1">
<text:span text:style-name="T4">
埃尔多安的下一个重心：土耳其的世界地位 (Free Version)</text:span>
</text:h>
      <text:p text:style-name="P4">
Author: Jared Malsin</text:p>
      <text:p text:style-name="P4">
Publisher: 华尔街日报中文网</text:p>
      <text:p text:style-name="P4">
Published Time: 2023-05-30T06:40:00.000Z</text:p>
      <text:p text:style-name="P4">
Modified Time: 2023-05-30T06:40:00.000Z</text:p>
      <text:p text:style-name="P4">
Created Time: 2023-05-30T03:13:00.000Z</text:p>
      <text:p text:style-name="P4">
Description: 在攻克最大的选举挑战之后，土耳其总统埃尔多安正将精力转向巩固土耳其作为抱负远大的全球大国的地位上。</text:p>
      <text:p text:style-name="P4">
Images: []</text:p>
      <text:p text:style-name="P4">
Categories: ['国际']</text:p>
      <text:p text:style-name="P4">
Keywords: SYND,LINK:EN|WP-WSJ-0000928711</text:p>
      <text:p text:style-name="P4">
Type: Article</text:p>
      <!--METADATA-->
      <text:p text:style-name="P4">
在攻克 <text:a xlink:type="simple" xlink:href="https://cn.wsj.com/articles/CN-BGH-20230529085256" text:style-name="Internet_20_link" text:visited-style-name="Visited_20_Internet_20_Link">
 最大的选举挑战 </text:a>
之后，土耳其总统埃尔多安(Recep Tayyip Erdogan)正将精力转向巩固土耳其作为抱负远大的全球大国的地位上。</text:p>
      <text:p text:style-name="P4">
Source: <text:a xlink:type="simple" xlink:href="https://cn.wsj.com/articles/%E5%9F%83%E5%B0%94%E5%A4%9A%E5%AE%89%E7%9A%84%E4%B8%8B%E4%B8%80%E4%B8%AA%E9%87%8D%E5%BF%83-%E5%9C%9F%E8%80%B3%E5%85%B6%E7%9A%84%E4%B8%96%E7%95%8C%E5%9C%B0%E4%BD%8D-c350e5a1" text:style-name="Internet_20_link" text:visited-style-name="Visited_20_Internet_20_Link">
https://cn.wsj.com/articles/%E5%9F%83%E5%B0%94%E5%A4%9A%E5%AE%89%E7%9A%84%E4%B8%8B%E4%B8%80%E4%B8%AA%E9%87%8D%E5%BF%83-%E5%9C%9F%E8%80%B3%E5%85%B6%E7%9A%84%E4%B8%96%E7%95%8C%E5%9C%B0%E4%BD%8D-c350e5a1</text:a>
</text:p>
      <!--NEWS-->
      <text:h text:style-name="P10" text:outline-level="1">
<text:span text:style-name="T4">
中国拒绝中美防长在香格里拉对话期间会晤</text:span>
</text:h>
      <text:p text:style-name="P4">
Author: 联合早报 (Person)</text:p>
      <text:p text:style-name="P4">
Publisher: 联合早报 (Organization)</text:p>
      <text:p text:style-name="P4">
Published Time: 2023-05-30T06:48</text:p>
      <text:p text:style-name="P4">
Modified Time: 2023-05-30T07:05</text:p>
      <text:p text:style-name="P4">
Description: 《华尔街日报》星期一（5月29日）报道，中国拒绝美中国防部长在新加坡出席香格里拉对话期间进行会晤。第20届香格里拉对话将于6月2日至4日在新加坡举行。五角大楼在写给《华尔街日报》的...</text:p>
      <text:p text:style-name="P4">
Videos: []</text:p>
      <text:p text:style-name="P4">
Audios: []</text:p>
      <text:p text:style-name="P4">
Images: []</text:p>
      <text:p text:style-name="P4">
Type: NewsArticle</text:p>
      <text:p text:style-name="P4">
Breadcrumbs: ['即时', '国际']</text:p>
      <text:p text:style-name="P4">
Keywords: ['香格里拉对话', '中美', '国防部长', '新加坡', '中美关系']</text:p>
      <!--METADATA-->
      <text:p text:style-name="P4">
《华尔街日报》星期一（5月29日）报道，中国拒绝美中国防部长在新加坡出席香格里拉对话期间进行会晤。</text:p>
      <text:p text:style-name="P4">
第20届香格里拉对话将于6月2日至4日在新加坡举行。</text:p>
      <text:p text:style-name="P4">
五角大楼在写给《华尔街日报》的一份声明中说，美国国防部于5月初邀请中国国务委员兼国防部长李尚福在新加坡与美国防长奥斯汀会面，“中国已在星期天晚上拒绝了我们的邀请”。</text:p>
      <text:p text:style-name="P4">
声明说，美国国防部相信开放式的沟通“可以确保竞争不会演变成冲突”。</text:p>
      <text:p text:style-name="P4">
白宫国家安全委员会发言人柯比上周透露，安排奥斯汀和李尚福进行对话的工作还在持续进行。</text:p>
      <text:p text:style-name="P4">
中国国防部星期一宣布，李尚福将于5月31日至6月4日 <text:a xlink:type="simple" xlink:href="https://www.zaobao.com/news/china/story20230529-1399441" text:style-name="Internet_20_link" text:visited-style-name="Visited_20_Internet_20_Link">
 应邀出席香格里拉对话会并访问新加坡</text:a>
。会议期间，李尚福将就“中国的新安全倡议”议题作大会发言，会见有关国家代表团团长。访新期间，李尚福将与新加坡政府和防务部门领导举行会见会谈。</text:p>
      <text:p text:style-name="P4">
香格里拉对话是由英国国际战略研究所发起、在新加坡政府支持下于2002年开始举办的多边论坛，因每年在新加坡的香格里拉大酒店举行而得名。受冠病大流行影响，2020年和2021年的香格里拉对话取消。</text:p>
      <text:p text:style-name="P4">
Source: <text:a xlink:type="simple" xlink:href="https://www.zaobao.com.sg/realtime/world/story20230530-1399474" text:style-name="Internet_20_link" text:visited-style-name="Visited_20_Internet_20_Link">
https://www.zaobao.com.sg/realtime/world/story20230530-1399474</text:a>
</text:p>
      <!--NEWS-->
      <text:h text:style-name="P10" text:outline-level="1">
<text:span text:style-name="T4">
赖清德说最想跟习近平晚餐　毛宁:台湾没有什么“副总统”</text:span>
</text:h>
      <text:p text:style-name="P4">
Author: None</text:p>
      <text:p text:style-name="P4">
Publisher: Radio Free Asia (Organization)</text:p>
      <text:p text:style-name="P4">
Published Time: 2023-05-30T06:49:00-04:00</text:p>
      <text:p text:style-name="P4">
Modified Time: 2023-05-30T09:40: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600844in" draw:z-index="0">
<draw:image xlink:href="../Images/rfamandarin/2023-05-30T06-49-00-04-00/000000.png" xlink:type="simple" xlink:show="embed" xlink:actuate="onLoad" draw:mime-type="image/png"/>
</draw:frame>
 赖清德30日在金门参加活动。 <text:a xlink:type="simple" xlink:href="https://www.rfa.org/mandarin/Xinwen/cmh1-05302023064801.html/@@images/image" text:style-name="Internet_20_link" text:visited-style-name="Visited_20_Internet_20_Link">
</text:a>
取自赖清德脸书</text:p>
      <text:p text:style-name="P4">
民进党的总统参选人、现任的台湾副总统赖清德，近日受邀出席台湾大学政治系举办的“2024校园总统马拉松”座谈，并与学生进行“快问快答”挑战。当被问到“最想跟哪位国家元首共进晚餐”时，赖清德秒回“习近平”，赖清德说，若有机会能与习近平餐叙，他会劝对方“放轻松一点，不用压力那么大”、“人民的福祉最重要，和平对大家都有好处”。</text:p>
      <text:p text:style-name="P4">
有外媒记者30日在中国外交部例行记者会询问发言人毛宁此事，毛宁老调重弹旧表示：“台湾是中国的一部分，没有什么“副总统”。这也不是外交问题，我不作评论。民进党当局如果真的关心台海和平稳定，关键在于坚持一个中国原则。”</text:p>
      <text:p text:style-name="P4">
责编 陈美华</text:p>
      <text:p text:style-name="P4">
Source: <text:a xlink:type="simple" xlink:href="https://www.rfa.org/mandarin/Xinwen/cmh1-05302023064801.html" text:style-name="Internet_20_link" text:visited-style-name="Visited_20_Internet_20_Link">
https://www.rfa.org/mandarin/Xinwen/cmh1-05302023064801.html</text:a>
</text:p>
      <!--NEWS-->
      <text:h text:style-name="P10" text:outline-level="1">
<text:span text:style-name="T4">
质疑声音出现后，人权组织重新评估维族学者失踪报告 (Free Version)</text:span>
</text:h>
      <text:p text:style-name="P4">
Author: Austin Ramzy</text:p>
      <text:p text:style-name="P4">
Publisher: 华尔街日报中文网</text:p>
      <text:p text:style-name="P4">
Published Time: 2023-05-30T06:50:00.000Z</text:p>
      <text:p text:style-name="P4">
Modified Time: 2023-05-30T06:50:00.000Z</text:p>
      <text:p text:style-name="P4">
Created Time: 2023-05-30T05:34:00.000Z</text:p>
      <text:p text:style-name="P4">
Description: 国际特赦组织表示，正在试图确认其所说的一名在香港失踪的维吾尔族学者的下落。此前香港政府否认此人曾入境香港，而周一有报道称该男子仍在韩国。</text:p>
      <text:p text:style-name="P4">
Images: []</text:p>
      <text:p text:style-name="P4">
Categories: ['国际', '中国']</text:p>
      <text:p text:style-name="P4">
Keywords: SYND,LINK:EN|WP-WSJ-0000929863</text:p>
      <text:p text:style-name="P4">
Type: Article</text:p>
      <!--METADATA-->
      <text:p text:style-name="P4">
国际特赦组织(Amnesty International)表示，正在试图确认其所说的一名 <text:a xlink:type="simple" xlink:href="https://cn.wsj.com/articles/CN-BCH-20230529103334" text:style-name="Internet_20_link" text:visited-style-name="Visited_20_Internet_20_Link">
 在香港失踪的维吾尔族学者</text:a>
的下落。此前香港政府否认此人曾入境香港，而周一有报道称该男子仍在韩国。</text:p>
      <text:p text:style-name="P4">
Source: <text:a xlink:type="simple" xlink:href="https://cn.wsj.com/articles/%E8%B4%A8%E7%96%91%E5%A3%B0%E9%9F%B3%E5%87%BA%E7%8E%B0%E5%90%8E-%E4%BA%BA%E6%9D%83%E7%BB%84%E7%BB%87%E9%87%8D%E6%96%B0%E8%AF%84%E4%BC%B0%E7%BB%B4%E6%97%8F%E5%AD%A6%E8%80%85%E5%A4%B1%E8%B8%AA%E6%8A%A5%E5%91%8A-648d3155" text:style-name="Internet_20_link" text:visited-style-name="Visited_20_Internet_20_Link">
https://cn.wsj.com/articles/%E8%B4%A8%E7%96%91%E5%A3%B0%E9%9F%B3%E5%87%BA%E7%8E%B0%E5%90%8E-%E4%BA%BA%E6%9D%83%E7%BB%84%E7%BB%87%E9%87%8D%E6%96%B0%E8%AF%84%E4%BC%B0%E7%BB%B4%E6%97%8F%E5%AD%A6%E8%80%85%E5%A4%B1%E8%B8%AA%E6%8A%A5%E5%91%8A-648d3155</text:a>
</text:p>
      <!--NEWS-->
      <text:h text:style-name="P10" text:outline-level="1">
<text:span text:style-name="T4">
經濟復甦緩慢 中國地攤重返街頭</text:span>
</text:h>
      <text:p text:style-name="P4">
Author: None (Language: zh)</text:p>
      <text:p text:style-name="P4">
Publisher: None</text:p>
      <text:p text:style-name="P4">
Time: 2023-05-30T06:51:00Z</text:p>
      <text:p text:style-name="P4">
Description: 中國嚴重的失業問題正在衝擊全國，許多城市放寬了對於小販的管控，淄博燒烤更在網上火紅。這樣的地攤經濟學能夠挽救復甦乏力的經濟和青年失業嗎？</text:p>
      <text:p text:style-name="P4">
Videos: []</text:p>
      <text:p text:style-name="P4">
Images: []</text:p>
      <text:p text:style-name="P4">
Subject: 经济纵横</text:p>
      <text:p text:style-name="P4">
Subjects: ['上海', '专题报道：中国经济何处去？']</text:p>
      <text:p text:style-name="P4">
Keywords: ['中国经济', '地摊', '地摊经济', '淄博', '上海']</text:p>
      <text:p text:style-name="P4">
ID: 65767207</text:p>
      <!--METADATA-->
      <text:p text:style-name="P4">
<text:a xlink:type="simple" xlink:href="https://www.dw.com/zh/overlay/image/article/65767207/59371633" text:style-name="Internet_20_link" text:visited-style-name="Visited_20_Internet_20_Link">
 </text:a>
</text:p>
      <text:p text:style-name="P4">
中國各地掀起新一波的地攤經濟學，圖為2021年廣東省東莞的一個小販（資料照）</text:p>
      <text:p text:style-name="P4">
（德國之聲中文網）雖然中國已經不再進行嚴格清零的新冠病毒防疫政策，但為對應 <text:a xlink:type="simple" xlink:href="https://www.dw.com/zh/zh/德语媒体中国经济好景不再/a-65723945" text:style-name="Internet_20_link" text:visited-style-name="Visited_20_Internet_20_Link">
 今年緩慢復甦的經濟局勢</text:a>
 ，許多城市放寬了對地攤和小販的管控， <text:a xlink:type="simple" xlink:href="https://www.dw.com/zh/zh/青年失业率创记录-中国后新冠复苏难/a-65637338" text:style-name="Internet_20_link" text:visited-style-name="Visited_20_Internet_20_Link">
成為高失業率下 </text:a>
，同時解決青年就業問題和促進城市發展的新途徑。</text:p>
      <text:p text:style-name="P4">
路透社報導，過去幾十年來，在亞洲其他地方很常見的街頭小攤和小販，在中國的許多城市都被全面禁止，或至少是受到嚴格監管，主要是因為政府認為它們不雅觀。然而，隨著新冠疫情大流行過後中國的生活逐步重回正軌，小販們重新湧上中國街頭。</text:p>
      <text:p text:style-name="P4">
在經濟復甦不平衡、就業和工資增長緩慢的情況下，這些小販們希望擺攤能增加收入。此外，也有跡象表明，中國許多地方政府正在給小販更多空間，外界預計這一趨勢將持續下去。</text:p>
      <text:p text:style-name="P4">
推著手推車在上海繁華地段兜售糕點，與當局玩起了貓捉老鼠遊戲的王春香（WangChunxiang，音譯）說，在上海做清潔女工，每月只能賺人民幣5000元到6000元。但是上海的房租太貴了，即便是品質不佳的房子，每個月房租也要人民幣2000元至3000元。</text:p>
      <text:p text:style-name="P4">
如今，這位43歲的中年人，在街頭賣人民幣15元一盒的糕點，生意好的時候，一個月能賺人民幣1萬元左右。</text:p>
      <text:p text:style-name="P4">
28歲的王雪雪（WangXuexue，音譯）在上海騎著踏板車賣花，她更喜歡在特定區域兜售她的商品。「政府當然想抓我們。否則我們不會跑得這麼快」，不久前還在一家花店工作的王雪雪說。</text:p>
      <text:p text:style-name="P4">
</text:p>
      <text:p text:style-name="P4">
圖為2022年上海街頭一個騎腳踏車賣花的小販（示意圖）</text:p>
      <text:h text:style-name="P12" text:outline-level="3">
<text:span text:style-name="T4">
地方政府放寬政策</text:span>
</text:h>
      <text:p text:style-name="P4">
路透社報導，作為中國科技中心的深圳，於1999年起就禁止隨街擺攤，但深圳今年9月起將放寬對街頭設立攤位的限制。上海也正在就修改小販條例徵求公眾意見，並在4月份表示，已為小販新設立了74個擺攤地點。</text:p>
      <text:p text:style-name="P4">
位在中國西北部的城市蘭州政府本月則表示，將指定擺設地攤的區域，以鼓勵創新和創業。此外，即使在中國國家主席習近平先前曾說過，應該保持沒有街頭經濟的政治中心北京，也可以在旅遊景點看到小販。</text:p>
      <text:p text:style-name="P4">
中國今年第一季家庭收入成長3.8%，落後於4.5%的經濟成長率，且就業市場仍然低迷，青年失業率創歷史新高。面對這樣的經濟壓力，迫使小販冒著被罰款、或產品被沒收的風險下，仍要堅持擺攤。</text:p>
      <text:p text:style-name="P4">
根據中國國家統計局先前公佈的數據，今年4月，16歲至24歲的中國城鎮青年失業率創下20.4%的歷史新高。此外，這一比率可能會在未來更進一步增加，因為今年預計將有創紀錄的1160萬大學生畢業。</text:p>
      <text:p text:style-name="P4">
仲量聯行首席經濟學家龐溟表示：「一些地方政府在穩定當地經濟和就業市場方面，面臨巨大壓力，因此嘗試（開放）街頭販賣是很自然的事情」。</text:p>
      <text:p text:style-name="P4">
美國有線電視新聞網（CNN）5月16日報導，英國倫敦大學亞非學院中國研究所所長曾銳生（SteveTsang）說，「看起來，中國領導層確實找不到比鼓勵年輕人成為街頭小販更好的方法，來創造就業，從而維持穩定和秩序」。</text:p>
      <text:p text:style-name="P4">
</text:p>
      <text:p text:style-name="P4">
​​中國許多城市今年開始放寬擺攤限制，圖為2020年北京街頭的一個書報攤所販售的報紙和飲料（資料照）</text:p>
      <text:h text:style-name="P12" text:outline-level="3">
<text:span text:style-name="T4">
淄博的燒烤經濟學</text:span>
</text:h>
      <text:p text:style-name="P4">
CNN報導，在中國各大城市解除地攤經濟的限制之前，一個對外國人來說鮮為人知的工業小城市山東淄博，因其戶外燒烤攤位而風靡一時，也激勵了中國其他城市想要效仿它的成功。</text:p>
      <text:p text:style-name="P4">
淄博位於山東省東部，是目前中國最熱門的旅遊勝地。其廉價燒烤的視頻在社交媒體上瘋傳後，淄博的旅遊人氣在3月激增。</text:p>
      <text:p text:style-name="P4">
淄博的主要美食是烤肉串。除了便宜，一頓飯每人大約只需人民幣30元之外，這個小城市還以熱情好客而聞名。</text:p>
      <text:p text:style-name="P4">
「這裡的食物很便宜」，目前在上海工作的淄博人姜亞茹（Jiang Yaru，音譯）說。她在五一勞動節放假期間刻意回了一趟家，就是為了「吃烤肉、湊熱鬧」。</text:p>
      <text:p text:style-name="P4">
她去過的烤肉店都擠滿了人，其中不乏外地的年輕人。姜亞茹認為，「當地人對陌生人非常好客和誠實，我認為這是（淄博爆紅的）主要原因」，「對於許多遊客來說，這是一種新奇的體驗，因為其他旅遊城市可能沒有善待他們」，她說。</text:p>
      <text:p text:style-name="P4">
得益於這股熱潮，淄博今年第一季經濟成長了4.7%，主要是受惠於零售、旅遊和餐飲的推動。同時，淄博第一季消費數據飆升11%，扭轉了今年前兩個月2%的跌幅。</text:p>
      <text:p text:style-name="P4">
</text:p>
      <text:p text:style-name="P4">
山東淄博因為燒烤，而成為中國新興的熱門旅遊城市，圖為今年五一勞動節上海虹橋火車站的人潮（資料照）</text:p>
      <text:h text:style-name="P12" text:outline-level="3">
<text:span text:style-name="T4">
地攤能救中國經濟嗎？</text:span>
</text:h>
      <text:p text:style-name="P4">
CNN報導，中國經濟正在應對越來越多的挑戰。至關重要的房地產市場陷入了有紀錄以來最嚴重的衰退。在政府對科技和教育行業發起監管衝擊後，中國的商業信心直線下降。跨國公司因中國對國際諮詢公司的調查而<text:a xlink:type="simple" xlink:href="https://www.dw.com/zh/zh/中國加強反間諜-諮詢公司涉危害國安遭查/a-65557271" text:style-name="Internet_20_link" text:visited-style-name="Visited_20_Internet_20_Link">
 感到不安 </text:a>
 。</text:p>
      <text:p text:style-name="P4">
此外，在中國的外國投資大幅下滑，美中關係也處於幾十年來的最低點，這都導致中美在技術和投資方面的緊張局勢升級。</text:p>
      <text:p text:style-name="P4">
中國國家市場監督管理總局局長羅文今年4月曾通過稅收和社會保障體系，為包含街頭小販在內的中國個體工商戶提供更多支持。</text:p>
      <text:p text:style-name="P4">
報導認為，中國官方措辭的一個明顯轉變是，官方媒體發布了一些故事或視頻，講述一些中國年輕人如何透過在夜市擺攤致富，以號召失業青年成為街頭小販。</text:p>
      <text:p text:style-name="P4">
淄博一夜之間從工業小城變成民眾必遊之地，也震驚了整個國家。中國一些地方政府派官員到淄博學習 ，並嘗試複製他們的成功。</text:p>
      <text:p text:style-name="P4">
新加坡國立大學商學院講師卡普利（Alex Capri）表示：「淄博現在像是中國城市為解決失業和青年焦慮問題，自上而下施加的壓力結合。」</text:p>
      <text:p text:style-name="P4">
他認為，中國官方或許可以利用這種小規模的創業新途徑，來擊退失業大學畢業生之間，日益增長的憤世嫉俗浪潮。</text:p>
      <text:p text:style-name="P4">
曾銳生解讀，淄博的成功可能反映了人們重視新奇感，但也表明人們感覺自己變得更窮了。「如果一個人能負擔得起，誰真的更喜歡街頭美食，而不是米其林星級餐廳？」</text:p>
      <text:p text:style-name="P4">
（路透社、CNN）</text:p>
      <text:p text:style-name="P4">
</text:p>
      <text:p text:style-name="P4">
中國在新冠疫情後青年失業率飆升。圖為2019年深圳一個工廠生產線上的員工（資料照）</text:p>
      <text:p text:style-name="P4">
Source: <text:a xlink:type="simple" xlink:href="https://www.dw.com/zh/經濟復甦緩慢-中國地攤重返街頭/a-65767207" text:style-name="Internet_20_link" text:visited-style-name="Visited_20_Internet_20_Link">
https://www.dw.com/zh/經濟復甦緩慢-中國地攤重返街頭/a-65767207?maca=chi-rss-chi-all-1127-rdf</text:a>
</text:p>
      <!--NEWS-->
      <text:h text:style-name="P10" text:outline-level="1">
<text:span text:style-name="T4">
朝鲜确认将在6月发射首个军事侦察卫星</text:span>
</text:h>
      <text:p text:style-name="P4">
Author: 联合早报 (Person)</text:p>
      <text:p text:style-name="P4">
Publisher: 联合早报 (Organization)</text:p>
      <text:p text:style-name="P4">
Published Time: 2023-05-30T06:53</text:p>
      <text:p text:style-name="P4">
Modified Time: 2023-05-30T07:11</text:p>
      <text:p text:style-name="P4">
Description: 朝鲜确认将在6月发射军事侦察卫星一号，这是朝鲜首次发布侦察卫星的发射时间。朝中社星期二（5月30日）报道，朝鲜劳动党中央军事委员会副委员长李炳铁星期一在朝中社发表声明说，6月将发射...</text:p>
      <text:p text:style-name="P4">
Videos: []</text:p>
      <text:p text:style-name="P4">
Audios: []</text:p>
      <text:p text:style-name="P4">
Images: []</text:p>
      <text:p text:style-name="P4">
Type: NewsArticle</text:p>
      <text:p text:style-name="P4">
Breadcrumbs: ['即时', '国际']</text:p>
      <text:p text:style-name="P4">
Keywords: ['朝鲜', '军事', '卫星']</text:p>
      <!--METADATA-->
      <text:p text:style-name="P4">
朝鲜确认将在6月发射军事侦察卫星一号，这是朝鲜首次发布侦察卫星的发射时间。</text:p>
      <text:p text:style-name="P4">
朝中社星期二（5月30日）报道，朝鲜劳动党中央军事委员会副委员长李炳铁星期一在朝中社发表声明说，6月将发射和试验的军事侦察卫星一号，以及多种侦察工具对及时追踪、监视、辨别、提前遏制和应对美国及其追随势力的军事行动，对加强朝鲜军事戒备是不可或缺的。</text:p>
      <text:p text:style-name="P4">
李炳铁指美军向朝鲜半岛地区调遣的空中侦察武器的作战和监视范围，涵盖包括朝鲜首都平壤在内的朝鲜西北部地区以及周边国家核心地区和首都圈，这给朝鲜和邻国构成严重威胁。</text:p>
      <text:p text:style-name="P4">
他说，朝鲜将全面考量当前的威胁和潜在威胁，将全面加强战争威慑力。</text:p>
      <text:p text:style-name="P4">
朝鲜星期一 <text:a xlink:type="simple" xlink:href="https://www.zaobao.com/realtime/world/story20230529-1399148" text:style-name="Internet_20_link" text:visited-style-name="Visited_20_Internet_20_Link">
 向日本政府通报 </text:a>
将于5月31日零时至6月11日零时之间发射一个人造卫星。日本收到通报后立即进入戒备状态；日本自卫队接到命令，如果运送卫星的导弹落入日本，可使用拦截导弹实施阻截。</text:p>
      <text:p text:style-name="P4">
韩国总统室紧急召开国家安全保障会议，谴责朝鲜发射卫星违反联合国安理会决议，并警告，如果朝鲜强行发射，将承受应有的代价和痛苦。韩国政府还发出航行警报，要航空和航海业者避开朝鲜发射体预计坠落的海域。</text:p>
      <text:p text:style-name="P4">
Source: <text:a xlink:type="simple" xlink:href="https://www.zaobao.com.sg/realtime/world/story20230530-1399475" text:style-name="Internet_20_link" text:visited-style-name="Visited_20_Internet_20_Link">
https://www.zaobao.com.sg/realtime/world/story20230530-1399475</text:a>
</text:p>
      <!--NEWS-->
      <text:h text:style-name="P10" text:outline-level="1">
<text:span text:style-name="T4">
《继承之战》揭示了美国贪婪的现实</text:span>
</text:h>
      <text:p text:style-name="P4">
Creator: 库尔特·安德森</text:p>
      <text:p text:style-name="P4">
Publisher: https://www.facebook.com/nytimeschinese</text:p>
      <text:p text:style-name="P4">
Published Time: 2023-05-30T06:57:10+08:00</text:p>
      <text:p text:style-name="P4">
Description: 这部剧中的世界与现实紧紧关联。我们应该铭记权力不受约束的腐败，用钱换取幸福的失败，以及美国的现实与虚幻交织所带来的迷惘和恐惧。 Illustration by Sam Whitney/The New York Times; images by Macall B. Polay/HBO and Mike Segar/Reuters</text:p>
      <text:p text:style-name="P4">
Images: ["<text:a xlink:type="simple" xlink:href="https://static01.nyt.com/images/2023/05/29/opinion/29andersen-image/29andersen-image-master1050.jpg" text:style-name="Internet_20_link" text:visited-style-name="Visited_20_Internet_20_Link">
29andersen-im...</text:a>
"]</text:p>
      <text:p text:style-name="P4">
Category: 观点与评论</text:p>
      <text:p text:style-name="P4">
Type: Article</text:p>
      <!--METADATA-->
      <text:p text:style-name="P4">
<draw:frame draw:style-name="fr1" draw:name="Image142" text:anchor-type="as-char" svg:width="6.9236in" svg:height="6.9236in" draw:z-index="0">
<draw:image xlink:href="../Images/cnnytimes/2023-05-30T06-57-10-08-00/29andersen-image-master1050.jpg" xlink:type="simple" xlink:show="embed" xlink:actuate="onLoad" draw:mime-type="image/jpeg"/>
</draw:frame>
</text:p>
      <text:p text:style-name="P4">
和大多数精彩的有线电视剧以及——对我来说——当代生活中的很多东西一样，《继承之战》(Succession)亦悲亦喜，既娱乐又恐怖。这部共有四季的剧集在周日晚上迎来了90分钟的大结局，和《黑道家族》(TheSopranos)、《火线》(The Wire)、《绝命毒师》(BreakingBad)一样，它可以跻身那些黑暗、刺激、令人叹为观止的优秀有线电视剧典范行列，描绘了一个与犯罪紧密相关的环境，也对我们贪婪的美国现实有着重要的、重大的启示。但《继承之战》做了一些以前的作品都没有做过的事情。</text:p>
      <text:p text:style-name="P4">
从表面上看，这部剧以一种生动有趣的方式模糊了虚构和现实。但它的X因素，也就是它能引起如此深刻共鸣的原因，是剧中人物所处世界中虚构与现实的模糊是对我们观众所处世界中虚构与现实模糊的一种震撼人心的评论。没有哪部电视剧能如此巧妙地利用它对某些人物和事件的实时接近性——而且是在生活突然变得如此不确定和不真实的时候。《继承之战》历时41个小时，跨越五年，离奇而迷茫。在最后一季，它带领着大约800万观众进入它独特的恐怖谷。</text:p>
      <text:p text:style-name="P4">
它不讨人喜欢的主角——一个超级富有的傀儡操纵者，和他那些养尊处优、玩世不恭的孩子们共同经营着一家巨大的媒体公司——是当今人人都乐于憎恨的社会阶层的杰出典范。相当多的美国人开始明白，在过去几十年里，大企业和富人劫持并腐化了我们的政治经济。这部剧引起共鸣也是因为，在同一时期，美国电视新闻（以及政治）和娱乐业的融合加速了，并在国家的崩坏中发挥了至关重要的作用。</text:p>
      <text:p text:style-name="P4">
同样是在20世纪80年代和90年代——那个时候，在华盛顿形成了一种新的共识，认为新政已经过时，在纽约，广播新闻只关注收视率——“时代精神”这个词成了陈词滥调，因为像我这样的作者开始过度使用它。《继承之战》完美地抓住了当前的时代精神，以及其中所有的困惑和矛盾。当然，民众对精英阶层、被操纵的体制以及20世纪20年代的不平等现象极度愤怒的焦虑时刻也是漫长的第二个镀金时代的一部分。至少有5300万普通民众观看了《Vogue》杂志在五一节拍摄的富人和名人出席MetGala <text:a xlink:type="simple" xlink:href="https://www.adweek.com/media/vogue-met-gala-livestream-2023/" text:style-name="Internet_20_link" text:visited-style-name="Visited_20_Internet_20_Link">
 视频 </text:a>
。HBO的巨额预算让这部剧可以逼真呈现随时候命的私人飞机，以及需要数百名临时演员的奢华场景。</text:p>
      <text:p text:style-name="P4">
广告</text:p>
      <text:p text:style-name="P4">
以知名人物和真实事件为基础的“影射小说”(roman à clef)自17世纪以来一直很受欢迎，尤其是在过去的100年里，从《夜色温柔》(Tender Isthe Nigh)到《穿普拉达的女魔头》(The Devil Wears Prada)，还有其间的《公民凯恩》(CitizenKane)——该片以建立强大的报纸、杂志和电影公司集团的继承人威廉·伦道夫·赫斯特为原型。如今，《继》成了自己这个类型和媒介之中的“凯恩”，是我们时代的宏大影射。洛根·罗伊、他的威斯塔-罗伊科集团及其“美国电视网”(ATN)显然是以当下的赫斯特——鲁珀特·默多克、他的新闻集团、福克斯公司和福克斯新闻为原型。</text:p>
      <text:p text:style-name="P4">
过去十年的主旋律是，真实的生活往往与小说如此相似——第一位黑人总统之后是经手了一系列失败生意的真人秀明星，然后是大流行，每个月都有的惊人而又可怕的人工智能新奇迹。“这种事编都编不出来，”人们说。但对于我们这些靠幽默来熬过没完没了的奇怪事件的人来说，一种新的文化修辞让人上瘾：想象这一切都是虚构的，任何不可能的新闻都是电视剧、电影或数字模拟中的情节转折。</text:p>
      <text:p text:style-name="P4">
编剧们的创意已经枯竭（唐纳德·特朗普接受新冠住院治疗后飞回白宫，上演墨索里尼式的阳台时刻）。这部新剧太过“后设”（扮演成为总统的普通人的乌克兰喜剧演员后来真的当上了总统），太不可思议（他阻止了一个超级大国暴君的闪电战）。那一季的最后一集可真是在胡乱发挥（一·六事件）。然后是去年一·六事件委员会的听证会——效果惊人，因为那是由一位前ABC新闻总裁精心制作的、前所未有的10集多媒体电视连续剧。</text:p>
      <text:p text:style-name="P4">
然而，就美国整体而言，现实和幻想的模糊不仅仅是令人着迷那么简单。混淆虚实是美国人的拿手好戏，也是兴趣所在，以至于这成了一种根本的民族癖性——从P·T·巴纳姆到好莱坞，从电视福音到真人秀，正是这种癖性使美国成为全球娱乐业的中心。我们明智的祖先还在这里的重要现实和那里的娱乐与虚构之间筑起了墙，并设置了有效的建制派守门人来决定一种东西属于墙的哪一侧。</text:p>
      <text:p text:style-name="P4">
在过去的半个世纪里，这些壁垒先是逐渐地，而后突然地崩塌了。美国人对现实的飘忽认知从一种慢性病变成了一种急重症，转移到娱乐之外，蔓延到整个现实世界，最严重的是蔓延到我们的信息和政治体系，对于这种现象，最应该负责任的莫过于洛根·罗伊和ATN在现实中的灵感来源。这一季开始时，洛根告诉他的孩子们：“我爱你们，但你们太不着调了。”这话完全可以是在对美国说，这个国家的人现在觉得，自己有权拥有自己的事实，就像有自己的观点一样。</text:p>
      <text:p text:style-name="P4">
《继承之战》的编剧和制片人严格坚持逼真地描绘大企业的图谋，为了权力本身而去追求权力，在超级富豪泡泡里的生活面貌，一个有自己的一本难念的经的不幸家庭，甚至是刻意堆砌的行话和绞尽脑汁的辱骂。它对高级资本家政治的理解也很到位。大多数人不是像亿万富翁查尔斯·科赫和彼得·泰尔那样的真正的右翼信徒，而是更像洛根或鲁珀特·默多克：当然，他们是右翼，主要是出于个人的“贪婪是美德”式金钱原因。但对默多克和洛根来说，针对他们不关心的议题制造一系列令人担忧和具有误导性的新闻式宣传只是在抓住商业机遇，用自己的产品与友商的同类节目竞争。</text:p>
      <text:p text:style-name="P4">
广告</text:p>
      <text:p text:style-name="P4">
在一次招待会上，极右翼总统候选人杰里德·门肯对希芙·罗伊说，他“在意识形态上赞同”她的父亲，她微笑着说，不，“他只关心钱、胜利和八卦。”在早期的一集中，洛根的侄孙格雷格说他对去ATN工作感到不安，因为“这好像，就是，有点违背我的原则？”这根本骗不到洛根的奴才高管女婿汤姆。“你的原则？”他说。“你没有原则。”全剧主要角色没有一个有原则。</text:p>
      <text:p text:style-name="P4">
写关于真实个人和事件的现实主义小说有两种相反的风险：一是表现过度，而《继承之战》从未过度，二是过于如实。应该追求极其接近但永远不会真正触及严酷的现实，就像磁悬浮技术让高速列车奇迹般地漂浮在轨道上方几厘米那样。</text:p>
      <text:p text:style-name="P4">
该剧的创作者和执行制片人杰西·阿姆斯特朗做出了几个严重偏离现实的重大选择。我们的大流行疫情并未在角色的世界中发生。他们几乎从不提及真正的公众人物或公司。完全没有提到日期。这是一部关于当代新闻媒体和政治的剧，避免了直接处理种族和种族主义或觉醒或其他文化战争。主要政党的总统候选人由54岁和42岁的演员扮演——与当下现实极度不符，但我没什么意见。最奇怪的是，“共和党人”和“民主党人”这两个词几乎从未被提及，这或许更好地控诉了整个系统的犬儒和腐败。</text:p>
      <text:p text:style-name="P4">
罗伊家族的设定与现实相比的确似是而非。洛根确实是个年迈而强悍、富有传奇色彩的盎格鲁移民，他创立的媒体帝国包括一个全天候供应右翼评论和新闻的电视频道。但他的成功基本由他一手写就。默多克可没有决定将自己的娱乐资产出售给一家Netflix范儿的初创公司——其所有人是个洛基(Loki)般的瑞典人。而他也并非白手起家，是上世纪50年代从有爵位的父亲那里继承的家业。</text:p>
      <text:p text:style-name="P4">
但和洛根一样，默多克有过几任妻子；同样，他还与其中一任生下了两个儿子和一个女儿，而这些子女都曾激烈争夺接班人之位。与肯德尔·罗伊一样，詹姆斯·默多克也曾就读于纽约一所上流预科学校和哈佛大学（也都参与过校刊《哈佛妙文》的工作），同时还是说唱发烧友。但与肯德尔不同的是，詹姆斯·默克多是会逗乐的，正如莫琳·多德在2020年所写，认识默多克两个儿子的人都说，“詹姆斯是两兄弟里‘聪明的那个’，也是‘更有意思的那个’，”这表明罗曼至少跟他有些许相似。最像詹姆斯·默多克的，是持反ATN的自由主义立场的希芙，但她显然也很像伊丽莎白·默多克，后者嫁给了一位传媒界谋划家，在继承之战的早期被边缘化，根据《纽约时报》在2019年的一篇被她否认的 <text:a xlink:type="simple" xlink:href="https://www.nytimes.com/interactive/2019/04/03/magazine/rupert-murdoch-fox-news-trump.html" text:style-name="Internet_20_link" text:visited-style-name="Visited_20_Internet_20_Link">
 报道 </text:a>
 ，她曾敦促“父亲解雇詹姆斯，并让她取而代之”。</text:p>
      <text:p text:style-name="P4">
在创作和播出的七年时间里，这部剧始终在虚构和现实之间来回跳跃。2016年11月8日，全体演员首次围读第一集剧本，而在同一天，我们现实世界发生的夸张剧情令人惊异地超越了虚构。 <text:a xlink:type="simple" xlink:href="https://www.vanityfair.com/news/2023/04/rupert-murdoch-cover-story" text:style-name="Internet_20_link" text:visited-style-name="Visited_20_Internet_20_Link">
 据悉</text:a>
默多克与第四任妻子杰里·霍尔离婚时，协议要求她不得向本剧编剧提供故事构思——这一事实本身就已经能为这部戏的编剧们带来灵感了。第二季完结时，肯德尔理直气壮地地背叛了父亲，之后该剧制作因疫情中断，现实生活则彻底演活了《继承之战》；在八个月时间里，詹姆斯·默多克辞职，特朗普试图非法推翻大选结果，为大选供应投票机的企业纷纷状告福克斯新闻明知故犯，一再撒谎。</text:p>
      <text:p text:style-name="P4">
广告</text:p>
      <text:p text:style-name="P4">
詹姆斯·默多克告诉多德，他之所以离开家族企业，是因为福克斯新闻混淆了什么是虚假，什么是真实。“观点冲突可以存在，”他说。“但不能夹带私货。观点冲突不应成为虚假信息正当化的借口。”他还表示，“我相信对出色的新闻机构而言，使命应该是用事实驱散怀疑，而不是散播怀疑的种子，掩盖事实。”</text:p>
      <text:p text:style-name="P4">
在《继承之战》的39集剧情中，我不记得有哪位罗伊家族成员或其他人物对真相本质、新闻和自由意见市场发表过哪怕是沾点边的类似见解，更遑论展示如此的诚意。“你的原则？你没有原则。”</text:p>
      <text:p text:style-name="P4">
编剧们的高超技巧让虚构无限贴近于现实，却不与之融合。只在一场戏里，高潮太过接近现实，让观众听到了剧情擦过重大真相的刺耳噪音：两周前播出的大选夜剧情，场景基本全设在ATN总部。从这部系列剧的开端，制片方在创作上的反直觉（在我看来也是正确的）选择就是从不展示ATN制作或播放的内容。一部讲述电视制作的现实主义剧情类剧集几乎不可能叫座，要是剧中人物还对最近发生的真实事件进行报道和评论（譬如HBO的《新闻编辑室》），反响则很可能相当糟糕。</text:p>
      <text:p text:style-name="P4">
《继承之战》描述的大选夜是过往两届现实大选夜的糅合——2016年，一个对法西斯主义态度友好的共和党候选人意外获胜，以及2020年，福克斯新闻在午夜时分大胆而准确地断定这位候选人输掉了亚利桑那州，随之而来的是摇摆州持续数日的选局动荡，直到他最终承认败选。</text:p>
      <text:p text:style-name="P4">
在剧中的大选夜，罗伊家的孩子们在新闻编辑室忙里忙外，实时管控报道的细枝末节。（据我们所知，默多克从未做过这样的事。）他们不管不顾地宣布，对法西斯主义态度友好的虚构共和党候选人拿下了仍未公布结果的威斯康辛州，因此成为候任总统，他们之所以这么做，是为了换取候选人对一项商业计划的协作，结果导致了一场公然腐败的非民主选举，巧合就在于，现实里对法西斯主义态度友好的前总统宣称，这就是2020年真实发生在他自己身上的事。</text:p>
      <text:p text:style-name="P4">
对于那些因特朗普2016年的意外胜选倍感惊悚，然后被2020年最终结果的漫长等待折磨得神经紧张，如今又对特朗普2024年再度当选的前景惶恐不已的人来说，《继承之战》虚构出的最坏情况混合体完全就是重新体验那种创伤，并诱发出内心的恐惧。但我认为这段剧情的问题不在于此。</text:p>
      <text:p text:style-name="P4">
广告</text:p>
      <text:p text:style-name="P4">
我们现在看到的证据表明，福克斯知道自己在2020年大选夜后推动的大选结果被窃取的阴谋论是错误的，它之所以传播这种阴谋论，就是为了迎合观众喜好。而对于现实中合众国所面临的可能决定其生死存亡的危急关头，《继承之战》用这样超写实主义的手法描绘了一场近期选举的另类事实，以此拨弄观众的怀疑和恐惧心理，可以说是不负责任的。</text:p>
      <text:p text:style-name="P4">
但这部剧的政治也就到此为止了。紧接着的剧情就是洛根的下葬，相互矛盾的悼词深刻总结了他最强大也最可怕的品质。用福克斯新闻曾经的口号说，那真是一场公平公正的葬礼。到本剧大结局，董事会对是否出售这个由勾心斗角却又无力胜任的继承人们掌控的家族企业进行投票，那才是唯一重要的表决。</text:p>
      <text:p text:style-name="P4">
到最后，ATN在总统大选夜做出的腐败堕落的裁断可能也没起作用，因为威斯康辛州的结果仍然悬而未决，罗伊家族支持的坏人似乎也不再胜券在握。但这些情节均被草草带过。至于民主和国家的未来？这跟他们手头的要紧事可没关系。</text:p>
      <text:p text:style-name="P4">
最后一集的剧情一度让我们相信，罗伊家的孩子们成熟了一点，起码能感受普通人的手足情意，比如在大海里玩耍，深夜在母亲的厨房嬉闹。然而一到冷峻的工作日，他们还是那么自私自利。罗曼逃跑了，希芙拿出了配得上自己名字的手段（希芙[shiv]也有剃刀之意——译注），而肯德尔的结局则表明，只要太子党愿意，一个人生活中最真切牢固的事实都能成为泡影。《继承之战》没有救赎式的人物成长。它从头到尾都是一种美丽的丑恶。</text:p>
      <text:p text:style-name="P4">
在终结之时，这部剧成功地让自己和真实世界中那些启发、催动了它的细节划清了界限。它营造了属于自己的虚构世界。但这个世界与我们现实世界的关联是强有力的。随着时间推移，关于罗伊家的孩子们（还有汤姆！）的流言蜚语终将平息，对他们奢华精致生活感到或诱惑或厌恶的争论也会消散。应被铭记的，是剧中关于权力不受约束的腐败效应的真相，身居高位之人难以想象的玩世不恭，用万贯家财收买幸福的失败企图，以及最重要的一点——当下现实与虚幻交织所带来的迷惘、困惑和恐惧。</text:p>
      <text:p text:style-name="P4">
Source: <text:a xlink:type="simple" xlink:href="https://cn.nytimes.com/opinion/20230530/succession-finale/" text:style-name="Internet_20_link" text:visited-style-name="Visited_20_Internet_20_Link">
https://cn.nytimes.com/opinion/20230530/succession-finale/</text:a>
</text:p>
      <!--NEWS-->
      <text:h text:style-name="P10" text:outline-level="1">
<text:span text:style-name="T4">
AI是如何助力英伟达迈向“万亿市值俱乐部”的？ (Free Version)</text:span>
</text:h>
      <text:p text:style-name="P4">
Author: Asa Fitch</text:p>
      <text:p text:style-name="P4">
Publisher: 华尔街日报中文网</text:p>
      <text:p text:style-name="P4">
Published Time: 2023-05-30T07:00:00.000Z</text:p>
      <text:p text:style-name="P4">
Modified Time: 2023-05-30T07:00:00.000Z</text:p>
      <text:p text:style-name="P4">
Created Time: 2023-05-30T05:30:00.000Z</text:p>
      <text:p text:style-name="P4">
Description: 英伟达股价上周四飙升超过24%，创下历史新高。此前该公司表示，AI繁荣正转化为创纪录的销售额。这让人们更加相信，计算领域的新纪元正比之前想象的更快到来。</text:p>
      <text:p text:style-name="P4">
Images: []</text:p>
      <text:p text:style-name="P4">
Categories: ['科技']</text:p>
      <text:p text:style-name="P4">
Keywords: SYND,LINK:EN|WP-WSJ-0000921581</text:p>
      <text:p text:style-name="P4">
Type: Article</text:p>
      <!--METADATA-->
      <text:p text:style-name="P4">
30年前在丹尼餐厅(Denny’s)的一次讨论中获得灵感并由此诞生的英伟达(Nvidia, NVDA)如今已 <text:a xlink:type="simple" xlink:href="https://cn.wsj.com/articles/CN-TEC-20230530110730" text:style-name="Internet_20_link" text:visited-style-name="Visited_20_Internet_20_Link">
 身处AI革命的核</text:a>
 心，并且即将成为 <text:a xlink:type="simple" xlink:href="https://cn.wsj.com/articles/CN-TEC-20230526080103" text:style-name="Internet_20_link" text:visited-style-name="Visited_20_Internet_20_Link">
 首家市值达到1万亿美元</text:a>
 的芯片公司。</text:p>
      <text:p text:style-name="P4">
Source: <text:a xlink:type="simple" xlink:href="https://cn.wsj.com/articles/ai%E6%98%AF%E5%A6%82%E4%BD%95%E5%8A%A9%E5%8A%9B%E8%8B%B1%E4%BC%9F%E8%BE%BE%E8%BF%88%E5%90%91-%E4%B8%87%E4%BA%BF%E5%B8%82%E5%80%BC%E4%BF%B1%E4%B9%90%E9%83%A8-%E7%9A%84-ff2efb54" text:style-name="Internet_20_link" text:visited-style-name="Visited_20_Internet_20_Link">
https://cn.wsj.com/articles/ai%E6%98%AF%E5%A6%82%E4%BD%95%E5%8A%A9%E5%8A%9B%E8%8B%B1%E4%BC%9F%E8%BE%BE%E8%BF%88%E5%90%91-%E4%B8%87%E4%BA%BF%E5%B8%82%E5%80%BC%E4%BF%B1%E4%B9%90%E9%83%A8-%E7%9A%84-ff2efb54</text:a>
</text:p>
      <!--NEWS-->
      <text:h text:style-name="P10" text:outline-level="1">
<text:span text:style-name="T4">
芬兰与北约盟国大型空中军演 150架战机参与</text:span>
</text:h>
      <text:p text:style-name="P4">
Publisher: 法新社</text:p>
      <text:p text:style-name="P4">
Published Time: 2023-05-30T07:02:09+00:00</text:p>
      <text:p text:style-name="P4">
Modified Time: 2023-05-30T06:35:01+00:00</text:p>
      <text:p text:style-name="P4">
Description: （法新社赫尔辛基29日电） 芬兰于数周前正式加入北大西洋公约组织（NATO），身为这个联盟最新成员的芬兰，今天展开一场十几国和共计150架战机参与的空中军事演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5-30T07-02-09-00-00/000000.png" xlink:type="simple" xlink:show="embed" xlink:actuate="onLoad" draw:mime-type="image/png"/>
</draw:frame>
</text:p>
      <text:p text:style-name="P4">
主持这场演习的芬兰空军上校伊洛（Henrik Elo）告诉法新社：「演习今日展开。我们目前正在进行第一次大轮调。」</text:p>
      <text:p text:style-name="P4">
来自14国的军人和战机将在近2周的时间内参与军演，演习地点主要在瑞典北部地区。这14国中有12国是北约成员。</text:p>
      <text:p text:style-name="P4">
伊洛指出：「随着演习的进展，情境将逐渐变得更加困难。」</text:p>
      <text:p text:style-name="P4">
与俄罗斯有长达1300公里边界的芬兰放弃数十年来的军事不结盟立场后，今年4月成为北约最新成员，不过这个北欧国家从1990年代开始便一直是这个跨大西洋军事联盟的伙伴之一。</text:p>
      <text:p text:style-name="P4">
这场名为「北极挑战演习」（Arctic ChallengeExercise）的军演从2013年起由北欧国家每2年举行一次，除了主办国外，今年参与的国家还包括荷兰、比利时、英国、义大利、加拿大、法国、德国、瑞士、丹麦、捷克和美国。</text:p>
      <text:p text:style-name="P4">
伊洛表示：「这是目前筹办过规模最大的演习之一。」</text:p>
      <text:p text:style-name="P4">
这场演习将由保护空域免受攻击的模拟防御行动揭开序幕，随后会采用空对地攻击等进攻要素。</text:p>
      <text:p text:style-name="P4">
北约能监控相当波兰国土范围的空中预警飞机（AWACS）也将参与此次军演。</text:p>
      <text:p text:style-name="P4">
伊洛说，能够「与我们的北约盟国和伙伴就不同设备的性能进行协调，这点非常重要」。</text:p>
      <text:p text:style-name="P4">
美国国务院表示，国务卿布林肯（Antony Blinken）本周预计也将前往芬兰。</text:p>
      <text:p text:style-name="P4">
Source: <text:a xlink:type="simple" xlink:href="https://www.rfi.fr/cn/%E5%9B%BD%E9%99%85%E6%8A%A5%E9%81%93/20230530-%E8%8A%AC%E5%85%B0%E4%B8%8E%E5%8C%97%E7%BA%A6%E7%9B%9F%E5%9B%BD%E5%A4%A7%E5%9E%8B%E7%A9%BA%E4%B8%AD%E5%86%9B%E6%BC%94-150%E6%9E%B6%E6%88%98%E6%9C%BA%E5%8F%82%E4%B8%8E" text:style-name="Internet_20_link" text:visited-style-name="Visited_20_Internet_20_Link">
https://www.rfi.fr/cn/%E5%9B%BD%E9%99%85%E6%8A%A5%E9%81%93/20230530-%E8%8A%AC%E5%85%B0%E4%B8%8E%E5%8C%97%E7%BA%A6%E7%9B%9F%E5%9B%BD%E5%A4%A7%E5%9E%8B%E7%A9%BA%E4%B8%AD%E5%86%9B%E6%BC%94-150%E6%9E%B6%E6%88%98%E6%9C%BA%E5%8F%82%E4%B8%8E</text:a>
</text:p>
      <!--NEWS-->
      <text:h text:style-name="P10" text:outline-level="1">
<text:span text:style-name="T4">
美国总统拜登批评乌干达反同性恋法律“可耻”</text:span>
</text:h>
      <text:p text:style-name="P4">
Author: chinese@voanews.com (阿图玛尼)</text:p>
      <text:p text:style-name="P4">
Publisher: 美国之音中文网 (Type: NewsMediaOrganization)</text:p>
      <text:p text:style-name="P4">
Published Time: 2023-05-30T07:07:51+08:00</text:p>
      <text:p text:style-name="P4">
Modified Time: 2023-05-29 23:07:51Z</text:p>
      <text:p text:style-name="P4">
Description: 美国总统乔·拜登谴责乌干达新的反同性恋法，称其是“可耻的”和“对普世人权悲剧性的侵犯”。</text:p>
      <text:p text:style-name="P4">
Videos: []</text:p>
      <text:p text:style-name="P4">
Images: []</text:p>
      <text:p text:style-name="P4">
Categories: ['美国', '非洲', '人权']</text:p>
      <text:p text:style-name="P4">
Type: None</text:p>
      <!--METADATA-->
      <text:p text:style-name="P4">
NoneNone</text:p>
      <text:p text:style-name="P4">
Source: <text:a xlink:type="simple" xlink:href="https://www.voachinese.com/a/us-president-calls-uganda-s-anti-gay-law-shameful-20230529/7114471.html" text:style-name="Internet_20_link" text:visited-style-name="Visited_20_Internet_20_Link">
https://www.voachinese.com/a/us-president-calls-uganda-s-anti-gay-law-shameful-20230529/7114471.html</text:a>
</text:p>
      <!--NEWS-->
      <text:h text:style-name="P10" text:outline-level="1">
<text:span text:style-name="T4">
疑曾受俄罗斯训练 间谍白鲸现踪瑞典外海</text:span>
</text:h>
      <text:p text:style-name="P4">
Publisher: 法新社</text:p>
      <text:p text:style-name="P4">
Published Time: 2023-05-30T07:32:07+00:00</text:p>
      <text:p text:style-name="P4">
Modified Time: 2023-05-30T07:05:02+00:00</text:p>
      <text:p text:style-name="P4">
Description: （法新社斯德哥尔摩29日电） 一头身上绑着背带的白鲸2019年出现在挪威，外界推测它是一头接受过俄罗斯海军训练的「间谍白鲸」。保育组织今天表示，这只白鲸如今在瑞典外海现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5-30T07-32-07-00-00/000000.png" xlink:type="simple" xlink:show="embed" xlink:actuate="onLoad" draw:mime-type="image/png"/>
</draw:frame>
</text:p>
      <text:p text:style-name="P4">
这头白鲸最初在挪威偏远北部芬马克（Finnmark）地区被发现，它在挪威海岸线上半段缓慢移动3年多后，近几个月来加速朝海岸线下半段移动，接着来到瑞典。</text:p>
      <text:p text:style-name="P4">
这头雄性白鲸昨天在瑞典西南部亨内博斯特兰德（Hunnebostrand）外海被人目击。</text:p>
      <text:p text:style-name="P4">
保育组织OneWhale海洋生物学家史传德（SebastianStrand）向法新社表示，「我们不清楚它现在为何加速得如此快」，尤其是它「正非常迅速地离开它的自然栖地」。</text:p>
      <text:p text:style-name="P4">
「可能是荷尔蒙驱使它寻找伴侣，也可能是寂寞使然。白鲸是一种非常善于社交的物种，它可能是在寻找其他白鲸。」</text:p>
      <text:p text:style-name="P4">
史传德表示，这头据信年约13、14岁的白鲸「正处于体内荷尔蒙浓度非常高的时期」。</text:p>
      <text:p text:style-name="P4">
然而，距离最近的白鲸群正位于挪威极北方的斯瓦巴（Svalbard）群岛一带。</text:p>
      <text:p text:style-name="P4">
据信，这头白鲸从2019年4月抵达挪威后，就再也没有看过其他同类。</text:p>
      <text:p text:style-name="P4">
挪威人为这头白鲸取名为Hvaldimir，将挪威文里的「鲸」（hval）结合俄罗斯人名常见的字尾dimir，暗示这头白鲸与俄罗斯的关联。</text:p>
      <text:p text:style-name="P4">
这头白鲸首次出现在挪威的北极地区时，挪威渔业局的海洋生物学家替它移除了身上的一条人造背带。</text:p>
      <text:p text:style-name="P4">
这条背带附有可安装运动摄影机的支架，以及印在塑胶扣上的「圣彼得堡（St. Petersburg）设备」字样。</text:p>
      <text:p text:style-name="P4">
挪威渔业局官员表示，这头白鲸看起来不怕人，有可能是逃离了一个圈养区，也可能受过俄罗斯海军训练。</text:p>
      <text:p text:style-name="P4">
莫斯科当局从来都没有对挪威方面认为白鲸可能是「俄国间谍」的说法发表任何官方回应。</text:p>
      <text:p text:style-name="P4">
位于挪威与俄罗斯北方的巴伦支海（Barents Sea）是一处具有战略意义的地缘政治区域，西方国家和俄罗斯潜舰在这一带的行动都受到监视。</text:p>
      <text:p text:style-name="P4">
Source: <text:a xlink:type="simple" xlink:href="https://www.rfi.fr/cn/%E5%9B%BD%E9%99%85%E6%8A%A5%E9%81%93/20230530-%E7%96%91%E6%9B%BE%E5%8F%97%E4%BF%84%E7%BD%97%E6%96%AF%E8%AE%AD%E7%BB%83-%E9%97%B4%E8%B0%8D%E7%99%BD%E9%B2%B8%E7%8E%B0%E8%B8%AA%E7%91%9E%E5%85%B8%E5%A4%96%E6%B5%B7" text:style-name="Internet_20_link" text:visited-style-name="Visited_20_Internet_20_Link">
https://www.rfi.fr/cn/%E5%9B%BD%E9%99%85%E6%8A%A5%E9%81%93/20230530-%E7%96%91%E6%9B%BE%E5%8F%97%E4%BF%84%E7%BD%97%E6%96%AF%E8%AE%AD%E7%BB%83-%E9%97%B4%E8%B0%8D%E7%99%BD%E9%B2%B8%E7%8E%B0%E8%B8%AA%E7%91%9E%E5%85%B8%E5%A4%96%E6%B5%B7</text:a>
</text:p>
      <!--NEWS-->
      <text:h text:style-name="P10" text:outline-level="1">
<text:span text:style-name="T4">
白厚善的正极帝国：中国主导电动汽车行业的助力 (Free Version)</text:span>
</text:h>
      <text:p text:style-name="P4">
Authors: ['白艾德']</text:p>
      <text:p text:style-name="P4">
Publisher: 英国《金融时报》</text:p>
      <text:p text:style-name="P4">
Time: 2023-05-30T07:39:28+00:00</text:p>
      <text:p text:style-name="P4">
Published Time: 2023-05-29T12:00:99+08:00</text:p>
      <text:p text:style-name="P4">
Modified Time: 2023-05-30T03:21:99+08:00</text:p>
      <text:p text:style-name="P4">
Description: 容百科技在电动汽车电池的一个关键材料市场占据主导地位，并且有着雄心勃勃的扩张计划，包括在韩国和欧美。</text:p>
      <text:p text:style-name="P4">
Images: []</text:p>
      <text:p text:style-name="P4">
Themes: ['电池']</text:p>
      <text:p text:style-name="P4">
Keywords: ['电池', '容百科技', '电动汽车', '白厚善', '供应链', '绿色经济']</text:p>
      <text:p text:style-name="P4">
Type: Article</text:p>
      <!--METADATA-->
      <text:p text:style-name="P4">
一位白手起家、痴迷于冶金学的中国亿万富豪给传统汽车行业带来了一个根本性的挑战，而该行业本就在艰难地与中国在电动汽车及电池领域展开竞争。</text:p>
      <text:p text:style-name="P4">
身为在上海上市的容百科技(RonbayTechnology)的创始人兼董事长，59岁的白厚善主导着全球电池正极市场的一个关键部分，正极是电动汽车电池的核心组件，占到组件成本的30%至50%。</text:p>
      <text:p text:style-name="P4">
Source: <text:a xlink:type="simple" xlink:href="http://www.ftchinese.com/story/001099803" text:style-name="Internet_20_link" text:visited-style-name="Visited_20_Internet_20_Link">
http://www.ftchinese.com/story/001099803</text:a>
</text:p>
      <!--NEWS-->
      <text:h text:style-name="P10" text:outline-level="1">
<text:span text:style-name="T4">
莫斯科住宅区遭无人机袭击，尚无人宣称对此负责 (Free Version)</text:span>
</text:h>
      <text:p text:style-name="P4">
Author: Thomas Grove</text:p>
      <text:p text:style-name="P4">
Publisher: 华尔街日报中文网</text:p>
      <text:p text:style-name="P4">
Published Time: 2023-05-30T07:55:00.000Z</text:p>
      <text:p text:style-name="P4">
Modified Time: 2023-05-30T07:55:00.000Z</text:p>
      <text:p text:style-name="P4">
Created Time: 2023-05-30T06:33:00.000Z</text:p>
      <text:p text:style-name="P4">
Description: 俄罗斯政府周二表示，莫斯科包括住宅区在内的多栋建筑遭到无人机袭击。这是俄罗斯去年入侵乌克兰以来其腹地平民区遭遇的首次袭击。</text:p>
      <text:p text:style-name="P4">
Images: []</text:p>
      <text:p text:style-name="P4">
Categories: ['国际']</text:p>
      <text:p text:style-name="P4">
Keywords: SYND</text:p>
      <text:p text:style-name="P4">
Type: Article</text:p>
      <!--METADATA-->
      <text:p text:style-name="P4">
俄罗斯政府周二表示，莫斯科包括住宅区在内的多栋建筑遭到无人机袭击。这是俄罗斯去年入侵乌克兰以来其腹地平民区遭遇的首次袭击，而基辅则在空袭中又渡过了一夜。</text:p>
      <text:p text:style-name="P4">
Source: <text:a xlink:type="simple" xlink:href="https://cn.wsj.com/articles/%E8%8E%AB%E6%96%AF%E7%A7%91%E4%BD%8F%E5%AE%85%E5%8C%BA%E9%81%AD%E6%97%A0%E4%BA%BA%E6%9C%BA%E8%A2%AD%E5%87%BB-%E5%B0%9A%E6%97%A0%E4%BA%BA%E5%AE%A3%E7%A7%B0%E5%AF%B9%E6%AD%A4%E8%B4%9F%E8%B4%A3-9e48a32e" text:style-name="Internet_20_link" text:visited-style-name="Visited_20_Internet_20_Link">
https://cn.wsj.com/articles/%E8%8E%AB%E6%96%AF%E7%A7%91%E4%BD%8F%E5%AE%85%E5%8C%BA%E9%81%AD%E6%97%A0%E4%BA%BA%E6%9C%BA%E8%A2%AD%E5%87%BB-%E5%B0%9A%E6%97%A0%E4%BA%BA%E5%AE%A3%E7%A7%B0%E5%AF%B9%E6%AD%A4%E8%B4%9F%E8%B4%A3-9e48a32e</text:a>
</text:p>
      <!--NEWS-->
      <text:h text:style-name="P10" text:outline-level="1">
<text:span text:style-name="T4">
欧盟高官：俄仍希望打胜仗 不愿进行谈判</text:span>
</text:h>
      <text:p text:style-name="P4">
Author: 联合早报 (Person)</text:p>
      <text:p text:style-name="P4">
Publisher: 联合早报 (Organization)</text:p>
      <text:p text:style-name="P4">
Published Time: 2023-05-30T07:55</text:p>
      <text:p text:style-name="P4">
Modified Time: 2023-05-30T07:55</text:p>
      <text:p text:style-name="P4">
Description: 欧盟首席外交官认为俄罗斯仍希望在乌克兰赢得胜利，现阶段是不愿意进行谈判的。路透社报道，欧盟外交与安全政策高级代表博雷利星期一（5月29日）在巴塞罗那出席活动时说，他对俄乌战争在今年...</text:p>
      <text:p text:style-name="P4">
Videos: []</text:p>
      <text:p text:style-name="P4">
Audios: []</text:p>
      <text:p text:style-name="P4">
Images: []</text:p>
      <text:p text:style-name="P4">
Type: NewsArticle</text:p>
      <text:p text:style-name="P4">
Breadcrumbs: ['即时', '国际']</text:p>
      <text:p text:style-name="P4">
Keywords: ['欧盟', '俄乌战争', '俄罗斯', '谈判']</text:p>
      <!--METADATA-->
      <text:p text:style-name="P4">
欧盟首席外交官认为俄罗斯仍希望在乌克兰赢得胜利，现阶段是不愿意进行谈判的。</text:p>
      <text:p text:style-name="P4">
路透社报道，欧盟外交与安全政策高级代表博雷利星期一（5月29日）在巴塞罗那出席活动时说，他对俄乌战争在今年夏季结束“并不感到乐观” 。</text:p>
      <text:p text:style-name="P4">
博雷利说：“我看到双方都在集结军队，而且俄罗斯要打赢这场战争的决心明显。”</text:p>
      <text:p text:style-name="P4">
他说，俄罗斯还在争取胜利，绝不可能现在进行谈判，更何况莫斯科已一再表明，在达到它的军事目标之前，绝不会停止在乌克兰的军事行动。</text:p>
      <text:p text:style-name="P4">
另据法新社报道，俄罗斯星期一罕见在白天向乌克兰首都基辅发动一连串的导弹袭击，大批民众仓皇跑到地下避难。</text:p>
      <text:p text:style-name="P4">
这是俄罗斯在24小时内第二次 <text:a xlink:type="simple" xlink:href="https://www.zaobao.com/realtime/world/story20230528-1398909" text:style-name="Internet_20_link" text:visited-style-name="Visited_20_Internet_20_Link">
 向基辅发动袭击</text:a>
 ，在多处引发了爆炸。</text:p>
      <text:p text:style-name="P4">
Source: <text:a xlink:type="simple" xlink:href="https://www.zaobao.com.sg/realtime/world/story20230530-1399477" text:style-name="Internet_20_link" text:visited-style-name="Visited_20_Internet_20_Link">
https://www.zaobao.com.sg/realtime/world/story20230530-1399477</text:a>
</text:p>
      <!--NEWS-->
      <text:h text:style-name="P10" text:outline-level="1">
<text:span text:style-name="T4">
ESPN：前暴龙队教头纳斯同意执掌76人队</text:span>
</text:h>
      <text:p text:style-name="P4">
Publisher: 法新社</text:p>
      <text:p text:style-name="P4">
Published Time: 2023-05-30T08:02:08+00:00</text:p>
      <text:p text:style-name="P4">
Modified Time: 2023-05-30T07:50:02+00:00</text:p>
      <text:p text:style-name="P4">
Description: （法新社纽约29日电） 根据美国运动媒体ESPN今天的报导，曾带领多伦多暴龙队夺得2019年NBA总冠军的纳斯（Nick Nurse），已同意成为费城76人队的新任总教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5-30T08-02-08-00-00/000000.png" xlink:type="simple" xlink:show="embed" xlink:actuate="onLoad" draw:mime-type="image/png"/>
</draw:frame>
</text:p>
      <text:p text:style-name="P4">
纳斯在执教第5个赛季后与暴龙队于4月分道扬镳，纳斯2020年时还拿下NBA年度最佳教练奖。</text:p>
      <text:p text:style-name="P4">
报导引述未具名消息人士表示，纳斯将接手费城76人队。今年76人队在NBA东区准决赛中将塞尔蒂克队逼入抢7局面，不过最终仍是输给对手，这也使76人队总教练瑞佛斯（DocRivers）于本月稍早遭到解雇。</text:p>
      <text:p text:style-name="P4">
76人队在瑞佛斯带领下，连续3个球季在季后赛同一轮中失利。</text:p>
      <text:p text:style-name="P4">
76人队上一次赢得NBA总冠军是在1983年，但今年队中拥有NBA最有价值球员暨得分王恩比德（Joel Embiid）以及明星后卫哈登（JamesHarden），这是他们自2001年以来首次尝试进入NBA总决赛。</text:p>
      <text:p text:style-name="P4">
纳斯和76人队篮球事务总裁摩瑞（Daryl Morey）相识于纳斯在火箭队任教的2年期间，当时摩瑞是火箭队的总经理。</text:p>
      <text:p text:style-name="P4">
Source: <text:a xlink:type="simple" xlink:href="https://www.rfi.fr/cn/%E8%BF%90%E5%8A%A8%E5%A4%A9%E5%9C%B0/20230530-espn-%E5%89%8D%E6%9A%B4%E9%BE%99%E9%98%9F%E6%95%99%E5%A4%B4%E7%BA%B3%E6%96%AF%E5%90%8C%E6%84%8F%E6%89%A7%E6%8E%8C76%E4%BA%BA%E9%98%9F" text:style-name="Internet_20_link" text:visited-style-name="Visited_20_Internet_20_Link">
https://www.rfi.fr/cn/%E8%BF%90%E5%8A%A8%E5%A4%A9%E5%9C%B0/20230530-espn-%E5%89%8D%E6%9A%B4%E9%BE%99%E9%98%9F%E6%95%99%E5%A4%B4%E7%BA%B3%E6%96%AF%E5%90%8C%E6%84%8F%E6%89%A7%E6%8E%8C76%E4%BA%BA%E9%98%9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5-30T08:08:59</text:p>
      <text:p text:style-name="P4">
Modified Time: 2023-05-30T13:31:26</text:p>
      <text:p text:style-name="P4">
Description: 俄罗斯首都莫斯科市长表示，该市及其周边地区在30日早上遭到了罕见的无人机袭击，并造成建筑物“轻微”损坏，但没有人员伤亡。</text:p>
      <text:p text:style-name="P4">
Images: ["<text:a xlink:type="simple" xlink:href="https://chinese.aljazeera.net/wp-content/uploads/2023/05/33GJ64A-highres-1685435652-1685443777.jpg" text:style-name="Internet_20_link" text:visited-style-name="Visited_20_Internet_20_Link">
33GJ64A-highr...</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46" text:anchor-type="as-char" svg:width="6.9236in" svg:height="4.612099in" draw:z-index="0">
<draw:image xlink:href="../Images/Aljazeera Chinese/2023-05-30T08-08-59/33GJ64A-highres-1685435652-1685443777.jpg" xlink:type="simple" xlink:show="embed" xlink:actuate="onLoad" draw:mime-type="image/jpeg"/>
</draw:frame>
在有消息称莫斯科发生无人机袭击事件后，一名安保人员指着一栋多层公寓楼</text:p>
      <ul>
        <li>
有官员称，莫斯科及其周边地区在30日早上遭到了罕见的无人机袭击，并造成建筑物“轻微”损坏，但没有人员伤亡。   * 俄罗斯当局表示，许多无人机在接近莫斯科时被其防空系统击落。俄罗斯将此次袭击归咎于乌克兰，而乌克兰官员却否认与此相关。</li>
      </ul>
      <text:p text:style-name="P4">
阅读更多</text:p>
      <text:p text:style-name="P4">
Source: <text:a xlink:type="simple" xlink:href="https://chinese.aljazeera.net/news/war-in-ukraine/liveblog/2023/5/30/%e4%bf%84%e7%bd%97%e6%96%af%e5%af%b9%e4%b9%8c%e5%85%8b%e5%85%b0%e6%88%98%e4%ba%89%e7%9a%84%e4%bb%8a%e6%97%a5%e5%8f%91%e5%b1%95-345" text:style-name="Internet_20_link" text:visited-style-name="Visited_20_Internet_20_Link">
https://chinese.aljazeera.net/news/war-in-ukraine/liveblog/2023/5/30/%e4%bf%84%e7%bd%97%e6%96%af%e5%af%b9%e4%b9%8c%e5%85%8b%e5%85%b0%e6%88%98%e4%ba%89%e7%9a%84%e4%bb%8a%e6%97%a5%e5%8f%91%e5%b1%95-345</text:a>
</text:p>
      <!--NEWS-->
      <text:h text:style-name="P10" text:outline-level="1">
<text:span text:style-name="T4">
从六四到A4：两个世代的海外华人谈政治抗争</text:span>
</text:h>
      <text:p text:style-name="P4">
Author: chinese@voanews.com (赵楠旭)</text:p>
      <text:p text:style-name="P4">
Publisher: 美国之音中文网 (Type: NewsMediaOrganization)</text:p>
      <text:p text:style-name="P4">
Published Time: 2023-05-30T08:13:19+08:00</text:p>
      <text:p text:style-name="P4">
Modified Time: 2023-05-30 14:45:21Z</text:p>
      <text:p text:style-name="P4">
Description: 在六四34周年即将来临之际，法国巴黎一批老一辈民运人士与新生代青年举办了一场“从六四到A4”的沙龙，两代抗争者分享了个人参与政治抗争的经历。预计今年在欧洲各大城市一些参与白纸运动的青年将加入到六四纪念的行列中。</text:p>
      <text:p text:style-name="P4">
Videos: []</text:p>
      <text:p text:style-name="P4">
Images: []</text:p>
      <text:p text:style-name="P4">
Categories: ['纪念六四', '人权', '中国', '编辑推荐']</text:p>
      <text:p text:style-name="P4">
Type: None</text:p>
      <!--METADATA-->
      <text:p text:style-name="P4">
NoneNone</text:p>
      <text:p text:style-name="P4">
Source: <text:a xlink:type="simple" xlink:href="https://www.voachinese.com/a/two-generations-of-oversea-chinese-on-political-protest-05292023/7114517.html" text:style-name="Internet_20_link" text:visited-style-name="Visited_20_Internet_20_Link">
https://www.voachinese.com/a/two-generations-of-oversea-chinese-on-political-protest-05292023/7114517.html</text:a>
</text:p>
      <!--NEWS-->
      <text:h text:style-name="P10" text:outline-level="1">
<text:span text:style-name="T4">
野火肆虐加拿大东岸 数以万计人撤离家园</text:span>
</text:h>
      <text:p text:style-name="P4">
Publisher: 法新社</text:p>
      <text:p text:style-name="P4">
Published Time: 2023-05-30T08:32:08+00:00</text:p>
      <text:p text:style-name="P4">
Modified Time: 2023-05-30T08:05:03+00:00</text:p>
      <text:p text:style-name="P4">
Description: （法新社渥太华29日电） 加拿大官员今天表示，肆虐于全国各地的野火已威胁到位于东岸的哈利法克斯市（Halifax），目前诺瓦斯科细亚省（Nov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5-30T08-32-08-00-00/000000.png" xlink:type="simple" xlink:show="embed" xlink:actuate="onLoad" draw:mime-type="image/png"/>
</draw:frame>
</text:p>
      <text:p text:style-name="P4">
哈利法克斯市西北边火势失控，迫使郊区居民立即撤离。自当局昨晚宣布进入紧急状态以来，火势暂未扩大。</text:p>
      <text:p text:style-name="P4">
电视画面显示，野火遍及之处冒出阵阵浓烟，数间房屋及车辆被烧毁，所幸没有通报伤亡。</text:p>
      <text:p text:style-name="P4">
诺瓦斯科细亚省省长修斯顿（Tim Houston）表示，该省情况「紧张」；哈利法克斯市市长萨维吉（MikeSavage）指出，拥有43万人口的哈利法克斯市正面临「前所未见」的火灾灾情。</text:p>
      <text:p text:style-name="P4">
萨维吉在记者会上说：「自昨天以来火势就没有扩大（疏散区）范围，这表明火势可能已趋稳定…但情况相当危险。」</text:p>
      <text:p text:style-name="P4">
今天随风向转变，将哈利法克斯地区的野火吹回原来的方向。</text:p>
      <text:p text:style-name="P4">
官员们表示，诺瓦斯科细亚省的野火需要大量降雨才能获得控制，但天气预报显示本周下雨机率渺茫。</text:p>
      <text:p text:style-name="P4">
Source: <text:a xlink:type="simple" xlink:href="https://www.rfi.fr/cn/%E5%9B%BD%E9%99%85%E6%8A%A5%E9%81%93/20230530-%E9%87%8E%E7%81%AB%E8%82%86%E8%99%90%E5%8A%A0%E6%8B%BF%E5%A4%A7%E4%B8%9C%E5%B2%B8-%E6%95%B0%E4%BB%A5%E4%B8%87%E8%AE%A1%E4%BA%BA%E6%92%A4%E7%A6%BB%E5%AE%B6%E5%9B%AD" text:style-name="Internet_20_link" text:visited-style-name="Visited_20_Internet_20_Link">
https://www.rfi.fr/cn/%E5%9B%BD%E9%99%85%E6%8A%A5%E9%81%93/20230530-%E9%87%8E%E7%81%AB%E8%82%86%E8%99%90%E5%8A%A0%E6%8B%BF%E5%A4%A7%E4%B8%9C%E5%B2%B8-%E6%95%B0%E4%BB%A5%E4%B8%87%E8%AE%A1%E4%BA%BA%E6%92%A4%E7%A6%BB%E5%AE%B6%E5%9B%AD</text:a>
</text:p>
      <!--NEWS-->
      <text:h text:style-name="P10" text:outline-level="1">
<text:span text:style-name="T4">
威尼斯大运河染绿 确认为无毒萤光素</text:span>
</text:h>
      <text:p text:style-name="P4">
Publisher: 法新社</text:p>
      <text:p text:style-name="P4">
Published Time: 2023-05-30T08:32:09+00:00</text:p>
      <text:p text:style-name="P4">
Modified Time: 2023-05-30T08:05:01+00:00</text:p>
      <text:p text:style-name="P4">
Description: （法新社威尼斯29日电） 当地政府今天说，义大利威尼斯大运河一段河道惊人地转变成萤光绿是因为萤光素（fluorescein），这是一种用于测试废水网络的无毒物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5-30T08-32-09-00-00/000000.png" xlink:type="simple" xlink:show="embed" xlink:actuate="onLoad" draw:mime-type="image/png"/>
</draw:frame>
</text:p>
      <text:p text:style-name="P4">
威尼斯居民28日注意到大运河（Grand Canal）一段河道变成亮绿色，促使警方展开调查，人们猜测这可能是环保人士的噱头。</text:p>
      <text:p text:style-name="P4">
威尼托大区（Veneto）环境预防和保护局（Arpav）说，分析显示，「采集的样本中存在萤光素」。</text:p>
      <text:p text:style-name="P4">
声明说，结果「未显示分析的样本中存在有毒元素」，但当局没有具体说明萤光素的来源。</text:p>
      <text:p text:style-name="P4">
根据「新威尼斯日报」（La Nuova Venezia）报导，居民注意到河水变色惊讶不已，警方正在调查河道28日变绿是否为气候变迁活动人士的抗议。</text:p>
      <text:p text:style-name="P4">
这不是大运河第1次变绿。</text:p>
      <text:p text:style-name="P4">
阿根廷艺术家伍瑞布鲁（Nicolas Garcia Uriburu）在1968年第34届威尼斯双年展（VeniceBiennale）期间，用萤光染料将威尼斯大运河水域染成绿色，透过噱头提高生态意识。</text:p>
      <text:p text:style-name="P4">
Source: <text:a xlink:type="simple" xlink:href="https://www.rfi.fr/cn/%E5%9B%BD%E9%99%85%E6%8A%A5%E9%81%93/20230530-%E5%A8%81%E5%B0%BC%E6%96%AF%E5%A4%A7%E8%BF%90%E6%B2%B3%E6%9F%93%E7%BB%BF-%E7%A1%AE%E8%AE%A4%E4%B8%BA%E6%97%A0%E6%AF%92%E8%90%A4%E5%85%89%E7%B4%A0" text:style-name="Internet_20_link" text:visited-style-name="Visited_20_Internet_20_Link">
https://www.rfi.fr/cn/%E5%9B%BD%E9%99%85%E6%8A%A5%E9%81%93/20230530-%E5%A8%81%E5%B0%BC%E6%96%AF%E5%A4%A7%E8%BF%90%E6%B2%B3%E6%9F%93%E7%BB%BF-%E7%A1%AE%E8%AE%A4%E4%B8%BA%E6%97%A0%E6%AF%92%E8%90%A4%E5%85%89%E7%B4%A0</text:a>
</text:p>
      <!--NEWS-->
      <text:h text:style-name="P10" text:outline-level="1">
<text:span text:style-name="T4">
中国加强文化控制，多地脱口秀、音乐演出被取消</text:span>
</text:h>
      <text:p text:style-name="P4">
Creator: 王月眉</text:p>
      <text:p text:style-name="P4">
Publisher: https://www.facebook.com/nytimeschinese</text:p>
      <text:p text:style-name="P4">
Published Time: 2023-05-30T08:41:04+08:00</text:p>
      <text:p text:style-name="P4">
Description: 演出取消理由均为“不可抗力”。近期事件表明中国本已被严格管控的创意领域面临越来越严的审查。此前习近平已将艺术文化作为意识形态斗争的主要打击目标。 Tingshu Wang/Reuters 脱口秀公司笑果文化传媒在北京的演出场地，该公司一名表演者被指控在笑话中侮辱军人后，笑果被政府罚款1335万元人民币。</text:p>
      <text:p text:style-name="P4">
Images: ["<text:a xlink:type="simple" xlink:href="https://static01.nyt.com/images/2023/05/24/multimedia/00china-culture-vmtk/00china-culture-vmtk-master1050.jpg" text:style-name="Internet_20_link" text:visited-style-name="Visited_20_Internet_20_Link">
00china-cultu...</text:a>
"]</text:p>
      <text:p text:style-name="P4">
Category: 中国</text:p>
      <text:p text:style-name="P4">
Type: Article</text:p>
      <!--METADATA-->
      <text:p text:style-name="P4">
<draw:frame draw:style-name="fr1" draw:name="Image149" text:anchor-type="as-char" svg:width="6.9236in" svg:height="4.615733in" draw:z-index="0">
<draw:image xlink:href="../Images/cnnytimes/2023-05-30T08-41-04-08-00/00china-culture-vmtk-master1050.jpg" xlink:type="simple" xlink:show="embed" xlink:actuate="onLoad" draw:mime-type="image/jpeg"/>
</draw:frame>
</text:p>
      <text:p text:style-name="P4">
全国各地都出现了演出取消的情况：一个日本僧侣歌手取消了中国巡演，几座城市暂停了脱口秀，北京的酒吧取消了爵士乐。几天的时间里，十几场演出突然被取消，有些是在原定开演时间的几分钟前，而且几乎没有任何解释。</text:p>
      <text:p text:style-name="P4">
这些演出被取消之前，北京有关方面  <text:a xlink:type="simple" xlink:href="https://cn.nytimes.com/china/20230518/china-comedy-2-million-fine/" text:style-name="Internet_20_link" text:visited-style-name="Visited_20_Internet_20_Link">
 对一家中国喜剧工作室处以</text:a>
1335万人民币的罚款  ，因为政府指责该工作室的一名脱口秀演员在笑话中侮辱军人；在北方的一座城市，警方还拘留了一名在网上为这名喜剧演员辩护的女子。</text:p>
      <text:p text:style-name="P4">
这些惩罚以及随之而来的一连串突然取消表明，中国已经受到严格审查的创意领域正在面临越来越严的审查。中国最高领导人习近平已将艺术和文化作为意识形态斗争的主要打击目标，要求艺术家把自己的创作抱负与中国共产党的目标结合起来，推动有利于中国人身份认同的民族主义愿景。表演者必须将剧本或节目单事先提交审查者，各类出版物也受到密切监管。</text:p>
      <text:p text:style-name="P4">
习近平在周二致信中国美术馆庆祝建馆60周年时提醒工作人员“坚持正确政治方向”。</text:p>
      <text:p text:style-name="P4">
习近平对艺术的强调是他更广泛地关注国家安全、致力于消除所谓的外国恶劣影响努力的一部分。当局已在最近几周突击搜查了几家西方咨询或顾问公司在中国的办事处，并扩大了反间谍法的适用范围。</text:p>
      <text:p text:style-name="P4">
</text:p>
      <text:p text:style-name="P4">
中国最高领导人习近平周二致信中国美术馆时提醒馆内工作人员“坚持正确政治方向”。  Pool photo by Florence Lo</text:p>
      <text:p text:style-name="P4">
许多被取消的演出据说都有外国表演者或说唱者参加。</text:p>
      <text:p text:style-name="P4">
随着中国与西方的关系不断恶化，政府更异常依赖与维持国内权力有关的控制，把目光投向文化领域是意料之中的事，现居德国、曾在中国担任记者和政治评论员的张平说。</text:p>
      <text:p text:style-name="P4">
广告</text:p>
      <text:p text:style-name="P4">
“对政权的焦虑，反应之一就是进一步加强控制，”张平（笔名“长平”）说。“一个专政政府，管理人民的文化娱乐，管理说，管理笑，管理哭，都从来如此。”</text:p>
      <text:p text:style-name="P4">
虽然中共长期以来一直对艺术进行控制——被认为不够“革命”曾是创造性作品在 <text:a xlink:type="simple" xlink:href="https://cn.nytimes.com/china/20160516/c16crexplainer/" text:style-name="Internet_20_link" text:visited-style-name="Visited_20_Internet_20_Link">
 文化大革命</text:a>
中受批判的原因——但这种控制的强度已在习近平领导下大增。2021年，有政府背景的中国演出行业协会发布了  <text:a xlink:type="simple" xlink:href="https://ent.sina.com.cn/s/m/2021-02-05/doc-ikftssap4178946.shtml" text:style-name="Internet_20_link" text:visited-style-name="Visited_20_Internet_20_Link">
 演艺人员从业规范</text:a>
 ，其中包括“热爱祖国，拥护党的路线方针政策”的要求。同年，政府禁止了“ <text:a xlink:type="simple" xlink:href="http://www.nrta.gov.cn/art/2021/9/2/art_113_57756.html" text:style-name="Internet_20_link" text:visited-style-name="Visited_20_Internet_20_Link">
 娘炮</text:a>
 ”上电视，指责他们削弱了国家。</text:p>
      <text:p text:style-name="P4">
</text:p>
      <text:p text:style-name="P4">
中国淄博的一家书店。 当局对文学作品管控严格。  Qilai Shen for The New York Times</text:p>
      <text:p text:style-name="P4">
官员们也已开始关注脱口秀，这种表演为 <text:a xlink:type="simple" xlink:href="https://cn.nytimes.com/china/20201231/male-confidence-comedian-china/" text:style-name="Internet_20_link" text:visited-style-name="Visited_20_Internet_20_Link">
 有限度地讽刺 </text:a>
中国当代生活提供了罕见的平台，近年来已越来越受欢迎。政府曾对一名脱口秀演员处以罚款，因为他拿上海去年的新冠封城开玩笑。中共喉舌《人民日报》去年11月发表的一篇<text:a xlink:type="simple" xlink:href="http://opinion.people.com.cn/n1/2022/1125/c1003-32574196.html" text:style-name="Internet_20_link" text:visited-style-name="Visited_20_Internet_20_Link">
 评论文章 </text:a>
说，讲笑话要有“适度”，并指出脱口秀作为一种艺术形式是舶来品；脱口秀这个名称本身就是“Talk Show”的音译。</text:p>
      <text:p text:style-name="P4">
最近的打击行动始于社交媒体上的一个匿名用户对当红脱口秀演员李昊石今年5月13日在北京一场演出的抱怨。李昊石（艺名House）说，看着他收养的两条流浪狗追松鼠，让他想起了解放军“作风优良，能打胜仗”的口号。该用户暗示，李昊石将解放军比作野狗是侮辱。</text:p>
      <text:p text:style-name="P4">
社交媒体上的民族主义用户为此愤怒情绪高涨，当局立即对此事大加挞伐。除了对李昊石的经纪公司笑果文化传媒处以罚款外，还无限期地暂停了该公司在北京和上海的演出，当局称李昊石的笑话造成了“恶劣社会影响”。笑果文化已将他解雇，北京警方表示正在对其进行立案调查。</text:p>
      <text:p text:style-name="P4">
在上周三宣布处罚后的几小时里，上海、北京、深圳，以及山东省组织脱口秀表演的机构都取消了演出。几天后，中国社交媒体平台暂停了“罗杰叔叔”的账号，“罗杰叔叔”本名黄瑾瑜(NigelNg)，是旅居英国的马来西亚喜剧演员，他曾在（被中国大陆禁止的）Twitter上发过一段取笑中国政府的 <text:a xlink:type="simple" xlink:href="https://www.youtube.com/watch" text:style-name="Internet_20_link" text:visited-style-name="Visited_20_Internet_20_Link">
 视频</text:a>
 。</text:p>
      <text:p text:style-name="P4">
广告</text:p>
      <text:p text:style-name="P4">
但这件事的影响看来不只限于脱口秀表演。原定的音乐表演也开始消失，包括一支有外国成员的 <text:a xlink:type="simple" xlink:href="https://weibo.com/7019804741/N0ZhSwQcc" text:style-name="Internet_20_link" text:visited-style-name="Visited_20_Internet_20_Link">
 上海摇滚乐队</text:a>
在中国南方的演出、北京的一个民间音乐节和几场爵士乐表演，以及一名加拿大 <text:a xlink:type="simple" xlink:href="https://mp.weixin.qq.com/s/CpcW7_HSwtASM2Sysc0Qiw" text:style-name="Internet_20_link" text:visited-style-name="Visited_20_Internet_20_Link">
 说唱歌手</text:a>
 在南方城市长沙的演出。</text:p>
      <text:p text:style-name="P4">
受佛教影响的日本乐队“喫茶去”的主唱上周三说，他定于当晚在南方城市广州举行的音乐会已被取消。几小时后，名为药师寺宽邦的主唱说，在中国东部城市杭州的一场演出也被取消。他在次日宣布，北京和上海的演出也被取消。</text:p>
      <text:p text:style-name="P4">
“我正在列节目单，但写了一半就停下来了，”药师司宽邦在他的Facebook页面上 <text:a xlink:type="simple" xlink:href="https://www.facebook.com/kanhoyakushijikissaquo/posts/pfbid0QonkUmnnamdsFRF1CAMuLyBNBaAWFNSTxRxXXFn7ZhXZSNyMdKF8NM5Je1UTsqwml" text:style-name="Internet_20_link" text:visited-style-name="Visited_20_Internet_20_Link">
 写道</text:a>
，他的经纪公司没有回复记者的置评请求。“我仍不明白这个事件有什么意义？我现在只感到遗憾。”</text:p>
      <text:p text:style-name="P4">
几乎所有取消活动的组织者在公告中都用了“不可抗力”的说法，意思是组织者无法控制的情况，在中国，这个词经常是政府压力的简略表达方式。</text:p>
      <text:p text:style-name="P4">
脱口秀组织者没有回复记者的置评请求。一些被取消的音乐会的组织者否认他们被要求不许外国表演者参加。南京文化艺术中心已取消了原定举行的坂本龙一经典作品音乐会，该中心的一名员工说，取消的原因是票房不好。</text:p>
      <text:p text:style-name="P4">
</text:p>
      <text:p text:style-name="P4">
组织者以“不可抗力”为由，临时取消了许多音乐演出。图为一个中国摇滚乐队去年在秦皇岛举行的一场演出。  Wu Hao/EPA, viaShutterstock</text:p>
      <text:p text:style-name="P4">
一些被取消了演出的外国音乐家后来能在其他城市或场所演出。</text:p>
      <text:p text:style-name="P4">
但北京的一名外国乐手说，他的乐队原定周日在一家酒吧演出，但在演出的几天前，酒吧告诉他演出已被取消，因为有外国人参加表演会惹麻烦。这名乐手因害怕遭报复，要求不具名。</text:p>
      <text:p text:style-name="P4">
广告</text:p>
      <text:p text:style-name="P4">
多伦多大学研究中国政治的教授王惠玲( <text:a xlink:type="simple" xlink:href="https://www.lynetteong.com/home" text:style-name="Internet_20_link" text:visited-style-name="Visited_20_Internet_20_Link">
 Lynette Ong </text:a>
)说，不太可能是中央政府直接下达的指令引发了最近这轮文化打击。她说，这可能是意识到政治环境发生了变化的地方政府或场地拥有者特别谨慎导致的。</text:p>
      <text:p text:style-name="P4">
“在习近平的中国，人们非常害怕和恐惧，以至于他们变得极度不愿冒险，”她说。“总的来说，中共是一个非常多疑的党。”</text:p>
      <text:p text:style-name="P4">
过去，当民族主义走向极端，或地方官员过于热心地执行规则时，中央政府最终会介入让调子降温，这部分是为了维护经济或外交关系。但王惠玲说，中国政府目前对国家安全的强调高于一切，因此没有理由对这件事进行干预。</text:p>
      <text:p text:style-name="P4">
“人们不看脱口秀的话，对党来说没有损失，”她说。</text:p>
      <text:p text:style-name="P4">
Source: <text:a xlink:type="simple" xlink:href="https://cn.nytimes.com/china/20230525/china-comedy-music-crackdown/" text:style-name="Internet_20_link" text:visited-style-name="Visited_20_Internet_20_Link">
https://cn.nytimes.com/china/20230525/china-comedy-music-crackdown/</text:a>
</text:p>
      <!--NEWS-->
      <text:h text:style-name="P10" text:outline-level="1">
<text:span text:style-name="T4">
北京长峰医院大火暴露中国养老体系缺陷</text:span>
</text:h>
      <text:p text:style-name="P4">
Creator: 王月眉,JOY DONG</text:p>
      <text:p text:style-name="P4">
Publisher: https://www.facebook.com/nytimeschinese</text:p>
      <text:p text:style-name="P4">
Published Time: 2023-05-30T08:41:30+08:00</text:p>
      <text:p text:style-name="P4">
Description: 火灾暴露了民营医院违规收治失能老人的现状，也折射出中国人的养老困境。由于公共医疗资源有限，许多失能老人家属只能选择未获得护理服务许可的民营机构。 Mark Schiefelbein/Associated Press 上个月，北京长峰医院外的警察和保安。</text:p>
      <text:p text:style-name="P4">
Images: ["<text:a xlink:type="simple" xlink:href="https://static01.nyt.com/images/2023/05/04/multimedia/00china-hospital-01-clhb/00china-hospital-01-clhb-master1050.jpg" text:style-name="Internet_20_link" text:visited-style-name="Visited_20_Internet_20_Link">
00china-hospi...</text:a>
"]</text:p>
      <text:p text:style-name="P4">
Category: 中国</text:p>
      <text:p text:style-name="P4">
Type: Article</text:p>
      <!--METADATA-->
      <text:p text:style-name="P4">
<draw:frame draw:style-name="fr1" draw:name="Image153" text:anchor-type="as-char" svg:width="6.9236in" svg:height="4.615733in" draw:z-index="0">
<draw:image xlink:href="../Images/cnnytimes/2023-05-30T08-41-30-08-00/00china-hospital-01-clhb-master1050.jpg" xlink:type="simple" xlink:show="embed" xlink:actuate="onLoad" draw:mime-type="image/jpeg"/>
</draw:frame>
</text:p>
      <text:p text:style-name="P4">
北京——这家位于北京南部的医院宣传自己专门治疗血管肿瘤，尤其是经常出现在婴儿身上的良性胎记。</text:p>
      <text:p text:style-name="P4">
但是，在 <text:a xlink:type="simple" xlink:href="https://cn.nytimes.com/china/20230420/beijing-changfeng-hospital-fire/" text:style-name="Internet_20_link" text:visited-style-name="Visited_20_Internet_20_Link">
 上个月该医院那场 </text:a>
造成至少29人死亡的火灾中，许多受害者是因为另一个原因来到这里：他们是接受护理的失能老年人，其中一些人在这家私立医院待了几个月甚至几年，尽管该医院没有提供长期老年护理的资质。</text:p>
      <text:p text:style-name="P4">
长峰医院的悲剧是20多年来中国首都发生的最严重火灾，它令人们再次审视一个长期存在的问题。中国人口正在迅速老龄化，预计到2040年将有4亿人超过60岁，占总人口的近30%。但医疗资源并没有跟上；<text:a xlink:type="simple" xlink:href="http://www.gov.cn/zhengce/2022-02/23/content_5675268.htm" text:style-name="Internet_20_link" text:visited-style-name="Visited_20_Internet_20_Link">
 根据官方统计数据 </text:a>
，截至2020年底，只有大约800万个养老院或老年护理床位。</text:p>
      <text:p text:style-name="P4">
当局已经意识到解决这一短缺问题的紧迫性，北京最新的五年计划 <text:a xlink:type="simple" xlink:href="http://www.gov.cn/zhengce/2022-02/23/content_5675268.htm" text:style-name="Internet_20_link" text:visited-style-name="Visited_20_Internet_20_Link">
 承诺</text:a>
，到2025年将床位数量提高到900万张。但仍存在许多障碍。</text:p>
      <text:p text:style-name="P4">
广告</text:p>
      <text:p text:style-name="P4">
在一个强调子女对父母照顾责任的文化中，对退休或护理机构的社会污名仍然普遍存在。即使愿意接受护理机构，公共机构往往有很长的等待名单，而私人机构——不在公共医疗保险范围内——可能贵得令人望而却步。</text:p>
      <text:p text:style-name="P4">
专家表示，还有一个问题是，医疗机构首先要获得提供护理服务的资质，这个过程因官僚主义的要求和缺乏训练有素的工作人员变得复杂。因此，一些想要满足老年人护理需求的私营公司选择了地下运作。</text:p>
      <text:p text:style-name="P4">
</text:p>
      <text:p text:style-name="P4">
在北京的一个公园里锻炼的人们。中国人口正在迅速老龄化，到2040年，预计将有4亿人超过60岁，占总人口的近30%。  Gilles Sabrié forThe New York Times</text:p>
      <text:p text:style-name="P4">
<text:a xlink:type="simple" xlink:href="https://finance.sina.cn/2023-04-22/detail-imyrfmtv5623280.d.html" text:style-name="Internet_20_link" text:visited-style-name="Visited_20_Internet_20_Link">
 据官方媒体报道 </text:a>
，当地官员正在调查长峰医院是否非法提供长期老年人护理。一些从大火中逃生的人告诉中国媒体，一些病人行动不便可能是造成  大量死亡的原因之一。</text:p>
      <text:p text:style-name="P4">
可能存在的无护理资质问题  和火灾之间没有明确的联系； <text:a xlink:type="simple" xlink:href="https://www.nytimes.com/2015/05/26/world/asia/fire-kills-38-at-seniors-home-in-china.html" text:style-name="Internet_20_link" text:visited-style-name="Visited_20_Internet_20_Link">
 有资质的养老院</text:a>
 也曾发生致命的火灾。但这场火灾引起了公众对地下市场及其存在原因的关注。</text:p>
      <text:p text:style-name="P4">
一些受害者亲属和公共卫生专家敦促当局不要只顾惩罚，而是要让这些服务提供者从阴影之下现身。</text:p>
      <text:p text:style-name="P4">
“这只是冰山一角，”新加坡南洋理工大学研究老龄化问题的教授 <text:a xlink:type="simple" xlink:href="https://dr.ntu.edu.sg/cris/rp/rp00170" text:style-name="Internet_20_link" text:visited-style-name="Visited_20_Internet_20_Link">
 陆贞元 </text:a>
说。她还表示，类似的地下护理案例可能还有很多。“如果这方面有市场，那么政府想做什么？”</text:p>
      <text:p text:style-name="P4">
广告</text:p>
      <text:p text:style-name="P4">
《纽约时报》试图直接联系受害者或其亲属，但没有成功。自火灾发生以来，长峰医院一直不对访客开放，时报记者试图在其他医院采访伤者或其亲属时遭到了医院工作人员阻止或带离。</text:p>
      <text:p text:style-name="P4">
当局试图控制报道，并阻止记者与受害者交谈，这在中国发生灾难后很常见。当局只是表示，死亡的病人年龄从40岁到88岁不等，平均年龄为71岁，21名重伤者中 <text:a xlink:type="simple" xlink:href="https://news.cctv.com/2023/04/22/ARTI5Sm7W6a44eC7Gw6wp0cB230422.shtml" text:style-name="Internet_20_link" text:visited-style-name="Visited_20_Internet_20_Link">
大多数 </text:a>
患有慢性病。</text:p>
      <text:p text:style-name="P4">
</text:p>
      <text:p text:style-name="P4">
官员们在关于上个月长峰医院火灾的新闻发布会上。这场火灾引起了公众对中国地下养老市场的关注。  Yi Haifei/China News Service,via Getty Images</text:p>
      <text:p text:style-name="P4">
但一些中国新闻媒体设法采访了长峰医院病人的亲属，他们描述了一位年迈的父亲，因为脑溢血导致失能，他从去年夏天开始就住在那里； <text:a xlink:type="simple" xlink:href="http://www.infzm.com/wap/#/content/247472" text:style-name="Internet_20_link" text:visited-style-name="Visited_20_Internet_20_Link">
 还有一位</text:a>
 76岁的老人，已失去行动能力，一直住在那里。</text:p>
      <text:p text:style-name="P4">
据报道，亲属们 <text:a xlink:type="simple" xlink:href="https://news.ifeng.com/c/8PAT5knzVJT" text:style-name="Internet_20_link" text:visited-style-name="Visited_20_Internet_20_Link">
 说 </text:a>
 ，他们选择这家医院是因为它能够为他们的失能亲人提供医疗服务。相比之下，中国的养老院历来很少，甚至不提供医疗服务。</text:p>
      <text:p text:style-name="P4">
亲属们还表示，私立医院不那么在意床位周转率的问题，它们比公立医院贵得多，但病房没那么拥挤。根据一份报告，一名女性说，在她找到长峰医院之前，她的父亲辗转更换了几家设施。</text:p>
      <text:p text:style-name="P4">
<text:a xlink:type="simple" xlink:href="https://finance.sina.cn/2023-04-22/detail-imyrfmtv5623280.d.html" text:style-name="Internet_20_link" text:visited-style-name="Visited_20_Internet_20_Link">
 她说 </text:a>
 她每个月要为父亲支付大约6000元的护理费。一些与长峰医院有着相同地址的护理机构的网络广告显示，收费高达每月10000元左右。 <text:a xlink:type="simple" xlink:href="http://finance.people.com.cn/BIG5/n1/2019/0618/c1004-31164636.html" text:style-name="Internet_20_link" text:visited-style-name="Visited_20_Internet_20_Link">
 2019年</text:a>
，北京人均月养老金为4157元。</text:p>
      <text:p text:style-name="P4">
</text:p>
      <text:p text:style-name="P4">
在中国东部城市如皋的一家养老院。中国的人口正在迅速老龄化，但医疗资源却没有跟上。  Wang Zhao/Agence France-Presse —Getty Images</text:p>
      <text:p text:style-name="P4">
纽约大学研究中国老龄化问题的全球健康教授 <text:a xlink:type="simple" xlink:href="https://nursing.nyu.edu/directory/faculty/bei-wu" text:style-name="Internet_20_link" text:visited-style-name="Visited_20_Internet_20_Link">
 吴蓓 </text:a>
表示，私立医院有很多动机去利用未得到满足的长期医疗护理需求。甚至在新冠大流行之前，许多私立医院就已经难以吸引到足够多的病人，因为它们价格更高。</text:p>
      <text:p text:style-name="P4">
然后，在中国三年严格的新冠限制下，人们尽量避免去医院。随着国家试图限制人们的行动，经常前往北京等大城市寻求治疗的外地患者减少了。</text:p>
      <text:p text:style-name="P4">
广告</text:p>
      <text:p text:style-name="P4">
公开文件显示，从2020年到2022年上半年，长峰医院的上市母公司亏损近1亿元。该公司没有回应多次置评请求。</text:p>
      <text:p text:style-name="P4">
“我可以看出，这在某种程度上促使私立医院说，‘对啊，我们可以为这些失能老年人提供护理，因为这可能是一个潜在的创收来源，’”吴蓓说。</text:p>
      <text:p text:style-name="P4">
事实上，政府已经 <text:a xlink:type="simple" xlink:href="https://english.news.cn/20220721/ad281099783a4179a444d88d65d2311a/c.html" text:style-name="Internet_20_link" text:visited-style-name="Visited_20_Internet_20_Link">
 推动</text:a>
医疗和养老的融合，鼓励养老院建设医疗设施和医院，提供更多护理服务。</text:p>
      <text:p text:style-name="P4">
但与许多国家一样，中国严重缺乏受过老年患者照护训练的工作人员。新加坡的陆贞元表示，监管医疗和护理的政府部门是分开的，这进一步放慢了审批过程。</text:p>
      <text:p text:style-name="P4">
“意图是好的，”她谈到整合计划时说。“但在现实中，这确实很难实施。”</text:p>
      <text:p text:style-name="P4">
</text:p>
      <text:p text:style-name="P4">
北京一家私人护理机构的老人日常活动。北京最新的五年计划承诺到2025年提供900万个养老院或老年护理床位。  Greg Baker/AgenceFrance-Presse — Getty Images</text:p>
      <text:p text:style-name="P4">
她说，她希望北京大火的一个结果是呼吁政府采取行动：要么政府自己提供更多长期护理设施，要么让私营公司更容易做到这件事。</text:p>
      <text:p text:style-name="P4">
事实上，这种需求只会越来越大。据官方统计，中国失能老年人的数量预计将在这个十年增加一倍以上，到2030年达到1亿。</text:p>
      <text:p text:style-name="P4">
广告</text:p>
      <text:p text:style-name="P4">
这些设施对于为亲人在那里找到住处的少数幸运者来说尤其重要。华爱玲（音）是安徽省一个小县城的邮局会计。去年，在89岁的母亲失去行动能力后，她选择将母亲送到一家有长期护理资质的私立医院。她说，把母亲送到那里比送到传统的养老院更让人放心，因为后者的医疗服务可能靠不住。</text:p>
      <text:p text:style-name="P4">
如果没有这个选择，她和她的兄弟姐妹就不知道该怎么做了。“再过一段时间，我们自己也照顾不了她了，”华爱玲说。“毕竟，我们也都是60多岁的人了。”</text:p>
      <text:p text:style-name="P4">
Source: <text:a xlink:type="simple" xlink:href="https://cn.nytimes.com/china/20230508/china-hospital-fire-elderly/" text:style-name="Internet_20_link" text:visited-style-name="Visited_20_Internet_20_Link">
https://cn.nytimes.com/china/20230508/china-hospital-fire-elderly/</text:a>
</text:p>
      <!--NEWS-->
      <text:h text:style-name="P10" text:outline-level="1">
<text:span text:style-name="T4">
“淄博烧烤”缘何成为网红</text:span>
</text:h>
      <text:p text:style-name="P4">
Creator: 王月眉</text:p>
      <text:p text:style-name="P4">
Publisher: https://www.facebook.com/nytimeschinese</text:p>
      <text:p text:style-name="P4">
Published Time: 2023-05-30T08:42:14+08:00</text:p>
      <text:p text:style-name="P4">
Description: 一座曾默默无闻的化工小城一夜之间成为中国最热门的旅游目的地。淄博烧烤走红最初源于一些学生在网络上发帖，介绍当地烧烤风格的乐趣；价格便宜也是吸引人的原因。 Qilai Shen for The New York Times 八大局附近街市上的当地烧烤美食，这个街市现已成为淄博的一个超级热门旅游目的地。</text:p>
      <text:p text:style-name="P4">
Images: ["<text:a xlink:type="simple" xlink:href="https://static01.nyt.com/images/2023/05/16/multimedia/00china-bbq-dispatch-02-kzfj/00china-bbq-dispatch-02-kzfj-master1050.jpg" text:style-name="Internet_20_link" text:visited-style-name="Visited_20_Internet_20_Link">
00china-bbq-d...</text:a>
", "<text:a xlink:type="simple" xlink:href="https://static01.nyt.com/images/2023/05/15/multimedia/00china-bbq-dispatch-qwjc/00china-bbq-dispatch-qwjc-master1050.jpg" text:style-name="Internet_20_link" text:visited-style-name="Visited_20_Internet_20_Link">
00china-bbq-d...</text:a>
", "<text:a xlink:type="simple" xlink:href="https://static01.nyt.com/images/2023/05/13/multimedia/00china-bbq-dispatch-top1-kmtw/00china-bbq-dispatch-02-kmtw-master1050.jpg" text:style-name="Internet_20_link" text:visited-style-name="Visited_20_Internet_20_Link">
00china-bbq-d...</text:a>
"]</text:p>
      <text:p text:style-name="P4">
Category: 中国</text:p>
      <text:p text:style-name="P4">
Type: Article</text:p>
      <!--METADATA-->
      <text:p text:style-name="P4">
<draw:frame draw:style-name="fr1" draw:name="Image158" text:anchor-type="as-char" svg:width="6.9236in" svg:height="4.615733in" draw:z-index="0">
<draw:image xlink:href="../Images/cnnytimes/2023-05-30T08-42-14-08-00/00china-bbq-dispatch-02-kzfj-master1050.jpg" xlink:type="simple" xlink:show="embed" xlink:actuate="onLoad" draw:mime-type="image/jpeg"/>
</draw:frame>
</text:p>
      <text:p text:style-name="P4">
****拱门上火焰形状的霓虹灯在几里地外就能看到，这有用，因为游客几乎没有其他理由来这个地方，这里是中国东部一座工业城市郊外的一片广阔田野。灯光在冰冷的蓝色和炽热的红色之间摇曳，像火焰般跃向夜空，旁边有一个巨大横幅：“淄博烧烤体验地”。</text:p>
      <text:p text:style-name="P4">
这将是一种怎样的体验啊。在这个烧烤节上，游客可以与外形像烤肉串的吉祥物合影，可以在背景是用LED灯构成的辐射状火焰的舞台前观看音乐会。在这个面积相当于12个足球场的空地上，他们可以从数百个烧烤摊上挑选吃的东西——如果他们等了几个小时后终于有了一张桌子，而且烧烤摊还没有卖光他们想吃的肉的话。</text:p>
      <text:p text:style-name="P4">
淄博曾是山东一座默默无闻的化工城市，突然之间，它竟然靠烧烤不可思议地变成了中国最热门的旅游目的地。</text:p>
      <text:p text:style-name="P4">
在社交媒体上走红后，这座有470万人口的城市今年3月迎来了480万游客。在本月初的五一长假期间，淄博一家菜市场里的人比长城上的还多，据一家地图服务公司的数据。北京到淄博的高铁车票开售一分钟即售罄。</text:p>
      <text:p text:style-name="P4">
当地政府安排了21辆公交车，将游客从火车站直接送到烧烤店。他们用一个巨大的海鲜市场来举办烧烤节，那是唯一能容纳一万人的地方。</text:p>
      <text:p text:style-name="P4">
<draw:frame draw:style-name="fr1" draw:name="Image159" text:anchor-type="as-char" svg:width="6.9236in" svg:height="4.615733in" draw:z-index="0">
<draw:image xlink:href="../Images/cnnytimes/2023-05-30T08-42-14-08-00/00china-bbq-dispatch-qwjc-master1050.jpg" xlink:type="simple" xlink:show="embed" xlink:actuate="onLoad" draw:mime-type="image/jpeg"/>
</draw:frame>
</text:p>
      <text:p text:style-name="P4">
淄博到处都挤满了想吃当地烧烤的游客。  Qilai Shen for The New York Times</text:p>
      <text:p text:style-name="P4">
<draw:frame draw:style-name="fr1" draw:name="Image160" text:anchor-type="as-char" svg:width="6.9236in" svg:height="4.615733in" draw:z-index="0">
<draw:image xlink:href="../Images/cnnytimes/2023-05-30T08-42-14-08-00/00china-bbq-dispatch-02-kmtw-master1050.jpg" xlink:type="simple" xlink:show="embed" xlink:actuate="onLoad" draw:mime-type="image/jpeg"/>
</draw:frame>
</text:p>
      <text:p text:style-name="P4">
大学生在社交媒体上发的赞美当地烧烤风格乐趣的帖子，可能是吸引越来越多的人来淄博的原因。  Qilai Shen for The New York Times</text:p>
      <text:p text:style-name="P4">
“现在好吃的好喝的大家都享受过了，体验过了，但是这种烟火气的，人情味的，感觉现在很少了，”目前读大四的学生张可馨（音）说，她在最近的五一假期来到淄博，刚到半小时，就买了六盒锅饼作为纪念品，这是当地的另一种特产。</text:p>
      <text:p text:style-name="P4">
张可馨来自800公里外的山西，她以前从未考虑过来这里，尽管一个朋友的老家在淄博。这里“很普通的  ，我以前感觉  ，”她笑着说。</text:p>
      <text:p text:style-name="P4">
这个普通的地方究竟为何突然大受欢迎，这个问题似乎吸引了整个中国，为了复制该市的成功，其他城市的官员甚至 <text:a xlink:type="simple" xlink:href="https://www.xhby.net/index/202305/t20230506_7928938.shtml" text:style-name="Internet_20_link" text:visited-style-name="Visited_20_Internet_20_Link">
 派</text:a>
 <text:a xlink:type="simple" xlink:href="https://www.xhby.net/index/202305/t20230506_7928938.shtml" text:style-name="Internet_20_link" text:visited-style-name="Visited_20_Internet_20_Link">
 调研组前往淄博实地考察</text:a>
。大多数的解释将这种疯狂的起源归因于大学生，一些学生在社交媒体上发帖，介绍当地烧烤风格的乐趣。要吃烧烤的话，得用餐桌上的木炭炉自己动手烤，然后将烤好的食物裹在当地特产的薄饼里，配上一小撮生葱和一抹辣酱，给吃烧烤添加了一点DIY的感觉。</text:p>
      <text:p text:style-name="P4">
价格便宜也是吸引人的原因——最火的餐馆里最便宜的烤串只要一块钱。其他年轻人蜂拥而至。网红们紧随其后。</text:p>
      <text:p text:style-name="P4">
</text:p>
      <text:p text:style-name="P4">
淄博的一家木炭厂。  Qilai Shen for The New York Times</text:p>
      <text:p text:style-name="P4">
</text:p>
      <text:p text:style-name="P4">
食客们挑选他们要烧烤的食物。  Qilai Shen for The New York Times</text:p>
      <text:p text:style-name="P4">
但淄博走红多么出乎意料这个事实本身也许才是最关键的。结果是，似乎无法相信自己运气的当地人已在竭尽全力让这种狂热持续下去。</text:p>
      <text:p text:style-name="P4">
居民们把自己的房子提供给找不到旅馆的陌生人。一些社交媒体用户开玩笑说想找帅哥陪同吃烧烤后，官员们组织了一个“180天团”，派身高1米8以上的男子穿着西装去火车站迎接游客。</text:p>
      <text:p text:style-name="P4">
虽然五一长假期间，没有在火车站外看到身穿西服的男子，但有许多其他热情的欢迎者，他们向游客分发瓶装水、防晒霜、（淄博郊区种植的）西瓜、（吃烧烤后用的）漱口水，甚至还有小瓶的当地白酒。</text:p>
      <text:p text:style-name="P4">
“欢迎外地游客！希望你们玩得开心！”一名女子一边高喊，一边将南瓜味的饼干递给到达者，许多游客手中已拿满了免费赠品。</text:p>
      <text:p text:style-name="P4">
</text:p>
      <text:p text:style-name="P4">
迎宾员在淄博火车站外兴高彩烈地欢迎游客到来。  Qilai Shen for The New York Times</text:p>
      <text:p text:style-name="P4">
</text:p>
      <text:p text:style-name="P4">
“经过了三年疫情后看到这热闹的一切，我心里感到非常温暖，”一名淄博当地人用盖过游客嘈杂的音量大声喊道。  Qilai Shen for The NewYork Times</text:p>
      <text:p text:style-name="P4">
中国实行了长达三年的“新冠清零”政策后，许多游客是奔着疯狂的人群而来。在一家最火的烧烤店里，数百名食客坐在户外烤架周围的小马扎上，官员们指定一个高架观景平台专供游客透过一团团孜然味的烟雾，观看下方的饕餮盛况。</text:p>
      <text:p text:style-name="P4">
当地人李阳凌晨3点就来排队，终于在下午6点左右等到了一张桌子。虽然他去一家钢铁公司上班的路上现在挤满了车，但他并不介意。</text:p>
      <text:p text:style-name="P4">
广告</text:p>
      <text:p text:style-name="P4">
“多了这么多人气，跟疫情这三年来比的话，说实话，心里还是挺暖的，”他大声说道，声音几乎被四名摇着沙锤的男子制造的声音淹没，这四名男子似乎与餐厅无关，他们在餐桌之间为食客演奏。</text:p>
      <text:p text:style-name="P4">
几张桌子外，现年25岁的白灵斌（音）已经开吃，他午夜刚过就来等座。他与其他四名男子共用一个烤架，食物串在牙签一般细的扦子上，有酥脆的猪皮和红薯，还有卷饼。</text:p>
      <text:p text:style-name="P4">
来自安徽的白灵斌坦言：他更喜欢东北烧烤，那是中国另一个以烧烤闻名的地区。但当他向排队时遇到的同桌们举起啤酒杯时，他宣称：“但是所有氛围是吃烧烤中最好的，就是这种热情。”</text:p>
      <text:p text:style-name="P4">
尽管如此，一些当地人私下表示，希望看到自己的家乡突如其来的名气消退下去，至少不要像现在这么火。</text:p>
      <text:p text:style-name="P4">
烧烤店的工作人员说，他们每天晚上只能睡几小时。那个突然走红的菜市场现在看不到蔬菜，里面都是卖小吃和纪念品的摊位，当地民众只得去别处找他们需要的东西。</text:p>
      <text:p text:style-name="P4">
</text:p>
      <text:p text:style-name="P4">
外形像烤肉串的吉祥物正在给淄博的烧烤热添加乐趣。  Qilai Shen for The New York Times</text:p>
      <text:p text:style-name="P4">
<draw:frame draw:style-name="fr1" draw:name="Image166" text:anchor-type="as-char" svg:width="6.9236in" svg:height="4.615733in" draw:z-index="0">
<draw:image xlink:href="../Images/cnnytimes/2023-05-30T08-42-14-08-00/00china-bbq-dispatch-02-kzfj-master1050.jpg" xlink:type="simple" xlink:show="embed" xlink:actuate="onLoad" draw:mime-type="image/jpeg"/>
</draw:frame>
</text:p>
      <text:p text:style-name="P4">
八大局附近街市上的当地烧烤美食，这个街市现已成为淄博的一个超级热门旅游目的地。  Qilai Shen for The New York Times</text:p>
      <text:p text:style-name="P4">
因为政府已下决心保持淄博的运气，商贩们让顾客满意的压力很大，一家距离市中心有30分钟车程的烧烤店的经理王九元（音）说，虽然他的店地点有点偏，但仍人满为患。王先生在每张桌子傍贴了海报，请求顾客保持耐心，因为很多服务员只会说当地方言。</text:p>
      <text:p text:style-name="P4">
王九元表示，“我们也害怕投诉。淄博政府  只要是外地顾客，不管是什么都受理，不管占不占理都受理  。”他还说，一名顾客抱怨没有座位后，他的店已挨了一顿骂。</text:p>
      <text:p text:style-name="P4">
广告</text:p>
      <text:p text:style-name="P4">
网上有些人担心，要求当地人为游客提供方便的压力已经过大，尤其是在一段视频在网上疯传之后，视频显示一名餐厅老板跪着向一名顾客请求原谅，该顾客因排队时间太长发了脾气。</text:p>
      <text:p text:style-name="P4">
上个月，就连淄博市政府似乎也打起了退堂鼓，因为当地的游客太多了，政府鼓励人们去附近其他地方玩。</text:p>
      <text:p text:style-name="P4">
淄博郊外一条安静的马路边上，一家老旧工厂的工人们正在揉制手工制作的周村烧饼，这也是一种当地美食，工厂老板高娟说，随着游客的涌入，订单量也在增加。</text:p>
      <text:p text:style-name="P4">
高娟曾考虑过改为生产卷烧烤用的薄饼，因为需求量更大。薄饼供应商们已经在接受今年8月份的订单。</text:p>
      <text:p text:style-name="P4">
但是制作薄饼的机器已经售罄。高娟愿意用一个长远眼光来考虑烧烤热是否会持续下去的问题。</text:p>
      <text:p text:style-name="P4">
“市场缺的时候容易爆满、过量，”她说。“先看看。”</text:p>
      <text:p text:style-name="P4">
</text:p>
      <text:p text:style-name="P4">
这家烧烤店里没人保持社交距离。  Qilai Shen for The New York Times</text:p>
      <text:p text:style-name="P4">
Source: <text:a xlink:type="simple" xlink:href="https://cn.nytimes.com/china/20230523/zibo-barbecue/" text:style-name="Internet_20_link" text:visited-style-name="Visited_20_Internet_20_Link">
https://cn.nytimes.com/china/20230523/zibo-barbecue/</text:a>
</text:p>
      <!--NEWS-->
      <text:h text:style-name="P10" text:outline-level="1">
<text:span text:style-name="T4">
中国宣布计划在2030年实现载人登月</text:span>
</text:h>
      <text:p text:style-name="P4">
Creator: 王月眉</text:p>
      <text:p text:style-name="P4">
Publisher: https://www.facebook.com/nytimeschinese</text:p>
      <text:p text:style-name="P4">
Published Time: 2023-05-30T09:04:37+08:00</text:p>
      <text:p text:style-name="P4">
Description: 载人登月将成为中国乃至世界太空探索的重要里程碑，也可能成为中国在中美太空竞争中取得重大成就的标志。五角大楼警告称到2045年中国可能在太空领域超越美国。 Hector Retamal/Agence France-Presse — Getty Images 中国西北部的一个卫星发射中心，展示中国宇航员的广告牌。周一，中国表示计划在2030年之前实现载人登月。</text:p>
      <text:p text:style-name="P4">
Images: ["<text:a xlink:type="simple" xlink:href="https://static01.nyt.com/images/2023/05/29/multimedia/29china-moon-ktzg/29china-space-ktzg-master1050.jpg" text:style-name="Internet_20_link" text:visited-style-name="Visited_20_Internet_20_Link">
29china-space...</text:a>
"]</text:p>
      <text:p text:style-name="P4">
Category: 中国</text:p>
      <text:p text:style-name="P4">
Type: Article</text:p>
      <!--METADATA-->
      <text:p text:style-name="P4">
<draw:frame draw:style-name="fr1" draw:name="Image168" text:anchor-type="as-char" svg:width="6.9236in" svg:height="4.615733in" draw:z-index="0">
<draw:image xlink:href="../Images/cnnytimes/2023-05-30T09-04-37-08-00/29china-space-ktzg-master1050.jpg" xlink:type="simple" xlink:show="embed" xlink:actuate="onLoad" draw:mime-type="image/jpeg"/>
</draw:frame>
</text:p>
      <text:p text:style-name="P4">
一名政府官员周一宣布，中国计划在2030年前完成载人登月任务，这是对中国载人登月雄心的最高级别确认。</text:p>
      <text:p text:style-name="P4">
此前，中国科学家曾以较为非官方的身份对2030年的登月目标表示认可；中国探月工程总设计师就曾在 <text:a xlink:type="simple" xlink:href="https://news.cgtn.com/news/2023-04-25/China-to-perform-crewed-lunar-landing-before-2030-Chief-designer-1jhGzYsnRg4/index.html" text:style-name="Internet_20_link" text:visited-style-name="Visited_20_Internet_20_Link">
 上个月表示</text:a>
 ，2030年登陆“没问题”。</text:p>
      <text:p text:style-name="P4">
中国载人航天工程办公室副主任林西强在周一的新闻发布会上 <text:a xlink:type="simple" xlink:href="https://english.news.cn/20230529/3879383186fe488e8194ccc58c965f31/c.html" text:style-name="Internet_20_link" text:visited-style-name="Visited_20_Internet_20_Link">
 引用</text:a>
了一句毛泽东的诗句：“可上九天揽月。”</text:p>
      <text:p text:style-name="P4">
林西强说，登月计划已在“最近”启动，但没有提供具体细节。该计划属于中国更广泛的探月工程的一部分，该工程也被称为嫦娥工程，这个名字来自中国神话中住在月亮上的仙女。他说，该项目还将寻求在月球短期驻留，以及采集样本并进行研究。</text:p>
      <text:p text:style-name="P4">
广告</text:p>
      <text:p text:style-name="P4">
周一的公告是在介绍即将前往中国 <text:a xlink:type="simple" xlink:href="https://cn.nytimes.com/china/20221214/china-space-moon-mars/" text:style-name="Internet_20_link" text:visited-style-name="Visited_20_Internet_20_Link">
 新空间站 </text:a>
 的三名新宇航员的 <text:a xlink:type="simple" xlink:href="https://www.reuters.com/technology/china-will-launch-shenzhou-16-mission-chinese-space-station-may-30-2023-05-29/" text:style-name="Internet_20_link" text:visited-style-name="Visited_20_Internet_20_Link">
 新闻发布会 </text:a>
上发布的，该空间站于 <text:a xlink:type="simple" xlink:href="https://cn.nytimes.com/china/20221101/china-launch-space-station/" text:style-name="Internet_20_link" text:visited-style-name="Visited_20_Internet_20_Link">
 去年年底建设完成 </text:a>
 。</text:p>
      <text:p text:style-name="P4">
载人登月将成为中国乃至世界太空探索的一个重要里程碑：自20世纪60年代和70年代美国的 <text:a xlink:type="simple" xlink:href="https://www.nytimes.com/interactive/2019/07/18/science/apollo-11-moon-landing-photos-ul.html" text:style-name="Internet_20_link" text:visited-style-name="Visited_20_Internet_20_Link">
 阿波罗计划</text:a>
 以来，还没有人登上月球。这可能标志着中国在与美国进展迅速的太空竞争中取得了重大成就。中国最高领导人习近平曾<text:a xlink:type="simple" xlink:href="https://cn.nytimes.com/china/20210517/china-mars-space/" text:style-name="Internet_20_link" text:visited-style-name="Visited_20_Internet_20_Link">
 表示 </text:a>
 ，中国应该成为“航天大国”。</text:p>
      <text:p text:style-name="P4">
美国航空航天局(NASA)也宣布了一项计划，于2025年再次将人类送上月球，并将首次包括女性和有色人种在内。这个被称为 <text:a xlink:type="simple" xlink:href="https://www.nytimes.com/interactive/2022/08/27/science/nasa-moon-artemis-launch.html" text:style-name="Internet_20_link" text:visited-style-name="Visited_20_Internet_20_Link">
 阿耳忒弥斯登月计划</text:a>
 的项目已面临延误。北京和华盛顿都制定了在月球上建立研究站和将人类送上火星的目标。</text:p>
      <text:p text:style-name="P4">
太空已经成为美中关系紧张的又一个竞技场，让人想起冷战时期美苏之间的太空竞赛。NASA局长比尔·尼尔森 <text:a xlink:type="simple" xlink:href="https://www.politico.com/news/2023/01/01/we-better-watch-out-nasa-boss-sounds-alarm-on-chinese-moon-ambitions-00075803" text:style-name="Internet_20_link" text:visited-style-name="Visited_20_Internet_20_Link">
 曾表示</text:a>
，美国应该“警惕”中国试图控制月球表面并将美国人拒之门外的企图。五角大楼去年的一份报告 <text:a xlink:type="simple" xlink:href="https://www.defenseone.com/technology/2022/08/china-could-overtake-us-space-without-urgent-action-report/376261/" text:style-name="Internet_20_link" text:visited-style-name="Visited_20_Internet_20_Link">
 警告</text:a>
 ，到2045年，中国可能会在太空领域超越美国。</text:p>
      <text:p text:style-name="P4">
中国的太空计划近年来 <text:a xlink:type="simple" xlink:href="https://www.nytimes.com/2022/12/12/science/china-space-chronology-timeline.html" text:style-name="Internet_20_link" text:visited-style-name="Visited_20_Internet_20_Link">
 发展迅速 </text:a>
，而美国的太空计划却经常因为相互冲突的优先事项和政府的更替而陷入困境。中国是21世纪唯一成功登月的国家，并在2019年成为第一个 <text:a xlink:type="simple" xlink:href="https://cn.nytimes.com/china/20190103/china-change-4-moon/" text:style-name="Internet_20_link" text:visited-style-name="Visited_20_Internet_20_Link">
 在月球背面</text:a>
 着陆探测器的国家。</text:p>
      <text:p text:style-name="P4">
尽管一些人希望中美在地缘政治紧张局势加剧的情况下仍然能够在太空探索方面进行合作，但美国为NASA提供资金的法律中有条款禁止与中国国家航天局或中资公司直接合作。中国已表示将<text:a xlink:type="simple" xlink:href="https://cn.nytimes.com/world/20210617/china-russia-space/" text:style-name="Internet_20_link" text:visited-style-name="Visited_20_Internet_20_Link">
 与俄罗斯在太空项目上展开合作 </text:a>
。</text:p>
      <text:p text:style-name="P4">
Source: <text:a xlink:type="simple" xlink:href="https://cn.nytimes.com/china/20230530/china-space-moon-2030/" text:style-name="Internet_20_link" text:visited-style-name="Visited_20_Internet_20_Link">
https://cn.nytimes.com/china/20230530/china-space-moon-2030/</text:a>
</text:p>
      <!--NEWS-->
      <text:h text:style-name="P10" text:outline-level="1">
<text:span text:style-name="T4">
俄袭击乌空军基地 击中一军事目标</text:span>
</text:h>
      <text:p text:style-name="P4">
Author: 联合早报 (Person)</text:p>
      <text:p text:style-name="P4">
Publisher: 联合早报 (Organization)</text:p>
      <text:p text:style-name="P4">
Published Time: 2023-05-30T09:07</text:p>
      <text:p text:style-name="P4">
Modified Time: 2023-05-30T09:07</text:p>
      <text:p text:style-name="P4">
Description: 俄罗斯称夜间袭击了乌克兰西部空军基地，并指乌方炮击俄罗斯境内的工业设施，乌克兰确认一军事目标和敖德萨港口被击中。彭博社报道，俄军袭击乌克兰空军基地造成五架军机和跑道受损，俄军还在两...</text:p>
      <text:p text:style-name="P4">
Videos: []</text:p>
      <text:p text:style-name="P4">
Audios: []</text:p>
      <text:p text:style-name="P4">
Images: []</text:p>
      <text:p text:style-name="P4">
Type: NewsArticle</text:p>
      <text:p text:style-name="P4">
Breadcrumbs: ['即时', '国际']</text:p>
      <text:p text:style-name="P4">
Keywords: ['俄乌战争', '泽连斯基', '军机', '乌克兰']</text:p>
      <!--METADATA-->
      <text:p text:style-name="P4">
俄罗斯称夜间袭击了乌克兰西部空军基地，并指乌方炮击俄罗斯境内的工业设施，乌克兰确认一军事目标和敖德萨港口被击中。</text:p>
      <text:p text:style-name="P4">
彭博社报道，俄军袭击乌克兰空军基地造成五架军机和跑道受损，俄军还在两天内第二次对基辅发射大量弹道导弹和无人机袭击。</text:p>
      <text:p text:style-name="P4">
另据路透社报道，乌克兰罕见承认星期一（5月29日）晚的袭击对乌克兰一军事“目标”造成破坏，正在修复一条跑道，赫梅利尼茨基西部有五架军机停飞，但没有透露具体地点。</text:p>
      <text:p text:style-name="P4">
据悉，在俄乌战争爆发前，赫梅利尼茨基西部有一个空军基地。</text:p>
      <text:p text:style-name="P4">
俄罗斯新闻社（RIA）引述俄罗斯国防部说，超过一个乌克兰空军基地被俄军导弹击中，但乌方没有证实还有其他空军基地遇袭。</text:p>
      <text:p text:style-name="P4">
乌克兰总统泽连斯基在星期一晚间的视频讲话中说：“乌克兰有了爱国者反导系统，对俄罗斯导弹的拦截率就会达到100%，一定会挫败恐怖行动。”</text:p>
      <text:p text:style-name="P4">
针对基辅发生爆炸的广泛报道，基辅军事管理部门星期二说，基辅的防空系统运作正常。</text:p>
      <text:p text:style-name="P4">
基辅市长克里琴科说，市内发生爆炸，首都和乌克兰中部与北部发出空袭警报。</text:p>
      <text:p text:style-name="P4">
Source: <text:a xlink:type="simple" xlink:href="https://www.zaobao.com.sg/realtime/world/story20230530-1399483" text:style-name="Internet_20_link" text:visited-style-name="Visited_20_Internet_20_Link">
https://www.zaobao.com.sg/realtime/world/story20230530-1399483</text:a>
</text:p>
      <!--NEWS-->
      <text:h text:style-name="P10" text:outline-level="1">
<text:span text:style-name="T4">
朝鲜确认发射军事间谍卫星的计划</text:span>
</text:h>
      <text:p text:style-name="P4">
Author: chinese@voanews.com (美国之音)</text:p>
      <text:p text:style-name="P4">
Publisher: 美国之音中文网 (Type: NewsMediaOrganization)</text:p>
      <text:p text:style-name="P4">
Published Time: 2023-05-30T09:18:21+08:00</text:p>
      <text:p text:style-name="P4">
Modified Time: 2023-05-30 01:18:21Z</text:p>
      <text:p text:style-name="P4">
Description: 据官方的朝鲜中央通讯社当地时间周二（5月30日）报道，朝鲜宣布将于6月发射一颗军事侦察卫星，以实时监测美国及其伙伴的军事行动。</text:p>
      <text:p text:style-name="P4">
Videos: []</text:p>
      <text:p text:style-name="P4">
Images: []</text:p>
      <text:p text:style-name="P4">
Categories: ['亚太', '美国', '中国', '军事', '朝鲜半岛局势']</text:p>
      <text:p text:style-name="P4">
Type: None</text:p>
      <!--METADATA-->
      <text:p text:style-name="P4">
NoneNone</text:p>
      <text:p text:style-name="P4">
Source: <text:a xlink:type="simple" xlink:href="https://www.voachinese.com/a/north-korea-confirms-plan-to-launch-military-spy-satellite-20230529/7114865.html" text:style-name="Internet_20_link" text:visited-style-name="Visited_20_Internet_20_Link">
https://www.voachinese.com/a/north-korea-confirms-plan-to-launch-military-spy-satellite-20230529/7114865.html</text:a>
</text:p>
      <!--NEWS-->
      <text:h text:style-name="P10" text:outline-level="1">
<text:span text:style-name="T4">
日本发生5.8级地震</text:span>
</text:h>
      <text:p text:style-name="P4">
Author: 联合早报 (Person)</text:p>
      <text:p text:style-name="P4">
Publisher: 联合早报 (Organization)</text:p>
      <text:p text:style-name="P4">
Published Time: 2023-05-30T09:19</text:p>
      <text:p text:style-name="P4">
Modified Time: 2023-05-30T09:19</text:p>
      <text:p text:style-name="P4">
Description: 路透社报道，日本星期二（5月30日）上午发生5.8级地震。 ...</text:p>
      <text:p text:style-name="P4">
Videos: []</text:p>
      <text:p text:style-name="P4">
Audios: []</text:p>
      <text:p text:style-name="P4">
Images: []</text:p>
      <text:p text:style-name="P4">
Type: NewsArticle</text:p>
      <text:p text:style-name="P4">
Breadcrumbs: ['即时', '国际']</text:p>
      <text:p text:style-name="P4">
Keywords: ['日本', '地震', '火山']</text:p>
      <!--METADATA-->
      <text:p text:style-name="P4">
路透社报道，日本星期二（5月30日）上午发生5.8级地震。</text:p>
      <text:p text:style-name="P4">
Source: <text:a xlink:type="simple" xlink:href="https://www.zaobao.com.sg/realtime/world/story20230530-1399487" text:style-name="Internet_20_link" text:visited-style-name="Visited_20_Internet_20_Link">
https://www.zaobao.com.sg/realtime/world/story20230530-1399487</text:a>
</text:p>
      <!--NEWS-->
      <text:h text:style-name="P10" text:outline-level="1">
<text:span text:style-name="T4">
皮塔·林家伦拉：泰国大选新贵，誓言要与众不同</text:span>
</text:h>
      <text:p text:style-name="P4">
Author: https://www.facebook.com/bbcworldservice/</text:p>
      <text:p text:style-name="P4">
Publisher: BBC News 中文</text:p>
      <text:p text:style-name="P4">
Published Time: 2023-05-30T09:19:40.000Z</text:p>
      <text:p text:style-name="P4">
Modified Time: 2023-05-30T09:19:40.000Z</text:p>
      <text:p text:style-name="P4">
Description: 皮塔告诉BBC，他想“为人民”服务，但前方荆棘重重。这位年轻的候任总理面临着令人生畏的挑战。</text:p>
      <text:p text:style-name="P4">
Images: ["<text:a xlink:type="simple" xlink:href="https://ichef.bbci.co.uk/news/640/cpsprodpb/13B6C/production/_129884708_gettyimages-1484153992.jpg" text:style-name="Internet_20_link" text:visited-style-name="Visited_20_Internet_20_Link">
_129884708_ge...</text:a>
"]</text:p>
      <text:p text:style-name="P4">
Videos: []</text:p>
      <text:p text:style-name="P4">
Tags: ['东南亚国家联盟', '泰国', '政治', '缅甸', '亚洲', '年轻人']</text:p>
      <text:p text:style-name="P4">
Type: Article</text:p>
      <!--METADATA-->
      <text:h text:style-name="P12" text:outline-level="3">
<text:span text:style-name="T4">
皮塔·林家伦拉：泰国大选新贵，誓言要与众不同</text:span>
</text:h>
      <ul>
        <li>
乔纳森·赫德（Jonathan Head）   * BBC驻东南亚记者</li>
      </ul>
      <text:p text:style-name="P4">
2023年5月30日上午9点19分<draw:frame draw:style-name="fr1" draw:name="Image169" text:anchor-type="as-char" svg:width="6.9236in" svg:height="3.894525in" draw:z-index="0">
<draw:image xlink:href="../Images/BBC Chinese/2023-05-30T09-19-40.000Z/_129884708_gettyimages-1484153992.jpg" xlink:type="simple" xlink:show="embed" xlink:actuate="onLoad" draw:mime-type="image/jpeg"/>
</draw:frame>
</text:p>
      <text:p text:style-name="P4">
图像来源，  Getty Images</text:p>
      <text:p text:style-name="P4">
<text:span text:style-name="T4">
皮塔·林家伦拉（Pita Limjaroenrat）并非是一位典型的泰国政治家。</text:span>
</text:p>
      <text:p text:style-name="P4">
泰国内阁部长的平均年龄为65岁，尊敬长辈仍是珍贵传统，而皮塔·林家伦拉很年轻（看起来比实际的42岁年轻得多），并且毫不掩饰地自信，这使他脱颖而出。</text:p>
      <text:p text:style-name="P4">
他所领导的改革派“前进党”（MoveForward）在最近一次选举中领先于其他政党，结果令人震惊。他将成为78年来最年轻的总理，这让大部分时间里都在统治泰国的保守派政治机构感到震惊。</text:p>
      <text:p text:style-name="P4">
<text:a xlink:type="simple" xlink:href="https://www.bbc.com/zhongwen/simp/world-65593935" text:style-name="Internet_20_link" text:visited-style-name="Visited_20_Internet_20_Link">
 泰国大选：在野党强势领先，巴育亲军方政权面临挫败 </text:a>
  * <text:a xlink:type="simple" xlink:href="https://www.bbc.com/zhongwen/simp/world-65523637" text:style-name="Internet_20_link" text:visited-style-name="Visited_20_Internet_20_Link">
 尝试撼动泰国大选的年轻激进派 </text:a>
</text:p>
      <text:p text:style-name="P4">
与第二大政党“为泰党”（Pheu Thai）组建联合政府的艰难谈判正在进行中。为泰党自2001年以来赢得了泰国的每一次选举，并有望赢得5月14日举行的选举。</text:p>
      <text:p text:style-name="P4">
为泰党和前进党都认为自己是进步的政党，反对像2014年政变那样用军事干预政治，那场政变推翻了为泰党政府。</text:p>
      <text:p text:style-name="P4">
但是，前进党的年轻活动人士智胜老党，并击败了该党的许多候选人，他们以富有想象力的、基于社交媒体的竞选活动，为选民提供了与过去彻底决裂的机会以及不同的政治领导。</text:p>
      <text:p text:style-name="P4">
</text:p>
      <text:p text:style-name="P4">
图像来源，  Getty Images</text:p>
      <text:p text:style-name="P4">
“我不一样，”皮塔告诉我。“我们组建联合政府不是为了寻求权宜之计，也不是为了让我成为总理。我在政府是为人民服务。世界已经变了。</text:p>
      <text:p text:style-name="P4">
“我不需要成为一个强壮的男人，带着有毒的男子气概，来确保‘人们必须听我的，我必须一直成为聚光灯下的那个人’。</text:p>
      <text:p text:style-name="P4">
“我不需要一直保持完美。我可以像泰国的普通人一样，骑摩托车，像其他人一样在街上吃东西。”</text:p>
      <text:p text:style-name="P4">
皮塔出生在一个富裕的泰国家庭。</text:p>
      <text:p text:style-name="P4">
他十几岁时在新西兰上学，后来在美国读研究生，毕业后到家族米糠企业工作，以及在叫车公司Grab担任高管，这些经历都影响了他的性格。</text:p>
      <text:p text:style-name="P4">
他欣赏脚踏实地的领导人，比如新西兰的杰辛达·阿德恩（Jacinda Ardern）和乌拉圭的何塞·“佩佩”·穆希卡（josjos“Pepe”Mujica）。</text:p>
      <text:p text:style-name="P4">
前进党拥有泰国选举史上最雄心勃勃的改革议程。</text:p>
      <text:p text:style-name="P4">
该党宣布了300项政策，其中包括推动泰国LGBTQ人群的平等婚姻，结束征兵，解决商业垄断问题，以及改革教育体系以适应21世纪的经济。</text:p>
      <text:p text:style-name="P4">
该党计划废除军方起草的宪法，并将军方的许多商业利益置于财政部之下。</text:p>
      <text:p text:style-name="P4">
皮塔说：“现在是结束军事政变循环的时候了，也是结束为政变打开大门的政治腐败的时候了。”</text:p>
      <text:p text:style-name="P4">
但该党最具争议的提议是修改《君主法》（lèse majesté law），并开始讨论君主制与泰国人民之间的关系。该法对被判侮辱王室的人处以长期监禁。</text:p>
      <text:p text:style-name="P4">
在250名参议员中，有许多人说，他们将因这个问题而阻止“前进党”的人选担任总理。这些参议员由前军政府任命，按照规定，他们必须参加议会投票选出下一任总理。</text:p>
      <text:p text:style-name="P4">
“那个时代的情绪已经改变了，”皮塔说。</text:p>
      <text:p text:style-name="P4">
</text:p>
      <text:p text:style-name="P4">
图像来源，  EPA</text:p>
      <text:p text:style-name="P4">
图像加注文字，</text:p>
      <text:p text:style-name="P4">
前进党利用社交媒体赢得了大量民众的支持。</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我认为我们现在已经可以成熟和宽容地谈论君主制。即使保守派也明白，君主立宪制在21世纪应该扮演什么角色。”</text:p>
      <text:p text:style-name="P4">
“我们赢得了1400万人的选票。他们明白，这很清楚、很透明，这是我们想要推动的议程之一。”</text:p>
      <text:p text:style-name="P4">
这位前进党领导人相信，他的联盟目前在议会下院500个席位中拥有312个席位，将得到64名参议员的支持，使他们获得所需的绝对多数。</text:p>
      <text:p text:style-name="P4">
然而，参议院内部消息人士表示，只要前进党继续致力于修改《君主法》，这将很难实现；但至少有一些参议员，他们的非选举任期只剩下一年，对于反对一个在选举中赢得明显多数的联盟感到不安。</text:p>
      <text:p text:style-name="P4">
皮塔也承诺采取新的外交政策。</text:p>
      <text:p text:style-name="P4">
过去10年，在军方政府的领导下，泰国被普遍认为在国际事务中没有发挥应有的作用，总理巴育（Prayuth Chan-ocha）对外交政策不感兴趣。</text:p>
      <text:p text:style-name="P4">
“当然，我们需要更多地与国际社会接触，”皮塔说。</text:p>
      <text:p text:style-name="P4">
“我们必须重新平衡。我们必须大声疾呼，我们必须站在以规则为基础的世界秩序一边。不说话，在外交政策上没有分量。”</text:p>
      <text:p text:style-name="P4">
“我们的许多问题，无论是经济问题、空气污染问题，还是化肥价格问题，都来自世界其他地区。”</text:p>
      <text:p text:style-name="P4">
他说，他的政府将与泰国的邻国东盟（东南亚国家联盟）更密切地合作，寻求解决缅甸内战的办法，他还会试图将更多的人道主义援助输送到泰缅边境。</text:p>
      <text:p text:style-name="P4">
这位年轻的候任总理面临着令人生畏的挑战。</text:p>
      <text:p text:style-name="P4">
一方面是持怀疑态度的参议院，另一方面是需要与为泰党达成协议。为泰党只比进步党少赢得10个席位，而且其团队中有更多经验丰富的谈判代表。</text:p>
      <text:p text:style-name="P4">
为泰党一直要求获得最高职位，以及有权力的国会议长的职位。皮塔认为，要想让他的许多新法案获得通过，这个职位是优先考虑的。</text:p>
      <text:p text:style-name="P4">
他的政党主要由首次当选的议员组成，其中一些人年龄太小，达不到担任部长的35岁门槛，还有一些人因过去的政治活动仍面临严重的刑事指控。</text:p>
      <text:p text:style-name="P4">
为泰党在意识形态上更加灵活，对君主制采取不干涉的态度，可以选择加入另一个联盟，该联盟包括即将离任的政府中的政党。</text:p>
      <text:p text:style-name="P4">
前进党排除了这种妥协，该党通过承诺不与将军们做交易赢得了许多选票。</text:p>
      <text:p text:style-name="P4">
皮塔认为，两党都不能放弃他所称的梦想和希望联盟，因为这会损害他们的声誉。</text:p>
      <text:p text:style-name="P4">
他轻松地承担着这些责任，仍然抽出时间与家人在一起，对事情会解决持轻松乐观的态度。</text:p>
      <text:p text:style-name="P4">
他告诉我：“我不想像其他泰国政客一样，七八十岁还在为职位而战。”</text:p>
      <text:p text:style-name="P4">
“我想再干十年，然后就该干点别的了。”</text:p>
      <text:p text:style-name="P4">
Source: <text:a xlink:type="simple" xlink:href="https://www.bbc.com/zhongwen/simp/world-65753690" text:style-name="Internet_20_link" text:visited-style-name="Visited_20_Internet_20_Link">
https://www.bbc.com/zhongwen/simp/world-65753690</text:a>
</text:p>
      <!--NEWS-->
      <text:h text:style-name="P10" text:outline-level="1">
<text:span text:style-name="T4">
中国发射神舟十六号载人飞船，首位非军人出身航天员升入太空 (Free Version)</text:span>
</text:h>
      <text:p text:style-name="P4">
Author: Clarence Leong</text:p>
      <text:p text:style-name="P4">
Publisher: 华尔街日报中文网</text:p>
      <text:p text:style-name="P4">
Published Time: 2023-05-30T09:20:00.000Z</text:p>
      <text:p text:style-name="P4">
Modified Time: 2023-05-30T09:20:00.000Z</text:p>
      <text:p text:style-name="P4">
Created Time: 2023-05-30T08:03:00.000Z</text:p>
      <text:p text:style-name="P4">
Description: 中国将其首位非军人出身的航天员送入太空，成为该国空间站新乘组的其中一员。在中美两国竞争日益激烈之际，此举展示了中国不断壮大的太空能力。</text:p>
      <text:p text:style-name="P4">
Images: []</text:p>
      <text:p text:style-name="P4">
Categories: ['国际', '中国']</text:p>
      <text:p text:style-name="P4">
Keywords: SYND,LINK:EN|WP-WSJ-0000929902</text:p>
      <text:p text:style-name="P4">
Type: Article</text:p>
      <!--METADATA-->
      <text:p text:style-name="P4">
周二，中国将其首位非军人出身的航天员送入太空轨道，成为该国空间站新乘组的其中一员。在与美国日益激烈的军事和技术竞争引发地缘政治紧张之际，此举展示了中国不断壮大的太空能力。</text:p>
      <text:p text:style-name="P4">
Source: <text:a xlink:type="simple" xlink:href="https://cn.wsj.com/articles/%E4%B8%AD%E5%9B%BD%E5%8F%91%E5%B0%84%E7%A5%9E%E8%88%9F%E5%8D%81%E5%85%AD%E5%8F%B7%E8%BD%BD%E4%BA%BA%E9%A3%9E%E8%88%B9-%E9%A6%96%E4%BD%8D%E9%9D%9E%E5%86%9B%E4%BA%BA%E5%87%BA%E8%BA%AB%E8%88%AA%E5%A4%A9%E5%91%98%E5%8D%87%E5%85%A5%E5%A4%AA%E7%A9%BA-49a006ab" text:style-name="Internet_20_link" text:visited-style-name="Visited_20_Internet_20_Link">
https://cn.wsj.com/articles/%E4%B8%AD%E5%9B%BD%E5%8F%91%E5%B0%84%E7%A5%9E%E8%88%9F%E5%8D%81%E5%85%AD%E5%8F%B7%E8%BD%BD%E4%BA%BA%E9%A3%9E%E8%88%B9-%E9%A6%96%E4%BD%8D%E9%9D%9E%E5%86%9B%E4%BA%BA%E5%87%BA%E8%BA%AB%E8%88%AA%E5%A4%A9%E5%91%98%E5%8D%87%E5%85%A5%E5%A4%AA%E7%A9%BA-49a006ab</text:a>
</text:p>
      <!--NEWS-->
      <text:h text:style-name="P10" text:outline-level="1">
<text:span text:style-name="T4">
评论 | 魏京生：1989年的精神代表了人类的良知</text:span>
</text:h>
      <text:p text:style-name="P4">
Author: None</text:p>
      <text:p text:style-name="P4">
Publisher: Radio Free Asia (Organization)</text:p>
      <text:p text:style-name="P4">
Published Time: 2023-05-30T09:20:33-04:00</text:p>
      <text:p text:style-name="P4">
Modified Time: 2023-05-30T09:20:33-04:00</text:p>
      <text:p text:style-name="P4">
Description: None</text:p>
      <text:p text:style-name="P4">
Videos: []</text:p>
      <text:p text:style-name="P4">
Audios: ["<text:a xlink:type="simple" xlink:href="https://www.rfa.org/mandarin/pinglun/weijingsheng/wjs-053020230853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4.600844in" draw:z-index="0">
<draw:image xlink:href="../Images/rfamandarin/2023-05-30T09-20-33-04-00/000000.png" xlink:type="simple" xlink:show="embed" xlink:actuate="onLoad" draw:mime-type="image/png"/>
</draw:frame>
1989年5月30日矗立于北京天安门广场的"民主女神" 六四档案图  <text:a xlink:type="simple" xlink:href="https://www.rfa.org/mandarin/pinglun/weijingsheng/wjs-05302023085321.html/@@stream" text:style-name="Internet_20_link" text:visited-style-name="Visited_20_Internet_20_Link">
Audio-1-Link：https://www.rfa.org/mandarin/pinglun/weijingsheng/wjs-05302023085321.html/@@stream</text:a>
</text:p>
      <text:p text:style-name="P4">
上个世纪两场发生在中国的运动，影响了整个世界。一场是发生在1978年的民主墙运动，一场是规模更大的1989年天安门民主运动。民主墙运动扩散到了台湾和莫斯科等全球多个国家，是共产主义左派意识形态走下坡路的转折点。天安门民主运动是共产主义阵营走下坡路的转折点，苏联和东欧共产党国家迅速垮台，走向了民主。</text:p>
      <text:p text:style-name="P4">
直到今天，国际国内的多数人，仍然在纪念这两场扭转人类命运的运动，特别是1989年轰动世界的天安门民主运动，特别是纪念在这场运动中牺牲的千千万万中国人。因为这些牺牲的先烈们代表着人类的良知，这种人类良知的表现，推动着人类的良性发展。    虽然在中共的高压下，中国人民不敢表达对他们的崇敬和同情。虽然在利益的驱动下，很多西方政客也不敢公开表达对他们的崇敬和同情。但是在人们的内心里，孰是孰非都像明镜一样清楚。即使那些参与和帮助了镇压的、被人们所痛恨的人，内心也很清楚什么是人类共同的良知。    上个世纪末，有一次我在捷克参加哈维尔总统召开的人权民主大会。中间休息时我在那个教堂的巨大的卫生间，碰到了中国人民所痛恨的基辛格博士。一大群记者蜂拥而至，长枪短炮已经准备好了，想记录我们两个唇枪舌剑的爆炸性新闻。基辛格声色俱厉地赶走了记者们，声称谁留在现场就把他告上法庭。    亲自驱赶了记者之后，他回过头来对着脸色不太好看得我说了一句话，也是小布什总统对我说的同样的话：“我知道你想说什么，请先听我说说”。我只好耐心地听他说。他表情严肃地说：“你们中国人的批评我全都理解，但我们是在不同的角度为中国的进步做工作。我们的目标是一致的，但是扮演的是不同的角色”。    看到我摆出了辩论和斥责的表情，他赶快拉着我的手补充了“比如说促使毛泽东和邓小平发展和美国的友好关系，从长远来说有利于中国走向民主化。”等等一些说辞，让我不好再打人家的脸。毕竟厕所也不是辩论的场所，哈维尔总统还等着我们进入会场呢。    的确，天安门大屠杀后老布什总统放了邓小平一马，减弱了以至于最后取消了对屠杀者的制裁，保护了美国大企业的利益。在克林顿总统和小布什总统的时代，转变为给中共最惠国待遇的绥靖政策，以至于现在美国两党政治家都在后悔，资助了一个美国的敌人。这些都是从基辛格的绥靖主义政策开始的。但这种公说公有理，婆说婆有理的辩论，不是一两句话能说明白。    但是这件事清楚地说明：人心里都有一把尺子，不可能昧着良心欺骗自己。孰是孰非，自有公论，不是宣传和诡辩能够泯灭的。六四的英雄们和八九年的牺牲精神，是人们心目中永不磨灭的纪念。一些不明是非的愚昧民众，跟随共产党的虚假宣传，对一九八九年六四牺牲者和民主运动进行诋毁和诽谤，使得亲者痛仇者快，是浑人和傻瓜行为。    时间已经过去了三十四年。有些人说忘记过去吧，面向未来。但是我要说：忘记了过去，灾难还会重复。一个没有记忆的民族，不配生存在这个世界上，迟早要被淘汰。中华民族能够延续几千年而生存下来，重视从历史中吸取经验教训，是一大特点。    1989年中国的民主运动被镇压下去了，共产主义阵营却因此而崩溃了。总结了过去的经验和教训，中国的民主化很快就会迈开其脚步。这是历史的必然，剩下的就是早晚的事了。</text:p>
      <text:p text:style-name="P4">
（文章只代表特约评论员个人的立场和观点）</text:p>
      <text:p text:style-name="P4">
Source: <text:a xlink:type="simple" xlink:href="https://www.rfa.org/mandarin/pinglun/weijingsheng/wjs-05302023085321.html" text:style-name="Internet_20_link" text:visited-style-name="Visited_20_Internet_20_Link">
https://www.rfa.org/mandarin/pinglun/weijingsheng/wjs-05302023085321.html</text:a>
</text:p>
      <!--NEWS-->
      <text:h text:style-name="P10" text:outline-level="1">
<text:span text:style-name="T4">
涉嫌非法打捞二战沉船 马来西亚扣押中国船只</text:span>
</text:h>
      <text:p text:style-name="P4">
Author: None (Language: zh)</text:p>
      <text:p text:style-name="P4">
Publisher: None</text:p>
      <text:p text:style-name="P4">
Time: 2023-05-30T09:22:00Z</text:p>
      <text:p text:style-name="P4">
Description: 因涉嫌在马来西亚海域非法打捞二战沉船，一艘中国船只在马来西亚被扣。英国国防部对这起"亵渎"战争墓穴的行为提出强烈谴责。</text:p>
      <text:p text:style-name="P4">
Videos: []</text:p>
      <text:p text:style-name="P4">
Images: []</text:p>
      <text:p text:style-name="P4">
Subject: 新闻广角</text:p>
      <text:p text:style-name="P4">
Subjects: ['二战', '纳粹罪行', '柏林墙', '戴安娜', '岛屿主权争端', '专题报道：全景观看“习马会”', '中国', '英国', '英国退欧', '中共十九大']</text:p>
      <text:p text:style-name="P4">
Keywords: ['马来西亚', '中国', '南中国海主权争议', '二战', '英国', '军舰']</text:p>
      <text:p text:style-name="P4">
ID: 65769303</text:p>
      <!--METADATA-->
      <text:p text:style-name="P4">
<text:a xlink:type="simple" xlink:href="https://www.dw.com/zh/overlay/image/article/65769303/65767787" text:style-name="Internet_20_link" text:visited-style-name="Visited_20_Internet_20_Link">
 </text:a>
</text:p>
      <text:p text:style-name="P4">
（德国之声中文网）马来西亚海军指责一艘中国船只对两艘二战英国沉船进行盗窃和劫掠。上述两艘英国军舰分别是威尔士亲王号战列舰（HMS Prince ofWales）和反击号战列巡洋舰（HMSRepulse），它们是在1941年珍珠港事件发生数天之后在马来西亚海域被日本空军击沉的。事件中有842名士兵丧生，因而这类沉船被视作战争墓穴。</text:p>
      <text:p text:style-name="P4">
《海峡新时报》报道称，马来西亚海事执法局（MMEA）的船只周日在距柔佛州海岸37公里处发现了一艘在中国福州注册的驳船，海事执法局人员上船检查时，发现船上载有疑似来自英国二战沉船的金属和弹药。马来西亚方面逮捕了中方船长。</text:p>
      <text:p text:style-name="P4">
马来西亚海军发言人扎克里亚（Nurul HizamZakaria）表示，一艘中国"母舰"可能停靠在马来西亚海域之外，而这艘被扣押的船只则负责向母舰运送盗墓获取的赃物。这艘中国船还涉嫌曾在南中国海盗窃其他战争沉船，其中包括印度尼西元、新加坡、柬埔寨以及越南海域的沉船。专家们表示，出售废旧弹药中金属可以给盗墓者带来高额利润。</text:p>
      <text:p text:style-name="P4">
</text:p>
      <text:p text:style-name="P4">
出售沉船弹药上的金属，可以给盗墓者带来高额利润。</text:p>
      <text:p text:style-name="P4">
马来西亚海军表示，这艘涉事船只今年二月就已进入马来西亚海域。扎克里亚说："我们一直没有停止对这艘船的搜寻和跟踪，并对整个马来西亚海域进行了全天候监控。"他表示，由于中方船员关闭了船上的GPS系统，经常导致这艘可疑中国船从雷达系统消失。</text:p>
      <text:p text:style-name="P4">
英国国防部对这起偷盗二战沉船的事件提出谴责："对于亵渎海底战争墓穴的行为，我们提出最强烈的谴责。"</text:p>
      <text:p text:style-name="P4">
（德新社）</text:p>
      <text:p text:style-name="P4">
Source: <text:a xlink:type="simple" xlink:href="https://www.dw.com/zh/涉嫌非法打捞二战沉船-马来西亚扣押中国船只/a-65769303" text:style-name="Internet_20_link" text:visited-style-name="Visited_20_Internet_20_Link">
https://www.dw.com/zh/涉嫌非法打捞二战沉船-马来西亚扣押中国船只/a-65769303?maca=chi-rss-chi-all-1127-rdf</text:a>
</text:p>
      <!--NEWS-->
      <text:h text:style-name="P10" text:outline-level="1">
<text:span text:style-name="T4">
专栏 | 中国透视："六四"34周年祭</text:span>
</text:h>
      <text:p text:style-name="P4">
Author: None</text:p>
      <text:p text:style-name="P4">
Publisher: Radio Free Asia (Organization)</text:p>
      <text:p text:style-name="P4">
Published Time: 2023-05-30T09:30:00-04:00</text:p>
      <text:p text:style-name="P4">
Modified Time: 2023-05-30T11:27:37-04:00</text:p>
      <text:p text:style-name="P4">
Description: None</text:p>
      <text:p text:style-name="P4">
Videos: []</text:p>
      <text:p text:style-name="P4">
Audios: ["<text:a xlink:type="simple" xlink:href="https://www.rfa.org/mandarin/zhuanlan/zhongguotoushi/panel-052920231515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45512in" draw:z-index="0">
<draw:image xlink:href="../Images/rfamandarin/2023-05-30T09-30-00-04-00/000000.png" xlink:type="simple" xlink:show="embed" xlink:actuate="onLoad" draw:mime-type="image/png"/>
</draw:frame>
1989年6月4日凌晨，解放军坦克列阵向人民英雄纪念碑逼近。 六四档案图  <text:a xlink:type="simple" xlink:href="https://www.rfa.org/mandarin/zhuanlan/zhongguotoushi/panel-05292023151537.html/@@stream" text:style-name="Internet_20_link" text:visited-style-name="Visited_20_Internet_20_Link">
Audio-1-Link：https://www.rfa.org/mandarin/zhuanlan/zhongguotoushi/panel-05292023151537.html/@@stream</text:a>
</text:p>
      <text:p text:style-name="P4">
<text:span text:style-name="T4">
主持人：陈奎德</text:span>
</text:p>
      <text:p text:style-name="P4">
<text:span text:style-name="T4">
座谈人：曹旭云先生，1989年中华各界人士赴京声援团团长，自传《爱尔镇书生》作者，居匈牙利</text:span>
</text:p>
      <text:p text:style-name="P4">
一九八九年六四悲剧距今已经34年了。今年纪念六四，我请来的嘉宾是曹旭云先生，他是1989年中华各界人士赴京声援团团长，是天安门绝食团成员，是34年前那场撼动世界的民主运动的亲身经历者，同时是自传体小说《爱尔镇书生》作者，我曾荣幸在华府评论过这本触动人心的自传。曹先生现在居住在匈牙利。他1982年在江西的一所学院毕业后曾任中学教师，后来很快自我放逐出体制，作为一位现代游侠，仗剑出行，浪迹天涯。1989年在海南岛，因听到胡耀邦先生辞世北京学运轰然而起，曹先生顿时身心沸腾，强烈感到天命的召唤，遂登车北上，直抵天安门广场，发起了中华各界人士赴京声援团并任团长。当年他与学生一起，同时绝食，抵死坚守，直至最后一刻。</text:p>
      <text:p text:style-name="P4">
<text:span text:style-name="T4">
一、</text:span>
 <text:span text:style-name="T4">
34年前的天安门，赴京声援团始末</text:span>
</text:p>
      <text:p text:style-name="P4">
<text:span text:style-name="T4">
1）背景</text:span>
</text:p>
      <text:p text:style-name="P4">
地点：北京天安门广场</text:p>
      <text:p text:style-name="P4">
时间：1989年5月23日——6月4日</text:p>
      <text:p text:style-name="P4">
广场情势：戒严令发布之后,北京的基本情势的变化，军车被阻于市郊，抗议高潮的出现：全民与党军的对决，全国各大城市与北京的连动。其规模史无前例，世界各国罕有匹敌。百年中国人的基本诉求和命运，戏剧性地浓缩在天安门和中国大城市的时空中。那是一个悲怆的历史舞台：近代中国人的悲欢离合、光荣与梦想，生生不已，全都凝结在了天安门的呐喊声中。</text:p>
      <text:p text:style-name="P4">
<text:span text:style-name="T4">
2）从“坐而谈”到“起而行”：赴京声援团缘何而起？</text:span>
</text:p>
      <text:p text:style-name="P4">
如何让广场与全国连接，互动互传，信息沟通，燎原万里</text:p>
      <text:p text:style-name="P4">
成立过程：旗帜、据点、讲坛</text:p>
      <text:p text:style-name="P4">
作为绝食团员及赴京声援团团长观看并参与天安门广场指挥部的活动：商讨重大决定、《5.27声明》、各地及港台的捐款捐物</text:p>
      <text:p text:style-name="P4">
赴京声援团的其他活动：为任畹町先生牵线与绝食团指挥部对话，民主女神像的矗立，天安门民主大学开学, 最后的时刻……</text:p>
      <text:p text:style-name="P4">
<text:span text:style-name="T4">
二、近代中国精神的巅峰时刻</text:span>
</text:p>
      <text:p text:style-name="P4">
<text:span text:style-name="T4">
<text:span text:style-name="T5">
* </text:span>
*灾难的宗教性效应</text:span>
</text:p>
      <text:p text:style-name="P4">
1989年发生的天安门事件是近代中国人在精神上的一次巅峰体验。</text:p>
      <text:p text:style-name="P4">
历史屡屡表明，人类在遭遇巨灾劫难或震撼性大事件时，会产生社会心理的骤然变迁，会出现价值体系的剧烈转换。至于变迁的具体方向，是正是负？是向上提升，还是向下坠落？则取决于当事者平日隐而不显的神秘的精神蕴藏。</text:p>
      <text:p text:style-name="P4">
人们注意到，在这样的特殊时刻，庸常的生活退隐了，而某种“崇高”的心理体验翩然降临。一些平日斤斤计较无比看重的事物，此时不再重要；而往日素遭嘲弄的情感与精神体验，此时突然获得神圣的地位，不容亵渎。这是巅峰式的精神体验导致的精神洗涤与升华，我称之为“灾难的宗教性效应”。的确，大难中的精神升华，极其类似于宗教体验。自从六四那天的枪声响过之后，中国就不复是原来的那个中国了。中国人都是六四之子。在某种意义上，六四将为这个正在溃烂的民族之精神输入道德感，输入宗教感，输入神圣性的资源。因此，把“六四”事件看作现代中国的十字架，是有实实在在的精神理据的。事实上，六四之后，中国大地上像野火一样弥漫的宗教热，在某种意义上，就是对该事件的属灵的回应，它孕育了一场伟大的宗教勃兴。</text:p>
      <text:p text:style-name="P4">
当然，巅峰时刻并不能长期维持，巅峰之后，特别是遭遇悲剧性的巨大坠落之后，往往会有一段黑暗时期，社会人心急剧堕落，尤其是知识阶层的精神衰败令人痛心疾首。民族精神的复兴之日将依赖于天降重大历史契机。</text:p>
      <text:p text:style-name="P4">
<text:span text:style-name="T4">
三、两次精神复苏</text:span>
</text:p>
      <text:p text:style-name="P4">
<text:span text:style-name="T4">
<text:span text:style-name="T5">
* </text:span>
</text:span>
*1989年六四之后，中国曾出现过两次类似的民间精神复苏的时刻，一个是2008年四川汶川大地震带来的民间社会的出土，一个是2022年的白纸运动。</text:p>
      <text:p text:style-name="P4">
<text:span text:style-name="T4">
1） 5. 12大地震</text:span>
</text:p>
      <text:p text:style-name="Horizontal_20_Line"/>
      <text:p text:style-name="P4">
在在四川大地震灾区的巨大的残垣废墟中，中国的民间社会，如雨后春笋，冒出地面从基督教团契，到佛教僧尼；从国内临时组建的慈善机构以及社会和环保团体，到国际久负盛名的非政府机构；从大学生组织的GreenSOS到尚民社会发展研究所，不约而同，在中国的政府和军队之外，开辟了另一个救灾现场。</text:p>
      <text:p text:style-name="P4">
从天而降的毁灭性灾难，一瞬间使一个极权社会突然停摆，其统治机器和管理网络突然断裂、解体，骤然带来了短时间的管理真空，权力真空。而大灾带来的大量紧迫的救援需求、医疗需求、物资需求、秩序危机、管理危机，这种超大范围的燃眉之急，纵是再强大的极权政府也无力解救。于是，民间自救应运而生，自发的民间组织应运而生，而过去仅存于地下的公民组织也一下子浮出了水面。仿佛一下子回复到了“人饥我饥，人溺我溺”，守望相助的初民社会时期。</text:p>
      <text:p text:style-name="P4">
<text:span text:style-name="T4">
2) 白纸运动</text:span>
</text:p>
      <text:p text:style-name="P4">
2020—2022年人为大疫情大封城大戒严，从乌鲁木齐到上海、北京、成都、重庆、武汉、广州……遍及中国20多个省市，近百所大学的白纸革命，令人不可思议的是，1989年六四之后，很多人说，中国人的脊梁骨被残酷的大屠杀打断了。多年来一直被北京推行遗忘工程长期被洗脑的年轻中国学子，被批评为精致的利己主义者，苟且偷生，自甘为奴，今天，在神秘力量驱动下，他们摆脱了那种深入骨髓的恐惧感，为何一代挺直腰板的年轻人从地下突然冒了出来。此事何以发生，预兆着什么？</text:p>
      <text:p text:style-name="P4">
新新代与前辈的不同特征。恐惧感是后天输入的。但上一辈被内化的深刻恐惧感并不能从基因上遗传给下一代。自由本能则是天生的。而反抗则是通向自由的绿灯。</text:p>
      <text:p text:style-name="P4">
中国人的六四记忆，终于被野蛮的动态清零政策唤醒。</text:p>
      <text:p text:style-name="P4">
这一记忆终于在新生代大学生与他们的父母一代六四人之间建立起了精神纽带，建立起了两代人的共情关系。</text:p>
      <text:p text:style-name="P4">
<text:span text:style-name="T4">
四、再临峰巅：历史的拐点出现</text:span>
</text:p>
      <text:p text:style-name="P4">
<text:span text:style-name="T4">
1）中共当前全球孤立，内忧外患</text:span>
</text:p>
      <text:p text:style-name="P4">
最近几年来北京的倒行逆施特别是2020年香港事件、三年新冠病毒自中国大流行至全球事件，中共武力胁迫台湾，新疆种族灭绝事件、中共在南海武装岛礁事件，经济垂直下滑，俄乌战争北京援俄……这次广岛G7峰会使之遭遇欧美日韩澳菲等西方主流国家孤立，中共内外交困，陷入巨大的合法性焦虑之中，陷入安全的危机之中。</text:p>
      <text:p text:style-name="P4">
香港的维园火光被《港区国安法》浇灭了，香港的六四博物馆被取缔了，但是2022年，六四纪念馆将在美国首都华盛顿重新开馆，传递薪火。</text:p>
      <text:p text:style-name="P4">
六四34年后，一个新的历史契机出现，多行不义的中共终于听到了四面楚歌。六四的声音並未湮灭，并未沉没于历史深处。三十年河东，三十年河西。</text:p>
      <text:p text:style-name="P4">
<text:span text:style-name="T4">
2）“六四人”，站出来！</text:span>
</text:p>
      <text:p text:style-name="P4">
六四事件之后，中国社会内外的一个特殊的群体——“六四人”，『<text:span text:style-name="T5">
包括：天安门一代（参与当年运动的北京及其他城市的以学生为主体的人群）、六四市民抗暴者、天安门母亲群体、因六四而改变一生命运者（被关押、被流亡、被移民者……、香港维园秉烛者、六四传薪人（誓言传承八九精神的七零后、八零后、九零后、零零后等</text:span>
。』这一“六四人”群体，精神上受过六四洗礼，种下了共同的六四情结，拥有了共同的“六四基因”，经年累月，在沉默与黑暗中发酵……。无论身处何国何地，无论何种职业岗位，甚至何种不同的政见派别，在中国内外的六四人，虽然他们外在与常人无异，不显山，不露水；然而，一旦极权的裂口撕开，一旦历史的集结号响起，全国全球的六四人，心有灵犀一点通，久蕴心中那口发酵的六四酒，将如冲塞的香槟，喷薄而出，汇聚成巨大的政治能量。</text:p>
      <text:p text:style-name="P4">
六四人，是时候出来了。</text:p>
      <text:p text:style-name="P4">
Source: <text:a xlink:type="simple" xlink:href="https://www.rfa.org/mandarin/zhuanlan/zhongguotoushi/panel-05292023151537.html" text:style-name="Internet_20_link" text:visited-style-name="Visited_20_Internet_20_Link">
https://www.rfa.org/mandarin/zhuanlan/zhongguotoushi/panel-05292023151537.html</text:a>
</text:p>
      <!--NEWS-->
      <text:h text:style-name="P10" text:outline-level="1">
<text:span text:style-name="T4">
苏丹敌对派别在协调方失去耐心后延长停火</text:span>
</text:h>
      <text:p text:style-name="P4">
Author: chinese@voanews.com (美国之音)</text:p>
      <text:p text:style-name="P4">
Publisher: 美国之音中文网 (Type: NewsMediaOrganization)</text:p>
      <text:p text:style-name="P4">
Published Time: 2023-05-30T09:32:00+08:00</text:p>
      <text:p text:style-name="P4">
Modified Time: 2023-05-30 01:32:00Z</text:p>
      <text:p text:style-name="P4">
Description: 苏丹交战双方星期一同意延长停火，两个重要国际协调员之前对持续的违背停火失去了耐心。</text:p>
      <text:p text:style-name="P4">
Videos: []</text:p>
      <text:p text:style-name="P4">
Images: []</text:p>
      <text:p text:style-name="P4">
Categories: ['非洲', '军事']</text:p>
      <text:p text:style-name="P4">
Type: None</text:p>
      <!--METADATA-->
      <text:p text:style-name="P4">
NoneNone</text:p>
      <text:p text:style-name="P4">
Source: <text:a xlink:type="simple" xlink:href="https://www.voachinese.com/a/sudan-truce-extended-20230529/7114847.html" text:style-name="Internet_20_link" text:visited-style-name="Visited_20_Internet_20_Link">
https://www.voachinese.com/a/sudan-truce-extended-20230529/7114847.html</text:a>
</text:p>
      <!--NEWS-->
      <text:h text:style-name="P10" text:outline-level="1">
<text:span text:style-name="T4">
热火士官长巴特勒志在总冠军 不以东区冠军自满</text:span>
</text:h>
      <text:p text:style-name="P4">
Publisher: 法新社</text:p>
      <text:p text:style-name="P4">
Published Time: 2023-05-30T09:32:07+00:00</text:p>
      <text:p text:style-name="P4">
Modified Time: 2023-05-30T09:20:02+00:00</text:p>
      <text:p text:style-name="P4">
Description: （法新社波士顿29日电） 热火击败塞尔蒂克拿下NBA东区冠军，致胜功臣及系列赛MVP「士官长」巴特勒并不以此自满，而是志在夺下总冠军。他表示，他们非常开心，但还有一个目标要达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5-30T09-32-07-00-00/000000.png" xlink:type="simple" xlink:show="embed" xlink:actuate="onLoad" draw:mime-type="image/png"/>
</draw:frame>
</text:p>
      <text:p text:style-name="P4">
美国职篮NBA东区冠军赛，迈阿密热火在系列赛拿下3连胜后，以3比0听牌，波士顿塞尔蒂克在没有退路的情况下，硬是连赢3场扳平战局，将系列赛逼进第7战。</text:p>
      <text:p text:style-name="P4">
今天热火在几乎一路领先的情况下，以103比84赢球，一举挺进总冠军赛，成为继1999年的纽约尼克后，史上第2支有此成就的「老八」球队，这也是他们4年内第2次打进总冠军赛。</text:p>
      <text:p text:style-name="P4">
相较之下，塞尔蒂克今天输球，无缘成为季后赛史上首支在0比3落后情况下翻盘的队伍。</text:p>
      <text:p text:style-name="P4">
此役，东区冠军赛最有价值球员（MVP）巴特勒（Jimmy Butler）轰下全场最高28分，并有7篮板、6助攻、3抄截的成绩；马丁（CalebMartin）靠着16投11中进帐26分，另抓下10个篮板。</text:p>
      <text:p text:style-name="P4">
巴特勒说：「我们团结在一起。作为一支球队，我们讨论如何打这场客场的硬仗，也确实办到了。不过我们并不以此为满。我们虽然非常兴奋、开心，但还有一个目标要达成。」</text:p>
      <text:p text:style-name="P4">
巴特勒把能在关键时刻进球，并挡下对方反击归功于队友。</text:p>
      <text:p text:style-name="P4">
他说：「他们给我充足的信心，让我能把状态维持在高档。他们是我们今天能走到这里的原因。我很清楚我们球队有多棒，也确实打赢了这场比赛。」</text:p>
      <text:p text:style-name="P4">
热火教头史波斯特拉（ErikSpoelstra）说：「争取想要的目标有时会遇到困难。这支球队已经展现出，虽然难免有低潮与逆境，却仍能保有毅力振作起来，具有不屈不挠的团队精神，直到达成想要的目标。」</text:p>
      <text:p text:style-name="P4">
在塞尔蒂克方面，此役的第1节就扭伤脚踝的塔特姆（JaysonTatum），整场比赛打了42分钟，拿下14分、11篮板，但看得出来他受到了那一扭的影响。布朗（JaylenBrown）虽然获得19分，但三分球仅9投1中，全场23次出手只命中8球，同时还发生8次失误。</text:p>
      <text:p text:style-name="P4">
塔特姆说：「我的脚踝肿起来了，这让我很难移动。那让人沮丧，尤其是这发生在第1节。」</text:p>
      <text:p text:style-name="P4">
他也提到说：「投篮命中率不佳影响了我们，那有点像滚雪球一般每况愈下。」</text:p>
      <text:p text:style-name="P4">
布朗说：「我们失败了，也让整个城市失望了。今年不管遇到什么情况，我们都能挺过。都打到这里了，但最终功亏一篑。」</text:p>
      <text:p text:style-name="P4">
Source: <text:a xlink:type="simple" xlink:href="https://www.rfi.fr/cn/%E8%BF%90%E5%8A%A8%E5%A4%A9%E5%9C%B0/20230530-%E7%83%AD%E7%81%AB%E5%A3%AB%E5%AE%98%E9%95%BF%E5%B7%B4%E7%89%B9%E5%8B%92%E5%BF%97%E5%9C%A8%E6%80%BB%E5%86%A0%E5%86%9B-%E4%B8%8D%E4%BB%A5%E4%B8%9C%E5%8C%BA%E5%86%A0%E5%86%9B%E8%87%AA%E6%BB%A1" text:style-name="Internet_20_link" text:visited-style-name="Visited_20_Internet_20_Link">
https://www.rfi.fr/cn/%E8%BF%90%E5%8A%A8%E5%A4%A9%E5%9C%B0/20230530-%E7%83%AD%E7%81%AB%E5%A3%AB%E5%AE%98%E9%95%BF%E5%B7%B4%E7%89%B9%E5%8B%92%E5%BF%97%E5%9C%A8%E6%80%BB%E5%86%A0%E5%86%9B-%E4%B8%8D%E4%BB%A5%E4%B8%9C%E5%8C%BA%E5%86%A0%E5%86%9B%E8%87%AA%E6%BB%A1</text:a>
</text:p>
      <!--NEWS-->
      <text:h text:style-name="P10" text:outline-level="1">
<text:span text:style-name="T4">
防扩散安全倡议高级别会议在济州开幕</text:span>
</text:h>
      <text:p text:style-name="P4">
Author: 联合早报 (Person)</text:p>
      <text:p text:style-name="P4">
Publisher: 联合早报 (Organization)</text:p>
      <text:p text:style-name="P4">
Published Time: 2023-05-30T09:38</text:p>
      <text:p text:style-name="P4">
Modified Time: 2023-05-30T09:38</text:p>
      <text:p text:style-name="P4">
Description: “防扩散安全倡议”20周年高级别会议及防扩散安全倡议亚太例行演习“东方努力23”，星期二（5月30日）在济州道拉开序幕。韩联社报道，防扩散安全倡议由时任美国总统小布什于2003年发...</text:p>
      <text:p text:style-name="P4">
Videos: []</text:p>
      <text:p text:style-name="P4">
Audios: []</text:p>
      <text:p text:style-name="P4">
Images: []</text:p>
      <text:p text:style-name="P4">
Type: NewsArticle</text:p>
      <text:p text:style-name="P4">
Breadcrumbs: ['即时', '国际']</text:p>
      <text:p text:style-name="P4">
Keywords: ['韩国', '美国', '演习', '亚洲']</text:p>
      <!--METADATA-->
      <text:p text:style-name="P4">
“防扩散安全倡议”20周年高级别会议及防扩散安全倡议亚太例行演习“东方努力23”，星期二（5月30日）在济州道拉开序幕。</text:p>
      <text:p text:style-name="P4">
韩联社报道，防扩散安全倡议由时任美国总统小布什于2003年发起，是106国参与阻止大规模杀伤性武器及其运输工具、相关材料非法扩散的国际合作机制，每五年召开全体成员国出席的高级别会议，在亚洲举行尚属首次。</text:p>
      <text:p text:style-name="P4">
在会议首日，各国代表团将回顾20年来取得的成果，讨论当前防扩散的课题和方向。韩国外交部第二次官（副部长）李度勋、美国负责军备控制和国际安全事务的副国务卿詹金斯、澳大利亚外交部负责军控与防扩散事务的官员罗伯茨（SarahRoberts），将分别主持三场会议。</text:p>
      <text:p text:style-name="P4">
各参与国通过海上拦截等各种自发行动，防止大规模杀伤性武器流入恐怖组织或罔顾国际规则的国家。2003年11月，美国、德国、意大利联手拦截载着铀浓缩离心机运往利比亚的德国船只，被视为促成利比亚放弃大规模杀伤性武器的决定性转机。</text:p>
      <text:p text:style-name="P4">
韩国2009年参与防扩散安全倡议时，朝鲜指责韩国“下宣战书”，反应激烈。本届会期正值朝鲜宣布发射军事侦察卫星（弹道导弹）的窗口期，料将引起国际社会对朝鲜发展大规模杀伤性武器的高度警惕。</text:p>
      <text:p text:style-name="P4">
防扩散安全倡议”（PSI）20周年高级别会议及亚太例行演习“东方努力23”（Eastern Endeavor 23）于5月30日至6月2日接连举行。</text:p>
      <text:p text:style-name="P4">
Source: <text:a xlink:type="simple" xlink:href="https://www.zaobao.com.sg/realtime/world/story20230530-1399490" text:style-name="Internet_20_link" text:visited-style-name="Visited_20_Internet_20_Link">
https://www.zaobao.com.sg/realtime/world/story20230530-1399490</text:a>
</text:p>
      <!--NEWS-->
      <text:h text:style-name="P10" text:outline-level="1">
<text:span text:style-name="T4">
中国复苏势头减退揭示更深层经济困局 (Free Version)</text:span>
</text:h>
      <text:p text:style-name="P4">
Author: Stella Yifan Xie / Jason Douglas</text:p>
      <text:p text:style-name="P4">
Publisher: 华尔街日报中文网</text:p>
      <text:p text:style-name="P4">
Published Time: 2023-05-30T09:50:00.000Z</text:p>
      <text:p text:style-name="P4">
Modified Time: 2023-05-30T09:50:00.000Z</text:p>
      <text:p text:style-name="P4">
Created Time: 2023-05-30T08:00:00.000Z</text:p>
      <text:p text:style-name="P4">
Description: 就在几个月前，中国经济发展前景比现在要好。但随着重新开放带来的短暂兴奋状态逐渐消失，中国经济多年积累的潜在问题正重新抬头。</text:p>
      <text:p text:style-name="P4">
Images: []</text:p>
      <text:p text:style-name="P4">
Categories: ['经济', '中国经济']</text:p>
      <text:p text:style-name="P4">
Keywords: SYND,LINK:EN|WP-WSJ-0000926100</text:p>
      <text:p text:style-name="P4">
Type: Article</text:p>
      <!--METADATA-->
      <text:p text:style-name="P4">
中国经济突飞猛进的时代已经落幕，防疫政策放开后的恢复势头陷入停滞。眼下，国内经济正面临着 <text:a xlink:type="simple" xlink:href="https://cn.wsj.com/articles/CN-OPN-20230522091700" text:style-name="Internet_20_link" text:visited-style-name="Visited_20_Internet_20_Link">
 深层次的结构性问题</text:a>
 。</text:p>
      <text:p text:style-name="P4">
Source: <text:a xlink:type="simple" xlink:href="https://cn.wsj.com/articles/%E4%B8%AD%E5%9B%BD%E5%A4%8D%E8%8B%8F%E5%8A%BF%E5%A4%B4%E5%87%8F%E9%80%80%E6%8F%AD%E7%A4%BA%E6%9B%B4%E6%B7%B1%E5%B1%82%E7%BB%8F%E6%B5%8E%E5%9B%B0%E5%B1%80-d7927a6f" text:style-name="Internet_20_link" text:visited-style-name="Visited_20_Internet_20_Link">
https://cn.wsj.com/articles/%E4%B8%AD%E5%9B%BD%E5%A4%8D%E8%8B%8F%E5%8A%BF%E5%A4%B4%E5%87%8F%E9%80%80%E6%8F%AD%E7%A4%BA%E6%9B%B4%E6%B7%B1%E5%B1%82%E7%BB%8F%E6%B5%8E%E5%9B%B0%E5%B1%80-d7927a6f</text:a>
</text:p>
      <!--NEWS-->
      <text:h text:style-name="P10" text:outline-level="1">
<text:span text:style-name="T4">
乌克兰国防部长希望德国提供欧洲战机</text:span>
</text:h>
      <text:p text:style-name="P4">
Author: None (Language: zh)</text:p>
      <text:p text:style-name="P4">
Publisher: None</text:p>
      <text:p text:style-name="P4">
Time: 2023-05-30T09:52:00Z</text:p>
      <text:p text:style-name="P4">
Description: 乌克兰国防部长雷斯尼科夫在接受德国媒体采访时，再次呼吁德国为乌克兰提供欧洲战机（Eurofighter），并表示，多个西方国家已同意提供战斗机或飞行员培训。</text:p>
      <text:p text:style-name="P4">
Videos: []</text:p>
      <text:p text:style-name="P4">
Images: []</text:p>
      <text:p text:style-name="P4">
Subject: 时政风云</text:p>
      <text:p text:style-name="P4">
Subjects: ['乌克兰战争', '战斗机', '欧洲战机']</text:p>
      <text:p text:style-name="P4">
Keywords: ['意见反馈']</text:p>
      <text:p text:style-name="P4">
ID: 65769382</text:p>
      <!--METADATA-->
      <text:p text:style-name="P4">
<text:a xlink:type="simple" xlink:href="https://www.dw.com/zh/overlay/image/article/65769382/63009261" text:style-name="Internet_20_link" text:visited-style-name="Visited_20_Internet_20_Link">
 </text:a>
</text:p>
      <text:p text:style-name="P4">
德国联邦国防军目前有140余架欧洲战机</text:p>
      <text:p text:style-name="P4">
（德国之声中文网）乌克兰国防部长雷斯尼科夫（OleksijResnikow）提议，在所谓"战斗机联盟"的框架内，德国可以为乌克兰提供欧洲战机（Eurofighter）。"如果英国和德国把他们的欧洲战机集合起来，将会是重要的一步"，雷斯尼科夫在接受德国丰克媒体集团的报章采访时表示。</text:p>
      <text:p text:style-name="P4">
他接着表示，在向乌克兰提供主战坦克方面，包括德国的豹2（Leopard2）坦克、美国的艾布拉姆斯（Abrams）坦克、英国的挑战者（Challenger）坦克，已经形成了一个国际联盟。"我们可以以此为样板，建立一个战斗机联盟，包括F16战机、欧洲战机和鹰狮（Gripen）战机。"后者是由瑞典萨博公司（Saab）生产的。</text:p>
      <text:p text:style-name="P4">
雷斯尼科夫补充说，乌克兰首先欢迎德国为乌克兰飞行员提供驾驶欧洲战机的培训。他透露，丹麦和荷兰将开始培训乌克兰飞行员驾驶F16战机。此外，乌克兰还在与波兰和比利时协商有关事宜。</text:p>
      <text:p text:style-name="P4">
他表示："与此同时，我们的英国伙伴已经同意为乌克兰飞行员提供驾驶欧洲战机的培训。我们还在与我们的瑞典朋友商讨，如何启动萨博公司的鹰狮战机的驾驶培训。"</text:p>
      <text:h text:style-name="P12" text:outline-level="3">
<text:span text:style-name="T4">
西方战机为什么对乌克兰至关重要？</text:span>
</text:h>
      <text:p text:style-name="P4">
这位国防部长称，乌克兰共需要120架战斗机。"其中大部分应为F16战斗机"，他说，全世界共有5000多架此型号的战斗机。"不过，欧洲战机和鹰狮战机也会给我们带来帮助。"</text:p>
      <text:p text:style-name="P4">
德国和英国本月中曾表示，在可预见的将来不会向乌克兰提供战斗机。英国国防大臣华莱士（BenWallace）5月17日在与德国防长共同举行的一次新闻发布会上表示， <text:a xlink:type="simple" xlink:href="https://www.dw.com/zh/zh/英国防大臣可预见未来不会向乌克兰提供战机/a-65657361" text:style-name="Internet_20_link" text:visited-style-name="Visited_20_Internet_20_Link">
 英国所拥有的欧洲战机</text:a>
并不适合乌克兰的需要，并指出，短期内关键的是，让乌克兰具备其他装备能力，以达到与欧洲战机相类似的效果。</text:p>
      <text:p text:style-name="P4">
谈到乌克兰战况，雷斯尼科夫做出了乐观的表述："我们将解放所有目前被侵占的区域，直至国际承认的1991年的边界重新恢复。"这也包括被俄罗斯吞并的克里米亚半岛及卢甘斯克和顿涅茨克。他还表示，乌克兰不会<text:a xlink:type="simple" xlink:href="https://www.dw.com/zh/zh/拜登泽连斯基承诺不会使用f-16攻击俄罗斯本土/a-65691220" text:style-name="Internet_20_link" text:visited-style-name="Visited_20_Internet_20_Link">
 攻击俄罗斯领土 </text:a>
。"我们不需要俄罗斯的土地。我们希望同一个民主治理下的邻国，而不是与一个专制政权共处。"</text:p>
      <ul>
        <li>
</li>
      </ul>
      <h5>
德国向乌克兰提供哪些“大杀器”？</h5>
      <text:h text:style-name="P12" text:outline-level="3">
<text:span text:style-name="T4">
豹1主战坦克</text:span>
</text:h>
      <text:p text:style-name="P4">
德国政府2月3日向乌克兰发放了豹1主战坦克的出口许可证。豹1坦克是二战后为联邦国防军研制的第一款主战坦克，生产于1960年代中期至1980年代中期。2月7日，德国经济部批准向乌克兰提供178辆豹1A5型坦克。</text:p>
      <ul>
        <li>
</li>
      </ul>
      <h5>
德国向乌克兰提供哪些“大杀器”？</h5>
      <text:h text:style-name="P12" text:outline-level="3">
<text:span text:style-name="T4">
豹2坦克</text:span>
</text:h>
      <text:p text:style-name="P4">
豹2坦克是主要服役于德国联邦国防军的主战坦克，总共有A1到A7等多个型号。它可用于对付最高达3500米高度的飞机和直升机，也可用于对付轻装甲地面目标，如步兵战车和装甲运输车。因此，它既是防御性武器，又是进攻性武器。德国政府发言人黑贝施特赖特（SteffenHebestreit）1月25日证实，德国打算从联邦国防军库存中向乌克兰提供14辆豹2A6主战坦克。</text:p>
      <ul>
        <li>
</li>
      </ul>
      <h5>
德国向乌克兰提供哪些“大杀器”？</h5>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li>
      </ul>
      <h5>
德国向乌克兰提供哪些“大杀器”？</h5>
      <text:h text:style-name="P12" text:outline-level="3">
<text:span text:style-name="T4">
陆基防空系统Iris-T SLM</text:span>
</text:h>
      <text:p text:style-name="P4">
Iris-T SLM是一种陆基防空系统，是德国代傲防务公司制造的Iris-T防空系统的升级版。该系统可保护城市和军队免受多次同时发生的空袭。它被认为是2022年最先进的防御系统之一，射程长达40公里，售价1.4亿欧元，属于北约的中程防空系统。去年10月，德国将首批一套Iris-TSLM移交给乌克兰武装部队。德国计划总共提供4套该系统。</text:p>
      <ul>
        <li>
</li>
      </ul>
      <h5>
德国向乌克兰提供哪些“大杀器”？</h5>
      <text:h text:style-name="P12" text:outline-level="3">
<text:span text:style-name="T4">
猎豹式自行高射炮</text:span>
</text:h>
      <text:p text:style-name="P4">
猎豹式自行高射炮是德国向乌克兰提供的首款重武器。这款防空炮具有良好的越野性能，能够紧随装甲部队行动，为前线作战单位提供低空防卫。到目前为止，德国总共交付了30辆猎豹式自行高射炮，还有7辆即将交付。</text:p>
      <ul>
        <li>
</li>
      </ul>
      <h5>
德国向乌克兰提供哪些“大杀器”？</h5>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li>
      </ul>
      <h5>
德国向乌克兰提供哪些“大杀器”？</h5>
      <text:h text:style-name="P12" text:outline-level="3">
<text:span text:style-name="T4">
Mars II多管火箭发射系统</text:span>
</text:h>
      <text:p text:style-name="P4">
德国已经向乌克兰提供了5套MARS II 多管火箭系统。该系统可以发射与美国“海马斯”系统相同的导弹。Mars-II每分钟能够发射多达12枚导弹，射程超过70公里。不仅如此，导弹发射器系统可以使用GPS或投雷导弹进行制导。</text:p>
      <ul>
        <li>
</li>
      </ul>
      <h5>
德国向乌克兰提供哪些“大杀器”？</h5>
      <text:h text:style-name="P12" text:outline-level="3">
<text:span text:style-name="T4">
“海狸”装甲架桥车</text:span>
</text:h>
      <text:p text:style-name="P4">
装甲架桥车主要用于快速架设桥梁，令部队迅速通过河流，普遍装备于工兵部队。战时对于恢复被破坏的基础设施以及向平民众提供食品和药品都非常重要。到目前为止，德国已经向乌克兰交付了三辆“海狸”装甲架桥车，接下来还会提供13辆。</text:p>
      <ul>
        <li>
</li>
      </ul>
      <h5>
德国向乌克兰提供哪些“大杀器”？</h5>
      <text:h text:style-name="P12" text:outline-level="3">
<text:span text:style-name="T4">
铁拳三型火箭筒（3000件）</text:span>
</text:h>
      <text:p text:style-name="P4">
这是德国军火公司Dynamit NobelDefence研制的无后坐力火箭筒。德国目前向乌克兰援助了3000件铁拳三型火箭筒，外加900个配套手柄。它从肩上发射，可对付400米以外的固定目标和300米以内的移动目标，可穿透厚达300毫米的装甲钢。有媒体分析认为，在冷战期间铁拳三型火箭筒的诞生就是为了对付前苏联时代的装甲部队，而目前俄罗斯在乌克兰战场上投入数量最多的就是前苏联时代的T72主战坦克，所以向乌克兰提供这种火箭筒也是有一定针对性的。</text:p>
      <ul>
        <li>
</li>
      </ul>
      <h5>
德国向乌克兰提供哪些“大杀器”？</h5>
      <text:h text:style-name="P12" text:outline-level="3">
<text:span text:style-name="T4">
“毒刺”导弹 （500件）</text:span>
</text:h>
      <text:p text:style-name="P4">
“毒刺”（Stinger）是一种肩射红外制导地对空导弹，由美国雷神（Raytheon）公司1980年研发并在美国制造，不过，多年来也已在包括德国在内的欧洲多国生产，并延续迄今。实战经验显示，“毒刺”是一件操作简单、极其有效的利器。尤其在苏军占领阿富汗期间，美式装备的阿富汗武装曾击落不少苏制战机和直升机。一旦锁定目标并发射后，导弹即能在约4000米的距离内自动跟踪目标。</text:p>
      <ul>
        <li>
</li>
      </ul>
      <h5>
德国向乌克兰提供哪些“大杀器”？</h5>
      <text:h text:style-name="P12" text:outline-level="3">
<text:span text:style-name="T4">
“箭-2”式便携式防空导弹（2700件）</text:span>
</text:h>
      <text:p text:style-name="P4">
Strela在俄语中的意思是“箭”。这款便携式防空导弹可以说是前面提到的“毒刺”防空导弹的苏联对应版本。这次德国将前东德库存的2700件9K32“箭-2”便携式防空导弹（9K32Strela-2）送到了乌克兰。虽然箭-2的版本已经有些过时，但它仍然可以在战场上发挥效用。它的射程在500米到4.2公里之间，可以射到2300米的高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德新社）</text:p>
      <text:p text:style-name="P4">
Source: <text:a xlink:type="simple" xlink:href="https://www.dw.com/zh/乌克兰国防部长希望德国提供欧洲战机/a-65769382" text:style-name="Internet_20_link" text:visited-style-name="Visited_20_Internet_20_Link">
https://www.dw.com/zh/乌克兰国防部长希望德国提供欧洲战机/a-65769382?maca=chi-rss-chi-all-1127-rdf</text:a>
</text:p>
      <!--NEWS-->
      <text:h text:style-name="P10" text:outline-level="1">
<text:span text:style-name="T4">
无人机袭击莫斯科 俄方指乌克兰发动恐袭</text:span>
</text:h>
      <text:p text:style-name="P4">
Author: None (Language: zh)</text:p>
      <text:p text:style-name="P4">
Publisher: None</text:p>
      <text:p text:style-name="P4">
Time: 2023-05-30T09:58:00Z</text:p>
      <text:p text:style-name="P4">
Description: 俄罗斯首都莫斯科本周二（5月30日）清晨遭到无人机袭击，俄方称乌克兰对其发动“恐袭”。本周二，乌克兰首都基辅再次遭到俄罗斯新一轮大规模空袭。</text:p>
      <text:p text:style-name="P4">
Videos: []</text:p>
      <text:p text:style-name="P4">
Images: []</text:p>
      <text:p text:style-name="P4">
Subject: 时政风云</text:p>
      <text:p text:style-name="P4">
Subjects: ['空袭', '莫斯科', '俄罗斯', '乌克兰', '普京', '俄罗斯入侵乌克兰']</text:p>
      <text:p text:style-name="P4">
Keywords: ['莫斯科', '无人机', '空袭', '基辅', '俄罗斯']</text:p>
      <text:p text:style-name="P4">
ID: 65769486</text:p>
      <!--METADATA-->
      <text:p text:style-name="P4">
<text:a xlink:type="simple" xlink:href="https://www.dw.com/zh/overlay/image/article/65769486/65768654" text:style-name="Internet_20_link" text:visited-style-name="Visited_20_Internet_20_Link">
 </text:a>
</text:p>
      <text:p text:style-name="P4">
莫斯科数栋建筑5月30日遭到无人机袭击受损</text:p>
      <text:p text:style-name="P4">
（德国之声中文网）莫斯科市市长索比亚宁（SergejSobjanin)5月30日在社交媒体Telegram上发文说，莫斯科数栋楼房当日清晨遭无人机袭击并轻微受损，住户被疏散，没有人员严重受伤，有2人寻求医疗救助，不需住院治疗。救援人员已抵达现场。</text:p>
      <text:p text:style-name="P4">
莫斯科州州长沃罗比约夫（Andrej Worobjow）在社交媒体上发文说，有几架无人机在接近莫斯科市区时被击落，他呼吁居民保持冷静。</text:p>
      <text:p text:style-name="P4">
俄罗斯国防部指责乌克兰"用无人驾驶的飞行器对莫斯科市内建筑实施了恐怖袭击"。俄罗斯国防部称，共有8架乌克兰无人机袭击了莫斯科，但均被摧毁。其中3架被中断原来的飞行路线，5架被俄罗斯防空导弹击落。</text:p>
      <text:p text:style-name="P4">
据俄罗斯Telegram频道上未经证实的报告，共有约25架无人机飞向莫斯科，其中大部分被击退。 社交网络上有人分享了烟雾升腾的照片和视频。</text:p>
      <text:p text:style-name="P4">
本月初，有两架无人机在克里姆林宫上方爆炸，俄方指这是一场攻击，是乌克兰所为，同时称俄方没有人员受伤，也没有造成重大损失。</text:p>
      <text:h text:style-name="P12" text:outline-level="3">
<text:span text:style-name="T4">
俄罗斯别尔哥罗德州遭到炮火袭击</text:span>
</text:h>
      <text:p text:style-name="P4">
与乌克兰毗邻的俄罗斯别尔哥罗德州（Belgorod）州长格拉德科夫（VyacheslavGladkov）称，乌克兰军队周二（5月30日）炮击了靠近边境的几个定居点。他在在Telegram上发表的一份声明中说，边境城镇Shebekino的两个工业设施遭到了炮击，四名员工受伤，几个定居点断电。</text:p>
      <text:p text:style-name="P4">
上周，有部队进入该地区，短暂地占领了几个村庄。据俄罗斯称，两名平民死亡，数十名士兵被杀。</text:p>
      <text:p text:style-name="P4">
<text:a xlink:type="simple" xlink:href="https://www.dw.com/zh/zh/俄罗斯指责破坏分子在边境州搞恐袭/a-65708107" text:style-name="Internet_20_link" text:visited-style-name="Visited_20_Internet_20_Link">
 莫斯科指责该事件是一个乌克兰 "破坏 "组织所为</text:a>
，但基辅否认与此有关联。两个反克里姆林宫的俄罗斯游击队，即俄罗斯自由军团和俄罗斯志愿团，声称对此事负责。</text:p>
      <text:h text:style-name="P12" text:outline-level="3">
<text:span text:style-name="T4">
俄罗斯边境地区遭袭击 乌克兰称与此无关</text:span>
</text:h>
      <text:h text:style-name="P12" text:outline-level="3">
<text:span text:style-name="T4">
基辅遭到俄罗斯新一轮空袭</text:span>
</text:h>
      <text:p text:style-name="P4">
俄罗斯部队本周二凌晨(5月30日)对乌克兰首都基辅发动新一轮大规模空袭。这是俄军这个月来，对基辅展开的第17轮空袭。</text:p>
      <text:p text:style-name="P4">
乌克兰官员表示，基辅在很大程度上抵御了俄罗斯的空袭浪潮，但后来的空袭仍造成几名平民死亡。</text:p>
      <text:p text:style-name="P4">
乌克兰武装部队总司令扎卢日内（ValeryZaluzhny）说，俄罗斯向基辅发射了多达40枚导弹和约35架无人机。乌克兰拦截了37枚导弹，击落了29架无人机。</text:p>
      <text:p text:style-name="P4">
</text:p>
      <text:p text:style-name="P4">
基辅从5月28日以来遭到俄罗斯数轮大规模空袭</text:p>
      <text:p text:style-name="P4">
5月28日凌晨，基辅遭到俄入侵以来最大规模的空袭。乌克兰空军当天发布消息说，俄罗斯方面出动了54架无人机，40余架俄方无人机被基辅市防空火力击落，无人机碎片击中了该市多个地区的建筑物并引发火灾。空袭造成人员伤亡。5月29日，基辅又遭到两轮空袭，其中一次在白天。</text:p>
      <text:p text:style-name="P4">
（路透社、法新社）</text:p>
      <text:p text:style-name="P4">
Source: <text:a xlink:type="simple" xlink:href="https://www.dw.com/zh/无人机袭击莫斯科-俄方指乌克兰发动恐袭/a-65769486" text:style-name="Internet_20_link" text:visited-style-name="Visited_20_Internet_20_Link">
https://www.dw.com/zh/无人机袭击莫斯科-俄方指乌克兰发动恐袭/a-65769486?maca=chi-rss-chi-all-1127-rdf</text:a>
</text:p>
      <!--NEWS-->
      <text:h text:style-name="P10" text:outline-level="1">
<text:span text:style-name="T4">
高盛亚洲私募业务停止向美国投资者募资 (Free Version)</text:span>
</text:h>
      <text:p text:style-name="P4">
Authors: ['凯•威金斯']</text:p>
      <text:p text:style-name="P4">
Publisher: 英国《金融时报》</text:p>
      <text:p text:style-name="P4">
Time: 2023-05-30T10:00:06+00:00</text:p>
      <text:p text:style-name="P4">
Published Time: 2023-05-29T12:00:99+08:00</text:p>
      <text:p text:style-name="P4">
Modified Time: 2023-05-30T05:48:99+08:00</text:p>
      <text:p text:style-name="P4">
Description: 高盛亚洲私募股权业务主管表示，由于美中之间的地缘政治局势紧张，她已将募资重点转向中东和亚洲。</text:p>
      <text:p text:style-name="P4">
Images: ["<text:a xlink:type="simple" xlink:href="https://thumbor.ftacademy.cn/unsafe/picture/9/000182809_piclink.jpg" text:style-name="Internet_20_link" text:visited-style-name="Visited_20_Internet_20_Link">
000182809_pic...</text:a>
"]</text:p>
      <text:p text:style-name="P4">
Themes: ['私募股权']</text:p>
      <text:p text:style-name="P4">
Keywords: ['私募股权', '高盛', '中美关系', '资产管理', '地缘政治', '高端专享']</text:p>
      <text:p text:style-name="P4">
Type: Article</text:p>
      <!--METADATA-->
      <text:p text:style-name="P4">
<draw:frame draw:style-name="fr1" draw:name="Image192" text:anchor-type="as-char" svg:width="6.9236in" svg:height="3.894525in" draw:z-index="0">
<draw:image xlink:href="../Images/FT Chinese Free Version/2023-05-30T10-00-06-00-00/000182809_piclink.jpg" xlink:type="simple" xlink:show="embed" xlink:actuate="onLoad" draw:mime-type="image/jpeg"/>
</draw:frame>
</text:p>
      <text:p text:style-name="P4">
高盛(Goldman Sachs)亚洲私募股权业务主管表示，由于美中之间的地缘政治局势紧张，她已停止试图在美国募资。</text:p>
      <text:p text:style-name="P4">
周二在香港一个私募股权会议上，高盛资产管理公司(Goldman Sachs AssetManagement)亚太私募和成长型股权投资部门负责人许明茵(Stephanie Hui)发表了上述言论。该部门的投资包括在中国的交易。</text:p>
      <text:p text:style-name="P4">
Source: <text:a xlink:type="simple" xlink:href="http://www.ftchinese.com/story/001099804" text:style-name="Internet_20_link" text:visited-style-name="Visited_20_Internet_20_Link">
http://www.ftchinese.com/story/001099804</text:a>
</text:p>
      <!--NEWS-->
      <text:h text:style-name="P10" text:outline-level="1">
<text:span text:style-name="T4">
消费复苏促手机换新 提振万物新生业绩 (Free Version)</text:span>
</text:h>
      <text:p text:style-name="P4">
Authors: ['咏竹坊']</text:p>
      <text:p text:style-name="P4">
Publisher: 英国《金融时报》</text:p>
      <text:p text:style-name="P4">
Time: 2023-05-30T10:04:35+00:00</text:p>
      <text:p text:style-name="P4">
Published Time: 2023-05-28T12:00:99+08:00</text:p>
      <text:p text:style-name="P4">
Modified Time: 2023-05-28T20:47:99+08:00</text:p>
      <text:p text:style-name="P4">
Description: 今年第一季度，随着线下消费反弹，这家回收专家的营收增长加速至30%。</text:p>
      <text:p text:style-name="P4">
Images: ["<text:a xlink:type="simple" xlink:href="https://thumbor.ftacademy.cn/unsafe/picture/2/000182702_piclink.jpg" text:style-name="Internet_20_link" text:visited-style-name="Visited_20_Internet_20_Link">
000182702_pic...</text:a>
"]</text:p>
      <text:p text:style-name="P4">
Themes: ['专栏', '咏竹坊']</text:p>
      <text:p text:style-name="P4">
Keywords: ['咏竹坊', '万物新生', '回收', '手机']</text:p>
      <text:p text:style-name="P4">
Type: Article</text:p>
      <!--METADATA-->
      <text:p text:style-name="P4">
<draw:frame draw:style-name="fr1" draw:name="Image193" text:anchor-type="as-char" svg:width="6.9236in" svg:height="3.894525in" draw:z-index="0">
<draw:image xlink:href="../Images/FT Chinese Free Version/2023-05-30T10-04-35-00-00/000182702_piclink.jpg" xlink:type="simple" xlink:show="embed" xlink:actuate="onLoad" draw:mime-type="image/jpeg"/>
</draw:frame>
</text:p>
      <text:p text:style-name="P4">
<text:span text:style-name="T4">
作者阳歌，本文只代表作者本人观点。</text:span>
</text:p>
      <text:p text:style-name="P4">
也许这是一个“智能手机厌倦”的例子，因为在去年频繁的疫情防控期间，很多中国人由于被迫居家而在移动设备上花了太多时间。</text:p>
      <text:p text:style-name="P4">
Source: <text:a xlink:type="simple" xlink:href="http://www.ftchinese.com/story/001099781" text:style-name="Internet_20_link" text:visited-style-name="Visited_20_Internet_20_Link">
http://www.ftchinese.com/story/001099781</text:a>
</text:p>
      <!--NEWS-->
      <text:h text:style-name="P10" text:outline-level="1">
<text:span text:style-name="T4">
欧洲业务举步维艰 华住集团复苏受累 (Free Version)</text:span>
</text:h>
      <text:p text:style-name="P4">
Authors: ['咏竹坊']</text:p>
      <text:p text:style-name="P4">
Publisher: 英国《金融时报》</text:p>
      <text:p text:style-name="P4">
Time: 2023-05-30T10:09:20+00:00</text:p>
      <text:p text:style-name="P4">
Published Time: 2023-05-29T12:00:99+08:00</text:p>
      <text:p text:style-name="P4">
Modified Time: 2023-05-30T06:04:99+08:00</text:p>
      <text:p text:style-name="P4">
Description: 被华住集团收购四年后，尽管疫情后出现复苏，但德意志酒店集团这笔欧洲资产继续录得严重亏损。</text:p>
      <text:p text:style-name="P4">
Images: ["<text:a xlink:type="simple" xlink:href="https://thumbor.ftacademy.cn/unsafe/picture/8/000182828_piclink.jpg" text:style-name="Internet_20_link" text:visited-style-name="Visited_20_Internet_20_Link">
000182828_pic...</text:a>
"]</text:p>
      <text:p text:style-name="P4">
Themes: ['专栏', '咏竹坊']</text:p>
      <text:p text:style-name="P4">
Keywords: ['咏竹坊', '华住集团', '酒店']</text:p>
      <text:p text:style-name="P4">
Type: Article</text:p>
      <!--METADATA-->
      <text:p text:style-name="P4">
<draw:frame draw:style-name="fr1" draw:name="Image194" text:anchor-type="as-char" svg:width="6.9236in" svg:height="3.894525in" draw:z-index="0">
<draw:image xlink:href="../Images/FT Chinese Free Version/2023-05-30T10-09-20-00-00/000182828_piclink.jpg" xlink:type="simple" xlink:show="embed" xlink:actuate="onLoad" draw:mime-type="image/jpeg"/>
</draw:frame>
</text:p>
      <text:p text:style-name="P4">
<text:span text:style-name="T4">
作者阳歌，本文只代表作者本人观点。</text:span>
</text:p>
      <text:p text:style-name="P4">
首屈一指的中国酒店运营商华住集团有限公司(HTHT.US;1197.HK)的最新季报中，有一些值得注意的元素，其中很多都和中国后疫情时代的旅游复苏有关。华住集团旗下运营着经济型连锁品牌汉庭，以及更高端的全季酒店，它报告了近两年来的首次盈利，因为在后疫情时代的“报复性旅游”浪潮中，中国民众纷纷上路。</text:p>
      <text:p text:style-name="P4">
Source: <text:a xlink:type="simple" xlink:href="http://www.ftchinese.com/story/001099805" text:style-name="Internet_20_link" text:visited-style-name="Visited_20_Internet_20_Link">
http://www.ftchinese.com/story/001099805</text:a>
</text:p>
      <!--NEWS-->
      <text:h text:style-name="P10" text:outline-level="1">
<text:span text:style-name="T4">
韩战期间失踪的美国荣誉勋章获得者遗骸73年后荣归故里</text:span>
</text:h>
      <text:p text:style-name="P4">
Author: chinese@voanews.com (美国之音)</text:p>
      <text:p text:style-name="P4">
Publisher: 美国之音中文网 (Type: NewsMediaOrganization)</text:p>
      <text:p text:style-name="P4">
Published Time: 2023-05-30T10:15:26+08:00</text:p>
      <text:p text:style-name="P4">
Modified Time: 2023-05-30 02:25:32Z</text:p>
      <text:p text:style-name="P4">
Description: 被朝鲜军队包围后，第9步兵团的士兵在绝望中撤退。受伤的18岁陆军上等兵路德·赫歇尔·斯托里(Luther Herschel Story)担心自己的伤势会拖慢队伍的速度，所以他留下来掩护他们撤退。</text:p>
      <text:p text:style-name="P4">
Videos: []</text:p>
      <text:p text:style-name="P4">
Images: []</text:p>
      <text:p text:style-name="P4">
Categories: ['美国', '亚太', '军事']</text:p>
      <text:p text:style-name="P4">
Type: None</text:p>
      <!--METADATA-->
      <text:p text:style-name="P4">
NoneNone</text:p>
      <text:p text:style-name="P4">
Source: <text:a xlink:type="simple" xlink:href="https://www.voachinese.com/a/missing-73-years-medal-of-honor-recipient-s-remains-return-home-20230529/7114874.html" text:style-name="Internet_20_link" text:visited-style-name="Visited_20_Internet_20_Link">
https://www.voachinese.com/a/missing-73-years-medal-of-honor-recipient-s-remains-return-home-20230529/7114874.html</text:a>
</text:p>
      <!--NEWS-->
      <text:h text:style-name="P10" text:outline-level="1">
<text:span text:style-name="T4">
与美国“太空竞赛”：中国再有三名宇航员升空</text:span>
</text:h>
      <text:p text:style-name="P4">
Author: None (Language: zh)</text:p>
      <text:p text:style-name="P4">
Publisher: None</text:p>
      <text:p text:style-name="P4">
Time: 2023-05-30T10:46:00Z</text:p>
      <text:p text:style-name="P4">
Description: 中国成功运作着自己的空间站“天宫”，并与美国一样计划近些年内实现载人登月。周二，中国再次将三名宇航员送入太空，接替“天宫”现有宇航员。</text:p>
      <text:p text:style-name="P4">
Videos: []</text:p>
      <text:p text:style-name="P4">
Images: []</text:p>
      <text:p text:style-name="P4">
Subject: 科技环境</text:p>
      <text:p text:style-name="P4">
Subjects: ['天宫', '空间站', '神州', '宇航员', '中国航天', '酒泉', '太空竞赛']</text:p>
      <text:p text:style-name="P4">
Keywords: ['意见反馈']</text:p>
      <text:p text:style-name="P4">
ID: 65770246</text:p>
      <!--METADATA-->
      <text:p text:style-name="P4">
<text:a xlink:type="simple" xlink:href="https://www.dw.com/zh/overlay/image/article/65770246/65767173" text:style-name="Internet_20_link" text:visited-style-name="Visited_20_Internet_20_Link">
 </text:a>
</text:p>
      <text:p text:style-name="P4">
此次三名宇航员中，首次有一人非军人出身</text:p>
      <text:p text:style-name="P4">
（德国之声中文网）中国再次将三名宇航员成功送入太空。周二，中国西北部戈壁上的酒泉卫星发射中心，长征2F火箭运载神舟16号载人飞船发射升空。这三名宇航员将替换已在太空半年的另外三名宇航员。</text:p>
      <text:p text:style-name="P4">
发射仅18分钟后，酒泉卫星发射中心主任邹利鹏基宣布取得圆满成功，神舟16号按计划抵达轨道。</text:p>
      <text:p text:style-name="P4">
此次三名宇航员中包括北京航空航天大学的学者桂海潮，他也是中国首位非军人出身的宇航员。36岁的他将在太空进行科学实验。迄今为止，其他宇航员都来自军队。</text:p>
      <text:p text:style-name="P4">
此次三名宇航员中，指令长是56岁的景海鹏。这名有陆军少将军衔的宇航员已是第四次执行太空使命，比其他中国宇航员次数都要多。除学者桂海潮之外，另一名宇航员、36岁的航天飞行工程师朱杨柱也是首次太空飞行。</text:p>
      <text:p text:style-name="P4">
这三名宇航员预计将在太空停留五个月，本周，三人将与天宫空间站现在的三名宇航员同住。被替换的三人预计将于周六返回地面，不过这一日期尚未得到官方证实。</text:p>
      <text:p text:style-name="P4">
神舟16号已是第五次进行载人前往 <text:a xlink:type="simple" xlink:href="https://www.dw.com/zh/zh/中国空间站完工-神舟十四号返回地球/a-63981042" text:style-name="Internet_20_link" text:visited-style-name="Visited_20_Internet_20_Link">
 中国空间站 </text:a>
 使命。五月初，货运飞船已将供给物资、视频、零配件和600公斤燃料送入太空，为此次三名宇航员的停留做准备。</text:p>
      <text:p text:style-name="P4">
</text:p>
      <text:p text:style-name="P4">
发射18分钟后，酒泉发射中心主任宣布圆满成功</text:p>
      <text:h text:style-name="P12" text:outline-level="3">
<text:span text:style-name="T4">
中国希望迅速跻身航天大国</text:span>
</text:h>
      <text:p text:style-name="P4">
中国有雄心勃勃的航天计划，希望迅速跻身美俄这样航天大国的行列。成为第三个将宇航员送入太空的国家后仅20年，中国现在已运作一个现代、全功能的空间站，并向月球和<text:a xlink:type="simple" xlink:href="https://www.dw.com/zh/zh/中国火星车祝融号-休眠至今一睡不醒/a-64488655" text:style-name="Internet_20_link" text:visited-style-name="Visited_20_Internet_20_Link">
 火星发射了探测器 </text:a>
。美国宇航局NASA负责人内尔森（Bill Nelson）曾表示， <text:a xlink:type="simple" xlink:href="https://www.dw.com/zh/zh/nasa警告中國或佔領月球-北京罔顧事實/a-62336655" text:style-name="Internet_20_link" text:visited-style-name="Visited_20_Internet_20_Link">
 与中国处在一场“太空竞赛”之中</text:a>
 。</text:p>
      <text:p text:style-name="P4">
对北京的国家领导层来说，这不但关乎中国的国际地位，也涉及在全球的技术领先角色，要与美国争锋。到2030年，中国计划首次实现载人探月使命。而美国的阿尔忒弥斯项目则计划在2025年底起载人登月。</text:p>
      <text:p text:style-name="P4">
两国都注目月球南极，据估计那里有冷冻水。中国比美国的计划还要更进一步：在月球建立首个科研站。为此，中国将与俄罗斯等国展开合作。</text:p>
      <text:p text:style-name="P4">
重约100吨的天宫空间站是太空中除ISS国际空间站之外唯一的据点。自2000年以来持续运营的ISS比天宫大四倍，不过已经年日渐久。尽管如此，美国、欧盟和日本仍希望将该空间站运营至2030年，由此将远超过预定的年份。美国国会此前已因安全原因拒绝中国参与ISS的合作。</text:p>
      <text:p text:style-name="P4">
中国航天计划强调，未来也将欢迎外国宇航员进入其空间站。据称，目前与联合国航天局、欧洲航天局ESA以及其它新兴的航天国家有合作项目。中国也在研发可重复使用的航天器。</text:p>
      <text:p text:style-name="P4">
（德新社）</text:p>
      <text:p text:style-name="P4">
Source: <text:a xlink:type="simple" xlink:href="https://www.dw.com/zh/与美国-太空竞赛-：中国再有三名宇航员升空/a-65770246" text:style-name="Internet_20_link" text:visited-style-name="Visited_20_Internet_20_Link">
https://www.dw.com/zh/与美国-太空竞赛-：中国再有三名宇航员升空/a-65770246?maca=chi-rss-chi-all-1127-rdf</text:a>
</text:p>
      <!--NEWS-->
      <text:h text:style-name="P10" text:outline-level="1">
<text:span text:style-name="T4">
拜登、普京和马克龙与埃尔多安通话：他们祝贺他当选总统，并与他讨论了包括F-16战斗机在内的问题</text:span>
</text:h>
      <text:p text:style-name="P4">
Author: 半岛电视台＋通讯社</text:p>
      <text:p text:style-name="P4">
Publisher: Al Jazeera</text:p>
      <text:p text:style-name="P4">
Published Time: 2023-05-30T10:49:03</text:p>
      <text:p text:style-name="P4">
Modified Time: 2023-05-30T10:49:24</text:p>
      <text:p text:style-name="P4">
Description: 土耳其总统雷杰普·塔伊普·埃尔多安与美国总统乔·拜登、俄罗斯总统弗拉基米尔·普京、法国总统埃马纽埃尔·马克龙进行了会谈，三人祝贺他再次当选总统。</text:p>
      <text:p text:style-name="P4">
Images: ["<text:a xlink:type="simple" xlink:href="https://chinese.aljazeera.net/wp-content/uploads/2023/05/41-1685443418.jpg" text:style-name="Internet_20_link" text:visited-style-name="Visited_20_Internet_20_Link">
41-1685443418...</text:a>
", "<text:a xlink:type="simple" xlink:href="https://chinese.aljazeera.net/wp-content/uploads/2023/05/42-1685443428.jpg" text:style-name="Internet_20_link" text:visited-style-name="Visited_20_Internet_20_Link">
42-1685443428...</text:a>
"]</text:p>
      <text:p text:style-name="P4">
Topics: ['政治', '新闻']</text:p>
      <text:p text:style-name="P4">
Keywords: ['政治', '新闻', '土耳其']</text:p>
      <text:p text:style-name="P4">
Type: Article</text:p>
      <!--METADATA-->
      <text:p text:style-name="P4">
<draw:frame draw:style-name="fr1" draw:name="Image197" text:anchor-type="as-char" svg:width="6.9236in" svg:height="4.612736in" draw:z-index="0">
<draw:image xlink:href="../Images/Aljazeera Chinese/2023-05-30T10-49-03/41-1685443418.jpg" xlink:type="simple" xlink:show="embed" xlink:actuate="onLoad" draw:mime-type="image/jpeg"/>
</draw:frame>
埃尔多安（右）收到包括拜登在内的多位领导人对他当选的祝贺 (通讯社)</text:p>
      <text:p text:style-name="P4">
土耳其总统雷杰普·塔伊普·埃尔多安与美国总统乔·拜登、俄罗斯总统弗拉基米尔·普京、法国总统埃马纽埃尔·马克龙进行了会谈，三人祝贺他再次当选总统。</text:p>
      <text:p text:style-name="P4">
土耳其总统府表示，美国总统致电埃尔多安总统，祝贺后者连任。</text:p>
      <text:p text:style-name="P4">
它补充道，两国总统强调了不断发展的土美关系在应对地区和全球挑战方面的重要性，并一致同意加强两国在各领域的合作。</text:p>
      <text:p text:style-name="P4">
另一方面，美国总统表示，他的土耳其同行再次向他表达了安卡拉从美国购买F-16战斗机的愿望。</text:p>
      <text:p text:style-name="P4">
拜登补充道，华盛顿希望安卡拉放弃反对瑞典加入北约的请求。他在与埃尔多安的通话中还祝贺后者赢得周日的总统大选。</text:p>
      <text:p text:style-name="P4">
拜登在离开白宫前往特拉华州之前告诉记者，“我已经与埃尔多安交谈并向他表示祝贺，他仍然想要一些关于F-16战斗机的解决方案。我告诉他我们想与瑞典打交道，所以让我们先完成这件事情。所以我们将会再次联系。”他补充道，“我们将在下周详细讨论这个问题。”</text:p>
      <text:p text:style-name="P4">
得到所有北约成员的批准是新成员加入的条件。目前土耳其和匈牙利尚未同意斯德哥尔摩的申请。</text:p>
      <text:p text:style-name="P4">
土耳其正寻求从美国购买价值200亿美元的F-16战斗机，但由于国会的反对，这笔交易已经中止，尽管拜登政府一再表示支持它。国会对该交易持保留意见，因为它反对所谓的安卡拉人权记录及其对叙利亚的政策。</text:p>
      <text:p text:style-name="P4">
然而，在安卡拉批准芬兰加入北约几天后，国会今年批准了一项规模小得多的2.59亿美元一揽子计划，其中包括为土耳其现有的F-16战斗机机队进行航空电子软件升级。</text:p>
      <text:p text:style-name="P4">
<draw:frame draw:style-name="fr1" draw:name="Image198" text:anchor-type="as-char" svg:width="6.9236in" svg:height="3.892108in" draw:z-index="0">
<draw:image xlink:href="../Images/Aljazeera Chinese/2023-05-30T10-49-03/42-1685443428.jpg" xlink:type="simple" xlink:show="embed" xlink:actuate="onLoad" draw:mime-type="image/jpeg"/>
</draw:frame>
 土耳其总统埃尔多安正在发表讲话</text:p>
      <text:p text:style-name="P4">
拜登政府一直拒绝证实该协议与北约扩张之间存在任何“权衡”，尽管土耳其外长梅夫吕特·恰武什奥卢1月份曾表示，美方已明确表示国会将积极看待安卡拉批准扩张进程一事。</text:p>
      <text:p text:style-name="P4">
一位熟悉该讨论的消息人士称，美国此前曾告诉土耳其，如果安卡拉不给瑞典开绿灯，将很难说服国会批准F-16交易。</text:p>
      <text:p text:style-name="P4">
在俄罗斯入侵乌克兰后，瑞典和芬兰于去年申请加入北约，放弃了长期实行的军事不结盟政策。</text:p>
      <text:p text:style-name="P4">
土耳其于3月下旬批准了芬兰加入北约的请求，但仍继续反对瑞典的加入。它指责后者在土耳其窝藏被认为是恐怖分子的库尔德工人党成员。此外，匈牙利也没有同意瑞典的请求。</text:p>
      <text:p text:style-name="P4">
让瑞典在7月中旬加入北约，届时北约将在立陶宛举行峰会，这是华盛顿的首要任务之一。</text:p>
      <text:h text:style-name="P13" text:outline-level="4">
<text:span text:style-name="T4">
埃尔多安与普京的联系</text:span>
</text:h>
      <text:p text:style-name="P4">
克里姆林宫在一份声明中称，弗拉基米尔·普京总统在电话中祝贺土耳其总统在总统选举中获胜，并强调这一胜利将为扩大莫斯科和安卡拉之间的双边合作开辟新的前景。</text:p>
      <text:p text:style-name="P4">
声明证实，埃尔多安向普京表示，他打算就所有当前问题继续两国之间的双边合作。</text:p>
      <text:h text:style-name="P13" text:outline-level="4">
<text:span text:style-name="T4">
埃尔多安与马克龙通话</text:span>
</text:h>
      <text:p text:style-name="P4">
在同一背景下，埃尔多安和法国总统埃马纽埃尔·马克龙29日周一晚间讨论了两国双边关系和地区问题。</text:p>
      <text:p text:style-name="P4">
法国总统还在电话中祝贺埃尔多安再次当选土耳其总统。</text:p>
      <text:p text:style-name="P4">
根据土耳其总统通讯局发表的声明，马克龙致电埃尔多安总统，祝贺他赢得连任，并表示希望选举结果有利于土耳其人民。</text:p>
      <text:p text:style-name="P4">
通话期间，双方就土法关系和地区问题进行了讨论。</text:p>
      <text:p text:style-name="P4">
Source: <text:a xlink:type="simple" xlink:href="https://chinese.aljazeera.net/news/political/2023/5/30/%e6%8b%9c%e7%99%bb%e6%99%ae%e4%ba%ac%e5%92%8c%e9%a9%ac%e5%85%8b%e9%be%99%e4%b8%8e%e5%9f%83%e5%b0%94%e5%a4%9a%e5%ae%89%e9%80%9a%e8%af%9d%e4%bb%96%e4%bb%ac%e7%a5%9d%e8%b4%ba%e4%bb%96" text:style-name="Internet_20_link" text:visited-style-name="Visited_20_Internet_20_Link">
https://chinese.aljazeera.net/news/political/2023/5/30/%e6%8b%9c%e7%99%bb%e6%99%ae%e4%ba%ac%e5%92%8c%e9%a9%ac%e5%85%8b%e9%be%99%e4%b8%8e%e5%9f%83%e5%b0%94%e5%a4%9a%e5%ae%89%e9%80%9a%e8%af%9d%e4%bb%96%e4%bb%ac%e7%a5%9d%e8%b4%ba%e4%bb%96</text:a>
</text:p>
      <!--NEWS-->
      <text:h text:style-name="P10" text:outline-level="1">
<text:span text:style-name="T4">
俄无人机残骸坠基辅公寓 酿火患一死三伤</text:span>
</text:h>
      <text:p text:style-name="P4">
Author: 联合早报 (Person)</text:p>
      <text:p text:style-name="P4">
Publisher: 联合早报 (Organization)</text:p>
      <text:p text:style-name="P4">
Published Time: 2023-05-30T10:54</text:p>
      <text:p text:style-name="P4">
Modified Time: 2023-05-30T10:54</text:p>
      <text:p text:style-name="P4">
Description: 俄罗斯军方星期二（5月30日）凌晨向基辅发动大规模的无人机袭击时，被乌克兰军方击中的其中一个目标残骸落在一座高层公寓顶层，引发了大火。路透社报道，乌克兰首都官员说，无人机残骸引发的...</text:p>
      <text:p text:style-name="P4">
Videos: []</text:p>
      <text:p text:style-name="P4">
Audios: []</text:p>
      <text:p text:style-name="P4">
Images: []</text:p>
      <text:p text:style-name="P4">
Type: NewsArticle</text:p>
      <text:p text:style-name="P4">
Breadcrumbs: ['即时', '国际']</text:p>
      <text:p text:style-name="P4">
Keywords: ['基辅', '无人机', '大火', '俄乌战争']</text:p>
      <!--METADATA-->
      <text:p text:style-name="P4">
俄罗斯军方星期二（5月30日）凌晨向基辅发动大规模的无人机袭击时，被乌克兰军方击中的其中一个目标残骸落在一座高层公寓顶层，引发了大火。</text:p>
      <text:p text:style-name="P4">
路透社报道，乌克兰首都官员说，无人机残骸引发的火患导致至少一个居民死亡，另有三人受伤。</text:p>
      <text:p text:style-name="P4">
基辅军方在即时通讯应用Telegram说，公寓最高的两层被火烧毁，可能还有人被困在里面。</text:p>
      <text:p text:style-name="P4">
基辅市长克里琴科说，公寓里的其他居民已被紧急疏散。</text:p>
      <text:p text:style-name="P4">
Source: <text:a xlink:type="simple" xlink:href="https://www.zaobao.com.sg/realtime/world/story20230530-1399500" text:style-name="Internet_20_link" text:visited-style-name="Visited_20_Internet_20_Link">
https://www.zaobao.com.sg/realtime/world/story20230530-1399500</text:a>
</text:p>
      <!--NEWS-->
      <text:h text:style-name="P10" text:outline-level="1">
<text:span text:style-name="T4">
赴华商务旅行规则已变 (Free Version)</text:span>
</text:h>
      <text:p text:style-name="P4">
Author: Dan Strumpf</text:p>
      <text:p text:style-name="P4">
Publisher: 华尔街日报中文网</text:p>
      <text:p text:style-name="P4">
Published Time: 2023-05-30T10:55:00.000Z</text:p>
      <text:p text:style-name="P4">
Modified Time: 2023-05-30T10:55:00.000Z</text:p>
      <text:p text:style-name="P4">
Created Time: 2023-05-29T03:14:00.000Z</text:p>
      <text:p text:style-name="P4">
Description: 中国正在对商业开放，但对于计划前往中国的高管来说，规则已经改变。</text:p>
      <text:p text:style-name="P4">
Images: []</text:p>
      <text:p text:style-name="P4">
Categories: ['国际', '中国']</text:p>
      <text:p text:style-name="P4">
Keywords: SYND,LINK:EN|WP-WSJ-0000922821</text:p>
      <text:p text:style-name="P4">
Type: Article</text:p>
      <!--METADATA-->
      <text:p text:style-name="P4">
中国正在对商业开放，但对于计划前往中国的高管来说，规则已经改变。</text:p>
      <text:p text:style-name="P4">
Source: <text:a xlink:type="simple" xlink:href="https://cn.wsj.com/articles/%E8%B5%B4%E5%8D%8E%E5%95%86%E5%8A%A1%E6%97%85%E8%A1%8C%E6%96%B0%E5%87%86%E5%88%99-1ed7872" text:style-name="Internet_20_link" text:visited-style-name="Visited_20_Internet_20_Link">
https://cn.wsj.com/articles/%E8%B5%B4%E5%8D%8E%E5%95%86%E5%8A%A1%E6%97%85%E8%A1%8C%E6%96%B0%E5%87%86%E5%88%99-1ed7872</text:a>
</text:p>
      <!--NEWS-->
      <text:h text:style-name="P10" text:outline-level="1">
<text:span text:style-name="T4">
坚持土地维权遭噤声　李碧云就医受阻</text:span>
</text:h>
      <text:p text:style-name="P4">
Author: None</text:p>
      <text:p text:style-name="P4">
Publisher: Radio Free Asia (Organization)</text:p>
      <text:p text:style-name="P4">
Published Time: 2023-05-30T10:57:00-04:00</text:p>
      <text:p text:style-name="P4">
Modified Time: 2023-05-30T14:08:09-04:00</text:p>
      <text:p text:style-name="P4">
Description: None</text:p>
      <text:p text:style-name="P4">
Videos: []</text:p>
      <text:p text:style-name="P4">
Audios: ["<text:a xlink:type="simple" xlink:href="https://www.rfa.org/mandarin/yataibaodao/renquanfazhi/gf-053020231008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5.1927in" draw:z-index="0">
<draw:image xlink:href="../Images/rfamandarin/2023-05-30T10-57-00-04-00/000000.png" xlink:type="simple" xlink:show="embed" xlink:actuate="onLoad" draw:mime-type="image/png"/>
</draw:frame>
 李碧云去年获释后彻底失去行动能力，身体出现多种毛病。<text:a xlink:type="simple" xlink:href="https://www.rfa.org/mandarin/yataibaodao/renquanfazhi/gf-05302023100828.html/@@images/image" text:style-name="Internet_20_link" text:visited-style-name="Visited_20_Internet_20_Link">
 </text:a>
李碧云独家提供，拍摄日期不详  <text:a xlink:type="simple" xlink:href="https://www.rfa.org/mandarin/yataibaodao/renquanfazhi/gf-05302023100828.html/@@stream" text:style-name="Internet_20_link" text:visited-style-name="Visited_20_Internet_20_Link">
Audio-1-Link：https://www.rfa.org/mandarin/yataibaodao/renquanfazhi/gf-05302023100828.html/@@stream</text:a>
</text:p>
      <text:p text:style-name="P4">
因服刑导致残疾的广东佛山异议人士李碧云自去年获释以来一直遭当局软禁。知情人士相信，李碧云被视为重点监控对象与她拒绝妥协、坚持土地维权有关。近日，她外出治病时与多人对峙的情景曝光。</text:p>
      <text:p text:style-name="P4">
<text:a xlink:type="simple" xlink:href="https://www.rfa.org/mandarin/Xinwen/8-05282023170211.html" text:style-name="Internet_20_link" text:visited-style-name="Visited_20_Internet_20_Link">
 <text:span text:style-name="T4">
广东基层人大代表参选人李碧云酷刑致残 就医受阻</text:span>
 </text:a>
  * <text:span text:style-name="T4">
<text:a xlink:type="simple" xlink:href="https://www.rfa.org/mandarin/Xinwen/10-02242023163101.html" text:style-name="Internet_20_link" text:visited-style-name="Visited_20_Internet_20_Link">
 获释周年 维权人士李碧云吁习近平下令撤销监控"雇佣兵" </text:a>
 </text:span>
</text:p>
      <text:p text:style-name="P4">
行动不便的李碧云被身穿警服的人员制止，未能进入地铁站，情绪激动。</text:p>
      <text:p text:style-name="P4">
当时李碧云由妹妹陪同准备到广州看病，但是在顺德区一个地铁站外被人拦截，双方发生推撞。</text:p>
      <text:p text:style-name="P4">
李碧云事后向本台表示，这些人是住处居委会派来监视她的。</text:p>
      <text:p text:style-name="P4">
李碧云：“穿警服的有七、八个人，还有地铁的工作人员，不准我过去，要推我身体。挡着我妹，不准我妹背我。”</text:p>
      <text:p text:style-name="P4">
双方一度对峙。李碧云曾因体力不支晕倒在地。</text:p>
      <text:p text:style-name="P4">
2020年因盗窃和妨害公务罪成被判刑的李碧云，自去年2月获释后被当局全天候监控，长期在她的住处外派驻车辆，又设置临时“办事处”。</text:p>
      <text:p text:style-name="P4">
李碧云：“有时候连出楼梯都不准。要看他们的心情。要看我们要去哪里，（有时）连喝茶都不准，连出楼梯都不准。”</text:p>
      <text:p text:style-name="P4">
<text:span text:style-name="T4">
李碧云热衷于土地维权曾要求官员公开财产</text:span>
</text:p>
      <text:p text:style-name="P4">
李碧云因村官贱卖顺德村民土地而走上维权路，曾多次上街举牌要求官员公开财产。基于安全考量要求匿名的知情人士表示，李碧云被当局视为“眼中钉”与此有关。</text:p>
      <text:p text:style-name="P4">
知情人士：“当初（当局）跟村民签合同的时候，把村里面的田地租给别人，但是后来才发现土地的归属权已被买断。其他村民签了协议，拿了点钱就算了，只有李碧云他们是没有拿到钱的，肯定是不甘心的。当局主要怕她就官商勾结对外爆料。”</text:p>
      <text:p text:style-name="P4">
李碧云去年获释后彻底失去行动能力，身体出现多种毛病。</text:p>
      <text:p text:style-name="P4">
2023年5月22日，行动不便的李碧云（下）与家属在地铁站外与多人对峙。（李碧云独家提供）  <text:a xlink:type="simple" xlink:href="https://www.rfa.org/mandarin/yataibaodao/renquanfazhi/gf-05302023100828.html/m0530gf-1.jpg" text:style-name="Internet_20_link" text:visited-style-name="Visited_20_Internet_20_Link">
</text:a>
</text:p>
      <text:p text:style-name="P4">
知情人士：“她应该是颈椎还是神经的问题，情绪一激动就会晕倒。她还是可以自理的，只是不能一个人走得太远，也怕她在外晕倒了没人知道会出人命。”</text:p>
      <text:p text:style-name="P4">
知情人士说，李碧云与地方政府的矛盾很深。这次地铁站外发生的风波，双方都有责任。</text:p>
      <text:p text:style-name="P4">
知情人士：“只能说她太直了。她对当局有一种排斥。她一看见他们就骂，撕裂口很难磨合。他们对李碧云有一种戏弄的作风，故意戏弄她、调戏她，有种报复她的心态。”</text:p>
      <text:p text:style-name="P4">
家属则认为，地方政府对李碧云全天候围困是为了骗取国家的维稳费。</text:p>
      <text:p text:style-name="P4">
记者：高锋 责编：许书婷、嘉远 网编：洪伟</text:p>
      <text:p text:style-name="P4">
Source: <text:a xlink:type="simple" xlink:href="https://www.rfa.org/mandarin/yataibaodao/renquanfazhi/gf-05302023100828.html" text:style-name="Internet_20_link" text:visited-style-name="Visited_20_Internet_20_Link">
https://www.rfa.org/mandarin/yataibaodao/renquanfazhi/gf-05302023100828.html</text:a>
</text:p>
      <!--NEWS-->
      <text:h text:style-name="P10" text:outline-level="1">
<text:span text:style-name="T4">
美国防部：北京拒绝中美防长会晤</text:span>
</text:h>
      <text:p text:style-name="P4">
Author: None</text:p>
      <text:p text:style-name="P4">
Publisher: Radio Free Asia (Organization)</text:p>
      <text:p text:style-name="P4">
Published Time: 2023-05-30T10:58:00-04:00</text:p>
      <text:p text:style-name="P4">
Modified Time: 2023-05-30T15:39: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142993in" draw:z-index="0">
<draw:image xlink:href="../Images/rfamandarin/2023-05-30T10-58-00-04-00/000000.png" xlink:type="simple" xlink:show="embed" xlink:actuate="onLoad" draw:mime-type="image/png"/>
</draw:frame>
中国国防部长李尚福和美国国防部长劳埃德·奥斯汀（Lloyd Austin） <text:a xlink:type="simple" xlink:href="https://www.rfa.org/mandarin/Xinwen/1-05302023105424.html/@@images/image" text:style-name="Internet_20_link" text:visited-style-name="Visited_20_Internet_20_Link">
</text:a>
美联社图片/RFA合成  美国五角大楼29日表示，北京拒绝了美国关于美国国防部长劳埃德·奥斯汀（LloydAustin）和中国国防部长李尚福在新加坡会晤的邀请。据《华尔街日报》报道，美国国防部在给《华尔街日报》的一份声明中表示，中方正式拒绝了美方5月初所提的邀请，并补充，该部门相信两国军方的开放沟通“可以确保竞争不会演变成冲突”。美国国防官员还表示，有鉴于此类会议往年都是在召开前数小时促成的，中国此次的拒绝被视为一个是异常直白的信号。在担任中国国防部长前，李尚福曾是中共中央军委装备发展部部长，2018年因协助中国进口俄罗斯武器而遭美国制裁。但五角大楼表示，这并不妨碍奥斯汀与他一起履行公务。奥斯汀将于本周晚些时候前往新加坡参加香格里拉对话，这是一次国际防务峰会，去年6月他曾经会晤了李尚福的前任魏凤和。部分美国官员警告，美国的东南亚盟友一直对“中美冲突能在新加坡减压”的前景持开放态度，中国此次的拒绝可能引发这些国家的担忧。中国驻华盛顿大使馆及白宫均未立即回应《华尔街日报》的置评请求。 （责编：梒青）</text:p>
      <text:p text:style-name="P4">
Source: <text:a xlink:type="simple" xlink:href="https://www.rfa.org/mandarin/Xinwen/1-05302023105424.html" text:style-name="Internet_20_link" text:visited-style-name="Visited_20_Internet_20_Link">
https://www.rfa.org/mandarin/Xinwen/1-05302023105424.html</text:a>
</text:p>
      <!--NEWS-->
      <text:h text:style-name="P10" text:outline-level="1">
<text:span text:style-name="T4">
战争阴影下的台湾总统选举　参选人都喊"和平"差异何在？</text:span>
</text:h>
      <text:p text:style-name="P4">
Author: None</text:p>
      <text:p text:style-name="P4">
Publisher: Radio Free Asia (Organization)</text:p>
      <text:p text:style-name="P4">
Published Time: 2023-05-30T11:12:00-04:00</text:p>
      <text:p text:style-name="P4">
Modified Time: 2023-05-30T14:11:08-04:00</text:p>
      <text:p text:style-name="P4">
Description: None</text:p>
      <text:p text:style-name="P4">
Videos: []</text:p>
      <text:p text:style-name="P4">
Audios: ["<text:a xlink:type="simple" xlink:href="https://www.rfa.org/mandarin/yataibaodao/gangtai/hcm-053020231020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12011in" draw:z-index="0">
<draw:image xlink:href="../Images/rfamandarin/2023-05-30T11-12-00-04-00/000000.png" xlink:type="simple" xlink:show="embed" xlink:actuate="onLoad" draw:mime-type="image/png"/>
</draw:frame>
 台湾旗帜与台湾总统府 美联社图片  <text:a xlink:type="simple" xlink:href="https://www.rfa.org/mandarin/yataibaodao/gangtai/hcm-05302023102019.html/@@stream" text:style-name="Internet_20_link" text:visited-style-name="Visited_20_Internet_20_Link">
Audio-1-Link：https://www.rfa.org/mandarin/yataibaodao/gangtai/hcm-05302023102019.html/@@stream</text:a>
</text:p>
      <text:p text:style-name="P4">
本周二，有意角逐明年台湾大选的赖清德、郭台铭、柯文哲和侯友宜参与公开活动，并发表有关两岸关系的看法。在战争的阴影下，各位参选人有关"和平"的论述有何差异呢？</text:p>
      <text:p text:style-name="P4">
<text:a xlink:type="simple" xlink:href="https://www.rfa.org/mandarin/pinglun/chengxiaonong/cxn-04192023202624.html" text:style-name="Internet_20_link" text:visited-style-name="Visited_20_Internet_20_Link">
 <text:span text:style-name="T4">
评论：世界紧张局势中的台湾总统大选</text:span>
 </text:a>
  * <text:span text:style-name="T4">
<text:a xlink:type="simple" xlink:href="https://www.rfa.org/mandarin/yataibaodao/gangtai/hcm2-04182023085344.html" text:style-name="Internet_20_link" text:visited-style-name="Visited_20_Internet_20_Link">
 角逐台湾大选 郭台铭主张"摆脱美中选边站" </text:a>
 </text:span>
</text:p>
      <text:p text:style-name="P4">
台湾民进党的总统参选人、现任副总统赖清德，以及鸿海创办人郭台铭和民众党党主席柯文哲5月30日受邀出席金门迎城隍活动。</text:p>
      <text:p text:style-name="P4">
郭台铭与赖清德先后到场参拜，离开之后在庙外握手致意。郭台铭主动拿出一个纸袋递给赖清德，里面是“两岸和平宣言”。两人短暂交谈后，赖清德收下郭台铭的和平宣言。</text:p>
      <text:p text:style-name="P4">
 鸿海创办人郭台铭赴金门出席迎城隍活动(郭台铭办公室提供)  <text:a xlink:type="simple" xlink:href="https://www.rfa.org/mandarin/yataibaodao/gangtai/hcm-05302023102019.html/90ed53f0929891d19580.jpg" text:style-name="Internet_20_link" text:visited-style-name="Visited_20_Internet_20_Link">
 </text:a>
</text:p>
      <text:p text:style-name="P4">
<text:span text:style-name="T4">
赖清德：靠自己的力量与决心追求真和平</text:span>
</text:p>
      <text:p text:style-name="P4">
赖清德先发表致词，强调自己曾在金门当兵，非常清楚金门不仅在战争时牺牲很大也承担战地任务，自由与经济受到限制。向金门致敬的同时，他强调自己是一个和平主义者、民主万岁者。他深知和平无价、战争没有赢家。但是他也提醒，“和平不是用选择就有办法得到”。</text:p>
      <text:p text:style-name="P4">
“如果要追求和平，就一定要追求真和平，要靠自己的力量跟决心，维护国家的安全与人民性命财产的安全，这样的和平才是真正的和平。”赖清德说道。</text:p>
      <text:p text:style-name="P4">
赖清德重申，在全球视野下，竭尽所能维持两岸和平稳定现状，坚定民主自由的宪政体制，坚定捍卫中华民国和中华人民共和国互不隶属，坚持主权不容并吞，坚持中华民国台湾的未来必须由2350万人决定。</text:p>
      <text:p text:style-name="P4">
 台湾的副总统赖清德出席金门之友会 (民进党提供)<text:a xlink:type="simple" xlink:href="https://www.rfa.org/mandarin/yataibaodao/gangtai/hcm-05302023102019.html/8cf46e055fb7_91d195804e4b53cb6703.jpg" text:style-name="Internet_20_link" text:visited-style-name="Visited_20_Internet_20_Link">
 </text:a>
</text:p>
      <text:p text:style-name="P4">
<text:span text:style-name="T4">
郭台铭再倡议金门和平协议</text:span>
</text:p>
      <text:p text:style-name="P4">
在赖清德发表谈话后，郭台铭紧接着致词指出，很高兴看到赖清德提出对金门和平的期待，这也是中华民国台湾2300万人的期待，他已经向赖清德呈报5月13在金门宣读的金门和平宣言。</text:p>
      <text:p text:style-name="P4">
郭台铭：“同意赖清德所说的和平是要争取来的，因此要请赖清德详读、研究他的和平宣言。今天两岸不谈判、不沟通、不能把金门当作和平的桥梁开始谈判，就永远没有和平的可能。”</text:p>
      <text:p text:style-name="P4">
郭台铭在国民党征召人选公布前，曾赴金门发表“和平宣言”，提出如果他当选总统，会极力主张以金门为两岸新的常设谈判地点，组跨党派、跨族群、跨世代的谈判团队，重新开启两岸和平前景的谈判大门。他还说道，“不需要到任何其他地方去，也不需要任何外国个人、团体、组织居中穿梭传话”。</text:p>
      <text:p text:style-name="P4">
不过，在争取国民党征召失利之后，郭台铭鲜少出席公开活动。在金门有不少热情支持者高呼“郭总统好”，但是他并未针对是否继续参选表态。</text:p>
      <text:p text:style-name="P4">
 民众党主席柯文哲出席民众党金门活动 (柯文哲脸书)<text:a xlink:type="simple" xlink:href="https://www.rfa.org/mandarin/yataibaodao/gangtai/hcm-05302023102019.html/67ef658754f291d19580_81c966f8.jpg" text:style-name="Internet_20_link" text:visited-style-name="Visited_20_Internet_20_Link">
 </text:a>
</text:p>
      <text:p text:style-name="P4">
<text:span text:style-name="T4">
柯文哲喊建金厦大桥 主张台湾自主、两岸和平</text:span>
</text:p>
      <text:p text:style-name="P4">
另一位也在金门现身的柯文哲周二上午出席民众党活动。他在去年曾因抛出建立金厦(金门-厦门)大桥遭抨击，柯文哲重提建立金厦大桥构想。</text:p>
      <text:p text:style-name="P4">
柯文哲说，金门做为一个台湾与大陆联系的桥梁，其地位不可谓不重。就如同他上次所言，现阶段的桥梁随时有可能会因为政治的干预说断就断；尤其民进党执政，对于金门的经济犹如看不见的海啸，“建立金厦大桥才是真正务实金门经济繁荣的长久根本。”</text:p>
      <text:p text:style-name="P4">
柯文哲日前还对两岸交流的底线表态：“台湾自主、两岸和平。如果不能自主决定命运，那就只好跟你拚命。”</text:p>
      <text:p text:style-name="P4">
国民党征召的总统参选人侯友宜27日出席高雄首场造势活动 (侯友宜办公室提供)  <text:a xlink:type="simple" xlink:href="https://www.rfa.org/mandarin/yataibaodao/gangtai/hcm-05302023102019.html/4faf53cb5b9c_9ad896c45834.jpg" text:style-name="Internet_20_link" text:visited-style-name="Visited_20_Internet_20_Link">
</text:a>
</text:p>
      <text:p text:style-name="P4">
<text:span text:style-name="T4">
侯友宜：和平要自信坚定、平等对话</text:span>
</text:p>
      <text:p text:style-name="P4">
国民党征召的侯友宜30日是唯一未赴金门的参选人。他出席新北市政活动时说明，今天已经有安排行程，金门的地理位置非常重要，尤其对两岸和平相关议题上，金门也是扮演一个很重要的角色。他说，“未来在两岸和平稳定底下，期待金门更繁荣、更永续。”</text:p>
      <text:p text:style-name="P4">
日前，侯友宜向前总统马英九请益时表示，“和平需要自信坚定、平等对话。国家必须振衰起敝、解民所苦。”他说，国家绝不能被政党与个人绑架用来撷取个人利益、巩固权力，却置国家与人民于险境，“中华民国必须走在和平的道路上”。</text:p>
      <text:p text:style-name="P4">
<text:span text:style-name="T4">
都喊“和平” 四人差异何在？</text:span>
</text:p>
      <text:p text:style-name="P4">
“最大的差别性在于，和平是目的还是手段。”台湾韬略策进学会副秘书长吴瑟致指出，有的参选人在针对战争与和平的论述上都忽略一点，中共在思考两岸和平与战争的选择只是一种手段：“中共的目的是要促进、推动或强压台湾接受两岸统一，这是中共的目的，所以和平跟战争都是一种手段。”</text:p>
      <text:p text:style-name="P4">
吴瑟致解释，纵然现在对中共提和平的任何倡议，对中共而言，必须接受两岸统一才有和平的可能性。因此不管是任何人提所谓的协议或建议，在推动过程中反而显得一厢情愿，甚至错估目前的国际形势。目前国际普遍认知，是中共片面破坏台海和平稳定的状态。如果此时提和平协议，反而落入中共设定的政治前提，当有一天台湾要维护民主与主权时，对台湾相当不利。</text:p>
      <text:p text:style-name="P4">
<text:span text:style-name="T4">
中国如何介入台湾选举？</text:span>
</text:p>
      <text:p text:style-name="P4">
台湾的中央警察大学公共安全系教授董立文在民进党中国事务部举办的座谈会上指出，中共介入台湾民主选举“不是会不会，而是以何种方式”的问题：“因为中共认为台湾是中国的一部分，又要掌握两岸关系主导权，中共一定设法增加对台影响力，改变台湾内部政治力量的对比，培养岛内爱国统一力量，促进统一。这是中共介入台湾政治的目的。”</text:p>
      <text:p text:style-name="P4">
他认为，中国介入台湾政治是台湾的生活日常，选举尤其激烈。中共“介选”的首要目标是破坏民主体制，因为中共认为民主存在对它就是威胁，其次才是影响选举结果。董立文认为，北京希望让最听从中共的人当选，而且会优先让自己培养的代理人当选，其次才是倾向统一、倾中的候选人，并且全力打压中共不喜欢的候选人。</text:p>
      <text:p text:style-name="P4">
记者：黄春梅 责编：许书婷、何平 网编：洪伟</text:p>
      <text:p text:style-name="P4">
Source: <text:a xlink:type="simple" xlink:href="https://www.rfa.org/mandarin/yataibaodao/gangtai/hcm-05302023102019.html" text:style-name="Internet_20_link" text:visited-style-name="Visited_20_Internet_20_Link">
https://www.rfa.org/mandarin/yataibaodao/gangtai/hcm-05302023102019.html</text:a>
</text:p>
      <!--NEWS-->
      <text:h text:style-name="P10" text:outline-level="1">
<text:span text:style-name="T4">
封控中国海洋活动？ 日美澳菲四国防长拟首次会晤</text:span>
</text:h>
      <text:p text:style-name="P4">
Author: None</text:p>
      <text:p text:style-name="P4">
Publisher: Radio Free Asia (Organization)</text:p>
      <text:p text:style-name="P4">
Published Time: 2023-05-30T11:16:00-04:00</text:p>
      <text:p text:style-name="P4">
Modified Time: 2023-05-30T16:14: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88615in" draw:z-index="0">
<draw:image xlink:href="../Images/rfamandarin/2023-05-30T11-16-00-04-00/000000.png" xlink:type="simple" xlink:show="embed" xlink:actuate="onLoad" draw:mime-type="image/png"/>
</draw:frame>
 澳大利亚国防部长马尔斯（RichardMarles）、日本防卫相滨田靖一(Yasukazu Hamada)、菲律宾国防部长加维斯（Carlito Galvez）、美国国防部长奥斯汀（LloydAustin） <text:a xlink:type="simple" xlink:href="https://www.rfa.org/mandarin/Xinwen/2-05302023105952.html/@@images/image" text:style-name="Internet_20_link" text:visited-style-name="Visited_20_Internet_20_Link">
 </text:a>
美联社/法新社/RFA合成日本、美国、澳大利亚和菲律宾拟借6月2日～4日在新加坡召开亚洲安全会议之机，举行四国防长的首次会谈，并正在展开协调。据日本共同社30日报道，届时，四国将瞄准加速海洋活动的中国，探讨加强安保合作。日美澳分别与菲律宾强化了合作，会谈旨在彰显环太平洋的四国的协作。相关人士5月30日透露了该消息。预计在会谈中，四国将探讨让舰艇在南海等地航行并威慑违法活动的“联合巡航”。日美希望以连接南西诸岛、台湾和菲律宾的“第一岛链”来封堵中国的海洋活动，实效性或成为关键。在与菲协作方面，日本海上保安厅将从6月1日起与美国和菲律宾的海岸警卫队实施联合训练。日美菲三国还计划创设负责安保的高官参加的磋商机制。 （责编：梒青）</text:p>
      <text:p text:style-name="P4">
Source: <text:a xlink:type="simple" xlink:href="https://www.rfa.org/mandarin/Xinwen/2-05302023105952.html" text:style-name="Internet_20_link" text:visited-style-name="Visited_20_Internet_20_Link">
https://www.rfa.org/mandarin/Xinwen/2-05302023105952.html</text:a>
</text:p>
      <!--NEWS-->
      <text:h text:style-name="P10" text:outline-level="1">
<text:span text:style-name="T4">
美国在芬太尼行动中对中国、墨西哥实体和个人实施制裁</text:span>
</text:h>
      <text:p text:style-name="P4">
Author: None</text:p>
      <text:p text:style-name="P4">
Publisher: Radio Free Asia (Organization)</text:p>
      <text:p text:style-name="P4">
Published Time: 2023-05-30T11:41:00-04:00</text:p>
      <text:p text:style-name="P4">
Modified Time: 2023-05-30T11:50: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008988in" draw:z-index="0">
<draw:image xlink:href="../Images/rfamandarin/2023-05-30T11-41-00-04-00/000000.png" xlink:type="simple" xlink:show="embed" xlink:actuate="onLoad" draw:mime-type="image/png"/>
</draw:frame>
 不同类型的压丸机 <text:a xlink:type="simple" xlink:href="https://www.rfa.org/mandarin/Xinwen/3-05302023113712.html/@@images/image" text:style-name="Internet_20_link" text:visited-style-name="Visited_20_Internet_20_Link">
</text:a>
财政部官网截图  美国周二对中国和墨西哥的 17 个人和实体实施了制裁。路透社30日发自华盛顿的消息说，因为拜登政府试图阻止这种致命药物的进口，这些人被指控协助生产假冒的含有芬太尼的药品。美国财政部在一份声明中表示，它对设在中国的七个实体和六个个人，以及设在墨西哥的一个企业和三个个人实施了制裁。声明谴责那些参与销售压丸机和其他设备的人，将假冒商标印在非法生产的药丸上，这些药丸通常含有芬太尼并运往美国。美国财政部负责恐怖主义和金融情报的副部长布赖恩-尼尔森在声明中说：“财政部的制裁针对致命供应链的每个阶段，这些环节助长了全国各地芬太尼中毒和死亡事件的激增。”“掺有芬太尼的假药是导致这些死亡的主要原因，每年摧毁成千上万的美国家庭。我们仍然致力于利用所有当局打击非法药物生产的推动者，以破坏这种致命的全球生产并应对这些药物构成的威胁。” 根据美国疾病控制和预防中心 (CDC) 本月早些时候发布的一份报告，从 2016 年到 2021年，美国涉及合成阿片类药物芬太尼的药物过量致死率增加了两倍多。 芬太尼比海洛因强 50 倍，比吗啡强 100倍，并且越来越多地与其他非法药物混合使用，往往会导致致命后果。 据政府估计，随着 2021 年美国与药物有关的过量死亡人数超过 100,000人，拜登政府一直在推动采取行动。 华盛顿一直在寻求北京方面的更大帮助，但美国官员告诉路透社，由于两国关系恶化，中国方面一直不愿合作。 （责编：梒青）</text:p>
      <text:p text:style-name="P4">
Source: <text:a xlink:type="simple" xlink:href="https://www.rfa.org/mandarin/Xinwen/3-05302023113712.html" text:style-name="Internet_20_link" text:visited-style-name="Visited_20_Internet_20_Link">
https://www.rfa.org/mandarin/Xinwen/3-05302023113712.html</text:a>
</text:p>
      <!--NEWS-->
      <text:h text:style-name="P10" text:outline-level="1">
<text:span text:style-name="T4">
科索沃北部冲突升级 数十人包括北约维和部队人员受伤</text:span>
</text:h>
      <text:p text:style-name="P4">
Author: 联合早报 (Person)</text:p>
      <text:p text:style-name="P4">
Publisher: 联合早报 (Organization)</text:p>
      <text:p text:style-name="P4">
Published Time: 2023-05-30T11:59</text:p>
      <text:p text:style-name="P4">
Modified Time: 2023-05-30T11:59</text:p>
      <text:p text:style-name="P4">
Description: 科索沃北部暴力活动星期一（5月29日）升级，当地塞尔维亚族抗议者和警察发生冲突，后来又与北约领导的维和人员发生冲突，造成数十人受伤。综合法新社和路透社报道，科索沃北部境内塞尔维亚人...</text:p>
      <text:p text:style-name="P4">
Videos: []</text:p>
      <text:p text:style-name="P4">
Audios: []</text:p>
      <text:p text:style-name="P4">
Images: []</text:p>
      <text:p text:style-name="P4">
Type: NewsArticle</text:p>
      <text:p text:style-name="P4">
Breadcrumbs: ['即时', '国际']</text:p>
      <text:p text:style-name="P4">
Keywords: ['科索沃', '暴力', '冲突', '北约', '塞尔维亚']</text:p>
      <!--METADATA-->
      <text:p text:style-name="P4">
科索沃北部暴力活动星期一（5月29日）升级，当地塞尔维亚族抗议者和警察发生冲突，后来又与北约领导的维和人员发生冲突，造成数十人受伤。</text:p>
      <text:p text:style-name="P4">
综合法新社和路透社报道，科索沃北部境内塞尔维亚人不满阿尔巴尼亚人选上当地市镇首长而展开抗议，造成约25名北约维和部队成员受伤。</text:p>
      <text:p text:style-name="P4">
另据塞尔维亚国营公共广播公司RTS报道，超过50名塞尔维亚人也受伤，其中两人重伤，一人情况危急。</text:p>
      <text:p text:style-name="P4">
北约驻科索沃部队说，驻科索沃部队中的意大利和匈牙利部队数名士兵因为燃烧装置爆炸，蒙受烧伤和骨折等外伤。</text:p>
      <text:p text:style-name="P4">
科索沃总统办公室宣布，总统武契奇星期二将会见美国、俄罗斯、中国及英国的大使和欧盟代表团团长，讨论国内动乱事宜。</text:p>
      <text:p text:style-name="P4">
科索沃曾是塞尔维亚的自治省，境内阿尔巴尼亚人在20多年前起义，对抗塞尔维亚的压迫统治，并于2008年宣布独立，而科索沃北部以塞尔维亚人为主，这些塞尔维亚人从未承认独立宣言，仍视塞尔维亚贝尔格勒为他们的首都。</text:p>
      <text:p text:style-name="P4">
Source: <text:a xlink:type="simple" xlink:href="https://www.zaobao.com.sg/realtime/world/story20230530-1399512" text:style-name="Internet_20_link" text:visited-style-name="Visited_20_Internet_20_Link">
https://www.zaobao.com.sg/realtime/world/story20230530-1399512</text:a>
</text:p>
      <!--NEWS-->
      <text:h text:style-name="P10" text:outline-level="1">
<text:span text:style-name="T4">
欧洲国家将在摩尔多瓦召开峰会表态力挺</text:span>
</text:h>
      <text:p text:style-name="P4">
Publisher: 法新社</text:p>
      <text:p text:style-name="P4">
Published Time: 2023-05-30T12:02:09+00:00</text:p>
      <text:p text:style-name="P4">
Modified Time: 2023-05-30T11:35:02+00:00</text:p>
      <text:p text:style-name="P4">
Description: （法新社布鲁塞尔29日电） 欧洲47国领袖将齐聚东欧国家摩尔多瓦首都基希涅夫（Chisinau）市郊举行峰会，细部讨论安全战略的时间或许不多，但应能对俄罗斯发出强有力的讯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5-30T12-02-09-00-00/000000.png" xlink:type="simple" xlink:show="embed" xlink:actuate="onLoad" draw:mime-type="image/png"/>
</draw:frame>
</text:p>
      <text:p text:style-name="P4">
摩尔多瓦脆弱的民主因莫斯科入侵邻国乌克兰以及俄罗斯撑腰的代理人削弱与欧洲整合的努力而笼罩阴影。</text:p>
      <text:p text:style-name="P4">
如果「欧洲政治共同体」（European PoliticalCommunity）能在6月1日让数十位国家元首和政府首长齐聚一堂，与摩尔多瓦亲西方政府领袖拍摄象徵团结的大合照，就称得上是后勤和政治上的成就了。</text:p>
      <text:p text:style-name="P4">
「欧洲政治共同体」是欧盟内外欧洲领袖讨论共同战略威胁的论坛，像摩尔多瓦这样的欧盟候选国把会员资格视为通往布鲁塞尔之路的中途站。摩尔多瓦是前苏联共和国，人口不到300万，经济不振。</text:p>
      <text:p text:style-name="P4">
德国艾伯特基金会（Friedrich Ebert Foundation）乌克兰和摩尔多瓦问题专家赫特（FelixHett）说：「摩尔多瓦史上从没有办过这种大型活动。」</text:p>
      <text:p text:style-name="P4">
他告诉法新社：「如果一切顺利，这场峰会将成为推广摩尔多瓦的活动，证明这个小国可以取得什么成就。」</text:p>
      <text:p text:style-name="P4">
预计将有2000多名代表将出席这场峰会。</text:p>
      <text:p text:style-name="P4">
Source: <text:a xlink:type="simple" xlink:href="https://www.rfi.fr/cn/%E5%9B%BD%E9%99%85%E6%8A%A5%E9%81%93/20230530-%E6%AC%A7%E6%B4%B2%E5%9B%BD%E5%AE%B6%E5%B0%86%E5%9C%A8%E6%91%A9%E5%B0%94%E5%A4%9A%E7%93%A6%E5%8F%AC%E5%BC%80%E5%B3%B0%E4%BC%9A%E8%A1%A8%E6%80%81%E5%8A%9B%E6%8C%BA" text:style-name="Internet_20_link" text:visited-style-name="Visited_20_Internet_20_Link">
https://www.rfi.fr/cn/%E5%9B%BD%E9%99%85%E6%8A%A5%E9%81%93/20230530-%E6%AC%A7%E6%B4%B2%E5%9B%BD%E5%AE%B6%E5%B0%86%E5%9C%A8%E6%91%A9%E5%B0%94%E5%A4%9A%E7%93%A6%E5%8F%AC%E5%BC%80%E5%B3%B0%E4%BC%9A%E8%A1%A8%E6%80%81%E5%8A%9B%E6%8C%BA</text:a>
</text:p>
      <!--NEWS-->
      <text:h text:style-name="P10" text:outline-level="1">
<text:span text:style-name="T4">
美军打造新间谍潜艇或将接棒“吉米·卡特号”，扩大海底作战的领先优势</text:span>
</text:h>
      <text:p text:style-name="P4">
Author: chinese@voanews.com (薛小山)</text:p>
      <text:p text:style-name="P4">
Publisher: 美国之音中文网 (Type: NewsMediaOrganization)</text:p>
      <text:p text:style-name="P4">
Published Time: 2023-05-30T12:07:11+08:00</text:p>
      <text:p text:style-name="P4">
Modified Time: 2023-05-30 05:26:16Z</text:p>
      <text:p text:style-name="P4">
Description: 面临中国和俄罗斯不断将深海空间军事化的威胁，美国正在打造有史以来最昂贵的间谍潜艇，可能将搭载专业的无人水下航行器(UUV)、遥控潜水器(ROV) 等工具在海底执行特殊任务。军事专家认为，中国正在广泛布置水下传感器网络以监测西太平洋海域美军活动，美国这款新潜艇将在台海冲突中发挥搜集情报、执行海底防御和进攻行动等重要作用。</text:p>
      <text:p text:style-name="P4">
Videos: []</text:p>
      <text:p text:style-name="P4">
Images: []</text:p>
      <text:p text:style-name="P4">
Categories: ['军事', '美国']</text:p>
      <text:p text:style-name="P4">
Type: None</text:p>
      <!--METADATA-->
      <text:p text:style-name="P4">
NoneNone</text:p>
      <text:p text:style-name="P4">
Source: <text:a xlink:type="simple" xlink:href="https://www.voachinese.com/a/new-u-s-spy-submarine-built-for-seabed-war-with-china-is-china-lagging-behind-/7114841.html" text:style-name="Internet_20_link" text:visited-style-name="Visited_20_Internet_20_Link">
https://www.voachinese.com/a/new-u-s-spy-submarine-built-for-seabed-war-with-china-is-china-lagging-behind-/7114841.html</text:a>
</text:p>
      <!--NEWS-->
      <text:h text:style-name="P10" text:outline-level="1">
<text:span text:style-name="T4">
北京举办"两岸媒体人峰会"　遭台媒冷遇</text:span>
</text:h>
      <text:p text:style-name="P4">
Author: None</text:p>
      <text:p text:style-name="P4">
Publisher: Radio Free Asia (Organization)</text:p>
      <text:p text:style-name="P4">
Published Time: 2023-05-30T12:11:00-04:00</text:p>
      <text:p text:style-name="P4">
Modified Time: 2023-05-30T14:37:01-04:00</text:p>
      <text:p text:style-name="P4">
Description: None</text:p>
      <text:p text:style-name="P4">
Videos: []</text:p>
      <text:p text:style-name="P4">
Audios: ["<text:a xlink:type="simple" xlink:href="https://www.rfa.org/mandarin/yataibaodao/gangtai/hx1-053020231033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5.237368in" draw:z-index="0">
<draw:image xlink:href="../Images/rfamandarin/2023-05-30T12-11-00-04-00/000000.png" xlink:type="simple" xlink:show="embed" xlink:actuate="onLoad" draw:mime-type="image/png"/>
</draw:frame>
 第四届两岸媒体人峰会 <text:a xlink:type="simple" xlink:href="https://www.rfa.org/mandarin/yataibaodao/gangtai/hx1-05302023103309.html/@@images/image" text:style-name="Internet_20_link" text:visited-style-name="Visited_20_Internet_20_Link">
</text:a>
百度百科截图  <text:a xlink:type="simple" xlink:href="https://www.rfa.org/mandarin/yataibaodao/gangtai/hx1-05302023103309.html/@@stream" text:style-name="Internet_20_link" text:visited-style-name="Visited_20_Internet_20_Link">
Audio-1-Link：https://www.rfa.org/mandarin/yataibaodao/gangtai/hx1-05302023103309.html/@@stream</text:a>
</text:p>
      <text:p text:style-name="P4">
近日，中国官方主办的"两岸媒体人北京峰会"遭到台湾冷遇。有媒体披露，由于台湾媒体出席意愿不高，峰会被迫两度延期、规模缩小，甚至引发政协主席王沪宁的"震怒"。</text:p>
      <text:p text:style-name="P4">
<text:a xlink:type="simple" xlink:href="https://www.rfa.org/mandarin/Xinwen/4-05282023115418.html" text:style-name="Internet_20_link" text:visited-style-name="Visited_20_Internet_20_Link">
 <text:span text:style-name="T4">
中国"两岸媒体人峰会"遭冷遇 陈建仁：台媒不会成为统战工具</text:span>
 </text:a>
  * <text:span text:style-name="T4">
<text:a xlink:type="simple" xlink:href="https://www.rfa.org/mandarin/yataibaodao/gangtai/hcm1-05132019103025.html" text:style-name="Internet_20_link" text:visited-style-name="Visited_20_Internet_20_Link">
 汪洋统战台媒 公民团体：立法护台 </text:a>
 </text:span>
</text:p>
      <text:p text:style-name="P4">
台媒《自由时报》5月27日报导，第五届“两岸媒体人北京峰会”原订5月24日至27日在北京举办，主题“携手·和声”，邀请30名台湾主要媒体高层参加。中共全国政协主席王沪宁还将发表讲话，下达三项重要任务，包括为“两制台湾方案”的“民主协商元年”创造氛围；紧扣“战争与和平的选择”论述，设定台湾舆论主轴；以及唱好中国经济，吸引台商再赴中国投资。</text:p>
      <text:p text:style-name="P4">
该报导指出，由于台媒出席意愿不高，中国国台办被迫变更计划，让“两岸媒体人峰会”与“中华文化峰会”合并举行，但仍请不到足够台媒高层撑场。王沪宁震怒，国台办颜面无光，故全力动员台湾各界参加下月18日举办的“海峡论坛”。中方最后改为在5月29日至6月2日举办“两岸融媒体行销”活动，邀请台湾中小型媒体、地方广播电台及新成立网媒等参加，规模缩小成地方媒体行销活动。</text:p>
      <text:p text:style-name="P4">
根据曝光的原“工作方案”，两岸媒体人北京峰会由国台办、北京市人民政府、北京日报集团等单位主办，旺旺中时集团等单位协办；旺中集团副董周锡玮、总裁蔡绍中各担任荣誉团长和团长；大陆媒体代表约70人；开幕致词名单包括新华社长傅华、旺中副董周锡玮等。</text:p>
      <text:p text:style-name="P4">
出席在浙江乌镇出席第四届世界互联网大会开幕式的中国全国政协主席王沪宁，王沪宁原订在第五届"两岸媒体人北京峰会"讲话。（路透社资料图）  <text:a xlink:type="simple" xlink:href="https://www.rfa.org/mandarin/yataibaodao/gangtai/hx1-05302023103309.html/4.jpg" text:style-name="Internet_20_link" text:visited-style-name="Visited_20_Internet_20_Link">
</text:a>
</text:p>
      <text:p text:style-name="P4">
<text:span text:style-name="T4">
国台办：报导不实 阻挠两岸交流合作</text:span>
</text:p>
      <text:p text:style-name="P4">
中国大陆国台办发言人朱凤莲29日表示，“个别绿媒”相关报导严重不实，用心极为险恶，目的是要阻挠两岸交流合作。</text:p>
      <text:p text:style-name="P4">
台湾的民进党籍立委王定宇指出，中共宣示疫后启动两岸“大交流”方针，王沪宁出师不利，把台湾纳入中国内政的推销方案“破功”。</text:p>
      <text:p text:style-name="P4">
但王定宇说：“中国不会放弃在台湾寻找配合中共灭掉台湾自由民主的团体或媒体。检调、司法单位也应该进行了解，有没有违反相关法令的事？王沪宁继汪洋后接下人大政协主席，所推出的民主协商元年大破功、大失败，也许台湾免疫力提高是一个正向的发展。”</text:p>
      <text:p text:style-name="P4">
王定宇在脸书指出，同意出席的台湾媒体高层仅有中评社、国民党党营中华日报、台湾广播公司等，TVBS则由威盛集团副总裁徐涛代表与会；其他台湾获邀媒体派出代表则大多未达副总编辑以上层级，也不宜安排发言。</text:p>
      <text:p text:style-name="P4">
</text:p>
      <text:p text:style-name="P4">
<text:span text:style-name="T4">
 民进党籍立委王定宇在脸书评论北京两岸媒体人峰会台湾媒体参加意愿不高一事（王定宇脸书截图）  <text:a xlink:type="simple" xlink:href="https://www.rfa.org/mandarin/yataibaodao/gangtai/hx1-05302023103309.html/3.png" text:style-name="Internet_20_link" text:visited-style-name="Visited_20_Internet_20_Link">
</text:a>
</text:span>
</text:p>
      <text:p text:style-name="P4">
<text:span text:style-name="T4">
台湾明年大选 媒体有顾虑？</text:span>
</text:p>
      <text:p text:style-name="P4">
台湾资深媒体人康仁俊30日接受自由亚洲电台采访研判：“前面几届（峰会）多为总经理以上层级、副总编辑以上层级。可能大选年两岸确实也紧张，到时又拿来跟过去比不好，说又去听训、统战，媒体人这节骨眼不愿意被去作这文章。”</text:p>
      <text:p text:style-name="P4">
康仁俊提到，台湾人只要在网路上架个平台，自称媒体也算。大陆方面蛮多会邀这类个体户、自媒体撑场，头衔都是董事长、总经理，也好听。</text:p>
      <text:p text:style-name="P4">
康仁俊认为，主要媒体应一般仍会派员：“台湾媒体考量选择出席，是基于在大陆的部分可以进行得比较顺利，把层级降低，希望跟大陆那边有接触，与领导增进关系，也希望自己的媒体在大陆落地，触击率不要被阻碍掉。”</text:p>
      <text:p text:style-name="P4">
<text:span text:style-name="T4">
媒体人担心卷入两岸"国安法" 又有富察案在眼前</text:span>
</text:p>
      <text:p text:style-name="P4">
时事评论员林保华接受自由亚洲电台采访分析，北京峰会遭冷遇有可能是台湾统派媒体不满未承办或未受邀发言。此外，台湾的国安法不断修订，对媒体造成压力，中天问题被翻出来，频道上诉没成功。</text:p>
      <text:p text:style-name="P4">
林保华说：“中共明确要打认知战，而且打战争与和平那个问题。距离选举只剩半年，统派媒体这方面或許有些顾忌。美国跟中国也比较公开在对干，万一如果这次仍然是民进党赢了，也会担心民进党会按国安法秋后算帐。”</text:p>
      <text:p text:style-name="P4">
林保华认为，这是中共统战台湾媒体“受挫”，而非“失败”，受挫表示还会再来，今年还有“海峡论坛”、“双城论坛”，但八旗文化总编辑富察延贺在中国被以国安为名调查，海内外有三、四百名作家、文化、文艺界人士联署声援，令台湾媒体和文化人赴中国交流怯步，毕竟“老共现在做事没有章法，说不准”。</text:p>
      <text:p text:style-name="P4">
记者：夏小华 责编：许书婷、何平 网编：洪伟</text:p>
      <text:p text:style-name="P4">
Source: <text:a xlink:type="simple" xlink:href="https://www.rfa.org/mandarin/yataibaodao/gangtai/hx1-05302023103309.html" text:style-name="Internet_20_link" text:visited-style-name="Visited_20_Internet_20_Link">
https://www.rfa.org/mandarin/yataibaodao/gangtai/hx1-05302023103309.html</text:a>
</text:p>
      <!--NEWS-->
      <text:h text:style-name="P10" text:outline-level="1">
<text:span text:style-name="T4">
苏丹主权委员会副主席呼吁在非洲保护伞下解决冲突与尽管停战协议延长但喀土穆发生炮击</text:span>
</text:h>
      <text:p text:style-name="P4">
Author: 半岛电视台</text:p>
      <text:p text:style-name="P4">
Publisher: Al Jazeera</text:p>
      <text:p text:style-name="P4">
Published Time: 2023-05-30T12:17:45</text:p>
      <text:p text:style-name="P4">
Modified Time: 2023-05-30T12:17:45</text:p>
      <text:p text:style-name="P4">
Description: 苏丹主权委员会副主席马利克·阿格尔在访问肯尼亚并会见肯尼亚总统期间表示，在政府间发展管理局（伊加特）建立的非洲保护伞下，</text:p>
      <text:p text:style-name="P4">
Images: ["<text:a xlink:type="simple" xlink:href="https://chinese.aljazeera.net/wp-content/uploads/2023/05/1-1685448194.png" text:style-name="Internet_20_link" text:visited-style-name="Visited_20_Internet_20_Link">
1-1685448194.png</text:a>
", "<text:a xlink:type="simple" xlink:href="https://chinese.aljazeera.net/wp-content/uploads/2023/05/1-1685448256.jpg" text:style-name="Internet_20_link" text:visited-style-name="Visited_20_Internet_20_Link">
1-1685448256.jpg</text:a>
", "<text:a xlink:type="simple" xlink:href="https://chinese.aljazeera.net/wp-content/uploads/2023/05/2-1685448286.jpg" text:style-name="Internet_20_link" text:visited-style-name="Visited_20_Internet_20_Link">
2-1685448286.jpg</text:a>
", "<text:a xlink:type="simple" xlink:href="https://chinese.aljazeera.net/wp-content/uploads/2023/05/1-1685448319.jpg" text:style-name="Internet_20_link" text:visited-style-name="Visited_20_Internet_20_Link">
1-1685448319.jpg</text:a>
"]</text:p>
      <text:p text:style-name="P4">
Topics: ['军事', '政治', '新闻']</text:p>
      <text:p text:style-name="P4">
Keywords: ['军事', '政治', '新闻', '世界', '苏丹']</text:p>
      <text:p text:style-name="P4">
Type: Article</text:p>
      <!--METADATA-->
      <text:p text:style-name="P4">
<draw:frame draw:style-name="fr1" draw:name="Image226" text:anchor-type="as-char" svg:width="6.9236in" svg:height="4.612736in" draw:z-index="0">
<draw:image xlink:href="../Images/Aljazeera Chinese/2023-05-30T12-17-45/1-1685448194.png" xlink:type="simple" xlink:show="embed" xlink:actuate="onLoad" draw:mime-type="image/png"/>
</draw:frame>
半岛电视台记者报道说，在喀土穆南部听到一声巨响并看到战斗机飞行（路透）</text:p>
      <text:p text:style-name="P4">
苏丹主权委员会副主席马利克·阿格尔在访问肯尼亚并会见肯尼亚总统期间表示，在政府间发展管理局（伊加特）建立的非洲保护伞下，苏丹需要采取有效措施实现和平，并避免采取多项举措。</text:p>
      <text:p text:style-name="P4">
与此同时，苏丹军队与快速支援部队在苏丹的几个地区继续发生冲突，其中包括喀土穆，半岛电视台记者报道说，今天早上在该市南部听到一声巨响并看到战斗机飞行，数小时前，冲突双方宣布将5 月 20 日在沙特与美国调解下达成的停火协议延长 5 天。</text:p>
      <text:p text:style-name="P4">
半岛电视台记者还报道说，在喀土穆南部和北部喀土穆听到断断续续的枪声，上次停火协议到期前，军队战机对首都哈法亚大桥附近的快速支援部队阵地进行轰炸，南部和西部发生冲突，动用了各种武器。半岛电视台记者还报道称，双方在西部城市尼亚拉再次发生冲突。</text:p>
      <text:p text:style-name="P4">
<draw:frame draw:style-name="fr1" draw:name="Image227" text:anchor-type="as-char" svg:width="6.9236in" svg:height="3.894525in" draw:z-index="0">
<draw:image xlink:href="../Images/Aljazeera Chinese/2023-05-30T12-17-45/1-1685448256.jpg" xlink:type="simple" xlink:show="embed" xlink:actuate="onLoad" draw:mime-type="image/jpeg"/>
</draw:frame>
 不断存在违反停战行为，苏丹停战协议能否延长？</text:p>
      <text:h text:style-name="P13" text:outline-level="4">
<text:span text:style-name="T4">
欢迎休战</text:span>
</text:h>
      <text:p text:style-name="P4">
沙特阿拉伯和美国对苏丹武装部队和快速支援部队同意将停战协议延长5天表示欢迎，美国国务院非洲事务办公室表示，“延长停战协议将为更多人道主义援助和恢复基本服务争取时间。”</text:p>
      <text:p text:style-name="P4">
美国国务院非洲事务办公室指出，之前的停战协议允许向大约 200 万苏丹人提供人道主义援助，尽管它没有得到充分尊重。</text:p>
      <text:p text:style-name="P4">
沙特通讯社报道称，停战双方同意讨论长期停火，并强调，武装部队必须撤离医院。</text:p>
      <text:p text:style-name="P4">
另一方面，苏丹政治和解进程发言人哈立德·奥马尔·优素福对延长停火协议表示欢迎，呼吁严格遵守协议条款，集中精力解决严重恶化的人道主义局势，人们的苦难超出了极限。</text:p>
      <text:p text:style-name="P4">
苏丹外交部副部长兼主权委员会主席特使达法拉·哈吉·阿里（Dafallah Al-HajAli）在接受半岛电视台采访时表示，苏丹政府同意延长停火期限，不寻求战争。</text:p>
      <text:p text:style-name="P4">
阿里表示，目前的举措仅限于实现停火和仅提供人道主义援助，他并指出，军队有决断力，不会为了保护平民的生命而过度使用武力。</text:p>
      <text:p text:style-name="P4">
阿里还强调，苏丹军队没有直接参与正在进行的与所谓的“叛乱分子”的谈判，他并指出，苏丹政府坚持其关于寻找替代联合国驻苏丹特使沃尔克·佩雷茨的意见。</text:p>
      <text:p text:style-name="P4">
<draw:frame draw:style-name="fr1" draw:name="Image228" text:anchor-type="as-char" svg:width="6.9236in" svg:height="3.894525in" draw:z-index="0">
<draw:image xlink:href="../Images/Aljazeera Chinese/2023-05-30T12-17-45/2-1685448286.jpg" xlink:type="simple" xlink:show="embed" xlink:actuate="onLoad" draw:mime-type="image/jpeg"/>
</draw:frame>
苏丹外交部副部长兼主权委员会主席特使达法拉·哈吉·阿里</text:p>
      <text:h text:style-name="P13" text:outline-level="4">
<text:span text:style-name="T4">
被迫参战</text:span>
</text:h>
      <text:p text:style-name="P4">
另一方面，快速支援部队在恩图曼的指挥官穆罕默德·纳吉上校表示，快速支援部队被迫参战，被迫自卫。</text:p>
      <text:p text:style-name="P4">
穆罕默德·纳吉补充说——根据快速支援部队媒体报道称——他的部队将竭尽全力实现十二月革命的原则，并在该国实现民主转型，无论付出何种代价。</text:p>
      <text:p text:style-name="P4">
纳吉承诺，将遏制那些他称之为侵犯公民尊严的罪犯和不法分子。</text:p>
      <text:p text:style-name="P4">
快速支援部队政治顾问优素福·伊扎特也强调，需要加速实现永久停火，这样外部各方就没有机会像他所说的那样干涉苏丹危机。</text:p>
      <text:p text:style-name="P4">
伊扎特在向蒙特卡洛国际广播电台发表的声明中证实，快速支援部队没有获得俄罗斯或瓦格纳准军事集团的任何支持。</text:p>
      <text:p text:style-name="P4">
他补充说，快速支援部队指挥官穆罕默德·哈姆丹·达加洛 (赫梅蒂) 拒绝与这些团体打交道，并且与瓦格纳签订的合同随着奥马尔·巴希尔政权的倒台而终止。</text:p>
      <text:h text:style-name="P13" text:outline-level="4">
<text:span text:style-name="T4">
袭击医院</text:span>
</text:h>
      <text:p text:style-name="P4">
有关人道主义方面的消息，全球医生协会表示，其监视了一名苏丹医生胸部中弹身亡，另外 3 名医生被绑架并带往不明目的地。</text:p>
      <text:p text:style-name="P4">
该组织在一份声明中补充说，它记录了 3家医院被改造成军营的情况，即：姆阿里姆医疗城、环球医院和喀土穆大学的医疗中心，此外，喀土穆中央眼科医院阿卜杜勒·法迪尔·阿尔马兹眼科医院遭到抢劫和破坏行为。</text:p>
      <text:p text:style-name="P4">
该组织呼吁出于纯粹的人道主义问题而远离医院和医疗机构。</text:p>
      <text:p text:style-name="P4">
全球医生协会呼吁联邦卫生部、喀土穆州卫生部、苏丹医生联合会和医学协会在这一问题上发挥作用，喀土穆州有超过800万人受其影响，必须遵守人道主义原则和国际公约。</text:p>
      <text:p text:style-name="P4">
全球医师协会的应急管理负责人穆罕默德·阿卜杜勒-拉希姆博士，指责快速支援部队占领医院并将其变成军营。</text:p>
      <text:p text:style-name="P4">
<draw:frame draw:style-name="fr1" draw:name="Image229" text:anchor-type="as-char" svg:width="6.9236in" svg:height="3.894525in" draw:z-index="0">
<draw:image xlink:href="../Images/Aljazeera Chinese/2023-05-30T12-17-45/1-1685448319.jpg" xlink:type="simple" xlink:show="embed" xlink:actuate="onLoad" draw:mime-type="image/jpeg"/>
</draw:frame>
 苏丹谨慎冷静与非洲呼吁无条件冷静</text:p>
      <text:h text:style-name="P13" text:outline-level="4">
<text:span text:style-name="T4">
流离失所</text:span>
</text:h>
      <text:p text:style-name="P4">
另一方面，联合国人道主义援助协调办公室宣布，苏丹境内武装冲突已迫使约140万人逃往苏丹境内外地区。</text:p>
      <text:p text:style-name="P4">
值得注意的是，自 4 月 15 日爆发以来，布尔汉领导的苏丹军队与穆罕默德·哈姆丹·达加洛领导的快速支援部队之间爆发的冲突，已导致数百人死亡，140万人在国内流离失所，另有约 35 万人在邻国寻求避难。</text:p>
      <text:p text:style-name="P4">
根据武装冲突地点和事件数据项目(ACLED)数据，自战斗爆发以来，死亡人数已达 1800 人，其中大部分死于首都和西达尔富尔州首府朱奈纳市。</text:p>
      <text:p text:style-name="P4">
Source: <text:a xlink:type="simple" xlink:href="https://chinese.aljazeera.net/news/military/2023/5/30/%e8%8b%8f%e4%b8%b9%e4%b8%bb%e6%9d%83%e5%a7%94%e5%91%98%e4%bc%9a%e5%89%af%e4%b8%bb%e5%b8%ad%e5%91%bc%e5%90%81%e5%9c%a8%e9%9d%9e%e6%b4%b2%e4%bf%9d%e6%8a%a4%e4%bc%9e%e4%b8%8b%e8%a7%a3%e5%86%b3%e5%86%b2" text:style-name="Internet_20_link" text:visited-style-name="Visited_20_Internet_20_Link">
https://chinese.aljazeera.net/news/military/2023/5/30/%e8%8b%8f%e4%b8%b9%e4%b8%bb%e6%9d%83%e5%a7%94%e5%91%98%e4%bc%9a%e5%89%af%e4%b8%bb%e5%b8%ad%e5%91%bc%e5%90%81%e5%9c%a8%e9%9d%9e%e6%b4%b2%e4%bf%9d%e6%8a%a4%e4%bc%9e%e4%b8%8b%e8%a7%a3%e5%86%b3%e5%86%b2</text:a>
</text:p>
      <!--NEWS-->
      <text:h text:style-name="P10" text:outline-level="1">
<text:span text:style-name="T4">
福州访民叶钟因“中亚峰会”遭绑架失踪超过十天</text:span>
</text:h>
      <text:p text:style-name="P4">
Author: None</text:p>
      <text:p text:style-name="P4">
Publisher: Radio Free Asia (Organization)</text:p>
      <text:p text:style-name="P4">
Published Time: 2023-05-30T12:27:57-04:00</text:p>
      <text:p text:style-name="P4">
Modified Time: 2023-05-30T12:27: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5.181533in" draw:z-index="0">
<draw:image xlink:href="../Images/rfamandarin/2023-05-30T12-27-57-04-00/000000.png" xlink:type="simple" xlink:show="embed" xlink:actuate="onLoad" draw:mime-type="image/png"/>
</draw:frame>
福建福州市晋安区鼓山镇硕士访民叶钟因“中亚峰会”遭绑架的网传画面 <text:a xlink:type="simple" xlink:href="https://www.rfa.org/mandarin/Xinwen/4-05302023122151.html/@@images/image" text:style-name="Internet_20_link" text:visited-style-name="Visited_20_Internet_20_Link">
</text:a>
维权网据海外维权网30日报道，福建福州市晋安区鼓山镇硕士访民叶钟因“中亚峰会”遭绑架至今已超过十天。叶钟的妻子李美英在唐兆星等诸多访友的帮助下，寻遍福州市第一看守所、第二看守所、及福州市的所有拘留所与黑监狱，均未找到叶钟的信息，无奈向社会各界吁请关注。据悉，叶钟因在微信群里转了官方的“中亚峰会”信息，在5月18日凌晨两点遭当局“查水表”失去人身自由，同时失去人身自由的还有鼓山镇被强拆访民刘合仙、晋安区岳峰镇竹屿村被强拆访民邱香英，及知名维权人士唐兆星等。到5月21日“中亚峰会”结束，除叶钟因遭到绑架没有获得自由外，福州市的其他维权访民都已获得暂时的自由。叶钟的妻子李美英是癌症患者，在因“中亚峰会”被限制人身自由时期，和另一位癌症访民刘合仙一样，房屋的门都被锁链锁死，一连三天处于断食、断药状态，生存状态比“动态清零”时期还要困难。福州维权界的访民一直在商讨营救办法，也希望当局能够有一丝起码的人性，让叶钟早日回家。 （责编：梒青）</text:p>
      <text:p text:style-name="P4">
Source: <text:a xlink:type="simple" xlink:href="https://www.rfa.org/mandarin/Xinwen/4-05302023122151.html" text:style-name="Internet_20_link" text:visited-style-name="Visited_20_Internet_20_Link">
https://www.rfa.org/mandarin/Xinwen/4-05302023122151.html</text:a>
</text:p>
      <!--NEWS-->
      <text:h text:style-name="P10" text:outline-level="1">
<text:span text:style-name="T4">
朝鲜将发射军事侦察卫星</text:span>
</text:h>
      <text:p text:style-name="P4">
Author: None</text:p>
      <text:p text:style-name="P4">
Publisher: Radio Free Asia (Organization)</text:p>
      <text:p text:style-name="P4">
Published Time: 2023-05-30T12:35:00-04:00</text:p>
      <text:p text:style-name="P4">
Modified Time: 2023-05-30T12:36: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88615in" draw:z-index="0">
<draw:image xlink:href="../Images/rfamandarin/2023-05-30T12-35-00-04-00/000000.png" xlink:type="simple" xlink:show="embed" xlink:actuate="onLoad" draw:mime-type="image/png"/>
</draw:frame>
 美国星球实验室（PlanetLabs）发布的卫星照片显示，朝鲜在東倉里發射場新建的发射台活动状况。 <text:a xlink:type="simple" xlink:href="https://www.rfa.org/mandarin/Xinwen/5-05302023122916.html/@@images/image" text:style-name="Internet_20_link" text:visited-style-name="Visited_20_Internet_20_Link">
</text:a>
美联社图片据官方的朝鲜中央通讯社30日报道，朝鲜宣布将于6月发射一颗军事侦察卫星，以实时监测美国及其伙伴的军事行动。朝中社在一份声明中说，执政的劳动党中央军事委员会副主席李炳哲谴责说，美国和韩国举行的联合军事演习公开表明了他们“鲁莽的侵略野心”。综合媒体报道，上周，美国和韩国开始了为期三周的大规模军事演习。演习是对朝鲜展示武力的一部分，而朝鲜方面则加速了导弹发射。平壤周一通知日本海上保安厅，计划在未来两周内发射这颗卫星。日本对朝鲜的宣布做出回应，称这次发射将违反联合国安理会就平壤之前的导弹试验所通过的决议。日本防卫省已下令其陆基和海基弹道导弹拦截部队击落任何似乎威胁其领土的物体。有关官员表示，此次发射可能会影响黄海、东中国海和菲律宾海的菲律宾吕宋岛以东的水域。据美联社报道，朝鲜的主要盟友中国就朝鲜宣布发射卫星的消息再次呼吁政治解决紧张局势。 （责编：梒青）</text:p>
      <text:p text:style-name="P4">
Source: <text:a xlink:type="simple" xlink:href="https://www.rfa.org/mandarin/Xinwen/5-05302023122916.html" text:style-name="Internet_20_link" text:visited-style-name="Visited_20_Internet_20_Link">
https://www.rfa.org/mandarin/Xinwen/5-05302023122916.html</text:a>
</text:p>
      <!--NEWS-->
      <text:h text:style-name="P10" text:outline-level="1">
<text:span text:style-name="T4">
至少30名北约士兵在科索沃与塞族人的冲突中受伤</text:span>
</text:h>
      <text:p text:style-name="P4">
Author: 通讯社</text:p>
      <text:p text:style-name="P4">
Publisher: Al Jazeera</text:p>
      <text:p text:style-name="P4">
Published Time: 2023-05-30T12:55:58</text:p>
      <text:p text:style-name="P4">
Modified Time: 2023-05-30T12:55:58</text:p>
      <text:p text:style-name="P4">
Description: 北约维和部队表示，11名意大利士兵和19名匈牙利士兵受伤，包括骨折和烧伤。</text:p>
      <text:p text:style-name="P4">
Images: ["<text:a xlink:type="simple" xlink:href="https://chinese.aljazeera.net/wp-content/uploads/2023/05/1-1685450199.jpg" text:style-name="Internet_20_link" text:visited-style-name="Visited_20_Internet_20_Link">
1-1685450199.jpg</text:a>
", "<text:a xlink:type="simple" xlink:href="https://chinese.aljazeera.net/wp-content/uploads/2023/05/2-1685450231.jpg" text:style-name="Internet_20_link" text:visited-style-name="Visited_20_Internet_20_Link">
2-1685450231.jpg</text:a>
", "<text:a xlink:type="simple" xlink:href="https://chinese.aljazeera.net/wp-content/uploads/2023/05/3-1685450269.jpg" text:style-name="Internet_20_link" text:visited-style-name="Visited_20_Internet_20_Link">
3-1685450269.jpg</text:a>
"]</text:p>
      <text:p text:style-name="P4">
Topics: ['军事', '政治', '新闻']</text:p>
      <text:p text:style-name="P4">
Keywords: ['军事', '政治', '新闻', '塞尔维亚', '欧洲', '科索沃']</text:p>
      <text:p text:style-name="P4">
Type: Article</text:p>
      <!--METADATA-->
      <text:p text:style-name="P4">
<draw:frame draw:style-name="fr1" draw:name="Image234" text:anchor-type="as-char" svg:width="6.9236in" svg:height="4.612736in" draw:z-index="0">
<draw:image xlink:href="../Images/Aljazeera Chinese/2023-05-30T12-55-58/1-1685450199.jpg" xlink:type="simple" xlink:show="embed" xlink:actuate="onLoad" draw:mime-type="image/jpeg"/>
</draw:frame>
 驻科部队士兵和科索沃警方守卫着兹韦坎的一座市政大楼(美联社)</text:p>
      <text:p text:style-name="P4">
北约领导的驻科索沃维和部队或驻科部队已将在与塞族人的激烈冲突中受伤的士兵人数增加到30人。</text:p>
      <text:p text:style-name="P4">
塞族人曾试图接管科索沃北部一个城市的办公室，阿尔巴尼亚族市长上周就职于此。</text:p>
      <text:p text:style-name="P4">
5月30日周二的声明称，11名意大利士兵和19名匈牙利士兵“多处受伤，包括简易爆炸性燃烧装置造成的骨折和烧伤”。</text:p>
      <text:p text:style-name="P4">
它补充道，3名匈牙利士兵“被枪支击伤”，但无生命危险。</text:p>
      <text:p text:style-name="P4">
一些冲突发生在首都普里什蒂纳以北45公里（28英里）的兹韦坎市。</text:p>
      <text:p text:style-name="P4">
驻科部队指挥官安吉洛·米歇尔·里斯图西亚少将表示，“双方都需要对所发生的事情承担全部责任，并防止事态进一步升级，而不是躲在虚假的话术背后。”</text:p>
      <text:p text:style-name="P4">
塞族人计划于周二再次聚集。</text:p>
      <text:h text:style-name="P13" text:outline-level="4">
<text:span text:style-name="T4">
最高警戒</text:span>
</text:h>
      <text:p text:style-name="P4">
塞尔维亚总统亚历山大·武契奇一整晚都与他的部队待在科索沃边境。</text:p>
      <text:p text:style-name="P4">
上周，在他的命令下，他们处于最高戒备状态。武契奇表示，冲突中有52名塞族人受伤，其中3人伤势严重。</text:p>
      <text:p text:style-name="P4">
科索沃警方称有4人被捕。</text:p>
      <text:p text:style-name="P4">
这起暴力事件是自周末以来的最新事件，当时科索沃北部的塞族人试图阻止最近当选的阿尔巴尼亚族官员进入市政大楼。</text:p>
      <text:p text:style-name="P4">
科索沃警方发射催泪瓦斯驱散人群，并让新任官员进入办公室。</text:p>
      <text:p text:style-name="P4">
塞尔维亚宣布该国军队进入高度戒备状态，并向科索沃边境派遣更多军队。</text:p>
      <text:p text:style-name="P4">
<draw:frame draw:style-name="fr1" draw:name="Image235" text:anchor-type="as-char" svg:width="6.9236in" svg:height="4.612736in" draw:z-index="0">
<draw:image xlink:href="../Images/Aljazeera Chinese/2023-05-30T12-55-58/2-1685450231.jpg" xlink:type="simple" xlink:show="embed" xlink:actuate="onLoad" draw:mime-type="image/jpeg"/>
</draw:frame>
一名驻科部队士兵在科索沃北部兹韦坎与科索沃塞族人的冲突中受伤后被抬上担架 (美联社)</text:p>
      <text:p text:style-name="P4">
随着贝尔格莱德拒绝承认科索沃2008年的主权，科索沃和塞尔维亚几十年来一直是敌人。</text:p>
      <text:p text:style-name="P4">
美国和欧盟加紧努力帮助解决科索沃-塞尔维亚争端，它们担心随着俄罗斯在乌克兰的战争肆虐，欧洲将进一步陷入不稳定状态。</text:p>
      <text:p text:style-name="P4">
欧盟已向塞尔维亚和科索沃明确表示，如果它们要在加入欧盟方面取得任何进展，就必须实现关系正常化。</text:p>
      <text:p text:style-name="P4">
所谓的“五胞胎”，即法国、意大利、德国、英国和美国，它们的西方大使在普里什蒂纳会见了总理阿尔宾·库尔蒂，要求他采取措施缓和紧张局势，同时强烈谴责塞族人对驻科部队和记者的暴力行为。</text:p>
      <text:p text:style-name="P4">
库尔蒂在会后指出，“北约这辆车上极端民族主义的塞族涂鸦在科索沃是一个黑暗的提醒。我们主张的是和平与安全。”</text:p>
      <text:p text:style-name="P4">
“五胞胎”大使将与武契奇会面，此外他还将与俄罗斯和中国大使会面，以表明对其政策的支持。</text:p>
      <text:p text:style-name="P4">
北部四个自治市兹韦坎、莱波萨维齐、祖宾波托克和米特罗维察的塞族人上个月举行了选举，被塞族人广泛抵制。</text:p>
      <text:p text:style-name="P4">
<draw:frame draw:style-name="fr1" draw:name="Image236" text:anchor-type="as-char" svg:width="6.9236in" svg:height="3.894525in" draw:z-index="0">
<draw:image xlink:href="../Images/Aljazeera Chinese/2023-05-30T12-55-58/3-1685450269.jpg" xlink:type="simple" xlink:show="embed" xlink:actuate="onLoad" draw:mime-type="image/jpeg"/>
</draw:frame>
 北约士兵在科索沃与塞族抗议者发生的冲突中受伤(半岛电视台)</text:p>
      <text:p text:style-name="P4">
只有阿尔巴尼亚族或其他较小的少数民族代表被选入市长职位和议会。</text:p>
      <text:p text:style-name="P4">
1998年科索沃冲突爆发，当时分离主义的阿尔巴尼亚族人反抗塞尔维亚的统治，塞尔维亚以残酷的镇压作为回应。</text:p>
      <text:p text:style-name="P4">
约1.3万人死亡，其中大部分是阿尔巴尼亚族人。</text:p>
      <text:p text:style-name="P4">
1999年，北约的军事干预最终迫使塞尔维亚撤出该领土。</text:p>
      <text:p text:style-name="P4">
华盛顿和大多数欧盟国家都已承认科索沃是一个独立国家，但塞尔维亚、俄罗斯和中国尚未承认。</text:p>
      <text:p text:style-name="P4">
Source: <text:a xlink:type="simple" xlink:href="https://chinese.aljazeera.net/news/military/2023/5/30/%e8%87%b3%e5%b0%9130%e5%90%8d%e5%8c%97%e7%ba%a6%e5%a3%ab%e5%85%b5%e5%9c%a8%e7%a7%91%e7%b4%a2%e6%b2%83%e4%b8%8e%e5%a1%9e%e6%97%8f%e4%ba%ba%e7%9a%84%e5%86%b2%e7%aa%81%e4%b8%ad%e5%8f%97%e4%bc%a4" text:style-name="Internet_20_link" text:visited-style-name="Visited_20_Internet_20_Link">
https://chinese.aljazeera.net/news/military/2023/5/30/%e8%87%b3%e5%b0%9130%e5%90%8d%e5%8c%97%e7%ba%a6%e5%a3%ab%e5%85%b5%e5%9c%a8%e7%a7%91%e7%b4%a2%e6%b2%83%e4%b8%8e%e5%a1%9e%e6%97%8f%e4%ba%ba%e7%9a%84%e5%86%b2%e7%aa%81%e4%b8%ad%e5%8f%97%e4%bc%a4</text:a>
</text:p>
      <!--NEWS-->
      <text:h text:style-name="P10" text:outline-level="1">
<text:span text:style-name="T4">
美中太空竞争加剧　中国三名宇航员飞赴空间站</text:span>
</text:h>
      <text:p text:style-name="P4">
Author: None</text:p>
      <text:p text:style-name="P4">
Publisher: Radio Free Asia (Organization)</text:p>
      <text:p text:style-name="P4">
Published Time: 2023-05-30T13:01:00-04:00</text:p>
      <text:p text:style-name="P4">
Modified Time: 2023-05-30T13:10: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975486in" draw:z-index="0">
<draw:image xlink:href="../Images/rfamandarin/2023-05-30T13-01-00-04-00/000000.png" xlink:type="simple" xlink:show="embed" xlink:actuate="onLoad" draw:mime-type="image/png"/>
</draw:frame>
神舟十五号与十六号飞船的宇航员，30日在中国空间站的核心天和舱内合影。 <text:a xlink:type="simple" xlink:href="https://www.rfa.org/mandarin/Xinwen/6-05302023125735.html/@@images/image" text:style-name="Internet_20_link" text:visited-style-name="Visited_20_Internet_20_Link">
</text:a>
Han Qiyang/Xinhua via AP周二，中国将其首位非军人出身的航天员送入太空轨道，成为该国空间站新乘组的其中一员。在与美国日益激烈的军事和技术竞争引发地缘政治紧张之际，此举展示了中国不断壮大的太空能力。美国华尔街日报30日报道，周二上午，搭载神舟十六号飞船及三名航天员的火箭,从中国北部戈壁滩的一个发射场发射升空，开始了前往天宫空间站的六个多小时的旅程。这是中国完成该永久载人空间站建设和装备以来的第一次任务，中国正准备进一步深入太空探索，以将宇航员送上月球，乃至在火星进行探测。美国将中国的太空计划视为两国日益加深的对抗中的另一条战线，并已限制一些技术和零部件的出口，以防止中国获得竞争优势。美国正在为潜在的太空冲突提早准备，并已在加强对中国的威慑。3月份，白宫为其太空部队提出了300亿美元的年度预算，比上一年增加近40亿美元。据路透社报道，中国预计今年再进行一次向空间站运送宇航员的载人任务。中国预定到2023年底前，发射一架大巴大小的太空望远镜。这个取名为“巡天号”的光学舱，是中国规划载人空间站的一部分，直径达到两米，借助它可以观测比当前美国“哈勃”太空望远镜远350倍以上的空间。美国的“哈勃”(HubbleSpace Telescope)是33年前发射的。 （责编：梒青）</text:p>
      <text:p text:style-name="P4">
Source: <text:a xlink:type="simple" xlink:href="https://www.rfa.org/mandarin/Xinwen/6-05302023125735.html" text:style-name="Internet_20_link" text:visited-style-name="Visited_20_Internet_20_Link">
https://www.rfa.org/mandarin/Xinwen/6-05302023125735.html</text:a>
</text:p>
      <!--NEWS-->
      <text:h text:style-name="P10" text:outline-level="1">
<text:span text:style-name="T4">
秦刚会晤特斯拉首席执行官马斯克</text:span>
</text:h>
      <text:p text:style-name="P4">
Author: None (Language: zh)</text:p>
      <text:p text:style-name="P4">
Publisher: None</text:p>
      <text:p text:style-name="P4">
Time: 2023-05-30T13:08:00Z</text:p>
      <text:p text:style-name="P4">
Description: 2023年5月30日，国务委员兼外长秦刚在北京会见特斯拉首席执行官马斯克；马斯克表示特斯拉公司反对“脱钩断链”，愿继续拓展在华业务。</text:p>
      <text:p text:style-name="P4">
Videos: []</text:p>
      <text:p text:style-name="P4">
Images: []</text:p>
      <text:p text:style-name="P4">
Subject: 时政风云</text:p>
      <text:p text:style-name="P4">
Subjects: ['德中关系', '岛屿主权争端', '专题报道：全景观看“习马会”', '上海', '中国', '中共十九大']</text:p>
      <text:p text:style-name="P4">
Keywords: ['中国', '马斯克', '秦刚', '特斯拉', '上海', '超级工厂', '李强']</text:p>
      <text:p text:style-name="P4">
ID: 65771877</text:p>
      <!--METADATA-->
      <text:p text:style-name="P4">
<text:a xlink:type="simple" xlink:href="https://www.dw.com/zh/overlay/image/article/65771877/65772428" text:style-name="Internet_20_link" text:visited-style-name="Visited_20_Internet_20_Link">
 </text:a>
</text:p>
      <text:p text:style-name="P4">
中国外长秦刚会见特斯拉CEO马斯克</text:p>
      <text:p text:style-name="P4">
（德国之声中文网）中国外交部本周二（5月30日）发布秦刚会见特斯拉首席执行官马斯克的消息说，秦刚表示，中国人民正以中国式现代化全面推进中华民族伟大复兴。中国式现代化是人口规模巨大、全体人民共同富裕、人与自然和谐共生的现代化，将创造前所未有的增长潜力和市场需求，中国新能源汽车产业发展前景广阔。</text:p>
      <text:p text:style-name="P4">
根据中方发布的消息，中国外长说，中国将继续坚定不移推进高水平对外开放，致力于为包括特斯拉公司在内的各国企业打造更好的市场化、法治化、国际化营商环境。中国的发展是世界的机遇。一个健康、稳定、建设性的中美关系既有利于中美两国，也有利于世界。拿特斯拉汽车来比喻，发展好中美关系，需要把准方向盘，沿着习近平主席提出的相互尊重、和平共处、合作共赢的正确方向前进；及时"踩刹车"，避免"危险驾驶"；善于"踩油门"，推进互利合作。</text:p>
      <text:p text:style-name="P4">
中国外交部消息还称，马斯克表示，中国人民勤奋、智慧，中国发展成就理所当然。美中利益交融，如同连体婴儿彼此密不可分。特斯拉公司反对"脱钩断链"，愿继续拓展在华业务，共享中国发展机遇。"</text:p>
      <text:p text:style-name="P4">
稍早，中国外交部发言人毛宁在5月30日的例行记者会上说，中方一向欢迎包括马斯克先生在内的各国工商界人士访华，更好地了解中国，推进互利合作。</text:p>
      <text:p text:style-name="P4">
</text:p>
      <text:p text:style-name="P4">
马斯克的私人飞机5月30日降落在北京首都国际机场</text:p>
      <text:h text:style-name="P12" text:outline-level="3">
<text:span text:style-name="T4">
特斯拉的储能超级工厂计划三季度开工</text:span>
</text:h>
      <text:p text:style-name="P4">
马斯克此行是自2020年初参观特斯拉上海工厂以来首次访华。特斯拉2019年在上海建成的超级工厂是其生产力最高的汽车制造厂，2022年交付超71万辆电动汽车，成为特斯拉在全球主要的出口中心。</text:p>
      <text:p text:style-name="P4">
今年4月9日，特斯拉在推特宣布，将在上海开设储能工厂，每年生产1万个Megapack电池。这将是特斯拉在上海的第二个工厂。</text:p>
      <text:p text:style-name="P4">
新华社4月9日报道说，特斯拉将在上海新建的储能超级工厂计划于2023年第三季度开工，2024年第二季度投产。</text:p>
      <text:h text:style-name="P12" text:outline-level="3">
<text:span text:style-name="T4">
特斯拉面临多重问题</text:span>
</text:h>
      <text:p text:style-name="P4">
特斯拉目前正面临许多问题，包括与中国汽车制造商在中国市场需求疲软之际不断加剧的竞争。</text:p>
      <text:p text:style-name="P4">
特斯拉在中国生产的电动车大约60%在中国销售。乘联会数据显示，2022年特斯拉在中国市场零售43.98万辆，不过，随着去年第三季度需求开始减弱，特斯拉曾努力解决上海库存上升的问题，并在 <text:a xlink:type="simple" xlink:href="https://www.dw.com/zh/zh/特斯拉调降在华汽车售价-分析师忧恐掀价格战/a-63537315" text:style-name="Internet_20_link" text:visited-style-name="Visited_20_Internet_20_Link">
 今年1月份大幅降价求售 </text:a>
，引发中国市场一系列连锁反应。</text:p>
      <text:p text:style-name="P4">
特斯拉计划将上海工厂的年产能从125万辆提高至175万辆，但迄今未获中国官方批准。据悉，中国国家发改委一直在努力解决汽车行业的产能过剩问题，对于批准新产能一直保持谨慎。</text:p>
      <text:p text:style-name="P4">
马斯克本月早些时候对美国CNBC电视台表示："我们在中国扩张的能力受到一些限制。这不是需求问题。"他在同一场访问中还表示，美国和中国之间的紧张关系"应该是每个人都该关心的问题"。</text:p>
      <text:p text:style-name="P4">
2021年，据《华尔街日报》等报道，中国政府限制军方、敏感行业国企和重要机关的人员使用特斯拉汽车，理由是担心该汽车可能导致国家安全信息泄露。</text:p>
      <text:p text:style-name="P4">
而另一方面，马斯克与中国的关系在华盛顿也引起了关注，美国总统拜登去年11月曾表示， <text:a xlink:type="simple" xlink:href="https://www.dw.com/zh/zh/拜登马斯克同他国合作的关系值得关注/a-63708509" text:style-name="Internet_20_link" text:visited-style-name="Visited_20_Internet_20_Link">
 这位高管与外国的联系 "值得看一看"</text:a>
 。</text:p>
      <text:h text:style-name="P12" text:outline-level="3">
<text:span text:style-name="T4">
是否将与李强会面？</text:span>
</text:h>
      <text:p text:style-name="P4">
据路透社今年3月曾报道说，马斯克计划访问中国，并寻求与中国国务院总理李强的会面。2020年4月，时任上海市委书记的李强曾与马斯克举行视频连线。英国《金融时报》曾报导，李强在任上海书记时说服马斯克在上海建立特斯拉第一家海外工厂，这被视为李强主政上海时期的主要政绩之一。</text:p>
      <text:p text:style-name="P4">
（综合报道）</text:p>
      <text:p text:style-name="P4">
Source: <text:a xlink:type="simple" xlink:href="https://www.dw.com/zh/秦刚会晤特斯拉首席执行官马斯克/a-65771877" text:style-name="Internet_20_link" text:visited-style-name="Visited_20_Internet_20_Link">
https://www.dw.com/zh/秦刚会晤特斯拉首席执行官马斯克/a-65771877?maca=chi-rss-chi-all-1127-rdf</text:a>
</text:p>
      <!--NEWS-->
      <text:h text:style-name="P10" text:outline-level="1">
<text:span text:style-name="T4">
什么导致了阿富汗与伊朗边境的致命冲突？接下来将发生什么？</text:span>
</text:h>
      <text:p text:style-name="P4">
Author: 半岛电视台</text:p>
      <text:p text:style-name="P4">
Publisher: Al Jazeera</text:p>
      <text:p text:style-name="P4">
Published Time: 2023-05-30T13:35:57</text:p>
      <text:p text:style-name="P4">
Modified Time: 2023-05-30T13:36:48</text:p>
      <text:p text:style-name="P4">
Description: 阿富汗和伊朗守卫上周在边境爆发了致命冲突，引发了人们对新冲突的担忧。</text:p>
      <text:p text:style-name="P4">
Images: ["<text:a xlink:type="simple" xlink:href="https://chinese.aljazeera.net/wp-content/uploads/2023/05/1-1685452926.jpg" text:style-name="Internet_20_link" text:visited-style-name="Visited_20_Internet_20_Link">
1-1685452926.jpg</text:a>
", "<text:a xlink:type="simple" xlink:href="https://chinese.aljazeera.net/wp-content/uploads/2023/05/1-1685453015.png" text:style-name="Internet_20_link" text:visited-style-name="Visited_20_Internet_20_Link">
1-1685453015.png</text:a>
", "<text:a xlink:type="simple" xlink:href="https://chinese.aljazeera.net/wp-content/uploads/2023/05/1-1685453159.png" text:style-name="Internet_20_link" text:visited-style-name="Visited_20_Internet_20_Link">
1-1685453159.png</text:a>
", "<text:a xlink:type="simple" xlink:href="https://chinese.aljazeera.net/wp-content/uploads/2023/05/1-1685453364.jpg" text:style-name="Internet_20_link" text:visited-style-name="Visited_20_Internet_20_Link">
1-1685453364.jpg</text:a>
"]</text:p>
      <text:p text:style-name="P4">
Topics: ['政治', '新闻']</text:p>
      <text:p text:style-name="P4">
Keywords: ['政治', '新闻', '伊朗', '阿富汗']</text:p>
      <text:p text:style-name="P4">
Type: Article</text:p>
      <!--METADATA-->
      <text:p text:style-name="P4">
<draw:frame draw:style-name="fr1" draw:name="Image241" text:anchor-type="as-char" svg:width="6.9236in" svg:height="3.902393in" draw:z-index="0">
<draw:image xlink:href="../Images/Aljazeera Chinese/2023-05-30T13-35-57/1-1685452926.jpg" xlink:type="simple" xlink:show="embed" xlink:actuate="onLoad" draw:mime-type="image/jpeg"/>
</draw:frame>
 塔利班武装分子与伊朗边防部队发生冲突</text:p>
      <text:p text:style-name="P4">
阿富汗和伊朗守卫上周在边境爆发了致命冲突，引发了人们对新冲突的担忧。</text:p>
      <text:p text:style-name="P4">
双方都指责对方发起了枪击事件，该事件造成至少两名伊朗和一名阿富汗警卫死亡，然而，他们发表了旨在缓和局势的慎重声明。</text:p>
      <text:p text:style-name="P4">
据伊朗伊斯兰共和国通讯社报道，边境暴力事件发生后，伊朗当局关闭了米拉克-扎兰季（Milak-Zaranj）边境哨站，这是一个重要的商业十字路口——而不是冲突地点——直到另行通知。</text:p>
      <text:p text:style-name="P4">
尽管自 1973 年以来就共享赫尔曼德河水域达成了一项条约，但双方已争论了几十年，这条河从阿富汗流向伊朗东部。</text:p>
      <text:h text:style-name="P13" text:outline-level="4">
<text:span text:style-name="T4">
什么引发了争端？</text:span>
</text:h>
      <text:p text:style-name="P4">
冲突的原因尚不清楚，但在阿富汗尼姆鲁兹省和伊朗锡斯坦-俾路支省之间的边境哨所发生枪击事件之际，伊朗总统易卜拉欣·莱希本月早些时候指责阿富汗塔利班统治者违反1973 年的条约，限制水流向伊朗东部地区。</text:p>
      <text:p text:style-name="P4">
易卜拉欣·莱希在 5 月 18 日表示，“我们不会允许我们人民的权利受到侵犯。”</text:p>
      <text:p text:style-name="P4">
塔利班——否认这一指控——呼吁根据条约“解决问题”，与此同时，塔利班——自 2021 年 8月上台以来一直处于外交孤立状态——表示，它希望与德黑兰建立“良好关系”。</text:p>
      <text:p text:style-name="P4">
据美国智库国际政策中心（CIP）的高级非常驻研究员西娜·托西（Sina Toossi）称，双方都“缺乏对边界边界和规则的明确划分和理解”。</text:p>
      <text:p text:style-name="P4">
自两年前接管阿富汗以来，伊朗官员一再指责塔利班无视国际法和边境协议，多次爆发冲突，但很少造成人员伤亡，而且经常被归咎于“误会”。</text:p>
      <text:p text:style-name="P4">
边界冲突前一天，伊朗外交部长侯赛因·阿米拉卜杜拉希安呼吁塔利班“遵循法律框架”解决水资源争端。</text:p>
      <text:p text:style-name="P4">
“近年来，包括塔利班在内的阿富汗统治者没有遵守这项条约，”西娜·托西告诉半岛电视台说，“近年来，包括塔利班在内的阿富汗统治者并未遵守该条约，”他并补充说，喀布尔只遵守了“商定数量的一小部分”。</text:p>
      <text:p text:style-name="P4">
西娜·托西表示：“伊朗不断恶化的干旱状况加剧了这种情况，使水问题变得越来越严重。”</text:p>
      <text:p text:style-name="P4">
塔利班发表声明称，它不想“与邻国开战”。</text:p>
      <text:p text:style-name="P4">
<draw:frame draw:style-name="fr1" draw:name="Image242" text:anchor-type="as-char" svg:width="6.9236in" svg:height="4.612736in" draw:z-index="0">
<draw:image xlink:href="../Images/Aljazeera Chinese/2023-05-30T13-35-57/1-1685453015.png" xlink:type="simple" xlink:show="embed" xlink:actuate="onLoad" draw:mime-type="image/png"/>
</draw:frame>
 伊朗国旗出现在伊朗和阿富汗之间的米拉克过境点（路透）</text:p>
      <text:h text:style-name="P13" text:outline-level="4">
<text:span text:style-name="T4">
阿富汗与伊朗的水资源争端为何？</text:span>
</text:h>
      <text:p text:style-name="P4">
赫尔曼德河全长超过 1000 公里（621 英里），流过边境，正在阿富汗一侧筑坝以发电和灌溉农田。</text:p>
      <text:p text:style-name="P4">
据联合国粮食及农业组织 (FAO) 称，大约 30 年来，干旱一直是伊朗的一个问题，在过去的十年里情况更加恶化，伊朗气象组织表示，估计该国 97%的地区现在面临一定程度的干旱。</text:p>
      <text:p text:style-name="P4">
根据阿富汗和伊朗半个世纪前签署的《赫尔曼德水条约》，阿富汗每年应与伊朗共享赫尔曼德省的8.5亿立方米水。</text:p>
      <text:p text:style-name="P4">
它还呼吁双方通过外交渠道解决分歧，如果失败，通过由共同选择的仲裁员领导的咨询委员会来解决。</text:p>
      <text:p text:style-name="P4">
伊朗多次指责阿富汗未能遵守该条约，并反对其在这条河上修建水坝的决定。</text:p>
      <text:p text:style-name="P4">
<draw:frame draw:style-name="fr1" draw:name="Image243" text:anchor-type="as-char" svg:width="6.9236in" svg:height="4.612736in" draw:z-index="0">
<draw:image xlink:href="../Images/Aljazeera Chinese/2023-05-30T13-35-57/1-1685453159.png" xlink:type="simple" xlink:show="embed" xlink:actuate="onLoad" draw:mime-type="image/png"/>
</draw:frame>
位于伊朗米拉克过境点的阿富汗和伊朗之间的瞭望塔（路透）</text:p>
      <text:h text:style-name="P13" text:outline-level="4">
<text:span text:style-name="T4">
两国对冲突有何反应？</text:span>
</text:h>
      <text:p text:style-name="P4">
塔利班领导人呼吁“通过外交渠道”解决此类问题。</text:p>
      <text:p text:style-name="P4">
阿富汗临时政府外交部发言人哈菲兹·艾哈迈德周一告诉沙特阿拉伯媒体说，“我们不希望与邻国的关系恶化，阿富汗伊斯兰酋长国从不赞成升级。”</text:p>
      <text:p text:style-name="P4">
与此同时，伊朗外交部南亚司司长赛义德·拉苏尔·穆萨维敦促两国避免冲突，因为这对双方都不利。</text:p>
      <text:p text:style-name="P4">
穆萨维在推特上发文称，“如果两国人民和精英都很聪明，任何形式的冲突都不利于双方的战略。”</text:p>
      <text:p text:style-name="P4">
分析师托西认为，边界冲突促使双方缓和局势，并“重申他们承诺对话与合作”。</text:p>
      <text:p text:style-name="P4">
托西表示，有迹象表明伊朗对进行对话持开放态度，因为塔利班代理外长在冲突当天会见了一名伊朗特使，讨论了赫尔曼德河的水权问题。</text:p>
      <text:p text:style-name="P4">
<draw:frame draw:style-name="fr1" draw:name="Image244" text:anchor-type="as-char" svg:width="6.9236in" svg:height="3.902393in" draw:z-index="0">
<draw:image xlink:href="../Images/Aljazeera Chinese/2023-05-30T13-35-57/1-1685453364.jpg" xlink:type="simple" xlink:show="embed" xlink:actuate="onLoad" draw:mime-type="image/jpeg"/>
</draw:frame>
 伊朗-阿富汗边境沿线的赫尔曼德县（半岛电视台）</text:p>
      <text:h text:style-name="P13" text:outline-level="4">
<text:span text:style-name="T4">
阿富汗与伊朗的关系将何去何从？</text:span>
</text:h>
      <text:p text:style-name="P4">
托西表示，由于喀布尔和德黑兰“试图平衡他们的利益和关切”，两国关系仍处于“不确定”状态。</text:p>
      <text:p text:style-name="P4">
托西表示，“目前尚不清楚塔利班是否已经从边境撤回了他们的战士，或者他们将来是否会遵守协议，”此前，视频显示，大量塔利班武装分子上周接近伊朗边境。</text:p>
      <text:p text:style-name="P4">
托西补充说，两国之间的水资源争端可能仍然是一个“有争议的问题”，因为两国面临着日益严重的水资源短缺和需求。</text:p>
      <text:p text:style-name="P4">
此外，虽然伊朗与塔利班进行了对话，但并未正式承认塔利班是阿富汗的合法统治者。</text:p>
      <text:p text:style-name="P4">
这个什叶派占多数的国家呼吁组建一个代表阿富汗所有民族和宗教团体的包容性政府。</text:p>
      <text:p text:style-name="P4">
托西表示，“伊朗对阿富汗人民的安全和福祉表示关切，特别是什叶派哈扎拉少数民族，他们过去曾面临塔利班的迫害和暴力。”</text:p>
      <text:p text:style-name="P4">
Source: <text:a xlink:type="simple" xlink:href="https://chinese.aljazeera.net/news/2023/5/30/%e4%bb%80%e4%b9%88%e5%af%bc%e8%87%b4%e4%ba%86%e9%98%bf%e5%af%8c%e6%b1%97%e4%b8%8e%e4%bc%8a%e6%9c%97%e8%be%b9%e5%a2%83%e7%9a%84%e8%87%b4%e5%91%bd%e5%86%b2%e7%aa%81%e6%8e%a5%e4%b8%8b%e6%9d%a5%e5%b0%86" text:style-name="Internet_20_link" text:visited-style-name="Visited_20_Internet_20_Link">
https://chinese.aljazeera.net/news/2023/5/30/%e4%bb%80%e4%b9%88%e5%af%bc%e8%87%b4%e4%ba%86%e9%98%bf%e5%af%8c%e6%b1%97%e4%b8%8e%e4%bc%8a%e6%9c%97%e8%be%b9%e5%a2%83%e7%9a%84%e8%87%b4%e5%91%bd%e5%86%b2%e7%aa%81%e6%8e%a5%e4%b8%8b%e6%9d%a5%e5%b0%86</text:a>
</text:p>
      <!--NEWS-->
      <text:h text:style-name="P10" text:outline-level="1">
<text:span text:style-name="T4">
卢拉会见马杜罗 巴委跨入“新时代”</text:span>
</text:h>
      <text:p text:style-name="P4">
Author: None (Language: zh)</text:p>
      <text:p text:style-name="P4">
Publisher: None</text:p>
      <text:p text:style-name="P4">
Time: 2023-05-30T13:36:00Z</text:p>
      <text:p text:style-name="P4">
Description: 委内瑞拉领导人马杜罗在出席于巴西利亚举行的地区峰会之前会见了巴西左翼总统卢拉。此前，卢拉的右翼前任博尔索纳罗禁止马杜罗进入巴西。</text:p>
      <text:p text:style-name="P4">
Videos: []</text:p>
      <text:p text:style-name="P4">
Images: []</text:p>
      <text:p text:style-name="P4">
Subject: 时政风云</text:p>
      <text:p text:style-name="P4">
Subjects: ['奥巴马', '足球世界杯', '巴西', '美国']</text:p>
      <text:p text:style-name="P4">
Keywords: ['卢拉', '马杜罗', '新时代', '委内瑞', '巴西', '美国', '制裁']</text:p>
      <text:p text:style-name="P4">
ID: 65772645</text:p>
      <!--METADATA-->
      <text:p text:style-name="P4">
<text:a xlink:type="simple" xlink:href="https://www.dw.com/zh/overlay/image/article/65772645/65766919" text:style-name="Internet_20_link" text:visited-style-name="Visited_20_Internet_20_Link">
 </text:a>
</text:p>
      <text:p text:style-name="P4">
委内瑞拉总统马杜罗（左）多年被禁止访问巴西</text:p>
      <text:p text:style-name="P4">
（德国之声中文网）巴西总统卢拉周一（5月29日）会见了委内瑞拉总统马杜罗， <text:a xlink:type="simple" xlink:href="https://www.dw.com/zh/zh/联合国安理会委内瑞拉决议案未获通过/a-47737593" text:style-name="Internet_20_link" text:visited-style-name="Visited_20_Internet_20_Link">
 并称美国对委内瑞拉的制裁"过于夸张"</text:a>
 。</text:p>
      <text:p text:style-name="P4">
<text:a xlink:type="simple" xlink:href="https://www.dw.com/zh/zh/美国起诉委内瑞拉总统马杜罗-悬赏千万美元抓人/a-52934229" text:style-name="Internet_20_link" text:visited-style-name="Visited_20_Internet_20_Link">
 马杜罗在国际上被视为有争议的领导人 </text:a>
 ，他受邀访问巴西并在巴西利亚总统府受到卢拉的拥抱和拍背示好。</text:p>
      <text:p text:style-name="P4">
卢拉邀请这位委内瑞拉领导人出席于周二举行的南美领导人峰会，讨论重振南美国家联盟(UNASUR)。卢拉公开批评美国否认马杜罗社会主义政府的合法性，华盛顿认为马杜罗政府是专制政府，涉嫌侵犯人权。此外， <text:a xlink:type="simple" xlink:href="https://www.dw.com/zh/zh/反政府示威再起-美加强对委国经济制裁/a-48247026" text:style-name="Internet_20_link" text:visited-style-name="Visited_20_Internet_20_Link">
卢拉还指责美国对委内瑞拉进行的"900项制裁" </text:a>
 。</text:p>
      <text:p text:style-name="P4">
两位拉美国家领导人表示，将恢复巴西和委内瑞拉之间的正常关系，而这种关系在卢拉的前任、巴西右翼前总统博索纳罗的领导下受到了极大冲击。在博尔索纳罗的任期内，巴西与马杜罗政府断绝关系，和美国及其他约50个国家一起，在委内瑞拉2018年大选后承认反对派领导人瓜伊多为委内瑞拉临时总统。</text:p>
      <text:p text:style-name="P4">
自2023年1月上任以来，卢拉一直致力于恢复与委内瑞拉的关系，试图改变巴西博尔索纳罗时代的外交政策。</text:p>
      <text:p text:style-name="P4">
卢拉在新闻发布会上说："委内瑞拉一直是巴西的杰出合作伙伴。但由于政治局势和人为错误，马杜罗总统长达8年没有访问巴西。"</text:p>
      <text:p text:style-name="P4">
卢拉将马杜罗的巴西之行描述为巴西与委内瑞拉关系的"新时刻"和"马杜罗回归的开始"。</text:p>
      <ul>
        <li>
</li>
      </ul>
      <h5>
委内瑞拉：暂时忘却烦恼</h5>
      <text:h text:style-name="P12" text:outline-level="3">
<text:span text:style-name="T4">
合影留念</text:span>
</text:h>
      <text:p text:style-name="P4">
鉴于持续不断的政治和经济危机，已有大约300万委内瑞拉人背井离乡逃亡国外。业余时间里和亲朋好友一起做些快乐的事情，或许能暂时忘却烦恼和不安。图为一对小姐妹合影留念。</text:p>
      <ul>
        <li>
</li>
      </ul>
      <h5>
委内瑞拉：暂时忘却烦恼</h5>
      <text:h text:style-name="P12" text:outline-level="3">
<text:span text:style-name="T4">
随波逐流</text:span>
</text:h>
      <text:p text:style-name="P4">
对于首都加拉加斯的居民来说，周末去加勒比海滨出游是件极为惬意的事情。然而，由于物价飞涨，这类出游活动对大多数人来说，已经是无法企及的奢望了。海滨一日游大约需要15至20美金，而委内瑞拉人最低月收入却只有6美元。</text:p>
      <ul>
        <li>
</li>
      </ul>
      <h5>
委内瑞拉：暂时忘却烦恼</h5>
      <text:h text:style-name="P12" text:outline-level="3">
<text:span text:style-name="T4">
远离都市的喧嚣</text:span>
</text:h>
      <text:p text:style-name="P4">
以前，士兵马丁内兹经常会去距离加拉加斯40公里的海滨。而这一次同女友及其家人的海滨之行，则是他一年以来的第一次。现年26的马丁内兹说：“由于现在国内的局势，已经不可能经常来海边了。不过，来海边放松一下，有助于忘却国内目前的形势。”</text:p>
      <ul>
        <li>
</li>
      </ul>
      <h5>
委内瑞拉：暂时忘却烦恼</h5>
      <text:h text:style-name="P12" text:outline-level="3">
<text:span text:style-name="T4">
打球促进友谊</text:span>
</text:h>
      <text:p text:style-name="P4">
每逢周日，首都加拉加斯的一群男子都会如约打一场垒球，他们的家人则在一旁助威。一名球员说：“以前打完球，我们都会一起喝几杯啤酒。但是，现在我们可喝不起喽。”夜幕降临，球赛也必须收场，因为球场上的照明装置早已被偷走了，球场边的铁网也未能幸免于难。</text:p>
      <ul>
        <li>
</li>
      </ul>
      <h5>
委内瑞拉：暂时忘却烦恼</h5>
      <text:h text:style-name="P12" text:outline-level="3">
<text:span text:style-name="T4">
饥饿中的狂舞</text:span>
</text:h>
      <text:p text:style-name="P4">
街道上一群青年人正在苦练霹雳舞。曼里克说：“我们一开始跳舞，就会把国内当前的形势完全抛到脑后。”不过，他的一些小伙伴也承认，由于近来吃不饱饭，很难像过去那样长时间狂舞。</text:p>
      <ul>
        <li>
</li>
      </ul>
      <h5>
委内瑞拉：暂时忘却烦恼</h5>
      <text:h text:style-name="P12" text:outline-level="3">
<text:span text:style-name="T4">
终于毕业了！</text:span>
</text:h>
      <text:p text:style-name="P4">
冈萨雷斯（GenesisGonzalez）正在一处景点拍照留念，她刚刚拿到了大学的心理学学位。他的父亲说：“尽管现在是个困难时期，但是遇到好事，还是应当庆祝一下。”</text:p>
      <ul>
        <li>
</li>
      </ul>
      <h5>
委内瑞拉：暂时忘却烦恼</h5>
      <text:h text:style-name="P12" text:outline-level="3">
<text:span text:style-name="T4">
“打碎它！打碎它！”</text:span>
</text:h>
      <text:p text:style-name="P4">
生活中总不能没有乐趣，这想必也是人们的想法。委内瑞拉的儿童生日庆典上总少不了Pinata，这是一种里面装满糖果和礼物的纸糊玩具，孩子们用力打碎后才能得到意外惊喜。当然了，一起唱儿歌也是必不可少的节目。</text:p>
      <ul>
        <li>
</li>
      </ul>
      <h5>
委内瑞拉：暂时忘却烦恼</h5>
      <text:h text:style-name="P12" text:outline-level="3">
<text:span text:style-name="T4">
没有免费的乐趣</text:span>
</text:h>
      <text:p text:style-name="P4">
委内瑞拉的年轻人喜欢放风筝，这是一种用塑料袋、竹棍和尼龙绳扎就的风筝。但是，即便是这种简易风筝也是要掏腰包的，因为一根尼龙绳要价竟达一万玻利瓦尔，折合3美元。</text:p>
      <text:p text:style-name="P4">
作者: Uta Steinweh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路透社、法新社）</text:p>
      <text:p text:style-name="P4">
Source: <text:a xlink:type="simple" xlink:href="https://www.dw.com/zh/卢拉会见马杜罗-巴委跨入-新时代/a-65772645" text:style-name="Internet_20_link" text:visited-style-name="Visited_20_Internet_20_Link">
https://www.dw.com/zh/卢拉会见马杜罗-巴委跨入-新时代/a-65772645?maca=chi-rss-chi-all-1127-rdf</text:a>
</text:p>
      <!--NEWS-->
      <text:h text:style-name="P10" text:outline-level="1">
<text:span text:style-name="T4">
印度考虑猛降光伏板进口税  产品9成来自中国</text:span>
</text:h>
      <text:p text:style-name="P4">
Author: None (Language: zh)</text:p>
      <text:p text:style-name="P4">
Publisher: None</text:p>
      <text:p text:style-name="P4">
Time: 2023-05-30T13:46:00Z</text:p>
      <text:p text:style-name="P4">
Description: 消息人士称，印度考虑将光伏板的进口税减半，并同时降低光伏产品的商品与服务税，以此弥补本地产能的不足，满足不断增长的对可再生能源的需求。去年，为抑制来自中国的进口，印度对光伏产品征收高达40%的关税。</text:p>
      <text:p text:style-name="P4">
Videos: []</text:p>
      <text:p text:style-name="P4">
Images: []</text:p>
      <text:p text:style-name="P4">
Subject: 经济纵横</text:p>
      <text:p text:style-name="P4">
Subjects: ['德中关系', '岛屿主权争端', '专题报道：全景观看“习马会”', '印度', '能源转型', '中国', '中共十九大']</text:p>
      <text:p text:style-name="P4">
Keywords: ['光伏', '光伏板', '太阳能电池板', '光伏产品', '印度', '中国', '绿色能源', '可再生能源']</text:p>
      <text:p text:style-name="P4">
ID: 65772670</text:p>
      <!--METADATA-->
      <text:p text:style-name="P4">
<text:a xlink:type="simple" xlink:href="https://www.dw.com/zh/overlay/image/article/65772670/59284879" text:style-name="Internet_20_link" text:visited-style-name="Visited_20_Internet_20_Link">
 </text:a>
</text:p>
      <text:p text:style-name="P4">
（德国之声中文网）据路透社引述三名政府消息人士称，印度可再生能源部与财政部进行了磋商，希望批准其削减光伏板进口税的请求，削减幅度为从40%到20%。这一决定尚未最终落实。</text:p>
      <text:p text:style-name="P4">
此外，消息人士称，这两个部委可能还将建议印度商品与服务税务委员会降低光伏板的商品与服务税（GST），幅度为从2021年的12%至5%。</text:p>
      <text:p text:style-name="P4">
这些措施将有利于印度光伏能源巨头如Tata Power、Adani Green以及VikramSolar。尽管获得光伏能源供应的合约，但他们面临本土设备短缺的局面。</text:p>
      <text:h text:style-name="P12" text:outline-level="3">
<text:span text:style-name="T4">
抑制中国进口 加强可再生能源自主</text:span>
</text:h>
      <text:p text:style-name="P4">
2022年4月，印度对进口光伏板征收40%的关税，对光伏电池征收25%的关税，以此抑制来自中国的进口。印度总理莫迪希望加强本国的可再生能源自主。</text:p>
      <text:p text:style-name="P4">
然而，一名消息人士称，印度本土的产能却滞后，需要进口来填补缺口。</text:p>
      <text:h text:style-name="P12" text:outline-level="3">
<text:span text:style-name="T4">
欧洲对中国太阳能产业的依赖即将结束？</text:span>
</text:h>
      <text:p text:style-name="P4">
莫迪希望在2031-2032年实现安装365兆瓦光伏电能的目标。印度正在推进从电动汽车到可持续航空燃料的一系列绿色能源运动。</text:p>
      <text:p text:style-name="P4">
目前，印度每年的光伏产能为32兆瓦，但随着商业、工业界需求上升，绿色低价能源的需求是52兆瓦。</text:p>
      <text:p text:style-name="P4">
一名政府官员称，印度接下来两年队光伏板的进口"预计为每年近8-10兆瓦"。</text:p>
      <text:h text:style-name="P12" text:outline-level="3">
<text:span text:style-name="T4">
九成光伏板曾来自中国</text:span>
</text:h>
      <text:p text:style-name="P4">
政府数据显示，2021-2022年，印度进口了价值30亿美元的光伏板，其中92%来自中国。消息人士称，减税措施有望使进口光伏板的成本降低五分之一，从而接近印度本土生产的产品价格。</text:p>
      <text:p text:style-name="P4">
（路透社）</text:p>
      <text:p text:style-name="P4">
Source: <text:a xlink:type="simple" xlink:href="https://www.dw.com/zh/印度考虑猛降光伏板进口税-产品9成来自中国/a-65772670" text:style-name="Internet_20_link" text:visited-style-name="Visited_20_Internet_20_Link">
https://www.dw.com/zh/印度考虑猛降光伏板进口税-产品9成来自中国/a-65772670?maca=chi-rss-chi-all-1127-rdf</text:a>
</text:p>
      <!--NEWS-->
      <text:h text:style-name="P10" text:outline-level="1">
<text:span text:style-name="T4">
外媒：贫困国家遭中国追债　被推向崩溃边缘</text:span>
</text:h>
      <text:p text:style-name="P4">
Author: None</text:p>
      <text:p text:style-name="P4">
Publisher: Radio Free Asia (Organization)</text:p>
      <text:p text:style-name="P4">
Published Time: 2023-05-30T13:49:00-04:00</text:p>
      <text:p text:style-name="P4">
Modified Time: 2023-05-30T15:08:50-04:00</text:p>
      <text:p text:style-name="P4">
Description: None</text:p>
      <text:p text:style-name="P4">
Videos: []</text:p>
      <text:p text:style-name="P4">
Audios: ["<text:a xlink:type="simple" xlink:href="https://www.rfa.org/mandarin/yataibaodao/junshiwaijiao/hx2-053020231339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4.142993in" draw:z-index="0">
<draw:image xlink:href="../Images/rfamandarin/2023-05-30T13-49-00-04-00/000000.png" xlink:type="simple" xlink:show="embed" xlink:actuate="onLoad" draw:mime-type="image/png"/>
</draw:frame>
肯尼亚的建筑工人正在将穿过内罗毕国家公园一角的铁路建设完工。这是中国在该国建设铁路系统的部份项目。 <text:a xlink:type="simple" xlink:href="https://www.rfa.org/mandarin/yataibaodao/junshiwaijiao/hx2-05302023133929.html/@@images/image" text:style-name="Internet_20_link" text:visited-style-name="Visited_20_Internet_20_Link">
</text:a>
美联社资料图片  <text:a xlink:type="simple" xlink:href="https://www.rfa.org/mandarin/yataibaodao/junshiwaijiao/hx2-05302023133929.html/@@stream" text:style-name="Internet_20_link" text:visited-style-name="Visited_20_Internet_20_Link">
Audio-1-Link：https://www.rfa.org/mandarin/yataibaodao/junshiwaijiao/hx2-05302023133929.html/@@stream</text:a>
</text:p>
      <text:p text:style-name="P4">
今年是中国提出"一带一路"倡议的十周年，发展中国家因参与相关项目而落入中方债务陷阱的问题也日趋受到国际舆论关注。有美国媒体披露，由于中国正向发展中国家追讨债务，导致巴基斯坦、肯尼亚、老挝等世界最贫困的国家被推向崩溃的边缘。</text:p>
      <text:p text:style-name="P4">
<text:a xlink:type="simple" xlink:href="https://www.rfa.org/mandarin/yataibaodao/junshiwaijiao/jw-05252023140105.html" text:style-name="Internet_20_link" text:visited-style-name="Visited_20_Internet_20_Link">
 <text:span text:style-name="T4">
专家呼吁美国增资国际金融机构 抵御中国债务陷阱</text:span>
 </text:a>
  * <text:span text:style-name="T4">
<text:a xlink:type="simple" xlink:href="https://www.rfa.org/mandarin/yataibaodao/junshiwaijiao/tj-05242023103331.html" text:style-name="Internet_20_link" text:visited-style-name="Visited_20_Internet_20_Link">
 "一带一路"十周年 中国协助发展大旗还有效吗？ </text:a>
 </text:span>
</text:p>
      <text:p text:style-name="P4">
美联社5月18日的调查报导指出，目前全球有十多个贫困国家，包括赞比亚、肯尼亚、老挝、巴基斯坦、蒙古等，因为上百亿美元的外国贷款难以偿还而正面临经济不稳定甚至濒临破产。相关债务的部分贷款利息已榨干借贷国的外汇储备，或只剩几个月外汇存底。而这些国家高达50%外国贷款来自中国，超过三分之一的政府税收用来还债。其中，赞比亚和斯里兰卡已经宣告破产，连利息都无力偿还。</text:p>
      <text:p text:style-name="P4">
这些贫困国家落入债务陷阱的主因是，中国有许多台面下的空壳借贷，借贷条款不公，且中国不愿宽限贷款期限，对借贷金额、条款极为保密，使得其他债权国难以介入提供帮助。</text:p>
      <text:p text:style-name="P4">
该报导指出，协助美联社调查的相关机构AidData执行长派克斯（BradParks）追踪中国借贷行为，并发现有两大陷阱：北京会要求借贷国把现金存入隐藏的第三方托管帐户，让中国得以在借贷国停止支付利息时直接拿走款项，并在其他债权国不知情下，成为借贷国必须首先还款的放贷方。此外，北京借出上百笔世界银行不知情的贷款。当时中国正透过“一带一路”大撒币，进一步导致贪腐严重的借贷国债台高筑。</text:p>
      <text:p text:style-name="P4">
美联社提及，中国还设置空壳公司，进行台面下的放贷行动。例如，赞比亚透过空壳公司向中国两家银行借了15亿美元建造大型发电水库，却找不到相关纪录。派克斯说：“在88个国家中，至少有3850亿美元的中国债务是被隐藏或未申报的。”</text:p>
      <text:p text:style-name="P4">
台湾的国际法学会副秘书长林廷辉接受自由亚洲电台采访指出，“中国在借贷给这些国家时，早就预估有还不出利息和本金的可能性，早做了保本的预防措施。中国并不是真正想扶植他们，要求借贷国家把现金存入隐藏的第三方托管帐户，对借贷国来讲，中国是采取一个比较不信任的作法。”</text:p>
      <text:p text:style-name="P4">
斯里兰卡正面临严重的经济危机，导致该国缺少资金进口基本的生活物资。图为首都可伦坡的菜贩3月8日在大街上等待顾客。(路透社图片)</text:p>
      <text:p text:style-name="P4">
<text:span text:style-name="T4">
学者：“一带一路”是中国拉拢第三世界的债务陷阱</text:span>
 ****</text:p>
      <text:p text:style-name="P4">
林廷辉说，“一带一路”本来就是“钱坑”，中国为了拉拢“第三世界”，并不是带给当地经济繁荣模式。这些国家状况本来就不好，疫情三年经济衰退，俄乌战沿线国家变贫穷。中国以往用金钱外交拉拢，此时中国经济不好，就跟这些国家讨债而非免除债务。</text:p>
      <text:p text:style-name="P4">
林廷辉表示，“一带一路”相关计划不透明，还会助长贪污腐败的情事发生，这也是各界诟病的问题：“并不是协助这些国家不好，而是你做的事跟国际援助计划开发透明度有差距。中国自讨苦吃，疫情后经济状况出问题，这些国家连带受累，应该到最后可能必须由世界银行、IMF（国际货币基金组织）出来帮忙擦屁股，给国际社会增加困扰，过去已有案例。”</text:p>
      <text:p text:style-name="P4">
台湾的国防安全研究院助理研究员钟志东接受自由亚洲电台采访指出，麻烦的是，以前债权国可进行国际协调，但中国和这些国家之间的债务是黑箱作业、並不透明。</text:p>
      <text:p text:style-name="P4">
<text:span text:style-name="T4">
中国经济“政治化”</text:span>
 <text:span text:style-name="T4">
<text:span text:style-name="T5">
* </text:span>
*债务黑箱陷危机</text:span>
</text:p>
      <text:p text:style-name="P4">
钟志东表示，北京提《全球发展倡议》强调，要在发展为核心下，达到“减贫脱贫”目标。如今，这些中国制造的国际债务危机正是对此倡议的最大讽刺。中国将经济政治化，好大喜功，欠缺财经专业考量，大肆放款推动基础建设，也坐实西方国家对中国“经济掠夺者”与“经济胁迫”的指控。其结果是，中国不仅对外造成国际债务危机，对内自己从中央到地方也都承受由此连带的国内债务危机。</text:p>
      <text:p text:style-name="P4">
巴基斯坦在今年初面粉价格大涨，图为民众抢购得到售价津贴的面粉。(美联社资料图片)  <text:a xlink:type="simple" xlink:href="https://www.rfa.org/mandarin/yataibaodao/junshiwaijiao/hx2-05302023133929.html/ap23137712884262.jpg" text:style-name="Internet_20_link" text:visited-style-name="Visited_20_Internet_20_Link">
</text:a>
</text:p>
      <text:p text:style-name="P4">
钟志东说，“以美国为首的西方国家当初不断提醒，中国放款‘一带一路’，在沿线国家建高铁、水坝、高速公路等要有经济效益评估，且应要让投资能在国内经济产生良性循还，而不是借钱盖高铁，引进中国劳工、设备，国内经济无法受到投资正面循环。”</text:p>
      <text:p text:style-name="P4">
钟志东还说，如今七大工业国集团（G7）也批评中国以“一带一路”设下债务陷阱。习近平的作法如同毛泽东五零年搞“大跃进”，“超英赶美”，以政治命令挂帅，打肿脸充胖子。如今中国缺钱，向欠债国家催债导致这些贫穷国家濒临破产，这对中国的国际形象与影响力将有严重负面影响。</text:p>
      <text:p text:style-name="P4">
记者：夏小华 责编：许书婷、何平 网编：洪伟</text:p>
      <text:p text:style-name="P4">
Source: <text:a xlink:type="simple" xlink:href="https://www.rfa.org/mandarin/yataibaodao/junshiwaijiao/hx2-05302023133929.html" text:style-name="Internet_20_link" text:visited-style-name="Visited_20_Internet_20_Link">
https://www.rfa.org/mandarin/yataibaodao/junshiwaijiao/hx2-05302023133929.html</text:a>
</text:p>
      <!--NEWS-->
      <text:h text:style-name="P10" text:outline-level="1">
<text:span text:style-name="T4">
评论 | 滕彪：当极权与笑话相遇（上）</text:span>
</text:h>
      <text:p text:style-name="P4">
Author: None</text:p>
      <text:p text:style-name="P4">
Publisher: Radio Free Asia (Organization)</text:p>
      <text:p text:style-name="P4">
Published Time: 2023-05-30T13:51:48-04:00</text:p>
      <text:p text:style-name="P4">
Modified Time: 2023-05-30T13:5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0" text:anchor-type="as-char" svg:width="6.9236in" svg:height="4.612011in" draw:z-index="0">
<draw:image xlink:href="../Images/rfamandarin/2023-05-30T13-51-48-04-00/000000.png" xlink:type="simple" xlink:show="embed" xlink:actuate="onLoad" draw:mime-type="image/png"/>
</draw:frame>
2023年5月17日，上海一家剧院外笑果脱口秀的标志。 法新社图片</text:p>
      <text:p text:style-name="P4">
一个脱口秀演员因为一个笑话遭无限期禁演并被警方立案调查 ，这是中共专制每天层出不穷的笑话中一个让人啼笑皆非的笑话。</text:p>
      <text:p text:style-name="P4">
李昊石(House)用“作风优良、能打胜仗”来描述野狗，在当代中文语境下，是个相当幽默的说法。在中国这片神奇的土地上，演员其实完全没有、也不敢有嘲笑军队的意思，却被举报、上纲上线成“侮辱”人民解放军，他所属的笑果文化公司也遭到当局1335万的巨额罚款，暂停线下演出。网友的段子说，“一个外交官对法国媒体讲话不代表国家，中国政府不承担责任；但是一个演员讲个笑话，公司却要承担责任。”</text:p>
      <text:p text:style-name="P4">
庆丰二年我离开中国的时候，中国还没有脱口秀这种东西。它和单口相声类似，但不是一回事儿。在中国被叫作脱口秀的东西不是talk show，而是standupcomedy，更准确的称呼是单口喜剧或站立喜剧。这玩意儿早不来晚不来，偏偏在一个花天酒地的政权想要严肃的时候来，可谓生不逢时。中国已经从“闷声发大财”的江胡时代，与时俱进到了习近平思想要“入脑入心入魂”的新时代，Zeitgeist（时代精神）不同了，笑话不学“习”能行吗？</text:p>
      <text:p text:style-name="P4">
可专制却是笑话的超大生产商。在AI和AV都如此发达的当今世界，专制本身就是一个笑话。未经选举而上台的当权者为了给自己的统治找借口，为了维持伟大、光荣、正确的形象，必须篡改历史、粉饰现实，因此不闹笑话是不可能的。《人民日報》1966年報道毛澤東游长江，扣除顺流助力，73岁的毛魔头的速度也远超世界纪录。就雷锋捡大粪的官方报道，有不怀好意的网友从捡粪的时间、每坨粪便的重量、铲粪和装筐的时间，算出了找到下一砣粪的时间为2.8秒；结论是，毫不利己专门利人的雷锋同学当时一定在粪坑里！黄继光堵枪眼、把锅碗瓢盆投进小高炉大炼钢铁、亩产万斤、破四旧、狠斗私字一闪念、早请示晚汇报——哪个笑星能弄出这么大的梗？红卫兵走了来了白卫兵，城管没走来了农管，退耕还林搞着搞着要退林还耕，8亿的时候嫌人口太多要一胎化、14亿的时候嫌人口太少号召生三胎，菜刀实名制，为了一些八卦书跑到泰国去绑架瑞典公民，还不够荒唐吗？爱背书名的习近平博士把“通商宽农”念成了“通商宽衣”、把格萨尔王的名字改成了萨格尔王，把自己照片挂进寺庙教堂，把小熊维尼给关了禁闭，还定期去群众演员家里掀锅盖，你能忍住不笑吗？习主席扛二百斤麦子不换肩、金日成主席随便扔一块石头就击落一颗美国卫星——专制政权才是连爆四灯的爆梗王，别的笑星都tooyoung, too simple。不同意的请举手？</text:p>
      <text:p text:style-name="P4">
笑话消解专制。喜剧和专制是天生一对儿……冤家。专制必须装作成伟大、严肃、真理在握，大权在手、神圣不可侵犯的样子。喜剧的本能却是混不吝，管你什么神仙、皇帝、财富、真理、历史规律、权威科学、传统习俗，统统成为讽刺、嘲笑、恶搞和消解的素材。在各类喜剧形式中，单口喜剧（脱口秀）更被形容为“冒犯的艺术”，在极权之下，简直可以称为“作死的艺术”。提前多年看清极权体制底裤的乔治·奥威尔同志说：“让现存秩序恼火的东西，就是好笑的。每一个笑话都是一场微型革命。”死无葬身之地的刘晓波也曾写过，“私下流行于民间的笑话政治，就表征着沉默大多数的良知未泯，也凸现出后极权制度的根基在民意中的腐烂。”在皇帝光着屁股大摇大摆上街的时候，观众们发出一阵笑声甚至比说真话的小孩更具有煽动颠覆的效果。不寻衅滋事的段子不是好段子。</text:p>
      <text:p text:style-name="P4">
专制对笑话的审查和改造也从未停止过。中共专制淫威下的相声、小品、喜剧和新兴的脱口秀，几乎完全失去了政治批判功能，而社会批判也往往战战兢兢，因为社会问题也很容易被上纲上线成为政治问题。大多数喜剧，干脆完全避免政治和社会批评，只能在婚姻、家庭、两性、明星等方面找笑料，更常见的是把讽刺挖苦的矛头指向弱者。根据我对中国喜剧的长期观察，不挖苦和歧视弱者的喜剧作品，简直少之又少。最常见的是对穷人、乡下人、体力劳动者、残障人士的歧视，对相貌不佳的人、少数民族、女性、老年人、黑人的歧视也屡见不鲜。更有甚者，出现了大量不批判、只歌颂的喜剧“艺术”，比如讴歌式小品、主旋律喜剧和吹捧式相声。正常社会里，脱口秀的嘲讽对象，往往是高官、明星、富豪、有权有势的人；是现有的政治制度、社会结构、宗教信仰和意识形态。但专制之下，吐槽当权者、官方制度和理论，后果是严重的。“别看你今天闹得欢，小心今后拉清单。”思想警察们永远嗅觉灵敏、作风优良，能打胜仗。</text:p>
      <text:p text:style-name="P4">
（文章只代表特约评论员个人的立场和观点）</text:p>
      <text:p text:style-name="P4">
Source: <text:a xlink:type="simple" xlink:href="https://www.rfa.org/mandarin/pinglun/tengbiao/tb-05302023132339.html" text:style-name="Internet_20_link" text:visited-style-name="Visited_20_Internet_20_Link">
https://www.rfa.org/mandarin/pinglun/tengbiao/tb-05302023132339.html</text:a>
</text:p>
      <!--NEWS-->
      <text:h text:style-name="P10" text:outline-level="1">
<text:span text:style-name="T4">
评论 | 滕彪：极权与笑话（下）</text:span>
</text:h>
      <text:p text:style-name="P4">
Author: None</text:p>
      <text:p text:style-name="P4">
Publisher: Radio Free Asia (Organization)</text:p>
      <text:p text:style-name="P4">
Published Time: 2023-05-30T13:52:12-04:00</text:p>
      <text:p text:style-name="P4">
Modified Time: 2023-05-30T13:52: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4.612011in" draw:z-index="0">
<draw:image xlink:href="../Images/rfamandarin/2023-05-30T13-52-12-04-00/000000.png" xlink:type="simple" xlink:show="embed" xlink:actuate="onLoad" draw:mime-type="image/png"/>
</draw:frame>
2023年5月17日，上海一家剧院外笑果脱口秀的标志。 法新社图片</text:p>
      <text:p text:style-name="P4">
2010年，我的朋友王译写了一句讽刺调侃反日爱国贼的推文，“愤青们，冲啊，快去砸！” 结果被判劳教一年，每个字一个半月大牢，我建议她去申请全球稿费之最。2018年习大帝修宪一个月之后，人民群众喜闻乐见的短视频、笑话段子应用程序“内涵段子”，因“导向不正、格调低俗”而被国家广电总局永久关停，内涵段子成了内涵断子绝孙。2019年，年轻的漫画家张东宁因为猪头人身漫画，被以“寻衅滋事罪”判刑一年。2020年天才的维吾尔脱口秀新星卡姆被抓，出狱后一直被禁演。2020年，美国帅小伙、说唱歌手兼喜剧演员乐乐法利因扮演小熊維尼，挖苦党和国家领导人习近平，严重伤害了中国人民的感情，立即遭到全网封杀。2023年，孟川因在微博上支持白纸运动而遭关闭帐号。“羅杰叔叔”因为一段調侃中國政府和中國對台政策的表演，被中国政府全线封杀。池子在北美巡演后，遭中国全网封杀。“绝不允许吃共产党的饭、砸共产党的锅”，其实不管你吃谁的饭，你要敢砸共产党的锅，共产党就要让你尝尝习近平新时代社会主义铁拳的厉害。大家严肃点儿！总书记要搞笑了。最高指示：只能挺锅，不能砸锅。</text:p>
      <text:p text:style-name="P4">
极权语言的索然无味，极权思想的黑白颠倒，极权艺术的矫揉造作，极权文化的谄媚粗暴、假大空，使得任何有独立思考和审美能力的人都难以忍受。我在墙国时，写了很多煽颠文章，其中一篇叫《通过汉语改变中国》，对“党报社论体”和“新闻联播腔”进行了极为恶毒的攻击。“对写字和说话的治理是通过对语言使用者的肉体和精神治理来实现的。为了改造记忆、灌输思想和防止独立写作，需要一个强大的清洗语言的综合治理工程：知识分子的单位制、事先审查制、样板文学、主旋律、语文教材、政治考试、作协、文字狱以及写作者和说话者的自我审查。汉语还被各种各样的禁忌和过滤技术践踏的不成样子。在话语禁忌之下，人们只能口是心非、欲言又止、指桑骂槐、拐弯抹角、含混暧昧……”但我猜到了开头，却没猜到结尾：当党的理想是指鹿为马时，谁说“拐弯抹角、指桑骂槐”就安全？别提指桑骂槐了，你到广场上举一张白纸试试？（你以为我不知道你想写什么？）</text:p>
      <text:p text:style-name="P4">
我敢拿八九六十四块钱打赌，李昊石根本没有侮辱人民解放军的意思。但这不重要，说你有，你就有，没有也有。关键在于，把一本正经的词汇用在不正经的东西上面，这种常用的幽默手法，必然和假装正经的体制发生冲突。通过创造性地使用语言，通过对高大上的东西进行戏仿、恶搞、拼贴、涂鸦、变形、夸张、反转，这可以说是喜剧演员乃至一切作家、艺术家的本能。脱口秀被搞是必然的，因为不管你如何自我审查，你的本能是藏不住的。共产党的心里话是，“没有你对我很重要”。数据显示，2020-2022年，带着脚镣跳舞的脱口秀行业，票仓从2000万增至4.8亿，翻了24倍。抖音上“脱口秀”话题播放超346亿，快手“脱口秀”话题播放超31亿，微博“脱口秀大会”阅读量超105亿。免费彩蛋一则：中国极权政治的一个规律大概是，比新闻联播更火而上不了新闻联播的东西，离遭受人民民主专政的铁拳就不远了。</text:p>
      <text:p text:style-name="P4">
我想安慰一下被抓走的李昊石：“清风不识字，何故乱翻书”本是一句人畜无害的、颇有趣味的诗句，然而雍正八年，作者徐骏被人告发有谋反之心。竟敢嘲讽大清统治者不识字？把脑袋砍了！中国脱口秀演员们好好想想，晚出生二三百年的你们，是不是应该感谢皇恩浩荡？</text:p>
      <text:p text:style-name="P4">
禁演脱口秀的背后，与其说是专制体制的癫狂，不如说是专制体制的恐惧。他们害怕段子手，他们害怕朋克摇滚，他们害怕坦克形状的蛋糕，他们害怕维尼熊，他们害怕8乘8，他们害怕谷歌、脸书、twitter和youtube，他们害怕举起的A4纸，他们害怕空椅子，他们害怕聚餐，他们害怕打酱油，那我们还有什么好怕的？</text:p>
      <text:p text:style-name="P4">
最近一期在纽约的女权开放麦，把李昊石的野狗请到了舞台上，它先是抱怨道“都怪我们野狗不姓赵”，面对官媒的评论“脱口秀不等于口无遮拦”，野狗终于发飙了：脱口秀把口捂住，那不成了“脱秀”了吗？然后跳起了火辣辣的脱衣舞，欧卖糕的，这个可以有！中宣部看了这段，是要气死呢，还是要笑死呢？我猜，是想笑不敢笑而憋死吧。你现在理解了他们是多想把警察站开到曼哈顿啊。__</text:p>
      <text:p text:style-name="P4">
（文章只代表特约评论员个人的立场和观点）</text:p>
      <text:p text:style-name="P4">
Source: <text:a xlink:type="simple" xlink:href="https://www.rfa.org/mandarin/pinglun/tengbiao/tb2-05302023133004.html" text:style-name="Internet_20_link" text:visited-style-name="Visited_20_Internet_20_Link">
https://www.rfa.org/mandarin/pinglun/tengbiao/tb2-05302023133004.html</text:a>
</text:p>
      <!--NEWS-->
      <text:h text:style-name="P10" text:outline-level="1">
<text:span text:style-name="T4">
评论 | 胡平：民主与专制的终极之战</text:span>
</text:h>
      <text:p text:style-name="P4">
Author: None</text:p>
      <text:p text:style-name="P4">
Publisher: Radio Free Asia (Organization)</text:p>
      <text:p text:style-name="P4">
Published Time: 2023-05-30T14:04:00-04:00</text:p>
      <text:p text:style-name="P4">
Modified Time: 2023-05-30T17:49:25-04:00</text:p>
      <text:p text:style-name="P4">
Description: None</text:p>
      <text:p text:style-name="P4">
Videos: []</text:p>
      <text:p text:style-name="P4">
Audios: ["<text:a xlink:type="simple" xlink:href="https://www.rfa.org/mandarin/pinglun/huping/hp-053020231314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4.746016in" draw:z-index="0">
<draw:image xlink:href="../Images/rfamandarin/2023-05-30T14-04-00-04-00/000000.png" xlink:type="simple" xlink:show="embed" xlink:actuate="onLoad" draw:mime-type="image/png"/>
</draw:frame>
 1989年5月31日的北京天安门广场 <text:a xlink:type="simple" xlink:href="https://www.rfa.org/mandarin/pinglun/huping/hp-05302023131457.html/@@images/image" text:style-name="Internet_20_link" text:visited-style-name="Visited_20_Internet_20_Link">
</text:a>
六四档案图  <text:a xlink:type="simple" xlink:href="https://www.rfa.org/mandarin/pinglun/huping/hp-05302023131457.html/@@stream" text:style-name="Internet_20_link" text:visited-style-name="Visited_20_Internet_20_Link">
Audio-1-Link：https://www.rfa.org/mandarin/pinglun/huping/hp-05302023131457.html/@@stream</text:a>
</text:p>
      <text:p text:style-name="P4">
又到“六四”了。</text:p>
      <text:p text:style-name="P4">
“六四”过去34年了。34年来，每年的这一天，我们海外的朋友们都要在一起聚会，纪念“六四”。这首先是出于我们的道德良知。“六四”虽然已经过去34年了，但是那个杀人的政府还高坐台上，还在继续压迫人民，死难者的名誉还在蒙受玷污死不瞑目，自由斗士还身陷牢狱或者被迫流亡海外，中共当局至今还在封锁“六四”的记忆，禁止人民在国内公开举行悼念，身在自由的海外，我们怎么能把“六四”就轻轻放下、就不再纪念呢？</text:p>
      <text:p text:style-name="P4">
我们在海外纪念“六四”，不仅仅是为我们自己，同时也是替国内千千万万的民众，表达我们共同的哀思，共同的抗议，共同的信念。我们纪念“六四”，不仅仅是悼念34年前倒在长安街上的英灵，而且也是悼念七十多年来死于中共暴政下的无数冤魂，我们抗议的不仅仅是“六四”那一场血腥屠杀，而且也是抗议七十多年来中共对人民的残酷镇压，我们要求的不仅仅是平反“六四”，而且是要彻底结束一党专政，确保基本人权，实现自由民主。</text:p>
      <text:p text:style-name="P4">
我们纪念“六四”，是因为“六四”和今天的世界紧密相连。不错，在34年后的今天，很多人都已经淡忘了“六四”，很多年轻人甚至不知道“六四”，世界好像也已经不再想得起34年前那副血腥的画面。但是我们必须指出，“六四”并没有成为过去，“六四”和今天的世界并不是没有关联。正相反，时间使邪恶增值，随着岁月的流逝，“六四”的罪恶及其影响越来越充分地展现。</text:p>
      <text:p text:style-name="P4">
“六四”不但中断了中国的政治改革，而且它也把中国的经济改革引入歧途。在“六四”的恐惧效应下，中国的经济改革必然演变成一场权贵们的盛宴，“六四”后中国的经济发展，必然被中共当局当作维护自身专制统治的最大资本。因此，毫不奇怪，中共当局并没有在深化经济改革的同时启动政治改革，它甚至没有因为经济上的巨大成功而变得更柔和更宽容。相反，中共政权变得比以前更自信更蛮横更专制更集权，并且在国际事务中也不再韬光养晦，变得更高调更咄咄逼人。回顾30几年前，国际共产阵营土崩瓦解，美国成为世界唯一超强，自由民主力量取得人类有史以来最辉煌的巨大胜利，历史已经终结的乐观洋溢着整个世界。就在短短的30多年里，我们目睹整个世界的政治格局发生了惊人的逆转，极权专制的中国的崛起，对自由民主普世价值构成了最严峻的挑战。而造成这一巨大变化的关键，就是“六四”。“六四”不但改变了中国，而且也改变了世界。</text:p>
      <text:p text:style-name="P4">
美国总统拜登说，习近平曾多次对他讲过，民主制度无法在21世纪维持下去。专制体制将主宰世界。拜登说，我们正在经历一场专制国家和民主国家之间展开的全球斗争。</text:p>
      <text:p text:style-name="P4">
“六四”过去34年了，今天，世界已经陷入巨大的危机，但世界也比以前任何时候都更惊觉、更清醒，更加认识到中共政权的严重危害。今天，我们纪念“六四”，就是要继续高扬自由民主的旗帜，和全世界一切珍视普世价值的人们一道，投入结束中共专制制度的终极之战。</text:p>
      <text:p text:style-name="P4">
（文章只代表特约评论员个人的立场和观点）</text:p>
      <text:p text:style-name="P4">
Source: <text:a xlink:type="simple" xlink:href="https://www.rfa.org/mandarin/pinglun/huping/hp-05302023131457.html" text:style-name="Internet_20_link" text:visited-style-name="Visited_20_Internet_20_Link">
https://www.rfa.org/mandarin/pinglun/huping/hp-05302023131457.html</text:a>
</text:p>
      <!--NEWS-->
      <text:h text:style-name="P10" text:outline-level="1">
<text:span text:style-name="T4">
评论 | 程晓农：中共对台长期战略与当下的"逼统"意图</text:span>
</text:h>
      <text:p text:style-name="P4">
Author: None</text:p>
      <text:p text:style-name="P4">
Publisher: Radio Free Asia (Organization)</text:p>
      <text:p text:style-name="P4">
Published Time: 2023-05-30T14:05:00-04:00</text:p>
      <text:p text:style-name="P4">
Modified Time: 2023-05-30T17:48:06-04:00</text:p>
      <text:p text:style-name="P4">
Description: None</text:p>
      <text:p text:style-name="P4">
Videos: []</text:p>
      <text:p text:style-name="P4">
Audios: ["<text:a xlink:type="simple" xlink:href="https://www.rfa.org/mandarin/pinglun/chengxiaonong/cxn-05302023135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4.612011in" draw:z-index="0">
<draw:image xlink:href="../Images/rfamandarin/2023-05-30T14-05-00-04-00/000000.png" xlink:type="simple" xlink:show="embed" xlink:actuate="onLoad" draw:mime-type="image/png"/>
</draw:frame>
 军机战舰阴影下的中国国旗与台湾旗帜 路透社图片  <text:a xlink:type="simple" xlink:href="https://www.rfa.org/mandarin/pinglun/chengxiaonong/cxn-05302023135721.html/@@stream" text:style-name="Internet_20_link" text:visited-style-name="Visited_20_Internet_20_Link">
Audio-1-Link：https://www.rfa.org/mandarin/pinglun/chengxiaonong/cxn-05302023135721.html/@@stream</text:a>
</text:p>
      <text:p text:style-name="P4">
最近，台海的危险局势有所变化，中共似乎把逼迫台湾接受“统一”，当作短期内的主要对台策略了。分析两岸关系七十余年来的五个阶段，可以发现，中共对台湾的恶意始终如一，从未改变，其目标就是要吞掉台湾，哪怕在依靠台商投资的时候同样如此。对台湾来说，“统一”的真实含义便是解放军在台湾驻军；一旦被中共“统一”，台湾就不再有民主自由的生活方式了。</text:p>
      <text:p text:style-name="P4">
<text:span text:style-name="T4">
一、中共重新认识武力攻台？</text:span>
</text:p>
      <text:p text:style-name="P4">
我4月27日在本台发表的文章《中国海军的短板》提到，4月13日习近平在广东湛江的南部战区海军机关的讲话显示，中共海军的训练水平没达到实战需要，不具备实战能力。5月11日日本的英文杂志《日经亚洲》（NikkeiAsia）刊登了该杂志的社评委员中泽克二（KatsujiNakazawa）的一篇文章，他认为，中共降低了攻台的宣传调门。中泽克二此文的标题是《中国的消息机器压制台湾战争炒作，战狼宣传太有效，令当局惊慌失措（China'sMessaging Machine Tamps down Taiwan War Hype, Wolf-warrior Propaganda Provestoo Effective, Leaving Authorities Rattled）》。各国媒体随即跟进报道。</text:p>
      <text:p text:style-name="P4">
中泽克二发现，在中国的互联网审查越收越紧的情况下，突然间，中国网上关于武力统一台湾的讨论中，一种与官方原有立场相反的观点在许多网站传播开来。这是一篇题为《一旦开始收回台湾，中国可能要面临“四线作战”，我军必须慎重？》（以下简称“四线作战”）的文章，其国内作者认为，现在强行统一台湾不现实，甚至是危险的。而这一篇文章一直未被中国的互联网审查机构删除，这清楚地表明，中国领导层的高层其实打算让这种观点传播。</text:p>
      <text:p text:style-name="P4">
中泽克二指出，这篇文章实际上彻底否定了中共鹰派的“战狼外交”，同时在各大门户网站上被转载，转载的内容大同小异，但都强调一点，如果中国武力攻台，会陷入“四线作战”。还有一些文章则采用了这样的标题：喊“武统”的是“傻子”。</text:p>
      <text:p text:style-name="P4">
本文作者用“百度”检索了中国的相关网文，发现这篇文章早在4月25日就在国内的各网站传播，作者的笔名是“东方点兵”。公众号“下山的西西弗斯”等许多公众号和门户网站都保留了这篇文章。但是，当5月中旬国际媒体开始报道中国国内网上反对马上“武力攻台”的声音之后，有一些反对“武力攻台”的文章就被404了。</text:p>
      <text:p text:style-name="P4">
显然，反对“武力攻台”的声音，不是来自民间的主张。在今天的中国，未经官方授权，任何个人发表这样的观点，都可能被国家安全部栽上“危害国家安全”或“分裂国家”之类的帽子，并加以处置。但是，国家安全部并没在“四线作战”出现的第一时间立即封网、抓人，而是让这种事关中共重大战略决策的相反主张在国内互联网上存在数周，这就耐人寻味了。不过，中共显然也不希望这种关于对台战略的新主张，在海外引起过多的关注，所以，最近几天有些网站就把这篇文章“下架”了。</text:p>
      <text:p text:style-name="P4">
<text:span text:style-name="T4">
二、攻台势必"四面开战"，风险极大</text:span>
</text:p>
      <text:p text:style-name="P4">
从“东方点兵”文章的特点来看，他关于海外军事动态的内容比较陈旧，由此可以判断，该作者对中国周边国家最新的备战动态并不了解。但是，在另一方面，“四线作战”一文的作者对解放军的部署则相当熟悉，而且对中国军事上的对美战略部署有一定了解。这样的军事战略眼光，似乎不见得是中国的民间人士能充分把握的。由此可见，在中国，此作者并非“局外人”，而是比较了解中国的解放军战备计划的“局内人”。中泽克二重视这种观点，可能也与“四线作战”的作者是“局内人”有关吧。</text:p>
      <text:p text:style-name="P4">
据中泽克二对“东方点兵”的“四线作战”一文的归纳，该文指出，中共如果试图武力攻台，将面临“四面开战”的巨大风险。这“四条战线”，第一条当然是在台湾海峡及周边地区面对美国、日本和台湾的军队；第二条战线是，解放军也要防范朝鲜半岛的美国和韩国军队；第三条战线在南海和南太平洋，中国军队要准备对抗美国和澳大利亚的海军，如果美方控制了马六甲海峡，中国的能源供应可能被切断；第四条战线则是指印度，中国军队要在西南边境与印度军队对峙。</text:p>
      <text:p text:style-name="P4">
这种“四线作战”的眼光本来并不出奇，中共军方的战略谋划者如果想不到这些基本的军事战略常识，那才奇怪了。“四线作战”一文真正有意思的地方在结尾，其作者写道：“台海问题牵一发而动全身，没有做好充分准备和一击必胜的把握，我们不会轻易动手解决台湾问题。这就是为什么历史上已经出现了多次统一的时间窗口，我们仍然按兵不动”。从这番话的口吻来看，一个解放军的普通军官是不敢如此“大言”的。</text:p>
      <text:p text:style-name="P4">
中泽克二对“四线作战”一文的分析，稍微补充了一些“东方点兵”所不知道的国际关系最新动态。比如，美国和韩国领导人已同意美国海军核弹道导弹潜艇在不久的将来停靠韩国的港口；澳大利亚计划在与美国和英国的AUKUS安全框架下，轮流部署核动力攻击潜艇。</text:p>
      <text:p text:style-name="P4">
中泽克二还在自己的文章中指出：中国如果被迫“四线作战”，其军队肯定会被分散并处于明显的劣势；而一旦形成台湾战争迫在眉睫的印象，会阻碍外国公司向中国扩张，更不用说引发中国资产外流了，对中国经济的影响将是巨大的。要打消这种战争观念，需要某种合乎逻辑的解释。因此，“四线论”得到了有效利用。</text:p>
      <text:p text:style-name="P4">
<text:span text:style-name="T4">
三、中共对台长期战略演变之一：攻败成隔</text:span>
</text:p>
      <text:p text:style-name="P4">
对台湾的很多民众来讲，为什么两岸关系从昔日的经济合作，会走到今天中共企图武力攻台，他们心中多少存有疑问：是不是过去数年里，台湾的行政当局对中共的态度不够友善，才导致这样的结果？这样的疑问源自对两岸关系的演变缺乏历史的和现实的了解。唯有懂得七十余年来中共对台湾长期战略的演变过程，才能真正理解台湾如今所面对的对岸威胁；也才能明白，两岸关系今天之所以会走到这一步，并非偶然，更不是台湾挑事，而是中共亡台之心不死。</text:p>
      <text:p text:style-name="P4">
自从中共占领大陆以后，七十余年当中，在两岸关系方面，基本上台湾都是应对方；而中共则或者主动挑事，或者求得台湾的金钱援助，但中共占领台湾的原初目标却从未放弃过。非常明显，中共的对台政策并非一直都非常强硬，而是不断随时势的变化而变。至于为什么会变、什么时候变，完全取决于中共对不同时期的时势和利害的判断。</text:p>
      <text:p text:style-name="P4">
笔者把过去七十多年中共对台政策的大致特点，归纳成五个阶段，每个阶段用一个字来刻画，一共是五个字，攻、隔、探、交、逼。</text:p>
      <text:p text:style-name="P4">
第一个阶段是“攻”，即中共准备武力占领台湾、澎湖、金门、马祖，但初战完败。这个阶段的代表性战斗是解放军第三野战军第十兵团所属的第28军发动的金门战役。1949年10月25日，第28军出动九千人，试图渡海先夺取金门，进而进一步东进攻台。但是，在金门的古宁头一战，解放军登陆部队全军覆灭。</text:p>
      <text:p text:style-name="P4">
与此战同时，毛泽东把第四野战军所属的中国朝鲜族部队“借”给了金日成，这些部队是四野的154、164、166师，总共七万人，占金日成军队人数的一半。1950年6月，以解放军部队为步兵主力的北朝鲜军队，发动了攻占南朝鲜、消灭大韩民国的入侵战役。此战一度把韩国军队逼到韩国最南端的釜山周围的最后防区；然而，联合国军在朝鲜半岛西海岸腰部的仁川登陆，切断了北朝鲜军队的补给线，北朝鲜前线部队全面溃败。此后，解放军大举出动步兵精锐，进入北朝鲜，与联合国军作战数年。</text:p>
      <text:p text:style-name="P4">
朝鲜战争迫使中共调用驻军华东的第三野战军主力赴朝作战，于是功台计划彻底泡汤。而美军第七舰队这时进驻台湾海峡，中共就再也无法攻台了。</text:p>
      <text:p text:style-name="P4">
第二个阶段从朝鲜战争开始，差不多是三十年，特点是“隔”，即两岸隔绝。两岸之间完全中断了任何联系，连在台湾的人要寄信到大陆，都要通过美国绕道，怕引来通匪嫌疑。台湾的中央广播电台《自由中国之声》则常年广播：“共军弟兄们，欢迎起义来归，投奔自由世界”。而在大陆，凡是在台湾有直系、旁系亲属的家庭，一律被打成“有海外关系”，受尽歧视。在这个阶段，尽管中共不敢攻台，政治口号却从来不停，即“一定要解放台湾”。</text:p>
      <text:p text:style-name="P4">
<text:span text:style-name="T4">
四、中共对台长期战略演变之二：探亲投资</text:span>
</text:p>
      <text:p text:style-name="P4">
两岸关系的第三个阶段便是中共开始改革、台湾开放大陆探亲，这个阶段大约是十年时间，其特点是“探”。在这个阶段，中共热情欢迎台湾的老兵回乡探亲；其实，在“探”字的背后，还有一个“钱”字。当时台湾人只知道，大陆亲友有多穷；其实，当时中国的各级地方政府也非常穷，有些地方政府，是台湾老兵给亲友带来美金之后，当这些钱存进银行，当地官员才第一次见到美金。当时很多台湾的老兵回乡探亲，以为中共真的是基于“血浓于水”的亲情考量；其实，中共真正在意的是“钱浓于水”。台湾人大陆探亲带去的美金，才是中共眼红的东西。</text:p>
      <text:p text:style-name="P4">
两岸关系的第四个阶段，特点是“交”，就是两岸开始经济文化交流，从台商1988年到中国设厂投资开始，到2020年中共点燃对美冷战为止。对这个阶段，台湾很多人都是亲历者。这段时期可以说是两岸关系的“蜜月”，因此台湾很多人以为，两岸从此就可以“岁月静好”了。其实，在两岸经济上的“蜜月”期，“蜜月”背后中共同时在对台湾磨刀霍霍。</text:p>
      <text:p text:style-name="P4">
上世纪八十年代中共的军委副秘书长、后来在中国被称为“航母之父”的刘华清曾在1980年访美，受邀参观美军的“小鹰号”航母，当时刘华清被震撼到了；回国之后他讲了一句话，“如果不搞航空母舰，我死不瞑目！”从那时开始，共军就在研究航母建造，到2000年财力增加后便开始落实。</text:p>
      <text:p text:style-name="P4">
为什么中共海军一直着迷于建造航母？最近中共的山东号航母在台湾东部的演习，就证明了中共建航母舰队的目的。中共这次演习后宣称，要“在（第一）岛链外提升实战能力”。为什么解放军要在台湾东部海域、靠近关岛美军基地的地方演习？它的目标就是，一旦武力攻台，要尽量阻止美军对台湾的支援。中共建航母，当然不是用航母来占领台湾，那并非航母的功用；但是，航母是配合攻占台湾的必要手段，没有航母，它心里发虚，怕美军守护台湾外围。</text:p>
      <text:p text:style-name="P4">
由此可见，在两岸关系的第四阶段，中共一方面吸引台资去壮大中国经济，另一方面在磨刀霍霍，打造好“战刀”以后，就准备对台商的家园动手了。这就是两岸“蜜月”的真相，“蜜月”藏刀。三十多年来，中共一直迷惑着台湾人，让台湾部分民众误以为，两岸的“蜜月”会长久不变，中共的那把“刀”不会对准台湾人。</text:p>
      <text:p text:style-name="P4">
<text:span text:style-name="T4">
五、中共对台长期战略演变之三：逼统</text:span>
</text:p>
      <text:p text:style-name="P4">
两岸关系的第五个阶段，起自2000年，其特点是“逼”；中共一旦军力增强以后，就开始逼迫台湾投降。这种威逼包括文攻武吓这两手：军机绕台、航母演习，都属于武力威胁，试图在台湾社会当中形成恐惧，然后为“和平统一”铺路；与此同时，中共在台湾持续渗透，并对台湾某些人不断施惠拉拢，希望影响台湾的选举和政治路向。</text:p>
      <text:p text:style-name="P4">
笔者对两岸关系七十年来的五个阶段逐一分析，就是为了说明，破坏台海和平、破坏台湾安宁的罪魁祸首是中共；中共对台湾的恶意始终一致，从未改变，其目标就是要吞掉台湾，哪怕在依靠台商投资的时候，同样如此。</text:p>
      <text:p text:style-name="P4">
本文开头谈到的《日经亚洲》社评委员中泽克二的分析并不意味着，中共已经放弃了武力攻台；事实上，当美国和东亚盟友们在认真应对中共的犯台企图时，中共发现自己发动战争的代价大到不能承受。在其军力尚未整备好之前，中共似乎把“逼统”的方向调整成了“和平统一”。</text:p>
      <text:p text:style-name="P4">
****有人说，中共武力威胁台湾，是因为台湾坚持台独。什么是“台独”？中共一直用不断改变的定义来解读“台独”。台湾民间有主张台湾独立于中国的声音，过去中共说，这是台独，中共要打压。现在中共改变说法了，只要台湾作为中华民国存在，不肯降服中共，它就认为，中华民国的存续便是对中共的挑战，所以中华民国本身就成了中共要打击的新“台独”。实际上，东亚的紧张局势，与中共讲的所谓“台独”没关系，“台独”只是中共要吞并台湾的借口而已。</text:p>
      <text:p text:style-name="P4">
只要中华民国政府不肯放弃国号、国体、宪法和民主自由的制度，中共就坚持要吃掉台湾；那中华民国如果投降了，中共当然也吃掉台湾。吞掉台湾，这是中共多年来的既定方针，并非习近平的发明；只是，过去中共没本事吞掉台湾，等到中共实力增加以后，就加快付诸实施罢了。</text:p>
      <text:p text:style-name="P4">
最近台湾出现了一种声音，即两岸谈判才有和平，不谈就没有和平，不谈就会有战争。两岸无法谈判，是因为台湾不想谈吗？当然不是，真正的关键是，谈得成吗？台湾所有人都不要战争，“战争不是台湾的选项”；唯一把战争当作选项的，就是中共。如果指望与中共谈判，以为只有迎合中共，就能换来和平，那是骗术。因为，与中共谈和平，不管台湾怎么谈，中共现在只想谈一件事，你们什么时候接受“统一”。</text:p>
      <text:p text:style-name="P4">
现在与中共谈判，“维持两岸现状”，是中共不会接受的，不然，中共为什么要天天武力威胁台湾？中共口中的“统一”，其实就是让解放军登台接收。如果让中国“统一”台湾，当然这个“接收”是“和平”的，用中共的话讲，那叫作台湾的“和平解放”。当然，双方谈判中，提到“接收台湾”的细节之前，中共一定会用一点骗术，什么“‘一国两制’保证几十年不变”之类。中共在香港已经自己撕碎了“一国两制”的画皮，露出了原来的嘴脸：那就是，“一国两制”不过是把自由社会转向专制统治的过渡阶段。</text:p>
      <text:p text:style-name="P4">
<text:span text:style-name="T4">
六、对台湾来说，统一的真实含义是什么？</text:span>
</text:p>
      <text:p text:style-name="P4">
很久以来，台湾的政治人物去中国，能见到中共最高领导人的场合很少，见到了也只是礼仪性的拜会，多半台湾的政治人物只能与负责对台事务的幕僚，比如国台办主任之类，对话一番。可这些对台事务的幕僚不过是跑腿办事的，他们决定不了对台政策。</text:p>
      <text:p text:style-name="P4">
中共是高度集权的政权，而在政策制定上，高度集权尤其表现在对外事务上，只有最高领导人才能发话；何况，前一个最高领导人发了话，下一个继任者可以撕毁承诺不算数的。</text:p>
      <text:p text:style-name="P4">
香港回归之前的八十年代中期，当时的国务院国务委员、第六届全国人大常委会副委员长耿飙和另一个全国人大常委会副委员长黄华，先后对香港记者讲，香港回归以后可以不驻军。这两个人地位够高，但他们所言，不但不算数，而且他们本人还遭到邓小平的严厉训斥。邓小平对外国记者宣布，“黄华、耿飙两位胡说八道，讲的香港驻军问题不是中央的意见。你们去登一条消息，没有那么回事……中国政府既然收回主权，有权在香港驻军，这个明确得很，连这一点权都没有，那还叫中国领土吗？”结果耿飙和黄华从此就只能在家闭门思过，然后黯然退休。</text:p>
      <text:p text:style-name="P4">
这个例子对台湾有一层启示，即邓小平当年讲过的那最后一句：如果连驻军这一点权都没有，那还叫中国领土吗？很明显，台湾如果被中共统一，解放军在台湾驻军，必定是中共的既定方针；也就是说，中共讲台湾统一，其中当然包含解放军重兵登陆台湾。所以，只要台湾被中共“统一”，台湾的政治经济现状就瓦解了，在驻台共军的枪口下，台湾人民就不再有选择了。</text:p>
      <text:p text:style-name="P4">
台湾的民主自由制度是专制政权最恨的；中共之所以要吞并台湾，目的之一就是为了消灭台湾的民主自由，从而保障中共的专制稳固和延续下去。民主自由不但是台湾绝大多数人的价值观念，更是台湾人民的生活方式；而台湾一旦归属了中国，台湾人民就不得不接受被中共改造成专制下的“韭菜”那样的生活方式了。</text:p>
      <text:p text:style-name="P4">
（文章只代表特约评论员个人的立场和观点）</text:p>
      <text:p text:style-name="P4">
Source: <text:a xlink:type="simple" xlink:href="https://www.rfa.org/mandarin/pinglun/chengxiaonong/cxn-05302023135721.html" text:style-name="Internet_20_link" text:visited-style-name="Visited_20_Internet_20_Link">
https://www.rfa.org/mandarin/pinglun/chengxiaonong/cxn-05302023135721.html</text:a>
</text:p>
      <!--NEWS-->
      <text:h text:style-name="P10" text:outline-level="1">
<text:span text:style-name="T4">
专家警告：人工智慧可能威胁人类存亡</text:span>
</text:h>
      <text:p text:style-name="P4">
Publisher: 法新社</text:p>
      <text:p text:style-name="P4">
Published Time: 2023-05-30T14:32:09+00:00</text:p>
      <text:p text:style-name="P4">
Modified Time: 2023-05-30T14:20:06+00:00</text:p>
      <text:p text:style-name="P4">
Description: （法新社巴黎30日电） 一群业界高管和专家今天警告，全球领导人应致力降低人工智慧（AI）技术所带来的「人类灭绝」风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617581in" draw:z-index="0">
<draw:image xlink:href="../Images/rficn/2023-05-30T14-32-09-00-00/000000.png" xlink:type="simple" xlink:show="embed" xlink:actuate="onLoad" draw:mime-type="image/png"/>
</draw:frame>
</text:p>
      <text:p text:style-name="P4">
法新社报导，包括阿特曼（SamAltman）在内的数十位专家连署了一份简短声明。声明称，应对AI带来的人类灭绝风险，应是「与应对疫情和核战同层级的全球优先要务」。阿特曼的公司OpenAI研发了ChatGPT聊天机器人。ChatGPT可以依据简短指令编写文章、诗歌和对话，因此在去年底一炮而红。这个程式的巨大成功也吸引了AI领域数十亿美元的投资，但批评者和业界人士都发出了警告。</text:p>
      <text:p text:style-name="P4">
常见的担忧包括聊天机器人可能导致假消息充斥网路、带有偏见的演算法可能产出种族主义内容，AI驱动的自动化也可能摧毁整个产业等。公布在非营利组织「人工智慧安全中心」（Center for AI Safety， CAIS）网页的这份最新声明并未详细说明AI可能带来的潜在生存威胁。</text:p>
      <text:p text:style-name="P4">
CAIS表示，这份「言简意赅的声明」旨在开启针对AI技术风险的讨论。</text:p>
      <text:p text:style-name="P4">
声明的数名签署人，包括被称为「人工智慧教父」的辛顿（Geoffrey Hinton），过去也曾提出类似警告。。</text:p>
      <text:p text:style-name="P4">
他们最大的担忧是所谓「通用人工智慧」（Artificial General Intelligence，AGI）的崛起，也就是具备人类认知能力的人工智慧。</text:p>
      <text:p text:style-name="P4">
他们害怕人类将失去对这些超智慧机器的掌控权。专家曾警告，这可能对物种和地球造成灾难性后果。</text:p>
      <text:p text:style-name="P4">
声明的连署人也包括来自AI领先企业谷歌（Google）和微软（Microsoft）的专家。</text:p>
      <text:p text:style-name="P4">
早在2个月前，亿万富豪马斯克（Elon Musk）和其他数百名专家也曾发表一封公开信，呼吁在确定安全无虞之前，暂缓AI研发工作。</text:p>
      <text:p text:style-name="P4">
然而，马斯克的信引来广泛批评。有人认为，信中关于社会和文明崩溃的警告太过夸大。</text:p>
      <text:p text:style-name="P4">
Source: <text:a xlink:type="simple" xlink:href="https://www.rfi.fr/cn/%E7%A7%91%E5%AD%A6%E6%96%B0%E7%9F%A5/20230530-%E4%B8%93%E5%AE%B6%E8%AD%A6%E5%91%8A-%E4%BA%BA%E5%B7%A5%E6%99%BA%E6%85%A7%E5%8F%AF%E8%83%BD%E5%A8%81%E8%83%81%E4%BA%BA%E7%B1%BB%E5%AD%98%E4%BA%A1" text:style-name="Internet_20_link" text:visited-style-name="Visited_20_Internet_20_Link">
https://www.rfi.fr/cn/%E7%A7%91%E5%AD%A6%E6%96%B0%E7%9F%A5/20230530-%E4%B8%93%E5%AE%B6%E8%AD%A6%E5%91%8A-%E4%BA%BA%E5%B7%A5%E6%99%BA%E6%85%A7%E5%8F%AF%E8%83%BD%E5%A8%81%E8%83%81%E4%BA%BA%E7%B1%BB%E5%AD%98%E4%BA%A1</text:a>
</text:p>
      <!--NEWS-->
      <text:h text:style-name="P10" text:outline-level="1">
<text:span text:style-name="T4">
澳门更严厉的国家安全法生效</text:span>
</text:h>
      <text:p text:style-name="P4">
Author: None</text:p>
      <text:p text:style-name="P4">
Publisher: Radio Free Asia (Organization)</text:p>
      <text:p text:style-name="P4">
Published Time: 2023-05-30T14:32:28-04:00</text:p>
      <text:p text:style-name="P4">
Modified Time: 2023-05-30T14:3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4.612011in" draw:z-index="0">
<draw:image xlink:href="../Images/rfamandarin/2023-05-30T14-32-28-04-00/000000.png" xlink:type="simple" xlink:show="embed" xlink:actuate="onLoad" draw:mime-type="image/png"/>
</draw:frame>
图为澳门警察在2021年12月20日举行升旗典礼，标志着澳门回归中国22周年。这个前葡萄牙殖民地已经改变了法律系统，以应对"国安的新挑战"。 <text:a xlink:type="simple" xlink:href="https://www.rfa.org/mandarin/Xinwen/7-05302023143121.html/@@images/image" text:style-name="Internet_20_link" text:visited-style-name="Visited_20_Internet_20_Link">
</text:a>
Cheong Kam Ka/Xinhua via AP, File澳门国家安全法的新修正案于周二生效，这些修正案据报对反对派和公民社会施加了更大的限制。据澳门政府称，立法机构于5月通过的对2009年法律的修订，旨在使其与中华人民共和国和香港现行的类似法律保持一致，特别是为了防止外国干涉。法新社的报道说，新的修正案将分裂罪扩大到非暴力行为，而颠覆罪现在包括反对北京中央政府的权力和权力意识形态的行为。对 "外国政治组织或团体"的限制已扩大到在澳门以外地区活动的组织，包括非政治性社团。另外，澳门警方现在拥有域外权力，可以在市外追捕嫌疑人。受《国家安全法》管辖的嫌疑人可能会被监控其通信，并被禁止离开澳门五天。据法新社消息，前国会议员区锦新，一位长期支持民主的活动家担心该法律的适用方式将为任意性打开大门。他告诉法新社："对法律的应用给予更大的自由度，显然会危及人权和新闻自由"。（责编：梒青）</text:p>
      <text:p text:style-name="P4">
Source: <text:a xlink:type="simple" xlink:href="https://www.rfa.org/mandarin/Xinwen/7-05302023143121.html" text:style-name="Internet_20_link" text:visited-style-name="Visited_20_Internet_20_Link">
https://www.rfa.org/mandarin/Xinwen/7-05302023143121.html</text:a>
</text:p>
      <!--NEWS-->
      <text:h text:style-name="P10" text:outline-level="1">
<text:span text:style-name="T4">
董广平遭中国非法监禁　人权组织呼吁中国放人</text:span>
</text:h>
      <text:p text:style-name="P4">
Author: None</text:p>
      <text:p text:style-name="P4">
Publisher: Radio Free Asia (Organization)</text:p>
      <text:p text:style-name="P4">
Published Time: 2023-05-30T14:33:00-04:00</text:p>
      <text:p text:style-name="P4">
Modified Time: 2023-05-30T15:43:26-04:00</text:p>
      <text:p text:style-name="P4">
Description: None</text:p>
      <text:p text:style-name="P4">
Videos: []</text:p>
      <text:p text:style-name="P4">
Audios: ["<text:a xlink:type="simple" xlink:href="https://www.rfa.org/mandarin/yataibaodao/renquanfazhi/lf-053020231006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8" text:anchor-type="as-char" svg:width="6.9236in" svg:height="3.897317in" draw:z-index="0">
<draw:image xlink:href="../Images/rfamandarin/2023-05-30T14-33-00-04-00/000000.png" xlink:type="simple" xlink:show="embed" xlink:actuate="onLoad" draw:mime-type="image/png"/>
</draw:frame>
2020年1月6日当地时间上午10半到下午2点，董广平在加拿大驻河内大使馆外，盛雪致电大使馆，请大使馆开门请董广平进入，大使馆拒绝开门。 <text:a xlink:type="simple" xlink:href="https://www.rfa.org/mandarin/yataibaodao/renquanfazhi/lf-05302023100638.html/@@images/image" text:style-name="Internet_20_link" text:visited-style-name="Visited_20_Internet_20_Link">
</text:a>
(盛雪独家提供)  <text:a xlink:type="simple" xlink:href="https://www.rfa.org/mandarin/yataibaodao/renquanfazhi/lf-05302023100638.html/@@stream" text:style-name="Internet_20_link" text:visited-style-name="Visited_20_Internet_20_Link">
Audio-1-Link：https://www.rfa.org/mandarin/yataibaodao/renquanfazhi/lf-05302023100638.html/@@stream</text:a>
</text:p>
      <text:p text:style-name="P4">
中国人权捍卫者董广平的家人和支持者收到可靠消息，证实董广平自去年10月以来一直被中国当局单独关押在河南省郑州市第三看守所。加拿大人权组织谴责中国非法监禁，希望加拿大和国际社会对中国施加压力，令董广平能尽快被释放。</text:p>
      <ul>
        <li>
<text:span text:style-name="T4">
<text:a xlink:type="simple" xlink:href="https://www.rfa.org/lf-11182022091120.html" text:style-name="Internet_20_link" text:visited-style-name="Visited_20_Internet_20_Link">
 维权人士董广平越南失踪 女儿吁加拿大和国际救援 </text:a>
 </text:span>
  * <text:span text:style-name="T4">
<text:a xlink:type="simple" xlink:href="https://www.rfa.org/Xinwen/6-11102022112339.html" text:style-name="Internet_20_link" text:visited-style-name="Visited_20_Internet_20_Link">
 人权捍卫者董广平越南失踪 家属紧急呼吁 </text:a>
 </text:span>
  * <text:span text:style-name="T4">
<text:a xlink:type="simple" xlink:href="https://www.rfa.org/mandarin/yataibaodao/renquanfazhi/lf-02172023111758.html" text:style-name="Internet_20_link" text:visited-style-name="Visited_20_Internet_20_Link">
 董广平人在哪？越南拒绝回应联合国查询 </text:a>
 </text:span>
</li>
      </ul>
      <text:p text:style-name="P4">
董广平於去年8月在越南被迫失踪，当时外界就怀疑越南当局受中国指使抓捕了董广平，如今根据董广平家人和支持者收到的信息，董广平应该在去年10月的某个时候已被遣返回中国，至今已被秘密关押在河南郑州7个多月。中国对无理羁押董广平未做出任何回应，家人或律师都无法探视他。</text:p>
      <text:p text:style-name="P4">
董广平女儿董雪睿在加拿大发出声明恳求中国当局放过父亲，她说父亲是一名追求人权的勇士，并未犯错。她说：“父亲勇敢地试图逃避在中国的迫害，我们曾希望一家人在加拿大能团聚，没想到他却再次身陷囹圄。”</text:p>
      <text:p text:style-name="P4">
多年来参与营救董广平的多伦多支持中国民运会主席吴温温说：“我们现在知道董广平在哪里，中国政府应该马上释放董广平，放他过来加拿大和他家里人团聚，已经拖了7年多了。”</text:p>
      <text:p text:style-name="P4">
左起：民主中国阵线加拿大代表蒋佳冀丶董广平女儿董雪睿丶加拿大国际特赦组织前秘书长尼夫(AlexNeve)丶多伦多支持中国民运会主席吴温温，11月共同在渥太华国会山庄内举行记者会，呼吁加拿大政府和国际社会关注董广平下落。 (董雪睿提供)  <text:a xlink:type="simple" xlink:href="https://www.rfa.org/mandarin/yataibaodao/renquanfazhi/lf-05302023100638.html/dong-2.jpg" text:style-name="Internet_20_link" text:visited-style-name="Visited_20_Internet_20_Link">
</text:a>
</text:p>
      <text:p text:style-name="P4">
董广平原是一名公安，1999年因为声援六四而失去工作，又因持续参与政治活动而进出监狱多次。</text:p>
      <text:p text:style-name="P4">
一家三口于2015年9月逃到泰国并向联合国申请难民身份，随即获得加拿大政府批准接纳。</text:p>
      <text:p text:style-name="P4">
不料，2015年11月泰国警方突然强行拘捕董广平并把他遣返回中国，服刑期满後他流亡到越南等待救援。妻女当年先抵达加拿大，持续与人权组织努力营救董广平。在越南躲藏2年多个月後，去年8月他被越南警方秘密带走。</text:p>
      <text:p text:style-name="P4">
董广平2020年1月流亡到越南的第一时间联系了居住在加拿大的民阵全球副主席盛雪，盛雪说，她当时打电话给加拿大驻越南大使馆请求帮助，但大使馆不愿为董广平开门，後来的营救行动又拖拖拉拉。</text:p>
      <text:p text:style-name="P4">
盛雪说，董广平已经获得加拿大难民身份，救援他是合情合理的，但是2015年在泰国就让中国得逞，导致他又坐了几年冤狱；好不容易放出来他流亡到越南，结果又被抓回去了，渥太华在这件事情上难辞其咎。</text:p>
      <text:p text:style-name="P4">
“加拿大明明知道他前面发生了那麽多曲折的情况，就眼睁睁看着他在越南那里躲了2年8个月之後，再次失踪，再次被交到中共手上。前几天我们和加拿大外交部又开了网络会议，他们还说等他再逃出来。我们等他再逃出来？一个人能有几次命，能够从中共手里逃出来？”</text:p>
      <text:p text:style-name="P4">
加拿大参议员哈桑·尤萨夫(HassanYussuff)呼吁渥太华要拿出行动力，他在声明中说：“仅仅因为董广平捍卫人权，在过去20年中已第四次入狱，这令人无法容忍。虽然加拿大和中国之间的关系紧张，但加拿大官员必须寻求一切途径，包括向其他国家寻求援助，以确保董广平获得自由。”</text:p>
      <text:p text:style-name="P4">
记者向加拿大全球事务部询问关於董广平案件，但尚未获得回覆。</text:p>
      <text:p text:style-name="P4">
记者：柳飞 责编：嘉远 网编: 何足</text:p>
      <text:p text:style-name="P4">
Source: <text:a xlink:type="simple" xlink:href="https://www.rfa.org/mandarin/yataibaodao/renquanfazhi/lf-05302023100638.html" text:style-name="Internet_20_link" text:visited-style-name="Visited_20_Internet_20_Link">
https://www.rfa.org/mandarin/yataibaodao/renquanfazhi/lf-05302023100638.html</text:a>
</text:p>
      <!--NEWS-->
      <text:h text:style-name="P10" text:outline-level="1">
<text:span text:style-name="T4">
德语媒体：七国峰会打造抗中联盟</text:span>
</text:h>
      <text:p text:style-name="P4">
Author: None (Language: zh)</text:p>
      <text:p text:style-name="P4">
Publisher: None</text:p>
      <text:p text:style-name="P4">
Time: 2023-05-30T14:38:00Z</text:p>
      <text:p text:style-name="P4">
Description: 前不久在广岛举行的七国峰会上，与会各国最为关心的一个议题，就是今后应如何同中国打交道。一个遏制中国日益增长影响力的全球联盟正在初具雏形。</text:p>
      <text:p text:style-name="P4">
Videos: []</text:p>
      <text:p text:style-name="P4">
Images: []</text:p>
      <text:p text:style-name="P4">
Subject: 评论分析</text:p>
      <text:p text:style-name="P4">
Subjects: ['俄罗斯入侵乌克兰']</text:p>
      <text:p text:style-name="P4">
Keywords: ['七国集团', '抗中联盟', '岸田文雄', '台海局势', '俄乌战争', '去风险化', '经济依赖']</text:p>
      <text:p text:style-name="P4">
ID: 65773275</text:p>
      <!--METADATA-->
      <text:p text:style-name="P4">
<text:a xlink:type="simple" xlink:href="https://www.dw.com/zh/overlay/image/article/65773275/65686387" text:style-name="Internet_20_link" text:visited-style-name="Visited_20_Internet_20_Link">
 </text:a>
</text:p>
      <text:p text:style-name="P4">
（德国之声中文网）《新苏黎世报》发表评论称，去年的巴厘岛二十国峰会上，各国首脑争相同中国党和国家领导人习近平举行会谈。而在前不久刚刚结束的广岛七国集团峰会上，中国仍然是主要议题，但不同之处却在于，这一次各国是在商讨如何打造全球联盟，以共同抵御来自中国的日益增长的压力。这篇题为《七国集团会议是一次自由世界的峰会》的评论写道：</text:p>
      <text:p text:style-name="P4">
" <text:a xlink:type="simple" xlink:href="https://www.dw.com/zh/zh/不满g7-中国召见日本大使-批英国鹦鹉学舌/a-65696505" text:style-name="Internet_20_link" text:visited-style-name="Visited_20_Internet_20_Link">
 本次七国峰会之所以令北京如此紧张，也是事出有因的 </text:a>
。因为习近平早就放弃了中国'韬光养晦'的发展战略，转而在地区及全球层面上向美国发出挑战。一方面，中国认为自身已经具备同美国开展竞争的能力。另一方面，中国还坚信，美国的霸主地位正在快速衰落，而中国可以加快这一进程。显然，这是共产主义传统信条的最新解读，即资本主义终将失败。</text:p>
      <text:p text:style-name="P4">
北京的核心目的是，借助胡萝卜加大棒的经济手段，让尽可能多的美国伙伴和盟友同华盛顿保持距离。与此同时，中国还在宣传一种理念，即美国只关注霸权利益，只有中国才是符合《联合国宪章》的、公平世界秩序的真正保障者。在亚洲，日本是反对中国霸权野心的主要反对者。</text:p>
      <text:p text:style-name="P4">
广岛七国集团峰会的东道主 -日本首相岸田文雄将如何抵御来自中国的经济压力列为峰会的核心议题，这是从全球视角抗衡中国影响力的最新尝试。在亚太地区，除日本之外，韩国、台湾和澳大利亚都对北京以经济手段表达政治不满的做法有过切身体会。而欧洲小国立陶宛也因其政治立场，遭到了北京大规模的经济制裁。"</text:p>
      <text:p text:style-name="P4">
</text:p>
      <text:p text:style-name="P4">
印度总理莫迪出席了七国峰会期间举行的”四方会谈“</text:p>
      <text:p text:style-name="P4">
这篇分析文章指出，尤其令北京感到不安的是，韩国、印度尼西亚以及印度等国的首脑也出席了广岛七国集团峰会。评论写道：</text:p>
      <text:p text:style-name="P4">
“美国总统拜登的国家安全顾问苏利文形容七国集团已经成了'自由世界的指导委员会'。在霸权及制度竞争日益加剧的当今世界，七国集团这一'俱乐部'被赋予了新的重要意义，即共同讨论应对战略，以便向中国和俄罗斯发出明确的信号。正如习近平访问莫斯科时所说的那样，中俄正在联手应对'百年不遇的世界大变局'。</text:p>
      <text:p text:style-name="P4">
在日本首相岸田文雄巧妙运作之下，七国集团已经不仅仅是西方世界的简单外延， <text:a xlink:type="simple" xlink:href="https://www.dw.com/zh/zh/g7峰會前瞻-民主國家有辦法共同抗中嗎/a-65667663" text:style-name="Internet_20_link" text:visited-style-name="Visited_20_Internet_20_Link">
而已经转变成了包含饱受中俄修正主义路线所困扰的众多国家的全球平台和会议。今后中俄两国愈具有侵略性，这一联盟也就会变得更加团结。"</text:a>
</text:p>
      <text:p text:style-name="P4">
西方七国峰会上，各国也就减少对中国经济的依赖风险达成了共识。《世界报》就此写道：</text:p>
      <text:p text:style-name="P4">
"要想使这一战略行之有效，西方七国必须采取主动。对德国而言，去风险也意味着要对同中国和俄罗斯的经济关系进行重新评估，即要顾及上述两国的地缘政治野心，也要关注他们的人权记录。这就需要实现供应链的多样化，同时也要减少在敏感领域的依赖程度。</text:p>
      <text:p text:style-name="P4">
去风险还需要通过投资增加本土的生产能力，促进本国的研发能力以及寻找替代性的经济伙伴。与此同时，对于那些在人权、民主和法治原则方面同德国拥有共同价值观的国家，德国应加强伙伴合作。</text:p>
      <text:p text:style-name="P4">
通过强化经济伙伴关系，德国以及七国集团就能够共同降低风险，并提升经济领域的抗压能力。作为重要的经济体以及七国集团的支柱之一，德国有责任推动该集团制定强有力的战略。"</text:p>
      <text:p text:style-name="P4">
<text:span text:style-name="T5">
摘编自其他媒体的内容，不代表德国之声的立场或观点。</text:span>
</text:p>
      <text:p text:style-name="P4">
Source: <text:a xlink:type="simple" xlink:href="https://www.dw.com/zh/德语媒体：七国峰会打造抗中联盟/a-65773275" text:style-name="Internet_20_link" text:visited-style-name="Visited_20_Internet_20_Link">
https://www.dw.com/zh/德语媒体：七国峰会打造抗中联盟/a-65773275?maca=chi-rss-chi-all-1127-rdf</text:a>
</text:p>
      <!--NEWS-->
      <text:h text:style-name="P10" text:outline-level="1">
<text:span text:style-name="T4">
收割机受阻民众不满　河南拨两亿元救小麦</text:span>
</text:h>
      <text:p text:style-name="P4">
Author: None</text:p>
      <text:p text:style-name="P4">
Publisher: Radio Free Asia (Organization)</text:p>
      <text:p text:style-name="P4">
Published Time: 2023-05-30T14:39:00-04:00</text:p>
      <text:p text:style-name="P4">
Modified Time: 2023-05-30T15:40:12-04:00</text:p>
      <text:p text:style-name="P4">
Description: None</text:p>
      <text:p text:style-name="P4">
Videos: []</text:p>
      <text:p text:style-name="P4">
Audios: ["<text:a xlink:type="simple" xlink:href="https://www.rfa.org/mandarin/yataibaodao/jingmao/cm-053020231423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455672in" draw:z-index="0">
<draw:image xlink:href="../Images/rfamandarin/2023-05-30T14-39-00-04-00/000000.png" xlink:type="simple" xlink:show="embed" xlink:actuate="onLoad" draw:mime-type="image/png"/>
</draw:frame>
河南南阳农户在小麦收割季依惯例雇用大批外地收割机协助收割，但有上百台收割机被装卡车驶入高速公路后，却在南阳市辖下的唐河县收费站被交警拦下。 <text:a xlink:type="simple" xlink:href="https://www.rfa.org/mandarin/yataibaodao/jingmao/cm-05302023142328.html/@@images/image" text:style-name="Internet_20_link" text:visited-style-name="Visited_20_Internet_20_Link">
</text:a>
央广网截图  <text:a xlink:type="simple" xlink:href="https://www.rfa.org/mandarin/yataibaodao/jingmao/cm-05302023142328.html/@@stream" text:style-name="Internet_20_link" text:visited-style-name="Visited_20_Internet_20_Link">
Audio-1-Link：https://www.rfa.org/mandarin/yataibaodao/jingmao/cm-05302023142328.html/@@stream</text:a>
</text:p>
      <text:p text:style-name="P4">
河南近期进入小麦大面积收割期，但有外地收割机前往当地协助收割却在高速路被阻拦多日，小麦也因遇雨泡水发芽，引起民众不满。当地政府本周二宣布，紧急下拨资金两亿元专项用于小麦烘干。</text:p>
      <text:p text:style-name="P4">
<text:a xlink:type="simple" xlink:href="https://www.rfa.org/mandarin/yataibaodao/renquanfazhi/gf-08292022080819.html" text:style-name="Internet_20_link" text:visited-style-name="Visited_20_Internet_20_Link">
 <text:span text:style-name="T4">
陕西菜贩因五斤芹菜被罚六万，政府通过罚款创收？</text:span>
 </text:a>
  * <text:span text:style-name="T4">
<text:a xlink:type="simple" xlink:href="https://www.rfa.org/mandarin/yataibaodao/shehui/ql1-04132021070014.html" text:style-name="Internet_20_link" text:visited-style-name="Visited_20_Internet_20_Link">
 中国公路罚款成地方政府"印钞机" </text:a>
 </text:span>
</text:p>
      <text:p text:style-name="P4">
河南省近日阴雨，却正值小麦成熟，等待收割的季节。据“央广网”等中国官方媒体报道，河南南阳农户在小麦收割季依惯例雇用大批外地收割机协助收割，但有上百台收割机被装卡车驶入高速公路后，却在南阳市辖下的唐河县收费站被交警拦下。</text:p>
      <text:p text:style-name="P4">
<text:span text:style-name="T4">
交警的理由：无证作业、超宽超重</text:span>
</text:p>
      <text:p text:style-name="P4">
有司机表示，这些卡车被交警指称超高、超宽，在过磅后还被指超重。此外，这些司机因为没有为外地收割机办理“跨区作业证”及大件运输手续，被堵在收费站无法顺利通过。与此同时，连日降雨却导致当地小麦遇雨泡水发芽，农民损失惨重。</text:p>
      <text:p text:style-name="P4">
网传视频显示，有被拦截的司机表示，自己的收割机符合免费通行的有关规定，但当地交警仍测量宽度、高度，并将收割机困在高速路上。另据港媒“东网”披露，当地从2006年开始，开收割机只要跨区作业证，无需收取高速公路费。但目前，有司机因为“收割机装在货车上超高”，被收取了八百多元人民币的高速费。</text:p>
      <text:p text:style-name="P4">
根据南阳市农业农村局的说法，农机手凭“跨区作业证”可免费通行，否则需交高速公路通行费。而“央广网”的报道说，2023年，中国交通运输部出台了两个文件，要求对跨区作业的联合收割机和运输联合收割机车辆除了要有“跨区作业证”之外，如果车辆超限，必须办理大件运输证；如果没有办理超限运输证，超限车辆必须交纳通行费。</text:p>
      <text:p text:style-name="P4">
 交警手持卷尺测量收割机的大小。(网络图片)  <text:a xlink:type="simple" xlink:href="https://www.rfa.org/mandarin/yataibaodao/jingmao/cm-05302023142328.html/post-696541-6474352e7e22f_.png" text:style-name="Internet_20_link" text:visited-style-name="Visited_20_Internet_20_Link">
</text:a>
</text:p>
      <text:p text:style-name="P4">
<text:span text:style-name="T4">
河南拨款两亿元救小麦 再有网民"造谣"被拘</text:span>
</text:p>
      <text:p text:style-name="P4">
河南是中国小麦生产第一大省，面积和产量均占全国四分之一左右。截至目前，中国互联网上充斥农民手捧发芽小麦落泪的影片，官媒《环球时报》前总编胡锡进也呼吁对受害农民进行补偿。</text:p>
      <text:p text:style-name="P4">
5月30日，河南省财政紧急下拨资金两亿元，专项用于小麦烘干。同日，河南省委农村工作小组办公室也发文要求，要充分发挥农业保险经济补偿功能，做好2023年小麦保险理赔工作，尽可能减少小麦种植农户的损失。</text:p>
      <text:p text:style-name="P4">
除了农民损失惨重之外，河南也传出有“造谣者”被警方拘留的消息。河南济源网信办30日发布通报，抖音用户“李香报猪事”有关收割机被扣押一事发生在河南济源的信息内容虚假，对济源“三农”工作造成严重负面影响，公安机关以虚构事实扰乱公共秩序对其行政拘留7天。</text:p>
      <text:p text:style-name="P4">
不过上述消息却引发网民吐槽，认为当局处理网络“谣言”的动作显然比放行收割机迅速多了。</text:p>
      <text:p text:style-name="P4">
记者：陈品洁 责编：何平 网编：洪伟</text:p>
      <text:p text:style-name="P4">
Source: <text:a xlink:type="simple" xlink:href="https://www.rfa.org/mandarin/yataibaodao/jingmao/cm-05302023142328.html" text:style-name="Internet_20_link" text:visited-style-name="Visited_20_Internet_20_Link">
https://www.rfa.org/mandarin/yataibaodao/jingmao/cm-05302023142328.html</text:a>
</text:p>
      <!--NEWS-->
      <text:h text:style-name="P10" text:outline-level="1">
<text:span text:style-name="T4">
中国将首位非军人出身航天员通过载人飞船送入空间站 (Free Version)</text:span>
</text:h>
      <text:p text:style-name="P4">
Authors: ['李若瑟']</text:p>
      <text:p text:style-name="P4">
Publisher: 英国《金融时报》</text:p>
      <text:p text:style-name="P4">
Time: 2023-05-30T14:42:36+00:00</text:p>
      <text:p text:style-name="P4">
Published Time: 2023-05-29T12:00:99+08:00</text:p>
      <text:p text:style-name="P4">
Modified Time: 2023-05-30T10:43:99+08:00</text:p>
      <text:p text:style-name="P4">
Description: 中国已将其首位非军人出身的航天员送入太空轨道，并计划在2030年前实现载人登月。</text:p>
      <text:p text:style-name="P4">
Images: ["<text:a xlink:type="simple" xlink:href="https://thumbor.ftacademy.cn/unsafe/picture/2/000182862_piclink.jpg" text:style-name="Internet_20_link" text:visited-style-name="Visited_20_Internet_20_Link">
000182862_pic...</text:a>
"]</text:p>
      <text:p text:style-name="P4">
Themes: ['航天']</text:p>
      <text:p text:style-name="P4">
Keywords: ['航天', '科学', '太空']</text:p>
      <text:p text:style-name="P4">
Type: Article</text:p>
      <!--METADATA-->
      <text:p text:style-name="P4">
<draw:frame draw:style-name="fr1" draw:name="Image278" text:anchor-type="as-char" svg:width="6.9236in" svg:height="4.63151in" draw:z-index="0">
<draw:image xlink:href="../Images/FT Chinese Free Version/2023-05-30T14-42-36-00-00/000182862_piclink.jpg" xlink:type="simple" xlink:show="embed" xlink:actuate="onLoad" draw:mime-type="image/jpeg"/>
</draw:frame>
</text:p>
      <text:p text:style-name="P4">
中国已将其首位非军人出身的航天员送入太空轨道，并计划在2030年前实现载人登月，实现国家主席习近平所说的中国“不懈追求的航天梦”——成为航天强国。</text:p>
      <text:p text:style-name="P4">
周二，载有三名航天员的飞船从中国西北部戈壁沙漠中发射升空，前往中国的空间站。其中一名航天员桂海潮是航空航天工程学教授，曾在加拿大从事博士后工作。</text:p>
      <text:p text:style-name="P4">
Source: <text:a xlink:type="simple" xlink:href="http://www.ftchinese.com/story/001099806" text:style-name="Internet_20_link" text:visited-style-name="Visited_20_Internet_20_Link">
http://www.ftchinese.com/story/001099806</text:a>
</text:p>
      <!--NEWS-->
      <text:h text:style-name="P10" text:outline-level="1">
<text:span text:style-name="T4">
涉黑帮谋杀案 加拿大前军人被引渡到泰国</text:span>
</text:h>
      <text:p text:style-name="P4">
Author: 联合早报 (Person)</text:p>
      <text:p text:style-name="P4">
Publisher: 联合早报 (Organization)</text:p>
      <text:p text:style-name="P4">
Published Time: 2023-05-30T14:47</text:p>
      <text:p text:style-name="P4">
Modified Time: 2023-05-30T14:47</text:p>
      <text:p text:style-name="P4">
Description: 加拿大一名前军人因涉及泰国一起黑帮谋杀案，星期一（5月29日）被引渡到曼谷。路透社报道，泰国中央调查局专员基拉蓬说，38岁的加拿大公民杜普雷（Matthew Dupre）涉嫌于去年...</text:p>
      <text:p text:style-name="P4">
Videos: []</text:p>
      <text:p text:style-name="P4">
Audios: []</text:p>
      <text:p text:style-name="P4">
Images: []</text:p>
      <text:p text:style-name="P4">
Type: NewsArticle</text:p>
      <text:p text:style-name="P4">
Breadcrumbs: ['即时', '国际']</text:p>
      <text:p text:style-name="P4">
Keywords: ['泰国', '引渡', '加拿大', '黑帮']</text:p>
      <!--METADATA-->
      <text:p text:style-name="P4">
加拿大一名前军人因涉及泰国一起黑帮谋杀案，星期一（5月29日）被引渡到曼谷。</text:p>
      <text:p text:style-name="P4">
路透社报道，泰国中央调查局专员基拉蓬说，38岁的加拿大公民杜普雷（Matthew Dupre）涉嫌于去年2月，在普吉岛枪杀印度裔黑社会分子桑杜（JimiSandhu）。</text:p>
      <text:p text:style-name="P4">
泰国当局星期一用一架空军飞机把杜普雷押送到曼谷。</text:p>
      <text:p text:style-name="P4">
基拉蓬在新闻发布会上说，死者与“联合国帮”（United Nation Gang）有关联，他同时也与一个名为“红蝎子”（RedScorpion）的犯罪组织的一个头目被杀有关联。</text:p>
      <text:p text:style-name="P4">
泰国警方的录像显示，戴着手铐的杜普雷在飞机上被警察包围。</text:p>
      <text:p text:style-name="P4">
泰国警方之所以出动一架空军飞机去把杜普雷带到曼谷，是因为民航公司基于安全理由拒绝让杜普雷搭乘。</text:p>
      <text:p text:style-name="P4">
泰国国家检察官因特尼（Intranee Sumawong）说：“我们必须引渡嫌疑人，在泰国司法系统下提控他。”</text:p>
      <text:p text:style-name="P4">
因特尼也说，根据引渡法案，杜普雷将不会面临死刑。她说：“我们要确保泰国安全，并维护我们在这个国家生活安全的声誉。”</text:p>
      <text:p text:style-name="P4">
Source: <text:a xlink:type="simple" xlink:href="https://www.zaobao.com.sg/realtime/world/story20230530-1399536" text:style-name="Internet_20_link" text:visited-style-name="Visited_20_Internet_20_Link">
https://www.zaobao.com.sg/realtime/world/story20230530-1399536</text:a>
</text:p>
      <!--NEWS-->
      <text:h text:style-name="P10" text:outline-level="1">
<text:span text:style-name="T4">
美欧经济高官会晤 协调经贸政策应对中国</text:span>
</text:h>
      <text:p text:style-name="P4">
Author: None (Language: zh)</text:p>
      <text:p text:style-name="P4">
Publisher: None</text:p>
      <text:p text:style-name="P4">
Time: 2023-05-30T14:52:00Z</text:p>
      <text:p text:style-name="P4">
Description: 本周，美国和欧盟高层官员在瑞典会面，讨论跨大西洋两岸的贸易和科技协作。有消息人士透露，由于欧洲方面的坚持，会议声明的最终文本在有关中国的多个地方做了软化处理。</text:p>
      <text:p text:style-name="P4">
Videos: []</text:p>
      <text:p text:style-name="P4">
Images: []</text:p>
      <text:p text:style-name="P4">
Subject: 时政风云</text:p>
      <text:p text:style-name="P4">
Subjects: ['奥巴马', '希腊债务危机', '欧债危机', '汉诺威工业博览会', '欧盟', '乌克兰', '诺贝尔奖', '欧洲难民危机', '欧洲', '美国']</text:p>
      <text:p text:style-name="P4">
Keywords: ['欧盟', '美国', '贸易', '出口管制', '境外投资', '市场经济', '人工智能']</text:p>
      <text:p text:style-name="P4">
ID: 65773297</text:p>
      <!--METADATA-->
      <text:p text:style-name="P4">
<text:a xlink:type="simple" xlink:href="https://www.dw.com/zh/overlay/image/article/65773297/64008658" text:style-name="Internet_20_link" text:visited-style-name="Visited_20_Internet_20_Link">
 </text:a>
</text:p>
      <text:p text:style-name="P4">
TTC是美国和欧盟官方协调产业政策的平台</text:p>
      <text:p text:style-name="P4">
（德国之声中文网）美国与欧盟"贸易和科技委员会"（TTC）本周二在瑞典北部的卢里亚（Lulea）举行为期两天的会议，商讨的议题包括如何应对中国在科技领域带来的挑战。</text:p>
      <text:p text:style-name="P4">
美国国务卿布林肯、商务部长雷蒙多、贸易代表戴琪都将出席此次会议。欧盟方面与会的包括欧盟委员会两位副主席--反垄断事务委员维斯塔格（MargretheVestager）、贸易委员东布罗夫斯基（Valdis Dombrovskis）和内部市场委员布雷顿（Thierry Breton）。</text:p>
      <text:p text:style-name="P4">
据路透社报道，一份24页的联合声明草案中概述了一系列议题，包括生成式人工智能算法的最低标准，以及 <text:a xlink:type="simple" xlink:href="https://www.dw.com/zh/zh/美欲限縮中國晶片發展-出口管制有用嗎/a-65767213" text:style-name="Internet_20_link" text:visited-style-name="Visited_20_Internet_20_Link">
 出口管制</text:a>
和投资监测，后者迄今主要针对俄罗斯。尽管声明草案仅两次提到中国--分别在涉及非市场经济行为和虚假信息方面，但中国将是此次会议的一个焦点。</text:p>
      <text:p text:style-name="P4">
德国《商报》的报道称，欧盟和美国计划通过协调投资和出口管控，来保持自己对中国的技术优势。欧委会副主席维斯塔格对该报表示，通过限制某些"有风险的商品"的贸易，可以保障其他普通商品的自由流通。报道称，会议可能达成一些具体措施，以阻止中国在例如芯片制造、人工智能、生物技术等领域继续赶超西方。</text:p>
      <text:h text:style-name="P12" text:outline-level="3">
<text:span text:style-name="T4">
面对中国投资，欧洲该如何应对？</text:span>
</text:h>
      <text:h text:style-name="P12" text:outline-level="3">
<text:span text:style-name="T4">
<text:span text:style-name="T4">
大西洋两岸步调不一</text:span>
</text:span>
</text:h>
      <text:p text:style-name="P4">
彭博社则引述消息人士报道，华盛顿主张对中国采取更具有对抗性的立场，而欧盟方面则显得犹豫。与之前的草案文本相比，欧洲国家同意的最新声明文本中删除了明确将中国列为非市场经济的提法。另外还有一些提及中国的内容被删除。</text:p>
      <text:p text:style-name="P4">
此外，美国还想谴责中国和俄罗斯对他国 "经济胁迫"。而最新的版本虽然提到了这个问题，但避免了点这两个国家的名。</text:p>
      <text:p text:style-name="P4">
这一最新版本还软化了先前的措辞，即双方计划在筛选境外投资方面达成一致，而仅仅表示"认识到旨在解决境外投资风险的适当措施可能是重要的"。这与此前 <text:a xlink:type="simple" xlink:href="https://www.dw.com/zh/zh/g7联合公报政策方针不是为了伤害中国/a-65684805" text:style-name="Internet_20_link" text:visited-style-name="Visited_20_Internet_20_Link">
七国集团声明 </text:a>
的措辞基本保持一致。分析人士指，美国认为七国集团的协议是一个底线，而对欧盟的大多数人来说，它则是一个上限。</text:p>
      <text:p text:style-name="P4">
路透社援引外交人士称，华盛顿试图推动会议达成某种表述，以应和一周前G7领导人峰会上表达的一些忧虑。中国官媒《环球时报》称这次7国集团峰会为 "反华研讨会"。</text:p>
      <text:p text:style-name="P4">
彭博社报道称，欧盟国家长期以来一直试图抵制美国将TTC变成一个过度关注中国的论坛。这是美欧贸易和技术委员会的第四届会议，其他的议题还包括讨论电信基础设施、半导体补贴和电动汽车充电的方案等。</text:p>
      <text:p text:style-name="P4">
"贸易和科技委员会"是美国政府和欧盟之间在经济政策领域进行协商的一个重要平台。在此，华盛顿和布鲁塞尔的互动并非一帆风顺，此前欧盟对拜登政府的"减少通货膨胀法案"颇为不满，因为它对欧洲企业构成了歧视。数月来，双方试图消弭因此产生的矛盾，但收效有限。</text:p>
      <text:p text:style-name="P4">
（路透社、彭博社、《商报》）</text:p>
      <text:p text:style-name="P4">
Source: <text:a xlink:type="simple" xlink:href="https://www.dw.com/zh/美欧经济高官会晤-协调经贸政策应对中国/a-65773297" text:style-name="Internet_20_link" text:visited-style-name="Visited_20_Internet_20_Link">
https://www.dw.com/zh/美欧经济高官会晤-协调经贸政策应对中国/a-65773297?maca=chi-rss-chi-all-1127-rdf</text:a>
</text:p>
      <!--NEWS-->
      <text:h text:style-name="P10" text:outline-level="1">
<text:span text:style-name="T4">
中国打太极　美中关系与特斯拉投资哪个重要?</text:span>
</text:h>
      <text:p text:style-name="P4">
Author: None</text:p>
      <text:p text:style-name="P4">
Publisher: Radio Free Asia (Organization)</text:p>
      <text:p text:style-name="P4">
Published Time: 2023-05-30T15:04:00-04:00</text:p>
      <text:p text:style-name="P4">
Modified Time: 2023-05-30T15:45:41-04:00</text:p>
      <text:p text:style-name="P4">
Description: None</text:p>
      <text:p text:style-name="P4">
Videos: []</text:p>
      <text:p text:style-name="P4">
Audios: ["<text:a xlink:type="simple" xlink:href="https://www.rfa.org/mandarin/yataibaodao/junshiwaijiao/jw-053020231444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4.612011in" draw:z-index="0">
<draw:image xlink:href="../Images/rfamandarin/2023-05-30T15-04-00-04-00/000000.png" xlink:type="simple" xlink:show="embed" xlink:actuate="onLoad" draw:mime-type="image/png"/>
</draw:frame>
中国外交部本周二证实，外长秦刚当天在北京会见了特斯拉首席执行官马斯克（Elon Musk）。 <text:a xlink:type="simple" xlink:href="https://www.rfa.org/mandarin/yataibaodao/junshiwaijiao/jw-05302023144456.html/@@images/image" text:style-name="Internet_20_link" text:visited-style-name="Visited_20_Internet_20_Link">
</text:a>
Handout / Ministry of Foreign Affairs of the People's Republic of China / AFP<text:a xlink:type="simple" xlink:href="https://www.rfa.org/mandarin/yataibaodao/junshiwaijiao/jw-05302023144456.html/@@stream" text:style-name="Internet_20_link" text:visited-style-name="Visited_20_Internet_20_Link">
Audio-1-Link：https://www.rfa.org/mandarin/yataibaodao/junshiwaijiao/jw-05302023144456.html/@@stream</text:a>
</text:p>
      <text:p text:style-name="P4">
本周二，美国电动车巨头特斯拉首席执行官马斯克到访北京，并受到中国外长秦刚的高调接见。与此同时，中国却拒绝了美国提出的两国防长会晤的建议。有学者认为，中国试图将美国伸出的橄榄枝作为筹码，迫使美国在多个涉华议题上作出让步。</text:p>
      <text:p text:style-name="P4">
<text:a xlink:type="simple" xlink:href="https://www.rfa.org/mandarin/yataibaodao/junshiwaijiao/tj2-05252023155945.html" text:style-name="Internet_20_link" text:visited-style-name="Visited_20_Internet_20_Link">
 <text:span text:style-name="T4">
美助理防长呼吁：中国应重启美中热线</text:span>
 </text:a>
  * <text:span text:style-name="T4">
<text:a xlink:type="simple" xlink:href="https://www.rfa.org/mandarin/Xinwen/11-05232023173029.html" text:style-name="Internet_20_link" text:visited-style-name="Visited_20_Internet_20_Link">
 中国新任驻美大使谢锋：美中关系面临严峻挑战 </text:a>
 </text:span>
</text:p>
      <text:p text:style-name="P4">
路透社日前披露，中国拒绝了美国提出的有关两国防长本周末在新加坡年度安全论坛上会晤的建议。中方此举昭示着两国关系回暖受阻。外界猜测中方拒绝会晤请求的原因是中国防长李尚福仍受到美方制裁。</text:p>
      <text:p text:style-name="P4">
中国外交部发言人毛宁在30日的例行记者会上，将两国防长会晤受阻归咎于美国。她表示，美方“十分清楚”两军对话面临困难的原因。但她并没有具体说明，这是否与李尚福遭美国制裁有关。毛宁说：“美方应当切实尊重中国的主权、安全和利益关切，立即纠正错误做法，展现诚意，为中美两军对话沟通创造必要的氛围和条件。”</text:p>
      <text:p text:style-name="P4">
据悉，2018年，时任中共中央军委装备发展部部长的李尚福因牵涉对俄出口国防产品的“重大交易”，被美国国务院宣布制裁，相关措施直到李尚福上任中国防长也未解除。</text:p>
      <text:p text:style-name="P4">
面对中方的指责，五角大楼在发给《华尔街日报》的一份声明中强调，是中方拒绝了美方有关两国防长举行会晤的建议。但五角大楼重申，“开放式的沟通可以确保竞争不会演变成冲突。”</text:p>
      <text:p text:style-name="P4">
美国智库兰德公司（RAND）中国问题专家何天睦（TimothyHeath）就此书面回复本台采访时指出，中国拒绝美国政府的会谈建议，再度凸显两国关系的紧张。他认为，中国似乎对此前的气球事件和美国持续与台湾接触等特别恼火，并将解除对中国国防部长李尚福的制裁作为谈判的筹码。</text:p>
      <text:p text:style-name="P4">
美国总统拜登日前公开表示，他将与中国国家主席习近平对话。但他并未向公众说明，中方接到邀请后是否作出回应。</text:p>
      <text:p text:style-name="P4">
何天睦认为，此次防长会晤受阻责任在于中方。美国已经展现出足够的诚意，中方此举并不会对缓和双边紧张关系有益。</text:p>
      <text:p text:style-name="P4">
中国国防部长李尚福和美国国防部长劳埃德·奥斯汀（Lloyd Austin）。(美联社图片/RFA合成)  <text:a xlink:type="simple" xlink:href="https://www.rfa.org/mandarin/yataibaodao/junshiwaijiao/jw-05302023144456.html/untitled-1.png" text:style-name="Internet_20_link" text:visited-style-name="Visited_20_Internet_20_Link">
</text:a>
</text:p>
      <text:p text:style-name="P4">
“中国拒绝缓和紧张局势，是因为它认为美国未能以令人满意的方式回应中国的请求，特别是美台关系升温、美国在南海的军事行动等。”他说：“美国没有改变任何政策来安抚北京，紧张局势可能会持续一段时间。”</text:p>
      <text:p text:style-name="P4">
美国民间机构“信息与战略研究所”经济学者李恒青也认为，中国回避与美国对话，是希望美国在支持台湾、南海军事行动、美菲联合军演等议题上作出让步。</text:p>
      <text:p text:style-name="P4">
“中国就是想美国在这些地方作出让步。做出姿态，我才能跟你谈。但这种可能性几乎为零。”他说：“这种情况下，解放军、习近平认定现在谈也没有收益，那就不谈了。”</text:p>
      <text:p text:style-name="P4">
李恒青认为，虽然美国内部在对华政策的推进上稍有分歧，但无论是对立法者还是政府来说，对华强硬是大势所趋，只不过政策推进有急有缓。他认为，即使中国以世界第二大经济体地位作为利益筹码，美国的对华竞争方针也不会动摇。</text:p>
      <text:p text:style-name="P4">
与此同时，中国外交部本周二证实，外长秦刚当天在北京会见了特斯拉首席执行官马斯克（ElonMusk）。秦刚表示，中国将坚定不移推进高水平对外开放，打造市场化、法制化、国际化营商环境。马斯克也表示，特斯拉公司反对“脱钩断链”，愿继续拓展在华业务，共享中国发展机遇。</text:p>
      <text:p text:style-name="P4">
何天睦说，中国频频拉拢美国商业领袖，是寄希望他们能够影响美国的对华政策：“中国官员会见美国商业大亨有两个原因：首先，他们希望在美国政府和行业领袖之间挑拨离间，以阻碍美国协调对华政策的努力。其次，中国希望吸引更多外国企业和合作伙伴，以促进经济增长并扩大中国获取重要技术的机会。”</text:p>
      <text:p text:style-name="P4">
上周，美国商务部长雷蒙多（GinaRaimondo）和中国商务部长王文涛在底特律举行的亚太经合组织（APEC）贸易部长会议期间举行了会晤。此次会晤是几个月来，美中政府部长级官员的首次公开交流。</text:p>
      <text:p text:style-name="P4">
记者：经纬 责编：何平 网编：洪伟</text:p>
      <text:p text:style-name="P4">
Source: <text:a xlink:type="simple" xlink:href="https://www.rfa.org/mandarin/yataibaodao/junshiwaijiao/jw-05302023144456.html" text:style-name="Internet_20_link" text:visited-style-name="Visited_20_Internet_20_Link">
https://www.rfa.org/mandarin/yataibaodao/junshiwaijiao/jw-05302023144456.html</text:a>
</text:p>
      <!--NEWS-->
      <text:h text:style-name="P10" text:outline-level="1">
<text:span text:style-name="T4">
中国CDC前主任首次承认：不能排除新冠病毒来自实验室外泄</text:span>
</text:h>
      <text:p text:style-name="P4">
Author: None</text:p>
      <text:p text:style-name="P4">
Publisher: Radio Free Asia (Organization)</text:p>
      <text:p text:style-name="P4">
Published Time: 2023-05-30T15:19:00-04:00</text:p>
      <text:p text:style-name="P4">
Modified Time: 2023-05-30T15:47: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4.612011in" draw:z-index="0">
<draw:image xlink:href="../Images/rfamandarin/2023-05-30T15-19-00-04-00/000000.png" xlink:type="simple" xlink:show="embed" xlink:actuate="onLoad" draw:mime-type="image/png"/>
</draw:frame>
 中国疾控中心前主任高福 <text:a xlink:type="simple" xlink:href="https://www.rfa.org/mandarin/Xinwen/8-05302023151729.html/@@images/image" text:style-name="Internet_20_link" text:visited-style-name="Visited_20_Internet_20_Link">
</text:a>
美联社资料图片新冠疫情（Covid-19）在全球爆发三年多，病毒起源仍无定论。中国疾病预防控制中心（CDC）前主任高福近日向英国广播公司（BBC）表示，不能排除新冠病毒是从实验室泄漏。据高福透露，中国政府曾对武汉病毒实验室进行调查，但他领导的疾控中心并未参与。他还表示，他没有看过最后的调查报告，但听说调查结果称该研究所“遵循了所有规范，未发现任何不当之处”。这是中国官员首次承认武汉病毒研究所实验室曾接受正式调查。高福表示，“总是要对任何事都抱持怀疑，这就是科学。不要排除任何可能”。有关新冠病毒溯源的调查仍在进行，但中国政府不断反驳病毒是从武汉实验室泄漏的任何说法，并曾在不同场合“甩锅”给美国和其他国家。而受到中国政府的洗脑，大批中国民众至今相信新冠病毒源自美国，是被带到了武汉。今年以来，美国政府多个机构陆续提出有关病毒溯源报告，认为武汉病毒研究所泄露是最有可能的一种解释。美国国会众议院3月10日无异议通过法案，要求美国行政当局解密有关COVID-19起源情报。据信，这些情报涉及对武汉病毒研究所泄露问题的研究。（责编：梒青）</text:p>
      <text:p text:style-name="P4">
Source: <text:a xlink:type="simple" xlink:href="https://www.rfa.org/mandarin/Xinwen/8-05302023151729.html" text:style-name="Internet_20_link" text:visited-style-name="Visited_20_Internet_20_Link">
https://www.rfa.org/mandarin/Xinwen/8-05302023151729.html</text:a>
</text:p>
      <!--NEWS-->
      <text:h text:style-name="P10" text:outline-level="1">
<text:span text:style-name="T4">
无人机袭击莫斯科公寓 导致破坏</text:span>
</text:h>
      <text:p text:style-name="P4">
Author: 联合早报 (Person)</text:p>
      <text:p text:style-name="P4">
Publisher: 联合早报 (Organization)</text:p>
      <text:p text:style-name="P4">
Published Time: 2023-05-30T15:27</text:p>
      <text:p text:style-name="P4">
Modified Time: 2023-05-30T15:49</text:p>
      <text:p text:style-name="P4">
Description: 莫斯科市星期二（5月30日）清晨遭无人机袭击。《纽约时报》引述莫斯科市长的话说，一些建筑物受到破坏，民众被紧急疏散。经《纽约时报》核实的一个视频显示，莫斯科西南郊外一栋25层高的公...</text:p>
      <text:p text:style-name="P4">
Videos: []</text:p>
      <text:p text:style-name="P4">
Audios: []</text:p>
      <text:p text:style-name="P4">
Images: []</text:p>
      <text:p text:style-name="P4">
Type: NewsArticle</text:p>
      <text:p text:style-name="P4">
Breadcrumbs: ['即时', '国际']</text:p>
      <text:p text:style-name="P4">
Keywords: ['俄乌战争', '莫斯科', '无人机', '公寓']</text:p>
      <!--METADATA-->
      <text:p text:style-name="P4">
莫斯科市星期二（5月30日）清晨遭无人机袭击。</text:p>
      <text:p text:style-name="P4">
《纽约时报》引述莫斯科市长的话说，一些建筑物受到破坏，民众被紧急疏散。</text:p>
      <text:p text:style-name="P4">
经《纽约时报》核实的一个视频显示，莫斯科西南郊外一栋25层高的公寓外墙被轻微烧焦，公寓外的草地上有无人机机翼的碎片。</text:p>
      <text:p text:style-name="P4">
另据俄罗斯官方媒体报道，俄罗斯国家紧急服务部门说，至少有两架无人机撞上莫斯科市的公寓。</text:p>
      <text:p text:style-name="P4">
至今未有任何一方宣称对莫斯科市星期二的无人机袭击负责。</text:p>
      <text:p text:style-name="P4">
同日，俄军罕见在白天向乌克兰首都基辅发动大规模的导弹和无人机袭击。</text:p>
      <text:p text:style-name="P4">
根据路透社报道，乌克兰首都官员说，被乌军击落的一架 <text:a xlink:type="simple" xlink:href="https://www.zaobao.com/realtime/world/story20230530-1399500" text:style-name="Internet_20_link" text:visited-style-name="Visited_20_Internet_20_Link">
 无人机残骸掉落在一栋高层公寓顶层</text:a>
，引发大火。火患导致至少一个居民死亡，另有三人受伤。</text:p>
      <text:p text:style-name="P4">
周二的情况表明，在乌克兰预期的反攻之前，紧张局势正在加剧，俄乌双方的优先事项也在发生变化。</text:p>
      <text:p text:style-name="P4">
乌克兰的进攻行动越来越深入俄罗斯控制的领土，这显示莫斯科对基辅来说也并非遥不可及，而俄罗斯对基辅的攻势在平静了一段日子之后，正在开始升温。</text:p>
      <text:p text:style-name="P4">
Source: <text:a xlink:type="simple" xlink:href="https://www.zaobao.com.sg/realtime/world/story20230530-1399649" text:style-name="Internet_20_link" text:visited-style-name="Visited_20_Internet_20_Link">
https://www.zaobao.com.sg/realtime/world/story20230530-1399649</text:a>
</text:p>
      <!--NEWS-->
      <text:h text:style-name="P10" text:outline-level="1">
<text:span text:style-name="T4">
俄：乌克兰八架无人机袭击莫斯科 全被击落</text:span>
</text:h>
      <text:p text:style-name="P4">
Author: 联合早报 (Person)</text:p>
      <text:p text:style-name="P4">
Publisher: 联合早报 (Organization)</text:p>
      <text:p text:style-name="P4">
Published Time: 2023-05-30T15:56</text:p>
      <text:p text:style-name="P4">
Modified Time: 2023-05-30T15:56</text:p>
      <text:p text:style-name="P4">
Description: 俄罗斯国防部指乌克兰出动八架无人机袭击莫斯科，但八架无人机全被击落。路透社报道，俄罗斯国防部星期二（5月30日）发表声明说：“今天早上，基辅政权对莫斯科市的目标发动了无人机恐怖袭击...</text:p>
      <text:p text:style-name="P4">
Videos: []</text:p>
      <text:p text:style-name="P4">
Audios: []</text:p>
      <text:p text:style-name="P4">
Images: []</text:p>
      <text:p text:style-name="P4">
Type: NewsArticle</text:p>
      <text:p text:style-name="P4">
Breadcrumbs: ['即时', '国际']</text:p>
      <text:p text:style-name="P4">
Keywords: ['俄罗斯国防部', '无人机', '莫斯科', '乌克兰']</text:p>
      <!--METADATA-->
      <text:p text:style-name="P4">
俄罗斯国防部指乌克兰出动八架无人机袭击莫斯科，但八架无人机全被击落。</text:p>
      <text:p text:style-name="P4">
路透社报道，俄罗斯国防部星期二（5月30日）发表声明说：“今天早上，基辅政权对莫斯科市的目标发动了无人机恐怖袭击。”</text:p>
      <text:p text:style-name="P4">
声明说：“其中三架无人机被电子战反制，在失控后偏离它们的预定目标。另外五架无人机在莫斯科地区被铠甲-S（Pantsir-S）地对空导弹系统打下。”</text:p>
      <text:p text:style-name="P4">
另据《纽约时报》报道，莫斯科市长说，莫斯科市星期二清晨 <text:a xlink:type="simple" xlink:href="https://www.zaobao.com/realtime/world/story20230530-1399649" text:style-name="Internet_20_link" text:visited-style-name="Visited_20_Internet_20_Link">
 遭无人机袭击</text:a>
，一些建筑物受到破坏，民众被紧急疏散。</text:p>
      <text:p text:style-name="P4">
经《纽约时报》核实的一个视频显示，莫斯科西南郊外一栋25层高的公寓外墙有轻微烧焦痕迹，公寓外的草地上有无人机机翼的碎片。</text:p>
      <text:p text:style-name="P4">
Source: <text:a xlink:type="simple" xlink:href="https://www.zaobao.com.sg/realtime/world/story20230530-1399657" text:style-name="Internet_20_link" text:visited-style-name="Visited_20_Internet_20_Link">
https://www.zaobao.com.sg/realtime/world/story20230530-1399657</text:a>
</text:p>
      <!--NEWS-->
      <text:h text:style-name="P10" text:outline-level="1">
<text:span text:style-name="T4">
观望美国国会提高美债上限表决进展  欧股收低</text:span>
</text:h>
      <text:p text:style-name="P4">
Publisher: 法新社</text:p>
      <text:p text:style-name="P4">
Published Time: 2023-05-30T16:02:07+00:00</text:p>
      <text:p text:style-name="P4">
Modified Time: 2023-05-30T17:50:02+00:00</text:p>
      <text:p text:style-name="P4">
Description: （法新社伦敦30日电） 投资人观望美国国会提高美债上限表决进展，欧洲股��今天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3.617581in" draw:z-index="0">
<draw:image xlink:href="../Images/rficn/2023-05-30T16-02-07-00-00/000000.png" xlink:type="simple" xlink:show="embed" xlink:actuate="onLoad" draw:mime-type="image/png"/>
</draw:frame>
</text:p>
      <text:p text:style-name="P4">
伦敦FTSE 100指数下跌105.13点或1.38%，以7522.07点作收。</text:p>
      <text:p text:style-name="P4">
法兰克福DAX指数下跌43.82点或0.27%，收在15908.91点。</text:p>
      <text:p text:style-name="P4">
巴黎CAC 40指数下滑94.06点或1.29%，收7209.75点。（译者：陈政一）</text:p>
      <text:p text:style-name="P4">
Source: <text:a xlink:type="simple" xlink:href="https://www.rfi.fr/cn/%E8%B4%A2%E7%BB%8F%E5%BF%AB%E8%AE%AF/20230530-%E8%A7%82%E6%9C%9B%E7%BE%8E%E5%9B%BD%E5%9B%BD%E4%BC%9A%E6%8F%90%E9%AB%98%E7%BE%8E%E5%80%BA%E4%B8%8A%E9%99%90%E8%A1%A8%E5%86%B3%E8%BF%9B%E5%B1%95-%E6%AC%A7%E8%82%A1%E6%94%B6%E4%BD%8E" text:style-name="Internet_20_link" text:visited-style-name="Visited_20_Internet_20_Link">
https://www.rfi.fr/cn/%E8%B4%A2%E7%BB%8F%E5%BF%AB%E8%AE%AF/20230530-%E8%A7%82%E6%9C%9B%E7%BE%8E%E5%9B%BD%E5%9B%BD%E4%BC%9A%E6%8F%90%E9%AB%98%E7%BE%8E%E5%80%BA%E4%B8%8A%E9%99%90%E8%A1%A8%E5%86%B3%E8%BF%9B%E5%B1%95-%E6%AC%A7%E8%82%A1%E6%94%B6%E4%BD%8E</text:a>
</text:p>
      <!--NEWS-->
      <text:h text:style-name="P10" text:outline-level="1">
<text:span text:style-name="T4">
中国船只涉非法打捞英国二战沉船 大马搜查发现未爆弹</text:span>
</text:h>
      <text:p text:style-name="P4">
Publisher: 法新社</text:p>
      <text:p text:style-name="P4">
Published Time: 2023-05-30T16:02:08+00:00</text:p>
      <text:p text:style-name="P4">
Modified Time: 2023-05-30T15:50:01+00:00</text:p>
      <text:p text:style-name="P4">
Description: （法新社吉隆坡30日电） 马来西亚海事执法局今天表示，有关单位正在审问一艘中国籍船只的船员，该船涉嫌非法打捞两艘英国二战沉船，因非法下锚而遭扣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7" text:anchor-type="as-char" svg:width="6.9236in" svg:height="3.617581in" draw:z-index="0">
<draw:image xlink:href="../Images/rficn/2023-05-30T16-02-08-00-00/000000.png" xlink:type="simple" xlink:show="embed" xlink:actuate="onLoad" draw:mime-type="image/png"/>
</draw:frame>
</text:p>
      <text:p text:style-name="P4">
马来西亚海事执法局（Malaysian Maritime Enforcement Agency，MMEA）柔佛州（Johor）主任努鲁希占（NurulHizam Zakaria）表示，官员登上这艘中国注册船只后发现了未爆弹，该船在上周末因非法下锚而被扣留。</text:p>
      <text:p text:style-name="P4">
努鲁希占告诉法新社：「我们的调查重点是这些炮弹的来源。目前，来自多个机构的官员正在搜索这艘大船。」</text:p>
      <text:p text:style-name="P4">
他指出，这艘从福州来的船只上共有32位船员，包括21名中国公民，10名孟加拉人和1名马来西亚人，部分船员正被警方拘留进行询问。</text:p>
      <text:p text:style-name="P4">
努鲁希占提到：「这起案件还涉及爆炸物的发现。」</text:p>
      <text:p text:style-name="P4">
一位匿名的高级海事官员告诉法新社，在船上查获的金属碎片和炮弹片可能来自两艘沉没的英国战舰。</text:p>
      <text:p text:style-name="P4">
由马来西亚海事执法局提供的照片和影片可以看到，船上有大块被腐蚀的金属和炮弹，以及一台大型起重机和用来切割金属的气焊枪。</text:p>
      <text:p text:style-name="P4">
海事执法局在昨天发布的声明中表示，这些炮弹片可能与19日在柔佛州一处码头查获的二战时期未爆弹有关</text:p>
      <text:p text:style-name="P4">
努鲁希占强调，海事执法局不会容忍在马来西亚水域进行任何形式的非法打捞活动。他将这样的搜刮称为「不文明的行为」，并强调「我们的国家财产需要被保护和保存」。</text:p>
      <text:p text:style-name="P4">
1941年，英国威尔斯亲王号战舰（HMS Prince of Wales）与反击号战斗巡洋舰（HMSRepulse）遭日本飞行器以鱼雷击沉于南海，数百名英国船员死亡。</text:p>
      <text:p text:style-name="P4">
这场攻击发生在1941年12月10日，日本攻击夏威夷珍珠港美国舰队的3天后。</text:p>
      <text:p text:style-name="P4">
随着消息称这两艘沉船已成为非法打捞者的目标，英国广播公司（BBC）27日报导，英国国防部谴责对海底军墓的「亵渎」。</text:p>
      <text:p text:style-name="P4">
马来西亚新海峡时报近几周报导，非法打捞者已瞄准了这两艘英国沉船上的高级铝金属和黄铜配件。</text:p>
      <text:p text:style-name="P4">
Source: <text:a xlink:type="simple" xlink:href="https://www.rfi.fr/cn/%E5%9B%BD%E9%99%85%E6%8A%A5%E9%81%93/20230530-%E4%B8%AD%E5%9B%BD%E8%88%B9%E5%8F%AA%E6%B6%89%E9%9D%9E%E6%B3%95%E6%89%93%E6%8D%9E%E8%8B%B1%E5%9B%BD%E4%BA%8C%E6%88%98%E6%B2%89%E8%88%B9-%E5%A4%A7%E9%A9%AC%E6%90%9C%E6%9F%A5%E5%8F%91%E7%8E%B0%E6%9C%AA%E7%88%86%E5%BC%B9" text:style-name="Internet_20_link" text:visited-style-name="Visited_20_Internet_20_Link">
https://www.rfi.fr/cn/%E5%9B%BD%E9%99%85%E6%8A%A5%E9%81%93/20230530-%E4%B8%AD%E5%9B%BD%E8%88%B9%E5%8F%AA%E6%B6%89%E9%9D%9E%E6%B3%95%E6%89%93%E6%8D%9E%E8%8B%B1%E5%9B%BD%E4%BA%8C%E6%88%98%E6%B2%89%E8%88%B9-%E5%A4%A7%E9%A9%AC%E6%90%9C%E6%9F%A5%E5%8F%91%E7%8E%B0%E6%9C%AA%E7%88%86%E5%BC%B9</text:a>
</text:p>
      <!--NEWS-->
      <text:h text:style-name="P10" text:outline-level="1">
<text:span text:style-name="T4">
法国：平息科索沃紧张局势对欧洲安全至关重要</text:span>
</text:h>
      <text:p text:style-name="P4">
Author: 联合早报 (Person)</text:p>
      <text:p text:style-name="P4">
Publisher: 联合早报 (Organization)</text:p>
      <text:p text:style-name="P4">
Published Time: 2023-05-30T16:30</text:p>
      <text:p text:style-name="P4">
Modified Time: 2023-05-30T17:03</text:p>
      <text:p text:style-name="P4">
Description: 塞尔维亚将军队置于最高级别的战斗戒备状态，法国外交部说，科索沃北部局势关系到欧洲安全，因此必须立即恢复稳定。路透社报道，法国外交部发言人勒让德星期二（5月30日）发声明说：“对普里...</text:p>
      <text:p text:style-name="P4">
Videos: []</text:p>
      <text:p text:style-name="P4">
Audios: []</text:p>
      <text:p text:style-name="P4">
Images: []</text:p>
      <text:p text:style-name="P4">
Type: NewsArticle</text:p>
      <text:p text:style-name="P4">
Breadcrumbs: ['即时', '国际']</text:p>
      <text:p text:style-name="P4">
Keywords: ['塞尔维亚', '法国', '冲突', '抗议', '科索沃']</text:p>
      <!--METADATA-->
      <text:p text:style-name="P4">
塞尔维亚将军队置于最高级别的战斗戒备状态，法国外交部说，科索沃北部局势关系到欧洲安全，因此必须立即恢复稳定。</text:p>
      <text:p text:style-name="P4">
路透社报道，法国外交部发言人勒让德星期二（5月30日）发声明说：“对普里什蒂纳（科索沃）和贝尔格莱德（塞尔维亚）来说，现在比以往任何时候都更有必要体现责任心，以妥协态度重返谈判桌，为塞尔维亚和科索沃公民的和平与繁荣出力。”</text:p>
      <text:p text:style-name="P4">
科索沃北部暴力活动星期一（29日）升级，当地塞尔维亚族抗议者和警察发生冲突，后来又与北约领导的维和人员发生冲突，造成数十人受伤。科索沃北部境内塞尔维亚人不满阿尔巴尼亚人选上当地市镇首长而展开抗议，造成约25名北约维和部队成员受伤。</text:p>
      <text:p text:style-name="P4">
塞尔维亚总统武契奇将会见美国、俄罗斯、中国、英国大使和欧盟代表团团长，包括勒让德，以讨论国内动乱事宜。</text:p>
      <text:p text:style-name="P4">
勒让德呼吁双方，尤其是科索沃政府，立即采取必要措施以缓解紧张局势。“在严峻的国际形势下，我们不能接受将区域稳定置于危险之中。这是一个关系到欧洲安全的问题。”</text:p>
      <text:p text:style-name="P4">
科索沃曾是塞尔维亚的自治省，境内阿尔巴尼亚人在20多年前起义，对抗塞尔维亚的压迫统治，并于2008年宣布独立，而科索沃北部以塞尔维亚人为主，这些塞尔维亚人从未承认独立宣言。</text:p>
      <text:p text:style-name="P4">
Source: <text:a xlink:type="simple" xlink:href="https://www.zaobao.com.sg/realtime/world/story20230530-1399669" text:style-name="Internet_20_link" text:visited-style-name="Visited_20_Internet_20_Link">
https://www.zaobao.com.sg/realtime/world/story20230530-1399669</text:a>
</text:p>
      <!--NEWS-->
      <text:h text:style-name="P10" text:outline-level="1">
<text:span text:style-name="T4">
蒲亭若出席金砖峰会 南非反对党要求政府逮捕</text:span>
</text:h>
      <text:p text:style-name="P4">
Publisher: 法新社</text:p>
      <text:p text:style-name="P4">
Published Time: 2023-05-30T16:32:08+00:00</text:p>
      <text:p text:style-name="P4">
Modified Time: 2023-05-30T16:05:03+00:00</text:p>
      <text:p text:style-name="P4">
Description: （法新社约翰尼斯堡30日电） 南非最大反对党「民主联盟」（Democratic Alliance）今天表示，他们已向法院提出申请，确保一旦俄罗斯总统蒲亭出席在南非召开的金砖五国峰会，南非政府会将他逮捕并交给国际刑事法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3.617581in" draw:z-index="0">
<draw:image xlink:href="../Images/rficn/2023-05-30T16-32-08-00-00/000000.png" xlink:type="simple" xlink:show="embed" xlink:actuate="onLoad" draw:mime-type="image/png"/>
</draw:frame>
</text:p>
      <text:p text:style-name="P4">
民主联盟的影子司法部长布雷登巴（Glynnis Breytenbach）在声明中说：「这项预防性的法院行动，是要确保南非履行其（国际刑事法院成员国）义务。」</text:p>
      <text:p text:style-name="P4">
南非政府至今尚未说明打算如何处理逮捕蒲亭的问题，但已给予本周出席金砖五国外交部长会议和8月将出席金砖五国领袖峰会的官员外交豁免。</text:p>
      <text:p text:style-name="P4">
不过，南非否认这项行动与蒲亭的逮捕令有关。南非外交部发布声明表示，这些豁免权只是主办国际会议的「标准」程序，「不会凌驾任何国际法庭已对任何与会者发布的任何搜捕令」。</text:p>
      <text:p text:style-name="P4">
布雷登巴则说，民主联盟是为了避免南非政府2015年未逮捕同遭国际刑事法院通缉的时任苏丹总统巴席尔（Omar Hassan al-Bashir）事件重蹈覆辙，而向南非法院寻求发布「确认命令」（declaratory order）。</text:p>
      <text:p text:style-name="P4">
Source: <text:a xlink:type="simple" xlink:href="https://www.rfi.fr/cn/%E5%9B%BD%E9%99%85%E6%8A%A5%E9%81%93/20230530-%E8%92%B2%E4%BA%AD%E8%8B%A5%E5%87%BA%E5%B8%AD%E9%87%91%E7%A0%96%E5%B3%B0%E4%BC%9A-%E5%8D%97%E9%9D%9E%E5%8F%8D%E5%AF%B9%E5%85%9A%E8%A6%81%E6%B1%82%E6%94%BF%E5%BA%9C%E9%80%AE%E6%8D%95" text:style-name="Internet_20_link" text:visited-style-name="Visited_20_Internet_20_Link">
https://www.rfi.fr/cn/%E5%9B%BD%E9%99%85%E6%8A%A5%E9%81%93/20230530-%E8%92%B2%E4%BA%AD%E8%8B%A5%E5%87%BA%E5%B8%AD%E9%87%91%E7%A0%96%E5%B3%B0%E4%BC%9A-%E5%8D%97%E9%9D%9E%E5%8F%8D%E5%AF%B9%E5%85%9A%E8%A6%81%E6%B1%82%E6%94%BF%E5%BA%9C%E9%80%AE%E6%8D%95</text:a>
</text:p>
      <!--NEWS-->
      <text:h text:style-name="P10" text:outline-level="1">
<text:span text:style-name="T4">
中国货船非法打捞二战英舰</text:span>
</text:h>
      <text:p text:style-name="P4">
Author: 联合早报 (Person)</text:p>
      <text:p text:style-name="P4">
Publisher: 联合早报 (Organization)</text:p>
      <text:p text:style-name="P4">
Published Time: 2023-05-30T16:35</text:p>
      <text:p text:style-name="P4">
Modified Time: 2023-05-30T22:45</text:p>
      <text:p text:style-name="P4">
Description: 1941年在马来亚彭亨关丹外海遭日军击沉的英国战列舰“威尔士亲王号”和“击退号”沉睡海底数十年来，舰上装备多次遭人非法盗窃。一艘中国货船上星期也因非法打捞这两艘军舰的文物而遭马来西...</text:p>
      <text:p text:style-name="P4">
Videos: []</text:p>
      <text:p text:style-name="P4">
Audios: []</text:p>
      <text:p text:style-name="P4">
Images: []</text:p>
      <text:p text:style-name="P4">
Type: NewsArticle</text:p>
      <text:p text:style-name="P4">
Breadcrumbs: ['即时', '国际']</text:p>
      <text:p text:style-name="P4">
Keywords: ['马来西亚', '中国', '二战', '偷窃', '船难']</text:p>
      <!--METADATA-->
      <text:p text:style-name="P4">
1941年在马来亚彭亨关丹外海遭日军击沉的英国战列舰“威尔士亲王号”和“击退号”沉睡海底数十年来，舰上装备多次遭人非法盗窃。一艘中国货船上星期也因非法打捞这两艘军舰的文物而遭马来西亚海事执法机构扣留。</text:p>
      <text:p text:style-name="P4">
马国海事执法机构柔佛州指挥官努鲁希占星期二（5月30日）发文告宣布，执法人员星期天（28日）中午展开例行巡逻时，发现这艘中国福州注册的货船未经许可停泊在柔佛的丹绒巷海域。当局当天扣押了这艘货船和船上的32名船员。</text:p>
      <text:p text:style-name="P4">
努鲁希占指出，海事执法机构星期二上午8时至下午4时左右，派出15名执法人员，连同12名柔佛州警方拆弹小组人员，以及国家文物局官员一起搜查货船，并搜出100颗相信是二战时期的未爆弹。</text:p>
      <text:p text:style-name="P4">
他说，拆弹小组人员已经带走所有炮弹并销毁，警方过后将发布更详细的调查结果。他认为，这艘货运船可能涉及非法盗窃彭亨州海域的英国旧军舰残骸。</text:p>
      <text:p text:style-name="P4">
努鲁希占星期一（29日）发文告透露：“遭扣留的船员包括一名马国籍船长、以及21名中国公民和10名孟加拉公民。他们的年龄介于23岁至57岁。”他说，海事执法机构初步研判炮弹取自“威尔士亲王号”。当局将与警方和国家文物局合作，进一步确认炮弹的年份。</text:p>
      <text:p text:style-name="P4">
据英国广播公司（BBC）上星期六（27日）报道，英国国防部谴责对海底军墓的“亵渎”。英国海军国立博物馆则对两艘战舰“遭蓄意破坏来牟取私利而忧心忡忡”。</text:p>
      <text:p text:style-name="P4">
日军1941年12月7日偷袭珍珠港，并在三天后（同年12月10日）于关丹外海以鱼雷击沉“威尔士亲王号”和“击退号”，造成两舰共835名官兵阵亡。英国过后宣布两舰残骸为海底军墓。这两艘英舰并非首次遭到打捞，马国海军在2014年11月也曾逮捕17名非法打捞这两艘英舰的越南渔民。</text:p>
      <text:p text:style-name="P4">
据英国《每日邮报》2018年8月报道，超过12艘来自中国且配置起重装备的平底船，多年来一直在印度尼西亚及马来西亚海域非法打捞二战时期的沉没军舰，以获取优质钢材。</text:p>
      <text:p text:style-name="P4">
Source: <text:a xlink:type="simple" xlink:href="https://www.zaobao.com.sg/realtime/world/story20230530-1399672" text:style-name="Internet_20_link" text:visited-style-name="Visited_20_Internet_20_Link">
https://www.zaobao.com.sg/realtime/world/story20230530-1399672</text:a>
</text:p>
      <!--NEWS-->
      <text:h text:style-name="P10" text:outline-level="1">
<text:span text:style-name="T4">
美国印太司令部称  中国军机在南海不专业拦截美军飞机</text:span>
</text:h>
      <text:p text:style-name="P4">
Author: None</text:p>
      <text:p text:style-name="P4">
Publisher: Radio Free Asia (Organization)</text:p>
      <text:p text:style-name="P4">
Published Time: 2023-05-30T16:47:00-04:00</text:p>
      <text:p text:style-name="P4">
Modified Time: 2023-05-30T16:52: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9" text:anchor-type="as-char" svg:width="6.9236in" svg:height="3.88615in" draw:z-index="0">
<draw:image xlink:href="../Images/rfamandarin/2023-05-30T16-47-00-04-00/000000.png" xlink:type="simple" xlink:show="embed" xlink:actuate="onLoad" draw:mime-type="image/png"/>
</draw:frame>
 印太司令部发布的视频显示，中国飞行员直接飞到RC-135 的机头前方，迫使美国飞机飞过它的尾流湍流。 <text:a xlink:type="simple" xlink:href="https://www.rfa.org/mandarin/Xinwen/9-05302023164503.html/@@images/image" text:style-name="Internet_20_link" text:visited-style-name="Visited_20_Internet_20_Link">
</text:a>
U.S. Indo-Pacific Command推特截图据美国印太司令部公共事务部5月30日发布的新闻稿，美国印太司令部就中国军机在南海不专业拦截美国飞机发表声明。 声明表示，5 月 26 日，一名中华人民共和国J-16 战斗机飞行员在南中国海拦截美国空军 RC-135 飞机期间，进行了不必要的激进的动作。中国飞行员直接飞到 RC-135的机头前方，迫使美国飞机飞过它的尾流湍流。 根据国际法，RC-135 正在南海国际空域进行安全和例行的飞行。声明说，美国将继续在国际法允许的范围内安全、负责任地飞行、航行和行动，美国印太联合部队将继续在国际空域飞行，同时适当考虑国际法规定的所有船只和飞机的安全法律。声明最后表示，我们期待印太地区所有国家根据国际法安全使用国际空域。 （责编：梒青）</text:p>
      <text:p text:style-name="P4">
Source: <text:a xlink:type="simple" xlink:href="https://www.rfa.org/mandarin/Xinwen/9-05302023164503.html" text:style-name="Internet_20_link" text:visited-style-name="Visited_20_Internet_20_Link">
https://www.rfa.org/mandarin/Xinwen/9-05302023164503.html</text:a>
</text:p>
      <!--NEWS-->
      <text:h text:style-name="P10" text:outline-level="1">
<text:span text:style-name="T4">
前陕西副省长李金柱被查</text:span>
</text:h>
      <text:p text:style-name="P4">
Author: None</text:p>
      <text:p text:style-name="P4">
Publisher: Radio Free Asia (Organization)</text:p>
      <text:p text:style-name="P4">
Published Time: 2023-05-30T16:50:11-04:00</text:p>
      <text:p text:style-name="P4">
Modified Time: 2023-05-30T16:50: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3.88615in" draw:z-index="0">
<draw:image xlink:href="../Images/rfamandarin/2023-05-30T16-50-11-04-00/000000.png" xlink:type="simple" xlink:show="embed" xlink:actuate="onLoad" draw:mime-type="image/png"/>
</draw:frame>
 前陕西副省长李金柱 <text:a xlink:type="simple" xlink:href="https://www.rfa.org/mandarin/Xinwen/10-05302023164843.html/@@images/image" text:style-name="Internet_20_link" text:visited-style-name="Visited_20_Internet_20_Link">
</text:a>
网络图片  5月29日，中央纪委国家监委网站通报称，曾任陕西副省长的李金柱涉嫌严重违纪违法，目前正接受中央纪委国家监委纪律审查和监察调查。香港媒体援引公开资料显示，68岁的李金柱曾长年在煤炭系统工作，曾任煤炭科学研究总院党委书记，中煤科技集团党委书记、副董事长，煤炭信息研究院院长，国家行政学院办公厅主任、研究部主任，陕西省宝鸡市委副书记（挂职），榆林市市长、市委书记等职，2011年任陕西省政府党组成员、副省长，2015年1月任陕西省人大常委会副主任。随着李金柱此番被查，今年落马的中管干部已升至22人。 （责编：梒青）</text:p>
      <text:p text:style-name="P4">
Source: <text:a xlink:type="simple" xlink:href="https://www.rfa.org/mandarin/Xinwen/10-05302023164843.html" text:style-name="Internet_20_link" text:visited-style-name="Visited_20_Internet_20_Link">
https://www.rfa.org/mandarin/Xinwen/10-05302023164843.html</text:a>
</text:p>
      <!--NEWS-->
      <text:h text:style-name="P10" text:outline-level="1">
<text:span text:style-name="T4">
《亚太报道》2023年5月30日音频</text:span>
</text:h>
      <text:p text:style-name="P4">
Author: None</text:p>
      <text:p text:style-name="P4">
Publisher: Radio Free Asia (Organization)</text:p>
      <text:p text:style-name="P4">
Published Time: 2023-05-30T16:58:42-04:00</text:p>
      <text:p text:style-name="P4">
Modified Time: 2023-05-30T16:58:42-04:00</text:p>
      <text:p text:style-name="P4">
Description: None</text:p>
      <text:p text:style-name="P4">
Videos: []</text:p>
      <text:p text:style-name="P4">
Audios: ["<text:a xlink:type="simple" xlink:href="https://www.rfa.org/mandarin/apr-audio/yp-053020231441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874983in" draw:z-index="0">
<draw:image xlink:href="../Images/rfamandarin/2023-05-30T16-58-42-04-00/000000.png" xlink:type="simple" xlink:show="embed" xlink:actuate="onLoad" draw:mime-type="image/png"/>
</draw:frame>
 <text:a xlink:type="simple" xlink:href="https://www.rfa.org/mandarin/apr-audio/yp-05302023144101.html/@@images/image" text:style-name="Internet_20_link" text:visited-style-name="Visited_20_Internet_20_Link">
</text:a>
 自由亚洲电台制图  <text:a xlink:type="simple" xlink:href="https://www.rfa.org/mandarin/apr-audio/yp-05302023144101.html/@@stream" text:style-name="Internet_20_link" text:visited-style-name="Visited_20_Internet_20_Link">
Audio-1-Link：https://www.rfa.org/mandarin/apr-audio/yp-05302023144101.html/@@stream </text:a>
</text:p>
      <text:p text:style-name="P4">
此次节目的主要内容：</text:p>
      <text:p text:style-name="P4">
1. 河南中兴教会遭当局打砸取缔，粤鲁多地宗教设施被毁；</text:p>
      <text:p text:style-name="P4">
2. 原广东佛山基层人大代表参选人李碧云外出就医受阻；</text:p>
      <text:p text:style-name="P4">
3. 中国高调接待马斯克却拒绝美中防长会谈，葫芦里卖的什么药？</text:p>
      <text:p text:style-name="P4">
4. 河南网红陈少天"走线"赴美寻求庇护，记录沿途视频引发网民关注；</text:p>
      <text:p text:style-name="P4">
5. 北京举办"两岸媒体人峰会"，遭台湾冷遇。</text:p>
      <text:p text:style-name="P4">
Source: <text:a xlink:type="simple" xlink:href="https://www.rfa.org/mandarin/apr-audio/yp-05302023144101.html" text:style-name="Internet_20_link" text:visited-style-name="Visited_20_Internet_20_Link">
https://www.rfa.org/mandarin/apr-audio/yp-05302023144101.html</text:a>
</text:p>
      <!--NEWS-->
      <text:h text:style-name="P10" text:outline-level="1">
<text:span text:style-name="T4">
邀伊党加盟 安华：我一无所知</text:span>
</text:h>
      <text:p text:style-name="P4">
Author: 联合早报 (Person)</text:p>
      <text:p text:style-name="P4">
Publisher: 联合早报 (Organization)</text:p>
      <text:p text:style-name="P4">
Published Time: 2023-05-30T17:33</text:p>
      <text:p text:style-name="P4">
Modified Time: 2023-05-30T17:33</text:p>
      <text:p text:style-name="P4">
Description: 马来西亚首相安华说，他从未邀请伊斯兰党主席哈迪阿旺加入团结政府。“没人告知我（邀请伊党加盟），我不知道谁（邀请伊党），我不清楚。”这是马国政坛数周流传团结政府有人邀请伊党加盟以来，...</text:p>
      <text:p text:style-name="P4">
Videos: []</text:p>
      <text:p text:style-name="P4">
Audios: []</text:p>
      <text:p text:style-name="P4">
Images: []</text:p>
      <text:p text:style-name="P4">
Type: NewsArticle</text:p>
      <text:p text:style-name="P4">
Breadcrumbs: ['即时', '国际']</text:p>
      <text:p text:style-name="P4">
Keywords: ['安华', '伊斯兰党']</text:p>
      <!--METADATA-->
      <text:p text:style-name="P4">
马来西亚首相安华说，他从未邀请伊斯兰党主席哈迪阿旺加入团结政府。“没人告知我（邀请伊党加盟），我不知道谁（邀请伊党），我不清楚。”这是马国政坛数周流传团结政府有人邀请伊党加盟以来，安华首次回应此事。</text:p>
      <text:p text:style-name="P4">
哈迪阿旺上星期六（5月27日）告诉媒体：“有人联系我，邀我见面，并建议伊党加入团结政府。”哈迪阿旺的说法引起巫统及希盟各党抨击。不过，伊党署理主席端依布拉欣星期一（29日）<text:a xlink:type="simple" xlink:href="https://www.zaobao.com/realtime/world/story20230529-1399438" text:style-name="Internet_20_link" text:visited-style-name="Visited_20_Internet_20_Link">
 声援哈迪阿旺</text:a>
 ，并自称团结政府的代表也曾与他见面并提出相同建议。</text:p>
      <text:p text:style-name="P4">
安华星期二（30日）在记者会答复媒体询问时说，他对伊党曾受邀加入团结政府一事并不知情，团结政府领导层也从未商议过此事。“可能是某个区部领袖（邀请伊党），但团结政府领导层会议不曾（讨论此事）。”</text:p>
      <text:p text:style-name="P4">
安华强调，即使真的有人邀请，“这项邀请并非来自于我，也并非来自于团结政府领导层。”</text:p>
      <text:p text:style-name="P4">
Source: <text:a xlink:type="simple" xlink:href="https://www.zaobao.com.sg/realtime/world/story20230530-1399693" text:style-name="Internet_20_link" text:visited-style-name="Visited_20_Internet_20_Link">
https://www.zaobao.com.sg/realtime/world/story20230530-1399693</text:a>
</text:p>
      <!--NEWS-->
      <text:h text:style-name="P10" text:outline-level="1">
<text:span text:style-name="T4">
读者广场 | 【我是怎么知道六四的】来信节选</text:span>
</text:h>
      <text:p text:style-name="P4">
Author: None</text:p>
      <text:p text:style-name="P4">
Publisher: Radio Free Asia (Organization)</text:p>
      <text:p text:style-name="P4">
Published Time: 2023-05-30T17:33:05-04:00</text:p>
      <text:p text:style-name="P4">
Modified Time: 2023-05-30T17:33: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4.57851in" draw:z-index="0">
<draw:image xlink:href="../Images/rfamandarin/2023-05-30T17-33-05-04-00/000000.png" xlink:type="simple" xlink:show="embed" xlink:actuate="onLoad" draw:mime-type="image/png"/>
</draw:frame>
"坦克人"1989年6月5日在天安门广场阻挡行进中的解放军坦克 美联社资料图</text:p>
      <text:p text:style-name="P4">
<text:span text:style-name="T5">
编者按：2023年六四纪念日前夕，自由亚洲电台在推特上发出呼吁，希望听到中国年轻人是如何了解<text:a xlink:type="simple" xlink:href="https://twitter.com/rfa_chinese/status/1661513027466698754" text:style-name="Internet_20_link" text:visited-style-name="Visited_20_Internet_20_Link">
 六四的过程</text:a>
。 __结果一石激起千层浪，读者的反响可谓火爆！除了在推特推文下面近千条留言外，我们还收到了数十个电子邮件，讲述他们了解六四事件的心路历程。现将来信集结于此，以飨读者。本台编辑只对原文的一些错别字做了修正，或者只是节选一部分刊登，除此之外没有改动。为了保护作者的安全，来信一律不署名。</text:span>
</text:p>
      <text:p text:style-name="P4">
您好，我是一名大陆中学生。我从小接触网络较早。我小学五年级时首次学会翻墙，见到了墙外自由的世界。那时Google、维基百科和YouTube是我翻墙必看的网站。渐渐地，我逐渐看到了这些平台不少优质创作者对于我们中国的评价的客观和两面性。并且了解到了同龄人未知的六四运动。此后，我开始向同学们宣传中国以及共产党的恶劣罪行，并带领他们逐步了解有关中国的真相。</text:p>
      <text:p text:style-name="P4">
========</text:p>
      <text:p text:style-name="P4">
我是00后，初中时，有个朋友开玩笑说去天安门拿坦克压你，当年他也没展开说，我也只是记住这句话。后来每到六月份戒严，然后qq群聊经常炸群，从群友隐晦描述中大概了解这件事。</text:p>
      <text:p text:style-name="P4">
当然最有戏剧性的，是我怎么主动感兴趣去搜索资料的。我在b站看直播，一般主播都开直播模式防止炸弹人，直播模式会把对手昵称变成角色名+一串数字嘛。那天，右上角击杀信息突然显示出动力小子#8964。结果直播间马上被封了。我顿感荒诞，并产生了求知欲，上外网查询了相关历史知识。</text:p>
      <text:p text:style-name="P4">
============</text:p>
      <text:p text:style-name="P4">
我是出生于大陆内蒙古地区的准00后，知道64事件是初中同学告诉我的，他说他的爷爷同学之前参与过64天安门事件，共产党杀了好多人，血洗了天安门，他爷爷同学万幸没有遭殃，回来后告诉大家。一开始我并不相信“伟大的共产党”会做出这样的事，后来，因为玩游戏需要注册谷歌账号，在各种网上冲浪后学会了翻墙，知道了YouTube等软件，第一时间搜索了64天安门事件，并且知道了法轮功是被迫害的，共产党说的比唱的好听，是真正的纳粹党，希望共产党快点倒台</text:p>
      <text:p text:style-name="P4">
============</text:p>
      <text:p text:style-name="P4">
我是一名在中国国际学校念书的学生，我从来不知道我们的政府会做出这种反人类的暴行，但是世界上没有不透风的牆，即便是有防火墙，历史和事实永远无法掩盖.。</text:p>
      <text:p text:style-name="P4">
在中国国际教材的历史书都会被管制，甚至有些城市都不允许学历史（AP，A Level或IB课程）我们的历史书一开学就被收了上去，过了一个月才还给我们。我们的书上被贴上了各种各样的封条。在好奇心的驱使下我和我的同学们小心翼翼的将书上的封条撕开。我在看关于中国的内容时看到了一张图片：一个男人站在坦克前面阻挡坦克。我和我的同学十分震惊。在我们的了解下我们开始读书中的内容，我们发现原来我们一直被我们的政府蒙在鼓里。我们的历史上从来没有写到这样反人类反人权的暴行。之后我们在教室里聊到这个内容并且手里拿着撕开封条的书的时候，我们的老师走进了教室，他看到我们手里的书撕开了封条，他当时十分生气，把我和我的同学送去了校长室并且给了我们处分还让我们写检讨。</text:p>
      <text:p text:style-name="P4">
我最终下载了VPN去看BBC和RFA的新闻和纪录片彻底了解了事情的真相。我非常不理解为什么我去了解历史的真相却要得到惩罚？我们的政府为什么要掩盖事实？我对我的政府现在真的非常失望，而且十分厌恶他们虚伪的样子。</text:p>
      <text:p text:style-name="P4">
===========</text:p>
      <text:p text:style-name="P4">
自由亚洲电台的各位，你们好，我是一位05后，生于2006年，可以说是相当的年轻了。我第一次了解六四这件事是在2020年，当时武汉肺炎肆虐，我在家乡的新年提前结束。在武汉肺炎爆发初期，我便对政府开始有了怀疑，完全改变我态度的是红十字会那件事，我彻底对中国政府和中共失去了信任。大概是二月的一天，我与一名网友交流对中共政府的看法，他无意间提起了天安门事件，当时说的比较隐晦，我又想起以前母亲和我讲过天安门广场的学生游行，就上谷歌搜索了六四事件，看完维基百科感觉不过瘾，又听了美国之音和BBC的纪录片，略微的把六四研究了一下，到了学校又和同学讲。估计现在从我这知道六四的都有上百人了。</text:p>
      <text:p text:style-name="P4">
========</text:p>
      <text:p text:style-name="P4">
我是03年的大学生，“邓小平坦克碾学生”的传闻，这件事在我们家乡流传挺广的，但是没有人能说出完整的故事，就是大家心里知道心照不宣。我小时候听家人亲戚在一起闲聊时谈起过，那时我就很好奇，中共从小给我们儿童青少年灌输的都是领导人有多伟大的思想，进行洗脑式教育，所以在小时候的我看来六四是非常令我震惊的，也间接使我产生了对政治的兴趣。在我18岁上高三时，有一位关系很好的同学，他是研究股票炒股的，研究经济的多多少少都会翻墙，在他的影响下我也会翻墙，才发现中共的真面目，在维基百科、油管以及推特上了解“六四事件”的真相，我不禁感觉到恶心，中共是世界上最大骗子，是最大的邪教组织！天灭中共，六四英魂永垂不朽！！！</text:p>
      <text:p text:style-name="P4">
===========</text:p>
      <text:p text:style-name="P4">
您好，我是来自中国大陆的一名99年的男生，我应该是赶上中国互联网相对自由时期的最后一批人。小的时候可以在网上看到很多讽刺ccp的段子，所以天生就对ccp没什么好感，直到我上了高中，特别喜欢摇滚乐。那应该是14年，听到了很多中国的地下摇滚乐队，也就是所谓与主旋律不一样的声音，那时候包括痛苦的信仰乐队的第一张专辑《这是个问题》，里边的很多歌词都是很直白的讽刺体制，还有李志的一些政治歌曲，我都会特别认真的去了解歌曲的背景。最开始知道64也是通过李志的歌曲《广场》，当时这首歌在互联网上还没有下架，而且很多人都在网易云音乐的评论区隐晦的再聊有关64的事情，我看的一头雾水，但是隐约觉得是有一些不为人知的事情。然后在评论区有人评论说不了解的可以去看那三个小时的纪录片，我给他发私信向他请教，他很热情的告诉我如何科学上网，从此打开了新世界的大门。</text:p>
      <text:p text:style-name="P4">
===========</text:p>
      <text:p text:style-name="P4">
首先，我想先邀请屏幕前的您看一个链接： <text:a xlink:type="simple" xlink:href="https://yibaochina.com/" text:style-name="Internet_20_link" text:visited-style-name="Visited_20_Internet_20_Link">
 https://yibaochina.com/?p=250376</text:a>
 （世界的背面）。</text:p>
      <text:p text:style-name="P4">
这个链接，是我投给网刊《议报》，并被人家的编辑部登载出来的文章。</text:p>
      <text:p text:style-name="P4">
其实，和故事里那个小我两岁的岳莹（越今安）一样，我也在8岁生日那天，收到了一个密码为“198964”的存钱罐。虽然那时候我还不知道它是什么意思，但是，经历过时间的洗礼，这串数字，已然深深地刻在了我的大脑皮层里。这就是我和小说女主角岳莹（越今安）对于六四的最初始的记忆。</text:p>
      <text:p text:style-name="P4">
16岁那年，我皈依基督。后来，阴差阳错间，一年多以后，我在某个微信公众号里，听到了六四亲历者——张伯笠牧师的逃亡见证（张伯笠，是当时被通缉的21个学生当中的一位，名列第17）。</text:p>
      <text:p text:style-name="P4">
这时候，尚未成年的我才了解到，原来有一段真实发生的事，已经被我的祖国从史书上生生地抹去了......（节选）</text:p>
      <text:p text:style-name="P4">
============</text:p>
      <text:p text:style-name="P4">
原本我对这件事一无所知的，家里的长辈也没有提起过。直到有年的行政长官问答大会，长毛梁国雄质询曾荫权如何评价六四事件。很奇怪当时的广电审查员居然忘记了覆盖这段画面，我记得当时曾荫权只是一味讲祖国这些年来经济都得到长足发展。就是从这个不经意的“失误”，我开始了解知道这一历史事件，自此以后我的立场开始转变，向自由派靠拢。</text:p>
      <text:p text:style-name="P4">
===========</text:p>
      <text:p text:style-name="P4">
某外国语高中学生，初一的时候学会了翻墙游戏，下载一些国际游戏，没有了解政治性的东西。过了段时间下了推特，第一次那是6.3号，铺天盖地地争吵和六四内容扑面而来。因为墙内众所周知的政治教育，我在没有深入了解的情况下加入了粉红大军，开始和<text:span text:style-name="T5">
目田</text:span>
展开了进一年的战斗。随着认知的深入，疫情，政策的不合理，书籍的阅读，渐渐的我更从多方面了解六四。学生客观上固然有错，但是政府确实是十足的刽子手，是恶魔，我认识到了中共政府的黑暗。大概在初三，我向身边的人介绍和讨论了六四，更多的同学完全不知道，我可以说没有主观灌输，仅仅摆出客观事实，就足以让同学们认识到中共的黑暗面。我播放过BBC视频，在学校有过印记。中考顺利，在高中我依然坚持，发现这个省内顶尖的高中有了更多的认知相同的朋友，我们在英语角聊政治，在图书馆共同阅读思想家和哲学家们的书籍，墙上甚至有纪念六四的痕迹。我帮助了很多人客观正确理性认识这个国家，也见证了疫情期间同学们的思想转变，我对习的独裁专制通信，也为同学们对光明未来的信心而感动。</text:p>
      <text:p text:style-name="P4">
========</text:p>
      <text:p text:style-name="P4">
我不是00后，我是90后91年人。我知道六四是在我初中的时候我历史老师告诉我的。她说共产党根本不是新闻联播里说的那样，共产党的双手沾满了人民的鲜血。两千年初的时候中国的思想管制还没有那么严，初中课本关于六四还提了一嘴，我清楚地记得写的是“在1989年我国发生了严重的政治风波”，就这么一句话。</text:p>
      <text:p text:style-name="P4">
放学后我回家问我爸，六四是什么情况。我爸告诉我八十年代是中国少有的文艺复兴年代，那时候的人都热爱文学与音乐，自由思想空前高涨直到六四的发生。我父母在89年都已经参加工作了（非北京）。我妈是老师，她告诉我六四的时候还有人来学校鼓动老师让中小学生也起来罢课。</text:p>
      <text:p text:style-name="P4">
当时互联网管制也没有现在这么疯狂，在中国是可以上YouTube的，但是一些关键字被屏蔽。但是我还是在YouTube上看到了很多关于六四的视频。也知道了刘晓波、吾尔开希、王丹等人。</text:p>
      <text:p text:style-name="P4">
这件事对我当时有极大的冲击，我发现了共产党的满嘴谎言与不遗余力地维护自己的统治。同时我也替当年的学生感到难过，那是我第一感觉到一条条鲜活的生命就这样消失了。</text:p>
      <text:p text:style-name="P4">
如今习近平治下的中国很容易回到那种恐怖时代，因为习近平是独裁者，这个世界上独裁者只有两种下场——一是老死，二是被人打死。我相信习近平不希望被人打死，所以他会用尽手段来巩固他的统治地位，他必定会向他的政治盟友分配利益来确保他党内地位。</text:p>
      <text:p text:style-name="P4">
========</text:p>
      <text:p text:style-name="P4">
我认知转变来自于2018年ccp对各种外国软件的封禁，因为专业学习需求必须要翻墙才能用某软件，所以当时几个想课后认真学习同学都学会了翻墙，一段时间以后都从小粉红变成了反共人士，这段时间是2019年上半年，但当时我们对于ccp的恶的理解并不深入，因为有些事情看起来感觉特别夸张以至于不敢相信，我们就没作太多思考。直到六月份，我社团的朋友告诉我校内港澳台留学生六月四号要集中起来组织看电影还有零食（强制性），我当时非常疑惑为什么呢？于是去外网搜索了相关资讯，了解真实的历史，紧接着就是ccp在香港强推国安法和香港人的游行抗议，我从六月初开始每天关注香港方面的新闻，当时晚上经常睡不着觉替香港人加油，更多的其实是担心，因为我知道ccp是没有底线的，那一个多月我每天看着香港人为民主自由与邪恶斗争，而墙内各种铺天盖地抹黑香港人的新闻和舆论每次看到我都感觉很难受，那种难受是从胸腔而起感觉五脏六腑都搅在一起似的，尤其是一些你亲近的朋友在不知道真相的情况下也在咒骂香港人这让痛苦程度疯狂叠加，包括我女朋友。（节选）</text:p>
      <text:p text:style-name="P4">
========</text:p>
      <text:p text:style-name="P4">
我是在初中的时候知道的，那时候我的一位舍友，他是一个顶级肥宅加冲浪大佬，他从那个时候就已经翻墙浏览外网了，于是他知道六四，并且跟我们简单且隐晦地讲了六四，他讲到解放军开着坦克来镇压学生，镇压老百姓，又说到当时的百姓用血肉之躯去拦坦克，然后被坦克碾压等事情。但是那个时候包括我在内，大部分舍友都是不相信的，因为我们深受中共的洗脑，怎么可能相信这样的事情发生呢。</text:p>
      <text:p text:style-name="P4">
然后到了2023年，因为我是在澳门读书有机会浏览外网，应该是在三个月前，我无意中在油管上看到王局志安@wangzhian8848的频道，他的频道讲到很多中国社会的阴暗面，并且有详细的分析报道...其中在他的频道里有这么一个专栏，名为«我的1989»，里面详细讲到了当年学运的整个过程，看完了之后我还不满足。我的求知欲驱使我去找寻更多的真相。于是我看了BBC关于六四做的节目、吾尔开希等当年参与学运被红通的人员的采访报道、美国之音中文网的相关视频等来进一步的了解...</text:p>
      <text:p text:style-name="P4">
=====</text:p>
      <text:p text:style-name="P4">
和很多人不同，我是在翻越防火长城后第一次听说六四事件，并通过中文维基百科搜索了相关内容。从那时起，我打开了一扇通往全新世界的大门。尽管在翻越防火长城之前，我对北京当局的不满已有所涌现，但我仅仅停留在“反对某些共产党人而不是整个共产党”的阶段，甚至还有对毛泽东的一些崇拜。然而，通过自由世界的信息传播，我逐渐抛弃了那些幼稚的思想，对自由的渴望也日益增长。（节选）</text:p>
      <text:p text:style-name="P4">
==========</text:p>
      <text:p text:style-name="P4">
我是04年生人，家在东部某省的普通的村子里，和许多中国人的出厂设置一样，从小就接触各种军旅宣传和影视频道，这使我成为一个粉红。</text:p>
      <text:p text:style-name="P4">
到了中学时代，了解的变多了，觉得社会上有很多贪官和坏官，国家也没办法，得替国家着想。那时候我的思想似乎更接近于军国主义日本时期的少壮派，觉得中央被蒙蔽了，现在想起来也觉得好笑。</text:p>
      <text:p text:style-name="P4">
到了高中，第一次接触到64是上课时，老师问我们有没有知道八九学潮的，班里自然是鸦雀无声。后来又学会了翻墙，看了维基百科和许多照片资料才了解到64事件，也就是这样，我才成为了现在的我。</text:p>
      <text:p text:style-name="P4">
========</text:p>
      <text:p text:style-name="P4">
我是一个于2005年出生的乌鲁木齐人，在几年前就知道了翻墙，但是因为机缘不凑巧一直都没有机会（了解六四）。在今年年初到了广东上学，在一个群裡找到了VPN：在看YouTube还是Twitter的时候看见有人讲六四事件，但是当我看见这个事件的时候我是什麽都不清楚的，因为此前没有听任何人说过；我在Chrome上搜索后才知道这件事，然后我问了我的家长，发现他们都知道这件事，就说这件事和大跃进类似。只不过大跃进现在可以公诸于世了，而六四事件永远都不能让我们知道。从这件事开始也就更加坚定了我反共反华以及润出去的决心。</text:p>
      <text:p text:style-name="P4">
==========</text:p>
      <text:p text:style-name="P4">
05后，小学因为比较喜欢玩游戏，想玩外服游戏的时候接触了VPN，当时只用VPN玩游戏。初中的时候喜欢看Vtuber，就接触了油管推特，然后有一天突然发现了BBC的纪录片，看完之后很震惊，思考了很久为什么历史书和墙内的网络上没有这一段历史，再之后接触的建政推主多了，觉醒并看透了CCP的真相，这样的国家不值得我爱国。</text:p>
      <text:p text:style-name="P4">
============</text:p>
      <text:p text:style-name="P4">
我第一次知道这个事件是在高中的历史课上，历史老师无意中谈起了这个事情，当时我对这个事情一无所知。老师只说了邓小平在天安门广场屠杀学生，学生被利用了，邓小平不得不采取极端手段。那时历史老师正在上中学，教他的老师就是参与六四的，后来回到了村里教书。我一直对历史政治比较感兴趣，我听后非常惊讶，回家在手机上搜了一下，什么东西都没搜到。后来我就问了一下我父亲，我父亲说，那个时候他正在上初中，全国各地的学生去天安门游行，学生躺在铁路上不给火车走。电视上天天放天安门广场的录像，许多学生扔燃烧瓶与军队对峙。我父亲说是因为学生年轻气盛被利用了。后来我也没再追究这个事情。到我上大学后，对社会面貌有了非常清晰的认识，对执政方产生了怀疑，开始了解研究西方政治以及共产党抹杀的历史。然后我怀着强烈的好奇心在墙外大量搜集关于六四事件的历史，了解到事情的全貌，清晰的认识到，学生并非被利用的，他们只不过是为了自由民主的理想而牺牲。墙内许多零零后是知道有这个事情，但大部分都接受了学生被西方利用了这个说法，导致许多人并不在意这个事情，认为只是共产党执政偶尔出现的动乱罢了。</text:p>
      <text:p text:style-name="P4">
=========</text:p>
      <text:p text:style-name="P4">
我是一个00后，我的父亲以及家里的很多亲戚都是地方政府官员，我最开始并不关心中国的政治，我依稀记得，等到我稍微长大一点后，家庭聚餐时，这些长辈们就告诉我在1989年发生了一个什么事情，并讲述了他们的亲身经历，当时他们或是刚刚参加工作，或是还在大学读书，全国范围内不论大小城市的大学生都被动员，自发的上街游行，追求民主和自由，以及为已故国家主席胡耀邦鸣冤。</text:p>
      <text:p text:style-name="P4">
他们说，当这场学生运动被镇压之后，各地政府发出通知，要求当时参加游行的人去登记姓名，并保证不会“秋后算账”。当时的学生天真，抱着相信政府的心态就去登记了，结果每一个登记身份的学生在之后工作时都不被重用，完全没有升迁机会，不论那个人多么有才华。长辈告诉我，动摇共产党的执政根基是非常危险的，他们会无所不用其极的将一切反对他们的势力全部消灭，告诉我不要当这个“出头鸟”。</text:p>
      <text:p text:style-name="P4">
之后学会突破中国互联网防火墙GFW的限制后，在YouTube上看到了相关的纪录片和当时的新闻报导，才自己了解到大部分历史事实。</text:p>
      <text:p text:style-name="P4">
=======</text:p>
      <text:p text:style-name="P4">
第一次知道六四是在高一，在高一的一趟课上，老师含糊的讲到六四。她说在1989年北京发生了游行示威，但遭到镇压，坦克开上了天安门广场压人。我当时感到十分的震惊、不接和恐惧，并瞬间相信了这是真实的，因为从小到大身边发生的从直觉上就不公正的事情实在太多，比如入学需要找关系、老师会要求我们在教育局前来检查的时候撒谎、各种体罚辱骂等等。当我回家问我的妈妈时，她否认了。她告诉我北京的确发生了示威，但大学生遭到了别有用心的人的利用。她还说不可能发生开枪、坦克压人，没有大规模死亡，理由是如果当年真的死了很多学生，那这些学生还有父母家人，他们的父母家人肯定会伸冤，但今天我们看不到他们的存在。</text:p>
      <text:p text:style-name="P4">
随后这件事就搁置了，我没有进一步的探究。到高三时，我在网络上找到了一个维基百科的镜像入口（不需要翻墙就可以访问），我在上面看了六四词条，比较完整的了解了六四的过程。高考后，我学会了翻墙，从而能完整的去查阅六四的资料，对我来说比较有用的是两个资源，一是油管上的六四影像资料，二是在zlibrary上下载的许多关于六四和中国近现代史的学术研究书籍。</text:p>
      <text:p text:style-name="P4">
===========</text:p>
      <text:p text:style-name="P4">
我第一次知道六四天安门镇压事件的存在是在初中二年级那年，那时我14岁左右。是我一个和我关系很近的同学告诉我这段不为人知的历史。当时我和他讨论就是还有什么历史是可能被中共篡改，我们便聊到了六四。</text:p>
      <text:p text:style-name="P4">
六四天安门事件对少年的我是无比震惊的，我无法想象一个在教科书里形象是伟大光明的共产党做出如此丧尽天良的事。由于这件事，我知道了网络防火墙的存在，也是我走向觉醒的契机之一，学会翻墙。</text:p>
      <text:p text:style-name="P4">
知道了六四后，我有问我的初中历史老师关于这件事的看法，我至今无法忘记，她愣住了的表情，以及之后的回答，”六四里的学生本意是好的，但是被利党内一部分人利用了”；高中时，一知半解的我主动询问了和我关系很好的老师，他告诉我更多当时的细节，并对我千叮万嘱不要在外面说出去，否则他会丢饭碗。</text:p>
      <text:p text:style-name="P4">
在之后，传奇异议人士编程随想阮晓寰的回顾六四系列，告诉我更多关于六四的前因后果。如，胡耀邦，赵紫阳与邓小平陈云等人的博弈，四二六社论，反官倒等等，可以说，编程随想的博客让我完成了最后一步的蜕变，即为什么我们社会需要自由与法治，什么样的生活才是一个人该过的生活。</text:p>
      <text:p text:style-name="P4">
=========</text:p>
      <text:p text:style-name="P4">
知道 64 事件是06年的事情,当时我跟父母看《满城尽带黄金甲》这部电影。影片快结尾的时候,有一个情节，描写杰王子造反失败,宫里的太监宫女一边洗刷地上叛军的血迹,一边摆菊花的场景.然后我妈就说,这不是跟64 一样么.我就特别好奇想继续问,结果我爸很紧张的示意我妈不要再说了. 那时候我还小，父母紧张的神色就让我特别好奇, 从来没见过他们这样的表情,就从百度搜索相关信息,但是一点内容也没有.再后来学会用维基百科,才知道原来建国后发生了很多事情，才知道有胡耀邦,赵紫阳这两个人,以及广西文革期间人吃人的惨剧......</text:p>
      <text:p text:style-name="P4">
========</text:p>
      <text:p text:style-name="P4">
我是中国大陆地区的一名中学生，出生在一个四代红色的环境下，生长在胡锦涛主席后期以及习近平时代。</text:p>
      <text:p text:style-name="P4">
我对“六四”的第一次认识是在初中二年级的历史课上，以“学潮”的名称出现。我初中时的历史老师是年轻、活泼的，几乎受到所有同学的喜爱，正是他在课堂上的一次谈论，引起我们的兴趣——第一次就是初二的下学期，仅仅简单描述了有一次“绝食”“示威”“清场”，至于细节，如何“清场”，则没有提到。过了快一年，课堂又来到接近的话题，他再度提起“八九学潮”，引发了我们“一探究竟”的好奇，强烈要求他详细讲述，当时他的表现在我看来是相当可爱——悄悄告诉我们不要在外谈论，并关上教室门，拉上窗帘，现在想来，气氛也十分合适。较为满足的，讲到了“清场”动用了坦克等武装力量，很快讲天安门清理干净。但我仍不满足，却没有更多的途径去深入了解，直到上高中的时候。拥有了途径突破“墙”的桎梏，我注册推特账号，届时我还是一个“粉红”，看见对中共不好的言论还会骂上去，维护中共，直到一件又一件中共干过而我曾不知道的恶事展现在我面前，其中就包括“六四”。那都是我们最顶尖的人才啊，他们心中充满希望，他们自己就是希望，他们是否曾想过这个政权会对自己抱有如此大的敌意。不仅是学生，知识分子、普通市民很难接受，不仅是北京，国内、国外的华人又有多么痛心？军人，对有良知的，这是让他们内疚惭愧一辈子的罪恶，对没有良知的，杀戮和血腥是他们青春的开始，像刘晓波先生诗中写的：</text:p>
      <text:p text:style-name="P4">
“那些年轻的士兵</text:p>
      <text:p text:style-name="P4">
也许刚刚穿上军装</text:p>
      <text:p text:style-name="P4">
还没有经历过</text:p>
      <text:p text:style-name="P4">
被姑娘亲吻的醉意</text:p>
      <text:p text:style-name="P4">
却在刹那间</text:p>
      <text:p text:style-name="P4">
体验到嗜血的快感</text:p>
      <text:p text:style-name="P4">
杀人是他们青春的开始”，甚至当成一辈子炫耀骄傲的资本。实在惭愧啊，这么晚才知道这样的悲剧，这么少的人知道这样的悲剧。按鲁迅先生的定义，悲剧就是把有价值的东西毁灭给人看，学生们民众们年轻的生命、中国实现民主自由的希望，等等，中共在那一天通通毁掉了!</text:p>
      <text:p text:style-name="P4">
没错，我已经完全转变为一个“反贼”，不仅是在网上看到的，我在现实生活遭遇许多，虽然只有十几年，尤其是新冠三年，一次一次给我打击，磨灭了我对中共的最后幻想，在之前，我还迫切狂热地想加入它。我能做的不多，只有尽可能多的传播这样的事，将“六四”讲述给同学们，或者是比我小的朋友们，尽可能详尽叙述事实，我不会试图强行灌输反共的理念，只是让一件又一件恶行的事实去冲击他们的观念，显然，效果不错，朋友们也不会盲目跟从中共。</text:p>
      <text:p text:style-name="P4">
近一年来，我更加详细地学习“六四”相关人物事迹与文艺作品，知道了被迫害的诺贝尔和平奖得主刘晓波，他是英雄，我的榜样；知道了“民主歌声献中华”公益演出，那么多我喜欢的港台艺人都心系中国的民主自由事业，让我更加喜爱。今年，我也搜集我们这一代学生对于“六四”的认识以及想对当年学生说的话，之后会一并发送。我先对“六四”的学生致敬：“你们的行动与愿望失败了，但成功在历史上留下一道伤口，人们只会被蒙蔽，不会忘记，现在民主自由的种子在中国大地上又开始发芽，我们会努力，你们不会被忘记，我来拾起火把，不管有没有人追随，或许我也会倒下，但一定会有更多人接续，民主是杀不死的，正义是杀不死的!”</text:p>
      <text:p text:style-name="P4">
=============</text:p>
      <text:p text:style-name="P4">
作为国内的00后群体，从小到大接受的都是共产党的意识形态灌输以及爱国爱党的教育。国内对于义务教育阶段的历史，尤其是49年之后的历史把控的尤为严格。</text:p>
      <text:p text:style-name="P4">
索性，在我初中二年级开始学习中国近现代史时换了一位我直接都十分感激的老师。这位老师的专业素养过硬，最重要的是他在一众不愿意讲出历史真相的老师中是唯一一位仍怀着良心，告诉我们这一代人那些被抹去的历史真相。</text:p>
      <text:p text:style-name="P4">
当这位老师花了一节课时间为我们讲清当年天安门发生的一切时，那一刹那，从小到大被灌输而形成的信仰崩塌了。“为人民服务”成了笑话。当天回去就找到老一辈的家人询问89年发生的事情，老一辈才开口说出了他们的那段记忆。其实，老一辈的都知道也都明白，但是面对当年那种血腥清洗，他们选择了沉默、选择了闭口不谈！选择了让后辈蒙在鼓里活在谎言的“盛世”中。</text:p>
      <text:p text:style-name="P4">
随着年龄和阅历的增长，也伴随着我开始翻墙了解更多真相，我的认知在不断重塑，我知道我自己完成了脱离中国这种谎言的叙事、这种意识形态灌输。但在高中里，我发现我身边的同学朋友几乎个个都是从小到大灌输出来的“小粉红”、“小战狼”、“小红卫兵”，他们坚定不移的信仰着这套谎言叙事。作为学生的我感到无奈也感到迷茫，认知重塑后的我在一群“战狼”同学中格格不入，被他们视作“反动”的异类。我想要改变他们的认知，或者说，我想让他们看到更多被禁封的真相，从而让他们也认知重塑。</text:p>
      <text:p text:style-name="P4">
我开始从维基百科上下载并打印文档，天安门事件、文化大革命等等，这些打印的文档不知不觉中就在我们文科班中广泛传阅。虽然经历了将近一年，但这是有效果的，后来我们班形成了一种政治课上的“共识”，每当政治老师讲到什么我们的社会主义民主、什么人民代表大会、什么一切为了人民这样诸如此类的谎言叙事时，我们全班同学都会在讲台下面不约而同的报以冷笑或发出质疑，当然，政治老师心里也门清儿，偶尔也会同我们一起嘲笑这些谎言。</text:p>
      <text:p text:style-name="P4">
我想，作为00后群体，从小就开始红色灌输，开始接触网络时就已经有了防火墙，长辈又对历史避而不谈，想要了解真相重塑认知真的很难很难，由衷地希望每一位00后都能看到真相，保持清醒理智，在这个极权下，在这个乱世中，保护好自己和家人。</text:p>
      <text:p text:style-name="P4">
=========</text:p>
      <text:p text:style-name="P4">
你好，我是一名03年的大学生。关于六四，我最早是在七年级的历史课上，老师上到了60年代文革那个时期，然后顺道给我们提到了1989年6月4日那天，人民起义上街游行，闹颜色革命，共产党用枪和坦克镇压。回家后问我爸，我爸也是诧异地问我怎么知道的，也草草地给我说了大概。到了八年级下学期也就是18年那会，我首次接触到了VPN，那会工信部还没严格查封私人VPN，我就上了Google和YouTube查了六四，知道了整个事件以及看了视频，以及共产党的一些负面的从来没在国内听过的所作所为。</text:p>
      <text:p text:style-name="P4">
=========</text:p>
      <text:p text:style-name="P4">
我是土生土长的大陆河南人，很高兴和您分享我是如何了解8964以及中共真面目的。</text:p>
      <text:p text:style-name="P4">
年少时，我听过这样两个故事。1:我们村有一个电工，他没有户口没有土地，原因就是89年在北京当兵做了逃兵。有一次他喝醉酒，在酒桌上吐苦水，说起自己当兵的时候的不容易，也说出来藏在心中多年的秘密。那就是他亲自参与了64屠杀，害怕事后被中共灭口，他们当时的连长并没有归队而是带着他们连夜逃回了老家。</text:p>
      <text:p text:style-name="P4">
2:(我一个亲戚）他们村有这样一位老者，穿着非常讲究，人也很高大英俊，不过他一辈子没有成亲。老者年少时家里也给他介绍了一门很不错的亲事，因为他是在北京当兵，那时候在老家还是很受欢迎的。有一天不知道什么原因跑回了老家，没有户口，没有土地。后来才知道他原来是周恩来的卫兵，一直在周恩来身边工作，在调走前夕，他从周恩来办公桌上拿走一支钢笔想留做纪念，后来被周恩来知道，就给他一句冰冷的话：限你24小时离开北京。为了性命他连夜逃回了老家。</text:p>
      <text:p text:style-name="P4">
可能很多人都听过类似的故事，或者或多或少都听说过64大屠杀以及中共的黑历史，可惜的是他们并不在意。我可能是个例外吧，除了对历史有着特别的热情，还有就是举一反三，闻一想知其十。就像第二个小故事一样，这打破了当时我对周总理可爱可敬形象的认知，以至于后来我才知道原来周也是一个杀人不眨眼的恶魔。</text:p>
      <text:p text:style-name="P4">
============</text:p>
      <text:p text:style-name="P4">
你设置防火墙 我定要探探究竟！</text:p>
      <text:p text:style-name="P4">
我是00年出生 胡锦涛的年代，奥运会的年代一切生机勃勃，春意盎然！万物蓬勃发展，我曾以为中国是世界上仅次于美国的最完美的国家。</text:p>
      <text:p text:style-name="P4">
说到8964就不得不提及翻墙 因为在我们的历史课本上出现了太多漏洞 很明显被阉割 被“消失”我是一个喜欢研究历史的人在我接触近代史的时候就开始好奇为什么49年后这么短？</text:p>
      <text:p text:style-name="P4">
我翻墙出去 是为了玩游戏 我需要注册一个ID 当时网页加载非常缓慢 我慢慢地意识到了有一种力量在故意的控制着互联网</text:p>
      <text:p text:style-name="P4">
后来通过游戏论坛了解到了，有一个“防火墙”电子长城，我迫不及待地翻越长城，只是好奇外面是什么样子？当时是同学用了某种手段（应该是VPN）把我带到了外面一发不可收拾 我有一台联想的笔记本电脑 断网就找同学</text:p>
      <text:p text:style-name="P4">
接触到了YouTube BBC 美国之音我开始了解人权 法制 宪法 刘晓波 零八宪章 到 8964</text:p>
      <text:p text:style-name="P4">
我知道刘晓波先生是因言获罪 也由衷的佩服他的勇气 了解了墙外的 那就看看墙内的吧！</text:p>
      <text:p text:style-name="P4">
当年的百度（大概14-19据我了解）是可以搜索且有相关百度百科（中国版的维基百科）的 叫1989年春夏之交的“政治风波” 不过几年间多有改动2020年的时候搜索 使用小米手机自带浏览器 结果当前页面根据法律法规不与显示（百度搜索六四事件）</text:p>
      <text:p text:style-name="P4">
我相信你会问我对这件事怎么看？</text:p>
      <text:p text:style-name="P4">
痛心疾首 事实上了解了事件事情之后我就开始被一个词条吸引 东欧剧变柏林墙等等</text:p>
      <text:p text:style-name="P4">
小平同志对学生们开抢了 绝口不提拒不承认 共产党就这样的态度？不对当年进行反思！毛病不改积恶成习！不得不说1989年的六月四号是中国乃至中国人在1949年之后离民主文明法治最近的一次！如果鄙人有幸 我会站在广场上！庆幸的是 乌鲁木齐中路 没有军队利用坦克子弹镇压</text:p>
      <text:p text:style-name="P4">
总结 因为防火墙为了注册游戏ID—翻墙—刘晓波—零八宪章—bbc—8964—展望民主法治的发展</text:p>
      <text:p text:style-name="P4">
我坚信不止白纸革命 中国也会有柏林墙倒塌的一天</text:p>
      <text:p text:style-name="P4">
为中共倒台而读书！为民主宪政而战斗到底！</text:p>
      <text:p text:style-name="P4">
============</text:p>
      <text:p text:style-name="P4">
我本人了解到六四事件一方面是因为每年六月初中国互联网大规模收紧的审查机制，另一方面因为中国民间普及率很高的翻墙手段，得以比较全面的了解到八九学潮。</text:p>
      <text:p text:style-name="P4">
作为八十年代民主化运动的一部分，六四事件是以空置的方式反复灌输到三十余年来的中国人的头脑中去的。官方承认这是一起丑闻，并采取网络审查的方式试图掩盖历史，但是，在见诸于官方资料的碎片化的六四事件中，政府本身承认这是一起“风波”，但认为暴力清场和事后迫害是维护国家安全的必要性手段。</text:p>
      <text:p text:style-name="P4">
两种处理方法并行的同时，中国官方和民间在对待六四事件的态度本身是矛盾的。必须承认我们在这方面缺乏严肃的政治——历史研究。这部分是由于言论管制，但更多的原因是我们下意识的把六四当做一个符号束之高阁。这种处理历史的态度把坦克人和戒严部队消解为历史性的符号，进而要么简单认为六四是“境外势力颠覆”的后果，国家采取暴力手段具有正当性（国家主义视角），要么承认六四事件是威权主义政治的恶果（自由主义视角）。简单的把六四视为“善”或者“恶”的道德划分无益于对历史的真正负责。</text:p>
      <text:p text:style-name="P4">
现在必须思考政治哲学意义上的诸多问题：民主、专制、或者政治制度本身。仅仅用控诉和戏谑的态度只会拒斥回溯性，从而拒斥历史自身的运动。科耶夫式的历史终结和后冷战时代依然有明显的冲突，自由民主作为普遍性价值观固然具有其不可避免的限度，但是，如果连十九世纪自由主义都难以理解，就遑论给出超越历史终结的崭新答案。六四事件已经成为中国现代史的标志性事件（可以和韩国的光州事件对等），但是归根结底，仅仅在象征性的层面上呼吁根本就无法走出威权主义模式。对于六四后的每一代人来说，我们真正缺乏的是政治启蒙和相应的训练，以及真正的参与政治。</text:p>
      <text:p text:style-name="P4">
============</text:p>
      <text:p text:style-name="P4">
2020年刚疫情的时候，初中生，在家网课。喜欢摄影，经常在B站看视频，某次看到一个介绍相机的视频，讲到徕卡，博主插了一句“徕卡最近拍了个广告辱华”如何如何，弹幕都说得很隐晦，我很好奇，便去搜，百度却什么都搜不到，只有一篇帖子，但全是在打谜语。没多久一个朋友发来一个梯，终于有机会翻出去看了，由此开始了解这些事情。</text:p>
      <text:p text:style-name="P4">
后来再去看那个b站视频，发现中间插的那句话被删掉了。</text:p>
      <text:p text:style-name="P4">
最开始知道时，其实并不懂什么概念理论，只觉得真是坏啊。外面太多这样的视频，后来我学着自己去了解，开始读书，傅高义的那本邓的传记，使我学会多点方面考虑这种问题。曾经我对这样的一整套system抱有极大信心，认为那件事并不太错。但是去年确实发生了很多事，大家都有点烦了。我时常看着公共空间展示给人们的过去的记忆，与我自己的感受总有差别，这差别像因为记忆是被篡改而导致的。于是我钻进私人空间，自己过去的照片，其他人的书，刘瑜，梁文道，陈丹青，公共知识分子们写自己的记忆与感受，反而能引起我的共鸣。我也开始读福山，穆勒，我想切实知道so-called 西方到底怎么想。</text:p>
      <text:p text:style-name="P4">
那件事的发生迟早要来，他们有够坚决，但是带来的究竟是稳定吗。如福山所言，强大的国家能力可以使他们完成巨大的工程如三峡，但是真的有很多人因此受益吗，则不好评价。</text:p>
      <text:p text:style-name="P4">
我仍认为，现在的对抗是意识上的对抗，我们总借着“包容多样”的道理来坚持自己现在的做法，排斥西边的一些价值，好像他们不适合我们。但是终于还是发现，人性深处的追求都是一样的，谁不想要平等与liberty呢？</text:p>
      <text:p text:style-name="P4">
===========</text:p>
      <text:p text:style-name="P4">
怎么说呢，如果没有《皇后大道东》这首歌突然在19年的夏天被消失，我可能不知道当时香港究竟发生了什么事，也根本不知道1989年居然发生过这么大的一件事。</text:p>
      <text:p text:style-name="P4">
好吧，看上去逻辑有点说不清，但就是这样，当初在看外媒报道有关香港反修例风波的时候，有时会提一嘴六四，而这一切无论是书本还是身边的人都可以说是从来没有提及过，所以凭借着自己那旺盛的好奇心，就开始了解有关六四的有些事情。</text:p>
      <text:p text:style-name="P4">
现在呢……感觉大家多多少少都知道有这件事的存在：我爷爷就提到当时天安门可是血流成河（虽然我因为比较信纪录片《天安门》的说法，而对这样过于夸张的表现有所怀疑）；我爸还有他平时在一起喝茶聊天的朋友倒坚定认为这一切就是境外势力搞的鬼；我同学则认为这是一场爱国运动（？），但是当局却没有把这件事处理好。</text:p>
      <text:p text:style-name="P4">
至于我，随着后来一系列事件的发生（如新冠防控、AO3被屏蔽、徐州“八孩母亲”、夏日祭被抵制、白纸运动……）怎么说呢，我也不知道要如何看待我的祖国了。一方面自己享受着中国高速发展所带来的成就，还为此感到自豪，另一方面看到中国当局对不同声音的打压甚至是迫害——哪怕只是一些非常温和的话，甚至只是一个人的艺术创作……明明当初习近平上台前没有那么多的事（虽然其他时期也有不好的事发生，但是我大多没有印象），当时明明也很开放，人们也对未来充满了希望，舆论氛围也没有像现在那样硝烟四起，但是现在……只能说，说多了都是泪。</text:p>
      <text:p text:style-name="P4">
现在……日子还是照常的过，还是和平常一样上学、吃饭、睡觉。我不看抖音，但是会在哔哩哔哩看自己感兴趣的东西。不过，得益于当时为了了解六四而做出的努力——毕竟当时我还懵懵懂懂，不知道墙外许多东西，甚至连翻墙工具都得重复尝试了几次，最后在一个稳定的工具下，我已经养成了使用YouTube、推特、脸书等国内无法使用的软件的习惯，有赖于此，还认识许多人，接触到了许多新的知识和观点，也开始学会去珍惜当下所拥有的一切。</text:p>
      <text:p text:style-name="P4">
毕竟我不想过快忘记这我所经历的一切。</text:p>
      <text:p text:style-name="P4">
===========</text:p>
      <text:p text:style-name="P4">
对于我个人而言，从对六四有所耳闻到了解再到熟知再到亲身体会是一个较为漫长的过程。大概分为叁个阶段。</text:p>
      <text:p text:style-name="P4">
2013年，我十岁时，随母亲到台湾游玩，因为是跟团旅游，所以一群大陆游客结伴而行，所到景点门外有许多法轮功学员亦或是其他人员在街边摆放展板和横幅向大陆游客宣传。当时我是小学生，只记得有一次我等候母亲去卫生间的功夫，一个老婆婆走来告诉我，“你要退出少先队，退队保平安，退队保平安。”又指了指她手上的展板，上面有很多非常血腥的图片（长大之后才知道是六四的一些照片，的确是非常血腥才令我今日都记忆犹新），又告诉我不退队是非常可怕的。母亲从卫生间出来后立马赶走了老婆婆，把我拉走，一行人都在议论纷纷，大概的意思是他们在故意诋毁大陆，让各位不要理会这些法轮功（在中国是邪教的代名词）。之后每年都会出国旅游，对这种事情司空见惯。</text:p>
      <text:p text:style-name="P4">
慢慢的，去国外旅游次数多了，才意识到有一道防火墙将我们和世界隔离开来。初叁的时候，不知道哪个同学发现，学校中的公用电脑用必应浏览器可以上维基百科，出于好奇，就在维基百科上搜索各种词条，恰逢学习歷史，进行一些资料搜索的时候发现了很多和课本上截然不同的信息，这时开始意识到我们的歷史是有端倪的。随着出国旅游的次数增多，逐渐摸索出来VPN是什麽东西。上高中后我就在自己的手机上安装了VPN，开始了翻墙生涯。</text:p>
      <text:p text:style-name="P4">
2018年上高中开始，我逐渐沉迷歷史政治学科的学习，又非常爱好学习中国近代曆史，从起初的维基百科浏览，逐渐到之后下载了Twitter，关注了各类政治栏目，收听到国外的讯息，又阅读了许多港台书籍，才知道我们之间已经隔了一层可悲的厚障壁了。六四这段在中国被尘封的歷史终于被我揭开。</text:p>
      <text:p text:style-name="P4">
此后在和家人的聊天中才得知，我的父亲就是当时的亲曆者，89年时他正在北京上大学，4日深夜他就在广场，相当长的时间裡他都在广场附近负责指挥交通。在学校裡，许多相同年龄段的同学都会对这段隐秘的歷史产生浓厚的好奇心，大概不是因为六四有多麽惨烈，而是官方对于这件事的敏感程度引起了他们的好奇。似乎我们的父辈，或多或少都有亲身参与或间接参与过六四（大多为六十年代末至七十年代初出生后在北京长大）。在听到亲歷者讲述之后，这件事才变得更加有血有肉。爷爷奶奶讲述当年清场之后焦急的在各个医院打听我父亲消息时的紧张急促。我父亲讲述人群面对军人的包围时，场面的悲壮，这些场面，对我内心产生了深深地印记。</text:p>
      <text:p text:style-name="P4">
不久之后，疫情来临，社会上各种事件频发，彼时我通过Twitter可以了解到各类中国时事，出于对六四的愤慨和当今社会的一系列惨剧的悲哀，我内心悲愤交加，煎熬无比。十分痛恨当局对于当时年轻人的一系列做法。疫情伊始时的社会黑暗彷佛将两件事结合一起。</text:p>
      <text:p text:style-name="P4">
2020年4月4日，恰逢国家公祭日，为悼念因防疫而牺牲的人们，天安门广场降了半旗。我和两个同学相约一起到了现场，我们带着蜡烛和李文亮的遗像就进入了广场（不知为何通过了严格的安检），也是这次的经歷，让我对学生们的经歷有了某种程度的亲身体会，也是永生难忘的。</text:p>
      <text:p text:style-name="P4">
Source: <text:a xlink:type="simple" xlink:href="https://www.rfa.org/mandarin/pinglun/duzheguangchang/dz-05302023170923.html" text:style-name="Internet_20_link" text:visited-style-name="Visited_20_Internet_20_Link">
https://www.rfa.org/mandarin/pinglun/duzheguangchang/dz-05302023170923.html</text:a>
</text:p>
      <!--NEWS-->
      <text:h text:style-name="P10" text:outline-level="1">
<text:span text:style-name="T4">
韩澳同意加强防务合作</text:span>
</text:h>
      <text:p text:style-name="P4">
Author: 联合早报 (Person)</text:p>
      <text:p text:style-name="P4">
Publisher: 联合早报 (Organization)</text:p>
      <text:p text:style-name="P4">
Published Time: 2023-05-30T17:43</text:p>
      <text:p text:style-name="P4">
Modified Time: 2023-05-30T17:46</text:p>
      <text:p text:style-name="P4">
Description: 韩国和澳大利亚同意加强防务合作，并举行工作层面的会议。路透社报道，韩国国防部长李钟燮星期二（5月30日）在首尔举行的首届韩国—太平洋岛国峰会场边会见了澳洲防长马尔斯。 李钟燮说，韩...</text:p>
      <text:p text:style-name="P4">
Videos: []</text:p>
      <text:p text:style-name="P4">
Audios: []</text:p>
      <text:p text:style-name="P4">
Images: []</text:p>
      <text:p text:style-name="P4">
Type: NewsArticle</text:p>
      <text:p text:style-name="P4">
Breadcrumbs: ['即时', '国际']</text:p>
      <text:p text:style-name="P4">
Keywords: ['韩国', '澳大利亚', '军事']</text:p>
      <!--METADATA-->
      <text:p text:style-name="P4">
韩国和澳大利亚同意加强防务合作，并举行工作层面的会议。</text:p>
      <text:p text:style-name="P4">
路透社报道，韩国国防部长李钟燮星期二（5月30日）在首尔举行的首届韩国—太平洋岛国峰会场边会见了澳洲防长马尔斯。</text:p>
      <text:p text:style-name="P4">
李钟燮说，韩国军方愿意加入由澳洲领导的多国军事演习“印太奋进”（Indo-PacificEndeavour），以及澳洲国防军在太平洋地区清除水下水雷而开展的“安全行动”（Operation Render Safe）。</text:p>
      <text:p text:style-name="P4">
韩澳两国同意举行工作层面的会议，以修订2011年为加强防务工业合作所签署的谅解备忘录。</text:p>
      <text:p text:style-name="P4">
马尔斯也在峰会期间会见了韩国总统尹锡悦，两人讨论了扩大与太平洋岛屿国家合作的共同努力。</text:p>
      <text:p text:style-name="P4">
Source: <text:a xlink:type="simple" xlink:href="https://www.zaobao.com.sg/realtime/world/story20230530-1399696" text:style-name="Internet_20_link" text:visited-style-name="Visited_20_Internet_20_Link">
https://www.zaobao.com.sg/realtime/world/story20230530-1399696</text:a>
</text:p>
      <!--NEWS-->
      <text:h text:style-name="P10" text:outline-level="1">
<text:span text:style-name="T4">
丹麦拟未来10年投资210亿美元用于国防建设</text:span>
</text:h>
      <text:p text:style-name="P4">
Author: 联合早报 (Person)</text:p>
      <text:p text:style-name="P4">
Publisher: 联合早报 (Organization)</text:p>
      <text:p text:style-name="P4">
Published Time: 2023-05-30T18:01</text:p>
      <text:p text:style-name="P4">
Modified Time: 2023-05-30T18:01</text:p>
      <text:p text:style-name="P4">
Description: 丹麦政府提案，在未来10年内投资1430亿丹麦克朗（约278亿新元）用于国防，以达到北约支出目标。路透社报道，丹麦代理国防部长普尔森星期二（5月30日）在一次新闻发布会上说：“我们...</text:p>
      <text:p text:style-name="P4">
Videos: []</text:p>
      <text:p text:style-name="P4">
Audios: []</text:p>
      <text:p text:style-name="P4">
Images: []</text:p>
      <text:p text:style-name="P4">
Type: NewsArticle</text:p>
      <text:p text:style-name="P4">
Breadcrumbs: ['即时', '国际']</text:p>
      <text:p text:style-name="P4">
Keywords: ['丹麦', '北约', '乌克兰战争']</text:p>
      <!--METADATA-->
      <text:p text:style-name="P4">
丹麦政府提案，在未来10年内投资1430亿丹麦克朗（约278亿新元）用于国防，以达到北约支出目标。</text:p>
      <text:p text:style-name="P4">
路透社报道，丹麦代理国防部长普尔森星期二（5月30日）在一次新闻发布会上说：“我们必须在更大程度上能够满足北约及盟友对丹麦的要求和期望。我们的武装部队需要进行大量投资，以减轻我们应承担的责任。”</text:p>
      <text:p text:style-name="P4">
丹麦的国防支出将从2024年的69亿克朗（约13亿新元）增至2033年的192亿克朗（约37.3亿新元）。</text:p>
      <text:p text:style-name="P4">
作为北约联盟的创始成员，丹麦在冷战结束后缩减了在欧洲发动陆战的军事能力。然而，为了应对 <text:a xlink:type="simple" xlink:href="https://www.zaobao.com/keywords/e-wu-zhan-zheng" text:style-name="Internet_20_link" text:visited-style-name="Visited_20_Internet_20_Link">
 俄乌战事</text:a>
，丹麦2022年承诺在2030年底前将国防和安全支出永久增加到国内生产总值的2%；这是北约成员国的一个关键目标。</text:p>
      <text:p text:style-name="P4">
丹麦多数派政府说，这份提案将确定国防开支的总体框架，在此期间将不断商定实际军事采购事宜。</text:p>
      <text:p text:style-name="P4">
Source: <text:a xlink:type="simple" xlink:href="https://www.zaobao.com.sg/realtime/world/story20230530-1399699" text:style-name="Internet_20_link" text:visited-style-name="Visited_20_Internet_20_Link">
https://www.zaobao.com.sg/realtime/world/story20230530-1399699</text:a>
</text:p>
      <!--NEWS-->
      <text:h text:style-name="P10" text:outline-level="1">
<text:span text:style-name="T4">
投资人关注提高美债上限表决 亚股走势分歧</text:span>
</text:h>
      <text:p text:style-name="P4">
Publisher: 法新社</text:p>
      <text:p text:style-name="P4">
Published Time: 2023-05-30T18:02:07+00:00</text:p>
      <text:p text:style-name="P4">
Modified Time: 2023-05-30T11:20:05+00:00</text:p>
      <text:p text:style-name="P4">
Description: （法新社香港30日电） 亚洲股市今天走势分歧，投资人密切关注美国提高举债上限的进度，交易小心翼翼。预计美国国会将在本周表决提高美国债务上限协议，以避免会造成痛苦后果的债务违约局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3.617581in" draw:z-index="0">
<draw:image xlink:href="../Images/rficn/2023-05-30T18-02-07-00-00/000000.png" xlink:type="simple" xlink:show="embed" xlink:actuate="onLoad" draw:mime-type="image/png"/>
</draw:frame>
</text:p>
      <text:p text:style-name="P4">
经过多日谈判，美国总统拜登与联邦众议院议长麦卡锡（Kevin McCarthy）上周末终于达成协议，将提高美债上限至2025年1月，协议并送国会表决。</text:p>
      <text:p text:style-name="P4">
这个消息让市场松了口气，但现在两位领导人必须说服双方犹豫不决人士支持这项协议，预计众议院将在明天投票，然后是参议院。</text:p>
      <text:p text:style-name="P4">
华尔街股市逢美国阵亡将士纪念日（Memorial Day）休市，没有产生影响，亚洲股市今天涨跌互见。</text:p>
      <text:p text:style-name="P4">
疫情解封后中国经济复苏的力道减退，对中国经济的忧虑加剧，带动香港和上海股市近期跌势，但这两个股市今天都以小涨作收，而东京、新加坡、首尔和孟买股市也走扬。</text:p>
      <text:p text:style-name="P4">
但雪梨、威灵顿、台北、马尼拉、曼谷和雅加达股市走弱。</text:p>
      <text:p text:style-name="P4">
澳洲国民银行（National Australia Bank）经济学家史垂克兰（TapasStrickland）说：「关于美国债务上限的投票预计将从31日开始，似乎有足够的支持来通过。」</text:p>
      <text:p text:style-name="P4">
然而，分析人士指出，虽然债务上限问题解决将让市场少一个担心的问题，但如今对流动性的担忧可能会打压市场情绪。</text:p>
      <text:p text:style-name="P4">
他们说，美国财政部将需要出售超过1兆美元的国库券来补充其资金，这意味着大量的销售将吸走银行业的现金，并给经济带来新的压力。（译者：林沂锋/核稿：林治平）</text:p>
      <text:p text:style-name="P4">
Source: <text:a xlink:type="simple" xlink:href="https://www.rfi.fr/cn/%E8%B4%A2%E7%BB%8F%E5%BF%AB%E8%AE%AF/20230530-%E6%8A%95%E8%B5%84%E4%BA%BA%E5%85%B3%E6%B3%A8%E6%8F%90%E9%AB%98%E7%BE%8E%E5%80%BA%E4%B8%8A%E9%99%90%E8%A1%A8%E5%86%B3-%E4%BA%9A%E8%82%A1%E8%B5%B0%E5%8A%BF%E5%88%86%E6%AD%A7" text:style-name="Internet_20_link" text:visited-style-name="Visited_20_Internet_20_Link">
https://www.rfi.fr/cn/%E8%B4%A2%E7%BB%8F%E5%BF%AB%E8%AE%AF/20230530-%E6%8A%95%E8%B5%84%E4%BA%BA%E5%85%B3%E6%B3%A8%E6%8F%90%E9%AB%98%E7%BE%8E%E5%80%BA%E4%B8%8A%E9%99%90%E8%A1%A8%E5%86%B3-%E4%BA%9A%E8%82%A1%E8%B5%B0%E5%8A%BF%E5%88%86%E6%AD%A7</text:a>
</text:p>
      <!--NEWS-->
      <text:h text:style-name="P10" text:outline-level="1">
<text:span text:style-name="T4">
马国反贪会：多人在澳门见过刘特佐</text:span>
</text:h>
      <text:p text:style-name="P4">
Author: 联合早报 (Person)</text:p>
      <text:p text:style-name="P4">
Publisher: 联合早报 (Organization)</text:p>
      <text:p text:style-name="P4">
Published Time: 2023-05-30T18:35</text:p>
      <text:p text:style-name="P4">
Modified Time: 2023-05-30T18:35</text:p>
      <text:p text:style-name="P4">
Description: 马来西亚反贪污委员会认为，涉及一个马来西亚发展有限公司（一马公司，1MDB）弊案的通缉犯刘特佐目前藏身澳门。反贪污委员会（反贪会）以书面回复半岛电视台询问时指出：“已经有多名人士确...</text:p>
      <text:p text:style-name="P4">
Videos: []</text:p>
      <text:p text:style-name="P4">
Audios: []</text:p>
      <text:p text:style-name="P4">
Images: []</text:p>
      <text:p text:style-name="P4">
Type: NewsArticle</text:p>
      <text:p text:style-name="P4">
Breadcrumbs: ['即时', '国际']</text:p>
      <text:p text:style-name="P4">
Keywords: ['刘特佐', '一马公司', '澳门']</text:p>
      <!--METADATA-->
      <text:p text:style-name="P4">
马来西亚反贪污委员会认为，涉及一个马来西亚发展有限公司（一马公司，1MDB）弊案的通缉犯刘特佐目前藏身澳门。</text:p>
      <text:p text:style-name="P4">
反贪污委员会（反贪会）以书面回复半岛电视台询问时指出：“已经有多名人士确认在澳门见过刘特佐。”其中包括本月初入境马国时被捕的前一马公司职员纪国天（译音）。</text:p>
      <text:p text:style-name="P4">
据报道，反贪会指纪国天证实在澳门见过刘特佐，以及刘特佐的亲信陈金龙与唐敬志、一马公司前执行董事倪崇兴，以及一马公司前总投资长聂法依沙等多名一马公司案逃犯。刘特佐也指示纪国天不要返回马国担任一马公司案的证人。</text:p>
      <text:p text:style-name="P4">
纪国天5月3日从澳门飞抵吉隆坡国际机场后，就遭反贪会官员逮捕。马国警方消息人士指纪国天因在澳门逾期逗留而遭遣返。反贪会向纪国天录取口供后已经释放他，当局暂时也不会提控他。</text:p>
      <text:p text:style-name="P4">
反贪会指出，澳门方面遣返纪国天之前，并未通知马国政府。但反贪会通过情报网络知道此人将从澳门返回马国。一名反贪会官员透露：“当局将专注调查纪国天在新加坡的资产，目前调查报告已完成并提交总检察署，由总检察署决定是否采取行动。”</text:p>
      <text:p text:style-name="P4">
Source: <text:a xlink:type="simple" xlink:href="https://www.zaobao.com.sg/realtime/world/story20230530-1399714" text:style-name="Internet_20_link" text:visited-style-name="Visited_20_Internet_20_Link">
https://www.zaobao.com.sg/realtime/world/story20230530-1399714</text:a>
</text:p>
      <!--NEWS-->
      <text:h text:style-name="P10" text:outline-level="1">
<text:span text:style-name="T4">
逮捕令在身 俄：普京将适当参加南非峰会</text:span>
</text:h>
      <text:p text:style-name="P4">
Author: 联合早报 (Person)</text:p>
      <text:p text:style-name="P4">
Publisher: 联合早报 (Organization)</text:p>
      <text:p text:style-name="P4">
Published Time: 2023-05-30T19:20</text:p>
      <text:p text:style-name="P4">
Modified Time: 2023-05-30T19:26</text:p>
      <text:p text:style-name="P4">
Description: 针对俄罗斯总统普京会否出席将在南非举行的金砖五国集团峰会，克里姆林宫说，俄罗斯将以适当程度参加。路透社报道，南非作为国际刑事法院 (ICC) 的成员，理论上将被要求根据法院逮捕令，...</text:p>
      <text:p text:style-name="P4">
Videos: []</text:p>
      <text:p text:style-name="P4">
Audios: []</text:p>
      <text:p text:style-name="P4">
Images: []</text:p>
      <text:p text:style-name="P4">
Type: NewsArticle</text:p>
      <text:p text:style-name="P4">
Breadcrumbs: ['即时', '国际']</text:p>
      <text:p text:style-name="P4">
Keywords: ['俄罗斯', '南非', '普京', '国际刑事法院', '战争罪']</text:p>
      <!--METADATA-->
      <text:p text:style-name="P4">
针对俄罗斯总统普京会否出席将在南非举行的 <text:a xlink:type="simple" xlink:href="https://www.zaobao.com/keywords/jin-zhuan-guo-jia" text:style-name="Internet_20_link" text:visited-style-name="Visited_20_Internet_20_Link">
 金砖五国 </text:a>
 集团峰会，克里姆林宫说，俄罗斯将以适当程度参加。</text:p>
      <text:p text:style-name="P4">
路透社报道，南非作为国际刑事法院 (ICC)的成员，理论上将被要求根据法院逮捕令，以涉嫌战争罪逮捕普京。然而，南非已邀请普京参加8月22日至24日的金砖五国集团（BRICS）峰会，成员国包括巴西、俄罗斯、印度、中国和南非。</text:p>
      <text:p text:style-name="P4">
克里姆林宫发言人佩斯科夫星期二（5月30日）在新闻发布会上说：“俄罗斯非常重视这种一体化形式的发展。俄罗斯将以适当程度参加这次峰会。“在被问及南非执行逮捕令的可能时，佩斯科夫说：“当然，我们在如此重要的形式下，最起码要指望伙伴国不被这种非法决定所引导。”</text:p>
      <text:p text:style-name="P4">
佩斯科夫说，关于这个问题的进一步细节将在日后宣布。</text:p>
      <text:p text:style-name="P4">
国际刑事法院于2023年3月 <text:a xlink:type="simple" xlink:href="https://www.zaobao.com/realtime/world/story20230317-1373616" text:style-name="Internet_20_link" text:visited-style-name="Visited_20_Internet_20_Link">
 对普京发出逮捕令</text:a>
，指控他犯下从俄罗斯占领的乌克兰领土上强行驱逐儿童的战争罪。莫斯科否认犯下包括强迫驱逐儿童的战争罪，并称国际刑事法院没有权力逮捕，因为俄罗斯不是成员国。</text:p>
      <text:p text:style-name="P4">
普京是第三位被国际刑事法院发出逮捕令的现任总统，不太可能在短期内上法庭，但逮捕令意味着如果他前往任何国际刑事法院成员国，他可能会被逮捕，并被送往海牙。</text:p>
      <text:p text:style-name="P4">
Source: <text:a xlink:type="simple" xlink:href="https://www.zaobao.com.sg/realtime/world/story20230530-1399732" text:style-name="Internet_20_link" text:visited-style-name="Visited_20_Internet_20_Link">
https://www.zaobao.com.sg/realtime/world/story20230530-1399732</text:a>
</text:p>
      <!--NEWS-->
      <text:h text:style-name="P10" text:outline-level="1">
<text:span text:style-name="T4">
吉打大臣指槟城属于吉打 安华：请参阅宪法</text:span>
</text:h>
      <text:p text:style-name="P4">
Author: 联合早报 (Person)</text:p>
      <text:p text:style-name="P4">
Publisher: 联合早报 (Organization)</text:p>
      <text:p text:style-name="P4">
Published Time: 2023-05-30T19:33</text:p>
      <text:p text:style-name="P4">
Modified Time: 2023-05-30T19:39</text:p>
      <text:p text:style-name="P4">
Description: 马来西亚首相安华认为，吉打州务大臣沙努西再次挑起槟州主权课题，纯属政治把戏。他建议沙努西发言前，先参阅联邦宪法。沙努西星期一（5月29日）出席吉打与玻璃市签署的两州内陆与海洋边界协...</text:p>
      <text:p text:style-name="P4">
Videos: []</text:p>
      <text:p text:style-name="P4">
Audios: []</text:p>
      <text:p text:style-name="P4">
Images: []</text:p>
      <text:p text:style-name="P4">
Type: NewsArticle</text:p>
      <text:p text:style-name="P4">
Breadcrumbs: ['即时', '国际']</text:p>
      <text:p text:style-name="P4">
Keywords: ['安华', '吉打', '槟城', '马来西亚']</text:p>
      <!--METADATA-->
      <text:p text:style-name="P4">
马来西亚首相安华认为，吉打州务大臣沙努西再次挑起槟州主权课题，纯属政治把戏。他建议沙努西发言前，先参阅联邦宪法。</text:p>
      <text:p text:style-name="P4">
沙努西星期一（5月29日）出席吉打与玻璃市签署的两州内陆与海洋边界协议后告诉媒体，槟城属于吉打，因此两州之间没有边界。沙努西今年2月也声称“槟城是吉打的”。</text:p>
      <text:p text:style-name="P4">
安华星期二（30日）在记者会上说：“（沙努西）谈话明显只是政治把戏。但作为州务大臣，我认为他应受法律约束。”</text:p>
      <text:p text:style-name="P4">
关于槟城与吉打的地位，安华说：“我能说的是，总检察长已就此事表达坚定立场，就是各方必须尊重吉打苏丹等各州统治者都同意的联邦宪法。”马国宪法明文规定槟城是组成联邦的13州之一。</text:p>
      <text:p text:style-name="P4">
除了主张槟城是吉打的，沙努西也多次表明将提高槟城抽取吉打慕达河生水的费用。他2021年10月也要求联邦政府将租借槟州每年1000万令吉（约294万新元）的特许权使用费（RoyaltyFee），调涨至每年1亿令吉。这些课题都不了了之。</text:p>
      <text:p text:style-name="P4">
Source: <text:a xlink:type="simple" xlink:href="https://www.zaobao.com.sg/realtime/world/story20230530-1399734" text:style-name="Internet_20_link" text:visited-style-name="Visited_20_Internet_20_Link">
https://www.zaobao.com.sg/realtime/world/story20230530-1399734</text:a>
</text:p>
      <!--NEWS-->
      <text:h text:style-name="P10" text:outline-level="1">
<text:span text:style-name="T4">
周二美市盘前走高 重点看美国“女股神”凯西伍德谈英伟达</text:span>
</text:h>
      <text:p text:style-name="P4">
Author: 李可爱 (Person)</text:p>
      <text:p text:style-name="P4">
Publisher: 联合早报 (Organization)</text:p>
      <text:p text:style-name="P4">
Published Time: 2023-05-30T19:40</text:p>
      <text:p text:style-name="P4">
Modified Time: 2023-05-30T19:40</text:p>
      <text:p text:style-name="P4">
Description: ●美国总统拜登和众议院议长麦卡锡星期天（5月28日）敲定最终协议，暂时取消债务上限两年，支持华尔街股市主要股指期货星期二（5月30日）上升。许多科技股，尤其是那些业务与人工智能挂钩...</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p text:style-name="P4">
<text:span text:style-name="T4">
星期二（5月30日）重点：</text:span>
</text:p>
      <text:p text:style-name="P4">
●美国总统拜登和众议院议长麦卡锡星期天（5月28日） <text:a xlink:type="simple" xlink:href="https://www.zaobao.com/news/world/story20230529-1399442" text:style-name="Internet_20_link" text:visited-style-name="Visited_20_Internet_20_Link">
 敲定最终协议</text:a>
，暂时取消债务上限两年，支持华尔街股市主要股指期货星期二（5月30日）上升。许多科技股，尤其是那些业务与人工智能挂钩的公司，再次引领股市走高。</text:p>
      <text:p text:style-name="P4">
●在7时截稿时，标准与普尔500指数期货上升21.00点或0.50％，报4226.50点；纳斯达克100指数期货奋起146.20点或1.02％，报14444.60点；道琼斯指数期货也升高44.20点，报33137.50点。</text:p>
      <text:p text:style-name="P4">
●美国股市上星期五也大幅收高，其中晶片股因人工智能前景乐观连续第二天大涨。标准与普尔500指数上星期五上升54.17点，闭市报4205.45点。重量级的道琼斯指数也起328.69点，闭市报33093.34点。以科技股为主的纳斯达克100指数则显著升高2.58％或359.88点，以14298.41点收市。</text:p>
      <text:p text:style-name="P4">
●美国股市上星期五的交易淡静，交易所的总成交量是98亿股，比过去20天的105亿股平均成交量少。</text:p>
      <text:p text:style-name="P4">
<text:span text:style-name="T4">
盘前交易重点：</text:span>
</text:p>
      <text:p text:style-name="P4">
●科技股在今晚盘前普遍走高。尤其是人工智能公司如：C3.ai和PalantirTechnologies，它们的股价分别上涨超过6％和5％。云端科技公司Nutanix的股价也起了将近3％。</text:p>
      <text:p text:style-name="P4">
●据路透社目击者称，特斯拉首席执行官 <text:a xlink:type="simple" xlink:href="https://www.zaobao.com/realtime/china/story20230530-1399644" text:style-name="Internet_20_link" text:visited-style-name="Visited_20_Internet_20_Link">
 马斯克的私人飞机已在今天抵达中国北京</text:a>
。马斯克预计会见中国高级官员，并参观特斯拉的上海工厂。这是他三年来首次访华。特斯拉股价在今晚盘前上升5.93美元，截稿时报199.10美元。</text:p>
      <text:p text:style-name="P4">
特斯拉首席执行官马斯克的私人飞机于5月30日出现在北京国际机场。（路透社）</text:p>
      <text:p text:style-name="P4">
●IovanceBiotherapeutics的晚期皮肤癌治疗药物Lifileucel的许可申请获得美国食品和药物管理局批准，带动该公司股价在今晚盘前上涨超过13％，截稿时报8.59美元。</text:p>
      <text:p text:style-name="P4">
●星期二下文我们来看看美国“女股神”凯西伍德（Cathie Wood）为什么对英伟达（Nvidia）股票现有价位 <text:a xlink:type="simple" xlink:href="https://www.zaobao.com/finance/world/story20230530-1399678" text:style-name="Internet_20_link" text:visited-style-name="Visited_20_Internet_20_Link">
 没有太大的信心</text:a>
。今晚盘前该股再起12.97美元，截稿时报402.43美元。</text:p>
      <text:p text:style-name="P4">
●盘前活跃股按序：特斯拉、英伟达、Palantir Technologies、超微（Advanced Micro Devices）和C3.aiInc。截稿时，这五只活跃股的股价全部上升。</text:p>
      <text:p text:style-name="P4">
英伟达预测，因为市场对人工智能开发的兴趣日益浓厚，集团产品接下来的需求会继续保持强劲，营业额也会有好表现。（路透社）</text:p>
      <text:p text:style-name="P4">
<text:span text:style-name="T4">
英伟达（Nvidia Corporation）</text:span>
</text:p>
      <text:p text:style-name="P4">
<text:span text:style-name="T4">
（纳斯达克证券交易所代码：NVDA）</text:span>
</text:p>
      <text:p text:style-name="P4">
美国“女股神”凯西伍德隔夜较迟时候在她的一系列推文说，近期股市宠儿英伟达的价位已经太高了。而且她对英伟达今年的年销售额达到现有的25倍没有太大的信心。相反的，她对其他业者从即将到来的人工智能热潮中获益会更有把握。</text:p>
      <text:p text:style-name="P4">
根据凯西伍德的推文，最令她吃惊的是，因为投资者目前对人工智能的追捧，竟然让英伟达的股价飙到当前财政年度销售额的25倍的价位上。相比之下，属于费城半导体指数（PhiladelphiaSemiconductorIndex）的指数股，也就是英伟达的晶片同行的股票，目前的营业额对股价的比例也只是大约六倍，而因ChatGPT再次红起来的微软的股价的同个比例也不过是12倍。</text:p>
      <text:p text:style-name="P4">
美国“女股神”凯西伍德发推文说，近期股市宠儿英伟达的价位已经太贵了。（档案照片）</text:p>
      <text:p text:style-name="P4">
就公司实际现金能力来比较，英伟达也是同行中最昂贵的公司。它的现金流市盈率超过140倍，是同行如：超微和Monolithic PowerSystems的两倍多。与公司资产价值相比，英伟达的股价接近40倍，而同行如ASML Holding和KLA Corp的则不到30倍。</text:p>
      <text:p text:style-name="P4">
英伟达股价单在过去五个交易日里就飙高了25.96％，加上之前的涨幅，英伟达股价开年至今已经飙升了超过172％。不仅如此，英伟达股价在今晚盘前甚至一度突破每股404美元，市值短暂突破1万亿美元大关。</text:p>
      <text:p text:style-name="P4">
这股涨势主要是由英伟达比预期强劲的第一季业绩带动。而英伟达也将这个强劲业绩表现与人工智能业务挂钩。在上个星期三（5月24日）盘后，该晶片制造商还预测，因为市场对人工智能开发的兴趣日益浓厚，集团产品需求会继续强劲，营业额也会有好表现。</text:p>
      <text:p text:style-name="P4">
凯西伍德旗下的方舟投资基金在今年2月份曾抛售约7万9000股英伟达股票，以及在上星期抛售了另外6万5000股。根据方舟投资基金官方网站，截至5月26日，凯西伍德的基金仍持有英伟达的32万5062股股票。不过，凯西伍德的旗舰方舟投资基金确实是错过英伟达今年的大部分涨势。</text:p>
      <text:p text:style-name="P4">
虽然凯西伍德对英伟达股票有所保留，在Tipranks的36名分析师却似乎还相当看好这只股。他们当中就有32名给予英伟达股“买进”评级，四名给予“持守”评级，一年期限平均目标价是434.76美元。</text:p>
      <text:p text:style-name="P4">
Source: <text:a xlink:type="simple" xlink:href="https://www.zaobao.com.sg/realtime/world/story20230530-1399736" text:style-name="Internet_20_link" text:visited-style-name="Visited_20_Internet_20_Link">
https://www.zaobao.com.sg/realtime/world/story20230530-1399736</text:a>
</text:p>
      <!--NEWS-->
      <text:h text:style-name="P10" text:outline-level="1">
<text:span text:style-name="T4">
俄防长：西方正加紧向乌提供军备</text:span>
</text:h>
      <text:p text:style-name="P4">
Author: 联合早报 (Person)</text:p>
      <text:p text:style-name="P4">
Publisher: 联合早报 (Organization)</text:p>
      <text:p text:style-name="P4">
Published Time: 2023-05-30T21:04</text:p>
      <text:p text:style-name="P4">
Modified Time: 2023-05-30T21:09</text:p>
      <text:p text:style-name="P4">
Description: 俄罗斯国防部长绍伊古称，乌克兰将展开“大规模”攻势，西方国家正加紧向基辅提供装备和武器，并说莫斯科将打击任何被发现的供应路线。路透社报道，绍伊古星期二（5月30日）在电视讲话中称，...</text:p>
      <text:p text:style-name="P4">
Videos: []</text:p>
      <text:p text:style-name="P4">
Audios: []</text:p>
      <text:p text:style-name="P4">
Images: []</text:p>
      <text:p text:style-name="P4">
Type: NewsArticle</text:p>
      <text:p text:style-name="P4">
Breadcrumbs: ['即时', '国际']</text:p>
      <text:p text:style-name="P4">
Keywords: ['俄罗斯', '乌克兰', '俄乌战争', '袭击']</text:p>
      <!--METADATA-->
      <text:p text:style-name="P4">
俄罗斯国防部长绍伊古称，乌克兰将展开“大规模”攻势，西方国家正加紧向基辅提供装备和武器，并说莫斯科将打击任何被发现的供应路线。</text:p>
      <text:p text:style-name="P4">
路透社报道，绍伊古星期二（5月30日）在电视讲话中称，俄罗斯正在对敌人造成“有效的火力破坏”，西方的武器不会改变莫斯科在乌克兰的“特别军事行动“结果。</text:p>
      <text:p text:style-name="P4">
乌克兰在绍伊古发表讲话不久前对俄罗斯发动历来最大规模的无人机攻击；俄国防部称，俄防空系统 <text:a xlink:type="simple" xlink:href="https://www.zaobao.com/realtime/world/story20230530-1399657" text:style-name="Internet_20_link" text:visited-style-name="Visited_20_Internet_20_Link">
 摧毁了所有八架无人机</text:a>
。绍伊古说：“今天上午，基辅政权在莫斯科地区进行了一次恐怖袭击。我想指出，这次是以平民为目标。”</text:p>
      <text:p text:style-name="P4">
一名乌克兰总统的幕僚否认基辅直接参与了星期二对莫斯科的袭击，但称乌克兰正在关注这起事件，并预测还会有更多事件发生。</text:p>
      <text:p text:style-name="P4">
Source: <text:a xlink:type="simple" xlink:href="https://www.zaobao.com.sg/realtime/world/story20230530-1399751" text:style-name="Internet_20_link" text:visited-style-name="Visited_20_Internet_20_Link">
https://www.zaobao.com.sg/realtime/world/story20230530-1399751</text:a>
</text:p>
      <!--NEWS-->
      <text:h text:style-name="P10" text:outline-level="1">
<text:span text:style-name="T4">
苏纳克下周访美 与拜登讨论经济关系和乌军援</text:span>
</text:h>
      <text:p text:style-name="P4">
Author: 联合早报 (Person)</text:p>
      <text:p text:style-name="P4">
Publisher: 联合早报 (Organization)</text:p>
      <text:p text:style-name="P4">
Published Time: 2023-05-30T21:42</text:p>
      <text:p text:style-name="P4">
Modified Time: 2023-05-30T21:56</text:p>
      <text:p text:style-name="P4">
Description: 英国首相苏纳克将于下周的访美之行与美国总统拜登举行会谈，讨论增进经济关系，以及如何在与俄罗斯的冲突中，维持对乌克兰的军事支持。路透社报道，苏纳克的发言人星期二（5月30日）说，苏纳...</text:p>
      <text:p text:style-name="P4">
Videos: []</text:p>
      <text:p text:style-name="P4">
Audios: []</text:p>
      <text:p text:style-name="P4">
Images: []</text:p>
      <text:p text:style-name="P4">
Type: NewsArticle</text:p>
      <text:p text:style-name="P4">
Breadcrumbs: ['即时', '国际']</text:p>
      <text:p text:style-name="P4">
Keywords: ['英国', '美国', '苏纳克', '拜登']</text:p>
      <!--METADATA-->
      <text:p text:style-name="P4">
英国首相苏纳克将于下周的访美之行与美国总统拜登举行会谈，讨论增进经济关系，以及如何在与俄罗斯的冲突中，维持 <text:a xlink:type="simple" xlink:href="https://www.zaobao.com/realtime/world/story20230517-1395601" text:style-name="Internet_20_link" text:visited-style-name="Visited_20_Internet_20_Link">
 对乌克兰的军事支持</text:a>
 。</text:p>
      <text:p text:style-name="P4">
路透社报道，苏纳克的发言人星期二（5月30日）说，苏纳克将于6月7日至8日访问华盛顿，与拜登、国会议员和美国商界领袖会面。</text:p>
      <text:p text:style-name="P4">
发言人说：“在决定我们未来的经济挑战方面，首相（苏纳克）和拜登总统最近几个月就加强英美两国的合作和协调水平进行了讨论，这次访问将是建立在这一基础上的机会。”发言人还说，两位领导人将有机会讨论维持对乌克兰的支持等课题。</text:p>
      <text:p text:style-name="P4">
Source: <text:a xlink:type="simple" xlink:href="https://www.zaobao.com.sg/realtime/world/story20230530-1399763" text:style-name="Internet_20_link" text:visited-style-name="Visited_20_Internet_20_Link">
https://www.zaobao.com.sg/realtime/world/story20230530-1399763</text:a>
</text:p>
      <!--NEWS-->
      <text:h text:style-name="P10" text:outline-level="1">
<text:span text:style-name="T4">
俄罗斯猛炸基辅，莫斯科突遭无人机袭击</text:span>
</text:h>
      <text:p text:style-name="P4">
Author: chinese@voanews.com (松仁)</text:p>
      <text:p text:style-name="P4">
Publisher: 美国之音中文网 (Type: NewsMediaOrganization)</text:p>
      <text:p text:style-name="P4">
Published Time: 2023-05-30T22:03:06+08:00</text:p>
      <text:p text:style-name="P4">
Modified Time: 2023-05-30 15:31:18Z</text:p>
      <text:p text:style-name="P4">
Description: 俄罗斯方面称莫斯科周二（5月30日）突然遭到无人机袭击，致使俄罗斯首都受到俄国国会一名议员所说的二战以来最为严重的攻击。与此同时，俄军在24小时内对基辅发动第三波空袭。</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e-war-comes-to-moscow-as-both-capitals-hit-by-drones-053023/7115244.html" text:style-name="Internet_20_link" text:visited-style-name="Visited_20_Internet_20_Link">
https://www.voachinese.com/a/ukraine-war-comes-to-moscow-as-both-capitals-hit-by-drones-053023/7115244.html</text:a>
</text:p>
      <!--NEWS-->
      <text:h text:style-name="P10" text:outline-level="1">
<text:span text:style-name="T4">
中国发射神舟十六载人飞船 美中太空竞争进一步加剧</text:span>
</text:h>
      <text:p text:style-name="P4">
Author: chinese@voanews.com (美国之音)</text:p>
      <text:p text:style-name="P4">
Publisher: 美国之音中文网 (Type: NewsMediaOrganization)</text:p>
      <text:p text:style-name="P4">
Published Time: 2023-05-30T22:07:46+08:00</text:p>
      <text:p text:style-name="P4">
Modified Time: 2023-05-30 14:07:46Z</text:p>
      <text:p text:style-name="P4">
Description: 中国长征二号F遥十六运载火箭星期二（5月30日）在西北甘肃沙漠中的酒泉卫星发射中心发射，将神舟十六号载人飞船上的三名宇航员送入中国的空间站。中国制定了一个雄心勃勃的太空计划，目标是在2030年前实现中国宇航员首次登陆月球。</text:p>
      <text:p text:style-name="P4">
Videos: []</text:p>
      <text:p text:style-name="P4">
Images: []</text:p>
      <text:p text:style-name="P4">
Categories: ['中国', '科技']</text:p>
      <text:p text:style-name="P4">
Type: None</text:p>
      <!--METADATA-->
      <text:p text:style-name="P4">
NoneNone</text:p>
      <text:p text:style-name="P4">
Source: <text:a xlink:type="simple" xlink:href="https://www.voachinese.com/a/china-launches-new-crew-for-space-station-with-eye-to-putting-astronauts-on-moon-before-2030-20230530/7115090.html" text:style-name="Internet_20_link" text:visited-style-name="Visited_20_Internet_20_Link">
https://www.voachinese.com/a/china-launches-new-crew-for-space-station-with-eye-to-putting-astronauts-on-moon-before-2030-20230530/7115090.html</text:a>
</text:p>
      <!--NEWS-->
      <text:h text:style-name="P10" text:outline-level="1">
<text:span text:style-name="T4">
马斯克飞抵北京会见秦刚，据报反对美中两国“脱钩断链”</text:span>
</text:h>
      <text:p text:style-name="P4">
Author: chinese@voanews.com (美国之音)</text:p>
      <text:p text:style-name="P4">
Publisher: 美国之音中文网 (Type: NewsMediaOrganization)</text:p>
      <text:p text:style-name="P4">
Published Time: 2023-05-30T22:45:17+08:00</text:p>
      <text:p text:style-name="P4">
Modified Time: 2023-05-30 14:46:34Z</text:p>
      <text:p text:style-name="P4">
Description: 电动车巨头特斯拉（Tesla）首席执行官埃隆·马斯克（Elon Musk）星期二乘坐私人飞机抵达北京后会见了中国外长秦刚。据中国官媒新华社报道，马斯克在会见中表示，美中利益交融，密不可分。特斯拉公司反对两国“脱钩断链”，愿意继续拓展在华业务，共享中国发展机遇。</text:p>
      <text:p text:style-name="P4">
Videos: []</text:p>
      <text:p text:style-name="P4">
Images: []</text:p>
      <text:p text:style-name="P4">
Categories: ['美国', '经济·金融·贸易', '中国', '科技']</text:p>
      <text:p text:style-name="P4">
Type: None</text:p>
      <!--METADATA-->
      <text:p text:style-name="P4">
NoneNone</text:p>
      <text:p text:style-name="P4">
Source: <text:a xlink:type="simple" xlink:href="https://www.voachinese.com/a/reuters-witness-elon-musk-s-private-jet-has-landed-in-beijing-20230530/7115095.html" text:style-name="Internet_20_link" text:visited-style-name="Visited_20_Internet_20_Link">
https://www.voachinese.com/a/reuters-witness-elon-musk-s-private-jet-has-landed-in-beijing-20230530/7115095.html</text:a>
</text:p>
      <!--NEWS-->
      <text:h text:style-name="P10" text:outline-level="1">
<text:span text:style-name="T4">
欧洲议会将就匈牙利担任欧盟主席国提出质疑</text:span>
</text:h>
      <text:p text:style-name="P4">
Author: 联合早报 (Person)</text:p>
      <text:p text:style-name="P4">
Publisher: 联合早报 (Organization)</text:p>
      <text:p text:style-name="P4">
Published Time: 2023-05-30T23:30</text:p>
      <text:p text:style-name="P4">
Modified Time: 2023-05-30T23:30</text:p>
      <text:p text:style-name="P4">
Description: 一份议会决议草案显示，欧洲议会质疑匈牙利2024年担任欧盟轮值主席国的能力。路透社报道，这份将于星期四（6月1日）通过的决议草案说：“匈牙利不遵守欧盟法律和《欧盟条约》第二条所规定...</text:p>
      <text:p text:style-name="P4">
Videos: []</text:p>
      <text:p text:style-name="P4">
Audios: []</text:p>
      <text:p text:style-name="P4">
Images: []</text:p>
      <text:p text:style-name="P4">
Type: NewsArticle</text:p>
      <text:p text:style-name="P4">
Breadcrumbs: ['即时', '国际']</text:p>
      <text:p text:style-name="P4">
Keywords: ['匈牙利', '欧盟']</text:p>
      <!--METADATA-->
      <text:p text:style-name="P4">
一份议会决议草案显示，欧洲议会质疑匈牙利2024年担任欧盟轮值主席国的能力。</text:p>
      <text:p text:style-name="P4">
路透社报道，这份将于星期四（6月1日）通过的决议草案说：“匈牙利不遵守欧盟法律和《欧盟条约》第二条所规定的价值观以及真诚合作的原则，议会质疑匈牙利如何能够在2024年可靠地完成这项任务。”</text:p>
      <text:p text:style-name="P4">
担任欧盟主席的国家须负责和主持欧盟政府部长与筹备机构的会议，并在与其他欧盟机构和国际组织的关系中代表欧盟政府。欧盟主席国负责推动欧盟立法工作，充当诚实和中立的中间人；欧洲议会认为，由于匈牙利与欧盟的诸多冲突，它无法满足这一条件。</text:p>
      <text:p text:style-name="P4">
根据欧盟各国政府在2016年商定的轮值表，匈牙利将在2024年7月至12月期间担任欧盟主席。虽然这份轮值表以前曾因新国家的加入而做出更动，但从未因一个国家的法治问题而改变轮值表。</text:p>
      <text:p text:style-name="P4">
匈牙利长期以来在多个问题上与欧盟存在分歧，如法治、高层贪污、缺乏司法独立；侵犯学术自由、同性恋、双性恋、跨性别者和酷儿（LGBTQ）的权利。出于担忧，欧盟冻结了匈牙利数十亿欧元的资金。匈牙利政府多年来一直针对这些课题与欧盟进行谈判，但进展不大。</text:p>
      <text:p text:style-name="P4">
是否更动欧盟主席国的轮值表、推迟或取消匈牙利的主席国资格，取决于欧盟其他国家政府的决定。</text:p>
      <text:p text:style-name="P4">
Source: <text:a xlink:type="simple" xlink:href="https://www.zaobao.com.sg/realtime/world/story20230530-1399793" text:style-name="Internet_20_link" text:visited-style-name="Visited_20_Internet_20_Link">
https://www.zaobao.com.sg/realtime/world/story20230530-1399793</text:a>
</text:p>
      <!--NEWS-->
      <text:h text:style-name="P10" text:outline-level="1">
<text:span text:style-name="T4">
习近平称“人民幸福是最大的人权” 反映了西藏真实情况或是政治谎言？</text:span>
</text:h>
      <text:p text:style-name="P4">
Author: chinese@voanews.com (林柏宏)</text:p>
      <text:p text:style-name="P4">
Publisher: 美国之音中文网 (Type: NewsMediaOrganization)</text:p>
      <text:p text:style-name="P4">
Published Time: 2023-05-30T23:46:50+08:00</text:p>
      <text:p text:style-name="P4">
Modified Time: 2023-05-30 15:53:24Z</text:p>
      <text:p text:style-name="P4">
Description: 中国西藏发展论坛上周在北京举办，中国国家主席习近平透过信件罕见对西藏做出评论。观察人士分析，习近平此举是在回应七国集团(G7)对西藏人权的关切，但藏人并未因经济发展而受益，当地制度性腐败也仍未根除，近期入藏审查更加严格也显示，中共对西藏的维稳力道正进一步收紧。</text:p>
      <text:p text:style-name="P4">
Videos: []</text:p>
      <text:p text:style-name="P4">
Images: []</text:p>
      <text:p text:style-name="P4">
Categories: ['新疆西藏问题', '人权', '中国']</text:p>
      <text:p text:style-name="P4">
Type: None</text:p>
      <!--METADATA-->
      <text:p text:style-name="P4">
NoneNone</text:p>
      <text:p text:style-name="P4">
Source: <text:a xlink:type="simple" xlink:href="https://www.voachinese.com/a/chinas-xi-calls-for-new-socialist-tibet/7115162.html" text:style-name="Internet_20_link" text:visited-style-name="Visited_20_Internet_20_Link">
https://www.voachinese.com/a/chinas-xi-calls-for-new-socialist-tibet/7115162.html</text:a>
</text:p>
      <!--NEWS-->
      <text:h text:style-name="P10" text:outline-level="1">
<text:span text:style-name="T4">
美欧高官在瑞典开会，应对中国挑战仍然是重点议题</text:span>
</text:h>
      <text:p text:style-name="P4">
Author: chinese@voanews.com (松仁)</text:p>
      <text:p text:style-name="P4">
Publisher: 美国之音中文网 (Type: NewsMediaOrganization)</text:p>
      <text:p text:style-name="P4">
Published Time: 2023-05-30T23:47:25+08:00</text:p>
      <text:p text:style-name="P4">
Modified Time: 2023-05-30 15:47:25Z</text:p>
      <text:p text:style-name="P4">
Description: 美国与欧盟高级官员从星期二（5月30日）起在瑞典举行为期两天的会议，讨论双方如何协调应对中国构成的挑战、如何在人工智能及其他未来型新技术上进行合作、以及如何解决双边贸易纠纷等问题。</text:p>
      <text:p text:style-name="P4">
Videos: []</text:p>
      <text:p text:style-name="P4">
Images: []</text:p>
      <text:p text:style-name="P4">
Categories: ['全球议题', '经济·金融·贸易']</text:p>
      <text:p text:style-name="P4">
Type: None</text:p>
      <!--METADATA-->
      <text:p text:style-name="P4">
NoneNone</text:p>
      <text:p text:style-name="P4">
Source: <text:a xlink:type="simple" xlink:href="https://www.voachinese.com/a/eu-us-to-weigh-china-ai-trade-strains-at-high-level-sweden-talks-053023/7115416.html" text:style-name="Internet_20_link" text:visited-style-name="Visited_20_Internet_20_Link">
https://www.voachinese.com/a/eu-us-to-weigh-china-ai-trade-strains-at-high-level-sweden-talks-053023/7115416.html</text:a>
</text:p>
      <!--NEWS-->
      <text:h text:style-name="P10" text:outline-level="1">
<text:span text:style-name="T4">
专家警告：人工智慧可能威胁人类存亡</text:span>
</text:h>
      <text:p text:style-name="P4">
Publisher: 法新社</text:p>
      <text:p text:style-name="P4">
Published Time: 2023-05-30T5:32:09+00:00</text:p>
      <text:p text:style-name="P4">
Modified Time: 2023-05-30T14:20:08+00:00</text:p>
      <text:p text:style-name="P4">
Description: （法新社巴黎30日电） 一群业界高管和专家今天警告，全球领导人应致力降低人工智慧（AI）技术所带来的「人类灭绝」风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3.617581in" draw:z-index="0">
<draw:image xlink:href="../Images/rficn/2023-05-30T5-32-09-00-00/000000.png" xlink:type="simple" xlink:show="embed" xlink:actuate="onLoad" draw:mime-type="image/png"/>
</draw:frame>
</text:p>
      <text:p text:style-name="P4">
法新社报导，包括阿特曼（SamAltman）在内的数十位专家连署了一份简短声明。声明称，应对AI带来的人类灭绝风险，应是「与应对疫情和核战同层级的全球优先要务」。阿特曼的公司OpenAI研发了ChatGPT聊天机器人。ChatGPT可以依据简短指令编写文章、诗歌和对话，因此在去年底一炮而红。这个程式的巨大成功也吸引了AI领域数十亿美元的投资，但批评者和业界人士都发出了警告。</text:p>
      <text:p text:style-name="P4">
常见的担忧包括聊天机器人可能导致假消息充斥网路、带有偏见的演算法可能产出种族主义内容，AI驱动的自动化也可能摧毁整个产业等。公布在非营利组织「人工智慧安全中心」（Center for AI Safety， CAIS）网页的这份最新声明并未详细说明AI可能带来的潜在生存威胁。</text:p>
      <text:p text:style-name="P4">
CAIS表示，这份「言简意赅的声明」旨在开启针对AI技术风险的讨论。</text:p>
      <text:p text:style-name="P4">
声明的数名签署人，包括被称为「人工智慧教父」的辛顿（Geoffrey Hinton），过去也曾提出类似警告。。</text:p>
      <text:p text:style-name="P4">
他们最大的担忧是所谓「通用人工智慧」（Artificial General Intelligence，AGI）的崛起，也就是具备人类认知能力的人工智慧。</text:p>
      <text:p text:style-name="P4">
他们害怕人类将失去对这些超智慧机器的掌控权。专家曾警告，这可能对物种和地球造成灾难性后果。</text:p>
      <text:p text:style-name="P4">
声明的连署人也包括来自AI领先企业谷歌（Google）和微软（Microsoft）的专家。</text:p>
      <text:p text:style-name="P4">
早在2个月前，亿万富豪马斯克（Elon Musk）和其他数百名专家也曾发表一封公开信，呼吁在确定安全无虞之前，暂缓AI研发工作。</text:p>
      <text:p text:style-name="P4">
然而，马斯克的信引来广泛批评。有人认为，信中关于社会和文明崩溃的警告太过夸大。</text:p>
      <text:p text:style-name="P4">
Source: <text:a xlink:type="simple" xlink:href="https://www.rfi.fr/cn/%E5%9B%BD%E9%99%85%E6%8A%A5%E9%81%93/20230530-%E4%B8%93%E5%AE%B6%E8%AD%A6%E5%91%8A-%E4%BA%BA%E5%B7%A5%E6%99%BA%E6%85%A7%E5%8F%AF%E8%83%BD%E5%A8%81%E8%83%81%E4%BA%BA%E7%B1%BB%E5%AD%98%E4%BA%A1" text:style-name="Internet_20_link" text:visited-style-name="Visited_20_Internet_20_Link">
https://www.rfi.fr/cn/%E5%9B%BD%E9%99%85%E6%8A%A5%E9%81%93/20230530-%E4%B8%93%E5%AE%B6%E8%AD%A6%E5%91%8A-%E4%BA%BA%E5%B7%A5%E6%99%BA%E6%85%A7%E5%8F%AF%E8%83%BD%E5%A8%81%E8%83%81%E4%BA%BA%E7%B1%BB%E5%AD%98%E4%BA%A1</text:a>
</text:p>
      <!--NEWS-->
      <text:h text:style-name="P10" text:outline-level="1">
<text:span text:style-name="T4">
世界黄金协会：地缘政治担忧加剧促使央行增持黄金储备 (Free Version)</text:span>
</text:h>
      <text:p text:style-name="P4">
Author: Yusuf Khan</text:p>
      <text:p text:style-name="P4">
Publisher: 华尔街日报中文网</text:p>
      <text:p text:style-name="P4">
Published Time: 2023-05-30T6:50:00.000Z</text:p>
      <text:p text:style-name="P4">
Modified Time: 2023-05-30T09:50:00.000Z</text:p>
      <text:p text:style-name="P4">
Created Time: 2023-05-30T08:42:00.000Z</text:p>
      <text:p text:style-name="P4">
Description: 在地缘政治担忧、利率担忧和通胀压力上升的刺激下，近四分之一的受访央行打算在今年增加黄金储备。</text:p>
      <text:p text:style-name="P4">
Images: []</text:p>
      <text:p text:style-name="P4">
Categories: ['金融市场']</text:p>
      <text:p text:style-name="P4">
Keywords: SYND</text:p>
      <text:p text:style-name="P4">
Type: Article</text:p>
      <!--METADATA-->
      <text:p text:style-name="P4">
在地缘政治担忧、利率担忧和通胀压力上升的刺激下，近四分之一的受访央行打算在今年增加黄金储备。</text:p>
      <text:p text:style-name="P4">
Source: <text:a xlink:type="simple" xlink:href="https://cn.wsj.com/articles/%E4%B8%96%E7%95%8C%E9%BB%84%E9%87%91%E5%8D%8F%E4%BC%9A-%E5%9C%B0%E7%BC%98%E6%94%BF%E6%B2%BB%E6%8B%85%E5%BF%A7%E5%8A%A0%E5%89%A7%E4%BF%83%E4%BD%BF%E5%A4%AE%E8%A1%8C%E5%A2%9E%E6%8C%81%E9%BB%84%E9%87%91%E5%82%A8%E5%A4%87-8638c9b3" text:style-name="Internet_20_link" text:visited-style-name="Visited_20_Internet_20_Link">
https://cn.wsj.com/articles/%E4%B8%96%E7%95%8C%E9%BB%84%E9%87%91%E5%8D%8F%E4%BC%9A-%E5%9C%B0%E7%BC%98%E6%94%BF%E6%B2%BB%E6%8B%85%E5%BF%A7%E5%8A%A0%E5%89%A7%E4%BF%83%E4%BD%BF%E5%A4%AE%E8%A1%8C%E5%A2%9E%E6%8C%81%E9%BB%84%E9%87%91%E5%82%A8%E5%A4%87-8638c9b3</text:a>
</text:p>
      <!--NEWS-->
      <text:h text:style-name="P10" text:outline-level="1">
<text:span text:style-name="T4">
俄军昼夜不停空袭基辅 乌官员称敌人改变战术</text:span>
</text:h>
      <text:p text:style-name="P4">
Publisher: 法新社</text:p>
      <text:p text:style-name="P4">
Published Time: 2023-05-30T7:32:09+00:00</text:p>
      <text:p text:style-name="P4">
Modified Time: 2023-05-30T14:20:05+00:00</text:p>
      <text:p text:style-name="P4">
Description: （法新社基辅30日电） 乌克兰首都基辅频遭夜袭后，俄罗斯军方昨天罕见在白天朝基辅发射多枚飞弹，居民仓皇避难。俄军晚间又出动31架无人机袭击基辅，被击落29架。乌克兰官员称敌人已改变战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1" text:anchor-type="as-char" svg:width="6.9236in" svg:height="3.617581in" draw:z-index="0">
<draw:image xlink:href="../Images/rficn/2023-05-30T7-32-09-00-00/000000.png" xlink:type="simple" xlink:show="embed" xlink:actuate="onLoad" draw:mime-type="image/png"/>
</draw:frame>
</text:p>
      <text:p text:style-name="P4">
昨天上午11时10分左右，空袭警报响起几分钟后，法新社记者在基辅听见至少10次爆炸声。当局之后表示，乌克兰防空系统击落俄方射向基辅州的所有飞弹，有1人受伤住院。</text:p>
      <text:p text:style-name="P4">
乌克兰武装部队总司令扎卢兹尼（ValeryZaluzhny）表示，「共计11枚伊斯坎德-M（Iskander-M）和伊斯坎德－K飞弹从北面发射」，「防空系统摧毁所有目标」。</text:p>
      <text:p text:style-name="P4">
基辅市军政机关负责人波普科（SergiyPopko）表示，这次攻击「显示敌人改变战术，在长时间只发动夜间攻击之后，敌人趁着多数居民工作和出外的白天，袭击和平的城市」。</text:p>
      <text:p text:style-name="P4">
乌克兰总统泽伦斯基（VolodymyrZelenskyy）上传一段影片，画面中有一个小孩在爆炸声中奔向避难处。他说：「乌克兰的孩子，每次空袭警报响起（都是这样）。这就是一个普通工作日的景象。」</text:p>
      <text:p text:style-name="P4">
乌克兰第一夫人欧伦娜・泽伦斯基（OlenaZelenska）转发这段影片时表示：「烽火不眠夜后的上午，再度感到焦虑，孩子们在爆炸声中尖叫奔向避难处。但不应该是这样的。」</text:p>
      <text:p text:style-name="P4">
今天乌克兰当局又表示，俄军24小时内第3度攻击基辅，乌军击落31架无人机当中的29架，主要是在基辅和基辅州上空击落。</text:p>
      <text:p text:style-name="P4">
乌克兰军方在社群媒体上表示，「晚间11时30分至上午4时30分之间，俄罗斯占领部队攻击乌克兰」，他们出动31架见证者（Shahed）136型和131型无人机，其中29架被击落，位置「几乎都是在首都附近和基辅空域」。</text:p>
      <text:p text:style-name="P4">
伊朗制见证者无人机的价格约是一枚飞弹的20分之1，俄罗斯购入了数百架，成为一种多少能够打击基辅的划算作法。过去1年来，基辅多数时候未受俄军入侵影响。</text:p>
      <text:p text:style-name="P4">
Source: <text:a xlink:type="simple" xlink:href="https://www.rfi.fr/cn/%E5%9B%BD%E9%99%85%E6%8A%A5%E9%81%93/20230530-%E4%BF%84%E5%86%9B%E6%98%BC%E5%A4%9C%E4%B8%8D%E5%81%9C%E7%A9%BA%E8%A2%AD%E5%9F%BA%E8%BE%85-%E4%B9%8C%E5%AE%98%E5%91%98%E7%A7%B0%E6%95%8C%E4%BA%BA%E6%94%B9%E5%8F%98%E6%88%98%E6%9C%AF" text:style-name="Internet_20_link" text:visited-style-name="Visited_20_Internet_20_Link">
https://www.rfi.fr/cn/%E5%9B%BD%E9%99%85%E6%8A%A5%E9%81%93/20230530-%E4%BF%84%E5%86%9B%E6%98%BC%E5%A4%9C%E4%B8%8D%E5%81%9C%E7%A9%BA%E8%A2%AD%E5%9F%BA%E8%BE%85-%E4%B9%8C%E5%AE%98%E5%91%98%E7%A7%B0%E6%95%8C%E4%BA%BA%E6%94%B9%E5%8F%98%E6%88%98%E6%9C%AF</text:a>
</text:p>
      <!--NEWS-->
      <text:h text:style-name="P10" text:outline-level="1">
<text:span text:style-name="T4">
美国制裁参与销售非法药品生产设备的13个中国实体与个人</text:span>
</text:h>
      <text:p text:style-name="P4">
Author: chinese@voanews.com (莉雅)</text:p>
      <text:p text:style-name="P4">
Publisher: 美国之音中文网 (Type: NewsMediaOrganization)</text:p>
      <text:p text:style-name="P4">
Published Time: 2023-05-31T00:36:01+08:00</text:p>
      <text:p text:style-name="P4">
Modified Time: 2023-05-30 16:36:26Z</text:p>
      <text:p text:style-name="P4">
Description: 美国财政部5月30日宣布制裁17个参在国际上销售生产非法药品的设备的个人和实体，其中包括中国的七家实体和六名个人，一家墨西哥实体和三名个人。美国国务卿布林肯发表声明说，这是拜登政府通过破坏全球非法芬太尼供应链来拯救生命的全政府行动的一部分。他也表示，这些行动针对的是从事非法活动的个人与实体，而不是特定国家。</text:p>
      <text:p text:style-name="P4">
Videos: []</text:p>
      <text:p text:style-name="P4">
Images: []</text:p>
      <text:p text:style-name="P4">
Categories: ['美国', '美中关系', '阿片危机']</text:p>
      <text:p text:style-name="P4">
Type: None</text:p>
      <!--METADATA-->
      <text:p text:style-name="P4">
NoneNone</text:p>
      <text:p text:style-name="P4">
Source: <text:a xlink:type="simple" xlink:href="https://www.voachinese.com/a/us-china-fentanyl-sanctions-20230530/7115497.html" text:style-name="Internet_20_link" text:visited-style-name="Visited_20_Internet_20_Link">
https://www.voachinese.com/a/us-china-fentanyl-sanctions-20230530/7115497.html</text:a>
</text:p>
      <!--NEWS-->
      <text:h text:style-name="P10" text:outline-level="1">
<text:span text:style-name="T4">
中国前疾控中心主任高福承认：不能排除新冠病毒源自实验室</text:span>
</text:h>
      <text:p text:style-name="P4">
Author: chinese@voanews.com (美国之音)</text:p>
      <text:p text:style-name="P4">
Publisher: 美国之音中文网 (Type: NewsMediaOrganization)</text:p>
      <text:p text:style-name="P4">
Published Time: 2023-05-31T01:02:47+08:00</text:p>
      <text:p text:style-name="P4">
Modified Time: 2023-05-30 17:02:47Z</text:p>
      <text:p text:style-name="P4">
Description: 在源于中国武汉新冠病毒疫情肆虐全球三年后，有关病毒起源至今仍是个谜。全球知名病毒学家和免疫学家、前中国疾控中心主任高福在接受英国广播公司BBC采访时表示，新冠病毒从实验室泄露是有可能的。</text:p>
      <text:p text:style-name="P4">
Videos: []</text:p>
      <text:p text:style-name="P4">
Images: []</text:p>
      <text:p text:style-name="P4">
Categories: ['新冠疫情', '中国']</text:p>
      <text:p text:style-name="P4">
Type: None</text:p>
      <!--METADATA-->
      <text:p text:style-name="P4">
NoneNone</text:p>
      <text:p text:style-name="P4">
Source: <text:a xlink:type="simple" xlink:href="https://www.voachinese.com/a/covid-might-have-come-from-a-lab-leak-says-china-s-former-top-scientist-20230530/7115171.html" text:style-name="Internet_20_link" text:visited-style-name="Visited_20_Internet_20_Link">
https://www.voachinese.com/a/covid-might-have-come-from-a-lab-leak-says-china-s-former-top-scientist-20230530/7115171.html</text:a>
</text:p>
      <!--NEWS-->
      <text:h text:style-name="P10" text:outline-level="1">
<text:span text:style-name="T4">
英伟达CEO黄仁勋：不能低估中国在芯片行业追赶的能力</text:span>
</text:h>
      <text:p text:style-name="P4">
Author: chinese@voanews.com (松仁)</text:p>
      <text:p text:style-name="P4">
Publisher: 美国之音中文网 (Type: NewsMediaOrganization)</text:p>
      <text:p text:style-name="P4">
Published Time: 2023-05-31T01:35:23+08:00</text:p>
      <text:p text:style-name="P4">
Modified Time: 2023-05-30 17:35:23Z</text:p>
      <text:p text:style-name="P4">
Description: 美国知名芯片公司英伟达（台湾称辉达）（NVIDIA）的创办人兼首席执行官黄仁勋星期二（5月30日）表示，面对美中关系日益紧张，中国一定会作出应对，全力发展自己的芯片产业，而芯片行业的企业如果想保持强劲的竞争力，就必须继续努力。</text:p>
      <text:p text:style-name="P4">
Videos: []</text:p>
      <text:p text:style-name="P4">
Images: []</text:p>
      <text:p text:style-name="P4">
Categories: ['中国', '经济·金融·贸易', '科技', '台湾']</text:p>
      <text:p text:style-name="P4">
Type: None</text:p>
      <!--METADATA-->
      <text:p text:style-name="P4">
NoneNone</text:p>
      <text:p text:style-name="P4">
Source: <text:a xlink:type="simple" xlink:href="https://www.voachinese.com/a/nvidia-ceo-says-don-t-underrate-china-s-ability-to-catch-up-in-chips-20230530/7115604.html" text:style-name="Internet_20_link" text:visited-style-name="Visited_20_Internet_20_Link">
https://www.voachinese.com/a/nvidia-ceo-says-don-t-underrate-china-s-ability-to-catch-up-in-chips-20230530/7115604.html</text:a>
</text:p>
      <!--NEWS-->
      <text:h text:style-name="P10" text:outline-level="1">
<text:span text:style-name="T4">
美国将再向乌克兰提供3亿美元新军援</text:span>
</text:h>
      <text:p text:style-name="P4">
Author: chinese@voanews.com (巴布)</text:p>
      <text:p text:style-name="P4">
Publisher: 美国之音中文网 (Type: NewsMediaOrganization)</text:p>
      <text:p text:style-name="P4">
Published Time: 2023-05-31T03:28:08+08:00</text:p>
      <text:p text:style-name="P4">
Modified Time: 2023-05-30 19:28:08Z</text:p>
      <text:p text:style-name="P4">
Description: 国防官员对美国之音说，美国将再向乌克兰提供3亿美元的新军援，预计这批援助方案将包括乌克兰的爱国者导弹防御系统所使用的弹药。</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providing-300-million-in-more-aid-for-ukraine-20230530/7115806.html" text:style-name="Internet_20_link" text:visited-style-name="Visited_20_Internet_20_Link">
https://www.voachinese.com/a/us-providing-300-million-in-more-aid-for-ukraine-20230530/7115806.html</text:a>
</text:p>
      <!--NEWS-->
      <text:h text:style-name="P10" text:outline-level="1">
<text:span text:style-name="T4">
美国议员们考虑债务上限协议</text:span>
</text:h>
      <text:p text:style-name="P4">
Author: chinese@voanews.com (布雷德迈尔)</text:p>
      <text:p text:style-name="P4">
Publisher: 美国之音中文网 (Type: NewsMediaOrganization)</text:p>
      <text:p text:style-name="P4">
Published Time: 2023-05-31T03:46:39+08:00</text:p>
      <text:p text:style-name="P4">
Modified Time: 2023-05-30 19:46:39Z</text:p>
      <text:p text:style-name="P4">
Description: 美国众院议员们星期二开始考虑议案，在2025年初前停止政府31.4万亿美元的债务上限，让他可以借更多的钱继续支付国家的账单。</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lawmakers-consider-debt-ceiling-deal-20230530/7115822.html" text:style-name="Internet_20_link" text:visited-style-name="Visited_20_Internet_20_Link">
https://www.voachinese.com/a/lawmakers-consider-debt-ceiling-deal-20230530/7115822.html</text:a>
</text:p>
      <!--NEWS-->
      <text:h text:style-name="P10" text:outline-level="1">
<text:span text:style-name="T4">
美印太司令部公布视频：中国战斗机以“不专业”方式在南中国海上空拦截美国军机</text:span>
</text:h>
      <text:p text:style-name="P4">
Author: chinese@voanews.com (美国之音)</text:p>
      <text:p text:style-name="P4">
Publisher: 美国之音中文网 (Type: NewsMediaOrganization)</text:p>
      <text:p text:style-name="P4">
Published Time: 2023-05-31T05:01:03+08:00</text:p>
      <text:p text:style-name="P4">
Modified Time: 2023-05-30 22:06:48Z</text:p>
      <text:p text:style-name="P4">
Description: 美国印太司令部周二(5月30日)发表声明说，一架中国战斗机上周五(5月26日)在南中国海上空以“不专业”的方式拦截一架美国侦察机。</text:p>
      <text:p text:style-name="P4">
Videos: []</text:p>
      <text:p text:style-name="P4">
Images: []</text:p>
      <text:p text:style-name="P4">
Categories: ['美中关系', '亚太', '中国', '军事', '南中国海争端', '编辑推荐']</text:p>
      <text:p text:style-name="P4">
Type: None</text:p>
      <!--METADATA-->
      <text:p text:style-name="P4">
NoneNone</text:p>
      <text:p text:style-name="P4">
Source: <text:a xlink:type="simple" xlink:href="https://www.voachinese.com/a/usindopacom-statement-on-unprofessional-intercept-of-u-s-aircraft-over-south-china-sea-20230530/7115939.html" text:style-name="Internet_20_link" text:visited-style-name="Visited_20_Internet_20_Link">
https://www.voachinese.com/a/usindopacom-statement-on-unprofessional-intercept-of-u-s-aircraft-over-south-china-sea-20230530/7115939.html</text:a>
</text:p>
      <!--NEWS-->
      <text:h text:style-name="P10" text:outline-level="1">
<text:span text:style-name="T4">
俄罗斯指责乌克兰向莫斯科发动无人机袭击</text:span>
</text:h>
      <text:p text:style-name="P4">
Author: chinese@voanews.com (美国之音)</text:p>
      <text:p text:style-name="P4">
Publisher: 美国之音中文网 (Type: NewsMediaOrganization)</text:p>
      <text:p text:style-name="P4">
Published Time: 2023-05-31T05:30:36+08:00</text:p>
      <text:p text:style-name="P4">
Modified Time: 2023-05-30 21:30:36Z</text:p>
      <text:p text:style-name="P4">
Description: 俄罗斯周二(5月30日)指责乌克兰对莫斯科发动无人机袭击，与此同时，俄罗斯军队对乌克兰首都基辅进行了本月第17次空袭。</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blames-ukraine-for-moscow-drone-attack-20230530/7115880.html" text:style-name="Internet_20_link" text:visited-style-name="Visited_20_Internet_20_Link">
https://www.voachinese.com/a/russia-blames-ukraine-for-moscow-drone-attack-20230530/7115880.html</text:a>
</text:p>
      <!--NEWS-->
      <text:h text:style-name="P10" text:outline-level="1">
<text:span text:style-name="T4">
卡特中心：前第一夫人罗莎琳·卡特患上失智症</text:span>
</text:h>
      <text:p text:style-name="P4">
Author: chinese@voanews.com (美国之音)</text:p>
      <text:p text:style-name="P4">
Publisher: 美国之音中文网 (Type: NewsMediaOrganization)</text:p>
      <text:p text:style-name="P4">
Published Time: 2023-05-31T05:43:27+08:00</text:p>
      <text:p text:style-name="P4">
Modified Time: 2023-05-30 21:43:27Z</text:p>
      <text:p text:style-name="P4">
Description: 前美国第一夫人罗莎琳·卡特的家人宣布，她患有失智症，目前留在家中。</text:p>
      <text:p text:style-name="P4">
Videos: []</text:p>
      <text:p text:style-name="P4">
Images: []</text:p>
      <text:p text:style-name="P4">
Categories: ['美国', '健康']</text:p>
      <text:p text:style-name="P4">
Type: None</text:p>
      <!--METADATA-->
      <text:p text:style-name="P4">
NoneNone</text:p>
      <text:p text:style-name="P4">
Source: <text:a xlink:type="simple" xlink:href="https://www.voachinese.com/a/former-first-lady-rosalynn-carter-has-dementia-the-carter-center-says-20230530/7115920.html" text:style-name="Internet_20_link" text:visited-style-name="Visited_20_Internet_20_Link">
https://www.voachinese.com/a/former-first-lady-rosalynn-carter-has-dementia-the-carter-center-says-20230530/711592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